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38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PID" table:style-name="ta1">
        <table:shapes>
          <draw:frame draw:z-index="0" draw:style-name="gr1" draw:text-style-name="P1" svg:width="453.51pt" svg:height="255.09pt" svg:x="1318.76pt" svg:y="314.25pt">
            <loext:p draw:notify-on-update-of-ranges="PID.B4:PID.B54 PID.C3:PID.C3 PID.C4:PID.C54 PID.B4:PID.B54 PID.D3:PID.D3 PID.D4:PID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3.14pt" svg:height="401.56pt" svg:x="522.2pt" svg:y="288.79pt">
            <loext:p draw:notify-on-update-of-ranges="PID.B4:PID.B54 PID.D3:PID.D3 PID.D4:PID.D54 PID.P3:PID.P3 PID.P4:PID.P54 PID.B4:PID.B54" text:style-name="P2">pp</loext:p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number-columns-repeated="11"/>
          <table:table-cell office:value-type="string" calcext:value-type="string">
            <text:p>R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: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I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:</text:p>
          </table:table-cell>
          <table:table-cell office:value-type="float" office:value="-0.41" calcext:value-type="float">
            <text:p>-0.41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Predict</text:p>
          </table:table-cell>
          <table:covered-table-cell/>
          <table:table-cell table:style-name="ce2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t (se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Current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_Out</text:p>
          </table:table-cell>
          <table:table-cell office:value-type="string" calcext:value-type="string">
            <text:p>int error</text:p>
          </table:table-cell>
          <table:table-cell office:value-type="string" calcext:value-type="string">
            <text:p>I_Out</text:p>
          </table:table-cell>
          <table:table-cell office:value-type="string" calcext:value-type="string">
            <text:p>d error</text:p>
          </table:table-cell>
          <table:table-cell office:value-type="string" calcext:value-type="string">
            <text:p>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elta o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Sum: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5" calcext:value-type="float">
            <text:p>5</text:p>
          </table:table-cell>
          <table:table-cell table:formula="of:=[.$C$2]*[.E4]" office:value-type="float" office:value="455" calcext:value-type="float">
            <text:p>455</text:p>
          </table:table-cell>
          <table:table-cell table:formula="of:=[.E4]*[.A4]" office:value-type="float" office:value="0.1" calcext:value-type="float">
            <text:p>0.1</text:p>
          </table:table-cell>
          <table:table-cell table:formula="of:=[.$E$2]*[.G4]" office:value-type="float" office:value="20" calcext:value-type="float">
            <text:p>20</text:p>
          </table:table-cell>
          <table:table-cell table:formula="of:=([.E4]-0)/[.A4]" office:value-type="float" office:value="250" calcext:value-type="float">
            <text:p>250</text:p>
          </table:table-cell>
          <table:table-cell table:formula="of:=[.$G$2]*[.I4]" office:value-type="float" office:value="-102.5" calcext:value-type="float">
            <text:p>-102.5</text:p>
          </table:table-cell>
          <table:table-cell table:formula="of:=[.F4]+[.H4]+[.J4]" office:value-type="float" office:value="372.5" calcext:value-type="float">
            <text:p>372.5000000000000000000</text:p>
          </table:table-cell>
          <table:table-cell table:formula="of:=([.K4]-0)/[.A4]" office:value-type="float" office:value="18625" calcext:value-type="float">
            <text:p>186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]/([.N4]+[.$M$1])" office:value-type="float" office:value="0.5" calcext:value-type="float">
            <text:p>0.5</text:p>
          </table:table-cell>
          <table:table-cell table:formula="of:=([.K4]*[.A4])" office:value-type="float" office:value="7.45" calcext:value-type="float">
            <text:p>7.45</text:p>
          </table:table-cell>
          <table:table-cell table:formula="of:=(1-[.O4])*[.N4]" office:value-type="float" office:value="0.5" calcext:value-type="float">
            <text:p>0.5</text:p>
          </table:table-cell>
          <table:table-cell table:formula="of:=[.D5]-[.P4]" office:value-type="float" office:value="3.725" calcext:value-type="float">
            <text:p>3.725</text:p>
          </table:table-cell>
          <table:table-cell table:formula="of:=SUM([.R4:.R53])/COUNT([.R4:.R53])" office:value-type="float" office:value="0.0107859556858003" calcext:value-type="float">
            <text:p>0.010785955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]+[.A5]"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[.D4]*0.8+([.K4]*0.03)" office:value-type="float" office:value="11.175" calcext:value-type="float">
            <text:p>11.175</text:p>
          </table:table-cell>
          <table:table-cell table:formula="of:=[.C5]-[.D5]" office:value-type="float" office:value="-6.175" calcext:value-type="float">
            <text:p>-6.175</text:p>
          </table:table-cell>
          <table:table-cell table:formula="of:=[.$C$2]*[.E5]" office:value-type="float" office:value="-561.925" calcext:value-type="float">
            <text:p>-561.925</text:p>
          </table:table-cell>
          <table:table-cell table:formula="of:=[.G4]+([.E5]*[.A5])" office:value-type="float" office:value="-0.0235" calcext:value-type="float">
            <text:p>-0.0235</text:p>
          </table:table-cell>
          <table:table-cell table:formula="of:=[.$E$2]*[.G5]" office:value-type="float" office:value="-4.7" calcext:value-type="float">
            <text:p>-4.7</text:p>
          </table:table-cell>
          <table:table-cell table:formula="of:=([.E5]-[.E4])/[.A5]" office:value-type="float" office:value="-558.75" calcext:value-type="float">
            <text:p>-558.75</text:p>
          </table:table-cell>
          <table:table-cell table:formula="of:=[.$G$2]*[.I5]" office:value-type="float" office:value="229.0875" calcext:value-type="float">
            <text:p>229.0875</text:p>
          </table:table-cell>
          <table:table-cell table:formula="of:=[.F5]+[.H5]+[.J5]" office:value-type="float" office:value="-337.5375" calcext:value-type="float">
            <text:p>-337.5375000000000000000</text:p>
          </table:table-cell>
          <table:table-cell table:formula="of:=([.K5]-[.K4])/[.A5]" office:value-type="float" office:value="-35501.875" calcext:value-type="float">
            <text:p>-35501.875</text:p>
          </table:table-cell>
          <table:table-cell table:formula="of:=[.$Q$1]*[.P4]" office:value-type="float" office:value="6.1835" calcext:value-type="float">
            <text:p>6.1835</text:p>
          </table:table-cell>
          <table:table-cell table:formula="of:=([.$Q$1]*[.Q4]*[.$Q$1])+[.$O$1]" office:value-type="float" office:value="1.34445" calcext:value-type="float">
            <text:p>1.34445</text:p>
          </table:table-cell>
          <table:table-cell table:formula="of:=[.N5]/([.N5]+[.$M$1])" office:value-type="float" office:value="0.573460726396383" calcext:value-type="float">
            <text:p>0.5734607264</text:p>
          </table:table-cell>
          <table:table-cell table:formula="of:=[.M5]+[.O5]*((([.K5]*[.A5])+[.D5])-[.M5])" office:value-type="float" office:value="5.17463921708716" calcext:value-type="float">
            <text:p>5.1746392171</text:p>
          </table:table-cell>
          <table:table-cell table:formula="of:=(1-[.O5])*[.N5]" office:value-type="float" office:value="0.573460726396383" calcext:value-type="float">
            <text:p>0.5734607264</text:p>
          </table:table-cell>
          <table:table-cell table:formula="of:=[.D6]-[.P5]" office:value-type="float" office:value="-6.36076421708716" calcext:value-type="float">
            <text:p>-6.360764217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]+[.A6]"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formula="of:=[.D5]*0.8+([.K5]*0.03)" office:value-type="float" office:value="-1.186125" calcext:value-type="float">
            <text:p>-1.186125</text:p>
          </table:table-cell>
          <table:table-cell table:formula="of:=[.C6]-[.D6]" office:value-type="float" office:value="6.186125" calcext:value-type="float">
            <text:p>6.186125</text:p>
          </table:table-cell>
          <table:table-cell table:formula="of:=[.$C$2]*[.E6]" office:value-type="float" office:value="562.937375" calcext:value-type="float">
            <text:p>562.937375</text:p>
          </table:table-cell>
          <table:table-cell table:formula="of:=[.G5]+([.E6]*[.A6])" office:value-type="float" office:value="0.1002225" calcext:value-type="float">
            <text:p>0.1002225</text:p>
          </table:table-cell>
          <table:table-cell table:formula="of:=[.$E$2]*[.G6]" office:value-type="float" office:value="20.0445" calcext:value-type="float">
            <text:p>20.0445</text:p>
          </table:table-cell>
          <table:table-cell table:formula="of:=([.E6]-[.E5])/[.A6]" office:value-type="float" office:value="618.05625" calcext:value-type="float">
            <text:p>618.05625</text:p>
          </table:table-cell>
          <table:table-cell table:formula="of:=[.$G$2]*[.I6]" office:value-type="float" office:value="-253.4030625" calcext:value-type="float">
            <text:p>-253.4030625</text:p>
          </table:table-cell>
          <table:table-cell table:formula="of:=[.F6]+[.H6]+[.J6]" office:value-type="float" office:value="329.5788125" calcext:value-type="float">
            <text:p>329.5788125000000000000</text:p>
          </table:table-cell>
          <table:table-cell table:formula="of:=([.K6]-[.K5])/[.A6]" office:value-type="float" office:value="33355.815625" calcext:value-type="float">
            <text:p>33355.815625</text:p>
          </table:table-cell>
          <table:table-cell table:formula="of:=[.$Q$1]*[.P5]" office:value-type="float" office:value="4.29495055018235" calcext:value-type="float">
            <text:p>4.2949505502</text:p>
          </table:table-cell>
          <table:table-cell table:formula="of:=([.$Q$1]*[.Q5]*[.$Q$1])+[.$O$1]" office:value-type="float" office:value="1.39505709441447" calcext:value-type="float">
            <text:p>1.3950570944</text:p>
          </table:table-cell>
          <table:table-cell table:formula="of:=[.N6]/([.N6]+[.$M$1])" office:value-type="float" office:value="0.582473418971052" calcext:value-type="float">
            <text:p>0.582473419</text:p>
          </table:table-cell>
          <table:table-cell table:formula="of:=[.M6]+[.O6]*((([.K6]*[.A6])+[.D6])-[.M6])" office:value-type="float" office:value="4.94178768957488" calcext:value-type="float">
            <text:p>4.9417876896</text:p>
          </table:table-cell>
          <table:table-cell table:formula="of:=(1-[.O6])*[.N6]" office:value-type="float" office:value="0.582473418971052" calcext:value-type="float">
            <text:p>0.582473419</text:p>
          </table:table-cell>
          <table:table-cell table:formula="of:=[.D7]-[.P6]" office:value-type="float" office:value="3.99667668542512" calcext:value-type="float">
            <text:p>3.996676685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6]+[.A7]"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formula="of:=[.D6]*0.8+([.K6]*0.03)" office:value-type="float" office:value="8.938464375" calcext:value-type="float">
            <text:p>8.938464375</text:p>
          </table:table-cell>
          <table:table-cell table:formula="of:=[.C7]-[.D7]" office:value-type="float" office:value="-3.938464375" calcext:value-type="float">
            <text:p>-3.938464375</text:p>
          </table:table-cell>
          <table:table-cell table:formula="of:=[.$C$2]*[.E7]" office:value-type="float" office:value="-358.400258125" calcext:value-type="float">
            <text:p>-358.400258125</text:p>
          </table:table-cell>
          <table:table-cell table:formula="of:=[.G6]+([.E7]*[.A7])" office:value-type="float" office:value="0.0214532125" calcext:value-type="float">
            <text:p>0.0214532125</text:p>
          </table:table-cell>
          <table:table-cell table:formula="of:=[.$E$2]*[.G7]" office:value-type="float" office:value="4.29064250000001" calcext:value-type="float">
            <text:p>4.2906425</text:p>
          </table:table-cell>
          <table:table-cell table:formula="of:=([.E7]-[.E6])/[.A7]" office:value-type="float" office:value="-506.22946875" calcext:value-type="float">
            <text:p>-506.22946875</text:p>
          </table:table-cell>
          <table:table-cell table:formula="of:=[.$G$2]*[.I7]" office:value-type="float" office:value="207.5540821875" calcext:value-type="float">
            <text:p>207.5540821875</text:p>
          </table:table-cell>
          <table:table-cell table:formula="of:=[.F7]+[.H7]+[.J7]" office:value-type="float" office:value="-146.5555334375" calcext:value-type="float">
            <text:p>-146.5555334375000000000</text:p>
          </table:table-cell>
          <table:table-cell table:formula="of:=([.K7]-[.K6])/[.A7]" office:value-type="float" office:value="-23806.717296875" calcext:value-type="float">
            <text:p>-23806.717296875</text:p>
          </table:table-cell>
          <table:table-cell table:formula="of:=[.$Q$1]*[.P6]" office:value-type="float" office:value="4.10168378234715" calcext:value-type="float">
            <text:p>4.1016837823</text:p>
          </table:table-cell>
          <table:table-cell table:formula="of:=([.$Q$1]*[.Q6]*[.$Q$1])+[.$O$1]" office:value-type="float" office:value="1.40126593832916" calcext:value-type="float">
            <text:p>1.4012659383</text:p>
          </table:table-cell>
          <table:table-cell table:formula="of:=[.N7]/([.N7]+[.$M$1])" office:value-type="float" office:value="0.583552998425565" calcext:value-type="float">
            <text:p>0.5835529984</text:p>
          </table:table-cell>
          <table:table-cell table:formula="of:=[.M7]+[.O7]*((([.K7]*[.A7])+[.D7])-[.M7])" office:value-type="float" office:value="5.21374318045008" calcext:value-type="float">
            <text:p>5.2137431805</text:p>
          </table:table-cell>
          <table:table-cell table:formula="of:=(1-[.O7])*[.N7]" office:value-type="float" office:value="0.583552998425565" calcext:value-type="float">
            <text:p>0.5835529984</text:p>
          </table:table-cell>
          <table:table-cell table:formula="of:=[.D8]-[.P7]" office:value-type="float" office:value="-2.45963768357508" calcext:value-type="float">
            <text:p>-2.459637683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7]+[.A8]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table:formula="of:=[.D7]*0.8+([.K7]*0.03)" office:value-type="float" office:value="2.754105496875" calcext:value-type="float">
            <text:p>2.7541054969</text:p>
          </table:table-cell>
          <table:table-cell table:formula="of:=[.C8]-[.D8]" office:value-type="float" office:value="2.245894503125" calcext:value-type="float">
            <text:p>2.2458945031</text:p>
          </table:table-cell>
          <table:table-cell table:formula="of:=[.$C$2]*[.E8]" office:value-type="float" office:value="204.376399784375" calcext:value-type="float">
            <text:p>204.3763997844</text:p>
          </table:table-cell>
          <table:table-cell table:formula="of:=[.G7]+([.E8]*[.A8])" office:value-type="float" office:value="0.0663711025625" calcext:value-type="float">
            <text:p>0.0663711026</text:p>
          </table:table-cell>
          <table:table-cell table:formula="of:=[.$E$2]*[.G8]" office:value-type="float" office:value="13.2742205125" calcext:value-type="float">
            <text:p>13.2742205125</text:p>
          </table:table-cell>
          <table:table-cell table:formula="of:=([.E8]-[.E7])/[.A8]" office:value-type="float" office:value="309.21794390625" calcext:value-type="float">
            <text:p>309.2179439063</text:p>
          </table:table-cell>
          <table:table-cell table:formula="of:=[.$G$2]*[.I8]" office:value-type="float" office:value="-126.779357001563" calcext:value-type="float">
            <text:p>-126.7793570016</text:p>
          </table:table-cell>
          <table:table-cell table:formula="of:=[.F8]+[.H8]+[.J8]" office:value-type="float" office:value="90.8712632953124" calcext:value-type="float">
            <text:p>90.8712632953124000000</text:p>
          </table:table-cell>
          <table:table-cell table:formula="of:=([.K8]-[.K7])/[.A8]" office:value-type="float" office:value="11871.3398366406" calcext:value-type="float">
            <text:p>11871.3398366406</text:p>
          </table:table-cell>
          <table:table-cell table:formula="of:=[.$Q$1]*[.P7]" office:value-type="float" office:value="4.32740683977356" calcext:value-type="float">
            <text:p>4.3274068398</text:p>
          </table:table-cell>
          <table:table-cell table:formula="of:=([.$Q$1]*[.Q7]*[.$Q$1])+[.$O$1]" office:value-type="float" office:value="1.40200966061537" calcext:value-type="float">
            <text:p>1.4020096606</text:p>
          </table:table-cell>
          <table:table-cell table:formula="of:=[.N8]/([.N8]+[.$M$1])" office:value-type="float" office:value="0.583681940836237" calcext:value-type="float">
            <text:p>0.5836819408</text:p>
          </table:table-cell>
          <table:table-cell table:formula="of:=[.M8]+[.O8]*((([.K8]*[.A8])+[.D8])-[.M8])" office:value-type="float" office:value="4.46989756495925" calcext:value-type="float">
            <text:p>4.469897565</text:p>
          </table:table-cell>
          <table:table-cell table:formula="of:=(1-[.O8])*[.N8]" office:value-type="float" office:value="0.583681940836237" calcext:value-type="float">
            <text:p>0.5836819408</text:p>
          </table:table-cell>
          <table:table-cell table:formula="of:=[.D9]-[.P8]" office:value-type="float" office:value="0.459524731400127" calcext:value-type="float">
            <text:p>0.459524731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8]+[.A9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D8]*0.8+([.K8]*0.03)" office:value-type="float" office:value="4.92942229635937" calcext:value-type="float">
            <text:p>4.9294222964</text:p>
          </table:table-cell>
          <table:table-cell table:formula="of:=[.C9]-[.D9]" office:value-type="float" office:value="0.0705777036406268" calcext:value-type="float">
            <text:p>0.0705777036</text:p>
          </table:table-cell>
          <table:table-cell table:formula="of:=[.$C$2]*[.E9]" office:value-type="float" office:value="6.42257103129704" calcext:value-type="float">
            <text:p>6.4225710313</text:p>
          </table:table-cell>
          <table:table-cell table:formula="of:=[.G8]+([.E9]*[.A9])" office:value-type="float" office:value="0.0677826566353125" calcext:value-type="float">
            <text:p>0.0677826566</text:p>
          </table:table-cell>
          <table:table-cell table:formula="of:=[.$E$2]*[.G9]" office:value-type="float" office:value="13.5565313270625" calcext:value-type="float">
            <text:p>13.5565313271</text:p>
          </table:table-cell>
          <table:table-cell table:formula="of:=([.E9]-[.E8])/[.A9]" office:value-type="float" office:value="-108.765839974219" calcext:value-type="float">
            <text:p>-108.7658399742</text:p>
          </table:table-cell>
          <table:table-cell table:formula="of:=[.$G$2]*[.I9]" office:value-type="float" office:value="44.5939943894296" calcext:value-type="float">
            <text:p>44.5939943894</text:p>
          </table:table-cell>
          <table:table-cell table:formula="of:=[.F9]+[.H9]+[.J9]" office:value-type="float" office:value="64.5730967477892" calcext:value-type="float">
            <text:p>64.5730967477892000000</text:p>
          </table:table-cell>
          <table:table-cell table:formula="of:=([.K9]-[.K8])/[.A9]" office:value-type="float" office:value="-1314.90832737616" calcext:value-type="float">
            <text:p>-1314.9083273762</text:p>
          </table:table-cell>
          <table:table-cell table:formula="of:=[.$Q$1]*[.P8]" office:value-type="float" office:value="3.71001497891617" calcext:value-type="float">
            <text:p>3.7100149789</text:p>
          </table:table-cell>
          <table:table-cell table:formula="of:=([.$Q$1]*[.Q8]*[.$Q$1])+[.$O$1]" office:value-type="float" office:value="1.40209848904208" calcext:value-type="float">
            <text:p>1.402098489</text:p>
          </table:table-cell>
          <table:table-cell table:formula="of:=[.N9]/([.N9]+[.$M$1])" office:value-type="float" office:value="0.583697336074349" calcext:value-type="float">
            <text:p>0.5836973361</text:p>
          </table:table-cell>
          <table:table-cell table:formula="of:=[.M9]+[.O9]*((([.K9]*[.A9])+[.D9])-[.M9])" office:value-type="float" office:value="5.17560267277245" calcext:value-type="float">
            <text:p>5.1756026728</text:p>
          </table:table-cell>
          <table:table-cell table:formula="of:=(1-[.O9])*[.N9]" office:value-type="float" office:value="0.583697336074349" calcext:value-type="float">
            <text:p>0.5836973361</text:p>
          </table:table-cell>
          <table:table-cell table:formula="of:=[.D10]-[.P9]" office:value-type="float" office:value="0.705128066748721" calcext:value-type="float">
            <text:p>0.705128066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9]+[.A10]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formula="of:=[.D9]*0.8+([.K9]*0.03)" office:value-type="float" office:value="5.88073073952118" calcext:value-type="float">
            <text:p>5.8807307395</text:p>
          </table:table-cell>
          <table:table-cell table:formula="of:=[.C10]-[.D10]" office:value-type="float" office:value="-0.880730739521175" calcext:value-type="float">
            <text:p>-0.8807307395</text:p>
          </table:table-cell>
          <table:table-cell table:formula="of:=[.$C$2]*[.E10]" office:value-type="float" office:value="-80.1464972964269" calcext:value-type="float">
            <text:p>-80.1464972964</text:p>
          </table:table-cell>
          <table:table-cell table:formula="of:=[.G9]+([.E10]*[.A10])" office:value-type="float" office:value="0.050168041844889" calcext:value-type="float">
            <text:p>0.0501680418</text:p>
          </table:table-cell>
          <table:table-cell table:formula="of:=[.$E$2]*[.G10]" office:value-type="float" office:value="10.0336083689778" calcext:value-type="float">
            <text:p>10.033608369</text:p>
          </table:table-cell>
          <table:table-cell table:formula="of:=([.E10]-[.E9])/[.A10]" office:value-type="float" office:value="-47.5654221580901" calcext:value-type="float">
            <text:p>-47.5654221581</text:p>
          </table:table-cell>
          <table:table-cell table:formula="of:=[.$G$2]*[.I10]" office:value-type="float" office:value="19.5018230848169" calcext:value-type="float">
            <text:p>19.5018230848</text:p>
          </table:table-cell>
          <table:table-cell table:formula="of:=[.F10]+[.H10]+[.J10]" office:value-type="float" office:value="-50.6110658426322" calcext:value-type="float">
            <text:p>-50.6110658426322000000</text:p>
          </table:table-cell>
          <table:table-cell table:formula="of:=([.K10]-[.K9])/[.A10]" office:value-type="float" office:value="-5759.20812952107" calcext:value-type="float">
            <text:p>-5759.2081295211</text:p>
          </table:table-cell>
          <table:table-cell table:formula="of:=[.$Q$1]*[.P9]" office:value-type="float" office:value="4.29575021840114" calcext:value-type="float">
            <text:p>4.2957502184</text:p>
          </table:table-cell>
          <table:table-cell table:formula="of:=([.$Q$1]*[.Q9]*[.$Q$1])+[.$O$1]" office:value-type="float" office:value="1.40210909482162" calcext:value-type="float">
            <text:p>1.4021090948</text:p>
          </table:table-cell>
          <table:table-cell table:formula="of:=[.N10]/([.N10]+[.$M$1])" office:value-type="float" office:value="0.583699174131698" calcext:value-type="float">
            <text:p>0.5836991741</text:p>
          </table:table-cell>
          <table:table-cell table:formula="of:=[.M10]+[.O10]*((([.K10]*[.A10])+[.D10])-[.M10])" office:value-type="float" office:value="4.63006929290834" calcext:value-type="float">
            <text:p>4.6300692929</text:p>
          </table:table-cell>
          <table:table-cell table:formula="of:=(1-[.O10])*[.N10]" office:value-type="float" office:value="0.583699174131698" calcext:value-type="float">
            <text:p>0.5836991741</text:p>
          </table:table-cell>
          <table:table-cell table:formula="of:=[.D11]-[.P10]" office:value-type="float" office:value="-1.44381667657037" calcext:value-type="float">
            <text:p>-1.443816676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0]+[.A11]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D10]*0.8+([.K10]*0.03)" office:value-type="float" office:value="3.18625261633798" calcext:value-type="float">
            <text:p>3.1862526163</text:p>
          </table:table-cell>
          <table:table-cell table:formula="of:=[.C11]-[.D11]" office:value-type="float" office:value="1.81374738366202" calcext:value-type="float">
            <text:p>1.8137473837</text:p>
          </table:table-cell>
          <table:table-cell table:formula="of:=[.$C$2]*[.E11]" office:value-type="float" office:value="165.051011913244" calcext:value-type="float">
            <text:p>165.0510119132</text:p>
          </table:table-cell>
          <table:table-cell table:formula="of:=[.G10]+([.E11]*[.A11])" office:value-type="float" office:value="0.0864429895181295" calcext:value-type="float">
            <text:p>0.0864429895</text:p>
          </table:table-cell>
          <table:table-cell table:formula="of:=[.$E$2]*[.G11]" office:value-type="float" office:value="17.2885979036259" calcext:value-type="float">
            <text:p>17.2885979036</text:p>
          </table:table-cell>
          <table:table-cell table:formula="of:=([.E11]-[.E10])/[.A11]" office:value-type="float" office:value="134.72390615916" calcext:value-type="float">
            <text:p>134.7239061592</text:p>
          </table:table-cell>
          <table:table-cell table:formula="of:=[.$G$2]*[.I11]" office:value-type="float" office:value="-55.2368015252556" calcext:value-type="float">
            <text:p>-55.2368015253</text:p>
          </table:table-cell>
          <table:table-cell table:formula="of:=[.F11]+[.H11]+[.J11]" office:value-type="float" office:value="127.102808291615" calcext:value-type="float">
            <text:p>127.1028082916150000000</text:p>
          </table:table-cell>
          <table:table-cell table:formula="of:=([.K11]-[.K10])/[.A11]" office:value-type="float" office:value="8885.69370671234" calcext:value-type="float">
            <text:p>8885.6937067123</text:p>
          </table:table-cell>
          <table:table-cell table:formula="of:=[.$Q$1]*[.P10]" office:value-type="float" office:value="3.84295751311393" calcext:value-type="float">
            <text:p>3.8429575131</text:p>
          </table:table-cell>
          <table:table-cell table:formula="of:=([.$Q$1]*[.Q10]*[.$Q$1])+[.$O$1]" office:value-type="float" office:value="1.40211036105933" calcext:value-type="float">
            <text:p>1.4021103611</text:p>
          </table:table-cell>
          <table:table-cell table:formula="of:=[.N11]/([.N11]+[.$M$1])" office:value-type="float" office:value="0.583699393578652" calcext:value-type="float">
            <text:p>0.5836993936</text:p>
          </table:table-cell>
          <table:table-cell table:formula="of:=[.M11]+[.O11]*((([.K11]*[.A11])+[.D11])-[.M11])" office:value-type="float" office:value="4.94343590554485" calcext:value-type="float">
            <text:p>4.9434359055</text:p>
          </table:table-cell>
          <table:table-cell table:formula="of:=(1-[.O11])*[.N11]" office:value-type="float" office:value="0.583699393578652" calcext:value-type="float">
            <text:p>0.5836993936</text:p>
          </table:table-cell>
          <table:table-cell table:formula="of:=[.D12]-[.P11]" office:value-type="float" office:value="1.41865043627396" calcext:value-type="float">
            <text:p>1.418650436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1]+[.A12]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[.D11]*0.8+([.K11]*0.03)" office:value-type="float" office:value="6.36208634181882" calcext:value-type="float">
            <text:p>6.3620863418</text:p>
          </table:table-cell>
          <table:table-cell table:formula="of:=[.C12]-[.D12]" office:value-type="float" office:value="-1.36208634181882" calcext:value-type="float">
            <text:p>-1.3620863418</text:p>
          </table:table-cell>
          <table:table-cell table:formula="of:=[.$C$2]*[.E12]" office:value-type="float" office:value="-123.949857105512" calcext:value-type="float">
            <text:p>-123.9498571055</text:p>
          </table:table-cell>
          <table:table-cell table:formula="of:=[.G11]+([.E12]*[.A12])" office:value-type="float" office:value="0.0592012626817532" calcext:value-type="float">
            <text:p>0.0592012627</text:p>
          </table:table-cell>
          <table:table-cell table:formula="of:=[.$E$2]*[.G12]" office:value-type="float" office:value="11.8402525363506" calcext:value-type="float">
            <text:p>11.8402525364</text:p>
          </table:table-cell>
          <table:table-cell table:formula="of:=([.E12]-[.E11])/[.A12]" office:value-type="float" office:value="-158.791686274042" calcext:value-type="float">
            <text:p>-158.791686274</text:p>
          </table:table-cell>
          <table:table-cell table:formula="of:=[.$G$2]*[.I12]" office:value-type="float" office:value="65.1045913723573" calcext:value-type="float">
            <text:p>65.1045913724</text:p>
          </table:table-cell>
          <table:table-cell table:formula="of:=[.F12]+[.H12]+[.J12]" office:value-type="float" office:value="-47.0050131968044" calcext:value-type="float">
            <text:p>-47.0050131968044000000</text:p>
          </table:table-cell>
          <table:table-cell table:formula="of:=([.K12]-[.K11])/[.A12]" office:value-type="float" office:value="-8705.39107442095" calcext:value-type="float">
            <text:p>-8705.391074421</text:p>
          </table:table-cell>
          <table:table-cell table:formula="of:=[.$Q$1]*[.P11]" office:value-type="float" office:value="4.10305180160223" calcext:value-type="float">
            <text:p>4.1030518016</text:p>
          </table:table-cell>
          <table:table-cell table:formula="of:=([.$Q$1]*[.Q11]*[.$Q$1])+[.$O$1]" office:value-type="float" office:value="1.40211051223633" calcext:value-type="float">
            <text:p>1.4021105122</text:p>
          </table:table-cell>
          <table:table-cell table:formula="of:=[.N12]/([.N12]+[.$M$1])" office:value-type="float" office:value="0.583699419778563" calcext:value-type="float">
            <text:p>0.5836994198</text:p>
          </table:table-cell>
          <table:table-cell table:formula="of:=[.M12]+[.O12]*((([.K12]*[.A12])+[.D12])-[.M12])" office:value-type="float" office:value="4.87291297339322" calcext:value-type="float">
            <text:p>4.8729129734</text:p>
          </table:table-cell>
          <table:table-cell table:formula="of:=(1-[.O12])*[.N12]" office:value-type="float" office:value="0.583699419778563" calcext:value-type="float">
            <text:p>0.5836994198</text:p>
          </table:table-cell>
          <table:table-cell table:formula="of:=[.D13]-[.P12]" office:value-type="float" office:value="-1.19339429584229" calcext:value-type="float">
            <text:p>-1.193394295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2]+[.A13]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formula="of:=[.D12]*0.8+([.K12]*0.03)" office:value-type="float" office:value="3.67951867755092" calcext:value-type="float">
            <text:p>3.6795186776</text:p>
          </table:table-cell>
          <table:table-cell table:formula="of:=[.C13]-[.D13]" office:value-type="float" office:value="1.32048132244908" calcext:value-type="float">
            <text:p>1.3204813224</text:p>
          </table:table-cell>
          <table:table-cell table:formula="of:=[.$C$2]*[.E13]" office:value-type="float" office:value="120.163800342866" calcext:value-type="float">
            <text:p>120.1638003429</text:p>
          </table:table-cell>
          <table:table-cell table:formula="of:=[.G12]+([.E13]*[.A13])" office:value-type="float" office:value="0.0856108891307348" calcext:value-type="float">
            <text:p>0.0856108891</text:p>
          </table:table-cell>
          <table:table-cell table:formula="of:=[.$E$2]*[.G13]" office:value-type="float" office:value="17.122177826147" calcext:value-type="float">
            <text:p>17.1221778261</text:p>
          </table:table-cell>
          <table:table-cell table:formula="of:=([.E13]-[.E12])/[.A13]" office:value-type="float" office:value="134.128383213395" calcext:value-type="float">
            <text:p>134.1283832134</text:p>
          </table:table-cell>
          <table:table-cell table:formula="of:=[.$G$2]*[.I13]" office:value-type="float" office:value="-54.9926371174919" calcext:value-type="float">
            <text:p>-54.9926371175</text:p>
          </table:table-cell>
          <table:table-cell table:formula="of:=[.F13]+[.H13]+[.J13]" office:value-type="float" office:value="82.2933410515213" calcext:value-type="float">
            <text:p>82.2933410515213000000</text:p>
          </table:table-cell>
          <table:table-cell table:formula="of:=([.K13]-[.K12])/[.A13]" office:value-type="float" office:value="6464.91771241629" calcext:value-type="float">
            <text:p>6464.9177124163</text:p>
          </table:table-cell>
          <table:table-cell table:formula="of:=[.$Q$1]*[.P12]" office:value-type="float" office:value="4.04451776791637" calcext:value-type="float">
            <text:p>4.0445177679</text:p>
          </table:table-cell>
          <table:table-cell table:formula="of:=([.$Q$1]*[.Q12]*[.$Q$1])+[.$O$1]" office:value-type="float" office:value="1.40211053028545" calcext:value-type="float">
            <text:p>1.4021105303</text:p>
          </table:table-cell>
          <table:table-cell table:formula="of:=[.N13]/([.N13]+[.$M$1])" office:value-type="float" office:value="0.583699422906586" calcext:value-type="float">
            <text:p>0.5836994229</text:p>
          </table:table-cell>
          <table:table-cell table:formula="of:=[.M13]+[.O13]*((([.K13]*[.A13])+[.D13])-[.M13])" office:value-type="float" office:value="4.79215952312519" calcext:value-type="float">
            <text:p>4.7921595231</text:p>
          </table:table-cell>
          <table:table-cell table:formula="of:=(1-[.O13])*[.N13]" office:value-type="float" office:value="0.583699422906586" calcext:value-type="float">
            <text:p>0.5836994229</text:p>
          </table:table-cell>
          <table:table-cell table:formula="of:=[.D14]-[.P13]" office:value-type="float" office:value="0.620255650461192" calcext:value-type="float">
            <text:p>0.620255650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3]+[.A14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[.D13]*0.8+([.K13]*0.03)" office:value-type="float" office:value="5.41241517358638" calcext:value-type="float">
            <text:p>5.4124151736</text:p>
          </table:table-cell>
          <table:table-cell table:formula="of:=[.C14]-[.D14]" office:value-type="float" office:value="-0.412415173586377" calcext:value-type="float">
            <text:p>-0.4124151736</text:p>
          </table:table-cell>
          <table:table-cell table:formula="of:=[.$C$2]*[.E14]" office:value-type="float" office:value="-37.5297807963603" calcext:value-type="float">
            <text:p>-37.5297807964</text:p>
          </table:table-cell>
          <table:table-cell table:formula="of:=[.G13]+([.E14]*[.A14])" office:value-type="float" office:value="0.0773625856590073" calcext:value-type="float">
            <text:p>0.0773625857</text:p>
          </table:table-cell>
          <table:table-cell table:formula="of:=[.$E$2]*[.G14]" office:value-type="float" office:value="15.4725171318014" calcext:value-type="float">
            <text:p>15.4725171318</text:p>
          </table:table-cell>
          <table:table-cell table:formula="of:=([.E14]-[.E13])/[.A14]" office:value-type="float" office:value="-86.6448248017728" calcext:value-type="float">
            <text:p>-86.6448248018</text:p>
          </table:table-cell>
          <table:table-cell table:formula="of:=[.$G$2]*[.I14]" office:value-type="float" office:value="35.5243781687268" calcext:value-type="float">
            <text:p>35.5243781687</text:p>
          </table:table-cell>
          <table:table-cell table:formula="of:=[.F14]+[.H14]+[.J14]" office:value-type="float" office:value="13.467114504168" calcext:value-type="float">
            <text:p>13.4671145041680000000</text:p>
          </table:table-cell>
          <table:table-cell table:formula="of:=([.K14]-[.K13])/[.A14]" office:value-type="float" office:value="-3441.31132736766" calcext:value-type="float">
            <text:p>-3441.3113273677</text:p>
          </table:table-cell>
          <table:table-cell table:formula="of:=[.$Q$1]*[.P13]" office:value-type="float" office:value="3.9774924041939" calcext:value-type="float">
            <text:p>3.9774924042</text:p>
          </table:table-cell>
          <table:table-cell table:formula="of:=([.$Q$1]*[.Q13]*[.$Q$1])+[.$O$1]" office:value-type="float" office:value="1.40211053244035" calcext:value-type="float">
            <text:p>1.4021105324</text:p>
          </table:table-cell>
          <table:table-cell table:formula="of:=[.N14]/([.N14]+[.$M$1])" office:value-type="float" office:value="0.583699423280043" calcext:value-type="float">
            <text:p>0.5836994233</text:p>
          </table:table-cell>
          <table:table-cell table:formula="of:=[.M14]+[.O14]*((([.K14]*[.A14])+[.D14])-[.M14])" office:value-type="float" office:value="4.97227093652628" calcext:value-type="float">
            <text:p>4.9722709365</text:p>
          </table:table-cell>
          <table:table-cell table:formula="of:=(1-[.O14])*[.N14]" office:value-type="float" office:value="0.583699423280043" calcext:value-type="float">
            <text:p>0.5836994233</text:p>
          </table:table-cell>
          <table:table-cell table:formula="of:=[.D15]-[.P14]" office:value-type="float" office:value="-0.238325362532133" calcext:value-type="float">
            <text:p>-0.238325362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4]+[.A15]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formula="of:=[.D14]*0.8+([.K14]*0.03)" office:value-type="float" office:value="4.73394557399414" calcext:value-type="float">
            <text:p>4.733945574</text:p>
          </table:table-cell>
          <table:table-cell table:formula="of:=[.C15]-[.D15]" office:value-type="float" office:value="0.266054426005858" calcext:value-type="float">
            <text:p>0.266054426</text:p>
          </table:table-cell>
          <table:table-cell table:formula="of:=[.$C$2]*[.E15]" office:value-type="float" office:value="24.210952766533" calcext:value-type="float">
            <text:p>24.2109527665</text:p>
          </table:table-cell>
          <table:table-cell table:formula="of:=[.G14]+([.E15]*[.A15])" office:value-type="float" office:value="0.0826836741791244" calcext:value-type="float">
            <text:p>0.0826836742</text:p>
          </table:table-cell>
          <table:table-cell table:formula="of:=[.$E$2]*[.G15]" office:value-type="float" office:value="16.5367348358249" calcext:value-type="float">
            <text:p>16.5367348358</text:p>
          </table:table-cell>
          <table:table-cell table:formula="of:=([.E15]-[.E14])/[.A15]" office:value-type="float" office:value="33.9234799796117" calcext:value-type="float">
            <text:p>33.9234799796</text:p>
          </table:table-cell>
          <table:table-cell table:formula="of:=[.$G$2]*[.I15]" office:value-type="float" office:value="-13.9086267916408" calcext:value-type="float">
            <text:p>-13.9086267916</text:p>
          </table:table-cell>
          <table:table-cell table:formula="of:=[.F15]+[.H15]+[.J15]" office:value-type="float" office:value="26.8390608107171" calcext:value-type="float">
            <text:p>26.8390608107171000000</text:p>
          </table:table-cell>
          <table:table-cell table:formula="of:=([.K15]-[.K14])/[.A15]" office:value-type="float" office:value="668.597315327455" calcext:value-type="float">
            <text:p>668.5973153275</text:p>
          </table:table-cell>
          <table:table-cell table:formula="of:=[.$Q$1]*[.P14]" office:value-type="float" office:value="4.12698487731681" calcext:value-type="float">
            <text:p>4.1269848773</text:p>
          </table:table-cell>
          <table:table-cell table:formula="of:=([.$Q$1]*[.Q14]*[.$Q$1])+[.$O$1]" office:value-type="float" office:value="1.40211053269762" calcext:value-type="float">
            <text:p>1.4021105327</text:p>
          </table:table-cell>
          <table:table-cell table:formula="of:=[.N15]/([.N15]+[.$M$1])" office:value-type="float" office:value="0.58369942332463" calcext:value-type="float">
            <text:p>0.5836994233</text:p>
          </table:table-cell>
          <table:table-cell table:formula="of:=[.M15]+[.O15]*((([.K15]*[.A15])+[.D15])-[.M15])" office:value-type="float" office:value="4.79458637230389" calcext:value-type="float">
            <text:p>4.7945863723</text:p>
          </table:table-cell>
          <table:table-cell table:formula="of:=(1-[.O15])*[.N15]" office:value-type="float" office:value="0.58369942332463" calcext:value-type="float">
            <text:p>0.5836994233</text:p>
          </table:table-cell>
          <table:table-cell table:formula="of:=[.D16]-[.P15]" office:value-type="float" office:value="-0.202258088787062" calcext:value-type="float">
            <text:p>-0.202258088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5]+[.A16]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formula="of:=[.D15]*0.8+([.K15]*0.03)" office:value-type="float" office:value="4.59232828351683" calcext:value-type="float">
            <text:p>4.5923282835</text:p>
          </table:table-cell>
          <table:table-cell table:formula="of:=[.C16]-[.D16]" office:value-type="float" office:value="0.407671716483172" calcext:value-type="float">
            <text:p>0.4076717165</text:p>
          </table:table-cell>
          <table:table-cell table:formula="of:=[.$C$2]*[.E16]" office:value-type="float" office:value="37.0981261999687" calcext:value-type="float">
            <text:p>37.0981262</text:p>
          </table:table-cell>
          <table:table-cell table:formula="of:=[.G15]+([.E16]*[.A16])" office:value-type="float" office:value="0.0908371085087878" calcext:value-type="float">
            <text:p>0.0908371085</text:p>
          </table:table-cell>
          <table:table-cell table:formula="of:=[.$E$2]*[.G16]" office:value-type="float" office:value="18.1674217017576" calcext:value-type="float">
            <text:p>18.1674217018</text:p>
          </table:table-cell>
          <table:table-cell table:formula="of:=([.E16]-[.E15])/[.A16]" office:value-type="float" office:value="7.08086452386572" calcext:value-type="float">
            <text:p>7.0808645239</text:p>
          </table:table-cell>
          <table:table-cell table:formula="of:=[.$G$2]*[.I16]" office:value-type="float" office:value="-2.90315445478494" calcext:value-type="float">
            <text:p>-2.9031544548</text:p>
          </table:table-cell>
          <table:table-cell table:formula="of:=[.F16]+[.H16]+[.J16]" office:value-type="float" office:value="52.3623934469413" calcext:value-type="float">
            <text:p>52.3623934469413000000</text:p>
          </table:table-cell>
          <table:table-cell table:formula="of:=([.K16]-[.K15])/[.A16]" office:value-type="float" office:value="1276.16663181121" calcext:value-type="float">
            <text:p>1276.1666318112</text:p>
          </table:table-cell>
          <table:table-cell table:formula="of:=[.$Q$1]*[.P15]" office:value-type="float" office:value="3.97950668901223" calcext:value-type="float">
            <text:p>3.979506689</text:p>
          </table:table-cell>
          <table:table-cell table:formula="of:=([.$Q$1]*[.Q15]*[.$Q$1])+[.$O$1]" office:value-type="float" office:value="1.40211053272834" calcext:value-type="float">
            <text:p>1.4021105327</text:p>
          </table:table-cell>
          <table:table-cell table:formula="of:=[.N16]/([.N16]+[.$M$1])" office:value-type="float" office:value="0.583699423329953" calcext:value-type="float">
            <text:p>0.5836994233</text:p>
          </table:table-cell>
          <table:table-cell table:formula="of:=[.M16]+[.O16]*((([.K16]*[.A16])+[.D16])-[.M16])" office:value-type="float" office:value="4.94848827751182" calcext:value-type="float">
            <text:p>4.9484882775</text:p>
          </table:table-cell>
          <table:table-cell table:formula="of:=(1-[.O16])*[.N16]" office:value-type="float" office:value="0.583699423329953" calcext:value-type="float">
            <text:p>0.5836994233</text:p>
          </table:table-cell>
          <table:table-cell table:formula="of:=[.D17]-[.P16]" office:value-type="float" office:value="0.29624615270988" calcext:value-type="float">
            <text:p>0.296246152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6]+[.A17]"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formula="of:=[.D16]*0.8+([.K16]*0.03)" office:value-type="float" office:value="5.2447344302217" calcext:value-type="float">
            <text:p>5.2447344302</text:p>
          </table:table-cell>
          <table:table-cell table:formula="of:=[.C17]-[.D17]" office:value-type="float" office:value="-0.244734430221701" calcext:value-type="float">
            <text:p>-0.2447344302</text:p>
          </table:table-cell>
          <table:table-cell table:formula="of:=[.$C$2]*[.E17]" office:value-type="float" office:value="-22.2708331501748" calcext:value-type="float">
            <text:p>-22.2708331502</text:p>
          </table:table-cell>
          <table:table-cell table:formula="of:=[.G16]+([.E17]*[.A17])" office:value-type="float" office:value="0.0859424199043538" calcext:value-type="float">
            <text:p>0.0859424199</text:p>
          </table:table-cell>
          <table:table-cell table:formula="of:=[.$E$2]*[.G17]" office:value-type="float" office:value="17.1884839808708" calcext:value-type="float">
            <text:p>17.1884839809</text:p>
          </table:table-cell>
          <table:table-cell table:formula="of:=([.E17]-[.E16])/[.A17]" office:value-type="float" office:value="-32.6203073352437" calcext:value-type="float">
            <text:p>-32.6203073352</text:p>
          </table:table-cell>
          <table:table-cell table:formula="of:=[.$G$2]*[.I17]" office:value-type="float" office:value="13.3743260074499" calcext:value-type="float">
            <text:p>13.3743260074</text:p>
          </table:table-cell>
          <table:table-cell table:formula="of:=[.F17]+[.H17]+[.J17]" office:value-type="float" office:value="8.29197683814586" calcext:value-type="float">
            <text:p>8.2919768381458600000</text:p>
          </table:table-cell>
          <table:table-cell table:formula="of:=([.K17]-[.K16])/[.A17]" office:value-type="float" office:value="-2203.52083043977" calcext:value-type="float">
            <text:p>-2203.5208304398</text:p>
          </table:table-cell>
          <table:table-cell table:formula="of:=[.$Q$1]*[.P16]" office:value-type="float" office:value="4.10724527033481" calcext:value-type="float">
            <text:p>4.1072452703</text:p>
          </table:table-cell>
          <table:table-cell table:formula="of:=([.$Q$1]*[.Q16]*[.$Q$1])+[.$O$1]" office:value-type="float" office:value="1.40211053273201" calcext:value-type="float">
            <text:p>1.4021105327</text:p>
          </table:table-cell>
          <table:table-cell table:formula="of:=[.N17]/([.N17]+[.$M$1])" office:value-type="float" office:value="0.583699423330589" calcext:value-type="float">
            <text:p>0.5836994233</text:p>
          </table:table-cell>
          <table:table-cell table:formula="of:=[.M17]+[.O17]*((([.K17]*[.A17])+[.D17])-[.M17])" office:value-type="float" office:value="4.86799747897951" calcext:value-type="float">
            <text:p>4.867997479</text:p>
          </table:table-cell>
          <table:table-cell table:formula="of:=(1-[.O17])*[.N17]" office:value-type="float" office:value="0.583699423330589" calcext:value-type="float">
            <text:p>0.5836994233</text:p>
          </table:table-cell>
          <table:table-cell table:formula="of:=[.D18]-[.P17]" office:value-type="float" office:value="-0.423450629657774" calcext:value-type="float">
            <text:p>-0.423450629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7]+[.A18]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D17]*0.8+([.K17]*0.03)" office:value-type="float" office:value="4.44454684932174" calcext:value-type="float">
            <text:p>4.4445468493</text:p>
          </table:table-cell>
          <table:table-cell table:formula="of:=[.C18]-[.D18]" office:value-type="float" office:value="0.555453150678263" calcext:value-type="float">
            <text:p>0.5554531507</text:p>
          </table:table-cell>
          <table:table-cell table:formula="of:=[.$C$2]*[.E18]" office:value-type="float" office:value="50.5462367117219" calcext:value-type="float">
            <text:p>50.5462367117</text:p>
          </table:table-cell>
          <table:table-cell table:formula="of:=[.G17]+([.E18]*[.A18])" office:value-type="float" office:value="0.0970514829179191" calcext:value-type="float">
            <text:p>0.0970514829</text:p>
          </table:table-cell>
          <table:table-cell table:formula="of:=[.$E$2]*[.G18]" office:value-type="float" office:value="19.4102965835838" calcext:value-type="float">
            <text:p>19.4102965836</text:p>
          </table:table-cell>
          <table:table-cell table:formula="of:=([.E18]-[.E17])/[.A18]" office:value-type="float" office:value="40.0093790449982" calcext:value-type="float">
            <text:p>40.009379045</text:p>
          </table:table-cell>
          <table:table-cell table:formula="of:=[.$G$2]*[.I18]" office:value-type="float" office:value="-16.4038454084493" calcext:value-type="float">
            <text:p>-16.4038454084</text:p>
          </table:table-cell>
          <table:table-cell table:formula="of:=[.F18]+[.H18]+[.J18]" office:value-type="float" office:value="53.5526878868565" calcext:value-type="float">
            <text:p>53.5526878868565000000</text:p>
          </table:table-cell>
          <table:table-cell table:formula="of:=([.K18]-[.K17])/[.A18]" office:value-type="float" office:value="2263.03555243553" calcext:value-type="float">
            <text:p>2263.0355524355</text:p>
          </table:table-cell>
          <table:table-cell table:formula="of:=[.$Q$1]*[.P17]" office:value-type="float" office:value="4.04043790755299" calcext:value-type="float">
            <text:p>4.0404379076</text:p>
          </table:table-cell>
          <table:table-cell table:formula="of:=([.$Q$1]*[.Q17]*[.$Q$1])+[.$O$1]" office:value-type="float" office:value="1.40211053273244" calcext:value-type="float">
            <text:p>1.4021105327</text:p>
          </table:table-cell>
          <table:table-cell table:formula="of:=[.N18]/([.N18]+[.$M$1])" office:value-type="float" office:value="0.583699423330665" calcext:value-type="float">
            <text:p>0.5836994233</text:p>
          </table:table-cell>
          <table:table-cell table:formula="of:=[.M18]+[.O18]*((([.K18]*[.A18])+[.D18])-[.M18])" office:value-type="float" office:value="4.90148952457348" calcext:value-type="float">
            <text:p>4.9014895246</text:p>
          </table:table-cell>
          <table:table-cell table:formula="of:=(1-[.O18])*[.N18]" office:value-type="float" office:value="0.583699423330665" calcext:value-type="float">
            <text:p>0.5836994233</text:p>
          </table:table-cell>
          <table:table-cell table:formula="of:=[.D19]-[.P18]" office:value-type="float" office:value="0.260728591489605" calcext:value-type="float">
            <text:p>0.260728591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8]+[.A19]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formula="of:=[.D18]*0.8+([.K18]*0.03)" office:value-type="float" office:value="5.16221811606308" calcext:value-type="float">
            <text:p>5.1622181161</text:p>
          </table:table-cell>
          <table:table-cell table:formula="of:=[.C19]-[.D19]" office:value-type="float" office:value="-0.162218116063084" calcext:value-type="float">
            <text:p>-0.1622181161</text:p>
          </table:table-cell>
          <table:table-cell table:formula="of:=[.$C$2]*[.E19]" office:value-type="float" office:value="-14.7618485617406" calcext:value-type="float">
            <text:p>-14.7618485617</text:p>
          </table:table-cell>
          <table:table-cell table:formula="of:=[.G18]+([.E19]*[.A19])" office:value-type="float" office:value="0.0938071205966574" calcext:value-type="float">
            <text:p>0.0938071206</text:p>
          </table:table-cell>
          <table:table-cell table:formula="of:=[.$E$2]*[.G19]" office:value-type="float" office:value="18.7614241193315" calcext:value-type="float">
            <text:p>18.7614241193</text:p>
          </table:table-cell>
          <table:table-cell table:formula="of:=([.E19]-[.E18])/[.A19]" office:value-type="float" office:value="-35.8835633370673" calcext:value-type="float">
            <text:p>-35.8835633371</text:p>
          </table:table-cell>
          <table:table-cell table:formula="of:=[.$G$2]*[.I19]" office:value-type="float" office:value="14.7122609681976" calcext:value-type="float">
            <text:p>14.7122609682</text:p>
          </table:table-cell>
          <table:table-cell table:formula="of:=[.F19]+[.H19]+[.J19]" office:value-type="float" office:value="18.7118365257885" calcext:value-type="float">
            <text:p>18.7118365257885000000</text:p>
          </table:table-cell>
          <table:table-cell table:formula="of:=([.K19]-[.K18])/[.A19]" office:value-type="float" office:value="-1742.0425680534" calcext:value-type="float">
            <text:p>-1742.0425680534</text:p>
          </table:table-cell>
          <table:table-cell table:formula="of:=[.$Q$1]*[.P18]" office:value-type="float" office:value="4.06823630539599" calcext:value-type="float">
            <text:p>4.0682363054</text:p>
          </table:table-cell>
          <table:table-cell table:formula="of:=([.$Q$1]*[.Q18]*[.$Q$1])+[.$O$1]" office:value-type="float" office:value="1.4021105327325" calcext:value-type="float">
            <text:p>1.4021105327</text:p>
          </table:table-cell>
          <table:table-cell table:formula="of:=[.N19]/([.N19]+[.$M$1])" office:value-type="float" office:value="0.583699423330674" calcext:value-type="float">
            <text:p>0.5836994233</text:p>
          </table:table-cell>
          <table:table-cell table:formula="of:=[.M19]+[.O19]*((([.K19]*[.A19])+[.D19])-[.M19])" office:value-type="float" office:value="4.92523462120783" calcext:value-type="float">
            <text:p>4.9252346212</text:p>
          </table:table-cell>
          <table:table-cell table:formula="of:=(1-[.O19])*[.N19]" office:value-type="float" office:value="0.583699423330674" calcext:value-type="float">
            <text:p>0.5836994233</text:p>
          </table:table-cell>
          <table:table-cell table:formula="of:=[.D20]-[.P19]" office:value-type="float" office:value="-0.234105032583709" calcext:value-type="float">
            <text:p>-0.234105032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9]+[.A20]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formula="of:=[.D19]*0.8+([.K19]*0.03)" office:value-type="float" office:value="4.69112958862412" calcext:value-type="float">
            <text:p>4.6911295886</text:p>
          </table:table-cell>
          <table:table-cell table:formula="of:=[.C20]-[.D20]" office:value-type="float" office:value="0.308870411375879" calcext:value-type="float">
            <text:p>0.3088704114</text:p>
          </table:table-cell>
          <table:table-cell table:formula="of:=[.$C$2]*[.E20]" office:value-type="float" office:value="28.107207435205" calcext:value-type="float">
            <text:p>28.1072074352</text:p>
          </table:table-cell>
          <table:table-cell table:formula="of:=[.G19]+([.E20]*[.A20])" office:value-type="float" office:value="0.099984528824175" calcext:value-type="float">
            <text:p>0.0999845288</text:p>
          </table:table-cell>
          <table:table-cell table:formula="of:=[.$E$2]*[.G20]" office:value-type="float" office:value="19.996905764835" calcext:value-type="float">
            <text:p>19.9969057648</text:p>
          </table:table-cell>
          <table:table-cell table:formula="of:=([.E20]-[.E19])/[.A20]" office:value-type="float" office:value="23.5544263719481" calcext:value-type="float">
            <text:p>23.5544263719</text:p>
          </table:table-cell>
          <table:table-cell table:formula="of:=[.$G$2]*[.I20]" office:value-type="float" office:value="-9.65731481249873" calcext:value-type="float">
            <text:p>-9.6573148125</text:p>
          </table:table-cell>
          <table:table-cell table:formula="of:=[.F20]+[.H20]+[.J20]" office:value-type="float" office:value="38.4467983875412" calcext:value-type="float">
            <text:p>38.4467983875412000000</text:p>
          </table:table-cell>
          <table:table-cell table:formula="of:=([.K20]-[.K19])/[.A20]" office:value-type="float" office:value="986.748093087639" calcext:value-type="float">
            <text:p>986.7480930876</text:p>
          </table:table-cell>
          <table:table-cell table:formula="of:=[.$Q$1]*[.P19]" office:value-type="float" office:value="4.0879447356025" calcext:value-type="float">
            <text:p>4.0879447356</text:p>
          </table:table-cell>
          <table:table-cell table:formula="of:=([.$Q$1]*[.Q19]*[.$Q$1])+[.$O$1]" office:value-type="float" office:value="1.4021105327325" calcext:value-type="float">
            <text:p>1.4021105327</text:p>
          </table:table-cell>
          <table:table-cell table:formula="of:=[.N20]/([.N20]+[.$M$1])" office:value-type="float" office:value="0.583699423330675" calcext:value-type="float">
            <text:p>0.5836994233</text:p>
          </table:table-cell>
          <table:table-cell table:formula="of:=[.M20]+[.O20]*((([.K20]*[.A20])+[.D20])-[.M20])" office:value-type="float" office:value="4.88885086742739" calcext:value-type="float">
            <text:p>4.8888508674</text:p>
          </table:table-cell>
          <table:table-cell table:formula="of:=(1-[.O20])*[.N20]" office:value-type="float" office:value="0.583699423330675" calcext:value-type="float">
            <text:p>0.5836994233</text:p>
          </table:table-cell>
          <table:table-cell table:formula="of:=[.D21]-[.P20]" office:value-type="float" office:value="0.017456755098145" calcext:value-type="float">
            <text:p>0.017456755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0]+[.A21]"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formula="of:=[.D20]*0.8+([.K20]*0.03)" office:value-type="float" office:value="4.90630762252553" calcext:value-type="float">
            <text:p>4.9063076225</text:p>
          </table:table-cell>
          <table:table-cell table:formula="of:=[.C21]-[.D21]" office:value-type="float" office:value="0.0936923774744658" calcext:value-type="float">
            <text:p>0.0936923775</text:p>
          </table:table-cell>
          <table:table-cell table:formula="of:=[.$C$2]*[.E21]" office:value-type="float" office:value="8.52600635017639" calcext:value-type="float">
            <text:p>8.5260063502</text:p>
          </table:table-cell>
          <table:table-cell table:formula="of:=[.G20]+([.E21]*[.A21])" office:value-type="float" office:value="0.101858376373664" calcext:value-type="float">
            <text:p>0.1018583764</text:p>
          </table:table-cell>
          <table:table-cell table:formula="of:=[.$E$2]*[.G21]" office:value-type="float" office:value="20.3716752747329" calcext:value-type="float">
            <text:p>20.3716752747</text:p>
          </table:table-cell>
          <table:table-cell table:formula="of:=([.E21]-[.E20])/[.A21]" office:value-type="float" office:value="-10.7589016950707" calcext:value-type="float">
            <text:p>-10.7589016951</text:p>
          </table:table-cell>
          <table:table-cell table:formula="of:=[.$G$2]*[.I21]" office:value-type="float" office:value="4.41114969497897" calcext:value-type="float">
            <text:p>4.411149695</text:p>
          </table:table-cell>
          <table:table-cell table:formula="of:=[.F21]+[.H21]+[.J21]" office:value-type="float" office:value="33.3088313198882" calcext:value-type="float">
            <text:p>33.3088313198882000000</text:p>
          </table:table-cell>
          <table:table-cell table:formula="of:=([.K21]-[.K20])/[.A21]" office:value-type="float" office:value="-256.898353382651" calcext:value-type="float">
            <text:p>-256.8983533827</text:p>
          </table:table-cell>
          <table:table-cell table:formula="of:=[.$Q$1]*[.P20]" office:value-type="float" office:value="4.05774621996473" calcext:value-type="float">
            <text:p>4.05774622</text:p>
          </table:table-cell>
          <table:table-cell table:formula="of:=([.$Q$1]*[.Q20]*[.$Q$1])+[.$O$1]" office:value-type="float" office:value="1.4021105327325" calcext:value-type="float">
            <text:p>1.4021105327</text:p>
          </table:table-cell>
          <table:table-cell table:formula="of:=[.N21]/([.N21]+[.$M$1])" office:value-type="float" office:value="0.583699423330675" calcext:value-type="float">
            <text:p>0.5836994233</text:p>
          </table:table-cell>
          <table:table-cell table:formula="of:=[.M21]+[.O21]*((([.K21]*[.A21])+[.D21])-[.M21])" office:value-type="float" office:value="4.94189793396489" calcext:value-type="float">
            <text:p>4.941897934</text:p>
          </table:table-cell>
          <table:table-cell table:formula="of:=(1-[.O21])*[.N21]" office:value-type="float" office:value="0.583699423330675" calcext:value-type="float">
            <text:p>0.5836994233</text:p>
          </table:table-cell>
          <table:table-cell table:formula="of:=[.D22]-[.P21]" office:value-type="float" office:value="-0.0175868963478179" calcext:value-type="float">
            <text:p>-0.017586896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1]+[.A22]"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formula="of:=[.D21]*0.8+([.K21]*0.03)" office:value-type="float" office:value="4.92431103761707" calcext:value-type="float">
            <text:p>4.9243110376</text:p>
          </table:table-cell>
          <table:table-cell table:formula="of:=[.C22]-[.D22]" office:value-type="float" office:value="0.0756889623829267" calcext:value-type="float">
            <text:p>0.0756889624</text:p>
          </table:table-cell>
          <table:table-cell table:formula="of:=[.$C$2]*[.E22]" office:value-type="float" office:value="6.88769557684633" calcext:value-type="float">
            <text:p>6.8876955768</text:p>
          </table:table-cell>
          <table:table-cell table:formula="of:=[.G21]+([.E22]*[.A22])" office:value-type="float" office:value="0.103372155621323" calcext:value-type="float">
            <text:p>0.1033721556</text:p>
          </table:table-cell>
          <table:table-cell table:formula="of:=[.$E$2]*[.G22]" office:value-type="float" office:value="20.6744311242646" calcext:value-type="float">
            <text:p>20.6744311243</text:p>
          </table:table-cell>
          <table:table-cell table:formula="of:=([.E22]-[.E21])/[.A22]" office:value-type="float" office:value="-0.900170754576957" calcext:value-type="float">
            <text:p>-0.9001707546</text:p>
          </table:table-cell>
          <table:table-cell table:formula="of:=[.$G$2]*[.I22]" office:value-type="float" office:value="0.369070009376552" calcext:value-type="float">
            <text:p>0.3690700094</text:p>
          </table:table-cell>
          <table:table-cell table:formula="of:=[.F22]+[.H22]+[.J22]" office:value-type="float" office:value="27.9311967104874" calcext:value-type="float">
            <text:p>27.9311967104874000000</text:p>
          </table:table-cell>
          <table:table-cell table:formula="of:=([.K22]-[.K21])/[.A22]" office:value-type="float" office:value="-268.881730470038" calcext:value-type="float">
            <text:p>-268.88173047</text:p>
          </table:table-cell>
          <table:table-cell table:formula="of:=[.$Q$1]*[.P21]" office:value-type="float" office:value="4.10177528519086" calcext:value-type="float">
            <text:p>4.1017752852</text:p>
          </table:table-cell>
          <table:table-cell table:formula="of:=([.$Q$1]*[.Q21]*[.$Q$1])+[.$O$1]" office:value-type="float" office:value="1.4021105327325" calcext:value-type="float">
            <text:p>1.4021105327</text:p>
          </table:table-cell>
          <table:table-cell table:formula="of:=[.N22]/([.N22]+[.$M$1])" office:value-type="float" office:value="0.583699423330675" calcext:value-type="float">
            <text:p>0.5836994233</text:p>
          </table:table-cell>
          <table:table-cell table:formula="of:=[.M22]+[.O22]*((([.K22]*[.A22])+[.D22])-[.M22])" office:value-type="float" office:value="4.90795739780785" calcext:value-type="float">
            <text:p>4.9079573978</text:p>
          </table:table-cell>
          <table:table-cell table:formula="of:=(1-[.O22])*[.N22]" office:value-type="float" office:value="0.583699423330675" calcext:value-type="float">
            <text:p>0.5836994233</text:p>
          </table:table-cell>
          <table:table-cell table:formula="of:=[.D23]-[.P22]" office:value-type="float" office:value="-0.130572666399565" calcext:value-type="float">
            <text:p>-0.13057266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2]+[.A23]"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formula="of:=[.D22]*0.8+([.K22]*0.03)" office:value-type="float" office:value="4.77738473140828" calcext:value-type="float">
            <text:p>4.7773847314</text:p>
          </table:table-cell>
          <table:table-cell table:formula="of:=[.C23]-[.D23]" office:value-type="float" office:value="0.222615268591718" calcext:value-type="float">
            <text:p>0.2226152686</text:p>
          </table:table-cell>
          <table:table-cell table:formula="of:=[.$C$2]*[.E23]" office:value-type="float" office:value="20.2579894418463" calcext:value-type="float">
            <text:p>20.2579894418</text:p>
          </table:table-cell>
          <table:table-cell table:formula="of:=[.G22]+([.E23]*[.A23])" office:value-type="float" office:value="0.107824460993157" calcext:value-type="float">
            <text:p>0.107824461</text:p>
          </table:table-cell>
          <table:table-cell table:formula="of:=[.$E$2]*[.G23]" office:value-type="float" office:value="21.5648921986314" calcext:value-type="float">
            <text:p>21.5648921986</text:p>
          </table:table-cell>
          <table:table-cell table:formula="of:=([.E23]-[.E22])/[.A23]" office:value-type="float" office:value="7.34631531043957" calcext:value-type="float">
            <text:p>7.3463153104</text:p>
          </table:table-cell>
          <table:table-cell table:formula="of:=[.$G$2]*[.I23]" office:value-type="float" office:value="-3.01198927728022" calcext:value-type="float">
            <text:p>-3.0119892773</text:p>
          </table:table-cell>
          <table:table-cell table:formula="of:=[.F23]+[.H23]+[.J23]" office:value-type="float" office:value="38.8108923631975" calcext:value-type="float">
            <text:p>38.8108923631975000000</text:p>
          </table:table-cell>
          <table:table-cell table:formula="of:=([.K23]-[.K22])/[.A23]" office:value-type="float" office:value="543.984782635505" calcext:value-type="float">
            <text:p>543.9847826355</text:p>
          </table:table-cell>
          <table:table-cell table:formula="of:=[.$Q$1]*[.P22]" office:value-type="float" office:value="4.07360464018051" calcext:value-type="float">
            <text:p>4.0736046402</text:p>
          </table:table-cell>
          <table:table-cell table:formula="of:=([.$Q$1]*[.Q22]*[.$Q$1])+[.$O$1]" office:value-type="float" office:value="1.4021105327325" calcext:value-type="float">
            <text:p>1.4021105327</text:p>
          </table:table-cell>
          <table:table-cell table:formula="of:=[.N23]/([.N23]+[.$M$1])" office:value-type="float" office:value="0.583699423330675" calcext:value-type="float">
            <text:p>0.5836994233</text:p>
          </table:table-cell>
          <table:table-cell table:formula="of:=[.M23]+[.O23]*((([.K23]*[.A23])+[.D23])-[.M23])" office:value-type="float" office:value="4.93747858340872" calcext:value-type="float">
            <text:p>4.9374785834</text:p>
          </table:table-cell>
          <table:table-cell table:formula="of:=(1-[.O23])*[.N23]" office:value-type="float" office:value="0.583699423330675" calcext:value-type="float">
            <text:p>0.5836994233</text:p>
          </table:table-cell>
          <table:table-cell table:formula="of:=[.D24]-[.P23]" office:value-type="float" office:value="0.0487559726138338" calcext:value-type="float">
            <text:p>0.048755972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3]+[.A24]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formula="of:=[.D23]*0.8+([.K23]*0.03)" office:value-type="float" office:value="4.98623455602255" calcext:value-type="float">
            <text:p>4.986234556</text:p>
          </table:table-cell>
          <table:table-cell table:formula="of:=[.C24]-[.D24]" office:value-type="float" office:value="0.0137654439774479" calcext:value-type="float">
            <text:p>0.013765444</text:p>
          </table:table-cell>
          <table:table-cell table:formula="of:=[.$C$2]*[.E24]" office:value-type="float" office:value="1.25265540194776" calcext:value-type="float">
            <text:p>1.2526554019</text:p>
          </table:table-cell>
          <table:table-cell table:formula="of:=[.G23]+([.E24]*[.A24])" office:value-type="float" office:value="0.108099769872706" calcext:value-type="float">
            <text:p>0.1080997699</text:p>
          </table:table-cell>
          <table:table-cell table:formula="of:=[.$E$2]*[.G24]" office:value-type="float" office:value="21.6199539745412" calcext:value-type="float">
            <text:p>21.6199539745</text:p>
          </table:table-cell>
          <table:table-cell table:formula="of:=([.E24]-[.E23])/[.A24]" office:value-type="float" office:value="-10.4424912307135" calcext:value-type="float">
            <text:p>-10.4424912307</text:p>
          </table:table-cell>
          <table:table-cell table:formula="of:=[.$G$2]*[.I24]" office:value-type="float" office:value="4.28142140459254" calcext:value-type="float">
            <text:p>4.2814214046</text:p>
          </table:table-cell>
          <table:table-cell table:formula="of:=[.F24]+[.H24]+[.J24]" office:value-type="float" office:value="27.1540307810815" calcext:value-type="float">
            <text:p>27.1540307810815000000</text:p>
          </table:table-cell>
          <table:table-cell table:formula="of:=([.K24]-[.K23])/[.A24]" office:value-type="float" office:value="-582.843079105801" calcext:value-type="float">
            <text:p>-582.8430791058</text:p>
          </table:table-cell>
          <table:table-cell table:formula="of:=[.$Q$1]*[.P23]" office:value-type="float" office:value="4.09810722422924" calcext:value-type="float">
            <text:p>4.0981072242</text:p>
          </table:table-cell>
          <table:table-cell table:formula="of:=([.$Q$1]*[.Q23]*[.$Q$1])+[.$O$1]" office:value-type="float" office:value="1.4021105327325" calcext:value-type="float">
            <text:p>1.4021105327</text:p>
          </table:table-cell>
          <table:table-cell table:formula="of:=[.N24]/([.N24]+[.$M$1])" office:value-type="float" office:value="0.583699423330675" calcext:value-type="float">
            <text:p>0.5836994233</text:p>
          </table:table-cell>
          <table:table-cell table:formula="of:=[.M24]+[.O24]*((([.K24]*[.A24])+[.D24])-[.M24])" office:value-type="float" office:value="4.93350247780162" calcext:value-type="float">
            <text:p>4.9335024778</text:p>
          </table:table-cell>
          <table:table-cell table:formula="of:=(1-[.O24])*[.N24]" office:value-type="float" office:value="0.583699423330675" calcext:value-type="float">
            <text:p>0.5836994233</text:p>
          </table:table-cell>
          <table:table-cell table:formula="of:=[.D25]-[.P24]" office:value-type="float" office:value="-0.129893909551131" calcext:value-type="float">
            <text:p>-0.12989390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4]+[.A25]"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formula="of:=[.D24]*0.8+([.K24]*0.03)" office:value-type="float" office:value="4.80360856825049" calcext:value-type="float">
            <text:p>4.8036085683</text:p>
          </table:table-cell>
          <table:table-cell table:formula="of:=[.C25]-[.D25]" office:value-type="float" office:value="0.196391431749512" calcext:value-type="float">
            <text:p>0.1963914317</text:p>
          </table:table-cell>
          <table:table-cell table:formula="of:=[.$C$2]*[.E25]" office:value-type="float" office:value="17.8716202892056" calcext:value-type="float">
            <text:p>17.8716202892</text:p>
          </table:table-cell>
          <table:table-cell table:formula="of:=[.G24]+([.E25]*[.A25])" office:value-type="float" office:value="0.112027598507696" calcext:value-type="float">
            <text:p>0.1120275985</text:p>
          </table:table-cell>
          <table:table-cell table:formula="of:=[.$E$2]*[.G25]" office:value-type="float" office:value="22.4055197015393" calcext:value-type="float">
            <text:p>22.4055197015</text:p>
          </table:table-cell>
          <table:table-cell table:formula="of:=([.E25]-[.E24])/[.A25]" office:value-type="float" office:value="9.1312993886032" calcext:value-type="float">
            <text:p>9.1312993886</text:p>
          </table:table-cell>
          <table:table-cell table:formula="of:=[.$G$2]*[.I25]" office:value-type="float" office:value="-3.74383274932731" calcext:value-type="float">
            <text:p>-3.7438327493</text:p>
          </table:table-cell>
          <table:table-cell table:formula="of:=[.F25]+[.H25]+[.J25]" office:value-type="float" office:value="36.5333072414175" calcext:value-type="float">
            <text:p>36.5333072414175000000</text:p>
          </table:table-cell>
          <table:table-cell table:formula="of:=([.K25]-[.K24])/[.A25]" office:value-type="float" office:value="468.963823016801" calcext:value-type="float">
            <text:p>468.9638230168</text:p>
          </table:table-cell>
          <table:table-cell table:formula="of:=[.$Q$1]*[.P24]" office:value-type="float" office:value="4.09480705657535" calcext:value-type="float">
            <text:p>4.0948070566</text:p>
          </table:table-cell>
          <table:table-cell table:formula="of:=([.$Q$1]*[.Q24]*[.$Q$1])+[.$O$1]" office:value-type="float" office:value="1.4021105327325" calcext:value-type="float">
            <text:p>1.4021105327</text:p>
          </table:table-cell>
          <table:table-cell table:formula="of:=[.N25]/([.N25]+[.$M$1])" office:value-type="float" office:value="0.583699423330675" calcext:value-type="float">
            <text:p>0.5836994233</text:p>
          </table:table-cell>
          <table:table-cell table:formula="of:=[.M25]+[.O25]*((([.K25]*[.A25])+[.D25])-[.M25])" office:value-type="float" office:value="4.93502349757959" calcext:value-type="float">
            <text:p>4.9350234976</text:p>
          </table:table-cell>
          <table:table-cell table:formula="of:=(1-[.O25])*[.N25]" office:value-type="float" office:value="0.583699423330675" calcext:value-type="float">
            <text:p>0.5836994233</text:p>
          </table:table-cell>
          <table:table-cell table:formula="of:=[.D26]-[.P25]" office:value-type="float" office:value="0.0038625742633247" calcext:value-type="float">
            <text:p>0.003862574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5]+[.A26]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formula="of:=[.D25]*0.8+([.K25]*0.03)" office:value-type="float" office:value="4.93888607184292" calcext:value-type="float">
            <text:p>4.9388860718</text:p>
          </table:table-cell>
          <table:table-cell table:formula="of:=[.C26]-[.D26]" office:value-type="float" office:value="0.0611139281570834" calcext:value-type="float">
            <text:p>0.0611139282</text:p>
          </table:table-cell>
          <table:table-cell table:formula="of:=[.$C$2]*[.E26]" office:value-type="float" office:value="5.56136746229459" calcext:value-type="float">
            <text:p>5.5613674623</text:p>
          </table:table-cell>
          <table:table-cell table:formula="of:=[.G25]+([.E26]*[.A26])" office:value-type="float" office:value="0.113249877070838" calcext:value-type="float">
            <text:p>0.1132498771</text:p>
          </table:table-cell>
          <table:table-cell table:formula="of:=[.$E$2]*[.G26]" office:value-type="float" office:value="22.6499754141676" calcext:value-type="float">
            <text:p>22.6499754142</text:p>
          </table:table-cell>
          <table:table-cell table:formula="of:=([.E26]-[.E25])/[.A26]" office:value-type="float" office:value="-6.76387517962143" calcext:value-type="float">
            <text:p>-6.7638751796</text:p>
          </table:table-cell>
          <table:table-cell table:formula="of:=[.$G$2]*[.I26]" office:value-type="float" office:value="2.77318882364478" calcext:value-type="float">
            <text:p>2.7731888236</text:p>
          </table:table-cell>
          <table:table-cell table:formula="of:=[.F26]+[.H26]+[.J26]" office:value-type="float" office:value="30.984531700107" calcext:value-type="float">
            <text:p>30.9845317001070000000</text:p>
          </table:table-cell>
          <table:table-cell table:formula="of:=([.K26]-[.K25])/[.A26]" office:value-type="float" office:value="-277.438777065528" calcext:value-type="float">
            <text:p>-277.4387770655</text:p>
          </table:table-cell>
          <table:table-cell table:formula="of:=[.$Q$1]*[.P25]" office:value-type="float" office:value="4.09606950299106" calcext:value-type="float">
            <text:p>4.096069503</text:p>
          </table:table-cell>
          <table:table-cell table:formula="of:=([.$Q$1]*[.Q25]*[.$Q$1])+[.$O$1]" office:value-type="float" office:value="1.4021105327325" calcext:value-type="float">
            <text:p>1.4021105327</text:p>
          </table:table-cell>
          <table:table-cell table:formula="of:=[.N26]/([.N26]+[.$M$1])" office:value-type="float" office:value="0.583699423330675" calcext:value-type="float">
            <text:p>0.5836994233</text:p>
          </table:table-cell>
          <table:table-cell table:formula="of:=[.M26]+[.O26]*((([.K26]*[.A26])+[.D26])-[.M26])" office:value-type="float" office:value="4.9497341139139" calcext:value-type="float">
            <text:p>4.9497341139</text:p>
          </table:table-cell>
          <table:table-cell table:formula="of:=(1-[.O26])*[.N26]" office:value-type="float" office:value="0.583699423330675" calcext:value-type="float">
            <text:p>0.5836994233</text:p>
          </table:table-cell>
          <table:table-cell table:formula="of:=[.D27]-[.P26]" office:value-type="float" office:value="-0.0690893054363535" calcext:value-type="float">
            <text:p>-0.069089305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6]+[.A27]"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formula="of:=[.D26]*0.8+([.K26]*0.03)" office:value-type="float" office:value="4.88064480847754" calcext:value-type="float">
            <text:p>4.8806448085</text:p>
          </table:table-cell>
          <table:table-cell table:formula="of:=[.C27]-[.D27]" office:value-type="float" office:value="0.119355191522457" calcext:value-type="float">
            <text:p>0.1193551915</text:p>
          </table:table-cell>
          <table:table-cell table:formula="of:=[.$C$2]*[.E27]" office:value-type="float" office:value="10.8613224285436" calcext:value-type="float">
            <text:p>10.8613224285</text:p>
          </table:table-cell>
          <table:table-cell table:formula="of:=[.G26]+([.E27]*[.A27])" office:value-type="float" office:value="0.115636980901287" calcext:value-type="float">
            <text:p>0.1156369809</text:p>
          </table:table-cell>
          <table:table-cell table:formula="of:=[.$E$2]*[.G27]" office:value-type="float" office:value="23.1273961802574" calcext:value-type="float">
            <text:p>23.1273961803</text:p>
          </table:table-cell>
          <table:table-cell table:formula="of:=([.E27]-[.E26])/[.A27]" office:value-type="float" office:value="2.91206316826869" calcext:value-type="float">
            <text:p>2.9120631683</text:p>
          </table:table-cell>
          <table:table-cell table:formula="of:=[.$G$2]*[.I27]" office:value-type="float" office:value="-1.19394589899016" calcext:value-type="float">
            <text:p>-1.193945899</text:p>
          </table:table-cell>
          <table:table-cell table:formula="of:=[.F27]+[.H27]+[.J27]" office:value-type="float" office:value="32.7947727098109" calcext:value-type="float">
            <text:p>32.7947727098109000000</text:p>
          </table:table-cell>
          <table:table-cell table:formula="of:=([.K27]-[.K26])/[.A27]" office:value-type="float" office:value="90.5120504851949" calcext:value-type="float">
            <text:p>90.5120504852</text:p>
          </table:table-cell>
          <table:table-cell table:formula="of:=[.$Q$1]*[.P26]" office:value-type="float" office:value="4.10827931454853" calcext:value-type="float">
            <text:p>4.1082793145</text:p>
          </table:table-cell>
          <table:table-cell table:formula="of:=([.$Q$1]*[.Q26]*[.$Q$1])+[.$O$1]" office:value-type="float" office:value="1.4021105327325" calcext:value-type="float">
            <text:p>1.4021105327</text:p>
          </table:table-cell>
          <table:table-cell table:formula="of:=[.N27]/([.N27]+[.$M$1])" office:value-type="float" office:value="0.583699423330675" calcext:value-type="float">
            <text:p>0.5836994233</text:p>
          </table:table-cell>
          <table:table-cell table:formula="of:=[.M27]+[.O27]*((([.K27]*[.A27])+[.D27])-[.M27])" office:value-type="float" office:value="4.94195440633495" calcext:value-type="float">
            <text:p>4.9419544063</text:p>
          </table:table-cell>
          <table:table-cell table:formula="of:=(1-[.O27])*[.N27]" office:value-type="float" office:value="0.583699423330675" calcext:value-type="float">
            <text:p>0.5836994233</text:p>
          </table:table-cell>
          <table:table-cell table:formula="of:=[.D28]-[.P27]" office:value-type="float" office:value="-0.0535953782585912" calcext:value-type="float">
            <text:p>-0.053595378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7]+[.A28]"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formula="of:=[.D27]*0.8+([.K27]*0.03)" office:value-type="float" office:value="4.88835902807636" calcext:value-type="float">
            <text:p>4.8883590281</text:p>
          </table:table-cell>
          <table:table-cell table:formula="of:=[.C28]-[.D28]" office:value-type="float" office:value="5.11164097192364" calcext:value-type="float">
            <text:p>5.1116409719</text:p>
          </table:table-cell>
          <table:table-cell table:formula="of:=[.$C$2]*[.E28]" office:value-type="float" office:value="465.159328445051" calcext:value-type="float">
            <text:p>465.1593284451</text:p>
          </table:table-cell>
          <table:table-cell table:formula="of:=[.G27]+([.E28]*[.A28])" office:value-type="float" office:value="0.21786980033976" calcext:value-type="float">
            <text:p>0.2178698003</text:p>
          </table:table-cell>
          <table:table-cell table:formula="of:=[.$E$2]*[.G28]" office:value-type="float" office:value="43.573960067952" calcext:value-type="float">
            <text:p>43.573960068</text:p>
          </table:table-cell>
          <table:table-cell table:formula="of:=([.E28]-[.E27])/[.A28]" office:value-type="float" office:value="249.614289020059" calcext:value-type="float">
            <text:p>249.6142890201</text:p>
          </table:table-cell>
          <table:table-cell table:formula="of:=[.$G$2]*[.I28]" office:value-type="float" office:value="-102.341858498224" calcext:value-type="float">
            <text:p>-102.3418584982</text:p>
          </table:table-cell>
          <table:table-cell table:formula="of:=[.F28]+[.H28]+[.J28]" office:value-type="float" office:value="406.391430014779" calcext:value-type="float">
            <text:p>406.3914300147790000000</text:p>
          </table:table-cell>
          <table:table-cell table:formula="of:=([.K28]-[.K27])/[.A28]" office:value-type="float" office:value="18679.8328652484" calcext:value-type="float">
            <text:p>18679.8328652484</text:p>
          </table:table-cell>
          <table:table-cell table:formula="of:=[.$Q$1]*[.P27]" office:value-type="float" office:value="4.10182215725801" calcext:value-type="float">
            <text:p>4.1018221573</text:p>
          </table:table-cell>
          <table:table-cell table:formula="of:=([.$Q$1]*[.Q27]*[.$Q$1])+[.$O$1]" office:value-type="float" office:value="1.4021105327325" calcext:value-type="float">
            <text:p>1.4021105327</text:p>
          </table:table-cell>
          <table:table-cell table:formula="of:=[.N28]/([.N28]+[.$M$1])" office:value-type="float" office:value="0.583699423330675" calcext:value-type="float">
            <text:p>0.5836994233</text:p>
          </table:table-cell>
          <table:table-cell table:formula="of:=[.M28]+[.O28]*((([.K28]*[.A28])+[.D28])-[.M28])" office:value-type="float" office:value="9.30513214210609" calcext:value-type="float">
            <text:p>9.3051321421</text:p>
          </table:table-cell>
          <table:table-cell table:formula="of:=(1-[.O28])*[.N28]" office:value-type="float" office:value="0.583699423330675" calcext:value-type="float">
            <text:p>0.5836994233</text:p>
          </table:table-cell>
          <table:table-cell table:formula="of:=[.D29]-[.P28]" office:value-type="float" office:value="6.79729798079836" calcext:value-type="float">
            <text:p>6.797297980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8]+[.A29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D28]*0.8+([.K28]*0.03)" office:value-type="float" office:value="16.1024301229045" calcext:value-type="float">
            <text:p>16.1024301229</text:p>
          </table:table-cell>
          <table:table-cell table:formula="of:=[.C29]-[.D29]" office:value-type="float" office:value="-6.10243012290445" calcext:value-type="float">
            <text:p>-6.1024301229</text:p>
          </table:table-cell>
          <table:table-cell table:formula="of:=[.$C$2]*[.E29]" office:value-type="float" office:value="-555.321141184305" calcext:value-type="float">
            <text:p>-555.3211411843</text:p>
          </table:table-cell>
          <table:table-cell table:formula="of:=[.G28]+([.E29]*[.A29])" office:value-type="float" office:value="0.0958211978816709" calcext:value-type="float">
            <text:p>0.0958211979</text:p>
          </table:table-cell>
          <table:table-cell table:formula="of:=[.$E$2]*[.G29]" office:value-type="float" office:value="19.1642395763342" calcext:value-type="float">
            <text:p>19.1642395763</text:p>
          </table:table-cell>
          <table:table-cell table:formula="of:=([.E29]-[.E28])/[.A29]" office:value-type="float" office:value="-560.703554741405" calcext:value-type="float">
            <text:p>-560.7035547414</text:p>
          </table:table-cell>
          <table:table-cell table:formula="of:=[.$G$2]*[.I29]" office:value-type="float" office:value="229.888457443976" calcext:value-type="float">
            <text:p>229.888457444</text:p>
          </table:table-cell>
          <table:table-cell table:formula="of:=[.F29]+[.H29]+[.J29]" office:value-type="float" office:value="-306.268444163995" calcext:value-type="float">
            <text:p>-306.2684441639950000000</text:p>
          </table:table-cell>
          <table:table-cell table:formula="of:=([.K29]-[.K28])/[.A29]" office:value-type="float" office:value="-35632.9937089387" calcext:value-type="float">
            <text:p>-35632.9937089387</text:p>
          </table:table-cell>
          <table:table-cell table:formula="of:=[.$Q$1]*[.P28]" office:value-type="float" office:value="7.72325967794806" calcext:value-type="float">
            <text:p>7.7232596779</text:p>
          </table:table-cell>
          <table:table-cell table:formula="of:=([.$Q$1]*[.Q28]*[.$Q$1])+[.$O$1]" office:value-type="float" office:value="1.4021105327325" calcext:value-type="float">
            <text:p>1.4021105327</text:p>
          </table:table-cell>
          <table:table-cell table:formula="of:=[.N29]/([.N29]+[.$M$1])" office:value-type="float" office:value="0.583699423330675" calcext:value-type="float">
            <text:p>0.5836994233</text:p>
          </table:table-cell>
          <table:table-cell table:formula="of:=[.M29]+[.O29]*((([.K29]*[.A29])+[.D29])-[.M29])" office:value-type="float" office:value="9.0388023498004" calcext:value-type="float">
            <text:p>9.0388023498</text:p>
          </table:table-cell>
          <table:table-cell table:formula="of:=(1-[.O29])*[.N29]" office:value-type="float" office:value="0.583699423330675" calcext:value-type="float">
            <text:p>0.5836994233</text:p>
          </table:table-cell>
          <table:table-cell table:formula="of:=[.D30]-[.P29]" office:value-type="float" office:value="-5.34491157639669" calcext:value-type="float">
            <text:p>-5.34491157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9]+[.A30]"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formula="of:=[.D29]*0.8+([.K29]*0.03)" office:value-type="float" office:value="3.69389077340371" calcext:value-type="float">
            <text:p>3.6938907734</text:p>
          </table:table-cell>
          <table:table-cell table:formula="of:=[.C30]-[.D30]" office:value-type="float" office:value="6.30610922659629" calcext:value-type="float">
            <text:p>6.3061092266</text:p>
          </table:table-cell>
          <table:table-cell table:formula="of:=[.$C$2]*[.E30]" office:value-type="float" office:value="573.855939620263" calcext:value-type="float">
            <text:p>573.8559396203</text:p>
          </table:table-cell>
          <table:table-cell table:formula="of:=[.G29]+([.E30]*[.A30])" office:value-type="float" office:value="0.221943382413597" calcext:value-type="float">
            <text:p>0.2219433824</text:p>
          </table:table-cell>
          <table:table-cell table:formula="of:=[.$E$2]*[.G30]" office:value-type="float" office:value="44.3886764827194" calcext:value-type="float">
            <text:p>44.3886764827</text:p>
          </table:table-cell>
          <table:table-cell table:formula="of:=([.E30]-[.E29])/[.A30]" office:value-type="float" office:value="620.426967475037" calcext:value-type="float">
            <text:p>620.426967475</text:p>
          </table:table-cell>
          <table:table-cell table:formula="of:=[.$G$2]*[.I30]" office:value-type="float" office:value="-254.375056664765" calcext:value-type="float">
            <text:p>-254.3750566648</text:p>
          </table:table-cell>
          <table:table-cell table:formula="of:=[.F30]+[.H30]+[.J30]" office:value-type="float" office:value="363.869559438217" calcext:value-type="float">
            <text:p>363.8695594382170000000</text:p>
          </table:table-cell>
          <table:table-cell table:formula="of:=([.K30]-[.K29])/[.A30]" office:value-type="float" office:value="33506.9001801106" calcext:value-type="float">
            <text:p>33506.9001801106</text:p>
          </table:table-cell>
          <table:table-cell table:formula="of:=[.$Q$1]*[.P29]" office:value-type="float" office:value="7.50220595033433" calcext:value-type="float">
            <text:p>7.5022059503</text:p>
          </table:table-cell>
          <table:table-cell table:formula="of:=([.$Q$1]*[.Q29]*[.$Q$1])+[.$O$1]" office:value-type="float" office:value="1.4021105327325" calcext:value-type="float">
            <text:p>1.4021105327</text:p>
          </table:table-cell>
          <table:table-cell table:formula="of:=[.N30]/([.N30]+[.$M$1])" office:value-type="float" office:value="0.583699423330675" calcext:value-type="float">
            <text:p>0.5836994233</text:p>
          </table:table-cell>
          <table:table-cell table:formula="of:=[.M30]+[.O30]*((([.K30]*[.A30])+[.D30])-[.M30])" office:value-type="float" office:value="9.52710361793195" calcext:value-type="float">
            <text:p>9.5271036179</text:p>
          </table:table-cell>
          <table:table-cell table:formula="of:=(1-[.O30])*[.N30]" office:value-type="float" office:value="0.583699423330675" calcext:value-type="float">
            <text:p>0.5836994233</text:p>
          </table:table-cell>
          <table:table-cell table:formula="of:=[.D31]-[.P30]" office:value-type="float" office:value="4.34409578393752" calcext:value-type="float">
            <text:p>4.344095783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0]+[.A31]"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formula="of:=[.D30]*0.8+([.K30]*0.03)" office:value-type="float" office:value="13.8711994018695" calcext:value-type="float">
            <text:p>13.8711994019</text:p>
          </table:table-cell>
          <table:table-cell table:formula="of:=[.C31]-[.D31]" office:value-type="float" office:value="-3.87119940186947" calcext:value-type="float">
            <text:p>-3.8711994019</text:p>
          </table:table-cell>
          <table:table-cell table:formula="of:=[.$C$2]*[.E31]" office:value-type="float" office:value="-352.279145570121" calcext:value-type="float">
            <text:p>-352.2791455701</text:p>
          </table:table-cell>
          <table:table-cell table:formula="of:=[.G30]+([.E31]*[.A31])" office:value-type="float" office:value="0.144519394376207" calcext:value-type="float">
            <text:p>0.1445193944</text:p>
          </table:table-cell>
          <table:table-cell table:formula="of:=[.$E$2]*[.G31]" office:value-type="float" office:value="28.9038788752415" calcext:value-type="float">
            <text:p>28.9038788752</text:p>
          </table:table-cell>
          <table:table-cell table:formula="of:=([.E31]-[.E30])/[.A31]" office:value-type="float" office:value="-508.865431423288" calcext:value-type="float">
            <text:p>-508.8654314233</text:p>
          </table:table-cell>
          <table:table-cell table:formula="of:=[.$G$2]*[.I31]" office:value-type="float" office:value="208.634826883548" calcext:value-type="float">
            <text:p>208.6348268835</text:p>
          </table:table-cell>
          <table:table-cell table:formula="of:=[.F31]+[.H31]+[.J31]" office:value-type="float" office:value="-114.740439811332" calcext:value-type="float">
            <text:p>-114.7404398113320000000</text:p>
          </table:table-cell>
          <table:table-cell table:formula="of:=([.K31]-[.K30])/[.A31]" office:value-type="float" office:value="-23930.4999624774" calcext:value-type="float">
            <text:p>-23930.4999624774</text:p>
          </table:table-cell>
          <table:table-cell table:formula="of:=[.$Q$1]*[.P30]" office:value-type="float" office:value="7.90749600288352" calcext:value-type="float">
            <text:p>7.9074960029</text:p>
          </table:table-cell>
          <table:table-cell table:formula="of:=([.$Q$1]*[.Q30]*[.$Q$1])+[.$O$1]" office:value-type="float" office:value="1.4021105327325" calcext:value-type="float">
            <text:p>1.4021105327</text:p>
          </table:table-cell>
          <table:table-cell table:formula="of:=[.N31]/([.N31]+[.$M$1])" office:value-type="float" office:value="0.583699423330675" calcext:value-type="float">
            <text:p>0.5836994233</text:p>
          </table:table-cell>
          <table:table-cell table:formula="of:=[.M31]+[.O31]*((([.K31]*[.A31])+[.D31])-[.M31])" office:value-type="float" office:value="10.0490276667752" calcext:value-type="float">
            <text:p>10.0490276668</text:p>
          </table:table-cell>
          <table:table-cell table:formula="of:=(1-[.O31])*[.N31]" office:value-type="float" office:value="0.583699423330675" calcext:value-type="float">
            <text:p>0.5836994233</text:p>
          </table:table-cell>
          <table:table-cell table:formula="of:=[.D32]-[.P31]" office:value-type="float" office:value="-2.39428133961953" calcext:value-type="float">
            <text:p>-2.39428133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1]+[.A32]"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formula="of:=[.D31]*0.8+([.K31]*0.03)" office:value-type="float" office:value="7.65474632715562" calcext:value-type="float">
            <text:p>7.6547463272</text:p>
          </table:table-cell>
          <table:table-cell table:formula="of:=[.C32]-[.D32]" office:value-type="float" office:value="2.34525367284438" calcext:value-type="float">
            <text:p>2.3452536728</text:p>
          </table:table-cell>
          <table:table-cell table:formula="of:=[.$C$2]*[.E32]" office:value-type="float" office:value="213.418084228839" calcext:value-type="float">
            <text:p>213.4180842288</text:p>
          </table:table-cell>
          <table:table-cell table:formula="of:=[.G31]+([.E32]*[.A32])" office:value-type="float" office:value="0.191424467833095" calcext:value-type="float">
            <text:p>0.1914244678</text:p>
          </table:table-cell>
          <table:table-cell table:formula="of:=[.$E$2]*[.G32]" office:value-type="float" office:value="38.284893566619" calcext:value-type="float">
            <text:p>38.2848935666</text:p>
          </table:table-cell>
          <table:table-cell table:formula="of:=([.E32]-[.E31])/[.A32]" office:value-type="float" office:value="310.822653735692" calcext:value-type="float">
            <text:p>310.8226537357</text:p>
          </table:table-cell>
          <table:table-cell table:formula="of:=[.$G$2]*[.I32]" office:value-type="float" office:value="-127.437288031634" calcext:value-type="float">
            <text:p>-127.4372880316</text:p>
          </table:table-cell>
          <table:table-cell table:formula="of:=[.F32]+[.H32]+[.J32]" office:value-type="float" office:value="124.265689763824" calcext:value-type="float">
            <text:p>124.2656897638240000000</text:p>
          </table:table-cell>
          <table:table-cell table:formula="of:=([.K32]-[.K31])/[.A32]" office:value-type="float" office:value="11950.3064787578" calcext:value-type="float">
            <text:p>11950.3064787578</text:p>
          </table:table-cell>
          <table:table-cell table:formula="of:=[.$Q$1]*[.P31]" office:value-type="float" office:value="8.34069296342338" calcext:value-type="float">
            <text:p>8.3406929634</text:p>
          </table:table-cell>
          <table:table-cell table:formula="of:=([.$Q$1]*[.Q31]*[.$Q$1])+[.$O$1]" office:value-type="float" office:value="1.4021105327325" calcext:value-type="float">
            <text:p>1.4021105327</text:p>
          </table:table-cell>
          <table:table-cell table:formula="of:=[.N32]/([.N32]+[.$M$1])" office:value-type="float" office:value="0.583699423330675" calcext:value-type="float">
            <text:p>0.5836994233</text:p>
          </table:table-cell>
          <table:table-cell table:formula="of:=[.M32]+[.O32]*((([.K32]*[.A32])+[.D32])-[.M32])" office:value-type="float" office:value="9.39098253649692" calcext:value-type="float">
            <text:p>9.3909825365</text:p>
          </table:table-cell>
          <table:table-cell table:formula="of:=(1-[.O32])*[.N32]" office:value-type="float" office:value="0.583699423330675" calcext:value-type="float">
            <text:p>0.5836994233</text:p>
          </table:table-cell>
          <table:table-cell table:formula="of:=[.D33]-[.P32]" office:value-type="float" office:value="0.460785218142288" calcext:value-type="float">
            <text:p>0.460785218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2]+[.A33]"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formula="of:=[.D32]*0.8+([.K32]*0.03)" office:value-type="float" office:value="9.85176775463921" calcext:value-type="float">
            <text:p>9.8517677546</text:p>
          </table:table-cell>
          <table:table-cell table:formula="of:=[.C33]-[.D33]" office:value-type="float" office:value="0.148232245360791" calcext:value-type="float">
            <text:p>0.1482322454</text:p>
          </table:table-cell>
          <table:table-cell table:formula="of:=[.$C$2]*[.E33]" office:value-type="float" office:value="13.489134327832" calcext:value-type="float">
            <text:p>13.4891343278</text:p>
          </table:table-cell>
          <table:table-cell table:formula="of:=[.G32]+([.E33]*[.A33])" office:value-type="float" office:value="0.194389112740311" calcext:value-type="float">
            <text:p>0.1943891127</text:p>
          </table:table-cell>
          <table:table-cell table:formula="of:=[.$E$2]*[.G33]" office:value-type="float" office:value="38.8778225480622" calcext:value-type="float">
            <text:p>38.8778225481</text:p>
          </table:table-cell>
          <table:table-cell table:formula="of:=([.E33]-[.E32])/[.A33]" office:value-type="float" office:value="-109.851071374179" calcext:value-type="float">
            <text:p>-109.8510713742</text:p>
          </table:table-cell>
          <table:table-cell table:formula="of:=[.$G$2]*[.I33]" office:value-type="float" office:value="45.0389392634136" calcext:value-type="float">
            <text:p>45.0389392634</text:p>
          </table:table-cell>
          <table:table-cell table:formula="of:=[.F33]+[.H33]+[.J33]" office:value-type="float" office:value="97.4058961393078" calcext:value-type="float">
            <text:p>97.4058961393078000000</text:p>
          </table:table-cell>
          <table:table-cell table:formula="of:=([.K33]-[.K32])/[.A33]" office:value-type="float" office:value="-1342.9896812258" calcext:value-type="float">
            <text:p>-1342.9896812258</text:p>
          </table:table-cell>
          <table:table-cell table:formula="of:=[.$Q$1]*[.P32]" office:value-type="float" office:value="7.79451550529245" calcext:value-type="float">
            <text:p>7.7945155053</text:p>
          </table:table-cell>
          <table:table-cell table:formula="of:=([.$Q$1]*[.Q32]*[.$Q$1])+[.$O$1]" office:value-type="float" office:value="1.4021105327325" calcext:value-type="float">
            <text:p>1.4021105327</text:p>
          </table:table-cell>
          <table:table-cell table:formula="of:=[.N33]/([.N33]+[.$M$1])" office:value-type="float" office:value="0.583699423330675" calcext:value-type="float">
            <text:p>0.5836994233</text:p>
          </table:table-cell>
          <table:table-cell table:formula="of:=[.M33]+[.O33]*((([.K33]*[.A33])+[.D33])-[.M33])" office:value-type="float" office:value="10.1324477649923" calcext:value-type="float">
            <text:p>10.132447765</text:p>
          </table:table-cell>
          <table:table-cell table:formula="of:=(1-[.O33])*[.N33]" office:value-type="float" office:value="0.583699423330675" calcext:value-type="float">
            <text:p>0.5836994233</text:p>
          </table:table-cell>
          <table:table-cell table:formula="of:=[.D34]-[.P33]" office:value-type="float" office:value="0.671143322898285" calcext:value-type="float">
            <text:p>0.671143322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3]+[.A34]"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D33]*0.8+([.K33]*0.03)" office:value-type="float" office:value="10.8035910878906" calcext:value-type="float">
            <text:p>10.8035910879</text:p>
          </table:table-cell>
          <table:table-cell table:formula="of:=[.C34]-[.D34]" office:value-type="float" office:value="-0.803591087890601" calcext:value-type="float">
            <text:p>-0.8035910879</text:p>
          </table:table-cell>
          <table:table-cell table:formula="of:=[.$C$2]*[.E34]" office:value-type="float" office:value="-73.1267889980447" calcext:value-type="float">
            <text:p>-73.126788998</text:p>
          </table:table-cell>
          <table:table-cell table:formula="of:=[.G33]+([.E34]*[.A34])" office:value-type="float" office:value="0.178317290982499" calcext:value-type="float">
            <text:p>0.178317291</text:p>
          </table:table-cell>
          <table:table-cell table:formula="of:=[.$E$2]*[.G34]" office:value-type="float" office:value="35.6634581964998" calcext:value-type="float">
            <text:p>35.6634581965</text:p>
          </table:table-cell>
          <table:table-cell table:formula="of:=([.E34]-[.E33])/[.A34]" office:value-type="float" office:value="-47.5911666625696" calcext:value-type="float">
            <text:p>-47.5911666626</text:p>
          </table:table-cell>
          <table:table-cell table:formula="of:=[.$G$2]*[.I34]" office:value-type="float" office:value="19.5123783316535" calcext:value-type="float">
            <text:p>19.5123783317</text:p>
          </table:table-cell>
          <table:table-cell table:formula="of:=[.F34]+[.H34]+[.J34]" office:value-type="float" office:value="-17.9509524698914" calcext:value-type="float">
            <text:p>-17.9509524698914000000</text:p>
          </table:table-cell>
          <table:table-cell table:formula="of:=([.K34]-[.K33])/[.A34]" office:value-type="float" office:value="-5767.84243045996" calcext:value-type="float">
            <text:p>-5767.84243046</text:p>
          </table:table-cell>
          <table:table-cell table:formula="of:=[.$Q$1]*[.P33]" office:value-type="float" office:value="8.40993164494362" calcext:value-type="float">
            <text:p>8.4099316449</text:p>
          </table:table-cell>
          <table:table-cell table:formula="of:=([.$Q$1]*[.Q33]*[.$Q$1])+[.$O$1]" office:value-type="float" office:value="1.4021105327325" calcext:value-type="float">
            <text:p>1.4021105327</text:p>
          </table:table-cell>
          <table:table-cell table:formula="of:=[.N34]/([.N34]+[.$M$1])" office:value-type="float" office:value="0.583699423330675" calcext:value-type="float">
            <text:p>0.5836994233</text:p>
          </table:table-cell>
          <table:table-cell table:formula="of:=[.M34]+[.O34]*((([.K34]*[.A34])+[.D34])-[.M34])" office:value-type="float" office:value="9.59755006934356" calcext:value-type="float">
            <text:p>9.5975500693</text:p>
          </table:table-cell>
          <table:table-cell table:formula="of:=(1-[.O34])*[.N34]" office:value-type="float" office:value="0.583699423330675" calcext:value-type="float">
            <text:p>0.5836994233</text:p>
          </table:table-cell>
          <table:table-cell table:formula="of:=[.D35]-[.P34]" office:value-type="float" office:value="-1.49320577312782" calcext:value-type="float">
            <text:p>-1.493205773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4]+[.A35]"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formula="of:=[.D34]*0.8+([.K34]*0.03)" office:value-type="float" office:value="8.10434429621574" calcext:value-type="float">
            <text:p>8.1043442962</text:p>
          </table:table-cell>
          <table:table-cell table:formula="of:=[.C35]-[.D35]" office:value-type="float" office:value="1.89565570378426" calcext:value-type="float">
            <text:p>1.8956557038</text:p>
          </table:table-cell>
          <table:table-cell table:formula="of:=[.$C$2]*[.E35]" office:value-type="float" office:value="172.504669044368" calcext:value-type="float">
            <text:p>172.5046690444</text:p>
          </table:table-cell>
          <table:table-cell table:formula="of:=[.G34]+([.E35]*[.A35])" office:value-type="float" office:value="0.216230405058184" calcext:value-type="float">
            <text:p>0.2162304051</text:p>
          </table:table-cell>
          <table:table-cell table:formula="of:=[.$E$2]*[.G35]" office:value-type="float" office:value="43.2460810116368" calcext:value-type="float">
            <text:p>43.2460810116</text:p>
          </table:table-cell>
          <table:table-cell table:formula="of:=([.E35]-[.E34])/[.A35]" office:value-type="float" office:value="134.962339583743" calcext:value-type="float">
            <text:p>134.9623395837</text:p>
          </table:table-cell>
          <table:table-cell table:formula="of:=[.$G$2]*[.I35]" office:value-type="float" office:value="-55.3345592293347" calcext:value-type="float">
            <text:p>-55.3345592293</text:p>
          </table:table-cell>
          <table:table-cell table:formula="of:=[.F35]+[.H35]+[.J35]" office:value-type="float" office:value="160.41619082667" calcext:value-type="float">
            <text:p>160.4161908266700000000</text:p>
          </table:table-cell>
          <table:table-cell table:formula="of:=([.K35]-[.K34])/[.A35]" office:value-type="float" office:value="8918.35716482806" calcext:value-type="float">
            <text:p>8918.3571648281</text:p>
          </table:table-cell>
          <table:table-cell table:formula="of:=[.$Q$1]*[.P34]" office:value-type="float" office:value="7.96596655755516" calcext:value-type="float">
            <text:p>7.9659665576</text:p>
          </table:table-cell>
          <table:table-cell table:formula="of:=([.$Q$1]*[.Q34]*[.$Q$1])+[.$O$1]" office:value-type="float" office:value="1.4021105327325" calcext:value-type="float">
            <text:p>1.4021105327</text:p>
          </table:table-cell>
          <table:table-cell table:formula="of:=[.N35]/([.N35]+[.$M$1])" office:value-type="float" office:value="0.583699423330675" calcext:value-type="float">
            <text:p>0.5836994233</text:p>
          </table:table-cell>
          <table:table-cell table:formula="of:=[.M35]+[.O35]*((([.K35]*[.A35])+[.D35])-[.M35])" office:value-type="float" office:value="9.91943432538176" calcext:value-type="float">
            <text:p>9.9194343254</text:p>
          </table:table-cell>
          <table:table-cell table:formula="of:=(1-[.O35])*[.N35]" office:value-type="float" office:value="0.583699423330675" calcext:value-type="float">
            <text:p>0.5836994233</text:p>
          </table:table-cell>
          <table:table-cell table:formula="of:=[.D36]-[.P35]" office:value-type="float" office:value="1.37652683639093" calcext:value-type="float">
            <text:p>1.37652683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5]+[.A36]"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formula="of:=[.D35]*0.8+([.K35]*0.03)" office:value-type="float" office:value="11.2959611617727" calcext:value-type="float">
            <text:p>11.2959611618</text:p>
          </table:table-cell>
          <table:table-cell table:formula="of:=[.C36]-[.D36]" office:value-type="float" office:value="-1.29596116177269" calcext:value-type="float">
            <text:p>-1.2959611618</text:p>
          </table:table-cell>
          <table:table-cell table:formula="of:=[.$C$2]*[.E36]" office:value-type="float" office:value="-117.932465721315" calcext:value-type="float">
            <text:p>-117.9324657213</text:p>
          </table:table-cell>
          <table:table-cell table:formula="of:=[.G35]+([.E36]*[.A36])" office:value-type="float" office:value="0.19031118182273" calcext:value-type="float">
            <text:p>0.1903111818</text:p>
          </table:table-cell>
          <table:table-cell table:formula="of:=[.$E$2]*[.G36]" office:value-type="float" office:value="38.0622363645461" calcext:value-type="float">
            <text:p>38.0622363645</text:p>
          </table:table-cell>
          <table:table-cell table:formula="of:=([.E36]-[.E35])/[.A36]" office:value-type="float" office:value="-159.580843277847" calcext:value-type="float">
            <text:p>-159.5808432778</text:p>
          </table:table-cell>
          <table:table-cell table:formula="of:=[.$G$2]*[.I36]" office:value-type="float" office:value="65.4281457439175" calcext:value-type="float">
            <text:p>65.4281457439</text:p>
          </table:table-cell>
          <table:table-cell table:formula="of:=[.F36]+[.H36]+[.J36]" office:value-type="float" office:value="-14.4420836128511" calcext:value-type="float">
            <text:p>-14.4420836128511000000</text:p>
          </table:table-cell>
          <table:table-cell table:formula="of:=([.K36]-[.K35])/[.A36]" office:value-type="float" office:value="-8742.91372197605" calcext:value-type="float">
            <text:p>-8742.9137219761</text:p>
          </table:table-cell>
          <table:table-cell table:formula="of:=[.$Q$1]*[.P35]" office:value-type="float" office:value="8.23313049006686" calcext:value-type="float">
            <text:p>8.2331304901</text:p>
          </table:table-cell>
          <table:table-cell table:formula="of:=([.$Q$1]*[.Q35]*[.$Q$1])+[.$O$1]" office:value-type="float" office:value="1.4021105327325" calcext:value-type="float">
            <text:p>1.4021105327</text:p>
          </table:table-cell>
          <table:table-cell table:formula="of:=[.N36]/([.N36]+[.$M$1])" office:value-type="float" office:value="0.583699423330675" calcext:value-type="float">
            <text:p>0.5836994233</text:p>
          </table:table-cell>
          <table:table-cell table:formula="of:=[.M36]+[.O36]*((([.K36]*[.A36])+[.D36])-[.M36])" office:value-type="float" office:value="9.85230626937076" calcext:value-type="float">
            <text:p>9.8523062694</text:p>
          </table:table-cell>
          <table:table-cell table:formula="of:=(1-[.O36])*[.N36]" office:value-type="float" office:value="0.583699423330675" calcext:value-type="float">
            <text:p>0.5836994233</text:p>
          </table:table-cell>
          <table:table-cell table:formula="of:=[.D37]-[.P36]" office:value-type="float" office:value="-1.24879984833815" calcext:value-type="float">
            <text:p>-1.248799848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6]+[.A37]"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formula="of:=[.D36]*0.8+([.K36]*0.03)" office:value-type="float" office:value="8.60350642103262" calcext:value-type="float">
            <text:p>8.603506421</text:p>
          </table:table-cell>
          <table:table-cell table:formula="of:=[.C37]-[.D37]" office:value-type="float" office:value="1.39649357896738" calcext:value-type="float">
            <text:p>1.396493579</text:p>
          </table:table-cell>
          <table:table-cell table:formula="of:=[.$C$2]*[.E37]" office:value-type="float" office:value="127.080915686032" calcext:value-type="float">
            <text:p>127.080915686</text:p>
          </table:table-cell>
          <table:table-cell table:formula="of:=[.G36]+([.E37]*[.A37])" office:value-type="float" office:value="0.218241053402078" calcext:value-type="float">
            <text:p>0.2182410534</text:p>
          </table:table-cell>
          <table:table-cell table:formula="of:=[.$E$2]*[.G37]" office:value-type="float" office:value="43.6482106804156" calcext:value-type="float">
            <text:p>43.6482106804</text:p>
          </table:table-cell>
          <table:table-cell table:formula="of:=([.E37]-[.E36])/[.A37]" office:value-type="float" office:value="134.622737037004" calcext:value-type="float">
            <text:p>134.622737037</text:p>
          </table:table-cell>
          <table:table-cell table:formula="of:=[.$G$2]*[.I37]" office:value-type="float" office:value="-55.1953221851714" calcext:value-type="float">
            <text:p>-55.1953221852</text:p>
          </table:table-cell>
          <table:table-cell table:formula="of:=[.F37]+[.H37]+[.J37]" office:value-type="float" office:value="115.533804181276" calcext:value-type="float">
            <text:p>115.5338041812760000000</text:p>
          </table:table-cell>
          <table:table-cell table:formula="of:=([.K37]-[.K36])/[.A37]" office:value-type="float" office:value="6498.79438970635" calcext:value-type="float">
            <text:p>6498.7943897064</text:p>
          </table:table-cell>
          <table:table-cell table:formula="of:=[.$Q$1]*[.P36]" office:value-type="float" office:value="8.17741420357774" calcext:value-type="float">
            <text:p>8.1774142036</text:p>
          </table:table-cell>
          <table:table-cell table:formula="of:=([.$Q$1]*[.Q36]*[.$Q$1])+[.$O$1]" office:value-type="float" office:value="1.4021105327325" calcext:value-type="float">
            <text:p>1.4021105327</text:p>
          </table:table-cell>
          <table:table-cell table:formula="of:=[.N37]/([.N37]+[.$M$1])" office:value-type="float" office:value="0.583699423330675" calcext:value-type="float">
            <text:p>0.5836994233</text:p>
          </table:table-cell>
          <table:table-cell table:formula="of:=[.M37]+[.O37]*((([.K37]*[.A37])+[.D37])-[.M37])" office:value-type="float" office:value="9.77486428270804" calcext:value-type="float">
            <text:p>9.7748642827</text:p>
          </table:table-cell>
          <table:table-cell table:formula="of:=(1-[.O37])*[.N37]" office:value-type="float" office:value="0.583699423330675" calcext:value-type="float">
            <text:p>0.5836994233</text:p>
          </table:table-cell>
          <table:table-cell table:formula="of:=[.D38]-[.P37]" office:value-type="float" office:value="0.573954979556335" calcext:value-type="float">
            <text:p>0.57395497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7]+[.A38]"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formula="of:=[.D37]*0.8+([.K37]*0.03)" office:value-type="float" office:value="10.3488192622644" calcext:value-type="float">
            <text:p>10.3488192623</text:p>
          </table:table-cell>
          <table:table-cell table:formula="of:=[.C38]-[.D38]" office:value-type="float" office:value="-0.348819262264371" calcext:value-type="float">
            <text:p>-0.3488192623</text:p>
          </table:table-cell>
          <table:table-cell table:formula="of:=[.$C$2]*[.E38]" office:value-type="float" office:value="-31.7425528660578" calcext:value-type="float">
            <text:p>-31.7425528661</text:p>
          </table:table-cell>
          <table:table-cell table:formula="of:=[.G37]+([.E38]*[.A38])" office:value-type="float" office:value="0.21126466815679" calcext:value-type="float">
            <text:p>0.2112646682</text:p>
          </table:table-cell>
          <table:table-cell table:formula="of:=[.$E$2]*[.G38]" office:value-type="float" office:value="42.2529336313581" calcext:value-type="float">
            <text:p>42.2529336314</text:p>
          </table:table-cell>
          <table:table-cell table:formula="of:=([.E38]-[.E37])/[.A38]" office:value-type="float" office:value="-87.2656420615876" calcext:value-type="float">
            <text:p>-87.2656420616</text:p>
          </table:table-cell>
          <table:table-cell table:formula="of:=[.$G$2]*[.I38]" office:value-type="float" office:value="35.7789132452509" calcext:value-type="float">
            <text:p>35.7789132453</text:p>
          </table:table-cell>
          <table:table-cell table:formula="of:=[.F38]+[.H38]+[.J38]" office:value-type="float" office:value="46.2892940105513" calcext:value-type="float">
            <text:p>46.2892940105513000000</text:p>
          </table:table-cell>
          <table:table-cell table:formula="of:=([.K38]-[.K37])/[.A38]" office:value-type="float" office:value="-3462.22550853623" calcext:value-type="float">
            <text:p>-3462.2255085362</text:p>
          </table:table-cell>
          <table:table-cell table:formula="of:=[.$Q$1]*[.P37]" office:value-type="float" office:value="8.11313735464767" calcext:value-type="float">
            <text:p>8.1131373546</text:p>
          </table:table-cell>
          <table:table-cell table:formula="of:=([.$Q$1]*[.Q37]*[.$Q$1])+[.$O$1]" office:value-type="float" office:value="1.4021105327325" calcext:value-type="float">
            <text:p>1.4021105327</text:p>
          </table:table-cell>
          <table:table-cell table:formula="of:=[.N38]/([.N38]+[.$M$1])" office:value-type="float" office:value="0.583699423330675" calcext:value-type="float">
            <text:p>0.5836994233</text:p>
          </table:table-cell>
          <table:table-cell table:formula="of:=[.M38]+[.O38]*((([.K38]*[.A38])+[.D38])-[.M38])" office:value-type="float" office:value="9.95848427928122" calcext:value-type="float">
            <text:p>9.9584842793</text:p>
          </table:table-cell>
          <table:table-cell table:formula="of:=(1-[.O38])*[.N38]" office:value-type="float" office:value="0.583699423330675" calcext:value-type="float">
            <text:p>0.5836994233</text:p>
          </table:table-cell>
          <table:table-cell table:formula="of:=[.D39]-[.P38]" office:value-type="float" office:value="-0.290750049153184" calcext:value-type="float">
            <text:p>-0.290750049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8]+[.A39]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formula="of:=[.D38]*0.8+([.K38]*0.03)" office:value-type="float" office:value="9.66773423012804" calcext:value-type="float">
            <text:p>9.6677342301</text:p>
          </table:table-cell>
          <table:table-cell table:formula="of:=[.C39]-[.D39]" office:value-type="float" office:value="0.332265769871965" calcext:value-type="float">
            <text:p>0.3322657699</text:p>
          </table:table-cell>
          <table:table-cell table:formula="of:=[.$C$2]*[.E39]" office:value-type="float" office:value="30.2361850583488" calcext:value-type="float">
            <text:p>30.2361850583</text:p>
          </table:table-cell>
          <table:table-cell table:formula="of:=[.G38]+([.E39]*[.A39])" office:value-type="float" office:value="0.21790998355423" calcext:value-type="float">
            <text:p>0.2179099836</text:p>
          </table:table-cell>
          <table:table-cell table:formula="of:=[.$E$2]*[.G39]" office:value-type="float" office:value="43.581996710846" calcext:value-type="float">
            <text:p>43.5819967108</text:p>
          </table:table-cell>
          <table:table-cell table:formula="of:=([.E39]-[.E38])/[.A39]" office:value-type="float" office:value="34.0542516068168" calcext:value-type="float">
            <text:p>34.0542516068</text:p>
          </table:table-cell>
          <table:table-cell table:formula="of:=[.$G$2]*[.I39]" office:value-type="float" office:value="-13.9622431587949" calcext:value-type="float">
            <text:p>-13.9622431588</text:p>
          </table:table-cell>
          <table:table-cell table:formula="of:=[.F39]+[.H39]+[.J39]" office:value-type="float" office:value="59.8559386103999" calcext:value-type="float">
            <text:p>59.8559386103999000000</text:p>
          </table:table-cell>
          <table:table-cell table:formula="of:=([.K39]-[.K38])/[.A39]" office:value-type="float" office:value="678.332229992429" calcext:value-type="float">
            <text:p>678.3322299924</text:p>
          </table:table-cell>
          <table:table-cell table:formula="of:=[.$Q$1]*[.P38]" office:value-type="float" office:value="8.26554195180341" calcext:value-type="float">
            <text:p>8.2655419518</text:p>
          </table:table-cell>
          <table:table-cell table:formula="of:=([.$Q$1]*[.Q38]*[.$Q$1])+[.$O$1]" office:value-type="float" office:value="1.4021105327325" calcext:value-type="float">
            <text:p>1.4021105327</text:p>
          </table:table-cell>
          <table:table-cell table:formula="of:=[.N39]/([.N39]+[.$M$1])" office:value-type="float" office:value="0.583699423330675" calcext:value-type="float">
            <text:p>0.5836994233</text:p>
          </table:table-cell>
          <table:table-cell table:formula="of:=[.M39]+[.O39]*((([.K39]*[.A39])+[.D39])-[.M39])" office:value-type="float" office:value="9.78275831305635" calcext:value-type="float">
            <text:p>9.7827583131</text:p>
          </table:table-cell>
          <table:table-cell table:formula="of:=(1-[.O39])*[.N39]" office:value-type="float" office:value="0.583699423330675" calcext:value-type="float">
            <text:p>0.5836994233</text:p>
          </table:table-cell>
          <table:table-cell table:formula="of:=[.D40]-[.P39]" office:value-type="float" office:value="-0.25289277064193" calcext:value-type="float">
            <text:p>-0.25289277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9]+[.A40]"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formula="of:=[.D39]*0.8+([.K39]*0.03)" office:value-type="float" office:value="9.52986554241442" calcext:value-type="float">
            <text:p>9.5298655424</text:p>
          </table:table-cell>
          <table:table-cell table:formula="of:=[.C40]-[.D40]" office:value-type="float" office:value="0.470134457585576" calcext:value-type="float">
            <text:p>0.4701344576</text:p>
          </table:table-cell>
          <table:table-cell table:formula="of:=[.$C$2]*[.E40]" office:value-type="float" office:value="42.7822356402875" calcext:value-type="float">
            <text:p>42.7822356403</text:p>
          </table:table-cell>
          <table:table-cell table:formula="of:=[.G39]+([.E40]*[.A40])" office:value-type="float" office:value="0.227312672705941" calcext:value-type="float">
            <text:p>0.2273126727</text:p>
          </table:table-cell>
          <table:table-cell table:formula="of:=[.$E$2]*[.G40]" office:value-type="float" office:value="45.4625345411883" calcext:value-type="float">
            <text:p>45.4625345412</text:p>
          </table:table-cell>
          <table:table-cell table:formula="of:=([.E40]-[.E39])/[.A40]" office:value-type="float" office:value="6.89343438568057" calcext:value-type="float">
            <text:p>6.8934343857</text:p>
          </table:table-cell>
          <table:table-cell table:formula="of:=[.$G$2]*[.I40]" office:value-type="float" office:value="-2.82630809812904" calcext:value-type="float">
            <text:p>-2.8263080981</text:p>
          </table:table-cell>
          <table:table-cell table:formula="of:=[.F40]+[.H40]+[.J40]" office:value-type="float" office:value="85.4184620833467" calcext:value-type="float">
            <text:p>85.4184620833467000000</text:p>
          </table:table-cell>
          <table:table-cell table:formula="of:=([.K40]-[.K39])/[.A40]" office:value-type="float" office:value="1278.12617364734" calcext:value-type="float">
            <text:p>1278.1261736473</text:p>
          </table:table-cell>
          <table:table-cell table:formula="of:=[.$Q$1]*[.P39]" office:value-type="float" office:value="8.11968939983677" calcext:value-type="float">
            <text:p>8.1196893998</text:p>
          </table:table-cell>
          <table:table-cell table:formula="of:=([.$Q$1]*[.Q39]*[.$Q$1])+[.$O$1]" office:value-type="float" office:value="1.4021105327325" calcext:value-type="float">
            <text:p>1.4021105327</text:p>
          </table:table-cell>
          <table:table-cell table:formula="of:=[.N40]/([.N40]+[.$M$1])" office:value-type="float" office:value="0.583699423330675" calcext:value-type="float">
            <text:p>0.5836994233</text:p>
          </table:table-cell>
          <table:table-cell table:formula="of:=[.M40]+[.O40]*((([.K40]*[.A40])+[.D40])-[.M40])" office:value-type="float" office:value="9.93998254225088" calcext:value-type="float">
            <text:p>9.9399825423</text:p>
          </table:table-cell>
          <table:table-cell table:formula="of:=(1-[.O40])*[.N40]" office:value-type="float" office:value="0.583699423330675" calcext:value-type="float">
            <text:p>0.5836994233</text:p>
          </table:table-cell>
          <table:table-cell table:formula="of:=[.D41]-[.P40]" office:value-type="float" office:value="0.246463754181063" calcext:value-type="float">
            <text:p>0.246463754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0]+[.A41]"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formula="of:=[.D40]*0.8+([.K40]*0.03)" office:value-type="float" office:value="10.1864462964319" calcext:value-type="float">
            <text:p>10.1864462964</text:p>
          </table:table-cell>
          <table:table-cell table:formula="of:=[.C41]-[.D41]" office:value-type="float" office:value="-0.186446296431939" calcext:value-type="float">
            <text:p>-0.1864462964</text:p>
          </table:table-cell>
          <table:table-cell table:formula="of:=[.$C$2]*[.E41]" office:value-type="float" office:value="-16.9666129753064" calcext:value-type="float">
            <text:p>-16.9666129753</text:p>
          </table:table-cell>
          <table:table-cell table:formula="of:=[.G40]+([.E41]*[.A41])" office:value-type="float" office:value="0.223583746777303" calcext:value-type="float">
            <text:p>0.2235837468</text:p>
          </table:table-cell>
          <table:table-cell table:formula="of:=[.$E$2]*[.G41]" office:value-type="float" office:value="44.7167493554605" calcext:value-type="float">
            <text:p>44.7167493555</text:p>
          </table:table-cell>
          <table:table-cell table:formula="of:=([.E41]-[.E40])/[.A41]" office:value-type="float" office:value="-32.8290377008758" calcext:value-type="float">
            <text:p>-32.8290377009</text:p>
          </table:table-cell>
          <table:table-cell table:formula="of:=[.$G$2]*[.I41]" office:value-type="float" office:value="13.4599054573591" calcext:value-type="float">
            <text:p>13.4599054574</text:p>
          </table:table-cell>
          <table:table-cell table:formula="of:=[.F41]+[.H41]+[.J41]" office:value-type="float" office:value="41.2100418375132" calcext:value-type="float">
            <text:p>41.2100418375132000000</text:p>
          </table:table-cell>
          <table:table-cell table:formula="of:=([.K41]-[.K40])/[.A41]" office:value-type="float" office:value="-2210.42101229168" calcext:value-type="float">
            <text:p>-2210.4210122917</text:p>
          </table:table-cell>
          <table:table-cell table:formula="of:=[.$Q$1]*[.P40]" office:value-type="float" office:value="8.25018551006823" calcext:value-type="float">
            <text:p>8.2501855101</text:p>
          </table:table-cell>
          <table:table-cell table:formula="of:=([.$Q$1]*[.Q40]*[.$Q$1])+[.$O$1]" office:value-type="float" office:value="1.4021105327325" calcext:value-type="float">
            <text:p>1.4021105327</text:p>
          </table:table-cell>
          <table:table-cell table:formula="of:=[.N41]/([.N41]+[.$M$1])" office:value-type="float" office:value="0.583699423330675" calcext:value-type="float">
            <text:p>0.5836994233</text:p>
          </table:table-cell>
          <table:table-cell table:formula="of:=[.M41]+[.O41]*((([.K41]*[.A41])+[.D41])-[.M41])" office:value-type="float" office:value="9.86146536760631" calcext:value-type="float">
            <text:p>9.8614653676</text:p>
          </table:table-cell>
          <table:table-cell table:formula="of:=(1-[.O41])*[.N41]" office:value-type="float" office:value="0.583699423330675" calcext:value-type="float">
            <text:p>0.5836994233</text:p>
          </table:table-cell>
          <table:table-cell table:formula="of:=[.D42]-[.P41]" office:value-type="float" office:value="-0.476007075335369" calcext:value-type="float">
            <text:p>-0.476007075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1]+[.A42]"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formula="of:=[.D41]*0.8+([.K41]*0.03)" office:value-type="float" office:value="9.38545829227095" calcext:value-type="float">
            <text:p>9.3854582923</text:p>
          </table:table-cell>
          <table:table-cell table:formula="of:=[.C42]-[.D42]" office:value-type="float" office:value="0.614541707729055" calcext:value-type="float">
            <text:p>0.6145417077</text:p>
          </table:table-cell>
          <table:table-cell table:formula="of:=[.$C$2]*[.E42]" office:value-type="float" office:value="55.923295403344" calcext:value-type="float">
            <text:p>55.9232954033</text:p>
          </table:table-cell>
          <table:table-cell table:formula="of:=[.G41]+([.E42]*[.A42])" office:value-type="float" office:value="0.235874580931884" calcext:value-type="float">
            <text:p>0.2358745809</text:p>
          </table:table-cell>
          <table:table-cell table:formula="of:=[.$E$2]*[.G42]" office:value-type="float" office:value="47.1749161863767" calcext:value-type="float">
            <text:p>47.1749161864</text:p>
          </table:table-cell>
          <table:table-cell table:formula="of:=([.E42]-[.E41])/[.A42]" office:value-type="float" office:value="40.0494002080497" calcext:value-type="float">
            <text:p>40.049400208</text:p>
          </table:table-cell>
          <table:table-cell table:formula="of:=[.$G$2]*[.I42]" office:value-type="float" office:value="-16.4202540853004" calcext:value-type="float">
            <text:p>-16.4202540853</text:p>
          </table:table-cell>
          <table:table-cell table:formula="of:=[.F42]+[.H42]+[.J42]" office:value-type="float" office:value="86.6779575044204" calcext:value-type="float">
            <text:p>86.6779575044204000000</text:p>
          </table:table-cell>
          <table:table-cell table:formula="of:=([.K42]-[.K41])/[.A42]" office:value-type="float" office:value="2273.39578334536" calcext:value-type="float">
            <text:p>2273.3957833454</text:p>
          </table:table-cell>
          <table:table-cell table:formula="of:=[.$Q$1]*[.P41]" office:value-type="float" office:value="8.18501625511324" calcext:value-type="float">
            <text:p>8.1850162551</text:p>
          </table:table-cell>
          <table:table-cell table:formula="of:=([.$Q$1]*[.Q41]*[.$Q$1])+[.$O$1]" office:value-type="float" office:value="1.4021105327325" calcext:value-type="float">
            <text:p>1.4021105327</text:p>
          </table:table-cell>
          <table:table-cell table:formula="of:=[.N42]/([.N42]+[.$M$1])" office:value-type="float" office:value="0.583699423330675" calcext:value-type="float">
            <text:p>0.5836994233</text:p>
          </table:table-cell>
          <table:table-cell table:formula="of:=[.M42]+[.O42]*((([.K42]*[.A42])+[.D42])-[.M42])" office:value-type="float" office:value="9.89759105616031" calcext:value-type="float">
            <text:p>9.8975910562</text:p>
          </table:table-cell>
          <table:table-cell table:formula="of:=(1-[.O42])*[.N42]" office:value-type="float" office:value="0.583699423330675" calcext:value-type="float">
            <text:p>0.5836994233</text:p>
          </table:table-cell>
          <table:table-cell table:formula="of:=[.D43]-[.P42]" office:value-type="float" office:value="0.211114302789055" calcext:value-type="float">
            <text:p>0.211114302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2]+[.A43]"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formula="of:=[.D42]*0.8+([.K42]*0.03)" office:value-type="float" office:value="10.1087053589494" calcext:value-type="float">
            <text:p>10.1087053589</text:p>
          </table:table-cell>
          <table:table-cell table:formula="of:=[.C43]-[.D43]" office:value-type="float" office:value="-0.108705358949367" calcext:value-type="float">
            <text:p>-0.1087053589</text:p>
          </table:table-cell>
          <table:table-cell table:formula="of:=[.$C$2]*[.E43]" office:value-type="float" office:value="-9.89218766439237" calcext:value-type="float">
            <text:p>-9.8921876644</text:p>
          </table:table-cell>
          <table:table-cell table:formula="of:=[.G42]+([.E43]*[.A43])" office:value-type="float" office:value="0.233700473752896" calcext:value-type="float">
            <text:p>0.2337004738</text:p>
          </table:table-cell>
          <table:table-cell table:formula="of:=[.$E$2]*[.G43]" office:value-type="float" office:value="46.7400947505793" calcext:value-type="float">
            <text:p>46.7400947506</text:p>
          </table:table-cell>
          <table:table-cell table:formula="of:=([.E43]-[.E42])/[.A43]" office:value-type="float" office:value="-36.1623533339211" calcext:value-type="float">
            <text:p>-36.1623533339</text:p>
          </table:table-cell>
          <table:table-cell table:formula="of:=[.$G$2]*[.I43]" office:value-type="float" office:value="14.8265648669076" calcext:value-type="float">
            <text:p>14.8265648669</text:p>
          </table:table-cell>
          <table:table-cell table:formula="of:=[.F43]+[.H43]+[.J43]" office:value-type="float" office:value="51.6744719530945" calcext:value-type="float">
            <text:p>51.6744719530945000000</text:p>
          </table:table-cell>
          <table:table-cell table:formula="of:=([.K43]-[.K42])/[.A43]" office:value-type="float" office:value="-1750.17427756629" calcext:value-type="float">
            <text:p>-1750.1742775663</text:p>
          </table:table-cell>
          <table:table-cell table:formula="of:=[.$Q$1]*[.P42]" office:value-type="float" office:value="8.21500057661306" calcext:value-type="float">
            <text:p>8.2150005766</text:p>
          </table:table-cell>
          <table:table-cell table:formula="of:=([.$Q$1]*[.Q42]*[.$Q$1])+[.$O$1]" office:value-type="float" office:value="1.4021105327325" calcext:value-type="float">
            <text:p>1.4021105327</text:p>
          </table:table-cell>
          <table:table-cell table:formula="of:=[.N43]/([.N43]+[.$M$1])" office:value-type="float" office:value="0.583699423330675" calcext:value-type="float">
            <text:p>0.5836994233</text:p>
          </table:table-cell>
          <table:table-cell table:formula="of:=[.M43]+[.O43]*((([.K43]*[.A43])+[.D43])-[.M43])" office:value-type="float" office:value="9.92360215562007" calcext:value-type="float">
            <text:p>9.9236021556</text:p>
          </table:table-cell>
          <table:table-cell table:formula="of:=(1-[.O43])*[.N43]" office:value-type="float" office:value="0.583699423330675" calcext:value-type="float">
            <text:p>0.5836994233</text:p>
          </table:table-cell>
          <table:table-cell table:formula="of:=[.D44]-[.P43]" office:value-type="float" office:value="-0.286403709867741" calcext:value-type="float">
            <text:p>-0.286403709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3]+[.A44]"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D43]*0.8+([.K43]*0.03)" office:value-type="float" office:value="9.63719844575233" calcext:value-type="float">
            <text:p>9.6371984458</text:p>
          </table:table-cell>
          <table:table-cell table:formula="of:=[.C44]-[.D44]" office:value-type="float" office:value="0.362801554247669" calcext:value-type="float">
            <text:p>0.3628015542</text:p>
          </table:table-cell>
          <table:table-cell table:formula="of:=[.$C$2]*[.E44]" office:value-type="float" office:value="33.0149414365379" calcext:value-type="float">
            <text:p>33.0149414365</text:p>
          </table:table-cell>
          <table:table-cell table:formula="of:=[.G43]+([.E44]*[.A44])" office:value-type="float" office:value="0.24095650483785" calcext:value-type="float">
            <text:p>0.2409565048</text:p>
          </table:table-cell>
          <table:table-cell table:formula="of:=[.$E$2]*[.G44]" office:value-type="float" office:value="48.1913009675699" calcext:value-type="float">
            <text:p>48.1913009676</text:p>
          </table:table-cell>
          <table:table-cell table:formula="of:=([.E44]-[.E43])/[.A44]" office:value-type="float" office:value="23.5753456598518" calcext:value-type="float">
            <text:p>23.5753456599</text:p>
          </table:table-cell>
          <table:table-cell table:formula="of:=[.$G$2]*[.I44]" office:value-type="float" office:value="-9.66589172053924" calcext:value-type="float">
            <text:p>-9.6658917205</text:p>
          </table:table-cell>
          <table:table-cell table:formula="of:=[.F44]+[.H44]+[.J44]" office:value-type="float" office:value="71.5403506835686" calcext:value-type="float">
            <text:p>71.5403506835686000000</text:p>
          </table:table-cell>
          <table:table-cell table:formula="of:=([.K44]-[.K43])/[.A44]" office:value-type="float" office:value="993.293936523703" calcext:value-type="float">
            <text:p>993.2939365237</text:p>
          </table:table-cell>
          <table:table-cell table:formula="of:=[.$Q$1]*[.P43]" office:value-type="float" office:value="8.23658978916466" calcext:value-type="float">
            <text:p>8.2365897892</text:p>
          </table:table-cell>
          <table:table-cell table:formula="of:=([.$Q$1]*[.Q43]*[.$Q$1])+[.$O$1]" office:value-type="float" office:value="1.4021105327325" calcext:value-type="float">
            <text:p>1.4021105327</text:p>
          </table:table-cell>
          <table:table-cell table:formula="of:=[.N44]/([.N44]+[.$M$1])" office:value-type="float" office:value="0.583699423330675" calcext:value-type="float">
            <text:p>0.5836994233</text:p>
          </table:table-cell>
          <table:table-cell table:formula="of:=[.M44]+[.O44]*((([.K44]*[.A44])+[.D44])-[.M44])" office:value-type="float" office:value="9.8892854831043" calcext:value-type="float">
            <text:p>9.8892854831</text:p>
          </table:table-cell>
          <table:table-cell table:formula="of:=(1-[.O44])*[.N44]" office:value-type="float" office:value="0.583699423330675" calcext:value-type="float">
            <text:p>0.5836994233</text:p>
          </table:table-cell>
          <table:table-cell table:formula="of:=[.D45]-[.P44]" office:value-type="float" office:value="-0.0333162059953782" calcext:value-type="float">
            <text:p>-0.0333162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4]+[.A45]"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formula="of:=[.D44]*0.8+([.K44]*0.03)" office:value-type="float" office:value="9.85596927710892" calcext:value-type="float">
            <text:p>9.8559692771</text:p>
          </table:table-cell>
          <table:table-cell table:formula="of:=[.C45]-[.D45]" office:value-type="float" office:value="0.144030722891078" calcext:value-type="float">
            <text:p>0.1440307229</text:p>
          </table:table-cell>
          <table:table-cell table:formula="of:=[.$C$2]*[.E45]" office:value-type="float" office:value="13.1067957830881" calcext:value-type="float">
            <text:p>13.1067957831</text:p>
          </table:table-cell>
          <table:table-cell table:formula="of:=[.G44]+([.E45]*[.A45])" office:value-type="float" office:value="0.243837119295671" calcext:value-type="float">
            <text:p>0.2438371193</text:p>
          </table:table-cell>
          <table:table-cell table:formula="of:=[.$E$2]*[.G45]" office:value-type="float" office:value="48.7674238591343" calcext:value-type="float">
            <text:p>48.7674238591</text:p>
          </table:table-cell>
          <table:table-cell table:formula="of:=([.E45]-[.E44])/[.A45]" office:value-type="float" office:value="-10.9385415678296" calcext:value-type="float">
            <text:p>-10.9385415678</text:p>
          </table:table-cell>
          <table:table-cell table:formula="of:=[.$G$2]*[.I45]" office:value-type="float" office:value="4.48480204281013" calcext:value-type="float">
            <text:p>4.4848020428</text:p>
          </table:table-cell>
          <table:table-cell table:formula="of:=[.F45]+[.H45]+[.J45]" office:value-type="float" office:value="66.3590216850324" calcext:value-type="float">
            <text:p>66.3590216850324000000</text:p>
          </table:table-cell>
          <table:table-cell table:formula="of:=([.K45]-[.K44])/[.A45]" office:value-type="float" office:value="-259.066449926808" calcext:value-type="float">
            <text:p>-259.0664499268</text:p>
          </table:table-cell>
          <table:table-cell table:formula="of:=[.$Q$1]*[.P44]" office:value-type="float" office:value="8.20810695097657" calcext:value-type="float">
            <text:p>8.208106951</text:p>
          </table:table-cell>
          <table:table-cell table:formula="of:=([.$Q$1]*[.Q44]*[.$Q$1])+[.$O$1]" office:value-type="float" office:value="1.4021105327325" calcext:value-type="float">
            <text:p>1.4021105327</text:p>
          </table:table-cell>
          <table:table-cell table:formula="of:=[.N45]/([.N45]+[.$M$1])" office:value-type="float" office:value="0.583699423330675" calcext:value-type="float">
            <text:p>0.5836994233</text:p>
          </table:table-cell>
          <table:table-cell table:formula="of:=[.M45]+[.O45]*((([.K45]*[.A45])+[.D45])-[.M45])" office:value-type="float" office:value="9.94463769427519" calcext:value-type="float">
            <text:p>9.9446376943</text:p>
          </table:table-cell>
          <table:table-cell table:formula="of:=(1-[.O45])*[.N45]" office:value-type="float" office:value="0.583699423330675" calcext:value-type="float">
            <text:p>0.5836994233</text:p>
          </table:table-cell>
          <table:table-cell table:formula="of:=[.D46]-[.P45]" office:value-type="float" office:value="-0.0690916220370816" calcext:value-type="float">
            <text:p>-0.06909162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5]+[.A46]"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formula="of:=[.D45]*0.8+([.K45]*0.03)" office:value-type="float" office:value="9.87554607223811" calcext:value-type="float">
            <text:p>9.8755460722</text:p>
          </table:table-cell>
          <table:table-cell table:formula="of:=[.C46]-[.D46]" office:value-type="float" office:value="0.124453927761889" calcext:value-type="float">
            <text:p>0.1244539278</text:p>
          </table:table-cell>
          <table:table-cell table:formula="of:=[.$C$2]*[.E46]" office:value-type="float" office:value="11.3253074263319" calcext:value-type="float">
            <text:p>11.3253074263</text:p>
          </table:table-cell>
          <table:table-cell table:formula="of:=[.G45]+([.E46]*[.A46])" office:value-type="float" office:value="0.246326197850909" calcext:value-type="float">
            <text:p>0.2463261979</text:p>
          </table:table-cell>
          <table:table-cell table:formula="of:=[.$E$2]*[.G46]" office:value-type="float" office:value="49.2652395701818" calcext:value-type="float">
            <text:p>49.2652395702</text:p>
          </table:table-cell>
          <table:table-cell table:formula="of:=([.E46]-[.E45])/[.A46]" office:value-type="float" office:value="-0.978839756459404" calcext:value-type="float">
            <text:p>-0.9788397565</text:p>
          </table:table-cell>
          <table:table-cell table:formula="of:=[.$G$2]*[.I46]" office:value-type="float" office:value="0.401324300148356" calcext:value-type="float">
            <text:p>0.4013243001</text:p>
          </table:table-cell>
          <table:table-cell table:formula="of:=[.F46]+[.H46]+[.J46]" office:value-type="float" office:value="60.9918712966621" calcext:value-type="float">
            <text:p>60.9918712966621000000</text:p>
          </table:table-cell>
          <table:table-cell table:formula="of:=([.K46]-[.K45])/[.A46]" office:value-type="float" office:value="-268.357519418517" calcext:value-type="float">
            <text:p>-268.3575194185</text:p>
          </table:table-cell>
          <table:table-cell table:formula="of:=[.$Q$1]*[.P45]" office:value-type="float" office:value="8.25404928624841" calcext:value-type="float">
            <text:p>8.2540492862</text:p>
          </table:table-cell>
          <table:table-cell table:formula="of:=([.$Q$1]*[.Q45]*[.$Q$1])+[.$O$1]" office:value-type="float" office:value="1.4021105327325" calcext:value-type="float">
            <text:p>1.4021105327</text:p>
          </table:table-cell>
          <table:table-cell table:formula="of:=[.N46]/([.N46]+[.$M$1])" office:value-type="float" office:value="0.583699423330675" calcext:value-type="float">
            <text:p>0.5836994233</text:p>
          </table:table-cell>
          <table:table-cell table:formula="of:=[.M46]+[.O46]*((([.K46]*[.A46])+[.D46])-[.M46])" office:value-type="float" office:value="9.91253442723755" calcext:value-type="float">
            <text:p>9.9125344272</text:p>
          </table:table-cell>
          <table:table-cell table:formula="of:=(1-[.O46])*[.N46]" office:value-type="float" office:value="0.583699423330675" calcext:value-type="float">
            <text:p>0.5836994233</text:p>
          </table:table-cell>
          <table:table-cell table:formula="of:=[.D47]-[.P46]" office:value-type="float" office:value="-0.182341430547199" calcext:value-type="float">
            <text:p>-0.182341430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6]+[.A47]"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formula="of:=[.D46]*0.8+([.K46]*0.03)" office:value-type="float" office:value="9.73019299669035" calcext:value-type="float">
            <text:p>9.7301929967</text:p>
          </table:table-cell>
          <table:table-cell table:formula="of:=[.C47]-[.D47]" office:value-type="float" office:value="0.26980700330965" calcext:value-type="float">
            <text:p>0.2698070033</text:p>
          </table:table-cell>
          <table:table-cell table:formula="of:=[.$C$2]*[.E47]" office:value-type="float" office:value="24.5524373011781" calcext:value-type="float">
            <text:p>24.5524373012</text:p>
          </table:table-cell>
          <table:table-cell table:formula="of:=[.G46]+([.E47]*[.A47])" office:value-type="float" office:value="0.251722337917102" calcext:value-type="float">
            <text:p>0.2517223379</text:p>
          </table:table-cell>
          <table:table-cell table:formula="of:=[.$E$2]*[.G47]" office:value-type="float" office:value="50.3444675834204" calcext:value-type="float">
            <text:p>50.3444675834</text:p>
          </table:table-cell>
          <table:table-cell table:formula="of:=([.E47]-[.E46])/[.A47]" office:value-type="float" office:value="7.26765377738801" calcext:value-type="float">
            <text:p>7.2676537774</text:p>
          </table:table-cell>
          <table:table-cell table:formula="of:=[.$G$2]*[.I47]" office:value-type="float" office:value="-2.97973804872908" calcext:value-type="float">
            <text:p>-2.9797380487</text:p>
          </table:table-cell>
          <table:table-cell table:formula="of:=[.F47]+[.H47]+[.J47]" office:value-type="float" office:value="71.9171668358694" calcext:value-type="float">
            <text:p>71.9171668358694000000</text:p>
          </table:table-cell>
          <table:table-cell table:formula="of:=([.K47]-[.K46])/[.A47]" office:value-type="float" office:value="546.264776960367" calcext:value-type="float">
            <text:p>546.2647769604</text:p>
          </table:table-cell>
          <table:table-cell table:formula="of:=[.$Q$1]*[.P46]" office:value-type="float" office:value="8.22740357460717" calcext:value-type="float">
            <text:p>8.2274035746</text:p>
          </table:table-cell>
          <table:table-cell table:formula="of:=([.$Q$1]*[.Q46]*[.$Q$1])+[.$O$1]" office:value-type="float" office:value="1.4021105327325" calcext:value-type="float">
            <text:p>1.4021105327</text:p>
          </table:table-cell>
          <table:table-cell table:formula="of:=[.N47]/([.N47]+[.$M$1])" office:value-type="float" office:value="0.583699423330675" calcext:value-type="float">
            <text:p>0.5836994233</text:p>
          </table:table-cell>
          <table:table-cell table:formula="of:=[.M47]+[.O47]*((([.K47]*[.A47])+[.D47])-[.M47])" office:value-type="float" office:value="9.94414106985802" calcext:value-type="float">
            <text:p>9.9441410699</text:p>
          </table:table-cell>
          <table:table-cell table:formula="of:=(1-[.O47])*[.N47]" office:value-type="float" office:value="0.583699423330675" calcext:value-type="float">
            <text:p>0.5836994233</text:p>
          </table:table-cell>
          <table:table-cell table:formula="of:=[.D48]-[.P47]" office:value-type="float" office:value="-0.00247166742965454" calcext:value-type="float">
            <text:p>-0.002471667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7]+[.A48]"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formula="of:=[.D47]*0.8+([.K47]*0.03)" office:value-type="float" office:value="9.94166940242836" calcext:value-type="float">
            <text:p>9.9416694024</text:p>
          </table:table-cell>
          <table:table-cell table:formula="of:=[.C48]-[.D48]" office:value-type="float" office:value="0.0583305975716364" calcext:value-type="float">
            <text:p>0.0583305976</text:p>
          </table:table-cell>
          <table:table-cell table:formula="of:=[.$C$2]*[.E48]" office:value-type="float" office:value="5.30808437901891" calcext:value-type="float">
            <text:p>5.308084379</text:p>
          </table:table-cell>
          <table:table-cell table:formula="of:=[.G47]+([.E48]*[.A48])" office:value-type="float" office:value="0.252888949868535" calcext:value-type="float">
            <text:p>0.2528889499</text:p>
          </table:table-cell>
          <table:table-cell table:formula="of:=[.$E$2]*[.G48]" office:value-type="float" office:value="50.577789973707" calcext:value-type="float">
            <text:p>50.5777899737</text:p>
          </table:table-cell>
          <table:table-cell table:formula="of:=([.E48]-[.E47])/[.A48]" office:value-type="float" office:value="-10.5738202869007" calcext:value-type="float">
            <text:p>-10.5738202869</text:p>
          </table:table-cell>
          <table:table-cell table:formula="of:=[.$G$2]*[.I48]" office:value-type="float" office:value="4.33526631762927" calcext:value-type="float">
            <text:p>4.3352663176</text:p>
          </table:table-cell>
          <table:table-cell table:formula="of:=[.F48]+[.H48]+[.J48]" office:value-type="float" office:value="60.2211406703551" calcext:value-type="float">
            <text:p>60.2211406703551000000</text:p>
          </table:table-cell>
          <table:table-cell table:formula="of:=([.K48]-[.K47])/[.A48]" office:value-type="float" office:value="-584.801308275715" calcext:value-type="float">
            <text:p>-584.8013082757</text:p>
          </table:table-cell>
          <table:table-cell table:formula="of:=[.$Q$1]*[.P47]" office:value-type="float" office:value="8.25363708798216" calcext:value-type="float">
            <text:p>8.253637088</text:p>
          </table:table-cell>
          <table:table-cell table:formula="of:=([.$Q$1]*[.Q47]*[.$Q$1])+[.$O$1]" office:value-type="float" office:value="1.4021105327325" calcext:value-type="float">
            <text:p>1.4021105327</text:p>
          </table:table-cell>
          <table:table-cell table:formula="of:=[.N48]/([.N48]+[.$M$1])" office:value-type="float" office:value="0.583699423330675" calcext:value-type="float">
            <text:p>0.5836994233</text:p>
          </table:table-cell>
          <table:table-cell table:formula="of:=[.M48]+[.O48]*((([.K48]*[.A48])+[.D48])-[.M48])" office:value-type="float" office:value="9.94196147811999" calcext:value-type="float">
            <text:p>9.9419614781</text:p>
          </table:table-cell>
          <table:table-cell table:formula="of:=(1-[.O48])*[.N48]" office:value-type="float" office:value="0.583699423330675" calcext:value-type="float">
            <text:p>0.5836994233</text:p>
          </table:table-cell>
          <table:table-cell table:formula="of:=[.D49]-[.P48]" office:value-type="float" office:value="-0.181991736066642" calcext:value-type="float">
            <text:p>-0.181991736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8]+[.A49]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D48]*0.8+([.K48]*0.03)" office:value-type="float" office:value="9.75996974205335" calcext:value-type="float">
            <text:p>9.7599697421</text:p>
          </table:table-cell>
          <table:table-cell table:formula="of:=[.C49]-[.D49]" office:value-type="float" office:value="0.240030257946655" calcext:value-type="float">
            <text:p>0.2400302579</text:p>
          </table:table-cell>
          <table:table-cell table:formula="of:=[.$C$2]*[.E49]" office:value-type="float" office:value="21.8427534731456" calcext:value-type="float">
            <text:p>21.8427534731</text:p>
          </table:table-cell>
          <table:table-cell table:formula="of:=[.G48]+([.E49]*[.A49])" office:value-type="float" office:value="0.257689555027468" calcext:value-type="float">
            <text:p>0.257689555</text:p>
          </table:table-cell>
          <table:table-cell table:formula="of:=[.$E$2]*[.G49]" office:value-type="float" office:value="51.5379110054936" calcext:value-type="float">
            <text:p>51.5379110055</text:p>
          </table:table-cell>
          <table:table-cell table:formula="of:=([.E49]-[.E48])/[.A49]" office:value-type="float" office:value="9.08498301875094" calcext:value-type="float">
            <text:p>9.0849830188</text:p>
          </table:table-cell>
          <table:table-cell table:formula="of:=[.$G$2]*[.I49]" office:value-type="float" office:value="-3.72484303768788" calcext:value-type="float">
            <text:p>-3.7248430377</text:p>
          </table:table-cell>
          <table:table-cell table:formula="of:=[.F49]+[.H49]+[.J49]" office:value-type="float" office:value="69.6558214409513" calcext:value-type="float">
            <text:p>69.6558214409513000000</text:p>
          </table:table-cell>
          <table:table-cell table:formula="of:=([.K49]-[.K48])/[.A49]" office:value-type="float" office:value="471.734038529808" calcext:value-type="float">
            <text:p>471.7340385298</text:p>
          </table:table-cell>
          <table:table-cell table:formula="of:=[.$Q$1]*[.P48]" office:value-type="float" office:value="8.25182802683959" calcext:value-type="float">
            <text:p>8.2518280268</text:p>
          </table:table-cell>
          <table:table-cell table:formula="of:=([.$Q$1]*[.Q48]*[.$Q$1])+[.$O$1]" office:value-type="float" office:value="1.4021105327325" calcext:value-type="float">
            <text:p>1.4021105327</text:p>
          </table:table-cell>
          <table:table-cell table:formula="of:=[.N49]/([.N49]+[.$M$1])" office:value-type="float" office:value="0.583699423330675" calcext:value-type="float">
            <text:p>0.5836994233</text:p>
          </table:table-cell>
          <table:table-cell table:formula="of:=[.M49]+[.O49]*((([.K49]*[.A49])+[.D49])-[.M49])" office:value-type="float" office:value="9.94529073244495" calcext:value-type="float">
            <text:p>9.9452907324</text:p>
          </table:table-cell>
          <table:table-cell table:formula="of:=(1-[.O49])*[.N49]" office:value-type="float" office:value="0.583699423330675" calcext:value-type="float">
            <text:p>0.5836994233</text:p>
          </table:table-cell>
          <table:table-cell table:formula="of:=[.D50]-[.P49]" office:value-type="float" office:value="-0.0476402955737338" calcext:value-type="float">
            <text:p>-0.047640295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9]+[.A50]"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formula="of:=[.D49]*0.8+([.K49]*0.03)" office:value-type="float" office:value="9.89765043687122" calcext:value-type="float">
            <text:p>9.8976504369</text:p>
          </table:table-cell>
          <table:table-cell table:formula="of:=[.C50]-[.D50]" office:value-type="float" office:value="0.102349563128785" calcext:value-type="float">
            <text:p>0.1023495631</text:p>
          </table:table-cell>
          <table:table-cell table:formula="of:=[.$C$2]*[.E50]" office:value-type="float" office:value="9.31381024471941" calcext:value-type="float">
            <text:p>9.3138102447</text:p>
          </table:table-cell>
          <table:table-cell table:formula="of:=[.G49]+([.E50]*[.A50])" office:value-type="float" office:value="0.259736546290044" calcext:value-type="float">
            <text:p>0.2597365463</text:p>
          </table:table-cell>
          <table:table-cell table:formula="of:=[.$E$2]*[.G50]" office:value-type="float" office:value="51.9473092580087" calcext:value-type="float">
            <text:p>51.947309258</text:p>
          </table:table-cell>
          <table:table-cell table:formula="of:=([.E50]-[.E49])/[.A50]" office:value-type="float" office:value="-6.88403474089352" calcext:value-type="float">
            <text:p>-6.8840347409</text:p>
          </table:table-cell>
          <table:table-cell table:formula="of:=[.$G$2]*[.I50]" office:value-type="float" office:value="2.82245424376634" calcext:value-type="float">
            <text:p>2.8224542438</text:p>
          </table:table-cell>
          <table:table-cell table:formula="of:=[.F50]+[.H50]+[.J50]" office:value-type="float" office:value="64.0835737464945" calcext:value-type="float">
            <text:p>64.0835737464945000000</text:p>
          </table:table-cell>
          <table:table-cell table:formula="of:=([.K50]-[.K49])/[.A50]" office:value-type="float" office:value="-278.612384722842" calcext:value-type="float">
            <text:p>-278.6123847228</text:p>
          </table:table-cell>
          <table:table-cell table:formula="of:=[.$Q$1]*[.P49]" office:value-type="float" office:value="8.25459130792931" calcext:value-type="float">
            <text:p>8.2545913079</text:p>
          </table:table-cell>
          <table:table-cell table:formula="of:=([.$Q$1]*[.Q49]*[.$Q$1])+[.$O$1]" office:value-type="float" office:value="1.4021105327325" calcext:value-type="float">
            <text:p>1.4021105327</text:p>
          </table:table-cell>
          <table:table-cell table:formula="of:=[.N50]/([.N50]+[.$M$1])" office:value-type="float" office:value="0.583699423330675" calcext:value-type="float">
            <text:p>0.5836994233</text:p>
          </table:table-cell>
          <table:table-cell table:formula="of:=[.M50]+[.O50]*((([.K50]*[.A50])+[.D50])-[.M50])" office:value-type="float" office:value="9.96175487480685" calcext:value-type="float">
            <text:p>9.9617548748</text:p>
          </table:table-cell>
          <table:table-cell table:formula="of:=(1-[.O50])*[.N50]" office:value-type="float" office:value="0.583699423330675" calcext:value-type="float">
            <text:p>0.5836994233</text:p>
          </table:table-cell>
          <table:table-cell table:formula="of:=[.D51]-[.P50]" office:value-type="float" office:value="-0.121127312915045" calcext:value-type="float">
            <text:p>-0.121127312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0]+[.A51]"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formula="of:=[.D50]*0.8+([.K50]*0.03)" office:value-type="float" office:value="9.84062756189181" calcext:value-type="float">
            <text:p>9.8406275619</text:p>
          </table:table-cell>
          <table:table-cell table:formula="of:=[.C51]-[.D51]" office:value-type="float" office:value="0.159372438108193" calcext:value-type="float">
            <text:p>0.1593724381</text:p>
          </table:table-cell>
          <table:table-cell table:formula="of:=[.$C$2]*[.E51]" office:value-type="float" office:value="14.5028918678455" calcext:value-type="float">
            <text:p>14.5028918678</text:p>
          </table:table-cell>
          <table:table-cell table:formula="of:=[.G50]+([.E51]*[.A51])" office:value-type="float" office:value="0.262923995052207" calcext:value-type="float">
            <text:p>0.2629239951</text:p>
          </table:table-cell>
          <table:table-cell table:formula="of:=[.$E$2]*[.G51]" office:value-type="float" office:value="52.5847990104415" calcext:value-type="float">
            <text:p>52.5847990104</text:p>
          </table:table-cell>
          <table:table-cell table:formula="of:=([.E51]-[.E50])/[.A51]" office:value-type="float" office:value="2.8511437489704" calcext:value-type="float">
            <text:p>2.851143749</text:p>
          </table:table-cell>
          <table:table-cell table:formula="of:=[.$G$2]*[.I51]" office:value-type="float" office:value="-1.16896893707786" calcext:value-type="float">
            <text:p>-1.1689689371</text:p>
          </table:table-cell>
          <table:table-cell table:formula="of:=[.F51]+[.H51]+[.J51]" office:value-type="float" office:value="65.9187219412092" calcext:value-type="float">
            <text:p>65.9187219412092000000</text:p>
          </table:table-cell>
          <table:table-cell table:formula="of:=([.K51]-[.K50])/[.A51]" office:value-type="float" office:value="91.7574097357345" calcext:value-type="float">
            <text:p>91.7574097357</text:p>
          </table:table-cell>
          <table:table-cell table:formula="of:=[.$Q$1]*[.P50]" office:value-type="float" office:value="8.26825654608969" calcext:value-type="float">
            <text:p>8.2682565461</text:p>
          </table:table-cell>
          <table:table-cell table:formula="of:=([.$Q$1]*[.Q50]*[.$Q$1])+[.$O$1]" office:value-type="float" office:value="1.4021105327325" calcext:value-type="float">
            <text:p>1.4021105327</text:p>
          </table:table-cell>
          <table:table-cell table:formula="of:=[.N51]/([.N51]+[.$M$1])" office:value-type="float" office:value="0.583699423330675" calcext:value-type="float">
            <text:p>0.5836994233</text:p>
          </table:table-cell>
          <table:table-cell table:formula="of:=[.M51]+[.O51]*((([.K51]*[.A51])+[.D51])-[.M51])" office:value-type="float" office:value="9.95558300095083" calcext:value-type="float">
            <text:p>9.955583001</text:p>
          </table:table-cell>
          <table:table-cell table:formula="of:=(1-[.O51])*[.N51]" office:value-type="float" office:value="0.583699423330675" calcext:value-type="float">
            <text:p>0.5836994233</text:p>
          </table:table-cell>
          <table:table-cell table:formula="of:=[.D52]-[.P51]" office:value-type="float" office:value="-0.105519293201111" calcext:value-type="float">
            <text:p>-0.105519293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1]+[.A52]" office:value-type="float" office:value="0.960000000000001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formula="of:=[.D51]*0.8+([.K51]*0.03)" office:value-type="float" office:value="9.85006370774972" calcext:value-type="float">
            <text:p>9.8500637077</text:p>
          </table:table-cell>
          <table:table-cell table:formula="of:=[.C52]-[.D52]" office:value-type="float" office:value="0.149936292250279" calcext:value-type="float">
            <text:p>0.1499362923</text:p>
          </table:table-cell>
          <table:table-cell table:formula="of:=[.$C$2]*[.E52]" office:value-type="float" office:value="13.6442025947754" calcext:value-type="float">
            <text:p>13.6442025948</text:p>
          </table:table-cell>
          <table:table-cell table:formula="of:=[.G51]+([.E52]*[.A52])" office:value-type="float" office:value="0.265922720897213" calcext:value-type="float">
            <text:p>0.2659227209</text:p>
          </table:table-cell>
          <table:table-cell table:formula="of:=[.$E$2]*[.G52]" office:value-type="float" office:value="53.1845441794426" calcext:value-type="float">
            <text:p>53.1845441794</text:p>
          </table:table-cell>
          <table:table-cell table:formula="of:=([.E52]-[.E51])/[.A52]" office:value-type="float" office:value="-0.471807292895665" calcext:value-type="float">
            <text:p>-0.4718072929</text:p>
          </table:table-cell>
          <table:table-cell table:formula="of:=[.$G$2]*[.I52]" office:value-type="float" office:value="0.193440990087223" calcext:value-type="float">
            <text:p>0.1934409901</text:p>
          </table:table-cell>
          <table:table-cell table:formula="of:=[.F52]+[.H52]+[.J52]" office:value-type="float" office:value="67.0221877643053" calcext:value-type="float">
            <text:p>67.0221877643053000000</text:p>
          </table:table-cell>
          <table:table-cell table:formula="of:=([.K52]-[.K51])/[.A52]" office:value-type="float" office:value="55.1732911548051" calcext:value-type="float">
            <text:p>55.1732911548</text:p>
          </table:table-cell>
          <table:table-cell table:formula="of:=[.$Q$1]*[.P51]" office:value-type="float" office:value="8.26313389078919" calcext:value-type="float">
            <text:p>8.2631338908</text:p>
          </table:table-cell>
          <table:table-cell table:formula="of:=([.$Q$1]*[.Q51]*[.$Q$1])+[.$O$1]" office:value-type="float" office:value="1.4021105327325" calcext:value-type="float">
            <text:p>1.4021105327</text:p>
          </table:table-cell>
          <table:table-cell table:formula="of:=[.N52]/([.N52]+[.$M$1])" office:value-type="float" office:value="0.583699423330675" calcext:value-type="float">
            <text:p>0.5836994233</text:p>
          </table:table-cell>
          <table:table-cell table:formula="of:=[.M52]+[.O52]*((([.K52]*[.A52])+[.D52])-[.M52])" office:value-type="float" office:value="9.97184015678301" calcext:value-type="float">
            <text:p>9.9718401568</text:p>
          </table:table-cell>
          <table:table-cell table:formula="of:=(1-[.O52])*[.N52]" office:value-type="float" office:value="0.583699423330675" calcext:value-type="float">
            <text:p>0.5836994233</text:p>
          </table:table-cell>
          <table:table-cell table:formula="of:=[.D53]-[.P52]" office:value-type="float" office:value="-0.0811235576540756" calcext:value-type="float">
            <text:p>-0.081123557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2]+[.A53]"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formula="of:=[.D52]*0.8+([.K52]*0.03)" office:value-type="float" office:value="9.89071659912893" calcext:value-type="float">
            <text:p>9.8907165991</text:p>
          </table:table-cell>
          <table:table-cell table:formula="of:=[.C53]-[.D53]" office:value-type="float" office:value="0.109283400871066" calcext:value-type="float">
            <text:p>0.1092834009</text:p>
          </table:table-cell>
          <table:table-cell table:formula="of:=[.$C$2]*[.E53]" office:value-type="float" office:value="9.94478947926698" calcext:value-type="float">
            <text:p>9.9447894793</text:p>
          </table:table-cell>
          <table:table-cell table:formula="of:=[.G52]+([.E53]*[.A53])" office:value-type="float" office:value="0.268108388914634" calcext:value-type="float">
            <text:p>0.2681083889</text:p>
          </table:table-cell>
          <table:table-cell table:formula="of:=[.$E$2]*[.G53]" office:value-type="float" office:value="53.6216777829269" calcext:value-type="float">
            <text:p>53.6216777829</text:p>
          </table:table-cell>
          <table:table-cell table:formula="of:=([.E53]-[.E52])/[.A53]" office:value-type="float" office:value="-2.03264456896068" calcext:value-type="float">
            <text:p>-2.032644569</text:p>
          </table:table-cell>
          <table:table-cell table:formula="of:=[.$G$2]*[.I53]" office:value-type="float" office:value="0.833384273273881" calcext:value-type="float">
            <text:p>0.8333842733</text:p>
          </table:table-cell>
          <table:table-cell table:formula="of:=[.F53]+[.H53]+[.J53]" office:value-type="float" office:value="64.3998515354677" calcext:value-type="float">
            <text:p>64.3998515354677000000</text:p>
          </table:table-cell>
          <table:table-cell table:formula="of:=([.K53]-[.K52])/[.A53]" office:value-type="float" office:value="-131.116811441876" calcext:value-type="float">
            <text:p>-131.1168114419</text:p>
          </table:table-cell>
          <table:table-cell table:formula="of:=[.$Q$1]*[.P52]" office:value-type="float" office:value="8.2766273301299" calcext:value-type="float">
            <text:p>8.2766273301</text:p>
          </table:table-cell>
          <table:table-cell table:formula="of:=([.$Q$1]*[.Q52]*[.$Q$1])+[.$O$1]" office:value-type="float" office:value="1.4021105327325" calcext:value-type="float">
            <text:p>1.4021105327</text:p>
          </table:table-cell>
          <table:table-cell table:formula="of:=[.N53]/([.N53]+[.$M$1])" office:value-type="float" office:value="0.583699423330675" calcext:value-type="float">
            <text:p>0.5836994233</text:p>
          </table:table-cell>
          <table:table-cell table:formula="of:=[.M53]+[.O53]*((([.K53]*[.A53])+[.D53])-[.M53])" office:value-type="float" office:value="9.97057342972554" calcext:value-type="float">
            <text:p>9.9705734297</text:p>
          </table:table-cell>
          <table:table-cell table:formula="of:=(1-[.O53])*[.N53]" office:value-type="float" office:value="0.583699423330675" calcext:value-type="float">
            <text:p>0.5836994233</text:p>
          </table:table-cell>
          <table:table-cell table:formula="of:=[.D54]-[.P53]" office:value-type="float" office:value="-0.126004604358359" calcext:value-type="float">
            <text:p>-0.126004604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3]+[.A5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3]*0.8+([.K53]*0.03)" office:value-type="float" office:value="9.84456882536718" calcext:value-type="float">
            <text:p>9.8445688254</text:p>
          </table:table-cell>
          <table:table-cell table:formula="of:=[.C54]-[.D54]" office:value-type="float" office:value="0.15543117463282" calcext:value-type="float">
            <text:p>0.1554311746</text:p>
          </table:table-cell>
          <table:table-cell table:formula="of:=[.$C$2]*[.E54]" office:value-type="float" office:value="14.1442368915866" calcext:value-type="float">
            <text:p>14.1442368916</text:p>
          </table:table-cell>
          <table:table-cell table:formula="of:=[.G53]+([.E54]*[.A54])" office:value-type="float" office:value="0.271217012407291" calcext:value-type="float">
            <text:p>0.2712170124</text:p>
          </table:table-cell>
          <table:table-cell table:formula="of:=[.$E$2]*[.G54]" office:value-type="float" office:value="54.2434024814582" calcext:value-type="float">
            <text:p>54.2434024815</text:p>
          </table:table-cell>
          <table:table-cell table:formula="of:=([.E54]-[.E53])/[.A54]" office:value-type="float" office:value="2.30738868808773" calcext:value-type="float">
            <text:p>2.3073886881</text:p>
          </table:table-cell>
          <table:table-cell table:formula="of:=[.$G$2]*[.I54]" office:value-type="float" office:value="-0.946029362115969" calcext:value-type="float">
            <text:p>-0.9460293621</text:p>
          </table:table-cell>
          <table:table-cell table:formula="of:=[.F54]+[.H54]+[.J54]" office:value-type="float" office:value="67.4416100109288" calcext:value-type="float">
            <text:p>67.4416100109288000000</text:p>
          </table:table-cell>
          <table:table-cell table:formula="of:=([.K54]-[.K53])/[.A54]" office:value-type="float" office:value="152.087923773055" calcext:value-type="float">
            <text:p>152.0879237731</text:p>
          </table:table-cell>
          <table:table-cell table:formula="of:=[.$Q$1]*[.P53]" office:value-type="float" office:value="8.2755759466722" calcext:value-type="float">
            <text:p>8.2755759467</text:p>
          </table:table-cell>
          <table:table-cell table:formula="of:=([.$Q$1]*[.Q53]*[.$Q$1])+[.$O$1]" office:value-type="float" office:value="1.4021105327325" calcext:value-type="float">
            <text:p>1.4021105327</text:p>
          </table:table-cell>
          <table:table-cell table:formula="of:=[.N54]/([.N54]+[.$M$1])" office:value-type="float" office:value="0.583699423330675" calcext:value-type="float">
            <text:p>0.5836994233</text:p>
          </table:table-cell>
          <table:table-cell table:formula="of:=[.M54]+[.O54]*((([.K54]*[.A54])+[.D54])-[.M54])" office:value-type="float" office:value="9.97870876261382" calcext:value-type="float">
            <text:p>9.9787087626</text:p>
          </table:table-cell>
          <table:table-cell table:formula="of:=(1-[.O54])*[.N54]" office:value-type="float" office:value="0.583699423330675" calcext:value-type="float">
            <text:p>0.5836994233</text:p>
          </table:table-cell>
          <table:table-cell table:formula="of:=[.D55]-[.P54]" office:value-type="float" office:value="-9.97870876261382" calcext:value-type="float">
            <text:p>-9.9787087626</text:p>
          </table:table-cell>
          <table:table-cell/>
        </table:table-row>
        <table:table-row table:style-name="ro1" table:number-rows-repeated="104852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nputLimit" table:style-name="ta1">
        <table:shapes>
          <draw:frame draw:z-index="0" draw:style-name="gr1" draw:text-style-name="P1" svg:width="453.51pt" svg:height="255.09pt" svg:x="1127.08pt" svg:y="333.95pt">
            <loext:p draw:notify-on-update-of-ranges="InputLimit.B5:InputLimit.B5 InputLimit.B6:InputLimit.B209 InputLimit.W5:InputLimit.W5 InputLimit.W6:InputLimit.W20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15.48pt" svg:height="444.78pt" svg:x="96.15pt" svg:y="306.45pt">
            <loext:p draw:notify-on-update-of-ranges="InputLimit.C5:InputLimit.C5 InputLimit.C6:InputLimit.C210 InputLimit.B6:InputLimit.B210 InputLimit.B5:InputLimit.B5 InputLimit.B6:InputLimit.B210 InputLimit.D5:InputLimit.D5 InputLimit.D6:InputLimit.D210 InputLimit.U5:InputLimit.U5 InputLimit.U6:InputLimit.U210 InputLimit.B6:InputLimit.B2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1" table:number-columns-repeated="4" table:default-cell-style-name="ce7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01" table:default-cell-style-name="Default"/>
        <table:table-row table:style-name="ro1"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-0.1" calcext:value-type="float">
            <text:p>-0.1</text:p>
          </table:table-cell>
          <table:table-cell table:style-name="ce3"/>
          <table:table-cell table:style-name="ce6" table:number-columns-repeated="4"/>
          <table:table-cell table:style-name="ce3" table:number-columns-repeated="1010"/>
        </table:table-row>
        <table:table-row table:style-name="ro1">
          <table:table-cell table:style-name="ce3"/>
          <table:table-cell table:style-name="ce3" office:value-type="string" calcext:value-type="string">
            <text:p>Max Limit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P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-0.1" calcext:value-type="float">
            <text:p>-0.1</text:p>
          </table:table-cell>
          <table:table-cell table:style-name="ce3"/>
          <table:table-cell table:style-name="ce6" table:number-columns-repeated="4"/>
          <table:table-cell table:style-name="ce3" table:number-columns-repeated="1010"/>
        </table:table-row>
        <table:table-row table:style-name="ro1">
          <table:table-cell table:style-name="ce3"/>
          <table:table-cell table:style-name="ce3" office:value-type="string" calcext:value-type="string">
            <text:p>Min Limit</text:p>
          </table:table-cell>
          <table:table-cell table:style-name="ce3" office:value-type="float" office:value="-3" calcext:value-type="float">
            <text:p>-3</text:p>
          </table:table-cell>
          <table:table-cell table:style-name="ce3" table:number-columns-repeated="7"/>
          <table:table-cell table:style-name="ce6" table:number-columns-repeated="4"/>
          <table:table-cell table:style-name="ce3"/>
          <table:table-cell office:value-type="string" calcext:value-type="string">
            <text:p>R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857487595705747" calcext:value-type="float">
            <text:p>0.8574875957</text:p>
          </table:table-cell>
          <table:table-cell/>
          <table:table-cell table:style-name="ce3" office:value-type="string" calcext:value-type="string">
            <text:p>Estimate Error Avg Rate</text:p>
          </table:table-cell>
          <table:table-cell table:style-name="ce3" table:formula="of:=SUM([.W6:.W210])/COUNT([.W6:.W210])" office:value-type="float" office:value="-0.0118031080812659" calcext:value-type="float">
            <text:p>-0.0118031081</text:p>
          </table:table-cell>
          <table:table-cell table:style-name="ce3" table:number-columns-repeated="1000"/>
        </table:table-row>
        <table:table-row table:style-name="ro1">
          <table:table-cell table:style-name="ce3" table:number-columns-repeated="10"/>
          <table:table-cell table:style-name="ce6" table:number-columns-repeated="4"/>
          <table:table-cell table:style-name="ce3"/>
          <table:table-cell/>
          <table:table-cell table:style-name="ce2" office:value-type="string" calcext:value-type="string" table:number-columns-spanned="2" table:number-rows-spanned="1">
            <text:p>Predict</text:p>
          </table:table-cell>
          <table:covered-table-cell/>
          <table:table-cell table:style-name="ce2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/>
          <table:table-cell table:style-name="ce3" table:number-columns-repeated="1002"/>
        </table:table-row>
        <table:table-row table:style-name="ro1"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et Value</text:p>
          </table:table-cell>
          <table:table-cell table:style-name="ce4" office:value-type="string" calcext:value-type="string">
            <text:p>Current Value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Abs Error</text:p>
          </table:table-cell>
          <table:table-cell table:style-name="ce4" office:value-type="string" calcext:value-type="string">
            <text:p>P_out</text:p>
          </table:table-cell>
          <table:table-cell table:style-name="ce4" office:value-type="string" calcext:value-type="string">
            <text:p>int error</text:p>
          </table:table-cell>
          <table:table-cell table:style-name="ce4" office:value-type="string" calcext:value-type="string">
            <text:p>I_out</text:p>
          </table:table-cell>
          <table:table-cell table:style-name="ce4" office:value-type="string" calcext:value-type="string">
            <text:p>d error</text:p>
          </table:table-cell>
          <table:table-cell table:style-name="ce4" office:value-type="string" calcext:value-type="string">
            <text:p>D_out</text:p>
          </table:table-cell>
          <table:table-cell table:style-name="ce4" office:value-type="string" calcext:value-type="string">
            <text:p>T Out</text:p>
          </table:table-cell>
          <table:table-cell table:style-name="ce4" office:value-type="string" calcext:value-type="string">
            <text:p>Constrained Out</text:p>
          </table:table-cell>
          <table:table-cell table:style-name="ce4" office:value-type="string" calcext:value-type="string">
            <text:p>Est Exceeded</text:p>
          </table:table-cell>
          <table:table-cell table:style-name="ce4" office:value-type="string" calcext:value-type="string">
            <text:p>Input Exceeded</text:p>
          </table:table-cell>
          <table:table-cell table:style-name="ce3" office:value-type="string" calcext:value-type="string">
            <text:p>Out</text:p>
          </table:table-cell>
          <table:table-cell office:value-type="string" calcext:value-type="string">
            <text:p>delta o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rror</text:p>
          </table:table-cell>
          <table:table-cell table:style-name="ce3" office:value-type="string" calcext:value-type="string">
            <text:p>PID Error Avg Rate</text:p>
          </table:table-cell>
          <table:table-cell table:style-name="ce3" table:formula="of:=SUM([.F6:.F210])/COUNT([.F6:.F210])" office:value-type="float" office:value="0.230441446609417" calcext:value-type="float">
            <text:p>0.2304414466</text:p>
          </table:table-cell>
          <table:table-cell table:style-name="ce3"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table:formula="of:=[.C6]-[.D6]" office:value-type="float" office:value="0" calcext:value-type="float">
            <text:p>0.000000</text:p>
          </table:table-cell>
          <table:table-cell table:style-name="ce5" table:formula="of:=ABS([.E6])" office:value-type="float" office:value="0" calcext:value-type="float">
            <text:p>0.000000</text:p>
          </table:table-cell>
          <table:table-cell table:style-name="ce5" table:formula="of:=[.$E$2]*[.E6]" office:value-type="float" office:value="0" calcext:value-type="float">
            <text:p>0.000000</text:p>
          </table:table-cell>
          <table:table-cell table:style-name="ce5" table:formula="of:=[.E6]*[.A6]" office:value-type="float" office:value="0" calcext:value-type="float">
            <text:p>0.000000</text:p>
          </table:table-cell>
          <table:table-cell table:style-name="ce5" table:formula="of:=[.H6]*[.$G$2]" office:value-type="float" office:value="0" calcext:value-type="float">
            <text:p>0.000000</text:p>
          </table:table-cell>
          <table:table-cell table:style-name="ce5" table:formula="of:=0" office:value-type="float" office:value="0" calcext:value-type="float">
            <text:p>0.000000</text:p>
          </table:table-cell>
          <table:table-cell table:style-name="ce5" table:formula="of:=[.J6]*[.$I$2]" office:value-type="float" office:value="-0" calcext:value-type="float">
            <text:p>0.000000</text:p>
          </table:table-cell>
          <table:table-cell table:style-name="ce5" table:formula="of:=[.G6]+[.I6]+[.K6]" office:value-type="float" office:value="0" calcext:value-type="float">
            <text:p>0.000000</text:p>
          </table:table-cell>
          <table:table-cell table:style-name="ce5" table:formula="of:=-[.L6]/8" office:value-type="float" office:value="-0" calcext:value-type="float">
            <text:p>0.000000</text:p>
          </table:table-cell>
          <table:table-cell table:formula="of:=IF([.U6]&gt;[.$C$2];1;0)" office:value-type="float" office:value="0" calcext:value-type="float">
            <text:p>0.00</text:p>
          </table:table-cell>
          <table:table-cell table:style-name="ce7" table:formula="of:=IF([.D6]&gt;[.$C$2];1;0)" office:value-type="float" office:value="0" calcext:value-type="float">
            <text:p>0.00</text:p>
          </table:table-cell>
          <table:table-cell table:style-name="ce5" table:formula="of:=[.L6]" office:value-type="float" office:value="0" calcext:value-type="float">
            <text:p>0.000000</text:p>
          </table:table-cell>
          <table:table-cell table:formula="of:=([.P6]-0)/[.A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6]/([.S6]+[.$Q$3])" office:value-type="float" office:value="0.5" calcext:value-type="float">
            <text:p>0.5</text:p>
          </table:table-cell>
          <table:table-cell table:formula="of:=([.P6]*[.A6])" office:value-type="float" office:value="0" calcext:value-type="float">
            <text:p>0</text:p>
          </table:table-cell>
          <table:table-cell table:formula="of:=(1-[.T6])*[.S6]" office:value-type="float" office:value="0.5" calcext:value-type="float">
            <text:p>0.5</text:p>
          </table:table-cell>
          <table:table-cell table:formula="of:=[.D7]-[.U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]+[.A7]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5" table:formula="of:=[.D6]*0.8+[.P6]*0.5" office:value-type="float" office:value="0" calcext:value-type="float">
            <text:p>0.000000</text:p>
          </table:table-cell>
          <table:table-cell table:style-name="ce5" table:formula="of:=[.C7]-[.D7]" office:value-type="float" office:value="3" calcext:value-type="float">
            <text:p>3.000000</text:p>
          </table:table-cell>
          <table:table-cell table:style-name="ce5" table:formula="of:=ABS([.E7])" office:value-type="float" office:value="3" calcext:value-type="float">
            <text:p>3.000000</text:p>
          </table:table-cell>
          <table:table-cell table:style-name="ce5" table:formula="of:=[.$E$2]*[.E7]" office:value-type="float" office:value="18" calcext:value-type="float">
            <text:p>18.000000</text:p>
          </table:table-cell>
          <table:table-cell table:style-name="ce5" table:formula="of:=[.H6]+([.E7]*[.A7])" office:value-type="float" office:value="0.3" calcext:value-type="float">
            <text:p>0.300000</text:p>
          </table:table-cell>
          <table:table-cell table:style-name="ce5" table:formula="of:=[.H7]*[.$G$2]" office:value-type="float" office:value="3" calcext:value-type="float">
            <text:p>3.000000</text:p>
          </table:table-cell>
          <table:table-cell table:style-name="ce5" table:formula="of:=([.E7]-[.E6])/[.A7]" office:value-type="float" office:value="30" calcext:value-type="float">
            <text:p>30.000000</text:p>
          </table:table-cell>
          <table:table-cell table:style-name="ce5" table:formula="of:=[.J7]*[.$I$2]" office:value-type="float" office:value="-3" calcext:value-type="float">
            <text:p>-3.000000</text:p>
          </table:table-cell>
          <table:table-cell table:style-name="ce5" table:formula="of:=[.G7]+[.I7]+[.K7]" office:value-type="float" office:value="18" calcext:value-type="float">
            <text:p>18.000000</text:p>
          </table:table-cell>
          <table:table-cell table:style-name="ce5" table:formula="of:=-[.L7]/8" office:value-type="float" office:value="-2.25" calcext:value-type="float">
            <text:p>-2.250000</text:p>
          </table:table-cell>
          <table:table-cell table:formula="of:=IF([.U7]&gt;[.$C$2];1;0)" office:value-type="float" office:value="0" calcext:value-type="float">
            <text:p>0.00</text:p>
          </table:table-cell>
          <table:table-cell table:style-name="ce7" table:formula="of:=IF([.D7]&gt;[.$C$2];1;0)" office:value-type="float" office:value="0" calcext:value-type="float">
            <text:p>0.00</text:p>
          </table:table-cell>
          <table:table-cell table:style-name="ce5" table:formula="of:=IF([.O7];[.L7];[.L7])" office:value-type="float" office:value="18" calcext:value-type="float">
            <text:p>18.000000</text:p>
          </table:table-cell>
          <table:table-cell table:formula="of:=([.P7]-[.P6])/[.A7]" office:value-type="float" office:value="180" calcext:value-type="float">
            <text:p>180</text:p>
          </table:table-cell>
          <table:table-cell table:formula="of:=[.$U$3]*[.U6]" office:value-type="float" office:value="0" calcext:value-type="float">
            <text:p>0</text:p>
          </table:table-cell>
          <table:table-cell table:formula="of:=([.$U$3]*[.V6]*[.$U$3])+[.$S$3]" office:value-type="float" office:value="1.36764248839461" calcext:value-type="float">
            <text:p>1.3676424884</text:p>
          </table:table-cell>
          <table:table-cell table:formula="of:=[.S7]/([.S7]+[.$Q$3])" office:value-type="float" office:value="0.577638936240727" calcext:value-type="float">
            <text:p>0.5776389362</text:p>
          </table:table-cell>
          <table:table-cell table:formula="of:=[.R7]+[.T7]*((([.P7]*[.A7])+[.D7])-[.R7])" office:value-type="float" office:value="1.03975008523331" calcext:value-type="float">
            <text:p>1.0397500852</text:p>
          </table:table-cell>
          <table:table-cell table:formula="of:=(1-[.T7])*[.S7]" office:value-type="float" office:value="0.577638936240727" calcext:value-type="float">
            <text:p>0.5776389362</text:p>
          </table:table-cell>
          <table:table-cell table:formula="of:=[.D8]-[.U7]" office:value-type="float" office:value="2.56024991476669" calcext:value-type="float">
            <text:p>2.560249914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]+[.A8]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5" table:formula="of:=[.D7]*0.8+[.P7]*0.2" office:value-type="float" office:value="3.6" calcext:value-type="float">
            <text:p>3.600000</text:p>
          </table:table-cell>
          <table:table-cell table:style-name="ce5" table:formula="of:=[.C8]-[.D8]" office:value-type="float" office:value="-0.6" calcext:value-type="float">
            <text:p>-0.600000</text:p>
          </table:table-cell>
          <table:table-cell table:style-name="ce5" table:formula="of:=ABS([.E8])" office:value-type="float" office:value="0.6" calcext:value-type="float">
            <text:p>0.600000</text:p>
          </table:table-cell>
          <table:table-cell table:style-name="ce5" table:formula="of:=[.$E$2]*[.E8]" office:value-type="float" office:value="-3.6" calcext:value-type="float">
            <text:p>-3.600000</text:p>
          </table:table-cell>
          <table:table-cell table:style-name="ce5" table:formula="of:=[.H7]+([.E8]*[.A8])" office:value-type="float" office:value="0.24" calcext:value-type="float">
            <text:p>0.240000</text:p>
          </table:table-cell>
          <table:table-cell table:style-name="ce5" table:formula="of:=[.H8]*[.$G$2]" office:value-type="float" office:value="2.4" calcext:value-type="float">
            <text:p>2.400000</text:p>
          </table:table-cell>
          <table:table-cell table:style-name="ce5" table:formula="of:=([.E8]-[.E7])/[.A8]" office:value-type="float" office:value="-36" calcext:value-type="float">
            <text:p>-36.000000</text:p>
          </table:table-cell>
          <table:table-cell table:style-name="ce5" table:formula="of:=[.J8]*[.$I$2]" office:value-type="float" office:value="3.6" calcext:value-type="float">
            <text:p>3.600000</text:p>
          </table:table-cell>
          <table:table-cell table:style-name="ce5" table:formula="of:=[.G8]+[.I8]+[.K8]" office:value-type="float" office:value="2.4" calcext:value-type="float">
            <text:p>2.400000</text:p>
          </table:table-cell>
          <table:table-cell table:style-name="ce5" table:formula="of:=-[.L8]/8" office:value-type="float" office:value="-0.3" calcext:value-type="float">
            <text:p>-0.300000</text:p>
          </table:table-cell>
          <table:table-cell table:formula="of:=IF([.U8]&gt;[.$C$2];1;0)" office:value-type="float" office:value="0" calcext:value-type="float">
            <text:p>0.00</text:p>
          </table:table-cell>
          <table:table-cell table:style-name="ce7" table:formula="of:=IF([.D8]&gt;[.$C$2];1;0)" office:value-type="float" office:value="0" calcext:value-type="float">
            <text:p>0.00</text:p>
          </table:table-cell>
          <table:table-cell table:style-name="ce5" table:formula="of:=IF([.O8];[.M8];[.L8])" office:value-type="float" office:value="2.4" calcext:value-type="float">
            <text:p>2.400000</text:p>
          </table:table-cell>
          <table:table-cell table:formula="of:=([.P8]-[.P7])/[.A8]" office:value-type="float" office:value="-156" calcext:value-type="float">
            <text:p>-156</text:p>
          </table:table-cell>
          <table:table-cell table:formula="of:=[.$U$3]*[.U7]" office:value-type="float" office:value="0.891572800721556" calcext:value-type="float">
            <text:p>0.8915728007</text:p>
          </table:table-cell>
          <table:table-cell table:formula="of:=([.$U$3]*[.V7]*[.$U$3])+[.$S$3]" office:value-type="float" office:value="1.42472923182631" calcext:value-type="float">
            <text:p>1.4247292318</text:p>
          </table:table-cell>
          <table:table-cell table:formula="of:=[.S8]/([.S8]+[.$Q$3])" office:value-type="float" office:value="0.587582816722675" calcext:value-type="float">
            <text:p>0.5875828167</text:p>
          </table:table-cell>
          <table:table-cell table:formula="of:=[.R8]+[.T8]*((([.L8]*[.A8])+[.D8])-[.R8])" office:value-type="float" office:value="2.62401795937533" calcext:value-type="float">
            <text:p>2.6240179594</text:p>
          </table:table-cell>
          <table:table-cell table:formula="of:=(1-[.T8])*[.S8]" office:value-type="float" office:value="0.587582816722675" calcext:value-type="float">
            <text:p>0.5875828167</text:p>
          </table:table-cell>
          <table:table-cell table:formula="of:=[.D9]-[.U8]" office:value-type="float" office:value="0.735982040624668" calcext:value-type="float">
            <text:p>0.73598204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]+[.A9]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style-name="ce5" table:formula="of:=[.D8]*0.8+[.P8]*0.2" office:value-type="float" office:value="3.36" calcext:value-type="float">
            <text:p>3.360000</text:p>
          </table:table-cell>
          <table:table-cell table:style-name="ce5" table:formula="of:=[.C9]-[.D9]" office:value-type="float" office:value="-0.36" calcext:value-type="float">
            <text:p>-0.360000</text:p>
          </table:table-cell>
          <table:table-cell table:style-name="ce5" table:formula="of:=ABS([.E9])" office:value-type="float" office:value="0.36" calcext:value-type="float">
            <text:p>0.360000</text:p>
          </table:table-cell>
          <table:table-cell table:style-name="ce5" table:formula="of:=[.$E$2]*[.E9]" office:value-type="float" office:value="-2.16" calcext:value-type="float">
            <text:p>-2.160000</text:p>
          </table:table-cell>
          <table:table-cell table:style-name="ce5" table:formula="of:=[.H8]+([.E9]*[.A9])" office:value-type="float" office:value="0.204" calcext:value-type="float">
            <text:p>0.204000</text:p>
          </table:table-cell>
          <table:table-cell table:style-name="ce5" table:formula="of:=[.H9]*[.$G$2]" office:value-type="float" office:value="2.04" calcext:value-type="float">
            <text:p>2.040000</text:p>
          </table:table-cell>
          <table:table-cell table:style-name="ce5" table:formula="of:=([.E9]-[.E8])/[.A9]" office:value-type="float" office:value="2.4" calcext:value-type="float">
            <text:p>2.400000</text:p>
          </table:table-cell>
          <table:table-cell table:style-name="ce5" table:formula="of:=[.J9]*[.$I$2]" office:value-type="float" office:value="-0.24" calcext:value-type="float">
            <text:p>-0.240000</text:p>
          </table:table-cell>
          <table:table-cell table:style-name="ce5" table:formula="of:=[.G9]+[.I9]+[.K9]" office:value-type="float" office:value="-0.360000000000002" calcext:value-type="float">
            <text:p>-0.360000</text:p>
          </table:table-cell>
          <table:table-cell table:style-name="ce5" table:formula="of:=-[.L9]/8" office:value-type="float" office:value="0.0450000000000002" calcext:value-type="float">
            <text:p>0.045000</text:p>
          </table:table-cell>
          <table:table-cell table:formula="of:=IF([.U9]&gt;[.$C$2];1;0)" office:value-type="float" office:value="0" calcext:value-type="float">
            <text:p>0.00</text:p>
          </table:table-cell>
          <table:table-cell table:style-name="ce7" table:formula="of:=IF([.D9]&gt;[.$C$2];1;0)" office:value-type="float" office:value="0" calcext:value-type="float">
            <text:p>0.00</text:p>
          </table:table-cell>
          <table:table-cell table:style-name="ce5" table:formula="of:=IF([.O9];[.M9];[.L9])" office:value-type="float" office:value="-0.360000000000002" calcext:value-type="float">
            <text:p>-0.360000</text:p>
          </table:table-cell>
          <table:table-cell table:formula="of:=([.P9]-[.P8])/[.A9]" office:value-type="float" office:value="-27.6" calcext:value-type="float">
            <text:p>-27.6</text:p>
          </table:table-cell>
          <table:table-cell table:formula="of:=[.$U$3]*[.U8]" office:value-type="float" office:value="2.25006285107346" calcext:value-type="float">
            <text:p>2.2500628511</text:p>
          </table:table-cell>
          <table:table-cell table:formula="of:=([.$U$3]*[.V8]*[.$U$3])+[.$S$3]" office:value-type="float" office:value="1.43204081775568" calcext:value-type="float">
            <text:p>1.4320408178</text:p>
          </table:table-cell>
          <table:table-cell table:formula="of:=[.S9]/([.S9]+[.$Q$3])" office:value-type="float" office:value="0.588822690516019" calcext:value-type="float">
            <text:p>0.5888226905</text:p>
          </table:table-cell>
          <table:table-cell table:formula="of:=[.R9]+[.T9]*((([.L9]*[.A9])+[.D9])-[.R9])" office:value-type="float" office:value="2.88242141254949" calcext:value-type="float">
            <text:p>2.8824214125</text:p>
          </table:table-cell>
          <table:table-cell table:formula="of:=(1-[.T9])*[.S9]" office:value-type="float" office:value="0.588822690516019" calcext:value-type="float">
            <text:p>0.5888226905</text:p>
          </table:table-cell>
          <table:table-cell table:formula="of:=[.D10]-[.U9]" office:value-type="float" office:value="-0.266421412549486" calcext:value-type="float">
            <text:p>-0.266421412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]+[.A10]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style-name="ce5" table:formula="of:=[.D9]*0.8+[.P9]*0.2" office:value-type="float" office:value="2.616" calcext:value-type="float">
            <text:p>2.616000</text:p>
          </table:table-cell>
          <table:table-cell table:style-name="ce5" table:formula="of:=[.C10]-[.D10]" office:value-type="float" office:value="0.384" calcext:value-type="float">
            <text:p>0.384000</text:p>
          </table:table-cell>
          <table:table-cell table:style-name="ce5" table:formula="of:=ABS([.E10])" office:value-type="float" office:value="0.384" calcext:value-type="float">
            <text:p>0.384000</text:p>
          </table:table-cell>
          <table:table-cell table:style-name="ce5" table:formula="of:=[.$E$2]*[.E10]" office:value-type="float" office:value="2.304" calcext:value-type="float">
            <text:p>2.304000</text:p>
          </table:table-cell>
          <table:table-cell table:style-name="ce5" table:formula="of:=[.H9]+([.E10]*[.A10])" office:value-type="float" office:value="0.2424" calcext:value-type="float">
            <text:p>0.242400</text:p>
          </table:table-cell>
          <table:table-cell table:style-name="ce5" table:formula="of:=[.H10]*[.$G$2]" office:value-type="float" office:value="2.424" calcext:value-type="float">
            <text:p>2.424000</text:p>
          </table:table-cell>
          <table:table-cell table:style-name="ce5" table:formula="of:=([.E10]-[.E9])/[.A10]" office:value-type="float" office:value="7.44" calcext:value-type="float">
            <text:p>7.440000</text:p>
          </table:table-cell>
          <table:table-cell table:style-name="ce5" table:formula="of:=[.J10]*[.$I$2]" office:value-type="float" office:value="-0.744" calcext:value-type="float">
            <text:p>-0.744000</text:p>
          </table:table-cell>
          <table:table-cell table:style-name="ce5" table:formula="of:=[.G10]+[.I10]+[.K10]" office:value-type="float" office:value="3.984" calcext:value-type="float">
            <text:p>3.984000</text:p>
          </table:table-cell>
          <table:table-cell table:style-name="ce5" table:formula="of:=-[.L10]/8" office:value-type="float" office:value="-0.498" calcext:value-type="float">
            <text:p>-0.498000</text:p>
          </table:table-cell>
          <table:table-cell table:formula="of:=IF([.U10]&gt;[.$C$2];1;0)" office:value-type="float" office:value="0" calcext:value-type="float">
            <text:p>0.00</text:p>
          </table:table-cell>
          <table:table-cell table:style-name="ce7" table:formula="of:=IF([.D10]&gt;[.$C$2];1;0)" office:value-type="float" office:value="0" calcext:value-type="float">
            <text:p>0.00</text:p>
          </table:table-cell>
          <table:table-cell table:style-name="ce5" table:formula="of:=IF([.O10];[.M10];[.L10])" office:value-type="float" office:value="3.984" calcext:value-type="float">
            <text:p>3.984000</text:p>
          </table:table-cell>
          <table:table-cell table:formula="of:=([.P10]-[.P9])/[.A10]" office:value-type="float" office:value="43.44" calcext:value-type="float">
            <text:p>43.44</text:p>
          </table:table-cell>
          <table:table-cell table:formula="of:=[.$U$3]*[.U9]" office:value-type="float" office:value="2.47164060685782" calcext:value-type="float">
            <text:p>2.4716406069</text:p>
          </table:table-cell>
          <table:table-cell table:formula="of:=([.$U$3]*[.V9]*[.$U$3])+[.$S$3]" office:value-type="float" office:value="1.43295247832904" calcext:value-type="float">
            <text:p>1.4329524783</text:p>
          </table:table-cell>
          <table:table-cell table:formula="of:=[.S10]/([.S10]+[.$Q$3])" office:value-type="float" office:value="0.588976764278272" calcext:value-type="float">
            <text:p>0.5889767643</text:p>
          </table:table-cell>
          <table:table-cell table:formula="of:=[.R10]+[.T10]*((([.L10]*[.A10])+[.D10])-[.R10])" office:value-type="float" office:value="2.79131327801234" calcext:value-type="float">
            <text:p>2.791313278</text:p>
          </table:table-cell>
          <table:table-cell table:formula="of:=(1-[.T10])*[.S10]" office:value-type="float" office:value="0.588976764278272" calcext:value-type="float">
            <text:p>0.5889767643</text:p>
          </table:table-cell>
          <table:table-cell table:formula="of:=[.D11]-[.U10]" office:value-type="float" office:value="0.0982867219876589" calcext:value-type="float">
            <text:p>0.09828672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]+[.A11]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5" table:formula="of:=[.D10]*0.8+[.P10]*0.2" office:value-type="float" office:value="2.8896" calcext:value-type="float">
            <text:p>2.889600</text:p>
          </table:table-cell>
          <table:table-cell table:style-name="ce5" table:formula="of:=[.C11]-[.D11]" office:value-type="float" office:value="0.1104" calcext:value-type="float">
            <text:p>0.110400</text:p>
          </table:table-cell>
          <table:table-cell table:style-name="ce5" table:formula="of:=ABS([.E11])" office:value-type="float" office:value="0.1104" calcext:value-type="float">
            <text:p>0.110400</text:p>
          </table:table-cell>
          <table:table-cell table:style-name="ce5" table:formula="of:=[.$E$2]*[.E11]" office:value-type="float" office:value="0.662400000000002" calcext:value-type="float">
            <text:p>0.662400</text:p>
          </table:table-cell>
          <table:table-cell table:style-name="ce5" table:formula="of:=[.H10]+([.E11]*[.A11])" office:value-type="float" office:value="0.25344" calcext:value-type="float">
            <text:p>0.253440</text:p>
          </table:table-cell>
          <table:table-cell table:style-name="ce5" table:formula="of:=[.H11]*[.$G$2]" office:value-type="float" office:value="2.5344" calcext:value-type="float">
            <text:p>2.534400</text:p>
          </table:table-cell>
          <table:table-cell table:style-name="ce5" table:formula="of:=([.E11]-[.E10])/[.A11]" office:value-type="float" office:value="-2.736" calcext:value-type="float">
            <text:p>-2.736000</text:p>
          </table:table-cell>
          <table:table-cell table:style-name="ce5" table:formula="of:=[.J11]*[.$I$2]" office:value-type="float" office:value="0.2736" calcext:value-type="float">
            <text:p>0.273600</text:p>
          </table:table-cell>
          <table:table-cell table:style-name="ce5" table:formula="of:=[.G11]+[.I11]+[.K11]" office:value-type="float" office:value="3.4704" calcext:value-type="float">
            <text:p>3.470400</text:p>
          </table:table-cell>
          <table:table-cell table:style-name="ce5" table:formula="of:=-[.L11]/8" office:value-type="float" office:value="-0.4338" calcext:value-type="float">
            <text:p>-0.433800</text:p>
          </table:table-cell>
          <table:table-cell table:formula="of:=IF([.U11]&gt;[.$C$2];1;0)" office:value-type="float" office:value="0" calcext:value-type="float">
            <text:p>0.00</text:p>
          </table:table-cell>
          <table:table-cell table:style-name="ce7" table:formula="of:=IF([.D11]&gt;[.$C$2];1;0)" office:value-type="float" office:value="0" calcext:value-type="float">
            <text:p>0.00</text:p>
          </table:table-cell>
          <table:table-cell table:style-name="ce5" table:formula="of:=IF([.O11];[.M11];[.L11])" office:value-type="float" office:value="3.4704" calcext:value-type="float">
            <text:p>3.470400</text:p>
          </table:table-cell>
          <table:table-cell table:formula="of:=([.P11]-[.P10])/[.A11]" office:value-type="float" office:value="-5.13599999999998" calcext:value-type="float">
            <text:p>-5.136</text:p>
          </table:table-cell>
          <table:table-cell table:formula="of:=[.$U$3]*[.U10]" office:value-type="float" office:value="2.39351651162433" calcext:value-type="float">
            <text:p>2.3935165116</text:p>
          </table:table-cell>
          <table:table-cell table:formula="of:=([.$U$3]*[.V10]*[.$U$3])+[.$S$3]" office:value-type="float" office:value="1.43306576645174" calcext:value-type="float">
            <text:p>1.4330657665</text:p>
          </table:table-cell>
          <table:table-cell table:formula="of:=[.S11]/([.S11]+[.$Q$3])" office:value-type="float" office:value="0.58899590229394" calcext:value-type="float">
            <text:p>0.5889959023</text:p>
          </table:table-cell>
          <table:table-cell table:formula="of:=[.R11]+[.T11]*((([.L11]*[.A11])+[.D11])-[.R11])" office:value-type="float" office:value="2.89011279140537" calcext:value-type="float">
            <text:p>2.8901127914</text:p>
          </table:table-cell>
          <table:table-cell table:formula="of:=(1-[.T11])*[.S11]" office:value-type="float" office:value="0.58899590229394" calcext:value-type="float">
            <text:p>0.5889959023</text:p>
          </table:table-cell>
          <table:table-cell table:formula="of:=[.D12]-[.U11]" office:value-type="float" office:value="0.115647208594628" calcext:value-type="float">
            <text:p>0.115647208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]+[.A12]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style-name="ce5" table:formula="of:=[.D11]*0.8+[.P11]*0.2" office:value-type="float" office:value="3.00576" calcext:value-type="float">
            <text:p>3.005760</text:p>
          </table:table-cell>
          <table:table-cell table:style-name="ce5" table:formula="of:=[.C12]-[.D12]" office:value-type="float" office:value="-0.00576000000000043" calcext:value-type="float">
            <text:p>-0.005760</text:p>
          </table:table-cell>
          <table:table-cell table:style-name="ce5" table:formula="of:=ABS([.E12])" office:value-type="float" office:value="0.00576000000000043" calcext:value-type="float">
            <text:p>0.005760</text:p>
          </table:table-cell>
          <table:table-cell table:style-name="ce5" table:formula="of:=[.$E$2]*[.E12]" office:value-type="float" office:value="-0.0345600000000026" calcext:value-type="float">
            <text:p>-0.034560</text:p>
          </table:table-cell>
          <table:table-cell table:style-name="ce5" table:formula="of:=[.H11]+([.E12]*[.A12])" office:value-type="float" office:value="0.252864" calcext:value-type="float">
            <text:p>0.252864</text:p>
          </table:table-cell>
          <table:table-cell table:style-name="ce5" table:formula="of:=[.H12]*[.$G$2]" office:value-type="float" office:value="2.52864" calcext:value-type="float">
            <text:p>2.528640</text:p>
          </table:table-cell>
          <table:table-cell table:style-name="ce5" table:formula="of:=([.E12]-[.E11])/[.A12]" office:value-type="float" office:value="-1.16160000000001" calcext:value-type="float">
            <text:p>-1.161600</text:p>
          </table:table-cell>
          <table:table-cell table:style-name="ce5" table:formula="of:=[.J12]*[.$I$2]" office:value-type="float" office:value="0.116160000000001" calcext:value-type="float">
            <text:p>0.116160</text:p>
          </table:table-cell>
          <table:table-cell table:style-name="ce5" table:formula="of:=[.G12]+[.I12]+[.K12]" office:value-type="float" office:value="2.61024" calcext:value-type="float">
            <text:p>2.610240</text:p>
          </table:table-cell>
          <table:table-cell table:style-name="ce5" table:formula="of:=-[.L12]/8" office:value-type="float" office:value="-0.32628" calcext:value-type="float">
            <text:p>-0.326280</text:p>
          </table:table-cell>
          <table:table-cell table:formula="of:=IF([.U12]&gt;[.$C$2];1;0)" office:value-type="float" office:value="0" calcext:value-type="float">
            <text:p>0.00</text:p>
          </table:table-cell>
          <table:table-cell table:style-name="ce7" table:formula="of:=IF([.D12]&gt;[.$C$2];1;0)" office:value-type="float" office:value="0" calcext:value-type="float">
            <text:p>0.00</text:p>
          </table:table-cell>
          <table:table-cell table:style-name="ce5" table:formula="of:=IF([.O12];[.M12];[.L12])" office:value-type="float" office:value="2.61024" calcext:value-type="float">
            <text:p>2.610240</text:p>
          </table:table-cell>
          <table:table-cell table:formula="of:=([.P12]-[.P11])/[.A12]" office:value-type="float" office:value="-8.60160000000004" calcext:value-type="float">
            <text:p>-8.6016</text:p>
          </table:table-cell>
          <table:table-cell table:formula="of:=[.$U$3]*[.U11]" office:value-type="float" office:value="2.47823586882062" calcext:value-type="float">
            <text:p>2.4782358688</text:p>
          </table:table-cell>
          <table:table-cell table:formula="of:=([.$U$3]*[.V11]*[.$U$3])+[.$S$3]" office:value-type="float" office:value="1.43307983834715" calcext:value-type="float">
            <text:p>1.4330798383</text:p>
          </table:table-cell>
          <table:table-cell table:formula="of:=[.S12]/([.S12]+[.$Q$3])" office:value-type="float" office:value="0.588998279366235" calcext:value-type="float">
            <text:p>0.5889982794</text:p>
          </table:table-cell>
          <table:table-cell table:formula="of:=[.R12]+[.T12]*((([.L12]*[.A12])+[.D12])-[.R12])" office:value-type="float" office:value="2.94268936128273" calcext:value-type="float">
            <text:p>2.9426893613</text:p>
          </table:table-cell>
          <table:table-cell table:formula="of:=(1-[.T12])*[.S12]" office:value-type="float" office:value="0.588998279366235" calcext:value-type="float">
            <text:p>0.5889982794</text:p>
          </table:table-cell>
          <table:table-cell table:formula="of:=[.D13]-[.U12]" office:value-type="float" office:value="-0.0160333612827346" calcext:value-type="float">
            <text:p>-0.01603336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]+[.A13]"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style-name="ce5" table:formula="of:=[.D12]*0.8+[.P12]*0.2" office:value-type="float" office:value="2.926656" calcext:value-type="float">
            <text:p>2.926656</text:p>
          </table:table-cell>
          <table:table-cell table:style-name="ce5" table:formula="of:=[.C13]-[.D13]" office:value-type="float" office:value="0.0733439999999996" calcext:value-type="float">
            <text:p>0.073344</text:p>
          </table:table-cell>
          <table:table-cell table:style-name="ce5" table:formula="of:=ABS([.E13])" office:value-type="float" office:value="0.0733439999999996" calcext:value-type="float">
            <text:p>0.073344</text:p>
          </table:table-cell>
          <table:table-cell table:style-name="ce5" table:formula="of:=[.$E$2]*[.E13]" office:value-type="float" office:value="0.440063999999998" calcext:value-type="float">
            <text:p>0.440064</text:p>
          </table:table-cell>
          <table:table-cell table:style-name="ce5" table:formula="of:=[.H12]+([.E13]*[.A13])" office:value-type="float" office:value="0.2601984" calcext:value-type="float">
            <text:p>0.260198</text:p>
          </table:table-cell>
          <table:table-cell table:style-name="ce5" table:formula="of:=[.H13]*[.$G$2]" office:value-type="float" office:value="2.601984" calcext:value-type="float">
            <text:p>2.601984</text:p>
          </table:table-cell>
          <table:table-cell table:style-name="ce5" table:formula="of:=([.E13]-[.E12])/[.A13]" office:value-type="float" office:value="0.791040000000001" calcext:value-type="float">
            <text:p>0.791040</text:p>
          </table:table-cell>
          <table:table-cell table:style-name="ce5" table:formula="of:=[.J13]*[.$I$2]" office:value-type="float" office:value="-0.0791040000000001" calcext:value-type="float">
            <text:p>-0.079104</text:p>
          </table:table-cell>
          <table:table-cell table:style-name="ce5" table:formula="of:=[.G13]+[.I13]+[.K13]" office:value-type="float" office:value="2.962944" calcext:value-type="float">
            <text:p>2.962944</text:p>
          </table:table-cell>
          <table:table-cell table:style-name="ce5" table:formula="of:=-[.L13]/8" office:value-type="float" office:value="-0.370368" calcext:value-type="float">
            <text:p>-0.370368</text:p>
          </table:table-cell>
          <table:table-cell table:formula="of:=IF([.U13]&gt;[.$C$2];1;0)" office:value-type="float" office:value="0" calcext:value-type="float">
            <text:p>0.00</text:p>
          </table:table-cell>
          <table:table-cell table:style-name="ce7" table:formula="of:=IF([.D13]&gt;[.$C$2];1;0)" office:value-type="float" office:value="0" calcext:value-type="float">
            <text:p>0.00</text:p>
          </table:table-cell>
          <table:table-cell table:style-name="ce5" table:formula="of:=IF([.O13];[.M13];[.L13])" office:value-type="float" office:value="2.962944" calcext:value-type="float">
            <text:p>2.962944</text:p>
          </table:table-cell>
          <table:table-cell table:formula="of:=([.P13]-[.P12])/[.A13]" office:value-type="float" office:value="3.52703999999999" calcext:value-type="float">
            <text:p>3.52704</text:p>
          </table:table-cell>
          <table:table-cell table:formula="of:=[.$U$3]*[.U12]" office:value-type="float" office:value="2.52331962531521" calcext:value-type="float">
            <text:p>2.5233196253</text:p>
          </table:table-cell>
          <table:table-cell table:formula="of:=([.$U$3]*[.V12]*[.$U$3])+[.$S$3]" office:value-type="float" office:value="1.43308158617269" calcext:value-type="float">
            <text:p>1.4330815862</text:p>
          </table:table-cell>
          <table:table-cell table:formula="of:=[.S13]/([.S13]+[.$Q$3])" office:value-type="float" office:value="0.588998574612934" calcext:value-type="float">
            <text:p>0.5889985746</text:p>
          </table:table-cell>
          <table:table-cell table:formula="of:=[.R13]+[.T13]*((([.L13]*[.A13])+[.D13])-[.R13])" office:value-type="float" office:value="2.9354011543599" calcext:value-type="float">
            <text:p>2.9354011544</text:p>
          </table:table-cell>
          <table:table-cell table:formula="of:=(1-[.T13])*[.S13]" office:value-type="float" office:value="0.588998574612934" calcext:value-type="float">
            <text:p>0.5889985746</text:p>
          </table:table-cell>
          <table:table-cell table:formula="of:=[.D14]-[.U13]" office:value-type="float" office:value="-0.00148755435989623" calcext:value-type="float">
            <text:p>-0.001487554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]+[.A14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style-name="ce5" table:formula="of:=[.D13]*0.8+[.P13]*0.2" office:value-type="float" office:value="2.9339136" calcext:value-type="float">
            <text:p>2.933914</text:p>
          </table:table-cell>
          <table:table-cell table:style-name="ce5" table:formula="of:=[.C14]-[.D14]" office:value-type="float" office:value="0.0660864000000001" calcext:value-type="float">
            <text:p>0.066086</text:p>
          </table:table-cell>
          <table:table-cell table:style-name="ce5" table:formula="of:=ABS([.E14])" office:value-type="float" office:value="0.0660864000000001" calcext:value-type="float">
            <text:p>0.066086</text:p>
          </table:table-cell>
          <table:table-cell table:style-name="ce5" table:formula="of:=[.$E$2]*[.E14]" office:value-type="float" office:value="0.396518400000001" calcext:value-type="float">
            <text:p>0.396518</text:p>
          </table:table-cell>
          <table:table-cell table:style-name="ce5" table:formula="of:=[.H13]+([.E14]*[.A14])" office:value-type="float" office:value="0.26680704" calcext:value-type="float">
            <text:p>0.266807</text:p>
          </table:table-cell>
          <table:table-cell table:style-name="ce5" table:formula="of:=[.H14]*[.$G$2]" office:value-type="float" office:value="2.6680704" calcext:value-type="float">
            <text:p>2.668070</text:p>
          </table:table-cell>
          <table:table-cell table:style-name="ce5" table:formula="of:=([.E14]-[.E13])/[.A14]" office:value-type="float" office:value="-0.0725759999999953" calcext:value-type="float">
            <text:p>-0.072576</text:p>
          </table:table-cell>
          <table:table-cell table:style-name="ce5" table:formula="of:=[.J14]*[.$I$2]" office:value-type="float" office:value="0.00725759999999953" calcext:value-type="float">
            <text:p>0.007258</text:p>
          </table:table-cell>
          <table:table-cell table:style-name="ce5" table:formula="of:=[.G14]+[.I14]+[.K14]" office:value-type="float" office:value="3.0718464" calcext:value-type="float">
            <text:p>3.071846</text:p>
          </table:table-cell>
          <table:table-cell table:style-name="ce5" table:formula="of:=-[.L14]/8" office:value-type="float" office:value="-0.3839808" calcext:value-type="float">
            <text:p>-0.383981</text:p>
          </table:table-cell>
          <table:table-cell table:formula="of:=IF([.U14]&gt;[.$C$2];1;0)" office:value-type="float" office:value="0" calcext:value-type="float">
            <text:p>0.00</text:p>
          </table:table-cell>
          <table:table-cell table:style-name="ce7" table:formula="of:=IF([.D14]&gt;[.$C$2];1;0)" office:value-type="float" office:value="0" calcext:value-type="float">
            <text:p>0.00</text:p>
          </table:table-cell>
          <table:table-cell table:style-name="ce5" table:formula="of:=IF([.O14];[.M14];[.L14])" office:value-type="float" office:value="3.0718464" calcext:value-type="float">
            <text:p>3.071846</text:p>
          </table:table-cell>
          <table:table-cell table:formula="of:=([.P14]-[.P13])/[.A14]" office:value-type="float" office:value="1.08902400000003" calcext:value-type="float">
            <text:p>1.089024</text:p>
          </table:table-cell>
          <table:table-cell table:formula="of:=[.$U$3]*[.U13]" office:value-type="float" office:value="2.51707007828394" calcext:value-type="float">
            <text:p>2.5170700783</text:p>
          </table:table-cell>
          <table:table-cell table:formula="of:=([.$U$3]*[.V13]*[.$U$3])+[.$S$3]" office:value-type="float" office:value="1.43308180326316" calcext:value-type="float">
            <text:p>1.4330818033</text:p>
          </table:table-cell>
          <table:table-cell table:formula="of:=[.S14]/([.S14]+[.$Q$3])" office:value-type="float" office:value="0.588998611284324" calcext:value-type="float">
            <text:p>0.5889986113</text:p>
          </table:table-cell>
          <table:table-cell table:formula="of:=[.R14]+[.T14]*((([.L14]*[.A14])+[.D14])-[.R14])" office:value-type="float" office:value="2.94352166006544" calcext:value-type="float">
            <text:p>2.9435216601</text:p>
          </table:table-cell>
          <table:table-cell table:formula="of:=(1-[.T14])*[.S14]" office:value-type="float" office:value="0.588998611284324" calcext:value-type="float">
            <text:p>0.5889986113</text:p>
          </table:table-cell>
          <table:table-cell table:formula="of:=[.D15]-[.U14]" office:value-type="float" office:value="0.017978499934558" calcext:value-type="float">
            <text:p>0.017978499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]+[.A15]"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style-name="ce5" table:formula="of:=[.D14]*0.8+[.P14]*0.2" office:value-type="float" office:value="2.96150016" calcext:value-type="float">
            <text:p>2.961500</text:p>
          </table:table-cell>
          <table:table-cell table:style-name="ce5" table:formula="of:=[.C15]-[.D15]" office:value-type="float" office:value="0.0384998400000001" calcext:value-type="float">
            <text:p>0.038500</text:p>
          </table:table-cell>
          <table:table-cell table:style-name="ce5" table:formula="of:=ABS([.E15])" office:value-type="float" office:value="0.0384998400000001" calcext:value-type="float">
            <text:p>0.038500</text:p>
          </table:table-cell>
          <table:table-cell table:style-name="ce5" table:formula="of:=[.$E$2]*[.E15]" office:value-type="float" office:value="0.23099904" calcext:value-type="float">
            <text:p>0.230999</text:p>
          </table:table-cell>
          <table:table-cell table:style-name="ce5" table:formula="of:=[.H14]+([.E15]*[.A15])" office:value-type="float" office:value="0.270657024" calcext:value-type="float">
            <text:p>0.270657</text:p>
          </table:table-cell>
          <table:table-cell table:style-name="ce5" table:formula="of:=[.H15]*[.$G$2]" office:value-type="float" office:value="2.70657024" calcext:value-type="float">
            <text:p>2.706570</text:p>
          </table:table-cell>
          <table:table-cell table:style-name="ce5" table:formula="of:=([.E15]-[.E14])/[.A15]" office:value-type="float" office:value="-0.2758656" calcext:value-type="float">
            <text:p>-0.275866</text:p>
          </table:table-cell>
          <table:table-cell table:style-name="ce5" table:formula="of:=[.J15]*[.$I$2]" office:value-type="float" office:value="0.02758656" calcext:value-type="float">
            <text:p>0.027587</text:p>
          </table:table-cell>
          <table:table-cell table:style-name="ce5" table:formula="of:=[.G15]+[.I15]+[.K15]" office:value-type="float" office:value="2.96515584" calcext:value-type="float">
            <text:p>2.965156</text:p>
          </table:table-cell>
          <table:table-cell table:style-name="ce5" table:formula="of:=-[.L15]/8" office:value-type="float" office:value="-0.37064448" calcext:value-type="float">
            <text:p>-0.370644</text:p>
          </table:table-cell>
          <table:table-cell table:formula="of:=IF([.U15]&gt;[.$C$2];1;0)" office:value-type="float" office:value="0" calcext:value-type="float">
            <text:p>0.00</text:p>
          </table:table-cell>
          <table:table-cell table:style-name="ce7" table:formula="of:=IF([.D15]&gt;[.$C$2];1;0)" office:value-type="float" office:value="0" calcext:value-type="float">
            <text:p>0.00</text:p>
          </table:table-cell>
          <table:table-cell table:style-name="ce5" table:formula="of:=IF([.O15];[.M15];[.L15])" office:value-type="float" office:value="2.96515584" calcext:value-type="float">
            <text:p>2.965156</text:p>
          </table:table-cell>
          <table:table-cell table:formula="of:=([.P15]-[.P14])/[.A15]" office:value-type="float" office:value="-1.06690559999999" calcext:value-type="float">
            <text:p>-1.0669056</text:p>
          </table:table-cell>
          <table:table-cell table:formula="of:=[.$U$3]*[.U14]" office:value-type="float" office:value="2.52403331119731" calcext:value-type="float">
            <text:p>2.5240333112</text:p>
          </table:table-cell>
          <table:table-cell table:formula="of:=([.$U$3]*[.V14]*[.$U$3])+[.$S$3]" office:value-type="float" office:value="1.43308183022708" calcext:value-type="float">
            <text:p>1.4330818302</text:p>
          </table:table-cell>
          <table:table-cell table:formula="of:=[.S15]/([.S15]+[.$Q$3])" office:value-type="float" office:value="0.588998615839127" calcext:value-type="float">
            <text:p>0.5889986158</text:p>
          </table:table-cell>
          <table:table-cell table:formula="of:=[.R15]+[.T15]*((([.L15]*[.A15])+[.D15])-[.R15])" office:value-type="float" office:value="2.95634794816833" calcext:value-type="float">
            <text:p>2.9563479482</text:p>
          </table:table-cell>
          <table:table-cell table:formula="of:=(1-[.T15])*[.S15]" office:value-type="float" office:value="0.588998615839127" calcext:value-type="float">
            <text:p>0.5889986158</text:p>
          </table:table-cell>
          <table:table-cell table:formula="of:=[.D16]-[.U15]" office:value-type="float" office:value="0.00588334783167266" calcext:value-type="float">
            <text:p>0.00588334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]+[.A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D15]*0.8+[.P15]*0.2" office:value-type="float" office:value="2.962231296" calcext:value-type="float">
            <text:p>2.962231</text:p>
          </table:table-cell>
          <table:table-cell table:style-name="ce5" table:formula="of:=[.C16]-[.D16]" office:value-type="float" office:value="0.0377687039999994" calcext:value-type="float">
            <text:p>0.037769</text:p>
          </table:table-cell>
          <table:table-cell table:style-name="ce5" table:formula="of:=ABS([.E16])" office:value-type="float" office:value="0.0377687039999994" calcext:value-type="float">
            <text:p>0.037769</text:p>
          </table:table-cell>
          <table:table-cell table:style-name="ce5" table:formula="of:=[.$E$2]*[.E16]" office:value-type="float" office:value="0.226612223999997" calcext:value-type="float">
            <text:p>0.226612</text:p>
          </table:table-cell>
          <table:table-cell table:style-name="ce5" table:formula="of:=[.H15]+([.E16]*[.A16])" office:value-type="float" office:value="0.2744338944" calcext:value-type="float">
            <text:p>0.274434</text:p>
          </table:table-cell>
          <table:table-cell table:style-name="ce5" table:formula="of:=[.H16]*[.$G$2]" office:value-type="float" office:value="2.744338944" calcext:value-type="float">
            <text:p>2.744339</text:p>
          </table:table-cell>
          <table:table-cell table:style-name="ce5" table:formula="of:=([.E16]-[.E15])/[.A16]" office:value-type="float" office:value="-0.00731136000000632" calcext:value-type="float">
            <text:p>-0.007311</text:p>
          </table:table-cell>
          <table:table-cell table:style-name="ce5" table:formula="of:=[.J16]*[.$I$2]" office:value-type="float" office:value="0.000731136000000632" calcext:value-type="float">
            <text:p>0.000731</text:p>
          </table:table-cell>
          <table:table-cell table:style-name="ce5" table:formula="of:=[.G16]+[.I16]+[.K16]" office:value-type="float" office:value="2.971682304" calcext:value-type="float">
            <text:p>2.971682</text:p>
          </table:table-cell>
          <table:table-cell table:style-name="ce5" table:formula="of:=-[.L16]/8" office:value-type="float" office:value="-0.371460288" calcext:value-type="float">
            <text:p>-0.371460</text:p>
          </table:table-cell>
          <table:table-cell table:formula="of:=IF([.U16]&gt;[.$C$2];1;0)" office:value-type="float" office:value="0" calcext:value-type="float">
            <text:p>0.00</text:p>
          </table:table-cell>
          <table:table-cell table:style-name="ce7" table:formula="of:=IF([.D16]&gt;[.$C$2];1;0)" office:value-type="float" office:value="0" calcext:value-type="float">
            <text:p>0.00</text:p>
          </table:table-cell>
          <table:table-cell table:style-name="ce5" table:formula="of:=IF([.O16];[.M16];[.L16])" office:value-type="float" office:value="2.971682304" calcext:value-type="float">
            <text:p>2.971682</text:p>
          </table:table-cell>
          <table:table-cell table:formula="of:=([.P16]-[.P15])/[.A16]" office:value-type="float" office:value="0.0652646399999624" calcext:value-type="float">
            <text:p>0.06526464</text:p>
          </table:table-cell>
          <table:table-cell table:formula="of:=[.$U$3]*[.U15]" office:value-type="float" office:value="2.53503169414448" calcext:value-type="float">
            <text:p>2.5350316941</text:p>
          </table:table-cell>
          <table:table-cell table:formula="of:=([.$U$3]*[.V15]*[.$U$3])+[.$S$3]" office:value-type="float" office:value="1.43308183357616" calcext:value-type="float">
            <text:p>1.4330818336</text:p>
          </table:table-cell>
          <table:table-cell table:formula="of:=[.S16]/([.S16]+[.$Q$3])" office:value-type="float" office:value="0.58899861640486" calcext:value-type="float">
            <text:p>0.5889986164</text:p>
          </table:table-cell>
          <table:table-cell table:formula="of:=[.R16]+[.T16]*((([.L16]*[.A16])+[.D16])-[.R16])" office:value-type="float" office:value="2.96168334511117" calcext:value-type="float">
            <text:p>2.9616833451</text:p>
          </table:table-cell>
          <table:table-cell table:formula="of:=(1-[.T16])*[.S16]" office:value-type="float" office:value="0.58899861640486" calcext:value-type="float">
            <text:p>0.5889986164</text:p>
          </table:table-cell>
          <table:table-cell table:formula="of:=[.D17]-[.U16]" office:value-type="float" office:value="0.00243815248883106" calcext:value-type="float">
            <text:p>0.002438152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]+[.A17]"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style-name="ce5" table:formula="of:=[.D16]*0.8+[.P16]*0.2" office:value-type="float" office:value="2.9641214976" calcext:value-type="float">
            <text:p>2.964121</text:p>
          </table:table-cell>
          <table:table-cell table:style-name="ce5" table:formula="of:=[.C17]-[.D17]" office:value-type="float" office:value="0.0358785024000001" calcext:value-type="float">
            <text:p>0.035879</text:p>
          </table:table-cell>
          <table:table-cell table:style-name="ce5" table:formula="of:=ABS([.E17])" office:value-type="float" office:value="0.0358785024000001" calcext:value-type="float">
            <text:p>0.035879</text:p>
          </table:table-cell>
          <table:table-cell table:style-name="ce5" table:formula="of:=[.$E$2]*[.E17]" office:value-type="float" office:value="0.215271014400001" calcext:value-type="float">
            <text:p>0.215271</text:p>
          </table:table-cell>
          <table:table-cell table:style-name="ce5" table:formula="of:=[.H16]+([.E17]*[.A17])" office:value-type="float" office:value="0.27802174464" calcext:value-type="float">
            <text:p>0.278022</text:p>
          </table:table-cell>
          <table:table-cell table:style-name="ce5" table:formula="of:=[.H17]*[.$G$2]" office:value-type="float" office:value="2.7802174464" calcext:value-type="float">
            <text:p>2.780217</text:p>
          </table:table-cell>
          <table:table-cell table:style-name="ce5" table:formula="of:=([.E17]-[.E16])/[.A17]" office:value-type="float" office:value="-0.0189020159999931" calcext:value-type="float">
            <text:p>-0.018902</text:p>
          </table:table-cell>
          <table:table-cell table:style-name="ce5" table:formula="of:=[.J17]*[.$I$2]" office:value-type="float" office:value="0.00189020159999931" calcext:value-type="float">
            <text:p>0.001890</text:p>
          </table:table-cell>
          <table:table-cell table:style-name="ce5" table:formula="of:=[.G17]+[.I17]+[.K17]" office:value-type="float" office:value="2.9973786624" calcext:value-type="float">
            <text:p>2.997379</text:p>
          </table:table-cell>
          <table:table-cell table:style-name="ce5" table:formula="of:=-[.L17]/8" office:value-type="float" office:value="-0.3746723328" calcext:value-type="float">
            <text:p>-0.374672</text:p>
          </table:table-cell>
          <table:table-cell table:formula="of:=IF([.U17]&gt;[.$C$2];1;0)" office:value-type="float" office:value="0" calcext:value-type="float">
            <text:p>0.00</text:p>
          </table:table-cell>
          <table:table-cell table:style-name="ce7" table:formula="of:=IF([.D17]&gt;[.$C$2];1;0)" office:value-type="float" office:value="0" calcext:value-type="float">
            <text:p>0.00</text:p>
          </table:table-cell>
          <table:table-cell table:style-name="ce5" table:formula="of:=IF([.O17];[.M17];[.L17])" office:value-type="float" office:value="2.9973786624" calcext:value-type="float">
            <text:p>2.997379</text:p>
          </table:table-cell>
          <table:table-cell table:formula="of:=([.P17]-[.P16])/[.A17]" office:value-type="float" office:value="0.256963584000029" calcext:value-type="float">
            <text:p>0.256963584</text:p>
          </table:table-cell>
          <table:table-cell table:formula="of:=[.$U$3]*[.U16]" office:value-type="float" office:value="2.53960673084113" calcext:value-type="float">
            <text:p>2.5396067308</text:p>
          </table:table-cell>
          <table:table-cell table:formula="of:=([.$U$3]*[.V16]*[.$U$3])+[.$S$3]" office:value-type="float" office:value="1.43308183399213" calcext:value-type="float">
            <text:p>1.433081834</text:p>
          </table:table-cell>
          <table:table-cell table:formula="of:=[.S17]/([.S17]+[.$Q$3])" office:value-type="float" office:value="0.588998616475128" calcext:value-type="float">
            <text:p>0.5889986165</text:p>
          </table:table-cell>
          <table:table-cell table:formula="of:=[.R17]+[.T17]*((([.L17]*[.A17])+[.D17])-[.R17])" office:value-type="float" office:value="2.96619052965593" calcext:value-type="float">
            <text:p>2.9661905297</text:p>
          </table:table-cell>
          <table:table-cell table:formula="of:=(1-[.T17])*[.S17]" office:value-type="float" office:value="0.588998616475128" calcext:value-type="float">
            <text:p>0.5889986165</text:p>
          </table:table-cell>
          <table:table-cell table:formula="of:=[.D18]-[.U17]" office:value-type="float" office:value="0.00458240090406692" calcext:value-type="float">
            <text:p>0.004582400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]+[.A18]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style-name="ce5" table:formula="of:=[.D17]*0.8+[.P17]*0.2" office:value-type="float" office:value="2.97077293056" calcext:value-type="float">
            <text:p>2.970773</text:p>
          </table:table-cell>
          <table:table-cell table:style-name="ce5" table:formula="of:=[.C18]-[.D18]" office:value-type="float" office:value="0.0292270694399996" calcext:value-type="float">
            <text:p>0.029227</text:p>
          </table:table-cell>
          <table:table-cell table:style-name="ce5" table:formula="of:=ABS([.E18])" office:value-type="float" office:value="0.0292270694399996" calcext:value-type="float">
            <text:p>0.029227</text:p>
          </table:table-cell>
          <table:table-cell table:style-name="ce5" table:formula="of:=[.$E$2]*[.E18]" office:value-type="float" office:value="0.175362416639998" calcext:value-type="float">
            <text:p>0.175362</text:p>
          </table:table-cell>
          <table:table-cell table:style-name="ce5" table:formula="of:=[.H17]+([.E18]*[.A18])" office:value-type="float" office:value="0.280944451584" calcext:value-type="float">
            <text:p>0.280944</text:p>
          </table:table-cell>
          <table:table-cell table:style-name="ce5" table:formula="of:=[.H18]*[.$G$2]" office:value-type="float" office:value="2.80944451584" calcext:value-type="float">
            <text:p>2.809445</text:p>
          </table:table-cell>
          <table:table-cell table:style-name="ce5" table:formula="of:=([.E18]-[.E17])/[.A18]" office:value-type="float" office:value="-0.0665143296000048" calcext:value-type="float">
            <text:p>-0.066514</text:p>
          </table:table-cell>
          <table:table-cell table:style-name="ce5" table:formula="of:=[.J18]*[.$I$2]" office:value-type="float" office:value="0.00665143296000048" calcext:value-type="float">
            <text:p>0.006651</text:p>
          </table:table-cell>
          <table:table-cell table:style-name="ce5" table:formula="of:=[.G18]+[.I18]+[.K18]" office:value-type="float" office:value="2.99145836544" calcext:value-type="float">
            <text:p>2.991458</text:p>
          </table:table-cell>
          <table:table-cell table:style-name="ce5" table:formula="of:=-[.L18]/8" office:value-type="float" office:value="-0.37393229568" calcext:value-type="float">
            <text:p>-0.373932</text:p>
          </table:table-cell>
          <table:table-cell table:formula="of:=IF([.U18]&gt;[.$C$2];1;0)" office:value-type="float" office:value="0" calcext:value-type="float">
            <text:p>0.00</text:p>
          </table:table-cell>
          <table:table-cell table:style-name="ce7" table:formula="of:=IF([.D18]&gt;[.$C$2];1;0)" office:value-type="float" office:value="0" calcext:value-type="float">
            <text:p>0.00</text:p>
          </table:table-cell>
          <table:table-cell table:style-name="ce5" table:formula="of:=IF([.O18];[.M18];[.L18])" office:value-type="float" office:value="2.99145836544" calcext:value-type="float">
            <text:p>2.991458</text:p>
          </table:table-cell>
          <table:table-cell table:formula="of:=([.P18]-[.P17])/[.A18]" office:value-type="float" office:value="-0.0592029696000163" calcext:value-type="float">
            <text:p>-0.0592029696</text:p>
          </table:table-cell>
          <table:table-cell table:formula="of:=[.$U$3]*[.U17]" office:value-type="float" office:value="2.54347158567982" calcext:value-type="float">
            <text:p>2.5434715857</text:p>
          </table:table-cell>
          <table:table-cell table:formula="of:=([.$U$3]*[.V17]*[.$U$3])+[.$S$3]" office:value-type="float" office:value="1.4330818340438" calcext:value-type="float">
            <text:p>1.433081834</text:p>
          </table:table-cell>
          <table:table-cell table:formula="of:=[.S18]/([.S18]+[.$Q$3])" office:value-type="float" office:value="0.588998616483855" calcext:value-type="float">
            <text:p>0.5889986165</text:p>
          </table:table-cell>
          <table:table-cell table:formula="of:=[.R18]+[.T18]*((([.L18]*[.A18])+[.D18])-[.R18])" office:value-type="float" office:value="2.97134797048726" calcext:value-type="float">
            <text:p>2.9713479705</text:p>
          </table:table-cell>
          <table:table-cell table:formula="of:=(1-[.T18])*[.S18]" office:value-type="float" office:value="0.588998616483855" calcext:value-type="float">
            <text:p>0.5889986165</text:p>
          </table:table-cell>
          <table:table-cell table:formula="of:=[.D19]-[.U18]" office:value-type="float" office:value="0.00356204704874008" calcext:value-type="float">
            <text:p>0.00356204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]+[.A19]"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style-name="ce5" table:formula="of:=[.D18]*0.8+[.P18]*0.2" office:value-type="float" office:value="2.974910017536" calcext:value-type="float">
            <text:p>2.974910</text:p>
          </table:table-cell>
          <table:table-cell table:style-name="ce5" table:formula="of:=[.C19]-[.D19]" office:value-type="float" office:value="0.0250899824639998" calcext:value-type="float">
            <text:p>0.025090</text:p>
          </table:table-cell>
          <table:table-cell table:style-name="ce5" table:formula="of:=ABS([.E19])" office:value-type="float" office:value="0.0250899824639998" calcext:value-type="float">
            <text:p>0.025090</text:p>
          </table:table-cell>
          <table:table-cell table:style-name="ce5" table:formula="of:=[.$E$2]*[.E19]" office:value-type="float" office:value="0.150539894783999" calcext:value-type="float">
            <text:p>0.150540</text:p>
          </table:table-cell>
          <table:table-cell table:style-name="ce5" table:formula="of:=[.H18]+([.E19]*[.A19])" office:value-type="float" office:value="0.2834534498304" calcext:value-type="float">
            <text:p>0.283453</text:p>
          </table:table-cell>
          <table:table-cell table:style-name="ce5" table:formula="of:=[.H19]*[.$G$2]" office:value-type="float" office:value="2.834534498304" calcext:value-type="float">
            <text:p>2.834534</text:p>
          </table:table-cell>
          <table:table-cell table:style-name="ce5" table:formula="of:=([.E19]-[.E18])/[.A19]" office:value-type="float" office:value="-0.0413708697599979" calcext:value-type="float">
            <text:p>-0.041371</text:p>
          </table:table-cell>
          <table:table-cell table:style-name="ce5" table:formula="of:=[.J19]*[.$I$2]" office:value-type="float" office:value="0.00413708697599979" calcext:value-type="float">
            <text:p>0.004137</text:p>
          </table:table-cell>
          <table:table-cell table:style-name="ce5" table:formula="of:=[.G19]+[.I19]+[.K19]" office:value-type="float" office:value="2.989211480064" calcext:value-type="float">
            <text:p>2.989211</text:p>
          </table:table-cell>
          <table:table-cell table:style-name="ce5" table:formula="of:=-[.L19]/8" office:value-type="float" office:value="-0.373651435008" calcext:value-type="float">
            <text:p>-0.373651</text:p>
          </table:table-cell>
          <table:table-cell table:formula="of:=IF([.U19]&gt;[.$C$2];1;0)" office:value-type="float" office:value="0" calcext:value-type="float">
            <text:p>0.00</text:p>
          </table:table-cell>
          <table:table-cell table:style-name="ce7" table:formula="of:=IF([.D19]&gt;[.$C$2];1;0)" office:value-type="float" office:value="0" calcext:value-type="float">
            <text:p>0.00</text:p>
          </table:table-cell>
          <table:table-cell table:style-name="ce5" table:formula="of:=IF([.O19];[.M19];[.L19])" office:value-type="float" office:value="2.989211480064" calcext:value-type="float">
            <text:p>2.989211</text:p>
          </table:table-cell>
          <table:table-cell table:formula="of:=([.P19]-[.P18])/[.A19]" office:value-type="float" office:value="-0.022468853759996" calcext:value-type="float">
            <text:p>-0.0224688538</text:p>
          </table:table-cell>
          <table:table-cell table:formula="of:=[.$U$3]*[.U18]" office:value-type="float" office:value="2.54789402721827" calcext:value-type="float">
            <text:p>2.5478940272</text:p>
          </table:table-cell>
          <table:table-cell table:formula="of:=([.$U$3]*[.V18]*[.$U$3])+[.$S$3]" office:value-type="float" office:value="1.43308183405022" calcext:value-type="float">
            <text:p>1.4330818341</text:p>
          </table:table-cell>
          <table:table-cell table:formula="of:=[.S19]/([.S19]+[.$Q$3])" office:value-type="float" office:value="0.588998616484939" calcext:value-type="float">
            <text:p>0.5889986165</text:p>
          </table:table-cell>
          <table:table-cell table:formula="of:=[.R19]+[.T19]*((([.L19]*[.A19])+[.D19])-[.R19])" office:value-type="float" office:value="2.97546999734622" calcext:value-type="float">
            <text:p>2.9754699973</text:p>
          </table:table-cell>
          <table:table-cell table:formula="of:=(1-[.T19])*[.S19]" office:value-type="float" office:value="0.588998616484939" calcext:value-type="float">
            <text:p>0.5889986165</text:p>
          </table:table-cell>
          <table:table-cell table:formula="of:=[.D20]-[.U19]" office:value-type="float" office:value="0.00230031269537978" calcext:value-type="float">
            <text:p>0.002300312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]+[.A20]"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style-name="ce5" table:formula="of:=[.D19]*0.8+[.P19]*0.2" office:value-type="float" office:value="2.9777703100416" calcext:value-type="float">
            <text:p>2.977770</text:p>
          </table:table-cell>
          <table:table-cell table:style-name="ce5" table:formula="of:=[.C20]-[.D20]" office:value-type="float" office:value="0.0222296899584" calcext:value-type="float">
            <text:p>0.022230</text:p>
          </table:table-cell>
          <table:table-cell table:style-name="ce5" table:formula="of:=ABS([.E20])" office:value-type="float" office:value="0.0222296899584" calcext:value-type="float">
            <text:p>0.022230</text:p>
          </table:table-cell>
          <table:table-cell table:style-name="ce5" table:formula="of:=[.$E$2]*[.E20]" office:value-type="float" office:value="0.1333781397504" calcext:value-type="float">
            <text:p>0.133378</text:p>
          </table:table-cell>
          <table:table-cell table:style-name="ce5" table:formula="of:=[.H19]+([.E20]*[.A20])" office:value-type="float" office:value="0.28567641882624" calcext:value-type="float">
            <text:p>0.285676</text:p>
          </table:table-cell>
          <table:table-cell table:style-name="ce5" table:formula="of:=[.H20]*[.$G$2]" office:value-type="float" office:value="2.8567641882624" calcext:value-type="float">
            <text:p>2.856764</text:p>
          </table:table-cell>
          <table:table-cell table:style-name="ce5" table:formula="of:=([.E20]-[.E19])/[.A20]" office:value-type="float" office:value="-0.0286029250559983" calcext:value-type="float">
            <text:p>-0.028603</text:p>
          </table:table-cell>
          <table:table-cell table:style-name="ce5" table:formula="of:=[.J20]*[.$I$2]" office:value-type="float" office:value="0.00286029250559983" calcext:value-type="float">
            <text:p>0.002860</text:p>
          </table:table-cell>
          <table:table-cell table:style-name="ce5" table:formula="of:=[.G20]+[.I20]+[.K20]" office:value-type="float" office:value="2.9930026205184" calcext:value-type="float">
            <text:p>2.993003</text:p>
          </table:table-cell>
          <table:table-cell table:style-name="ce5" table:formula="of:=-[.L20]/8" office:value-type="float" office:value="-0.3741253275648" calcext:value-type="float">
            <text:p>-0.374125</text:p>
          </table:table-cell>
          <table:table-cell table:formula="of:=IF([.U20]&gt;[.$C$2];1;0)" office:value-type="float" office:value="0" calcext:value-type="float">
            <text:p>0.00</text:p>
          </table:table-cell>
          <table:table-cell table:style-name="ce7" table:formula="of:=IF([.D20]&gt;[.$C$2];1;0)" office:value-type="float" office:value="0" calcext:value-type="float">
            <text:p>0.00</text:p>
          </table:table-cell>
          <table:table-cell table:style-name="ce5" table:formula="of:=IF([.O20];[.M20];[.L20])" office:value-type="float" office:value="2.9930026205184" calcext:value-type="float">
            <text:p>2.993003</text:p>
          </table:table-cell>
          <table:table-cell table:formula="of:=([.P20]-[.P19])/[.A20]" office:value-type="float" office:value="0.037911404544011" calcext:value-type="float">
            <text:p>0.0379114045</text:p>
          </table:table-cell>
          <table:table-cell table:formula="of:=[.$U$3]*[.U19]" office:value-type="float" office:value="2.551428614119" calcext:value-type="float">
            <text:p>2.5514286141</text:p>
          </table:table-cell>
          <table:table-cell table:formula="of:=([.$U$3]*[.V19]*[.$U$3])+[.$S$3]" office:value-type="float" office:value="1.43308183405101" calcext:value-type="float">
            <text:p>1.4330818341</text:p>
          </table:table-cell>
          <table:table-cell table:formula="of:=[.S20]/([.S20]+[.$Q$3])" office:value-type="float" office:value="0.588998616485074" calcext:value-type="float">
            <text:p>0.5889986165</text:p>
          </table:table-cell>
          <table:table-cell table:formula="of:=[.R20]+[.T20]*((([.L20]*[.A20])+[.D20])-[.R20])" office:value-type="float" office:value="2.97883072342946" calcext:value-type="float">
            <text:p>2.9788307234</text:p>
          </table:table-cell>
          <table:table-cell table:formula="of:=(1-[.T20])*[.S20]" office:value-type="float" office:value="0.588998616485074" calcext:value-type="float">
            <text:p>0.5889986165</text:p>
          </table:table-cell>
          <table:table-cell table:formula="of:=[.D21]-[.U20]" office:value-type="float" office:value="0.0019860487074963" calcext:value-type="float">
            <text:p>0.001986048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]+[.A21]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5" table:formula="of:=[.D20]*0.8+[.P20]*0.2" office:value-type="float" office:value="2.98081677213696" calcext:value-type="float">
            <text:p>2.980817</text:p>
          </table:table-cell>
          <table:table-cell table:style-name="ce5" table:formula="of:=[.C21]-[.D21]" office:value-type="float" office:value="0.0191832278630395" calcext:value-type="float">
            <text:p>0.019183</text:p>
          </table:table-cell>
          <table:table-cell table:style-name="ce5" table:formula="of:=ABS([.E21])" office:value-type="float" office:value="0.0191832278630395" calcext:value-type="float">
            <text:p>0.019183</text:p>
          </table:table-cell>
          <table:table-cell table:style-name="ce5" table:formula="of:=[.$E$2]*[.E21]" office:value-type="float" office:value="0.115099367178237" calcext:value-type="float">
            <text:p>0.115099</text:p>
          </table:table-cell>
          <table:table-cell table:style-name="ce5" table:formula="of:=[.H20]+([.E21]*[.A21])" office:value-type="float" office:value="0.287594741612544" calcext:value-type="float">
            <text:p>0.287595</text:p>
          </table:table-cell>
          <table:table-cell table:style-name="ce5" table:formula="of:=[.H21]*[.$G$2]" office:value-type="float" office:value="2.87594741612544" calcext:value-type="float">
            <text:p>2.875947</text:p>
          </table:table-cell>
          <table:table-cell table:style-name="ce5" table:formula="of:=([.E21]-[.E20])/[.A21]" office:value-type="float" office:value="-0.0304646209536052" calcext:value-type="float">
            <text:p>-0.030465</text:p>
          </table:table-cell>
          <table:table-cell table:style-name="ce5" table:formula="of:=[.J21]*[.$I$2]" office:value-type="float" office:value="0.00304646209536052" calcext:value-type="float">
            <text:p>0.003046</text:p>
          </table:table-cell>
          <table:table-cell table:style-name="ce5" table:formula="of:=[.G21]+[.I21]+[.K21]" office:value-type="float" office:value="2.99409324539904" calcext:value-type="float">
            <text:p>2.994093</text:p>
          </table:table-cell>
          <table:table-cell table:style-name="ce5" table:formula="of:=-[.L21]/8" office:value-type="float" office:value="-0.37426165567488" calcext:value-type="float">
            <text:p>-0.374262</text:p>
          </table:table-cell>
          <table:table-cell table:formula="of:=IF([.U21]&gt;[.$C$2];1;0)" office:value-type="float" office:value="0" calcext:value-type="float">
            <text:p>0.00</text:p>
          </table:table-cell>
          <table:table-cell table:style-name="ce7" table:formula="of:=IF([.D21]&gt;[.$C$2];1;0)" office:value-type="float" office:value="0" calcext:value-type="float">
            <text:p>0.00</text:p>
          </table:table-cell>
          <table:table-cell table:style-name="ce5" table:formula="of:=IF([.O21];[.M21];[.L21])" office:value-type="float" office:value="2.99409324539904" calcext:value-type="float">
            <text:p>2.994093</text:p>
          </table:table-cell>
          <table:table-cell table:formula="of:=([.P21]-[.P20])/[.A21]" office:value-type="float" office:value="0.0109062488063705" calcext:value-type="float">
            <text:p>0.0109062488</text:p>
          </table:table-cell>
          <table:table-cell table:formula="of:=[.$U$3]*[.U20]" office:value-type="float" office:value="2.55431039504794" calcext:value-type="float">
            <text:p>2.554310395</text:p>
          </table:table-cell>
          <table:table-cell table:formula="of:=([.$U$3]*[.V20]*[.$U$3])+[.$S$3]" office:value-type="float" office:value="1.43308183405111" calcext:value-type="float">
            <text:p>1.4330818341</text:p>
          </table:table-cell>
          <table:table-cell table:formula="of:=[.S21]/([.S21]+[.$Q$3])" office:value-type="float" office:value="0.588998616485091" calcext:value-type="float">
            <text:p>0.5889986165</text:p>
          </table:table-cell>
          <table:table-cell table:formula="of:=[.R21]+[.T21]*((([.L21]*[.A21])+[.D21])-[.R21])" office:value-type="float" office:value="2.98187373899218" calcext:value-type="float">
            <text:p>2.981873739</text:p>
          </table:table-cell>
          <table:table-cell table:formula="of:=(1-[.T21])*[.S21]" office:value-type="float" office:value="0.588998616485091" calcext:value-type="float">
            <text:p>0.5889986165</text:p>
          </table:table-cell>
          <table:table-cell table:formula="of:=[.D22]-[.U21]" office:value-type="float" office:value="0.00159832779719427" calcext:value-type="float">
            <text:p>0.00159832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1]+[.A22]"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style-name="ce5" table:formula="of:=[.D21]*0.8+[.P21]*0.2" office:value-type="float" office:value="2.98347206678938" calcext:value-type="float">
            <text:p>2.983472</text:p>
          </table:table-cell>
          <table:table-cell table:style-name="ce5" table:formula="of:=[.C22]-[.D22]" office:value-type="float" office:value="0.0165279332106243" calcext:value-type="float">
            <text:p>0.016528</text:p>
          </table:table-cell>
          <table:table-cell table:style-name="ce5" table:formula="of:=ABS([.E22])" office:value-type="float" office:value="0.0165279332106243" calcext:value-type="float">
            <text:p>0.016528</text:p>
          </table:table-cell>
          <table:table-cell table:style-name="ce5" table:formula="of:=[.$E$2]*[.E22]" office:value-type="float" office:value="0.0991675992637457" calcext:value-type="float">
            <text:p>0.099168</text:p>
          </table:table-cell>
          <table:table-cell table:style-name="ce5" table:formula="of:=[.H21]+([.E22]*[.A22])" office:value-type="float" office:value="0.289247534933606" calcext:value-type="float">
            <text:p>0.289248</text:p>
          </table:table-cell>
          <table:table-cell table:style-name="ce5" table:formula="of:=[.H22]*[.$G$2]" office:value-type="float" office:value="2.89247534933606" calcext:value-type="float">
            <text:p>2.892475</text:p>
          </table:table-cell>
          <table:table-cell table:style-name="ce5" table:formula="of:=([.E22]-[.E21])/[.A22]" office:value-type="float" office:value="-0.0265529465241521" calcext:value-type="float">
            <text:p>-0.026553</text:p>
          </table:table-cell>
          <table:table-cell table:style-name="ce5" table:formula="of:=[.J22]*[.$I$2]" office:value-type="float" office:value="0.00265529465241521" calcext:value-type="float">
            <text:p>0.002655</text:p>
          </table:table-cell>
          <table:table-cell table:style-name="ce5" table:formula="of:=[.G22]+[.I22]+[.K22]" office:value-type="float" office:value="2.99429824325222" calcext:value-type="float">
            <text:p>2.994298</text:p>
          </table:table-cell>
          <table:table-cell table:style-name="ce5" table:formula="of:=-[.L22]/8" office:value-type="float" office:value="-0.374287280406528" calcext:value-type="float">
            <text:p>-0.374287</text:p>
          </table:table-cell>
          <table:table-cell table:formula="of:=IF([.U22]&gt;[.$C$2];1;0)" office:value-type="float" office:value="0" calcext:value-type="float">
            <text:p>0.00</text:p>
          </table:table-cell>
          <table:table-cell table:style-name="ce7" table:formula="of:=IF([.D22]&gt;[.$C$2];1;0)" office:value-type="float" office:value="0" calcext:value-type="float">
            <text:p>0.00</text:p>
          </table:table-cell>
          <table:table-cell table:style-name="ce5" table:formula="of:=IF([.O22];[.M22];[.L22])" office:value-type="float" office:value="2.99429824325222" calcext:value-type="float">
            <text:p>2.994298</text:p>
          </table:table-cell>
          <table:table-cell table:formula="of:=([.P22]-[.P21])/[.A22]" office:value-type="float" office:value="0.00204997853187727" calcext:value-type="float">
            <text:p>0.0020499785</text:p>
          </table:table-cell>
          <table:table-cell table:formula="of:=[.$U$3]*[.U21]" office:value-type="float" office:value="2.55691974314651" calcext:value-type="float">
            <text:p>2.5569197431</text:p>
          </table:table-cell>
          <table:table-cell table:formula="of:=([.$U$3]*[.V21]*[.$U$3])+[.$S$3]" office:value-type="float" office:value="1.43308183405112" calcext:value-type="float">
            <text:p>1.4330818341</text:p>
          </table:table-cell>
          <table:table-cell table:formula="of:=[.S22]/([.S22]+[.$Q$3])" office:value-type="float" office:value="0.588998616485093" calcext:value-type="float">
            <text:p>0.5889986165</text:p>
          </table:table-cell>
          <table:table-cell table:formula="of:=[.R22]+[.T22]*((([.L22]*[.A22])+[.D22])-[.R22])" office:value-type="float" office:value="2.98452222389259" calcext:value-type="float">
            <text:p>2.9845222239</text:p>
          </table:table-cell>
          <table:table-cell table:formula="of:=(1-[.T22])*[.S22]" office:value-type="float" office:value="0.588998616485093" calcext:value-type="float">
            <text:p>0.5889986165</text:p>
          </table:table-cell>
          <table:table-cell table:formula="of:=[.D23]-[.U22]" office:value-type="float" office:value="0.00111507818935497" calcext:value-type="float">
            <text:p>0.001115078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2]+[.A23]"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style-name="ce5" table:formula="of:=[.D22]*0.8+[.P22]*0.2" office:value-type="float" office:value="2.98563730208195" calcext:value-type="float">
            <text:p>2.985637</text:p>
          </table:table-cell>
          <table:table-cell table:style-name="ce5" table:formula="of:=[.C23]-[.D23]" office:value-type="float" office:value="0.0143626979180542" calcext:value-type="float">
            <text:p>0.014363</text:p>
          </table:table-cell>
          <table:table-cell table:style-name="ce5" table:formula="of:=ABS([.E23])" office:value-type="float" office:value="0.0143626979180542" calcext:value-type="float">
            <text:p>0.014363</text:p>
          </table:table-cell>
          <table:table-cell table:style-name="ce5" table:formula="of:=[.$E$2]*[.E23]" office:value-type="float" office:value="0.0861761875083253" calcext:value-type="float">
            <text:p>0.086176</text:p>
          </table:table-cell>
          <table:table-cell table:style-name="ce5" table:formula="of:=[.H22]+([.E23]*[.A23])" office:value-type="float" office:value="0.290683804725412" calcext:value-type="float">
            <text:p>0.290684</text:p>
          </table:table-cell>
          <table:table-cell table:style-name="ce5" table:formula="of:=[.H23]*[.$G$2]" office:value-type="float" office:value="2.90683804725412" calcext:value-type="float">
            <text:p>2.906838</text:p>
          </table:table-cell>
          <table:table-cell table:style-name="ce5" table:formula="of:=([.E23]-[.E22])/[.A23]" office:value-type="float" office:value="-0.0216523529257007" calcext:value-type="float">
            <text:p>-0.021652</text:p>
          </table:table-cell>
          <table:table-cell table:style-name="ce5" table:formula="of:=[.J23]*[.$I$2]" office:value-type="float" office:value="0.00216523529257007" calcext:value-type="float">
            <text:p>0.002165</text:p>
          </table:table-cell>
          <table:table-cell table:style-name="ce5" table:formula="of:=[.G23]+[.I23]+[.K23]" office:value-type="float" office:value="2.99517947005501" calcext:value-type="float">
            <text:p>2.995179</text:p>
          </table:table-cell>
          <table:table-cell table:style-name="ce5" table:formula="of:=-[.L23]/8" office:value-type="float" office:value="-0.374397433756877" calcext:value-type="float">
            <text:p>-0.374397</text:p>
          </table:table-cell>
          <table:table-cell table:formula="of:=IF([.U23]&gt;[.$C$2];1;0)" office:value-type="float" office:value="0" calcext:value-type="float">
            <text:p>0.00</text:p>
          </table:table-cell>
          <table:table-cell table:style-name="ce7" table:formula="of:=IF([.D23]&gt;[.$C$2];1;0)" office:value-type="float" office:value="0" calcext:value-type="float">
            <text:p>0.00</text:p>
          </table:table-cell>
          <table:table-cell table:style-name="ce5" table:formula="of:=IF([.O23];[.M23];[.L23])" office:value-type="float" office:value="2.99517947005501" calcext:value-type="float">
            <text:p>2.995179</text:p>
          </table:table-cell>
          <table:table-cell table:formula="of:=([.P23]-[.P22])/[.A23]" office:value-type="float" office:value="0.00881226802789126" calcext:value-type="float">
            <text:p>0.008812268</text:p>
          </table:table-cell>
          <table:table-cell table:formula="of:=[.$U$3]*[.U22]" office:value-type="float" office:value="2.55919078609603" calcext:value-type="float">
            <text:p>2.5591907861</text:p>
          </table:table-cell>
          <table:table-cell table:formula="of:=([.$U$3]*[.V22]*[.$U$3])+[.$S$3]" office:value-type="float" office:value="1.43308183405113" calcext:value-type="float">
            <text:p>1.4330818341</text:p>
          </table:table-cell>
          <table:table-cell table:formula="of:=[.S23]/([.S23]+[.$Q$3])" office:value-type="float" office:value="0.588998616485093" calcext:value-type="float">
            <text:p>0.5889986165</text:p>
          </table:table-cell>
          <table:table-cell table:formula="of:=[.R23]+[.T23]*((([.L23]*[.A23])+[.D23])-[.R23])" office:value-type="float" office:value="2.98678285041532" calcext:value-type="float">
            <text:p>2.9867828504</text:p>
          </table:table-cell>
          <table:table-cell table:formula="of:=(1-[.T23])*[.S23]" office:value-type="float" office:value="0.588998616485093" calcext:value-type="float">
            <text:p>0.5889986165</text:p>
          </table:table-cell>
          <table:table-cell table:formula="of:=[.D24]-[.U23]" office:value-type="float" office:value="0.000762885261242019" calcext:value-type="float">
            <text:p>0.000762885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3]+[.A24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style-name="ce5" table:formula="of:=[.D23]*0.8+[.P23]*0.2" office:value-type="float" office:value="2.98754573567656" calcext:value-type="float">
            <text:p>2.987546</text:p>
          </table:table-cell>
          <table:table-cell table:style-name="ce5" table:formula="of:=[.C24]-[.D24]" office:value-type="float" office:value="0.0124542643234404" calcext:value-type="float">
            <text:p>0.012454</text:p>
          </table:table-cell>
          <table:table-cell table:style-name="ce5" table:formula="of:=ABS([.E24])" office:value-type="float" office:value="0.0124542643234404" calcext:value-type="float">
            <text:p>0.012454</text:p>
          </table:table-cell>
          <table:table-cell table:style-name="ce5" table:formula="of:=[.$E$2]*[.E24]" office:value-type="float" office:value="0.0747255859406426" calcext:value-type="float">
            <text:p>0.074726</text:p>
          </table:table-cell>
          <table:table-cell table:style-name="ce5" table:formula="of:=[.H23]+([.E24]*[.A24])" office:value-type="float" office:value="0.291929231157756" calcext:value-type="float">
            <text:p>0.291929</text:p>
          </table:table-cell>
          <table:table-cell table:style-name="ce5" table:formula="of:=[.H24]*[.$G$2]" office:value-type="float" office:value="2.91929231157756" calcext:value-type="float">
            <text:p>2.919292</text:p>
          </table:table-cell>
          <table:table-cell table:style-name="ce5" table:formula="of:=([.E24]-[.E23])/[.A24]" office:value-type="float" office:value="-0.0190843359461379" calcext:value-type="float">
            <text:p>-0.019084</text:p>
          </table:table-cell>
          <table:table-cell table:style-name="ce5" table:formula="of:=[.J24]*[.$I$2]" office:value-type="float" office:value="0.00190843359461379" calcext:value-type="float">
            <text:p>0.001908</text:p>
          </table:table-cell>
          <table:table-cell table:style-name="ce5" table:formula="of:=[.G24]+[.I24]+[.K24]" office:value-type="float" office:value="2.99592633111282" calcext:value-type="float">
            <text:p>2.995926</text:p>
          </table:table-cell>
          <table:table-cell table:style-name="ce5" table:formula="of:=-[.L24]/8" office:value-type="float" office:value="-0.374490791389102" calcext:value-type="float">
            <text:p>-0.374491</text:p>
          </table:table-cell>
          <table:table-cell table:formula="of:=IF([.U24]&gt;[.$C$2];1;0)" office:value-type="float" office:value="0" calcext:value-type="float">
            <text:p>0.00</text:p>
          </table:table-cell>
          <table:table-cell table:style-name="ce7" table:formula="of:=IF([.D24]&gt;[.$C$2];1;0)" office:value-type="float" office:value="0" calcext:value-type="float">
            <text:p>0.00</text:p>
          </table:table-cell>
          <table:table-cell table:style-name="ce5" table:formula="of:=IF([.O24];[.M24];[.L24])" office:value-type="float" office:value="2.99592633111282" calcext:value-type="float">
            <text:p>2.995926</text:p>
          </table:table-cell>
          <table:table-cell table:formula="of:=([.P24]-[.P23])/[.A24]" office:value-type="float" office:value="0.00746861057801418" calcext:value-type="float">
            <text:p>0.0074686106</text:p>
          </table:table-cell>
          <table:table-cell table:formula="of:=[.$U$3]*[.U23]" office:value-type="float" office:value="2.56112924529779" calcext:value-type="float">
            <text:p>2.5611292453</text:p>
          </table:table-cell>
          <table:table-cell table:formula="of:=([.$U$3]*[.V23]*[.$U$3])+[.$S$3]" office:value-type="float" office:value="1.43308183405113" calcext:value-type="float">
            <text:p>1.4330818341</text:p>
          </table:table-cell>
          <table:table-cell table:formula="of:=[.S24]/([.S24]+[.$Q$3])" office:value-type="float" office:value="0.588998616485093" calcext:value-type="float">
            <text:p>0.5889986165</text:p>
          </table:table-cell>
          <table:table-cell table:formula="of:=[.R24]+[.T24]*((([.L24]*[.A24])+[.D24])-[.R24])" office:value-type="float" office:value="2.98874761458898" calcext:value-type="float">
            <text:p>2.9887476146</text:p>
          </table:table-cell>
          <table:table-cell table:formula="of:=(1-[.T24])*[.S24]" office:value-type="float" office:value="0.588998616485093" calcext:value-type="float">
            <text:p>0.5889986165</text:p>
          </table:table-cell>
          <table:table-cell table:formula="of:=[.D25]-[.U24]" office:value-type="float" office:value="0.000474240174825447" calcext:value-type="float">
            <text:p>0.000474240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4]+[.A25]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style-name="ce5" table:formula="of:=[.D24]*0.8+[.P24]*0.2" office:value-type="float" office:value="2.98922185476381" calcext:value-type="float">
            <text:p>2.989222</text:p>
          </table:table-cell>
          <table:table-cell table:style-name="ce5" table:formula="of:=[.C25]-[.D25]" office:value-type="float" office:value="-1.98922185476381" calcext:value-type="float">
            <text:p>-1.989222</text:p>
          </table:table-cell>
          <table:table-cell table:style-name="ce5" table:formula="of:=ABS([.E25])" office:value-type="float" office:value="1.98922185476381" calcext:value-type="float">
            <text:p>1.989222</text:p>
          </table:table-cell>
          <table:table-cell table:style-name="ce5" table:formula="of:=[.$E$2]*[.E25]" office:value-type="float" office:value="-11.9353311285829" calcext:value-type="float">
            <text:p>-11.935331</text:p>
          </table:table-cell>
          <table:table-cell table:style-name="ce5" table:formula="of:=[.H24]+([.E25]*[.A25])" office:value-type="float" office:value="0.0930070456813748" calcext:value-type="float">
            <text:p>0.093007</text:p>
          </table:table-cell>
          <table:table-cell table:style-name="ce5" table:formula="of:=[.H25]*[.$G$2]" office:value-type="float" office:value="0.930070456813748" calcext:value-type="float">
            <text:p>0.930070</text:p>
          </table:table-cell>
          <table:table-cell table:style-name="ce5" table:formula="of:=([.E25]-[.E24])/[.A25]" office:value-type="float" office:value="-20.0167611908725" calcext:value-type="float">
            <text:p>-20.016761</text:p>
          </table:table-cell>
          <table:table-cell table:style-name="ce5" table:formula="of:=[.J25]*[.$I$2]" office:value-type="float" office:value="2.00167611908725" calcext:value-type="float">
            <text:p>2.001676</text:p>
          </table:table-cell>
          <table:table-cell table:style-name="ce5" table:formula="of:=[.G25]+[.I25]+[.K25]" office:value-type="float" office:value="-9.00358455268187" calcext:value-type="float">
            <text:p>-9.003585</text:p>
          </table:table-cell>
          <table:table-cell table:style-name="ce5" table:formula="of:=-[.L25]/8" office:value-type="float" office:value="1.12544806908523" calcext:value-type="float">
            <text:p>1.125448</text:p>
          </table:table-cell>
          <table:table-cell table:formula="of:=IF([.U25]&gt;[.$C$2];1;0)" office:value-type="float" office:value="0" calcext:value-type="float">
            <text:p>0.00</text:p>
          </table:table-cell>
          <table:table-cell table:style-name="ce7" table:formula="of:=IF([.D25]&gt;[.$C$2];1;0)" office:value-type="float" office:value="0" calcext:value-type="float">
            <text:p>0.00</text:p>
          </table:table-cell>
          <table:table-cell table:style-name="ce5" table:formula="of:=IF([.O25];[.M25];[.L25])" office:value-type="float" office:value="-9.00358455268187" calcext:value-type="float">
            <text:p>-9.003585</text:p>
          </table:table-cell>
          <table:table-cell table:formula="of:=([.P25]-[.P24])/[.A25]" office:value-type="float" office:value="-119.995108837947" calcext:value-type="float">
            <text:p>-119.9951088379</text:p>
          </table:table-cell>
          <table:table-cell table:formula="of:=[.$U$3]*[.U24]" office:value-type="float" office:value="2.5628140062052" calcext:value-type="float">
            <text:p>2.5628140062</text:p>
          </table:table-cell>
          <table:table-cell table:formula="of:=([.$U$3]*[.V24]*[.$U$3])+[.$S$3]" office:value-type="float" office:value="1.43308183405113" calcext:value-type="float">
            <text:p>1.4330818341</text:p>
          </table:table-cell>
          <table:table-cell table:formula="of:=[.S25]/([.S25]+[.$Q$3])" office:value-type="float" office:value="0.588998616485093" calcext:value-type="float">
            <text:p>0.5889986165</text:p>
          </table:table-cell>
          <table:table-cell table:formula="of:=[.R25]+[.T25]*((([.L25]*[.A25])+[.D25])-[.R25])" office:value-type="float" office:value="2.28365775457099" calcext:value-type="float">
            <text:p>2.2836577546</text:p>
          </table:table-cell>
          <table:table-cell table:formula="of:=(1-[.T25])*[.S25]" office:value-type="float" office:value="0.588998616485093" calcext:value-type="float">
            <text:p>0.5889986165</text:p>
          </table:table-cell>
          <table:table-cell table:formula="of:=[.D26]-[.U25]" office:value-type="float" office:value="-1.69299718129631" calcext:value-type="float">
            <text:p>-1.69299718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5]+[.A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[.D25]*0.8+[.P25]*0.2" office:value-type="float" office:value="0.590660573274676" calcext:value-type="float">
            <text:p>0.590661</text:p>
          </table:table-cell>
          <table:table-cell table:style-name="ce5" table:formula="of:=[.C26]-[.D26]" office:value-type="float" office:value="0.409339426725325" calcext:value-type="float">
            <text:p>0.409339</text:p>
          </table:table-cell>
          <table:table-cell table:style-name="ce5" table:formula="of:=ABS([.E26])" office:value-type="float" office:value="0.409339426725325" calcext:value-type="float">
            <text:p>0.409339</text:p>
          </table:table-cell>
          <table:table-cell table:style-name="ce5" table:formula="of:=[.$E$2]*[.E26]" office:value-type="float" office:value="2.45603656035195" calcext:value-type="float">
            <text:p>2.456037</text:p>
          </table:table-cell>
          <table:table-cell table:style-name="ce5" table:formula="of:=[.H25]+([.E26]*[.A26])" office:value-type="float" office:value="0.133940988353907" calcext:value-type="float">
            <text:p>0.133941</text:p>
          </table:table-cell>
          <table:table-cell table:style-name="ce5" table:formula="of:=[.H26]*[.$G$2]" office:value-type="float" office:value="1.33940988353907" calcext:value-type="float">
            <text:p>1.339410</text:p>
          </table:table-cell>
          <table:table-cell table:style-name="ce5" table:formula="of:=([.E26]-[.E25])/[.A26]" office:value-type="float" office:value="23.9856128148913" calcext:value-type="float">
            <text:p>23.985613</text:p>
          </table:table-cell>
          <table:table-cell table:style-name="ce5" table:formula="of:=[.J26]*[.$I$2]" office:value-type="float" office:value="-2.39856128148913" calcext:value-type="float">
            <text:p>-2.398561</text:p>
          </table:table-cell>
          <table:table-cell table:style-name="ce5" table:formula="of:=[.G26]+[.I26]+[.K26]" office:value-type="float" office:value="1.39688516240188" calcext:value-type="float">
            <text:p>1.396885</text:p>
          </table:table-cell>
          <table:table-cell table:style-name="ce5" table:formula="of:=-[.L26]/8" office:value-type="float" office:value="-0.174610645300236" calcext:value-type="float">
            <text:p>-0.174611</text:p>
          </table:table-cell>
          <table:table-cell table:formula="of:=IF([.U26]&gt;[.$C$2];1;0)" office:value-type="float" office:value="0" calcext:value-type="float">
            <text:p>0.00</text:p>
          </table:table-cell>
          <table:table-cell table:style-name="ce7" table:formula="of:=IF([.D26]&gt;[.$C$2];1;0)" office:value-type="float" office:value="0" calcext:value-type="float">
            <text:p>0.00</text:p>
          </table:table-cell>
          <table:table-cell table:style-name="ce5" table:formula="of:=IF([.O26];[.M26];[.L26])" office:value-type="float" office:value="1.39688516240188" calcext:value-type="float">
            <text:p>1.396885</text:p>
          </table:table-cell>
          <table:table-cell table:formula="of:=([.P26]-[.P25])/[.A26]" office:value-type="float" office:value="104.004697150837" calcext:value-type="float">
            <text:p>104.0046971508</text:p>
          </table:table-cell>
          <table:table-cell table:formula="of:=[.$U$3]*[.U25]" office:value-type="float" office:value="1.95820819738186" calcext:value-type="float">
            <text:p>1.9582081974</text:p>
          </table:table-cell>
          <table:table-cell table:formula="of:=([.$U$3]*[.V25]*[.$U$3])+[.$S$3]" office:value-type="float" office:value="1.43308183405113" calcext:value-type="float">
            <text:p>1.4330818341</text:p>
          </table:table-cell>
          <table:table-cell table:formula="of:=[.S26]/([.S26]+[.$Q$3])" office:value-type="float" office:value="0.588998616485093" calcext:value-type="float">
            <text:p>0.5889986165</text:p>
          </table:table-cell>
          <table:table-cell table:formula="of:=[.R26]+[.T26]*((([.L26]*[.A26])+[.D26])-[.R26])" office:value-type="float" office:value="1.23500088160958" calcext:value-type="float">
            <text:p>1.2350008816</text:p>
          </table:table-cell>
          <table:table-cell table:formula="of:=(1-[.T26])*[.S26]" office:value-type="float" office:value="0.588998616485093" calcext:value-type="float">
            <text:p>0.5889986165</text:p>
          </table:table-cell>
          <table:table-cell table:formula="of:=[.D27]-[.U26]" office:value-type="float" office:value="-0.483095390509462" calcext:value-type="float">
            <text:p>-0.483095390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6]+[.A27]"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style-name="ce5" table:formula="of:=[.D26]*0.8+[.P26]*0.2" office:value-type="float" office:value="0.751905491100117" calcext:value-type="float">
            <text:p>0.751905</text:p>
          </table:table-cell>
          <table:table-cell table:style-name="ce5" table:formula="of:=[.C27]-[.D27]" office:value-type="float" office:value="0.248094508899883" calcext:value-type="float">
            <text:p>0.248095</text:p>
          </table:table-cell>
          <table:table-cell table:style-name="ce5" table:formula="of:=ABS([.E27])" office:value-type="float" office:value="0.248094508899883" calcext:value-type="float">
            <text:p>0.248095</text:p>
          </table:table-cell>
          <table:table-cell table:style-name="ce5" table:formula="of:=[.$E$2]*[.E27]" office:value-type="float" office:value="1.4885670533993" calcext:value-type="float">
            <text:p>1.488567</text:p>
          </table:table-cell>
          <table:table-cell table:style-name="ce5" table:formula="of:=[.H26]+([.E27]*[.A27])" office:value-type="float" office:value="0.158750439243896" calcext:value-type="float">
            <text:p>0.158750</text:p>
          </table:table-cell>
          <table:table-cell table:style-name="ce5" table:formula="of:=[.H27]*[.$G$2]" office:value-type="float" office:value="1.58750439243896" calcext:value-type="float">
            <text:p>1.587504</text:p>
          </table:table-cell>
          <table:table-cell table:style-name="ce5" table:formula="of:=([.E27]-[.E26])/[.A27]" office:value-type="float" office:value="-1.61244917825442" calcext:value-type="float">
            <text:p>-1.612449</text:p>
          </table:table-cell>
          <table:table-cell table:style-name="ce5" table:formula="of:=[.J27]*[.$I$2]" office:value-type="float" office:value="0.161244917825442" calcext:value-type="float">
            <text:p>0.161245</text:p>
          </table:table-cell>
          <table:table-cell table:style-name="ce5" table:formula="of:=[.G27]+[.I27]+[.K27]" office:value-type="float" office:value="3.23731636366369" calcext:value-type="float">
            <text:p>3.237316</text:p>
          </table:table-cell>
          <table:table-cell table:style-name="ce5" table:formula="of:=-[.L27]/8" office:value-type="float" office:value="-0.404664545457962" calcext:value-type="float">
            <text:p>-0.404665</text:p>
          </table:table-cell>
          <table:table-cell table:formula="of:=IF([.U27]&gt;[.$C$2];1;0)" office:value-type="float" office:value="0" calcext:value-type="float">
            <text:p>0.00</text:p>
          </table:table-cell>
          <table:table-cell table:style-name="ce7" table:formula="of:=IF([.D27]&gt;[.$C$2];1;0)" office:value-type="float" office:value="0" calcext:value-type="float">
            <text:p>0.00</text:p>
          </table:table-cell>
          <table:table-cell table:style-name="ce5" table:formula="of:=IF([.O27];[.M27];[.L27])" office:value-type="float" office:value="3.23731636366369" calcext:value-type="float">
            <text:p>3.237316</text:p>
          </table:table-cell>
          <table:table-cell table:formula="of:=([.P27]-[.P26])/[.A27]" office:value-type="float" office:value="18.4043120126181" calcext:value-type="float">
            <text:p>18.4043120126</text:p>
          </table:table-cell>
          <table:table-cell table:formula="of:=[.$U$3]*[.U26]" office:value-type="float" office:value="1.05899793666588" calcext:value-type="float">
            <text:p>1.0589979367</text:p>
          </table:table-cell>
          <table:table-cell table:formula="of:=([.$U$3]*[.V26]*[.$U$3])+[.$S$3]" office:value-type="float" office:value="1.43308183405113" calcext:value-type="float">
            <text:p>1.4330818341</text:p>
          </table:table-cell>
          <table:table-cell table:formula="of:=[.S27]/([.S27]+[.$Q$3])" office:value-type="float" office:value="0.588998616485093" calcext:value-type="float">
            <text:p>0.5889986165</text:p>
          </table:table-cell>
          <table:table-cell table:formula="of:=[.R27]+[.T27]*((([.L27]*[.A27])+[.D27])-[.R27])" office:value-type="float" office:value="1.06879839702687" calcext:value-type="float">
            <text:p>1.068798397</text:p>
          </table:table-cell>
          <table:table-cell table:formula="of:=(1-[.T27])*[.S27]" office:value-type="float" office:value="0.588998616485093" calcext:value-type="float">
            <text:p>0.5889986165</text:p>
          </table:table-cell>
          <table:table-cell table:formula="of:=[.D28]-[.U27]" office:value-type="float" office:value="0.180189268585965" calcext:value-type="float">
            <text:p>0.180189268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7]+[.A28]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5" table:formula="of:=[.D27]*0.8+[.P27]*0.2" office:value-type="float" office:value="1.24898766561283" calcext:value-type="float">
            <text:p>1.248988</text:p>
          </table:table-cell>
          <table:table-cell table:style-name="ce5" table:formula="of:=[.C28]-[.D28]" office:value-type="float" office:value="-0.248987665612832" calcext:value-type="float">
            <text:p>-0.248988</text:p>
          </table:table-cell>
          <table:table-cell table:style-name="ce5" table:formula="of:=ABS([.E28])" office:value-type="float" office:value="0.248987665612832" calcext:value-type="float">
            <text:p>0.248988</text:p>
          </table:table-cell>
          <table:table-cell table:style-name="ce5" table:formula="of:=[.$E$2]*[.E28]" office:value-type="float" office:value="-1.493925993677" calcext:value-type="float">
            <text:p>-1.493926</text:p>
          </table:table-cell>
          <table:table-cell table:style-name="ce5" table:formula="of:=[.H27]+([.E28]*[.A28])" office:value-type="float" office:value="0.133851672682612" calcext:value-type="float">
            <text:p>0.133852</text:p>
          </table:table-cell>
          <table:table-cell table:style-name="ce5" table:formula="of:=[.H28]*[.$G$2]" office:value-type="float" office:value="1.33851672682612" calcext:value-type="float">
            <text:p>1.338517</text:p>
          </table:table-cell>
          <table:table-cell table:style-name="ce5" table:formula="of:=([.E28]-[.E27])/[.A28]" office:value-type="float" office:value="-4.97082174512715" calcext:value-type="float">
            <text:p>-4.970822</text:p>
          </table:table-cell>
          <table:table-cell table:style-name="ce5" table:formula="of:=[.J28]*[.$I$2]" office:value-type="float" office:value="0.497082174512715" calcext:value-type="float">
            <text:p>0.497082</text:p>
          </table:table-cell>
          <table:table-cell table:style-name="ce5" table:formula="of:=[.G28]+[.I28]+[.K28]" office:value-type="float" office:value="0.341672907661843" calcext:value-type="float">
            <text:p>0.341673</text:p>
          </table:table-cell>
          <table:table-cell table:style-name="ce5" table:formula="of:=-[.L28]/8" office:value-type="float" office:value="-0.0427091134577304" calcext:value-type="float">
            <text:p>-0.042709</text:p>
          </table:table-cell>
          <table:table-cell table:formula="of:=IF([.U28]&gt;[.$C$2];1;0)" office:value-type="float" office:value="0" calcext:value-type="float">
            <text:p>0.00</text:p>
          </table:table-cell>
          <table:table-cell table:style-name="ce7" table:formula="of:=IF([.D28]&gt;[.$C$2];1;0)" office:value-type="float" office:value="0" calcext:value-type="float">
            <text:p>0.00</text:p>
          </table:table-cell>
          <table:table-cell table:style-name="ce5" table:formula="of:=IF([.O28];[.M28];[.L28])" office:value-type="float" office:value="0.341672907661843" calcext:value-type="float">
            <text:p>0.341673</text:p>
          </table:table-cell>
          <table:table-cell table:formula="of:=([.P28]-[.P27])/[.A28]" office:value-type="float" office:value="-28.9564345600185" calcext:value-type="float">
            <text:p>-28.95643456</text:p>
          </table:table-cell>
          <table:table-cell table:formula="of:=[.$U$3]*[.U27]" office:value-type="float" office:value="0.916481367760725" calcext:value-type="float">
            <text:p>0.9164813678</text:p>
          </table:table-cell>
          <table:table-cell table:formula="of:=([.$U$3]*[.V27]*[.$U$3])+[.$S$3]" office:value-type="float" office:value="1.43308183405113" calcext:value-type="float">
            <text:p>1.4330818341</text:p>
          </table:table-cell>
          <table:table-cell table:formula="of:=[.S28]/([.S28]+[.$Q$3])" office:value-type="float" office:value="0.588998616485093" calcext:value-type="float">
            <text:p>0.5889986165</text:p>
          </table:table-cell>
          <table:table-cell table:formula="of:=[.R28]+[.T28]*((([.L28]*[.A28])+[.D28])-[.R28])" office:value-type="float" office:value="1.13245160415852" calcext:value-type="float">
            <text:p>1.1324516042</text:p>
          </table:table-cell>
          <table:table-cell table:formula="of:=(1-[.T28])*[.S28]" office:value-type="float" office:value="0.588998616485093" calcext:value-type="float">
            <text:p>0.5889986165</text:p>
          </table:table-cell>
          <table:table-cell table:formula="of:=[.D29]-[.U28]" office:value-type="float" office:value="-0.0649268901358888" calcext:value-type="float">
            <text:p>-0.06492689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8]+[.A29]"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style-name="ce5" table:formula="of:=[.D28]*0.8+[.P28]*0.2" office:value-type="float" office:value="1.06752471402263" calcext:value-type="float">
            <text:p>1.067525</text:p>
          </table:table-cell>
          <table:table-cell table:style-name="ce5" table:formula="of:=[.C29]-[.D29]" office:value-type="float" office:value="-0.0675247140226345" calcext:value-type="float">
            <text:p>-0.067525</text:p>
          </table:table-cell>
          <table:table-cell table:style-name="ce5" table:formula="of:=ABS([.E29])" office:value-type="float" office:value="0.0675247140226345" calcext:value-type="float">
            <text:p>0.067525</text:p>
          </table:table-cell>
          <table:table-cell table:style-name="ce5" table:formula="of:=[.$E$2]*[.E29]" office:value-type="float" office:value="-0.405148284135807" calcext:value-type="float">
            <text:p>-0.405148</text:p>
          </table:table-cell>
          <table:table-cell table:style-name="ce5" table:formula="of:=[.H28]+([.E29]*[.A29])" office:value-type="float" office:value="0.127099201280349" calcext:value-type="float">
            <text:p>0.127099</text:p>
          </table:table-cell>
          <table:table-cell table:style-name="ce5" table:formula="of:=[.H29]*[.$G$2]" office:value-type="float" office:value="1.27099201280349" calcext:value-type="float">
            <text:p>1.270992</text:p>
          </table:table-cell>
          <table:table-cell table:style-name="ce5" table:formula="of:=([.E29]-[.E28])/[.A29]" office:value-type="float" office:value="1.81462951590198" calcext:value-type="float">
            <text:p>1.814630</text:p>
          </table:table-cell>
          <table:table-cell table:style-name="ce5" table:formula="of:=[.J29]*[.$I$2]" office:value-type="float" office:value="-0.181462951590198" calcext:value-type="float">
            <text:p>-0.181463</text:p>
          </table:table-cell>
          <table:table-cell table:style-name="ce5" table:formula="of:=[.G29]+[.I29]+[.K29]" office:value-type="float" office:value="0.684380777077483" calcext:value-type="float">
            <text:p>0.684381</text:p>
          </table:table-cell>
          <table:table-cell table:style-name="ce5" table:formula="of:=-[.L29]/8" office:value-type="float" office:value="-0.0855475971346854" calcext:value-type="float">
            <text:p>-0.085548</text:p>
          </table:table-cell>
          <table:table-cell table:formula="of:=IF([.U29]&gt;[.$C$2];1;0)" office:value-type="float" office:value="0" calcext:value-type="float">
            <text:p>0.00</text:p>
          </table:table-cell>
          <table:table-cell table:style-name="ce7" table:formula="of:=IF([.D29]&gt;[.$C$2];1;0)" office:value-type="float" office:value="0" calcext:value-type="float">
            <text:p>0.00</text:p>
          </table:table-cell>
          <table:table-cell table:style-name="ce5" table:formula="of:=IF([.O29];[.M29];[.L29])" office:value-type="float" office:value="0.684380777077483" calcext:value-type="float">
            <text:p>0.684381</text:p>
          </table:table-cell>
          <table:table-cell table:formula="of:=([.P29]-[.P28])/[.A29]" office:value-type="float" office:value="3.4270786941564" calcext:value-type="float">
            <text:p>3.4270786942</text:p>
          </table:table-cell>
          <table:table-cell table:formula="of:=[.$U$3]*[.U28]" office:value-type="float" office:value="0.971063203303009" calcext:value-type="float">
            <text:p>0.9710632033</text:p>
          </table:table-cell>
          <table:table-cell table:formula="of:=([.$U$3]*[.V28]*[.$U$3])+[.$S$3]" office:value-type="float" office:value="1.43308183405113" calcext:value-type="float">
            <text:p>1.4330818341</text:p>
          </table:table-cell>
          <table:table-cell table:formula="of:=[.S29]/([.S29]+[.$Q$3])" office:value-type="float" office:value="0.588998616485093" calcext:value-type="float">
            <text:p>0.5889986165</text:p>
          </table:table-cell>
          <table:table-cell table:formula="of:=[.R29]+[.T29]*((([.L29]*[.A29])+[.D29])-[.R29])" office:value-type="float" office:value="1.06818883274569" calcext:value-type="float">
            <text:p>1.0681888327</text:p>
          </table:table-cell>
          <table:table-cell table:formula="of:=(1-[.T29])*[.S29]" office:value-type="float" office:value="0.588998616485093" calcext:value-type="float">
            <text:p>0.5889986165</text:p>
          </table:table-cell>
          <table:table-cell table:formula="of:=[.D30]-[.U29]" office:value-type="float" office:value="-0.0772929061120891" calcext:value-type="float">
            <text:p>-0.077292906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9]+[.A30]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style-name="ce5" table:formula="of:=[.D29]*0.8+[.P29]*0.2" office:value-type="float" office:value="0.990895926633604" calcext:value-type="float">
            <text:p>0.990896</text:p>
          </table:table-cell>
          <table:table-cell table:style-name="ce5" table:formula="of:=[.C30]-[.D30]" office:value-type="float" office:value="0.00910407336639563" calcext:value-type="float">
            <text:p>0.009104</text:p>
          </table:table-cell>
          <table:table-cell table:style-name="ce5" table:formula="of:=ABS([.E30])" office:value-type="float" office:value="0.00910407336639563" calcext:value-type="float">
            <text:p>0.009104</text:p>
          </table:table-cell>
          <table:table-cell table:style-name="ce5" table:formula="of:=[.$E$2]*[.E30]" office:value-type="float" office:value="0.0546244401983738" calcext:value-type="float">
            <text:p>0.054624</text:p>
          </table:table-cell>
          <table:table-cell table:style-name="ce5" table:formula="of:=[.H29]+([.E30]*[.A30])" office:value-type="float" office:value="0.128009608616988" calcext:value-type="float">
            <text:p>0.128010</text:p>
          </table:table-cell>
          <table:table-cell table:style-name="ce5" table:formula="of:=[.H30]*[.$G$2]" office:value-type="float" office:value="1.28009608616988" calcext:value-type="float">
            <text:p>1.280096</text:p>
          </table:table-cell>
          <table:table-cell table:style-name="ce5" table:formula="of:=([.E30]-[.E29])/[.A30]" office:value-type="float" office:value="0.766287873890301" calcext:value-type="float">
            <text:p>0.766288</text:p>
          </table:table-cell>
          <table:table-cell table:style-name="ce5" table:formula="of:=[.J30]*[.$I$2]" office:value-type="float" office:value="-0.0766287873890301" calcext:value-type="float">
            <text:p>-0.076629</text:p>
          </table:table-cell>
          <table:table-cell table:style-name="ce5" table:formula="of:=[.G30]+[.I30]+[.K30]" office:value-type="float" office:value="1.25809173897923" calcext:value-type="float">
            <text:p>1.258092</text:p>
          </table:table-cell>
          <table:table-cell table:style-name="ce5" table:formula="of:=-[.L30]/8" office:value-type="float" office:value="-0.157261467372403" calcext:value-type="float">
            <text:p>-0.157261</text:p>
          </table:table-cell>
          <table:table-cell table:formula="of:=IF([.U30]&gt;[.$C$2];1;0)" office:value-type="float" office:value="0" calcext:value-type="float">
            <text:p>0.00</text:p>
          </table:table-cell>
          <table:table-cell table:style-name="ce7" table:formula="of:=IF([.D30]&gt;[.$C$2];1;0)" office:value-type="float" office:value="0" calcext:value-type="float">
            <text:p>0.00</text:p>
          </table:table-cell>
          <table:table-cell table:style-name="ce5" table:formula="of:=IF([.O30];[.M30];[.L30])" office:value-type="float" office:value="1.25809173897923" calcext:value-type="float">
            <text:p>1.258092</text:p>
          </table:table-cell>
          <table:table-cell table:formula="of:=([.P30]-[.P29])/[.A30]" office:value-type="float" office:value="5.73710961901744" calcext:value-type="float">
            <text:p>5.737109619</text:p>
          </table:table-cell>
          <table:table-cell table:formula="of:=[.$U$3]*[.U29]" office:value-type="float" office:value="0.915958673950833" calcext:value-type="float">
            <text:p>0.915958674</text:p>
          </table:table-cell>
          <table:table-cell table:formula="of:=([.$U$3]*[.V29]*[.$U$3])+[.$S$3]" office:value-type="float" office:value="1.43308183405113" calcext:value-type="float">
            <text:p>1.4330818341</text:p>
          </table:table-cell>
          <table:table-cell table:formula="of:=[.S30]/([.S30]+[.$Q$3])" office:value-type="float" office:value="0.588998616485093" calcext:value-type="float">
            <text:p>0.5889986165</text:p>
          </table:table-cell>
          <table:table-cell table:formula="of:=[.R30]+[.T30]*((([.L30]*[.A30])+[.D30])-[.R30])" office:value-type="float" office:value="1.03419804147119" calcext:value-type="float">
            <text:p>1.0341980415</text:p>
          </table:table-cell>
          <table:table-cell table:formula="of:=(1-[.T30])*[.S30]" office:value-type="float" office:value="0.588998616485093" calcext:value-type="float">
            <text:p>0.5889986165</text:p>
          </table:table-cell>
          <table:table-cell table:formula="of:=[.D31]-[.U30]" office:value-type="float" office:value="0.0101370476315406" calcext:value-type="float">
            <text:p>0.010137047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0]+[.A31]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5" table:formula="of:=[.D30]*0.8+[.P30]*0.2" office:value-type="float" office:value="1.04433508910273" calcext:value-type="float">
            <text:p>1.044335</text:p>
          </table:table-cell>
          <table:table-cell table:style-name="ce5" table:formula="of:=[.C31]-[.D31]" office:value-type="float" office:value="-0.044335089102729" calcext:value-type="float">
            <text:p>-0.044335</text:p>
          </table:table-cell>
          <table:table-cell table:style-name="ce5" table:formula="of:=ABS([.E31])" office:value-type="float" office:value="0.044335089102729" calcext:value-type="float">
            <text:p>0.044335</text:p>
          </table:table-cell>
          <table:table-cell table:style-name="ce5" table:formula="of:=[.$E$2]*[.E31]" office:value-type="float" office:value="-0.266010534616374" calcext:value-type="float">
            <text:p>-0.266011</text:p>
          </table:table-cell>
          <table:table-cell table:style-name="ce5" table:formula="of:=[.H30]+([.E31]*[.A31])" office:value-type="float" office:value="0.123576099706715" calcext:value-type="float">
            <text:p>0.123576</text:p>
          </table:table-cell>
          <table:table-cell table:style-name="ce5" table:formula="of:=[.H31]*[.$G$2]" office:value-type="float" office:value="1.23576099706715" calcext:value-type="float">
            <text:p>1.235761</text:p>
          </table:table-cell>
          <table:table-cell table:style-name="ce5" table:formula="of:=([.E31]-[.E30])/[.A31]" office:value-type="float" office:value="-0.534391624691246" calcext:value-type="float">
            <text:p>-0.534392</text:p>
          </table:table-cell>
          <table:table-cell table:style-name="ce5" table:formula="of:=[.J31]*[.$I$2]" office:value-type="float" office:value="0.0534391624691246" calcext:value-type="float">
            <text:p>0.053439</text:p>
          </table:table-cell>
          <table:table-cell table:style-name="ce5" table:formula="of:=[.G31]+[.I31]+[.K31]" office:value-type="float" office:value="1.02318962491991" calcext:value-type="float">
            <text:p>1.023190</text:p>
          </table:table-cell>
          <table:table-cell table:style-name="ce5" table:formula="of:=-[.L31]/8" office:value-type="float" office:value="-0.127898703114988" calcext:value-type="float">
            <text:p>-0.127899</text:p>
          </table:table-cell>
          <table:table-cell table:formula="of:=IF([.U31]&gt;[.$C$2];1;0)" office:value-type="float" office:value="0" calcext:value-type="float">
            <text:p>0.00</text:p>
          </table:table-cell>
          <table:table-cell table:style-name="ce7" table:formula="of:=IF([.D31]&gt;[.$C$2];1;0)" office:value-type="float" office:value="0" calcext:value-type="float">
            <text:p>0.00</text:p>
          </table:table-cell>
          <table:table-cell table:style-name="ce5" table:formula="of:=IF([.O31];[.M31];[.L31])" office:value-type="float" office:value="1.02318962491991" calcext:value-type="float">
            <text:p>1.023190</text:p>
          </table:table-cell>
          <table:table-cell table:formula="of:=([.P31]-[.P30])/[.A31]" office:value-type="float" office:value="-2.34902114059322" calcext:value-type="float">
            <text:p>-2.3490211406</text:p>
          </table:table-cell>
          <table:table-cell table:formula="of:=[.$U$3]*[.U30]" office:value-type="float" office:value="0.886811992064722" calcext:value-type="float">
            <text:p>0.8868119921</text:p>
          </table:table-cell>
          <table:table-cell table:formula="of:=([.$U$3]*[.V30]*[.$U$3])+[.$S$3]" office:value-type="float" office:value="1.43308183405113" calcext:value-type="float">
            <text:p>1.4330818341</text:p>
          </table:table-cell>
          <table:table-cell table:formula="of:=[.S31]/([.S31]+[.$Q$3])" office:value-type="float" office:value="0.588998616485093" calcext:value-type="float">
            <text:p>0.5889986165</text:p>
          </table:table-cell>
          <table:table-cell table:formula="of:=[.R31]+[.T31]*((([.L31]*[.A31])+[.D31])-[.R31])" office:value-type="float" office:value="1.03985860563253" calcext:value-type="float">
            <text:p>1.0398586056</text:p>
          </table:table-cell>
          <table:table-cell table:formula="of:=(1-[.T31])*[.S31]" office:value-type="float" office:value="0.588998616485093" calcext:value-type="float">
            <text:p>0.5889986165</text:p>
          </table:table-cell>
          <table:table-cell table:formula="of:=[.D32]-[.U31]" office:value-type="float" office:value="0.000247390633636435" calcext:value-type="float">
            <text:p>0.00024739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1]+[.A32]"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style-name="ce5" table:formula="of:=[.D31]*0.8+[.P31]*0.2" office:value-type="float" office:value="1.04010599626616" calcext:value-type="float">
            <text:p>1.040106</text:p>
          </table:table-cell>
          <table:table-cell table:style-name="ce5" table:formula="of:=[.C32]-[.D32]" office:value-type="float" office:value="-0.0401059962661643" calcext:value-type="float">
            <text:p>-0.040106</text:p>
          </table:table-cell>
          <table:table-cell table:style-name="ce5" table:formula="of:=ABS([.E32])" office:value-type="float" office:value="0.0401059962661643" calcext:value-type="float">
            <text:p>0.040106</text:p>
          </table:table-cell>
          <table:table-cell table:style-name="ce5" table:formula="of:=[.$E$2]*[.E32]" office:value-type="float" office:value="-0.240635977596986" calcext:value-type="float">
            <text:p>-0.240636</text:p>
          </table:table-cell>
          <table:table-cell table:style-name="ce5" table:formula="of:=[.H31]+([.E32]*[.A32])" office:value-type="float" office:value="0.119565500080099" calcext:value-type="float">
            <text:p>0.119566</text:p>
          </table:table-cell>
          <table:table-cell table:style-name="ce5" table:formula="of:=[.H32]*[.$G$2]" office:value-type="float" office:value="1.19565500080099" calcext:value-type="float">
            <text:p>1.195655</text:p>
          </table:table-cell>
          <table:table-cell table:style-name="ce5" table:formula="of:=([.E32]-[.E31])/[.A32]" office:value-type="float" office:value="0.042290928365647" calcext:value-type="float">
            <text:p>0.042291</text:p>
          </table:table-cell>
          <table:table-cell table:style-name="ce5" table:formula="of:=[.J32]*[.$I$2]" office:value-type="float" office:value="-0.0042290928365647" calcext:value-type="float">
            <text:p>-0.004229</text:p>
          </table:table-cell>
          <table:table-cell table:style-name="ce5" table:formula="of:=[.G32]+[.I32]+[.K32]" office:value-type="float" office:value="0.95078993036744" calcext:value-type="float">
            <text:p>0.950790</text:p>
          </table:table-cell>
          <table:table-cell table:style-name="ce5" table:formula="of:=-[.L32]/8" office:value-type="float" office:value="-0.11884874129593" calcext:value-type="float">
            <text:p>-0.118849</text:p>
          </table:table-cell>
          <table:table-cell table:formula="of:=IF([.U32]&gt;[.$C$2];1;0)" office:value-type="float" office:value="0" calcext:value-type="float">
            <text:p>0.00</text:p>
          </table:table-cell>
          <table:table-cell table:style-name="ce7" table:formula="of:=IF([.D32]&gt;[.$C$2];1;0)" office:value-type="float" office:value="0" calcext:value-type="float">
            <text:p>0.00</text:p>
          </table:table-cell>
          <table:table-cell table:style-name="ce5" table:formula="of:=IF([.O32];[.M32];[.L32])" office:value-type="float" office:value="0.95078993036744" calcext:value-type="float">
            <text:p>0.950790</text:p>
          </table:table-cell>
          <table:table-cell table:formula="of:=([.P32]-[.P31])/[.A32]" office:value-type="float" office:value="-0.723996945524654" calcext:value-type="float">
            <text:p>-0.7239969455</text:p>
          </table:table-cell>
          <table:table-cell table:formula="of:=[.$U$3]*[.U31]" office:value-type="float" office:value="0.891665855617767" calcext:value-type="float">
            <text:p>0.8916658556</text:p>
          </table:table-cell>
          <table:table-cell table:formula="of:=([.$U$3]*[.V31]*[.$U$3])+[.$S$3]" office:value-type="float" office:value="1.43308183405113" calcext:value-type="float">
            <text:p>1.4330818341</text:p>
          </table:table-cell>
          <table:table-cell table:formula="of:=[.S32]/([.S32]+[.$Q$3])" office:value-type="float" office:value="0.588998616485093" calcext:value-type="float">
            <text:p>0.5889986165</text:p>
          </table:table-cell>
          <table:table-cell table:formula="of:=[.R32]+[.T32]*((([.L32]*[.A32])+[.D32])-[.R32])" office:value-type="float" office:value="1.03509828844596" calcext:value-type="float">
            <text:p>1.0350982884</text:p>
          </table:table-cell>
          <table:table-cell table:formula="of:=(1-[.T32])*[.S32]" office:value-type="float" office:value="0.588998616485093" calcext:value-type="float">
            <text:p>0.5889986165</text:p>
          </table:table-cell>
          <table:table-cell table:formula="of:=[.D33]-[.U32]" office:value-type="float" office:value="-0.0128555053595441" calcext:value-type="float">
            <text:p>-0.012855505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2]+[.A33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style-name="ce5" table:formula="of:=[.D32]*0.8+[.P32]*0.2" office:value-type="float" office:value="1.02224278308642" calcext:value-type="float">
            <text:p>1.022243</text:p>
          </table:table-cell>
          <table:table-cell table:style-name="ce5" table:formula="of:=[.C33]-[.D33]" office:value-type="float" office:value="-0.0222427830864196" calcext:value-type="float">
            <text:p>-0.022243</text:p>
          </table:table-cell>
          <table:table-cell table:style-name="ce5" table:formula="of:=ABS([.E33])" office:value-type="float" office:value="0.0222427830864196" calcext:value-type="float">
            <text:p>0.022243</text:p>
          </table:table-cell>
          <table:table-cell table:style-name="ce5" table:formula="of:=[.$E$2]*[.E33]" office:value-type="float" office:value="-0.133456698518518" calcext:value-type="float">
            <text:p>-0.133457</text:p>
          </table:table-cell>
          <table:table-cell table:style-name="ce5" table:formula="of:=[.H32]+([.E33]*[.A33])" office:value-type="float" office:value="0.117341221771457" calcext:value-type="float">
            <text:p>0.117341</text:p>
          </table:table-cell>
          <table:table-cell table:style-name="ce5" table:formula="of:=[.H33]*[.$G$2]" office:value-type="float" office:value="1.17341221771457" calcext:value-type="float">
            <text:p>1.173412</text:p>
          </table:table-cell>
          <table:table-cell table:style-name="ce5" table:formula="of:=([.E33]-[.E32])/[.A33]" office:value-type="float" office:value="0.178632131797447" calcext:value-type="float">
            <text:p>0.178632</text:p>
          </table:table-cell>
          <table:table-cell table:style-name="ce5" table:formula="of:=[.J33]*[.$I$2]" office:value-type="float" office:value="-0.0178632131797447" calcext:value-type="float">
            <text:p>-0.017863</text:p>
          </table:table-cell>
          <table:table-cell table:style-name="ce5" table:formula="of:=[.G33]+[.I33]+[.K33]" office:value-type="float" office:value="1.02209230601631" calcext:value-type="float">
            <text:p>1.022092</text:p>
          </table:table-cell>
          <table:table-cell table:style-name="ce5" table:formula="of:=-[.L33]/8" office:value-type="float" office:value="-0.127761538252039" calcext:value-type="float">
            <text:p>-0.127762</text:p>
          </table:table-cell>
          <table:table-cell table:formula="of:=IF([.U33]&gt;[.$C$2];1;0)" office:value-type="float" office:value="0" calcext:value-type="float">
            <text:p>0.00</text:p>
          </table:table-cell>
          <table:table-cell table:style-name="ce7" table:formula="of:=IF([.D33]&gt;[.$C$2];1;0)" office:value-type="float" office:value="0" calcext:value-type="float">
            <text:p>0.00</text:p>
          </table:table-cell>
          <table:table-cell table:style-name="ce5" table:formula="of:=IF([.O33];[.M33];[.L33])" office:value-type="float" office:value="1.02209230601631" calcext:value-type="float">
            <text:p>1.022092</text:p>
          </table:table-cell>
          <table:table-cell table:formula="of:=([.P33]-[.P32])/[.A33]" office:value-type="float" office:value="0.713023756488687" calcext:value-type="float">
            <text:p>0.7130237565</text:p>
          </table:table-cell>
          <table:table-cell table:formula="of:=[.$U$3]*[.U32]" office:value-type="float" office:value="0.887583942678664" calcext:value-type="float">
            <text:p>0.8875839427</text:p>
          </table:table-cell>
          <table:table-cell table:formula="of:=([.$U$3]*[.V32]*[.$U$3])+[.$S$3]" office:value-type="float" office:value="1.43308183405113" calcext:value-type="float">
            <text:p>1.4330818341</text:p>
          </table:table-cell>
          <table:table-cell table:formula="of:=[.S33]/([.S33]+[.$Q$3])" office:value-type="float" office:value="0.588998616485093" calcext:value-type="float">
            <text:p>0.5889986165</text:p>
          </table:table-cell>
          <table:table-cell table:formula="of:=[.R33]+[.T33]*((([.L33]*[.A33])+[.D33])-[.R33])" office:value-type="float" office:value="1.02709890879269" calcext:value-type="float">
            <text:p>1.0270989088</text:p>
          </table:table-cell>
          <table:table-cell table:formula="of:=(1-[.T33])*[.S33]" office:value-type="float" office:value="0.588998616485093" calcext:value-type="float">
            <text:p>0.5889986165</text:p>
          </table:table-cell>
          <table:table-cell table:formula="of:=[.D34]-[.U33]" office:value-type="float" office:value="-0.0048862211202878" calcext:value-type="float">
            <text:p>-0.004886221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3]+[.A34]"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style-name="ce5" table:formula="of:=[.D33]*0.8+[.P33]*0.2" office:value-type="float" office:value="1.0222126876724" calcext:value-type="float">
            <text:p>1.022213</text:p>
          </table:table-cell>
          <table:table-cell table:style-name="ce5" table:formula="of:=[.C34]-[.D34]" office:value-type="float" office:value="-0.0222126876723974" calcext:value-type="float">
            <text:p>-0.022213</text:p>
          </table:table-cell>
          <table:table-cell table:style-name="ce5" table:formula="of:=ABS([.E34])" office:value-type="float" office:value="0.0222126876723974" calcext:value-type="float">
            <text:p>0.022213</text:p>
          </table:table-cell>
          <table:table-cell table:style-name="ce5" table:formula="of:=[.$E$2]*[.E34]" office:value-type="float" office:value="-0.133276126034384" calcext:value-type="float">
            <text:p>-0.133276</text:p>
          </table:table-cell>
          <table:table-cell table:style-name="ce5" table:formula="of:=[.H33]+([.E34]*[.A34])" office:value-type="float" office:value="0.115119953004217" calcext:value-type="float">
            <text:p>0.115120</text:p>
          </table:table-cell>
          <table:table-cell table:style-name="ce5" table:formula="of:=[.H34]*[.$G$2]" office:value-type="float" office:value="1.15119953004217" calcext:value-type="float">
            <text:p>1.151200</text:p>
          </table:table-cell>
          <table:table-cell table:style-name="ce5" table:formula="of:=([.E34]-[.E33])/[.A34]" office:value-type="float" office:value="0.000300954140222132" calcext:value-type="float">
            <text:p>0.000301</text:p>
          </table:table-cell>
          <table:table-cell table:style-name="ce5" table:formula="of:=[.J34]*[.$I$2]" office:value-type="float" office:value="-0.0000300954140222132" calcext:value-type="float">
            <text:p>-0.000030</text:p>
          </table:table-cell>
          <table:table-cell table:style-name="ce5" table:formula="of:=[.G34]+[.I34]+[.K34]" office:value-type="float" office:value="1.01789330859377" calcext:value-type="float">
            <text:p>1.017893</text:p>
          </table:table-cell>
          <table:table-cell table:style-name="ce5" table:formula="of:=-[.L34]/8" office:value-type="float" office:value="-0.127236663574221" calcext:value-type="float">
            <text:p>-0.127237</text:p>
          </table:table-cell>
          <table:table-cell table:formula="of:=IF([.U34]&gt;[.$C$2];1;0)" office:value-type="float" office:value="0" calcext:value-type="float">
            <text:p>0.00</text:p>
          </table:table-cell>
          <table:table-cell table:style-name="ce7" table:formula="of:=IF([.D34]&gt;[.$C$2];1;0)" office:value-type="float" office:value="0" calcext:value-type="float">
            <text:p>0.00</text:p>
          </table:table-cell>
          <table:table-cell table:style-name="ce5" table:formula="of:=IF([.O34];[.M34];[.L34])" office:value-type="float" office:value="1.01789330859377" calcext:value-type="float">
            <text:p>1.017893</text:p>
          </table:table-cell>
          <table:table-cell table:formula="of:=([.P34]-[.P33])/[.A34]" office:value-type="float" office:value="-0.0419899742254182" calcext:value-type="float">
            <text:p>-0.0419899742</text:p>
          </table:table-cell>
          <table:table-cell table:formula="of:=[.$U$3]*[.U33]" office:value-type="float" office:value="0.880724573852636" calcext:value-type="float">
            <text:p>0.8807245739</text:p>
          </table:table-cell>
          <table:table-cell table:formula="of:=([.$U$3]*[.V33]*[.$U$3])+[.$S$3]" office:value-type="float" office:value="1.43308183405113" calcext:value-type="float">
            <text:p>1.4330818341</text:p>
          </table:table-cell>
          <table:table-cell table:formula="of:=[.S34]/([.S34]+[.$Q$3])" office:value-type="float" office:value="0.588998616485093" calcext:value-type="float">
            <text:p>0.5889986165</text:p>
          </table:table-cell>
          <table:table-cell table:formula="of:=[.R34]+[.T34]*((([.L34]*[.A34])+[.D34])-[.R34])" office:value-type="float" office:value="1.02401465219068" calcext:value-type="float">
            <text:p>1.0240146522</text:p>
          </table:table-cell>
          <table:table-cell table:formula="of:=(1-[.T34])*[.S34]" office:value-type="float" office:value="0.588998616485093" calcext:value-type="float">
            <text:p>0.5889986165</text:p>
          </table:table-cell>
          <table:table-cell table:formula="of:=[.D35]-[.U34]" office:value-type="float" office:value="-0.00266584033400585" calcext:value-type="float">
            <text:p>-0.002665840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4]+[.A35]"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style-name="ce5" table:formula="of:=[.D34]*0.8+[.P34]*0.2" office:value-type="float" office:value="1.02134881185667" calcext:value-type="float">
            <text:p>1.021349</text:p>
          </table:table-cell>
          <table:table-cell table:style-name="ce5" table:formula="of:=[.C35]-[.D35]" office:value-type="float" office:value="-0.0213488118566714" calcext:value-type="float">
            <text:p>-0.021349</text:p>
          </table:table-cell>
          <table:table-cell table:style-name="ce5" table:formula="of:=ABS([.E35])" office:value-type="float" office:value="0.0213488118566714" calcext:value-type="float">
            <text:p>0.021349</text:p>
          </table:table-cell>
          <table:table-cell table:style-name="ce5" table:formula="of:=[.$E$2]*[.E35]" office:value-type="float" office:value="-0.128092871140028" calcext:value-type="float">
            <text:p>-0.128093</text:p>
          </table:table-cell>
          <table:table-cell table:style-name="ce5" table:formula="of:=[.H34]+([.E35]*[.A35])" office:value-type="float" office:value="0.11298507181855" calcext:value-type="float">
            <text:p>0.112985</text:p>
          </table:table-cell>
          <table:table-cell table:style-name="ce5" table:formula="of:=[.H35]*[.$G$2]" office:value-type="float" office:value="1.1298507181855" calcext:value-type="float">
            <text:p>1.129851</text:p>
          </table:table-cell>
          <table:table-cell table:style-name="ce5" table:formula="of:=([.E35]-[.E34])/[.A35]" office:value-type="float" office:value="0.00863875815726001" calcext:value-type="float">
            <text:p>0.008639</text:p>
          </table:table-cell>
          <table:table-cell table:style-name="ce5" table:formula="of:=[.J35]*[.$I$2]" office:value-type="float" office:value="-0.000863875815726001" calcext:value-type="float">
            <text:p>-0.000864</text:p>
          </table:table-cell>
          <table:table-cell table:style-name="ce5" table:formula="of:=[.G35]+[.I35]+[.K35]" office:value-type="float" office:value="1.00089397122975" calcext:value-type="float">
            <text:p>1.000894</text:p>
          </table:table-cell>
          <table:table-cell table:style-name="ce5" table:formula="of:=-[.L35]/8" office:value-type="float" office:value="-0.125111746403718" calcext:value-type="float">
            <text:p>-0.125112</text:p>
          </table:table-cell>
          <table:table-cell table:formula="of:=IF([.U35]&gt;[.$C$2];1;0)" office:value-type="float" office:value="0" calcext:value-type="float">
            <text:p>0.00</text:p>
          </table:table-cell>
          <table:table-cell table:style-name="ce7" table:formula="of:=IF([.D35]&gt;[.$C$2];1;0)" office:value-type="float" office:value="0" calcext:value-type="float">
            <text:p>0.00</text:p>
          </table:table-cell>
          <table:table-cell table:style-name="ce5" table:formula="of:=IF([.O35];[.M35];[.L35])" office:value-type="float" office:value="1.00089397122975" calcext:value-type="float">
            <text:p>1.000894</text:p>
          </table:table-cell>
          <table:table-cell table:formula="of:=([.P35]-[.P34])/[.A35]" office:value-type="float" office:value="-0.169993373640192" calcext:value-type="float">
            <text:p>-0.1699933736</text:p>
          </table:table-cell>
          <table:table-cell table:formula="of:=[.$U$3]*[.U34]" office:value-type="float" office:value="0.878079862074441" calcext:value-type="float">
            <text:p>0.8780798621</text:p>
          </table:table-cell>
          <table:table-cell table:formula="of:=([.$U$3]*[.V34]*[.$U$3])+[.$S$3]" office:value-type="float" office:value="1.43308183405113" calcext:value-type="float">
            <text:p>1.4330818341</text:p>
          </table:table-cell>
          <table:table-cell table:formula="of:=[.S35]/([.S35]+[.$Q$3])" office:value-type="float" office:value="0.588998616485093" calcext:value-type="float">
            <text:p>0.5889986165</text:p>
          </table:table-cell>
          <table:table-cell table:formula="of:=[.R35]+[.T35]*((([.L35]*[.A35])+[.D35])-[.R35])" office:value-type="float" office:value="1.02141759171171" calcext:value-type="float">
            <text:p>1.0214175917</text:p>
          </table:table-cell>
          <table:table-cell table:formula="of:=(1-[.T35])*[.S35]" office:value-type="float" office:value="0.588998616485093" calcext:value-type="float">
            <text:p>0.5889986165</text:p>
          </table:table-cell>
          <table:table-cell table:formula="of:=[.D36]-[.U35]" office:value-type="float" office:value="-0.00415974798041963" calcext:value-type="float">
            <text:p>-0.00415974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5]+[.A36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[.D35]*0.8+[.P35]*0.2" office:value-type="float" office:value="1.01725784373129" calcext:value-type="float">
            <text:p>1.017258</text:p>
          </table:table-cell>
          <table:table-cell table:style-name="ce5" table:formula="of:=[.C36]-[.D36]" office:value-type="float" office:value="2.98274215626871" calcext:value-type="float">
            <text:p>2.982742</text:p>
          </table:table-cell>
          <table:table-cell table:style-name="ce5" table:formula="of:=ABS([.E36])" office:value-type="float" office:value="2.98274215626871" calcext:value-type="float">
            <text:p>2.982742</text:p>
          </table:table-cell>
          <table:table-cell table:style-name="ce5" table:formula="of:=[.$E$2]*[.E36]" office:value-type="float" office:value="17.8964529376123" calcext:value-type="float">
            <text:p>17.896453</text:p>
          </table:table-cell>
          <table:table-cell table:style-name="ce5" table:formula="of:=[.H35]+([.E36]*[.A36])" office:value-type="float" office:value="0.411259287445422" calcext:value-type="float">
            <text:p>0.411259</text:p>
          </table:table-cell>
          <table:table-cell table:style-name="ce5" table:formula="of:=[.H36]*[.$G$2]" office:value-type="float" office:value="4.11259287445422" calcext:value-type="float">
            <text:p>4.112593</text:p>
          </table:table-cell>
          <table:table-cell table:style-name="ce5" table:formula="of:=([.E36]-[.E35])/[.A36]" office:value-type="float" office:value="30.0409096812538" calcext:value-type="float">
            <text:p>30.040910</text:p>
          </table:table-cell>
          <table:table-cell table:style-name="ce5" table:formula="of:=[.J36]*[.$I$2]" office:value-type="float" office:value="-3.00409096812538" calcext:value-type="float">
            <text:p>-3.004091</text:p>
          </table:table-cell>
          <table:table-cell table:style-name="ce5" table:formula="of:=[.G36]+[.I36]+[.K36]" office:value-type="float" office:value="19.0049548439411" calcext:value-type="float">
            <text:p>19.004955</text:p>
          </table:table-cell>
          <table:table-cell table:style-name="ce5" table:formula="of:=-[.L36]/8" office:value-type="float" office:value="-2.37561935549264" calcext:value-type="float">
            <text:p>-2.375619</text:p>
          </table:table-cell>
          <table:table-cell table:formula="of:=IF([.U36]&gt;[.$C$2];1;0)" office:value-type="float" office:value="0" calcext:value-type="float">
            <text:p>0.00</text:p>
          </table:table-cell>
          <table:table-cell table:style-name="ce7" table:formula="of:=IF([.D36]&gt;[.$C$2];1;0)" office:value-type="float" office:value="0" calcext:value-type="float">
            <text:p>0.00</text:p>
          </table:table-cell>
          <table:table-cell table:style-name="ce5" table:formula="of:=IF([.O36];[.M36];[.L36])" office:value-type="float" office:value="19.0049548439411" calcext:value-type="float">
            <text:p>19.004955</text:p>
          </table:table-cell>
          <table:table-cell table:formula="of:=([.P36]-[.P35])/[.A36]" office:value-type="float" office:value="180.040608727114" calcext:value-type="float">
            <text:p>180.0406087271</text:p>
          </table:table-cell>
          <table:table-cell table:formula="of:=[.$U$3]*[.U35]" office:value-type="float" office:value="0.875852914928426" calcext:value-type="float">
            <text:p>0.8758529149</text:p>
          </table:table-cell>
          <table:table-cell table:formula="of:=([.$U$3]*[.V35]*[.$U$3])+[.$S$3]" office:value-type="float" office:value="1.43308183405113" calcext:value-type="float">
            <text:p>1.4330818341</text:p>
          </table:table-cell>
          <table:table-cell table:formula="of:=[.S36]/([.S36]+[.$Q$3])" office:value-type="float" office:value="0.588998616485093" calcext:value-type="float">
            <text:p>0.5889986165</text:p>
          </table:table-cell>
          <table:table-cell table:formula="of:=[.R36]+[.T36]*((([.L36]*[.A36])+[.D36])-[.R36])" office:value-type="float" office:value="2.07852943330178" calcext:value-type="float">
            <text:p>2.0785294333</text:p>
          </table:table-cell>
          <table:table-cell table:formula="of:=(1-[.T36])*[.S36]" office:value-type="float" office:value="0.588998616485093" calcext:value-type="float">
            <text:p>0.5889986165</text:p>
          </table:table-cell>
          <table:table-cell table:formula="of:=[.D37]-[.U36]" office:value-type="float" office:value="2.53626781047147" calcext:value-type="float">
            <text:p>2.536267810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6]+[.A37]"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table:style-name="ce5" table:formula="of:=[.D36]*0.8+[.P36]*0.2" office:value-type="float" office:value="4.61479724377325" calcext:value-type="float">
            <text:p>4.614797</text:p>
          </table:table-cell>
          <table:table-cell table:style-name="ce5" table:formula="of:=[.C37]-[.D37]" office:value-type="float" office:value="-0.614797243773252" calcext:value-type="float">
            <text:p>-0.614797</text:p>
          </table:table-cell>
          <table:table-cell table:style-name="ce5" table:formula="of:=ABS([.E37])" office:value-type="float" office:value="0.614797243773252" calcext:value-type="float">
            <text:p>0.614797</text:p>
          </table:table-cell>
          <table:table-cell table:style-name="ce5" table:formula="of:=[.$E$2]*[.E37]" office:value-type="float" office:value="-3.68878346263951" calcext:value-type="float">
            <text:p>-3.688783</text:p>
          </table:table-cell>
          <table:table-cell table:style-name="ce5" table:formula="of:=[.H36]+([.E37]*[.A37])" office:value-type="float" office:value="0.349779563068096" calcext:value-type="float">
            <text:p>0.349780</text:p>
          </table:table-cell>
          <table:table-cell table:style-name="ce5" table:formula="of:=[.H37]*[.$G$2]" office:value-type="float" office:value="3.49779563068096" calcext:value-type="float">
            <text:p>3.497796</text:p>
          </table:table-cell>
          <table:table-cell table:style-name="ce5" table:formula="of:=([.E37]-[.E36])/[.A37]" office:value-type="float" office:value="-35.9753940004196" calcext:value-type="float">
            <text:p>-35.975394</text:p>
          </table:table-cell>
          <table:table-cell table:style-name="ce5" table:formula="of:=[.J37]*[.$I$2]" office:value-type="float" office:value="3.59753940004197" calcext:value-type="float">
            <text:p>3.597539</text:p>
          </table:table-cell>
          <table:table-cell table:style-name="ce5" table:formula="of:=[.G37]+[.I37]+[.K37]" office:value-type="float" office:value="3.40655156808342" calcext:value-type="float">
            <text:p>3.406552</text:p>
          </table:table-cell>
          <table:table-cell table:style-name="ce5" table:formula="of:=-[.L37]/8" office:value-type="float" office:value="-0.425818946010427" calcext:value-type="float">
            <text:p>-0.425819</text:p>
          </table:table-cell>
          <table:table-cell table:formula="of:=IF([.U37]&gt;[.$C$2];1;0)" office:value-type="float" office:value="0" calcext:value-type="float">
            <text:p>0.00</text:p>
          </table:table-cell>
          <table:table-cell table:style-name="ce7" table:formula="of:=IF([.D37]&gt;[.$C$2];1;0)" office:value-type="float" office:value="0" calcext:value-type="float">
            <text:p>0.00</text:p>
          </table:table-cell>
          <table:table-cell table:style-name="ce5" table:formula="of:=IF([.O37];[.M37];[.L37])" office:value-type="float" office:value="3.40655156808342" calcext:value-type="float">
            <text:p>3.406552</text:p>
          </table:table-cell>
          <table:table-cell table:formula="of:=([.P37]-[.P36])/[.A37]" office:value-type="float" office:value="-155.984032758577" calcext:value-type="float">
            <text:p>-155.9840327586</text:p>
          </table:table-cell>
          <table:table-cell table:formula="of:=[.$U$3]*[.U36]" office:value-type="float" office:value="1.78231320636557" calcext:value-type="float">
            <text:p>1.7823132064</text:p>
          </table:table-cell>
          <table:table-cell table:formula="of:=([.$U$3]*[.V36]*[.$U$3])+[.$S$3]" office:value-type="float" office:value="1.43308183405113" calcext:value-type="float">
            <text:p>1.4330818341</text:p>
          </table:table-cell>
          <table:table-cell table:formula="of:=[.S37]/([.S37]+[.$Q$3])" office:value-type="float" office:value="0.588998616485093" calcext:value-type="float">
            <text:p>0.5889986165</text:p>
          </table:table-cell>
          <table:table-cell table:formula="of:=[.R37]+[.T37]*((([.L37]*[.A37])+[.D37])-[.R37])" office:value-type="float" office:value="3.65128780167343" calcext:value-type="float">
            <text:p>3.6512878017</text:p>
          </table:table-cell>
          <table:table-cell table:formula="of:=(1-[.T37])*[.S37]" office:value-type="float" office:value="0.588998616485093" calcext:value-type="float">
            <text:p>0.5889986165</text:p>
          </table:table-cell>
          <table:table-cell table:formula="of:=[.D38]-[.U37]" office:value-type="float" office:value="0.721860306961852" calcext:value-type="float">
            <text:p>0.72186030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7]+[.A38]"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table:style-name="ce5" table:formula="of:=[.D37]*0.8+[.P37]*0.2" office:value-type="float" office:value="4.37314810863529" calcext:value-type="float">
            <text:p>4.373148</text:p>
          </table:table-cell>
          <table:table-cell table:style-name="ce5" table:formula="of:=[.C38]-[.D38]" office:value-type="float" office:value="-0.373148108635285" calcext:value-type="float">
            <text:p>-0.373148</text:p>
          </table:table-cell>
          <table:table-cell table:style-name="ce5" table:formula="of:=ABS([.E38])" office:value-type="float" office:value="0.373148108635285" calcext:value-type="float">
            <text:p>0.373148</text:p>
          </table:table-cell>
          <table:table-cell table:style-name="ce5" table:formula="of:=[.$E$2]*[.E38]" office:value-type="float" office:value="-2.23888865181171" calcext:value-type="float">
            <text:p>-2.238889</text:p>
          </table:table-cell>
          <table:table-cell table:style-name="ce5" table:formula="of:=[.H37]+([.E38]*[.A38])" office:value-type="float" office:value="0.312464752204568" calcext:value-type="float">
            <text:p>0.312465</text:p>
          </table:table-cell>
          <table:table-cell table:style-name="ce5" table:formula="of:=[.H38]*[.$G$2]" office:value-type="float" office:value="3.12464752204568" calcext:value-type="float">
            <text:p>3.124648</text:p>
          </table:table-cell>
          <table:table-cell table:style-name="ce5" table:formula="of:=([.E38]-[.E37])/[.A38]" office:value-type="float" office:value="2.41649135137966" calcext:value-type="float">
            <text:p>2.416491</text:p>
          </table:table-cell>
          <table:table-cell table:style-name="ce5" table:formula="of:=[.J38]*[.$I$2]" office:value-type="float" office:value="-0.241649135137966" calcext:value-type="float">
            <text:p>-0.241649</text:p>
          </table:table-cell>
          <table:table-cell table:style-name="ce5" table:formula="of:=[.G38]+[.I38]+[.K38]" office:value-type="float" office:value="0.644109735096001" calcext:value-type="float">
            <text:p>0.644110</text:p>
          </table:table-cell>
          <table:table-cell table:style-name="ce5" table:formula="of:=-[.L38]/8" office:value-type="float" office:value="-0.0805137168870001" calcext:value-type="float">
            <text:p>-0.080514</text:p>
          </table:table-cell>
          <table:table-cell table:formula="of:=IF([.U38]&gt;[.$C$2];1;0)" office:value-type="float" office:value="0" calcext:value-type="float">
            <text:p>0.00</text:p>
          </table:table-cell>
          <table:table-cell table:style-name="ce7" table:formula="of:=IF([.D38]&gt;[.$C$2];1;0)" office:value-type="float" office:value="0" calcext:value-type="float">
            <text:p>0.00</text:p>
          </table:table-cell>
          <table:table-cell table:style-name="ce5" table:formula="of:=IF([.O38];[.M38];[.L38])" office:value-type="float" office:value="0.644109735096001" calcext:value-type="float">
            <text:p>0.644110</text:p>
          </table:table-cell>
          <table:table-cell table:formula="of:=([.P38]-[.P37])/[.A38]" office:value-type="float" office:value="-27.6244183298742" calcext:value-type="float">
            <text:p>-27.6244183299</text:p>
          </table:table-cell>
          <table:table-cell table:formula="of:=[.$U$3]*[.U37]" office:value-type="float" office:value="3.13093399828668" calcext:value-type="float">
            <text:p>3.1309339983</text:p>
          </table:table-cell>
          <table:table-cell table:formula="of:=([.$U$3]*[.V37]*[.$U$3])+[.$S$3]" office:value-type="float" office:value="1.43308183405113" calcext:value-type="float">
            <text:p>1.4330818341</text:p>
          </table:table-cell>
          <table:table-cell table:formula="of:=[.S38]/([.S38]+[.$Q$3])" office:value-type="float" office:value="0.588998616485093" calcext:value-type="float">
            <text:p>0.5889986165</text:p>
          </table:table-cell>
          <table:table-cell table:formula="of:=[.R38]+[.T38]*((([.L38]*[.A38])+[.D38])-[.R38])" office:value-type="float" office:value="3.90053436494388" calcext:value-type="float">
            <text:p>3.9005343649</text:p>
          </table:table-cell>
          <table:table-cell table:formula="of:=(1-[.T38])*[.S38]" office:value-type="float" office:value="0.588998616485093" calcext:value-type="float">
            <text:p>0.5889986165</text:p>
          </table:table-cell>
          <table:table-cell table:formula="of:=[.D39]-[.U38]" office:value-type="float" office:value="-0.273193931016451" calcext:value-type="float">
            <text:p>-0.2731939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8]+[.A39]"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style-name="ce5" table:formula="of:=[.D38]*0.8+[.P38]*0.2" office:value-type="float" office:value="3.62734043392743" calcext:value-type="float">
            <text:p>3.627340</text:p>
          </table:table-cell>
          <table:table-cell table:style-name="ce5" table:formula="of:=[.C39]-[.D39]" office:value-type="float" office:value="0.372659566072572" calcext:value-type="float">
            <text:p>0.372660</text:p>
          </table:table-cell>
          <table:table-cell table:style-name="ce5" table:formula="of:=ABS([.E39])" office:value-type="float" office:value="0.372659566072572" calcext:value-type="float">
            <text:p>0.372660</text:p>
          </table:table-cell>
          <table:table-cell table:style-name="ce5" table:formula="of:=[.$E$2]*[.E39]" office:value-type="float" office:value="2.23595739643543" calcext:value-type="float">
            <text:p>2.235957</text:p>
          </table:table-cell>
          <table:table-cell table:style-name="ce5" table:formula="of:=[.H38]+([.E39]*[.A39])" office:value-type="float" office:value="0.349730708811825" calcext:value-type="float">
            <text:p>0.349731</text:p>
          </table:table-cell>
          <table:table-cell table:style-name="ce5" table:formula="of:=[.H39]*[.$G$2]" office:value-type="float" office:value="3.49730708811825" calcext:value-type="float">
            <text:p>3.497307</text:p>
          </table:table-cell>
          <table:table-cell table:style-name="ce5" table:formula="of:=([.E39]-[.E38])/[.A39]" office:value-type="float" office:value="7.45807674707857" calcext:value-type="float">
            <text:p>7.458077</text:p>
          </table:table-cell>
          <table:table-cell table:style-name="ce5" table:formula="of:=[.J39]*[.$I$2]" office:value-type="float" office:value="-0.745807674707857" calcext:value-type="float">
            <text:p>-0.745808</text:p>
          </table:table-cell>
          <table:table-cell table:style-name="ce5" table:formula="of:=[.G39]+[.I39]+[.K39]" office:value-type="float" office:value="4.98745680984582" calcext:value-type="float">
            <text:p>4.987457</text:p>
          </table:table-cell>
          <table:table-cell table:style-name="ce5" table:formula="of:=-[.L39]/8" office:value-type="float" office:value="-0.623432101230728" calcext:value-type="float">
            <text:p>-0.623432</text:p>
          </table:table-cell>
          <table:table-cell table:formula="of:=IF([.U39]&gt;[.$C$2];1;0)" office:value-type="float" office:value="0" calcext:value-type="float">
            <text:p>0.00</text:p>
          </table:table-cell>
          <table:table-cell table:style-name="ce7" table:formula="of:=IF([.D39]&gt;[.$C$2];1;0)" office:value-type="float" office:value="0" calcext:value-type="float">
            <text:p>0.00</text:p>
          </table:table-cell>
          <table:table-cell table:style-name="ce5" table:formula="of:=IF([.O39];[.M39];[.L39])" office:value-type="float" office:value="4.98745680984582" calcext:value-type="float">
            <text:p>4.987457</text:p>
          </table:table-cell>
          <table:table-cell table:formula="of:=([.P39]-[.P38])/[.A39]" office:value-type="float" office:value="43.4334707474982" calcext:value-type="float">
            <text:p>43.4334707475</text:p>
          </table:table-cell>
          <table:table-cell table:formula="of:=[.$U$3]*[.U38]" office:value-type="float" office:value="3.34465983456337" calcext:value-type="float">
            <text:p>3.3446598346</text:p>
          </table:table-cell>
          <table:table-cell table:formula="of:=([.$U$3]*[.V38]*[.$U$3])+[.$S$3]" office:value-type="float" office:value="1.43308183405113" calcext:value-type="float">
            <text:p>1.4330818341</text:p>
          </table:table-cell>
          <table:table-cell table:formula="of:=[.S39]/([.S39]+[.$Q$3])" office:value-type="float" office:value="0.588998616485093" calcext:value-type="float">
            <text:p>0.5889986165</text:p>
          </table:table-cell>
          <table:table-cell table:formula="of:=[.R39]+[.T39]*((([.L39]*[.A39])+[.D39])-[.R39])" office:value-type="float" office:value="3.80491883257381" calcext:value-type="float">
            <text:p>3.8049188326</text:p>
          </table:table-cell>
          <table:table-cell table:formula="of:=(1-[.T39])*[.S39]" office:value-type="float" office:value="0.588998616485093" calcext:value-type="float">
            <text:p>0.5889986165</text:p>
          </table:table-cell>
          <table:table-cell table:formula="of:=[.D40]-[.U39]" office:value-type="float" office:value="0.0944448765372949" calcext:value-type="float">
            <text:p>0.094444876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9]+[.A40]"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table:style-name="ce5" table:formula="of:=[.D39]*0.8+[.P39]*0.2" office:value-type="float" office:value="3.89936370911111" calcext:value-type="float">
            <text:p>3.899364</text:p>
          </table:table-cell>
          <table:table-cell table:style-name="ce5" table:formula="of:=[.C40]-[.D40]" office:value-type="float" office:value="0.100636290888893" calcext:value-type="float">
            <text:p>0.100636</text:p>
          </table:table-cell>
          <table:table-cell table:style-name="ce5" table:formula="of:=ABS([.E40])" office:value-type="float" office:value="0.100636290888893" calcext:value-type="float">
            <text:p>0.100636</text:p>
          </table:table-cell>
          <table:table-cell table:style-name="ce5" table:formula="of:=[.$E$2]*[.E40]" office:value-type="float" office:value="0.603817745333356" calcext:value-type="float">
            <text:p>0.603818</text:p>
          </table:table-cell>
          <table:table-cell table:style-name="ce5" table:formula="of:=[.H39]+([.E40]*[.A40])" office:value-type="float" office:value="0.359794337900714" calcext:value-type="float">
            <text:p>0.359794</text:p>
          </table:table-cell>
          <table:table-cell table:style-name="ce5" table:formula="of:=[.H40]*[.$G$2]" office:value-type="float" office:value="3.59794337900714" calcext:value-type="float">
            <text:p>3.597943</text:p>
          </table:table-cell>
          <table:table-cell table:style-name="ce5" table:formula="of:=([.E40]-[.E39])/[.A40]" office:value-type="float" office:value="-2.72023275183679" calcext:value-type="float">
            <text:p>-2.720233</text:p>
          </table:table-cell>
          <table:table-cell table:style-name="ce5" table:formula="of:=[.J40]*[.$I$2]" office:value-type="float" office:value="0.272023275183679" calcext:value-type="float">
            <text:p>0.272023</text:p>
          </table:table-cell>
          <table:table-cell table:style-name="ce5" table:formula="of:=[.G40]+[.I40]+[.K40]" office:value-type="float" office:value="4.47378439952418" calcext:value-type="float">
            <text:p>4.473784</text:p>
          </table:table-cell>
          <table:table-cell table:style-name="ce5" table:formula="of:=-[.L40]/8" office:value-type="float" office:value="-0.559223049940522" calcext:value-type="float">
            <text:p>-0.559223</text:p>
          </table:table-cell>
          <table:table-cell table:formula="of:=IF([.U40]&gt;[.$C$2];1;0)" office:value-type="float" office:value="0" calcext:value-type="float">
            <text:p>0.00</text:p>
          </table:table-cell>
          <table:table-cell table:style-name="ce7" table:formula="of:=IF([.D40]&gt;[.$C$2];1;0)" office:value-type="float" office:value="0" calcext:value-type="float">
            <text:p>0.00</text:p>
          </table:table-cell>
          <table:table-cell table:style-name="ce5" table:formula="of:=IF([.O40];[.M40];[.L40])" office:value-type="float" office:value="4.47378439952418" calcext:value-type="float">
            <text:p>4.473784</text:p>
          </table:table-cell>
          <table:table-cell table:formula="of:=([.P40]-[.P39])/[.A40]" office:value-type="float" office:value="-5.13672410321646" calcext:value-type="float">
            <text:p>-5.1367241032</text:p>
          </table:table-cell>
          <table:table-cell table:formula="of:=[.$U$3]*[.U39]" office:value-type="float" office:value="3.26267070159924" calcext:value-type="float">
            <text:p>3.2626707016</text:p>
          </table:table-cell>
          <table:table-cell table:formula="of:=([.$U$3]*[.V39]*[.$U$3])+[.$S$3]" office:value-type="float" office:value="1.43308183405113" calcext:value-type="float">
            <text:p>1.4330818341</text:p>
          </table:table-cell>
          <table:table-cell table:formula="of:=[.S40]/([.S40]+[.$Q$3])" office:value-type="float" office:value="0.588998616485093" calcext:value-type="float">
            <text:p>0.5889986165</text:p>
          </table:table-cell>
          <table:table-cell table:formula="of:=[.R40]+[.T40]*((([.L40]*[.A40])+[.D40])-[.R40])" office:value-type="float" office:value="3.9011872843267" calcext:value-type="float">
            <text:p>3.9011872843</text:p>
          </table:table-cell>
          <table:table-cell table:formula="of:=(1-[.T40])*[.S40]" office:value-type="float" office:value="0.588998616485093" calcext:value-type="float">
            <text:p>0.5889986165</text:p>
          </table:table-cell>
          <table:table-cell table:formula="of:=[.D41]-[.U40]" office:value-type="float" office:value="0.113060562867026" calcext:value-type="float">
            <text:p>0.113060562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0]+[.A41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style-name="ce5" table:formula="of:=[.D40]*0.8+[.P40]*0.2" office:value-type="float" office:value="4.01424784719372" calcext:value-type="float">
            <text:p>4.014248</text:p>
          </table:table-cell>
          <table:table-cell table:style-name="ce5" table:formula="of:=[.C41]-[.D41]" office:value-type="float" office:value="-0.0142478471937215" calcext:value-type="float">
            <text:p>-0.014248</text:p>
          </table:table-cell>
          <table:table-cell table:style-name="ce5" table:formula="of:=ABS([.E41])" office:value-type="float" office:value="0.0142478471937215" calcext:value-type="float">
            <text:p>0.014248</text:p>
          </table:table-cell>
          <table:table-cell table:style-name="ce5" table:formula="of:=[.$E$2]*[.E41]" office:value-type="float" office:value="-0.0854870831623291" calcext:value-type="float">
            <text:p>-0.085487</text:p>
          </table:table-cell>
          <table:table-cell table:style-name="ce5" table:formula="of:=[.H40]+([.E41]*[.A41])" office:value-type="float" office:value="0.358369553181342" calcext:value-type="float">
            <text:p>0.358370</text:p>
          </table:table-cell>
          <table:table-cell table:style-name="ce5" table:formula="of:=[.H41]*[.$G$2]" office:value-type="float" office:value="3.58369553181342" calcext:value-type="float">
            <text:p>3.583696</text:p>
          </table:table-cell>
          <table:table-cell table:style-name="ce5" table:formula="of:=([.E41]-[.E40])/[.A41]" office:value-type="float" office:value="-1.14884138082614" calcext:value-type="float">
            <text:p>-1.148841</text:p>
          </table:table-cell>
          <table:table-cell table:style-name="ce5" table:formula="of:=[.J41]*[.$I$2]" office:value-type="float" office:value="0.114884138082614" calcext:value-type="float">
            <text:p>0.114884</text:p>
          </table:table-cell>
          <table:table-cell table:style-name="ce5" table:formula="of:=[.G41]+[.I41]+[.K41]" office:value-type="float" office:value="3.61309258673371" calcext:value-type="float">
            <text:p>3.613093</text:p>
          </table:table-cell>
          <table:table-cell table:style-name="ce5" table:formula="of:=-[.L41]/8" office:value-type="float" office:value="-0.451636573341713" calcext:value-type="float">
            <text:p>-0.451637</text:p>
          </table:table-cell>
          <table:table-cell table:formula="of:=IF([.U41]&gt;[.$C$2];1;0)" office:value-type="float" office:value="0" calcext:value-type="float">
            <text:p>0.00</text:p>
          </table:table-cell>
          <table:table-cell table:style-name="ce7" table:formula="of:=IF([.D41]&gt;[.$C$2];1;0)" office:value-type="float" office:value="0" calcext:value-type="float">
            <text:p>0.00</text:p>
          </table:table-cell>
          <table:table-cell table:style-name="ce5" table:formula="of:=IF([.O41];[.M41];[.L41])" office:value-type="float" office:value="3.61309258673371" calcext:value-type="float">
            <text:p>3.613093</text:p>
          </table:table-cell>
          <table:table-cell table:formula="of:=([.P41]-[.P40])/[.A41]" office:value-type="float" office:value="-8.60691812790471" calcext:value-type="float">
            <text:p>-8.6069181279</text:p>
          </table:table-cell>
          <table:table-cell table:formula="of:=[.$U$3]*[.U40]" office:value-type="float" office:value="3.34521970483513" calcext:value-type="float">
            <text:p>3.3452197048</text:p>
          </table:table-cell>
          <table:table-cell table:formula="of:=([.$U$3]*[.V40]*[.$U$3])+[.$S$3]" office:value-type="float" office:value="1.43308183405113" calcext:value-type="float">
            <text:p>1.4330818341</text:p>
          </table:table-cell>
          <table:table-cell table:formula="of:=[.S41]/([.S41]+[.$Q$3])" office:value-type="float" office:value="0.588998616485093" calcext:value-type="float">
            <text:p>0.5889986165</text:p>
          </table:table-cell>
          <table:table-cell table:formula="of:=[.R41]+[.T41]*((([.L41]*[.A41])+[.D41])-[.R41])" office:value-type="float" office:value="3.9520870085558" calcext:value-type="float">
            <text:p>3.9520870086</text:p>
          </table:table-cell>
          <table:table-cell table:formula="of:=(1-[.T41])*[.S41]" office:value-type="float" office:value="0.588998616485093" calcext:value-type="float">
            <text:p>0.5889986165</text:p>
          </table:table-cell>
          <table:table-cell table:formula="of:=[.D42]-[.U41]" office:value-type="float" office:value="-0.0180702134540849" calcext:value-type="float">
            <text:p>-0.018070213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1]+[.A42]"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table:style-name="ce5" table:formula="of:=[.D41]*0.8+[.P41]*0.2" office:value-type="float" office:value="3.93401679510172" calcext:value-type="float">
            <text:p>3.934017</text:p>
          </table:table-cell>
          <table:table-cell table:style-name="ce5" table:formula="of:=[.C42]-[.D42]" office:value-type="float" office:value="0.0659832048982816" calcext:value-type="float">
            <text:p>0.065983</text:p>
          </table:table-cell>
          <table:table-cell table:style-name="ce5" table:formula="of:=ABS([.E42])" office:value-type="float" office:value="0.0659832048982816" calcext:value-type="float">
            <text:p>0.065983</text:p>
          </table:table-cell>
          <table:table-cell table:style-name="ce5" table:formula="of:=[.$E$2]*[.E42]" office:value-type="float" office:value="0.395899229389689" calcext:value-type="float">
            <text:p>0.395899</text:p>
          </table:table-cell>
          <table:table-cell table:style-name="ce5" table:formula="of:=[.H41]+([.E42]*[.A42])" office:value-type="float" office:value="0.36496787367117" calcext:value-type="float">
            <text:p>0.364968</text:p>
          </table:table-cell>
          <table:table-cell table:style-name="ce5" table:formula="of:=[.H42]*[.$G$2]" office:value-type="float" office:value="3.6496787367117" calcext:value-type="float">
            <text:p>3.649679</text:p>
          </table:table-cell>
          <table:table-cell table:style-name="ce5" table:formula="of:=([.E42]-[.E41])/[.A42]" office:value-type="float" office:value="0.802310520920031" calcext:value-type="float">
            <text:p>0.802311</text:p>
          </table:table-cell>
          <table:table-cell table:style-name="ce5" table:formula="of:=[.J42]*[.$I$2]" office:value-type="float" office:value="-0.0802310520920031" calcext:value-type="float">
            <text:p>-0.080231</text:p>
          </table:table-cell>
          <table:table-cell table:style-name="ce5" table:formula="of:=[.G42]+[.I42]+[.K42]" office:value-type="float" office:value="3.96534691400939" calcext:value-type="float">
            <text:p>3.965347</text:p>
          </table:table-cell>
          <table:table-cell table:style-name="ce5" table:formula="of:=-[.L42]/8" office:value-type="float" office:value="-0.495668364251174" calcext:value-type="float">
            <text:p>-0.495668</text:p>
          </table:table-cell>
          <table:table-cell table:formula="of:=IF([.U42]&gt;[.$C$2];1;0)" office:value-type="float" office:value="0" calcext:value-type="float">
            <text:p>0.00</text:p>
          </table:table-cell>
          <table:table-cell table:style-name="ce7" table:formula="of:=IF([.D42]&gt;[.$C$2];1;0)" office:value-type="float" office:value="0" calcext:value-type="float">
            <text:p>0.00</text:p>
          </table:table-cell>
          <table:table-cell table:style-name="ce5" table:formula="of:=IF([.O42];[.M42];[.L42])" office:value-type="float" office:value="3.96534691400939" calcext:value-type="float">
            <text:p>3.965347</text:p>
          </table:table-cell>
          <table:table-cell table:formula="of:=([.P42]-[.P41])/[.A42]" office:value-type="float" office:value="3.52254327275682" calcext:value-type="float">
            <text:p>3.5225432728</text:p>
          </table:table-cell>
          <table:table-cell table:formula="of:=[.$U$3]*[.U41]" office:value-type="float" office:value="3.38886558698644" calcext:value-type="float">
            <text:p>3.388865587</text:p>
          </table:table-cell>
          <table:table-cell table:formula="of:=([.$U$3]*[.V41]*[.$U$3])+[.$S$3]" office:value-type="float" office:value="1.43308183405113" calcext:value-type="float">
            <text:p>1.4330818341</text:p>
          </table:table-cell>
          <table:table-cell table:formula="of:=[.S42]/([.S42]+[.$Q$3])" office:value-type="float" office:value="0.588998616485093" calcext:value-type="float">
            <text:p>0.5889986165</text:p>
          </table:table-cell>
          <table:table-cell table:formula="of:=[.R42]+[.T42]*((([.L42]*[.A42])+[.D42])-[.R42])" office:value-type="float" office:value="3.94351727896501" calcext:value-type="float">
            <text:p>3.943517279</text:p>
          </table:table-cell>
          <table:table-cell table:formula="of:=(1-[.T42])*[.S42]" office:value-type="float" office:value="0.588998616485093" calcext:value-type="float">
            <text:p>0.5889986165</text:p>
          </table:table-cell>
          <table:table-cell table:formula="of:=[.D43]-[.U42]" office:value-type="float" office:value="-0.00323446008175798" calcext:value-type="float">
            <text:p>-0.00323446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2]+[.A43]"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table:style-name="ce5" table:formula="of:=[.D42]*0.8+[.P42]*0.2" office:value-type="float" office:value="3.94028281888325" calcext:value-type="float">
            <text:p>3.940283</text:p>
          </table:table-cell>
          <table:table-cell table:style-name="ce5" table:formula="of:=[.C43]-[.D43]" office:value-type="float" office:value="0.0597171811167474" calcext:value-type="float">
            <text:p>0.059717</text:p>
          </table:table-cell>
          <table:table-cell table:style-name="ce5" table:formula="of:=ABS([.E43])" office:value-type="float" office:value="0.0597171811167474" calcext:value-type="float">
            <text:p>0.059717</text:p>
          </table:table-cell>
          <table:table-cell table:style-name="ce5" table:formula="of:=[.$E$2]*[.E43]" office:value-type="float" office:value="0.358303086700484" calcext:value-type="float">
            <text:p>0.358303</text:p>
          </table:table-cell>
          <table:table-cell table:style-name="ce5" table:formula="of:=[.H42]+([.E43]*[.A43])" office:value-type="float" office:value="0.370939591782845" calcext:value-type="float">
            <text:p>0.370940</text:p>
          </table:table-cell>
          <table:table-cell table:style-name="ce5" table:formula="of:=[.H43]*[.$G$2]" office:value-type="float" office:value="3.70939591782845" calcext:value-type="float">
            <text:p>3.709396</text:p>
          </table:table-cell>
          <table:table-cell table:style-name="ce5" table:formula="of:=([.E43]-[.E42])/[.A43]" office:value-type="float" office:value="-0.0626602378153418" calcext:value-type="float">
            <text:p>-0.062660</text:p>
          </table:table-cell>
          <table:table-cell table:style-name="ce5" table:formula="of:=[.J43]*[.$I$2]" office:value-type="float" office:value="0.00626602378153418" calcext:value-type="float">
            <text:p>0.006266</text:p>
          </table:table-cell>
          <table:table-cell table:style-name="ce5" table:formula="of:=[.G43]+[.I43]+[.K43]" office:value-type="float" office:value="4.07396502831047" calcext:value-type="float">
            <text:p>4.073965</text:p>
          </table:table-cell>
          <table:table-cell table:style-name="ce5" table:formula="of:=-[.L43]/8" office:value-type="float" office:value="-0.509245628538809" calcext:value-type="float">
            <text:p>-0.509246</text:p>
          </table:table-cell>
          <table:table-cell table:formula="of:=IF([.U43]&gt;[.$C$2];1;0)" office:value-type="float" office:value="0" calcext:value-type="float">
            <text:p>0.00</text:p>
          </table:table-cell>
          <table:table-cell table:style-name="ce7" table:formula="of:=IF([.D43]&gt;[.$C$2];1;0)" office:value-type="float" office:value="0" calcext:value-type="float">
            <text:p>0.00</text:p>
          </table:table-cell>
          <table:table-cell table:style-name="ce5" table:formula="of:=IF([.O43];[.M43];[.L43])" office:value-type="float" office:value="4.07396502831047" calcext:value-type="float">
            <text:p>4.073965</text:p>
          </table:table-cell>
          <table:table-cell table:formula="of:=([.P43]-[.P42])/[.A43]" office:value-type="float" office:value="1.0861811430108" calcext:value-type="float">
            <text:p>1.086181143</text:p>
          </table:table-cell>
          <table:table-cell table:formula="of:=[.$U$3]*[.U42]" office:value-type="float" office:value="3.38151715016378" calcext:value-type="float">
            <text:p>3.3815171502</text:p>
          </table:table-cell>
          <table:table-cell table:formula="of:=([.$U$3]*[.V42]*[.$U$3])+[.$S$3]" office:value-type="float" office:value="1.43308183405113" calcext:value-type="float">
            <text:p>1.4330818341</text:p>
          </table:table-cell>
          <table:table-cell table:formula="of:=[.S43]/([.S43]+[.$Q$3])" office:value-type="float" office:value="0.588998616485093" calcext:value-type="float">
            <text:p>0.5889986165</text:p>
          </table:table-cell>
          <table:table-cell table:formula="of:=[.R43]+[.T43]*((([.L43]*[.A43])+[.D43])-[.R43])" office:value-type="float" office:value="3.95058533250727" calcext:value-type="float">
            <text:p>3.9505853325</text:p>
          </table:table-cell>
          <table:table-cell table:formula="of:=(1-[.T43])*[.S43]" office:value-type="float" office:value="0.588998616485093" calcext:value-type="float">
            <text:p>0.5889986165</text:p>
          </table:table-cell>
          <table:table-cell table:formula="of:=[.D44]-[.U43]" office:value-type="float" office:value="0.0164339282614279" calcext:value-type="float">
            <text:p>0.016433928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3]+[.A44]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style-name="ce5" table:formula="of:=[.D43]*0.8+[.P43]*0.2" office:value-type="float" office:value="3.9670192607687" calcext:value-type="float">
            <text:p>3.967019</text:p>
          </table:table-cell>
          <table:table-cell table:style-name="ce5" table:formula="of:=[.C44]-[.D44]" office:value-type="float" office:value="0.032980739231304" calcext:value-type="float">
            <text:p>0.032981</text:p>
          </table:table-cell>
          <table:table-cell table:style-name="ce5" table:formula="of:=ABS([.E44])" office:value-type="float" office:value="0.032980739231304" calcext:value-type="float">
            <text:p>0.032981</text:p>
          </table:table-cell>
          <table:table-cell table:style-name="ce5" table:formula="of:=[.$E$2]*[.E44]" office:value-type="float" office:value="0.197884435387824" calcext:value-type="float">
            <text:p>0.197884</text:p>
          </table:table-cell>
          <table:table-cell table:style-name="ce5" table:formula="of:=[.H43]+([.E44]*[.A44])" office:value-type="float" office:value="0.374237665705975" calcext:value-type="float">
            <text:p>0.374238</text:p>
          </table:table-cell>
          <table:table-cell table:style-name="ce5" table:formula="of:=[.H44]*[.$G$2]" office:value-type="float" office:value="3.74237665705976" calcext:value-type="float">
            <text:p>3.742377</text:p>
          </table:table-cell>
          <table:table-cell table:style-name="ce5" table:formula="of:=([.E44]-[.E43])/[.A44]" office:value-type="float" office:value="-0.267364418854434" calcext:value-type="float">
            <text:p>-0.267364</text:p>
          </table:table-cell>
          <table:table-cell table:style-name="ce5" table:formula="of:=[.J44]*[.$I$2]" office:value-type="float" office:value="0.0267364418854434" calcext:value-type="float">
            <text:p>0.026736</text:p>
          </table:table-cell>
          <table:table-cell table:style-name="ce5" table:formula="of:=[.G44]+[.I44]+[.K44]" office:value-type="float" office:value="3.96699753433302" calcext:value-type="float">
            <text:p>3.966998</text:p>
          </table:table-cell>
          <table:table-cell table:style-name="ce5" table:formula="of:=-[.L44]/8" office:value-type="float" office:value="-0.495874691791628" calcext:value-type="float">
            <text:p>-0.495875</text:p>
          </table:table-cell>
          <table:table-cell table:formula="of:=IF([.U44]&gt;[.$C$2];1;0)" office:value-type="float" office:value="0" calcext:value-type="float">
            <text:p>0.00</text:p>
          </table:table-cell>
          <table:table-cell table:style-name="ce7" table:formula="of:=IF([.D44]&gt;[.$C$2];1;0)" office:value-type="float" office:value="0" calcext:value-type="float">
            <text:p>0.00</text:p>
          </table:table-cell>
          <table:table-cell table:style-name="ce5" table:formula="of:=IF([.O44];[.M44];[.L44])" office:value-type="float" office:value="3.96699753433302" calcext:value-type="float">
            <text:p>3.966998</text:p>
          </table:table-cell>
          <table:table-cell table:formula="of:=([.P44]-[.P43])/[.A44]" office:value-type="float" office:value="-1.06967493977447" calcext:value-type="float">
            <text:p>-1.0696749398</text:p>
          </table:table-cell>
          <table:table-cell table:formula="of:=[.$U$3]*[.U43]" office:value-type="float" office:value="3.38757791840205" calcext:value-type="float">
            <text:p>3.3875779184</text:p>
          </table:table-cell>
          <table:table-cell table:formula="of:=([.$U$3]*[.V43]*[.$U$3])+[.$S$3]" office:value-type="float" office:value="1.43308183405113" calcext:value-type="float">
            <text:p>1.4330818341</text:p>
          </table:table-cell>
          <table:table-cell table:formula="of:=[.S44]/([.S44]+[.$Q$3])" office:value-type="float" office:value="0.588998616485093" calcext:value-type="float">
            <text:p>0.5889986165</text:p>
          </table:table-cell>
          <table:table-cell table:formula="of:=[.R44]+[.T44]*((([.L44]*[.A44])+[.D44])-[.R44])" office:value-type="float" office:value="3.96252367332246" calcext:value-type="float">
            <text:p>3.9625236733</text:p>
          </table:table-cell>
          <table:table-cell table:formula="of:=(1-[.T44])*[.S44]" office:value-type="float" office:value="0.588998616485093" calcext:value-type="float">
            <text:p>0.5889986165</text:p>
          </table:table-cell>
          <table:table-cell table:formula="of:=[.D45]-[.U44]" office:value-type="float" office:value="0.00449124215910013" calcext:value-type="float">
            <text:p>0.004491242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4]+[.A45]"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table:style-name="ce5" table:formula="of:=[.D44]*0.8+[.P44]*0.2" office:value-type="float" office:value="3.96701491548156" calcext:value-type="float">
            <text:p>3.967015</text:p>
          </table:table-cell>
          <table:table-cell table:style-name="ce5" table:formula="of:=[.C45]-[.D45]" office:value-type="float" office:value="0.0329850845184385" calcext:value-type="float">
            <text:p>0.032985</text:p>
          </table:table-cell>
          <table:table-cell table:style-name="ce5" table:formula="of:=ABS([.E45])" office:value-type="float" office:value="0.0329850845184385" calcext:value-type="float">
            <text:p>0.032985</text:p>
          </table:table-cell>
          <table:table-cell table:style-name="ce5" table:formula="of:=[.$E$2]*[.E45]" office:value-type="float" office:value="0.197910507110631" calcext:value-type="float">
            <text:p>0.197911</text:p>
          </table:table-cell>
          <table:table-cell table:style-name="ce5" table:formula="of:=[.H44]+([.E45]*[.A45])" office:value-type="float" office:value="0.377536174157819" calcext:value-type="float">
            <text:p>0.377536</text:p>
          </table:table-cell>
          <table:table-cell table:style-name="ce5" table:formula="of:=[.H45]*[.$G$2]" office:value-type="float" office:value="3.77536174157819" calcext:value-type="float">
            <text:p>3.775362</text:p>
          </table:table-cell>
          <table:table-cell table:style-name="ce5" table:formula="of:=([.E45]-[.E44])/[.A45]" office:value-type="float" office:value="0.0000434528713455507" calcext:value-type="float">
            <text:p>0.000043</text:p>
          </table:table-cell>
          <table:table-cell table:style-name="ce5" table:formula="of:=[.J45]*[.$I$2]" office:value-type="float" office:value="-0.00000434528713455507" calcext:value-type="float">
            <text:p>-0.000004</text:p>
          </table:table-cell>
          <table:table-cell table:style-name="ce5" table:formula="of:=[.G45]+[.I45]+[.K45]" office:value-type="float" office:value="3.97326790340169" calcext:value-type="float">
            <text:p>3.973268</text:p>
          </table:table-cell>
          <table:table-cell table:style-name="ce5" table:formula="of:=-[.L45]/8" office:value-type="float" office:value="-0.496658487925211" calcext:value-type="float">
            <text:p>-0.496658</text:p>
          </table:table-cell>
          <table:table-cell table:formula="of:=IF([.U45]&gt;[.$C$2];1;0)" office:value-type="float" office:value="0" calcext:value-type="float">
            <text:p>0.00</text:p>
          </table:table-cell>
          <table:table-cell table:style-name="ce7" table:formula="of:=IF([.D45]&gt;[.$C$2];1;0)" office:value-type="float" office:value="0" calcext:value-type="float">
            <text:p>0.00</text:p>
          </table:table-cell>
          <table:table-cell table:style-name="ce5" table:formula="of:=IF([.O45];[.M45];[.L45])" office:value-type="float" office:value="3.97326790340169" calcext:value-type="float">
            <text:p>3.973268</text:p>
          </table:table-cell>
          <table:table-cell table:formula="of:=([.P45]-[.P44])/[.A45]" office:value-type="float" office:value="0.0627036906866785" calcext:value-type="float">
            <text:p>0.0627036907</text:p>
          </table:table-cell>
          <table:table-cell table:formula="of:=[.$U$3]*[.U44]" office:value-type="float" office:value="3.39781489756438" calcext:value-type="float">
            <text:p>3.3978148976</text:p>
          </table:table-cell>
          <table:table-cell table:formula="of:=([.$U$3]*[.V44]*[.$U$3])+[.$S$3]" office:value-type="float" office:value="1.43308183405113" calcext:value-type="float">
            <text:p>1.4330818341</text:p>
          </table:table-cell>
          <table:table-cell table:formula="of:=[.S45]/([.S45]+[.$Q$3])" office:value-type="float" office:value="0.588998616485093" calcext:value-type="float">
            <text:p>0.5889986165</text:p>
          </table:table-cell>
          <table:table-cell table:formula="of:=[.R45]+[.T45]*((([.L45]*[.A45])+[.D45])-[.R45])" office:value-type="float" office:value="3.96709785042371" calcext:value-type="float">
            <text:p>3.9670978504</text:p>
          </table:table-cell>
          <table:table-cell table:formula="of:=(1-[.T45])*[.S45]" office:value-type="float" office:value="0.588998616485093" calcext:value-type="float">
            <text:p>0.5889986165</text:p>
          </table:table-cell>
          <table:table-cell table:formula="of:=[.D46]-[.U45]" office:value-type="float" office:value="0.00116766264187351" calcext:value-type="float">
            <text:p>0.001167662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5]+[.A4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5" table:formula="of:=[.D45]*0.8+[.P45]*0.2" office:value-type="float" office:value="3.96826551306559" calcext:value-type="float">
            <text:p>3.968266</text:p>
          </table:table-cell>
          <table:table-cell table:style-name="ce5" table:formula="of:=[.C46]-[.D46]" office:value-type="float" office:value="0.0317344869344129" calcext:value-type="float">
            <text:p>0.031734</text:p>
          </table:table-cell>
          <table:table-cell table:style-name="ce5" table:formula="of:=ABS([.E46])" office:value-type="float" office:value="0.0317344869344129" calcext:value-type="float">
            <text:p>0.031734</text:p>
          </table:table-cell>
          <table:table-cell table:style-name="ce5" table:formula="of:=[.$E$2]*[.E46]" office:value-type="float" office:value="0.190406921606478" calcext:value-type="float">
            <text:p>0.190407</text:p>
          </table:table-cell>
          <table:table-cell table:style-name="ce5" table:formula="of:=[.H45]+([.E46]*[.A46])" office:value-type="float" office:value="0.380709622851261" calcext:value-type="float">
            <text:p>0.380710</text:p>
          </table:table-cell>
          <table:table-cell table:style-name="ce5" table:formula="of:=[.H46]*[.$G$2]" office:value-type="float" office:value="3.80709622851261" calcext:value-type="float">
            <text:p>3.807096</text:p>
          </table:table-cell>
          <table:table-cell table:style-name="ce5" table:formula="of:=([.E46]-[.E45])/[.A46]" office:value-type="float" office:value="-0.0125059758402557" calcext:value-type="float">
            <text:p>-0.012506</text:p>
          </table:table-cell>
          <table:table-cell table:style-name="ce5" table:formula="of:=[.J46]*[.$I$2]" office:value-type="float" office:value="0.00125059758402557" calcext:value-type="float">
            <text:p>0.001251</text:p>
          </table:table-cell>
          <table:table-cell table:style-name="ce5" table:formula="of:=[.G46]+[.I46]+[.K46]" office:value-type="float" office:value="3.99875374770311" calcext:value-type="float">
            <text:p>3.998754</text:p>
          </table:table-cell>
          <table:table-cell table:style-name="ce5" table:formula="of:=-[.L46]/8" office:value-type="float" office:value="-0.499844218462889" calcext:value-type="float">
            <text:p>-0.499844</text:p>
          </table:table-cell>
          <table:table-cell table:formula="of:=IF([.U46]&gt;[.$C$2];1;0)" office:value-type="float" office:value="0" calcext:value-type="float">
            <text:p>0.00</text:p>
          </table:table-cell>
          <table:table-cell table:style-name="ce7" table:formula="of:=IF([.D46]&gt;[.$C$2];1;0)" office:value-type="float" office:value="0" calcext:value-type="float">
            <text:p>0.00</text:p>
          </table:table-cell>
          <table:table-cell table:style-name="ce5" table:formula="of:=IF([.O46];[.M46];[.L46])" office:value-type="float" office:value="3.99875374770311" calcext:value-type="float">
            <text:p>3.998754</text:p>
          </table:table-cell>
          <table:table-cell table:formula="of:=([.P46]-[.P45])/[.A46]" office:value-type="float" office:value="0.254858443014196" calcext:value-type="float">
            <text:p>0.254858443</text:p>
          </table:table-cell>
          <table:table-cell table:formula="of:=[.$U$3]*[.U45]" office:value-type="float" office:value="3.40173719768927" calcext:value-type="float">
            <text:p>3.4017371977</text:p>
          </table:table-cell>
          <table:table-cell table:formula="of:=([.$U$3]*[.V45]*[.$U$3])+[.$S$3]" office:value-type="float" office:value="1.43308183405113" calcext:value-type="float">
            <text:p>1.4330818341</text:p>
          </table:table-cell>
          <table:table-cell table:formula="of:=[.S46]/([.S46]+[.$Q$3])" office:value-type="float" office:value="0.588998616485093" calcext:value-type="float">
            <text:p>0.5889986165</text:p>
          </table:table-cell>
          <table:table-cell table:formula="of:=[.R46]+[.T46]*((([.L46]*[.A46])+[.D46])-[.R46])" office:value-type="float" office:value="3.97094763415172" calcext:value-type="float">
            <text:p>3.9709476342</text:p>
          </table:table-cell>
          <table:table-cell table:formula="of:=(1-[.T46])*[.S46]" office:value-type="float" office:value="0.588998616485093" calcext:value-type="float">
            <text:p>0.5889986165</text:p>
          </table:table-cell>
          <table:table-cell table:formula="of:=[.D47]-[.U46]" office:value-type="float" office:value="0.00341552584137039" calcext:value-type="float">
            <text:p>0.003415525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6]+[.A47]"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style-name="ce5" table:formula="of:=[.D46]*0.8+[.P46]*0.2" office:value-type="float" office:value="3.97436315999309" calcext:value-type="float">
            <text:p>3.974363</text:p>
          </table:table-cell>
          <table:table-cell table:style-name="ce5" table:formula="of:=[.C47]-[.D47]" office:value-type="float" office:value="0.025636840006908" calcext:value-type="float">
            <text:p>0.025637</text:p>
          </table:table-cell>
          <table:table-cell table:style-name="ce5" table:formula="of:=ABS([.E47])" office:value-type="float" office:value="0.025636840006908" calcext:value-type="float">
            <text:p>0.025637</text:p>
          </table:table-cell>
          <table:table-cell table:style-name="ce5" table:formula="of:=[.$E$2]*[.E47]" office:value-type="float" office:value="0.153821040041448" calcext:value-type="float">
            <text:p>0.153821</text:p>
          </table:table-cell>
          <table:table-cell table:style-name="ce5" table:formula="of:=[.H46]+([.E47]*[.A47])" office:value-type="float" office:value="0.383273306851951" calcext:value-type="float">
            <text:p>0.383273</text:p>
          </table:table-cell>
          <table:table-cell table:style-name="ce5" table:formula="of:=[.H47]*[.$G$2]" office:value-type="float" office:value="3.83273306851951" calcext:value-type="float">
            <text:p>3.832733</text:p>
          </table:table-cell>
          <table:table-cell table:style-name="ce5" table:formula="of:=([.E47]-[.E46])/[.A47]" office:value-type="float" office:value="-0.0609764692750492" calcext:value-type="float">
            <text:p>-0.060976</text:p>
          </table:table-cell>
          <table:table-cell table:style-name="ce5" table:formula="of:=[.J47]*[.$I$2]" office:value-type="float" office:value="0.00609764692750492" calcext:value-type="float">
            <text:p>0.006098</text:p>
          </table:table-cell>
          <table:table-cell table:style-name="ce5" table:formula="of:=[.G47]+[.I47]+[.K47]" office:value-type="float" office:value="3.99265175548847" calcext:value-type="float">
            <text:p>3.992652</text:p>
          </table:table-cell>
          <table:table-cell table:style-name="ce5" table:formula="of:=-[.L47]/8" office:value-type="float" office:value="-0.499081469436058" calcext:value-type="float">
            <text:p>-0.499081</text:p>
          </table:table-cell>
          <table:table-cell table:formula="of:=IF([.U47]&gt;[.$C$2];1;0)" office:value-type="float" office:value="0" calcext:value-type="float">
            <text:p>0.00</text:p>
          </table:table-cell>
          <table:table-cell table:style-name="ce7" table:formula="of:=IF([.D47]&gt;[.$C$2];1;0)" office:value-type="float" office:value="0" calcext:value-type="float">
            <text:p>0.00</text:p>
          </table:table-cell>
          <table:table-cell table:style-name="ce5" table:formula="of:=IF([.O47];[.M47];[.L47])" office:value-type="float" office:value="3.99265175548847" calcext:value-type="float">
            <text:p>3.992652</text:p>
          </table:table-cell>
          <table:table-cell table:formula="of:=([.P47]-[.P46])/[.A47]" office:value-type="float" office:value="-0.0610199221464258" calcext:value-type="float">
            <text:p>-0.0610199221</text:p>
          </table:table-cell>
          <table:table-cell table:formula="of:=[.$U$3]*[.U46]" office:value-type="float" office:value="3.40503833948219" calcext:value-type="float">
            <text:p>3.4050383395</text:p>
          </table:table-cell>
          <table:table-cell table:formula="of:=([.$U$3]*[.V46]*[.$U$3])+[.$S$3]" office:value-type="float" office:value="1.43308183405113" calcext:value-type="float">
            <text:p>1.4330818341</text:p>
          </table:table-cell>
          <table:table-cell table:formula="of:=[.S47]/([.S47]+[.$Q$3])" office:value-type="float" office:value="0.588998616485093" calcext:value-type="float">
            <text:p>0.5889986165</text:p>
          </table:table-cell>
          <table:table-cell table:formula="of:=[.R47]+[.T47]*((([.L47]*[.A47])+[.D47])-[.R47])" office:value-type="float" office:value="3.97553650710268" calcext:value-type="float">
            <text:p>3.9755365071</text:p>
          </table:table-cell>
          <table:table-cell table:formula="of:=(1-[.T47])*[.S47]" office:value-type="float" office:value="0.588998616485093" calcext:value-type="float">
            <text:p>0.5889986165</text:p>
          </table:table-cell>
          <table:table-cell table:formula="of:=[.D48]-[.U47]" office:value-type="float" office:value="0.00248437198948492" calcext:value-type="float">
            <text:p>0.00248437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7]+[.A48]"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style-name="ce5" table:formula="of:=[.D47]*0.8+[.P47]*0.2" office:value-type="float" office:value="3.97802087909217" calcext:value-type="float">
            <text:p>3.978021</text:p>
          </table:table-cell>
          <table:table-cell table:style-name="ce5" table:formula="of:=[.C48]-[.D48]" office:value-type="float" office:value="0.0219791209078326" calcext:value-type="float">
            <text:p>0.021979</text:p>
          </table:table-cell>
          <table:table-cell table:style-name="ce5" table:formula="of:=ABS([.E48])" office:value-type="float" office:value="0.0219791209078326" calcext:value-type="float">
            <text:p>0.021979</text:p>
          </table:table-cell>
          <table:table-cell table:style-name="ce5" table:formula="of:=[.$E$2]*[.E48]" office:value-type="float" office:value="0.131874725446996" calcext:value-type="float">
            <text:p>0.131875</text:p>
          </table:table-cell>
          <table:table-cell table:style-name="ce5" table:formula="of:=[.H47]+([.E48]*[.A48])" office:value-type="float" office:value="0.385471218942735" calcext:value-type="float">
            <text:p>0.385471</text:p>
          </table:table-cell>
          <table:table-cell table:style-name="ce5" table:formula="of:=[.H48]*[.$G$2]" office:value-type="float" office:value="3.85471218942735" calcext:value-type="float">
            <text:p>3.854712</text:p>
          </table:table-cell>
          <table:table-cell table:style-name="ce5" table:formula="of:=([.E48]-[.E47])/[.A48]" office:value-type="float" office:value="-0.0365771909907542" calcext:value-type="float">
            <text:p>-0.036577</text:p>
          </table:table-cell>
          <table:table-cell table:style-name="ce5" table:formula="of:=[.J48]*[.$I$2]" office:value-type="float" office:value="0.00365771909907542" calcext:value-type="float">
            <text:p>0.003658</text:p>
          </table:table-cell>
          <table:table-cell table:style-name="ce5" table:formula="of:=[.G48]+[.I48]+[.K48]" office:value-type="float" office:value="3.99024463397342" calcext:value-type="float">
            <text:p>3.990245</text:p>
          </table:table-cell>
          <table:table-cell table:style-name="ce5" table:formula="of:=-[.L48]/8" office:value-type="float" office:value="-0.498780579246677" calcext:value-type="float">
            <text:p>-0.498781</text:p>
          </table:table-cell>
          <table:table-cell table:formula="of:=IF([.U48]&gt;[.$C$2];1;0)" office:value-type="float" office:value="0" calcext:value-type="float">
            <text:p>0.00</text:p>
          </table:table-cell>
          <table:table-cell table:style-name="ce7" table:formula="of:=IF([.D48]&gt;[.$C$2];1;0)" office:value-type="float" office:value="0" calcext:value-type="float">
            <text:p>0.00</text:p>
          </table:table-cell>
          <table:table-cell table:style-name="ce5" table:formula="of:=IF([.O48];[.M48];[.L48])" office:value-type="float" office:value="3.99024463397342" calcext:value-type="float">
            <text:p>3.990245</text:p>
          </table:table-cell>
          <table:table-cell table:formula="of:=([.P48]-[.P47])/[.A48]" office:value-type="float" office:value="-0.024071215150494" calcext:value-type="float">
            <text:p>-0.0240712152</text:p>
          </table:table-cell>
          <table:table-cell table:formula="of:=[.$U$3]*[.U47]" office:value-type="float" office:value="3.4089732411159" calcext:value-type="float">
            <text:p>3.4089732411</text:p>
          </table:table-cell>
          <table:table-cell table:formula="of:=([.$U$3]*[.V47]*[.$U$3])+[.$S$3]" office:value-type="float" office:value="1.43308183405113" calcext:value-type="float">
            <text:p>1.4330818341</text:p>
          </table:table-cell>
          <table:table-cell table:formula="of:=[.S48]/([.S48]+[.$Q$3])" office:value-type="float" office:value="0.588998616485093" calcext:value-type="float">
            <text:p>0.5889986165</text:p>
          </table:table-cell>
          <table:table-cell table:formula="of:=[.R48]+[.T48]*((([.L48]*[.A48])+[.D48])-[.R48])" office:value-type="float" office:value="3.97916636948277" calcext:value-type="float">
            <text:p>3.9791663695</text:p>
          </table:table-cell>
          <table:table-cell table:formula="of:=(1-[.T48])*[.S48]" office:value-type="float" office:value="0.588998616485093" calcext:value-type="float">
            <text:p>0.5889986165</text:p>
          </table:table-cell>
          <table:table-cell table:formula="of:=[.D49]-[.U48]" office:value-type="float" office:value="0.00129926058564367" calcext:value-type="float">
            <text:p>0.00129926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8]+[.A49]"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table:style-name="ce5" table:formula="of:=[.D48]*0.8+[.P48]*0.2" office:value-type="float" office:value="3.98046563006842" calcext:value-type="float">
            <text:p>3.980466</text:p>
          </table:table-cell>
          <table:table-cell table:style-name="ce5" table:formula="of:=[.C49]-[.D49]" office:value-type="float" office:value="-0.980465630068418" calcext:value-type="float">
            <text:p>-0.980466</text:p>
          </table:table-cell>
          <table:table-cell table:style-name="ce5" table:formula="of:=ABS([.E49])" office:value-type="float" office:value="0.980465630068418" calcext:value-type="float">
            <text:p>0.980466</text:p>
          </table:table-cell>
          <table:table-cell table:style-name="ce5" table:formula="of:=[.$E$2]*[.E49]" office:value-type="float" office:value="-5.88279378041051" calcext:value-type="float">
            <text:p>-5.882794</text:p>
          </table:table-cell>
          <table:table-cell table:style-name="ce5" table:formula="of:=[.H48]+([.E49]*[.A49])" office:value-type="float" office:value="0.287424655935893" calcext:value-type="float">
            <text:p>0.287425</text:p>
          </table:table-cell>
          <table:table-cell table:style-name="ce5" table:formula="of:=[.H49]*[.$G$2]" office:value-type="float" office:value="2.87424655935893" calcext:value-type="float">
            <text:p>2.874247</text:p>
          </table:table-cell>
          <table:table-cell table:style-name="ce5" table:formula="of:=([.E49]-[.E48])/[.A49]" office:value-type="float" office:value="-10.0244475097625" calcext:value-type="float">
            <text:p>-10.024448</text:p>
          </table:table-cell>
          <table:table-cell table:style-name="ce5" table:formula="of:=[.J49]*[.$I$2]" office:value-type="float" office:value="1.00244475097625" calcext:value-type="float">
            <text:p>1.002445</text:p>
          </table:table-cell>
          <table:table-cell table:style-name="ce5" table:formula="of:=[.G49]+[.I49]+[.K49]" office:value-type="float" office:value="-2.00610247007533" calcext:value-type="float">
            <text:p>-2.006102</text:p>
          </table:table-cell>
          <table:table-cell table:style-name="ce5" table:formula="of:=-[.L49]/8" office:value-type="float" office:value="0.250762808759416" calcext:value-type="float">
            <text:p>0.250763</text:p>
          </table:table-cell>
          <table:table-cell table:formula="of:=IF([.U49]&gt;[.$C$2];1;0)" office:value-type="float" office:value="0" calcext:value-type="float">
            <text:p>0.00</text:p>
          </table:table-cell>
          <table:table-cell table:style-name="ce7" table:formula="of:=IF([.D49]&gt;[.$C$2];1;0)" office:value-type="float" office:value="0" calcext:value-type="float">
            <text:p>0.00</text:p>
          </table:table-cell>
          <table:table-cell table:style-name="ce5" table:formula="of:=IF([.O49];[.M49];[.L49])" office:value-type="float" office:value="-2.00610247007533" calcext:value-type="float">
            <text:p>-2.006102</text:p>
          </table:table-cell>
          <table:table-cell table:formula="of:=([.P49]-[.P48])/[.A49]" office:value-type="float" office:value="-59.9634710404875" calcext:value-type="float">
            <text:p>-59.9634710405</text:p>
          </table:table-cell>
          <table:table-cell table:formula="of:=[.$U$3]*[.U48]" office:value-type="float" office:value="3.41208580308095" calcext:value-type="float">
            <text:p>3.4120858031</text:p>
          </table:table-cell>
          <table:table-cell table:formula="of:=([.$U$3]*[.V48]*[.$U$3])+[.$S$3]" office:value-type="float" office:value="1.43308183405113" calcext:value-type="float">
            <text:p>1.4330818341</text:p>
          </table:table-cell>
          <table:table-cell table:formula="of:=[.S49]/([.S49]+[.$Q$3])" office:value-type="float" office:value="0.588998616485093" calcext:value-type="float">
            <text:p>0.5889986165</text:p>
          </table:table-cell>
          <table:table-cell table:formula="of:=[.R49]+[.T49]*((([.L49]*[.A49])+[.D49])-[.R49])" office:value-type="float" office:value="3.62870157687444" calcext:value-type="float">
            <text:p>3.6287015769</text:p>
          </table:table-cell>
          <table:table-cell table:formula="of:=(1-[.T49])*[.S49]" office:value-type="float" office:value="0.588998616485093" calcext:value-type="float">
            <text:p>0.5889986165</text:p>
          </table:table-cell>
          <table:table-cell table:formula="of:=[.D50]-[.U49]" office:value-type="float" office:value="-0.845549566834767" calcext:value-type="float">
            <text:p>-0.845549566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9]+[.A50]"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table:style-name="ce5" table:formula="of:=[.D49]*0.8+[.P49]*0.2" office:value-type="float" office:value="2.78315201003967" calcext:value-type="float">
            <text:p>2.783152</text:p>
          </table:table-cell>
          <table:table-cell table:style-name="ce5" table:formula="of:=[.C50]-[.D50]" office:value-type="float" office:value="0.216847989960331" calcext:value-type="float">
            <text:p>0.216848</text:p>
          </table:table-cell>
          <table:table-cell table:style-name="ce5" table:formula="of:=ABS([.E50])" office:value-type="float" office:value="0.216847989960331" calcext:value-type="float">
            <text:p>0.216848</text:p>
          </table:table-cell>
          <table:table-cell table:style-name="ce5" table:formula="of:=[.$E$2]*[.E50]" office:value-type="float" office:value="1.30108793976199" calcext:value-type="float">
            <text:p>1.301088</text:p>
          </table:table-cell>
          <table:table-cell table:style-name="ce5" table:formula="of:=[.H49]+([.E50]*[.A50])" office:value-type="float" office:value="0.309109454931926" calcext:value-type="float">
            <text:p>0.309109</text:p>
          </table:table-cell>
          <table:table-cell table:style-name="ce5" table:formula="of:=[.H50]*[.$G$2]" office:value-type="float" office:value="3.09109454931926" calcext:value-type="float">
            <text:p>3.091095</text:p>
          </table:table-cell>
          <table:table-cell table:style-name="ce5" table:formula="of:=([.E50]-[.E49])/[.A50]" office:value-type="float" office:value="11.9731362002875" calcext:value-type="float">
            <text:p>11.973136</text:p>
          </table:table-cell>
          <table:table-cell table:style-name="ce5" table:formula="of:=[.J50]*[.$I$2]" office:value-type="float" office:value="-1.19731362002875" calcext:value-type="float">
            <text:p>-1.197314</text:p>
          </table:table-cell>
          <table:table-cell table:style-name="ce5" table:formula="of:=[.G50]+[.I50]+[.K50]" office:value-type="float" office:value="3.1948688690525" calcext:value-type="float">
            <text:p>3.194869</text:p>
          </table:table-cell>
          <table:table-cell table:style-name="ce5" table:formula="of:=-[.L50]/8" office:value-type="float" office:value="-0.399358608631562" calcext:value-type="float">
            <text:p>-0.399359</text:p>
          </table:table-cell>
          <table:table-cell table:formula="of:=IF([.U50]&gt;[.$C$2];1;0)" office:value-type="float" office:value="0" calcext:value-type="float">
            <text:p>0.00</text:p>
          </table:table-cell>
          <table:table-cell table:style-name="ce7" table:formula="of:=IF([.D50]&gt;[.$C$2];1;0)" office:value-type="float" office:value="0" calcext:value-type="float">
            <text:p>0.00</text:p>
          </table:table-cell>
          <table:table-cell table:style-name="ce5" table:formula="of:=IF([.O50];[.M50];[.L50])" office:value-type="float" office:value="3.1948688690525" calcext:value-type="float">
            <text:p>3.194869</text:p>
          </table:table-cell>
          <table:table-cell table:formula="of:=([.P50]-[.P49])/[.A50]" office:value-type="float" office:value="52.0097133912783" calcext:value-type="float">
            <text:p>52.0097133913</text:p>
          </table:table-cell>
          <table:table-cell table:formula="of:=[.$U$3]*[.U49]" office:value-type="float" office:value="3.11156659068771" calcext:value-type="float">
            <text:p>3.1115665907</text:p>
          </table:table-cell>
          <table:table-cell table:formula="of:=([.$U$3]*[.V49]*[.$U$3])+[.$S$3]" office:value-type="float" office:value="1.43308183405113" calcext:value-type="float">
            <text:p>1.4330818341</text:p>
          </table:table-cell>
          <table:table-cell table:formula="of:=[.S50]/([.S50]+[.$Q$3])" office:value-type="float" office:value="0.588998616485093" calcext:value-type="float">
            <text:p>0.5889986165</text:p>
          </table:table-cell>
          <table:table-cell table:formula="of:=[.R50]+[.T50]*((([.L50]*[.A50])+[.D50])-[.R50])" office:value-type="float" office:value="3.10630819142481" calcext:value-type="float">
            <text:p>3.1063081914</text:p>
          </table:table-cell>
          <table:table-cell table:formula="of:=(1-[.T50])*[.S50]" office:value-type="float" office:value="0.588998616485093" calcext:value-type="float">
            <text:p>0.5889986165</text:p>
          </table:table-cell>
          <table:table-cell table:formula="of:=[.D51]-[.U50]" office:value-type="float" office:value="-0.240812809582571" calcext:value-type="float">
            <text:p>-0.240812809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0]+[.A51]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style-name="ce5" table:formula="of:=[.D50]*0.8+[.P50]*0.2" office:value-type="float" office:value="2.86549538184223" calcext:value-type="float">
            <text:p>2.865495</text:p>
          </table:table-cell>
          <table:table-cell table:style-name="ce5" table:formula="of:=[.C51]-[.D51]" office:value-type="float" office:value="0.134504618157766" calcext:value-type="float">
            <text:p>0.134505</text:p>
          </table:table-cell>
          <table:table-cell table:style-name="ce5" table:formula="of:=ABS([.E51])" office:value-type="float" office:value="0.134504618157766" calcext:value-type="float">
            <text:p>0.134505</text:p>
          </table:table-cell>
          <table:table-cell table:style-name="ce5" table:formula="of:=[.$E$2]*[.E51]" office:value-type="float" office:value="0.807027708946594" calcext:value-type="float">
            <text:p>0.807028</text:p>
          </table:table-cell>
          <table:table-cell table:style-name="ce5" table:formula="of:=[.H50]+([.E51]*[.A51])" office:value-type="float" office:value="0.322559916747702" calcext:value-type="float">
            <text:p>0.322560</text:p>
          </table:table-cell>
          <table:table-cell table:style-name="ce5" table:formula="of:=[.H51]*[.$G$2]" office:value-type="float" office:value="3.22559916747702" calcext:value-type="float">
            <text:p>3.225599</text:p>
          </table:table-cell>
          <table:table-cell table:style-name="ce5" table:formula="of:=([.E51]-[.E50])/[.A51]" office:value-type="float" office:value="-0.823433718025655" calcext:value-type="float">
            <text:p>-0.823434</text:p>
          </table:table-cell>
          <table:table-cell table:style-name="ce5" table:formula="of:=[.J51]*[.$I$2]" office:value-type="float" office:value="0.0823433718025655" calcext:value-type="float">
            <text:p>0.082343</text:p>
          </table:table-cell>
          <table:table-cell table:style-name="ce5" table:formula="of:=[.G51]+[.I51]+[.K51]" office:value-type="float" office:value="4.11497024822618" calcext:value-type="float">
            <text:p>4.114970</text:p>
          </table:table-cell>
          <table:table-cell table:style-name="ce5" table:formula="of:=-[.L51]/8" office:value-type="float" office:value="-0.514371281028273" calcext:value-type="float">
            <text:p>-0.514371</text:p>
          </table:table-cell>
          <table:table-cell table:formula="of:=IF([.U51]&gt;[.$C$2];1;0)" office:value-type="float" office:value="0" calcext:value-type="float">
            <text:p>0.00</text:p>
          </table:table-cell>
          <table:table-cell table:style-name="ce7" table:formula="of:=IF([.D51]&gt;[.$C$2];1;0)" office:value-type="float" office:value="0" calcext:value-type="float">
            <text:p>0.00</text:p>
          </table:table-cell>
          <table:table-cell table:style-name="ce5" table:formula="of:=IF([.O51];[.M51];[.L51])" office:value-type="float" office:value="4.11497024822618" calcext:value-type="float">
            <text:p>4.114970</text:p>
          </table:table-cell>
          <table:table-cell table:formula="of:=([.P51]-[.P50])/[.A51]" office:value-type="float" office:value="9.20101379173687" calcext:value-type="float">
            <text:p>9.2010137917</text:p>
          </table:table-cell>
          <table:table-cell table:formula="of:=[.$U$3]*[.U50]" office:value-type="float" office:value="2.66362074258592" calcext:value-type="float">
            <text:p>2.6636207426</text:p>
          </table:table-cell>
          <table:table-cell table:formula="of:=([.$U$3]*[.V50]*[.$U$3])+[.$S$3]" office:value-type="float" office:value="1.43308183405113" calcext:value-type="float">
            <text:p>1.4330818341</text:p>
          </table:table-cell>
          <table:table-cell table:formula="of:=[.S51]/([.S51]+[.$Q$3])" office:value-type="float" office:value="0.588998616485093" calcext:value-type="float">
            <text:p>0.5889986165</text:p>
          </table:table-cell>
          <table:table-cell table:formula="of:=[.R51]+[.T51]*((([.L51]*[.A51])+[.D51])-[.R51])" office:value-type="float" office:value="3.02489580411957" calcext:value-type="float">
            <text:p>3.0248958041</text:p>
          </table:table-cell>
          <table:table-cell table:formula="of:=(1-[.T51])*[.S51]" office:value-type="float" office:value="0.588998616485093" calcext:value-type="float">
            <text:p>0.5889986165</text:p>
          </table:table-cell>
          <table:table-cell table:formula="of:=[.D52]-[.U51]" office:value-type="float" office:value="0.0904945509994519" calcext:value-type="float">
            <text:p>0.09049455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1]+[.A52]"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table:style-name="ce5" table:formula="of:=[.D51]*0.8+[.P51]*0.2" office:value-type="float" office:value="3.11539035511902" calcext:value-type="float">
            <text:p>3.115390</text:p>
          </table:table-cell>
          <table:table-cell table:style-name="ce5" table:formula="of:=[.C52]-[.D52]" office:value-type="float" office:value="-0.115390355119025" calcext:value-type="float">
            <text:p>-0.115390</text:p>
          </table:table-cell>
          <table:table-cell table:style-name="ce5" table:formula="of:=ABS([.E52])" office:value-type="float" office:value="0.115390355119025" calcext:value-type="float">
            <text:p>0.115390</text:p>
          </table:table-cell>
          <table:table-cell table:style-name="ce5" table:formula="of:=[.$E$2]*[.E52]" office:value-type="float" office:value="-0.692342130714147" calcext:value-type="float">
            <text:p>-0.692342</text:p>
          </table:table-cell>
          <table:table-cell table:style-name="ce5" table:formula="of:=[.H51]+([.E52]*[.A52])" office:value-type="float" office:value="0.3110208812358" calcext:value-type="float">
            <text:p>0.311021</text:p>
          </table:table-cell>
          <table:table-cell table:style-name="ce5" table:formula="of:=[.H52]*[.$G$2]" office:value-type="float" office:value="3.110208812358" calcext:value-type="float">
            <text:p>3.110209</text:p>
          </table:table-cell>
          <table:table-cell table:style-name="ce5" table:formula="of:=([.E52]-[.E51])/[.A52]" office:value-type="float" office:value="-2.4989497327679" calcext:value-type="float">
            <text:p>-2.498950</text:p>
          </table:table-cell>
          <table:table-cell table:style-name="ce5" table:formula="of:=[.J52]*[.$I$2]" office:value-type="float" office:value="0.24989497327679" calcext:value-type="float">
            <text:p>0.249895</text:p>
          </table:table-cell>
          <table:table-cell table:style-name="ce5" table:formula="of:=[.G52]+[.I52]+[.K52]" office:value-type="float" office:value="2.66776165492064" calcext:value-type="float">
            <text:p>2.667762</text:p>
          </table:table-cell>
          <table:table-cell table:style-name="ce5" table:formula="of:=-[.L52]/8" office:value-type="float" office:value="-0.33347020686508" calcext:value-type="float">
            <text:p>-0.333470</text:p>
          </table:table-cell>
          <table:table-cell table:formula="of:=IF([.U52]&gt;[.$C$2];1;0)" office:value-type="float" office:value="0" calcext:value-type="float">
            <text:p>0.00</text:p>
          </table:table-cell>
          <table:table-cell table:style-name="ce7" table:formula="of:=IF([.D52]&gt;[.$C$2];1;0)" office:value-type="float" office:value="0" calcext:value-type="float">
            <text:p>0.00</text:p>
          </table:table-cell>
          <table:table-cell table:style-name="ce5" table:formula="of:=IF([.O52];[.M52];[.L52])" office:value-type="float" office:value="2.66776165492064" calcext:value-type="float">
            <text:p>2.667762</text:p>
          </table:table-cell>
          <table:table-cell table:formula="of:=([.P52]-[.P51])/[.A52]" office:value-type="float" office:value="-14.4720859330554" calcext:value-type="float">
            <text:p>-14.4720859331</text:p>
          </table:table-cell>
          <table:table-cell table:formula="of:=[.$U$3]*[.U51]" office:value-type="float" office:value="2.5938106303349" calcext:value-type="float">
            <text:p>2.5938106303</text:p>
          </table:table-cell>
          <table:table-cell table:formula="of:=([.$U$3]*[.V51]*[.$U$3])+[.$S$3]" office:value-type="float" office:value="1.43308183405113" calcext:value-type="float">
            <text:p>1.4330818341</text:p>
          </table:table-cell>
          <table:table-cell table:formula="of:=[.S52]/([.S52]+[.$Q$3])" office:value-type="float" office:value="0.588998616485093" calcext:value-type="float">
            <text:p>0.5889986165</text:p>
          </table:table-cell>
          <table:table-cell table:formula="of:=[.R52]+[.T52]*((([.L52]*[.A52])+[.D52])-[.R52])" office:value-type="float" office:value="3.05815115900545" calcext:value-type="float">
            <text:p>3.058151159</text:p>
          </table:table-cell>
          <table:table-cell table:formula="of:=(1-[.T52])*[.S52]" office:value-type="float" office:value="0.588998616485093" calcext:value-type="float">
            <text:p>0.5889986165</text:p>
          </table:table-cell>
          <table:table-cell table:formula="of:=[.D53]-[.U52]" office:value-type="float" office:value="-0.0322865439260984" calcext:value-type="float">
            <text:p>-0.032286543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2]+[.A53]"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table:style-name="ce5" table:formula="of:=[.D52]*0.8+[.P52]*0.2" office:value-type="float" office:value="3.02586461507935" calcext:value-type="float">
            <text:p>3.025865</text:p>
          </table:table-cell>
          <table:table-cell table:style-name="ce5" table:formula="of:=[.C53]-[.D53]" office:value-type="float" office:value="-0.0258646150793487" calcext:value-type="float">
            <text:p>-0.025865</text:p>
          </table:table-cell>
          <table:table-cell table:style-name="ce5" table:formula="of:=ABS([.E53])" office:value-type="float" office:value="0.0258646150793487" calcext:value-type="float">
            <text:p>0.025865</text:p>
          </table:table-cell>
          <table:table-cell table:style-name="ce5" table:formula="of:=[.$E$2]*[.E53]" office:value-type="float" office:value="-0.155187690476092" calcext:value-type="float">
            <text:p>-0.155188</text:p>
          </table:table-cell>
          <table:table-cell table:style-name="ce5" table:formula="of:=[.H52]+([.E53]*[.A53])" office:value-type="float" office:value="0.308434419727865" calcext:value-type="float">
            <text:p>0.308434</text:p>
          </table:table-cell>
          <table:table-cell table:style-name="ce5" table:formula="of:=[.H53]*[.$G$2]" office:value-type="float" office:value="3.08434419727865" calcext:value-type="float">
            <text:p>3.084344</text:p>
          </table:table-cell>
          <table:table-cell table:style-name="ce5" table:formula="of:=([.E53]-[.E52])/[.A53]" office:value-type="float" office:value="0.895257400396758" calcext:value-type="float">
            <text:p>0.895257</text:p>
          </table:table-cell>
          <table:table-cell table:style-name="ce5" table:formula="of:=[.J53]*[.$I$2]" office:value-type="float" office:value="-0.0895257400396758" calcext:value-type="float">
            <text:p>-0.089526</text:p>
          </table:table-cell>
          <table:table-cell table:style-name="ce5" table:formula="of:=[.G53]+[.I53]+[.K53]" office:value-type="float" office:value="2.83963076676288" calcext:value-type="float">
            <text:p>2.839631</text:p>
          </table:table-cell>
          <table:table-cell table:style-name="ce5" table:formula="of:=-[.L53]/8" office:value-type="float" office:value="-0.354953845845361" calcext:value-type="float">
            <text:p>-0.354954</text:p>
          </table:table-cell>
          <table:table-cell table:formula="of:=IF([.U53]&gt;[.$C$2];1;0)" office:value-type="float" office:value="0" calcext:value-type="float">
            <text:p>0.00</text:p>
          </table:table-cell>
          <table:table-cell table:style-name="ce7" table:formula="of:=IF([.D53]&gt;[.$C$2];1;0)" office:value-type="float" office:value="0" calcext:value-type="float">
            <text:p>0.00</text:p>
          </table:table-cell>
          <table:table-cell table:style-name="ce5" table:formula="of:=IF([.O53];[.M53];[.L53])" office:value-type="float" office:value="2.83963076676288" calcext:value-type="float">
            <text:p>2.839631</text:p>
          </table:table-cell>
          <table:table-cell table:formula="of:=([.P53]-[.P52])/[.A53]" office:value-type="float" office:value="1.71869111842241" calcext:value-type="float">
            <text:p>1.7186911184</text:p>
          </table:table-cell>
          <table:table-cell table:formula="of:=[.$U$3]*[.U52]" office:value-type="float" office:value="2.62232668464033" calcext:value-type="float">
            <text:p>2.6223266846</text:p>
          </table:table-cell>
          <table:table-cell table:formula="of:=([.$U$3]*[.V52]*[.$U$3])+[.$S$3]" office:value-type="float" office:value="1.43308183405113" calcext:value-type="float">
            <text:p>1.4330818341</text:p>
          </table:table-cell>
          <table:table-cell table:formula="of:=[.S53]/([.S53]+[.$Q$3])" office:value-type="float" office:value="0.588998616485093" calcext:value-type="float">
            <text:p>0.5889986165</text:p>
          </table:table-cell>
          <table:table-cell table:formula="of:=[.R53]+[.T53]*((([.L53]*[.A53])+[.D53])-[.R53])" office:value-type="float" office:value="3.02726382666335" calcext:value-type="float">
            <text:p>3.0272638267</text:p>
          </table:table-cell>
          <table:table-cell table:formula="of:=(1-[.T53])*[.S53]" office:value-type="float" office:value="0.588998616485093" calcext:value-type="float">
            <text:p>0.5889986165</text:p>
          </table:table-cell>
          <table:table-cell table:formula="of:=[.D54]-[.U53]" office:value-type="float" office:value="-0.0386459812472961" calcext:value-type="float">
            <text:p>-0.03864598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3]+[.A54]"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table:style-name="ce5" table:formula="of:=[.D53]*0.8+[.P53]*0.2" office:value-type="float" office:value="2.98861784541606" calcext:value-type="float">
            <text:p>2.988618</text:p>
          </table:table-cell>
          <table:table-cell table:style-name="ce5" table:formula="of:=[.C54]-[.D54]" office:value-type="float" office:value="0.0113821545839441" calcext:value-type="float">
            <text:p>0.011382</text:p>
          </table:table-cell>
          <table:table-cell table:style-name="ce5" table:formula="of:=ABS([.E54])" office:value-type="float" office:value="0.0113821545839441" calcext:value-type="float">
            <text:p>0.011382</text:p>
          </table:table-cell>
          <table:table-cell table:style-name="ce5" table:formula="of:=[.$E$2]*[.E54]" office:value-type="float" office:value="0.0682929275036646" calcext:value-type="float">
            <text:p>0.068293</text:p>
          </table:table-cell>
          <table:table-cell table:style-name="ce5" table:formula="of:=[.H53]+([.E54]*[.A54])" office:value-type="float" office:value="0.30957263518626" calcext:value-type="float">
            <text:p>0.309573</text:p>
          </table:table-cell>
          <table:table-cell table:style-name="ce5" table:formula="of:=[.H54]*[.$G$2]" office:value-type="float" office:value="3.0957263518626" calcext:value-type="float">
            <text:p>3.095726</text:p>
          </table:table-cell>
          <table:table-cell table:style-name="ce5" table:formula="of:=([.E54]-[.E53])/[.A54]" office:value-type="float" office:value="0.372467696632928" calcext:value-type="float">
            <text:p>0.372468</text:p>
          </table:table-cell>
          <table:table-cell table:style-name="ce5" table:formula="of:=[.J54]*[.$I$2]" office:value-type="float" office:value="-0.0372467696632928" calcext:value-type="float">
            <text:p>-0.037247</text:p>
          </table:table-cell>
          <table:table-cell table:style-name="ce5" table:formula="of:=[.G54]+[.I54]+[.K54]" office:value-type="float" office:value="3.12677250970297" calcext:value-type="float">
            <text:p>3.126773</text:p>
          </table:table-cell>
          <table:table-cell table:style-name="ce5" table:formula="of:=-[.L54]/8" office:value-type="float" office:value="-0.390846563712871" calcext:value-type="float">
            <text:p>-0.390847</text:p>
          </table:table-cell>
          <table:table-cell table:formula="of:=IF([.U54]&gt;[.$C$2];1;0)" office:value-type="float" office:value="0" calcext:value-type="float">
            <text:p>0.00</text:p>
          </table:table-cell>
          <table:table-cell table:style-name="ce7" table:formula="of:=IF([.D54]&gt;[.$C$2];1;0)" office:value-type="float" office:value="0" calcext:value-type="float">
            <text:p>0.00</text:p>
          </table:table-cell>
          <table:table-cell table:style-name="ce5" table:formula="of:=IF([.O54];[.M54];[.L54])" office:value-type="float" office:value="3.12677250970297" calcext:value-type="float">
            <text:p>3.126773</text:p>
          </table:table-cell>
          <table:table-cell table:formula="of:=([.P54]-[.P53])/[.A54]" office:value-type="float" office:value="2.87141742940084" calcext:value-type="float">
            <text:p>2.8714174294</text:p>
          </table:table-cell>
          <table:table-cell table:formula="of:=[.$U$3]*[.U53]" office:value-type="float" office:value="2.59584118029254" calcext:value-type="float">
            <text:p>2.5958411803</text:p>
          </table:table-cell>
          <table:table-cell table:formula="of:=([.$U$3]*[.V53]*[.$U$3])+[.$S$3]" office:value-type="float" office:value="1.43308183405113" calcext:value-type="float">
            <text:p>1.4330818341</text:p>
          </table:table-cell>
          <table:table-cell table:formula="of:=[.S54]/([.S54]+[.$Q$3])" office:value-type="float" office:value="0.588998616485093" calcext:value-type="float">
            <text:p>0.5889986165</text:p>
          </table:table-cell>
          <table:table-cell table:formula="of:=[.R54]+[.T54]*((([.L54]*[.A54])+[.D54])-[.R54])" office:value-type="float" office:value="3.01135256086579" calcext:value-type="float">
            <text:p>3.0113525609</text:p>
          </table:table-cell>
          <table:table-cell table:formula="of:=(1-[.T54])*[.S54]" office:value-type="float" office:value="0.588998616485093" calcext:value-type="float">
            <text:p>0.5889986165</text:p>
          </table:table-cell>
          <table:table-cell table:formula="of:=[.D55]-[.U54]" office:value-type="float" office:value="0.00489621740765278" calcext:value-type="float">
            <text:p>0.004896217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4]+[.A55]"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table:style-name="ce5" table:formula="of:=[.D54]*0.8+[.P54]*0.2" office:value-type="float" office:value="3.01624877827344" calcext:value-type="float">
            <text:p>3.016249</text:p>
          </table:table-cell>
          <table:table-cell table:style-name="ce5" table:formula="of:=[.C55]-[.D55]" office:value-type="float" office:value="-0.0162487782734386" calcext:value-type="float">
            <text:p>-0.016249</text:p>
          </table:table-cell>
          <table:table-cell table:style-name="ce5" table:formula="of:=ABS([.E55])" office:value-type="float" office:value="0.0162487782734386" calcext:value-type="float">
            <text:p>0.016249</text:p>
          </table:table-cell>
          <table:table-cell table:style-name="ce5" table:formula="of:=[.$E$2]*[.E55]" office:value-type="float" office:value="-0.0974926696406317" calcext:value-type="float">
            <text:p>-0.097493</text:p>
          </table:table-cell>
          <table:table-cell table:style-name="ce5" table:formula="of:=[.H54]+([.E55]*[.A55])" office:value-type="float" office:value="0.307947757358916" calcext:value-type="float">
            <text:p>0.307948</text:p>
          </table:table-cell>
          <table:table-cell table:style-name="ce5" table:formula="of:=[.H55]*[.$G$2]" office:value-type="float" office:value="3.07947757358916" calcext:value-type="float">
            <text:p>3.079478</text:p>
          </table:table-cell>
          <table:table-cell table:style-name="ce5" table:formula="of:=([.E55]-[.E54])/[.A55]" office:value-type="float" office:value="-0.276309328573827" calcext:value-type="float">
            <text:p>-0.276309</text:p>
          </table:table-cell>
          <table:table-cell table:style-name="ce5" table:formula="of:=[.J55]*[.$I$2]" office:value-type="float" office:value="0.0276309328573827" calcext:value-type="float">
            <text:p>0.027631</text:p>
          </table:table-cell>
          <table:table-cell table:style-name="ce5" table:formula="of:=[.G55]+[.I55]+[.K55]" office:value-type="float" office:value="3.00961583680591" calcext:value-type="float">
            <text:p>3.009616</text:p>
          </table:table-cell>
          <table:table-cell table:style-name="ce5" table:formula="of:=-[.L55]/8" office:value-type="float" office:value="-0.376201979600739" calcext:value-type="float">
            <text:p>-0.376202</text:p>
          </table:table-cell>
          <table:table-cell table:formula="of:=IF([.U55]&gt;[.$C$2];1;0)" office:value-type="float" office:value="0" calcext:value-type="float">
            <text:p>0.00</text:p>
          </table:table-cell>
          <table:table-cell table:style-name="ce7" table:formula="of:=IF([.D55]&gt;[.$C$2];1;0)" office:value-type="float" office:value="0" calcext:value-type="float">
            <text:p>0.00</text:p>
          </table:table-cell>
          <table:table-cell table:style-name="ce5" table:formula="of:=IF([.O55];[.M55];[.L55])" office:value-type="float" office:value="3.00961583680591" calcext:value-type="float">
            <text:p>3.009616</text:p>
          </table:table-cell>
          <table:table-cell table:formula="of:=([.P55]-[.P54])/[.A55]" office:value-type="float" office:value="-1.1715667289706" calcext:value-type="float">
            <text:p>-1.171566729</text:p>
          </table:table-cell>
          <table:table-cell table:formula="of:=[.$U$3]*[.U54]" office:value-type="float" office:value="2.58219746723915" calcext:value-type="float">
            <text:p>2.5821974672</text:p>
          </table:table-cell>
          <table:table-cell table:formula="of:=([.$U$3]*[.V54]*[.$U$3])+[.$S$3]" office:value-type="float" office:value="1.43308183405113" calcext:value-type="float">
            <text:p>1.4330818341</text:p>
          </table:table-cell>
          <table:table-cell table:formula="of:=[.S55]/([.S55]+[.$Q$3])" office:value-type="float" office:value="0.588998616485093" calcext:value-type="float">
            <text:p>0.5889986165</text:p>
          </table:table-cell>
          <table:table-cell table:formula="of:=[.R55]+[.T55]*((([.L55]*[.A55])+[.D55])-[.R55])" office:value-type="float" office:value="3.01511904532492" calcext:value-type="float">
            <text:p>3.0151190453</text:p>
          </table:table-cell>
          <table:table-cell table:formula="of:=(1-[.T55])*[.S55]" office:value-type="float" office:value="0.588998616485093" calcext:value-type="float">
            <text:p>0.5889986165</text:p>
          </table:table-cell>
          <table:table-cell table:formula="of:=[.D56]-[.U55]" office:value-type="float" office:value="-0.000196855344984037" calcext:value-type="float">
            <text:p>-0.000196855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5]+[.A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table:formula="of:=[.D55]*0.8+[.P55]*0.2" office:value-type="float" office:value="3.01492218997993" calcext:value-type="float">
            <text:p>3.014922</text:p>
          </table:table-cell>
          <table:table-cell table:style-name="ce5" table:formula="of:=[.C56]-[.D56]" office:value-type="float" office:value="-0.0149221899799326" calcext:value-type="float">
            <text:p>-0.014922</text:p>
          </table:table-cell>
          <table:table-cell table:style-name="ce5" table:formula="of:=ABS([.E56])" office:value-type="float" office:value="0.0149221899799326" calcext:value-type="float">
            <text:p>0.014922</text:p>
          </table:table-cell>
          <table:table-cell table:style-name="ce5" table:formula="of:=[.$E$2]*[.E56]" office:value-type="float" office:value="-0.0895331398795953" calcext:value-type="float">
            <text:p>-0.089533</text:p>
          </table:table-cell>
          <table:table-cell table:style-name="ce5" table:formula="of:=[.H55]+([.E56]*[.A56])" office:value-type="float" office:value="0.306455538360923" calcext:value-type="float">
            <text:p>0.306456</text:p>
          </table:table-cell>
          <table:table-cell table:style-name="ce5" table:formula="of:=[.H56]*[.$G$2]" office:value-type="float" office:value="3.06455538360923" calcext:value-type="float">
            <text:p>3.064555</text:p>
          </table:table-cell>
          <table:table-cell table:style-name="ce5" table:formula="of:=([.E56]-[.E55])/[.A56]" office:value-type="float" office:value="0.0132658829350607" calcext:value-type="float">
            <text:p>0.013266</text:p>
          </table:table-cell>
          <table:table-cell table:style-name="ce5" table:formula="of:=[.J56]*[.$I$2]" office:value-type="float" office:value="-0.00132658829350607" calcext:value-type="float">
            <text:p>-0.001327</text:p>
          </table:table-cell>
          <table:table-cell table:style-name="ce5" table:formula="of:=[.G56]+[.I56]+[.K56]" office:value-type="float" office:value="2.97369565543612" calcext:value-type="float">
            <text:p>2.973696</text:p>
          </table:table-cell>
          <table:table-cell table:style-name="ce5" table:formula="of:=-[.L56]/8" office:value-type="float" office:value="-0.371711956929516" calcext:value-type="float">
            <text:p>-0.371712</text:p>
          </table:table-cell>
          <table:table-cell table:formula="of:=IF([.U56]&gt;[.$C$2];1;0)" office:value-type="float" office:value="0" calcext:value-type="float">
            <text:p>0.00</text:p>
          </table:table-cell>
          <table:table-cell table:style-name="ce7" table:formula="of:=IF([.D56]&gt;[.$C$2];1;0)" office:value-type="float" office:value="0" calcext:value-type="float">
            <text:p>0.00</text:p>
          </table:table-cell>
          <table:table-cell table:style-name="ce5" table:formula="of:=IF([.O56];[.M56];[.L56])" office:value-type="float" office:value="2.97369565543612" calcext:value-type="float">
            <text:p>2.973696</text:p>
          </table:table-cell>
          <table:table-cell table:formula="of:=([.P56]-[.P55])/[.A56]" office:value-type="float" office:value="-0.359201813697845" calcext:value-type="float">
            <text:p>-0.3592018137</text:p>
          </table:table-cell>
          <table:table-cell table:formula="of:=[.$U$3]*[.U55]" office:value-type="float" office:value="2.58542718094227" calcext:value-type="float">
            <text:p>2.5854271809</text:p>
          </table:table-cell>
          <table:table-cell table:formula="of:=([.$U$3]*[.V55]*[.$U$3])+[.$S$3]" office:value-type="float" office:value="1.43308183405113" calcext:value-type="float">
            <text:p>1.4330818341</text:p>
          </table:table-cell>
          <table:table-cell table:formula="of:=[.S56]/([.S56]+[.$Q$3])" office:value-type="float" office:value="0.588998616485093" calcext:value-type="float">
            <text:p>0.5889986165</text:p>
          </table:table-cell>
          <table:table-cell table:formula="of:=[.R56]+[.T56]*((([.L56]*[.A56])+[.D56])-[.R56])" office:value-type="float" office:value="3.01354940974267" calcext:value-type="float">
            <text:p>3.0135494097</text:p>
          </table:table-cell>
          <table:table-cell table:formula="of:=(1-[.T56])*[.S56]" office:value-type="float" office:value="0.588998616485093" calcext:value-type="float">
            <text:p>0.5889986165</text:p>
          </table:table-cell>
          <table:table-cell table:formula="of:=[.D57]-[.U56]" office:value-type="float" office:value="-0.00687252667149618" calcext:value-type="float">
            <text:p>-0.006872526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6]+[.A57]"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table:style-name="ce5" table:formula="of:=[.D56]*0.8+[.P56]*0.2" office:value-type="float" office:value="3.00667688307117" calcext:value-type="float">
            <text:p>3.006677</text:p>
          </table:table-cell>
          <table:table-cell table:style-name="ce5" table:formula="of:=[.C57]-[.D57]" office:value-type="float" office:value="-0.00667688307117098" calcext:value-type="float">
            <text:p>-0.006677</text:p>
          </table:table-cell>
          <table:table-cell table:style-name="ce5" table:formula="of:=ABS([.E57])" office:value-type="float" office:value="0.00667688307117098" calcext:value-type="float">
            <text:p>0.006677</text:p>
          </table:table-cell>
          <table:table-cell table:style-name="ce5" table:formula="of:=[.$E$2]*[.E57]" office:value-type="float" office:value="-0.0400612984270259" calcext:value-type="float">
            <text:p>-0.040061</text:p>
          </table:table-cell>
          <table:table-cell table:style-name="ce5" table:formula="of:=[.H56]+([.E57]*[.A57])" office:value-type="float" office:value="0.305787850053805" calcext:value-type="float">
            <text:p>0.305788</text:p>
          </table:table-cell>
          <table:table-cell table:style-name="ce5" table:formula="of:=[.H57]*[.$G$2]" office:value-type="float" office:value="3.05787850053805" calcext:value-type="float">
            <text:p>3.057879</text:p>
          </table:table-cell>
          <table:table-cell table:style-name="ce5" table:formula="of:=([.E57]-[.E56])/[.A57]" office:value-type="float" office:value="0.0824530690876157" calcext:value-type="float">
            <text:p>0.082453</text:p>
          </table:table-cell>
          <table:table-cell table:style-name="ce5" table:formula="of:=[.J57]*[.$I$2]" office:value-type="float" office:value="-0.00824530690876157" calcext:value-type="float">
            <text:p>-0.008245</text:p>
          </table:table-cell>
          <table:table-cell table:style-name="ce5" table:formula="of:=[.G57]+[.I57]+[.K57]" office:value-type="float" office:value="3.00957189520227" calcext:value-type="float">
            <text:p>3.009572</text:p>
          </table:table-cell>
          <table:table-cell table:style-name="ce5" table:formula="of:=-[.L57]/8" office:value-type="float" office:value="-0.376196486900283" calcext:value-type="float">
            <text:p>-0.376196</text:p>
          </table:table-cell>
          <table:table-cell table:formula="of:=IF([.U57]&gt;[.$C$2];1;0)" office:value-type="float" office:value="0" calcext:value-type="float">
            <text:p>0.00</text:p>
          </table:table-cell>
          <table:table-cell table:style-name="ce7" table:formula="of:=IF([.D57]&gt;[.$C$2];1;0)" office:value-type="float" office:value="0" calcext:value-type="float">
            <text:p>0.00</text:p>
          </table:table-cell>
          <table:table-cell table:style-name="ce5" table:formula="of:=IF([.O57];[.M57];[.L57])" office:value-type="float" office:value="3.00957189520227" calcext:value-type="float">
            <text:p>3.009572</text:p>
          </table:table-cell>
          <table:table-cell table:formula="of:=([.P57]-[.P56])/[.A57]" office:value-type="float" office:value="0.358762397661425" calcext:value-type="float">
            <text:p>0.3587623977</text:p>
          </table:table-cell>
          <table:table-cell table:formula="of:=[.$U$3]*[.U56]" office:value-type="float" office:value="2.58408123790071" calcext:value-type="float">
            <text:p>2.5840812379</text:p>
          </table:table-cell>
          <table:table-cell table:formula="of:=([.$U$3]*[.V56]*[.$U$3])+[.$S$3]" office:value-type="float" office:value="1.43308183405113" calcext:value-type="float">
            <text:p>1.4330818341</text:p>
          </table:table-cell>
          <table:table-cell table:formula="of:=[.S57]/([.S57]+[.$Q$3])" office:value-type="float" office:value="0.588998616485093" calcext:value-type="float">
            <text:p>0.5889986165</text:p>
          </table:table-cell>
          <table:table-cell table:formula="of:=[.R57]+[.T57]*((([.L57]*[.A57])+[.D57])-[.R57])" office:value-type="float" office:value="3.01025285648739" calcext:value-type="float">
            <text:p>3.0102528565</text:p>
          </table:table-cell>
          <table:table-cell table:formula="of:=(1-[.T57])*[.S57]" office:value-type="float" office:value="0.588998616485093" calcext:value-type="float">
            <text:p>0.5889986165</text:p>
          </table:table-cell>
          <table:table-cell table:formula="of:=[.D58]-[.U57]" office:value-type="float" office:value="-0.00299697099000351" calcext:value-type="float">
            <text:p>-0.00299697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7]+[.A58]"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table:style-name="ce5" table:formula="of:=[.D57]*0.8+[.P57]*0.2" office:value-type="float" office:value="3.00725588549739" calcext:value-type="float">
            <text:p>3.007256</text:p>
          </table:table-cell>
          <table:table-cell table:style-name="ce5" table:formula="of:=[.C58]-[.D58]" office:value-type="float" office:value="-0.00725588549739031" calcext:value-type="float">
            <text:p>-0.007256</text:p>
          </table:table-cell>
          <table:table-cell table:style-name="ce5" table:formula="of:=ABS([.E58])" office:value-type="float" office:value="0.00725588549739031" calcext:value-type="float">
            <text:p>0.007256</text:p>
          </table:table-cell>
          <table:table-cell table:style-name="ce5" table:formula="of:=[.$E$2]*[.E58]" office:value-type="float" office:value="-0.0435353129843419" calcext:value-type="float">
            <text:p>-0.043535</text:p>
          </table:table-cell>
          <table:table-cell table:style-name="ce5" table:formula="of:=[.H57]+([.E58]*[.A58])" office:value-type="float" office:value="0.305062261504066" calcext:value-type="float">
            <text:p>0.305062</text:p>
          </table:table-cell>
          <table:table-cell table:style-name="ce5" table:formula="of:=[.H58]*[.$G$2]" office:value-type="float" office:value="3.05062261504066" calcext:value-type="float">
            <text:p>3.050623</text:p>
          </table:table-cell>
          <table:table-cell table:style-name="ce5" table:formula="of:=([.E58]-[.E57])/[.A58]" office:value-type="float" office:value="-0.00579002426219333" calcext:value-type="float">
            <text:p>-0.005790</text:p>
          </table:table-cell>
          <table:table-cell table:style-name="ce5" table:formula="of:=[.J58]*[.$I$2]" office:value-type="float" office:value="0.000579002426219333" calcext:value-type="float">
            <text:p>0.000579</text:p>
          </table:table-cell>
          <table:table-cell table:style-name="ce5" table:formula="of:=[.G58]+[.I58]+[.K58]" office:value-type="float" office:value="3.00766630448254" calcext:value-type="float">
            <text:p>3.007666</text:p>
          </table:table-cell>
          <table:table-cell table:style-name="ce5" table:formula="of:=-[.L58]/8" office:value-type="float" office:value="-0.375958288060318" calcext:value-type="float">
            <text:p>-0.375958</text:p>
          </table:table-cell>
          <table:table-cell table:formula="of:=IF([.U58]&gt;[.$C$2];1;0)" office:value-type="float" office:value="0" calcext:value-type="float">
            <text:p>0.00</text:p>
          </table:table-cell>
          <table:table-cell table:style-name="ce7" table:formula="of:=IF([.D58]&gt;[.$C$2];1;0)" office:value-type="float" office:value="0" calcext:value-type="float">
            <text:p>0.00</text:p>
          </table:table-cell>
          <table:table-cell table:style-name="ce5" table:formula="of:=IF([.O58];[.M58];[.L58])" office:value-type="float" office:value="3.00766630448254" calcext:value-type="float">
            <text:p>3.007666</text:p>
          </table:table-cell>
          <table:table-cell table:formula="of:=([.P58]-[.P57])/[.A58]" office:value-type="float" office:value="-0.019055907197254" calcext:value-type="float">
            <text:p>-0.0190559072</text:p>
          </table:table-cell>
          <table:table-cell table:formula="of:=[.$U$3]*[.U57]" office:value-type="float" office:value="2.58125448437573" calcext:value-type="float">
            <text:p>2.5812544844</text:p>
          </table:table-cell>
          <table:table-cell table:formula="of:=([.$U$3]*[.V57]*[.$U$3])+[.$S$3]" office:value-type="float" office:value="1.43308183405113" calcext:value-type="float">
            <text:p>1.4330818341</text:p>
          </table:table-cell>
          <table:table-cell table:formula="of:=[.S58]/([.S58]+[.$Q$3])" office:value-type="float" office:value="0.588998616485093" calcext:value-type="float">
            <text:p>0.5889986165</text:p>
          </table:table-cell>
          <table:table-cell table:formula="of:=[.R58]+[.T58]*((([.L58]*[.A58])+[.D58])-[.R58])" office:value-type="float" office:value="3.00931984947601" calcext:value-type="float">
            <text:p>3.0093198495</text:p>
          </table:table-cell>
          <table:table-cell table:formula="of:=(1-[.T58])*[.S58]" office:value-type="float" office:value="0.588998616485093" calcext:value-type="float">
            <text:p>0.5889986165</text:p>
          </table:table-cell>
          <table:table-cell table:formula="of:=[.D59]-[.U58]" office:value-type="float" office:value="-0.00198188018158474" calcext:value-type="float">
            <text:p>-0.001981880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8]+[.A59]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style-name="ce5" table:formula="of:=[.D58]*0.8+[.P58]*0.2" office:value-type="float" office:value="3.00733796929442" calcext:value-type="float">
            <text:p>3.007338</text:p>
          </table:table-cell>
          <table:table-cell table:style-name="ce5" table:formula="of:=[.C59]-[.D59]" office:value-type="float" office:value="-0.00733796929442088" calcext:value-type="float">
            <text:p>-0.007338</text:p>
          </table:table-cell>
          <table:table-cell table:style-name="ce5" table:formula="of:=ABS([.E59])" office:value-type="float" office:value="0.00733796929442088" calcext:value-type="float">
            <text:p>0.007338</text:p>
          </table:table-cell>
          <table:table-cell table:style-name="ce5" table:formula="of:=[.$E$2]*[.E59]" office:value-type="float" office:value="-0.0440278157665253" calcext:value-type="float">
            <text:p>-0.044028</text:p>
          </table:table-cell>
          <table:table-cell table:style-name="ce5" table:formula="of:=[.H58]+([.E59]*[.A59])" office:value-type="float" office:value="0.304328464574624" calcext:value-type="float">
            <text:p>0.304328</text:p>
          </table:table-cell>
          <table:table-cell table:style-name="ce5" table:formula="of:=[.H59]*[.$G$2]" office:value-type="float" office:value="3.04328464574624" calcext:value-type="float">
            <text:p>3.043285</text:p>
          </table:table-cell>
          <table:table-cell table:style-name="ce5" table:formula="of:=([.E59]-[.E58])/[.A59]" office:value-type="float" office:value="-0.000820837970305632" calcext:value-type="float">
            <text:p>-0.000821</text:p>
          </table:table-cell>
          <table:table-cell table:style-name="ce5" table:formula="of:=[.J59]*[.$I$2]" office:value-type="float" office:value="0.0000820837970305632" calcext:value-type="float">
            <text:p>0.000082</text:p>
          </table:table-cell>
          <table:table-cell table:style-name="ce5" table:formula="of:=[.G59]+[.I59]+[.K59]" office:value-type="float" office:value="2.99933891377675" calcext:value-type="float">
            <text:p>2.999339</text:p>
          </table:table-cell>
          <table:table-cell table:style-name="ce5" table:formula="of:=-[.L59]/8" office:value-type="float" office:value="-0.374917364222094" calcext:value-type="float">
            <text:p>-0.374917</text:p>
          </table:table-cell>
          <table:table-cell table:formula="of:=IF([.U59]&gt;[.$C$2];1;0)" office:value-type="float" office:value="0" calcext:value-type="float">
            <text:p>0.00</text:p>
          </table:table-cell>
          <table:table-cell table:style-name="ce7" table:formula="of:=IF([.D59]&gt;[.$C$2];1;0)" office:value-type="float" office:value="0" calcext:value-type="float">
            <text:p>0.00</text:p>
          </table:table-cell>
          <table:table-cell table:style-name="ce5" table:formula="of:=IF([.O59];[.M59];[.L59])" office:value-type="float" office:value="2.99933891377675" calcext:value-type="float">
            <text:p>2.999339</text:p>
          </table:table-cell>
          <table:table-cell table:formula="of:=([.P59]-[.P58])/[.A59]" office:value-type="float" office:value="-0.0832739070579303" calcext:value-type="float">
            <text:p>-0.0832739071</text:p>
          </table:table-cell>
          <table:table-cell table:formula="of:=[.$U$3]*[.U58]" office:value-type="float" office:value="2.58045444243676" calcext:value-type="float">
            <text:p>2.5804544424</text:p>
          </table:table-cell>
          <table:table-cell table:formula="of:=([.$U$3]*[.V58]*[.$U$3])+[.$S$3]" office:value-type="float" office:value="1.43308183405113" calcext:value-type="float">
            <text:p>1.4330818341</text:p>
          </table:table-cell>
          <table:table-cell table:formula="of:=[.S59]/([.S59]+[.$Q$3])" office:value-type="float" office:value="0.588998616485093" calcext:value-type="float">
            <text:p>0.5889986165</text:p>
          </table:table-cell>
          <table:table-cell table:formula="of:=[.R59]+[.T59]*((([.L59]*[.A59])+[.D59])-[.R59])" office:value-type="float" office:value="3.00854889621464" calcext:value-type="float">
            <text:p>3.0085488962</text:p>
          </table:table-cell>
          <table:table-cell table:formula="of:=(1-[.T59])*[.S59]" office:value-type="float" office:value="0.588998616485093" calcext:value-type="float">
            <text:p>0.5889986165</text:p>
          </table:table-cell>
          <table:table-cell table:formula="of:=[.D60]-[.U59]" office:value-type="float" office:value="-0.00281073802375431" calcext:value-type="float">
            <text:p>-0.00281073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9]+[.A60]"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table:style-name="ce5" table:formula="of:=[.D59]*0.8+[.P59]*0.2" office:value-type="float" office:value="3.00573815819089" calcext:value-type="float">
            <text:p>3.005738</text:p>
          </table:table-cell>
          <table:table-cell table:style-name="ce5" table:formula="of:=[.C60]-[.D60]" office:value-type="float" office:value="-0.00573815819088663" calcext:value-type="float">
            <text:p>-0.005738</text:p>
          </table:table-cell>
          <table:table-cell table:style-name="ce5" table:formula="of:=ABS([.E60])" office:value-type="float" office:value="0.00573815819088663" calcext:value-type="float">
            <text:p>0.005738</text:p>
          </table:table-cell>
          <table:table-cell table:style-name="ce5" table:formula="of:=[.$E$2]*[.E60]" office:value-type="float" office:value="-0.0344289491453198" calcext:value-type="float">
            <text:p>-0.034429</text:p>
          </table:table-cell>
          <table:table-cell table:style-name="ce5" table:formula="of:=[.H59]+([.E60]*[.A60])" office:value-type="float" office:value="0.303754648755536" calcext:value-type="float">
            <text:p>0.303755</text:p>
          </table:table-cell>
          <table:table-cell table:style-name="ce5" table:formula="of:=[.H60]*[.$G$2]" office:value-type="float" office:value="3.03754648755536" calcext:value-type="float">
            <text:p>3.037546</text:p>
          </table:table-cell>
          <table:table-cell table:style-name="ce5" table:formula="of:=([.E60]-[.E59])/[.A60]" office:value-type="float" office:value="0.0159981110353424" calcext:value-type="float">
            <text:p>0.015998</text:p>
          </table:table-cell>
          <table:table-cell table:style-name="ce5" table:formula="of:=[.J60]*[.$I$2]" office:value-type="float" office:value="-0.00159981110353424" calcext:value-type="float">
            <text:p>-0.001600</text:p>
          </table:table-cell>
          <table:table-cell table:style-name="ce5" table:formula="of:=[.G60]+[.I60]+[.K60]" office:value-type="float" office:value="3.0015177273065" calcext:value-type="float">
            <text:p>3.001518</text:p>
          </table:table-cell>
          <table:table-cell table:style-name="ce5" table:formula="of:=-[.L60]/8" office:value-type="float" office:value="-0.375189715913313" calcext:value-type="float">
            <text:p>-0.375190</text:p>
          </table:table-cell>
          <table:table-cell table:formula="of:=IF([.U60]&gt;[.$C$2];1;0)" office:value-type="float" office:value="0" calcext:value-type="float">
            <text:p>0.00</text:p>
          </table:table-cell>
          <table:table-cell table:style-name="ce7" table:formula="of:=IF([.D60]&gt;[.$C$2];1;0)" office:value-type="float" office:value="0" calcext:value-type="float">
            <text:p>0.00</text:p>
          </table:table-cell>
          <table:table-cell table:style-name="ce5" table:formula="of:=IF([.O60];[.M60];[.L60])" office:value-type="float" office:value="3.0015177273065" calcext:value-type="float">
            <text:p>3.001518</text:p>
          </table:table-cell>
          <table:table-cell table:formula="of:=([.P60]-[.P59])/[.A60]" office:value-type="float" office:value="0.0217881352975402" calcext:value-type="float">
            <text:p>0.0217881353</text:p>
          </table:table-cell>
          <table:table-cell table:formula="of:=[.$U$3]*[.U59]" office:value-type="float" office:value="2.57979335957827" calcext:value-type="float">
            <text:p>2.5797933596</text:p>
          </table:table-cell>
          <table:table-cell table:formula="of:=([.$U$3]*[.V59]*[.$U$3])+[.$S$3]" office:value-type="float" office:value="1.43308183405113" calcext:value-type="float">
            <text:p>1.4330818341</text:p>
          </table:table-cell>
          <table:table-cell table:formula="of:=[.S60]/([.S60]+[.$Q$3])" office:value-type="float" office:value="0.588998616485093" calcext:value-type="float">
            <text:p>0.5889986165</text:p>
          </table:table-cell>
          <table:table-cell table:formula="of:=[.R60]+[.T60]*((([.L60]*[.A60])+[.D60])-[.R60])" office:value-type="float" office:value="3.00746323553402" calcext:value-type="float">
            <text:p>3.0074632355</text:p>
          </table:table-cell>
          <table:table-cell table:formula="of:=(1-[.T60])*[.S60]" office:value-type="float" office:value="0.588998616485093" calcext:value-type="float">
            <text:p>0.5889986165</text:p>
          </table:table-cell>
          <table:table-cell table:formula="of:=[.D61]-[.U60]" office:value-type="float" office:value="-0.00256916352001468" calcext:value-type="float">
            <text:p>-0.002569163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0]+[.A61]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style-name="ce5" table:formula="of:=[.D60]*0.8+[.P60]*0.2" office:value-type="float" office:value="3.00489407201401" calcext:value-type="float">
            <text:p>3.004894</text:p>
          </table:table-cell>
          <table:table-cell table:style-name="ce5" table:formula="of:=[.C61]-[.D61]" office:value-type="float" office:value="1.99510592798599" calcext:value-type="float">
            <text:p>1.995106</text:p>
          </table:table-cell>
          <table:table-cell table:style-name="ce5" table:formula="of:=ABS([.E61])" office:value-type="float" office:value="1.99510592798599" calcext:value-type="float">
            <text:p>1.995106</text:p>
          </table:table-cell>
          <table:table-cell table:style-name="ce5" table:formula="of:=[.$E$2]*[.E61]" office:value-type="float" office:value="11.9706355679159" calcext:value-type="float">
            <text:p>11.970636</text:p>
          </table:table-cell>
          <table:table-cell table:style-name="ce5" table:formula="of:=[.H60]+([.E61]*[.A61])" office:value-type="float" office:value="0.503265241554135" calcext:value-type="float">
            <text:p>0.503265</text:p>
          </table:table-cell>
          <table:table-cell table:style-name="ce5" table:formula="of:=[.H61]*[.$G$2]" office:value-type="float" office:value="5.03265241554135" calcext:value-type="float">
            <text:p>5.032652</text:p>
          </table:table-cell>
          <table:table-cell table:style-name="ce5" table:formula="of:=([.E61]-[.E60])/[.A61]" office:value-type="float" office:value="20.0084408617688" calcext:value-type="float">
            <text:p>20.008441</text:p>
          </table:table-cell>
          <table:table-cell table:style-name="ce5" table:formula="of:=[.J61]*[.$I$2]" office:value-type="float" office:value="-2.00084408617688" calcext:value-type="float">
            <text:p>-2.000844</text:p>
          </table:table-cell>
          <table:table-cell table:style-name="ce5" table:formula="of:=[.G61]+[.I61]+[.K61]" office:value-type="float" office:value="15.0024438972804" calcext:value-type="float">
            <text:p>15.002444</text:p>
          </table:table-cell>
          <table:table-cell table:style-name="ce5" table:formula="of:=-[.L61]/8" office:value-type="float" office:value="-1.87530548716005" calcext:value-type="float">
            <text:p>-1.875305</text:p>
          </table:table-cell>
          <table:table-cell table:formula="of:=IF([.U61]&gt;[.$C$2];1;0)" office:value-type="float" office:value="0" calcext:value-type="float">
            <text:p>0.00</text:p>
          </table:table-cell>
          <table:table-cell table:style-name="ce7" table:formula="of:=IF([.D61]&gt;[.$C$2];1;0)" office:value-type="float" office:value="0" calcext:value-type="float">
            <text:p>0.00</text:p>
          </table:table-cell>
          <table:table-cell table:style-name="ce5" table:formula="of:=IF([.O61];[.M61];[.L61])" office:value-type="float" office:value="15.0024438972804" calcext:value-type="float">
            <text:p>15.002444</text:p>
          </table:table-cell>
          <table:table-cell table:formula="of:=([.P61]-[.P60])/[.A61]" office:value-type="float" office:value="120.009261699739" calcext:value-type="float">
            <text:p>120.0092616997</text:p>
          </table:table-cell>
          <table:table-cell table:formula="of:=[.$U$3]*[.U60]" office:value-type="float" office:value="2.5788624190115" calcext:value-type="float">
            <text:p>2.578862419</text:p>
          </table:table-cell>
          <table:table-cell table:formula="of:=([.$U$3]*[.V60]*[.$U$3])+[.$S$3]" office:value-type="float" office:value="1.43308183405113" calcext:value-type="float">
            <text:p>1.4330818341</text:p>
          </table:table-cell>
          <table:table-cell table:formula="of:=[.S61]/([.S61]+[.$Q$3])" office:value-type="float" office:value="0.588998616485093" calcext:value-type="float">
            <text:p>0.5889986165</text:p>
          </table:table-cell>
          <table:table-cell table:formula="of:=[.R61]+[.T61]*((([.L61]*[.A61])+[.D61])-[.R61])" office:value-type="float" office:value="3.71343634314817" calcext:value-type="float">
            <text:p>3.7134363431</text:p>
          </table:table-cell>
          <table:table-cell table:formula="of:=(1-[.T61])*[.S61]" office:value-type="float" office:value="0.588998616485093" calcext:value-type="float">
            <text:p>0.5889986165</text:p>
          </table:table-cell>
          <table:table-cell table:formula="of:=[.D62]-[.U61]" office:value-type="float" office:value="1.69096769391912" calcext:value-type="float">
            <text:p>1.690967693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1]+[.A62]"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table:style-name="ce5" table:formula="of:=[.D61]*0.8+[.P61]*0.2" office:value-type="float" office:value="5.40440403706729" calcext:value-type="float">
            <text:p>5.404404</text:p>
          </table:table-cell>
          <table:table-cell table:style-name="ce5" table:formula="of:=[.C62]-[.D62]" office:value-type="float" office:value="-0.404404037067291" calcext:value-type="float">
            <text:p>-0.404404</text:p>
          </table:table-cell>
          <table:table-cell table:style-name="ce5" table:formula="of:=ABS([.E62])" office:value-type="float" office:value="0.404404037067291" calcext:value-type="float">
            <text:p>0.404404</text:p>
          </table:table-cell>
          <table:table-cell table:style-name="ce5" table:formula="of:=[.$E$2]*[.E62]" office:value-type="float" office:value="-2.42642422240375" calcext:value-type="float">
            <text:p>-2.426424</text:p>
          </table:table-cell>
          <table:table-cell table:style-name="ce5" table:formula="of:=[.H61]+([.E62]*[.A62])" office:value-type="float" office:value="0.462824837847406" calcext:value-type="float">
            <text:p>0.462825</text:p>
          </table:table-cell>
          <table:table-cell table:style-name="ce5" table:formula="of:=[.H62]*[.$G$2]" office:value-type="float" office:value="4.62824837847406" calcext:value-type="float">
            <text:p>4.628248</text:p>
          </table:table-cell>
          <table:table-cell table:style-name="ce5" table:formula="of:=([.E62]-[.E61])/[.A62]" office:value-type="float" office:value="-23.9950996505328" calcext:value-type="float">
            <text:p>-23.995100</text:p>
          </table:table-cell>
          <table:table-cell table:style-name="ce5" table:formula="of:=[.J62]*[.$I$2]" office:value-type="float" office:value="2.39950996505328" calcext:value-type="float">
            <text:p>2.399510</text:p>
          </table:table-cell>
          <table:table-cell table:style-name="ce5" table:formula="of:=[.G62]+[.I62]+[.K62]" office:value-type="float" office:value="4.60133412112359" calcext:value-type="float">
            <text:p>4.601334</text:p>
          </table:table-cell>
          <table:table-cell table:style-name="ce5" table:formula="of:=-[.L62]/8" office:value-type="float" office:value="-0.575166765140449" calcext:value-type="float">
            <text:p>-0.575167</text:p>
          </table:table-cell>
          <table:table-cell table:formula="of:=IF([.U62]&gt;[.$C$2];1;0)" office:value-type="float" office:value="0" calcext:value-type="float">
            <text:p>0.00</text:p>
          </table:table-cell>
          <table:table-cell table:style-name="ce7" table:formula="of:=IF([.D62]&gt;[.$C$2];1;0)" office:value-type="float" office:value="1" calcext:value-type="float">
            <text:p>1.00</text:p>
          </table:table-cell>
          <table:table-cell table:style-name="ce5" table:formula="of:=IF([.O62];[.M62];[.L62])" office:value-type="float" office:value="-0.575166765140449" calcext:value-type="float">
            <text:p>-0.575167</text:p>
          </table:table-cell>
          <table:table-cell table:formula="of:=([.P62]-[.P61])/[.A62]" office:value-type="float" office:value="-155.776106624209" calcext:value-type="float">
            <text:p>-155.7761066242</text:p>
          </table:table-cell>
          <table:table-cell table:formula="of:=[.$U$3]*[.U61]" office:value-type="float" office:value="3.18422560169247" calcext:value-type="float">
            <text:p>3.1842256017</text:p>
          </table:table-cell>
          <table:table-cell table:formula="of:=([.$U$3]*[.V61]*[.$U$3])+[.$S$3]" office:value-type="float" office:value="1.43308183405113" calcext:value-type="float">
            <text:p>1.4330818341</text:p>
          </table:table-cell>
          <table:table-cell table:formula="of:=[.S62]/([.S62]+[.$Q$3])" office:value-type="float" office:value="0.588998616485093" calcext:value-type="float">
            <text:p>0.5889986165</text:p>
          </table:table-cell>
          <table:table-cell table:formula="of:=[.R62]+[.T62]*((([.L62]*[.A62])+[.D62])-[.R62])" office:value-type="float" office:value="4.76292557161102" calcext:value-type="float">
            <text:p>4.7629255716</text:p>
          </table:table-cell>
          <table:table-cell table:formula="of:=(1-[.T62])*[.S62]" office:value-type="float" office:value="0.588998616485093" calcext:value-type="float">
            <text:p>0.5889986165</text:p>
          </table:table-cell>
          <table:table-cell table:formula="of:=[.D63]-[.U62]" office:value-type="float" office:value="-0.554435694985281" calcext:value-type="float">
            <text:p>-0.55443569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2]+[.A63]"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style-name="ce5" table:formula="of:=[.D62]*0.8+[.P62]*0.2" office:value-type="float" office:value="4.20848987662574" calcext:value-type="float">
            <text:p>4.208490</text:p>
          </table:table-cell>
          <table:table-cell table:style-name="ce5" table:formula="of:=[.C63]-[.D63]" office:value-type="float" office:value="0.791510123374257" calcext:value-type="float">
            <text:p>0.791510</text:p>
          </table:table-cell>
          <table:table-cell table:style-name="ce5" table:formula="of:=ABS([.E63])" office:value-type="float" office:value="0.791510123374257" calcext:value-type="float">
            <text:p>0.791510</text:p>
          </table:table-cell>
          <table:table-cell table:style-name="ce5" table:formula="of:=[.$E$2]*[.E63]" office:value-type="float" office:value="4.74906074024554" calcext:value-type="float">
            <text:p>4.749061</text:p>
          </table:table-cell>
          <table:table-cell table:style-name="ce5" table:formula="of:=[.H62]+([.E63]*[.A63])" office:value-type="float" office:value="0.541975850184831" calcext:value-type="float">
            <text:p>0.541976</text:p>
          </table:table-cell>
          <table:table-cell table:style-name="ce5" table:formula="of:=[.H63]*[.$G$2]" office:value-type="float" office:value="5.41975850184831" calcext:value-type="float">
            <text:p>5.419759</text:p>
          </table:table-cell>
          <table:table-cell table:style-name="ce5" table:formula="of:=([.E63]-[.E62])/[.A63]" office:value-type="float" office:value="11.9591416044155" calcext:value-type="float">
            <text:p>11.959142</text:p>
          </table:table-cell>
          <table:table-cell table:style-name="ce5" table:formula="of:=[.J63]*[.$I$2]" office:value-type="float" office:value="-1.19591416044155" calcext:value-type="float">
            <text:p>-1.195914</text:p>
          </table:table-cell>
          <table:table-cell table:style-name="ce5" table:formula="of:=[.G63]+[.I63]+[.K63]" office:value-type="float" office:value="8.97290508165231" calcext:value-type="float">
            <text:p>8.972905</text:p>
          </table:table-cell>
          <table:table-cell table:style-name="ce5" table:formula="of:=-[.L63]/8" office:value-type="float" office:value="-1.12161313520654" calcext:value-type="float">
            <text:p>-1.121613</text:p>
          </table:table-cell>
          <table:table-cell table:formula="of:=IF([.U63]&gt;[.$C$2];1;0)" office:value-type="float" office:value="0" calcext:value-type="float">
            <text:p>0.00</text:p>
          </table:table-cell>
          <table:table-cell table:style-name="ce7" table:formula="of:=IF([.D63]&gt;[.$C$2];1;0)" office:value-type="float" office:value="0" calcext:value-type="float">
            <text:p>0.00</text:p>
          </table:table-cell>
          <table:table-cell table:style-name="ce5" table:formula="of:=IF([.O63];[.M63];[.L63])" office:value-type="float" office:value="8.97290508165231" calcext:value-type="float">
            <text:p>8.972905</text:p>
          </table:table-cell>
          <table:table-cell table:formula="of:=([.P63]-[.P62])/[.A63]" office:value-type="float" office:value="95.4807184679276" calcext:value-type="float">
            <text:p>95.4807184679</text:p>
          </table:table-cell>
          <table:table-cell table:formula="of:=[.$U$3]*[.U62]" office:value-type="float" office:value="4.08414959692616" calcext:value-type="float">
            <text:p>4.0841495969</text:p>
          </table:table-cell>
          <table:table-cell table:formula="of:=([.$U$3]*[.V62]*[.$U$3])+[.$S$3]" office:value-type="float" office:value="1.43308183405113" calcext:value-type="float">
            <text:p>1.4330818341</text:p>
          </table:table-cell>
          <table:table-cell table:formula="of:=[.S63]/([.S63]+[.$Q$3])" office:value-type="float" office:value="0.588998616485093" calcext:value-type="float">
            <text:p>0.5889986165</text:p>
          </table:table-cell>
          <table:table-cell table:formula="of:=[.R63]+[.T63]*((([.L63]*[.A63])+[.D63])-[.R63])" office:value-type="float" office:value="4.68588871753711" calcext:value-type="float">
            <text:p>4.6858887175</text:p>
          </table:table-cell>
          <table:table-cell table:formula="of:=(1-[.T63])*[.S63]" office:value-type="float" office:value="0.588998616485093" calcext:value-type="float">
            <text:p>0.5889986165</text:p>
          </table:table-cell>
          <table:table-cell table:formula="of:=[.D64]-[.U63]" office:value-type="float" office:value="0.475484200093945" calcext:value-type="float">
            <text:p>0.47548420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3]+[.A64]"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style-name="ce5" table:formula="of:=[.D63]*0.8+[.P63]*0.2" office:value-type="float" office:value="5.16137291763106" calcext:value-type="float">
            <text:p>5.161373</text:p>
          </table:table-cell>
          <table:table-cell table:style-name="ce5" table:formula="of:=[.C64]-[.D64]" office:value-type="float" office:value="-0.161372917631056" calcext:value-type="float">
            <text:p>-0.161373</text:p>
          </table:table-cell>
          <table:table-cell table:style-name="ce5" table:formula="of:=ABS([.E64])" office:value-type="float" office:value="0.161372917631056" calcext:value-type="float">
            <text:p>0.161373</text:p>
          </table:table-cell>
          <table:table-cell table:style-name="ce5" table:formula="of:=[.$E$2]*[.E64]" office:value-type="float" office:value="-0.968237505786334" calcext:value-type="float">
            <text:p>-0.968238</text:p>
          </table:table-cell>
          <table:table-cell table:style-name="ce5" table:formula="of:=[.H63]+([.E64]*[.A64])" office:value-type="float" office:value="0.525838558421726" calcext:value-type="float">
            <text:p>0.525839</text:p>
          </table:table-cell>
          <table:table-cell table:style-name="ce5" table:formula="of:=[.H64]*[.$G$2]" office:value-type="float" office:value="5.25838558421726" calcext:value-type="float">
            <text:p>5.258386</text:p>
          </table:table-cell>
          <table:table-cell table:style-name="ce5" table:formula="of:=([.E64]-[.E63])/[.A64]" office:value-type="float" office:value="-9.52883041005313" calcext:value-type="float">
            <text:p>-9.528830</text:p>
          </table:table-cell>
          <table:table-cell table:style-name="ce5" table:formula="of:=[.J64]*[.$I$2]" office:value-type="float" office:value="0.952883041005313" calcext:value-type="float">
            <text:p>0.952883</text:p>
          </table:table-cell>
          <table:table-cell table:style-name="ce5" table:formula="of:=[.G64]+[.I64]+[.K64]" office:value-type="float" office:value="5.24303111943624" calcext:value-type="float">
            <text:p>5.243031</text:p>
          </table:table-cell>
          <table:table-cell table:style-name="ce5" table:formula="of:=-[.L64]/8" office:value-type="float" office:value="-0.65537888992953" calcext:value-type="float">
            <text:p>-0.655379</text:p>
          </table:table-cell>
          <table:table-cell table:formula="of:=IF([.U64]&gt;[.$C$2];1;0)" office:value-type="float" office:value="0" calcext:value-type="float">
            <text:p>0.00</text:p>
          </table:table-cell>
          <table:table-cell table:style-name="ce7" table:formula="of:=IF([.D64]&gt;[.$C$2];1;0)" office:value-type="float" office:value="1" calcext:value-type="float">
            <text:p>1.00</text:p>
          </table:table-cell>
          <table:table-cell table:style-name="ce5" table:formula="of:=IF([.O64];[.M64];[.L64])" office:value-type="float" office:value="-0.65537888992953" calcext:value-type="float">
            <text:p>-0.655379</text:p>
          </table:table-cell>
          <table:table-cell table:formula="of:=([.P64]-[.P63])/[.A64]" office:value-type="float" office:value="-96.2828397158184" calcext:value-type="float">
            <text:p>-96.2828397158</text:p>
          </table:table-cell>
          <table:table-cell table:formula="of:=[.$U$3]*[.U63]" office:value-type="float" office:value="4.01809145014559" calcext:value-type="float">
            <text:p>4.0180914501</text:p>
          </table:table-cell>
          <table:table-cell table:formula="of:=([.$U$3]*[.V63]*[.$U$3])+[.$S$3]" office:value-type="float" office:value="1.43308183405113" calcext:value-type="float">
            <text:p>1.4330818341</text:p>
          </table:table-cell>
          <table:table-cell table:formula="of:=[.S64]/([.S64]+[.$Q$3])" office:value-type="float" office:value="0.588998616485093" calcext:value-type="float">
            <text:p>0.5889986165</text:p>
          </table:table-cell>
          <table:table-cell table:formula="of:=[.R64]+[.T64]*((([.L64]*[.A64])+[.D64])-[.R64])" office:value-type="float" office:value="5.0002964603012" calcext:value-type="float">
            <text:p>5.0002964603</text:p>
          </table:table-cell>
          <table:table-cell table:formula="of:=(1-[.T64])*[.S64]" office:value-type="float" office:value="0.588998616485093" calcext:value-type="float">
            <text:p>0.5889986165</text:p>
          </table:table-cell>
          <table:table-cell table:formula="of:=[.D65]-[.U64]" office:value-type="float" office:value="-1.00227390418226" calcext:value-type="float">
            <text:p>-1.002273904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4]+[.A65]"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style-name="ce5" table:formula="of:=[.D64]*0.8+[.P64]*0.2" office:value-type="float" office:value="3.99802255611894" calcext:value-type="float">
            <text:p>3.998023</text:p>
          </table:table-cell>
          <table:table-cell table:style-name="ce5" table:formula="of:=[.C65]-[.D65]" office:value-type="float" office:value="1.00197744388106" calcext:value-type="float">
            <text:p>1.001977</text:p>
          </table:table-cell>
          <table:table-cell table:style-name="ce5" table:formula="of:=ABS([.E65])" office:value-type="float" office:value="1.00197744388106" calcext:value-type="float">
            <text:p>1.001977</text:p>
          </table:table-cell>
          <table:table-cell table:style-name="ce5" table:formula="of:=[.$E$2]*[.E65]" office:value-type="float" office:value="6.01186466328637" calcext:value-type="float">
            <text:p>6.011865</text:p>
          </table:table-cell>
          <table:table-cell table:style-name="ce5" table:formula="of:=[.H64]+([.E65]*[.A65])" office:value-type="float" office:value="0.626036302809832" calcext:value-type="float">
            <text:p>0.626036</text:p>
          </table:table-cell>
          <table:table-cell table:style-name="ce5" table:formula="of:=[.H65]*[.$G$2]" office:value-type="float" office:value="6.26036302809832" calcext:value-type="float">
            <text:p>6.260363</text:p>
          </table:table-cell>
          <table:table-cell table:style-name="ce5" table:formula="of:=([.E65]-[.E64])/[.A65]" office:value-type="float" office:value="11.6335036151212" calcext:value-type="float">
            <text:p>11.633504</text:p>
          </table:table-cell>
          <table:table-cell table:style-name="ce5" table:formula="of:=[.J65]*[.$I$2]" office:value-type="float" office:value="-1.16335036151212" calcext:value-type="float">
            <text:p>-1.163350</text:p>
          </table:table-cell>
          <table:table-cell table:style-name="ce5" table:formula="of:=[.G65]+[.I65]+[.K65]" office:value-type="float" office:value="11.1088773298726" calcext:value-type="float">
            <text:p>11.108877</text:p>
          </table:table-cell>
          <table:table-cell table:style-name="ce5" table:formula="of:=-[.L65]/8" office:value-type="float" office:value="-1.38860966623407" calcext:value-type="float">
            <text:p>-1.388610</text:p>
          </table:table-cell>
          <table:table-cell table:formula="of:=IF([.U65]&gt;[.$C$2];1;0)" office:value-type="float" office:value="0" calcext:value-type="float">
            <text:p>0.00</text:p>
          </table:table-cell>
          <table:table-cell table:style-name="ce7" table:formula="of:=IF([.D65]&gt;[.$C$2];1;0)" office:value-type="float" office:value="0" calcext:value-type="float">
            <text:p>0.00</text:p>
          </table:table-cell>
          <table:table-cell table:style-name="ce5" table:formula="of:=IF([.O65];[.M65];[.L65])" office:value-type="float" office:value="11.1088773298726" calcext:value-type="float">
            <text:p>11.108877</text:p>
          </table:table-cell>
          <table:table-cell table:formula="of:=([.P65]-[.P64])/[.A65]" office:value-type="float" office:value="117.642562198021" calcext:value-type="float">
            <text:p>117.642562198</text:p>
          </table:table-cell>
          <table:table-cell table:formula="of:=[.$U$3]*[.U64]" office:value-type="float" office:value="4.28769218955963" calcext:value-type="float">
            <text:p>4.2876921896</text:p>
          </table:table-cell>
          <table:table-cell table:formula="of:=([.$U$3]*[.V64]*[.$U$3])+[.$S$3]" office:value-type="float" office:value="1.43308183405113" calcext:value-type="float">
            <text:p>1.4330818341</text:p>
          </table:table-cell>
          <table:table-cell table:formula="of:=[.S65]/([.S65]+[.$Q$3])" office:value-type="float" office:value="0.588998616485093" calcext:value-type="float">
            <text:p>0.5889986165</text:p>
          </table:table-cell>
          <table:table-cell table:formula="of:=[.R65]+[.T65]*((([.L65]*[.A65])+[.D65])-[.R65])" office:value-type="float" office:value="4.77138851402508" calcext:value-type="float">
            <text:p>4.771388514</text:p>
          </table:table-cell>
          <table:table-cell table:formula="of:=(1-[.T65])*[.S65]" office:value-type="float" office:value="0.588998616485093" calcext:value-type="float">
            <text:p>0.5889986165</text:p>
          </table:table-cell>
          <table:table-cell table:formula="of:=[.D66]-[.U65]" office:value-type="float" office:value="0.648804996844589" calcext:value-type="float">
            <text:p>0.648804996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5]+[.A6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[.D65]*0.8+[.P65]*0.2" office:value-type="float" office:value="5.42019351086967" calcext:value-type="float">
            <text:p>5.420194</text:p>
          </table:table-cell>
          <table:table-cell table:style-name="ce5" table:formula="of:=[.C66]-[.D66]" office:value-type="float" office:value="-0.420193510869666" calcext:value-type="float">
            <text:p>-0.420194</text:p>
          </table:table-cell>
          <table:table-cell table:style-name="ce5" table:formula="of:=ABS([.E66])" office:value-type="float" office:value="0.420193510869666" calcext:value-type="float">
            <text:p>0.420194</text:p>
          </table:table-cell>
          <table:table-cell table:style-name="ce5" table:formula="of:=[.$E$2]*[.E66]" office:value-type="float" office:value="-2.521161065218" calcext:value-type="float">
            <text:p>-2.521161</text:p>
          </table:table-cell>
          <table:table-cell table:style-name="ce5" table:formula="of:=[.H65]+([.E66]*[.A66])" office:value-type="float" office:value="0.584016951722865" calcext:value-type="float">
            <text:p>0.584017</text:p>
          </table:table-cell>
          <table:table-cell table:style-name="ce5" table:formula="of:=[.H66]*[.$G$2]" office:value-type="float" office:value="5.84016951722865" calcext:value-type="float">
            <text:p>5.840170</text:p>
          </table:table-cell>
          <table:table-cell table:style-name="ce5" table:formula="of:=([.E66]-[.E65])/[.A66]" office:value-type="float" office:value="-14.2217095475073" calcext:value-type="float">
            <text:p>-14.221710</text:p>
          </table:table-cell>
          <table:table-cell table:style-name="ce5" table:formula="of:=[.J66]*[.$I$2]" office:value-type="float" office:value="1.42217095475073" calcext:value-type="float">
            <text:p>1.422171</text:p>
          </table:table-cell>
          <table:table-cell table:style-name="ce5" table:formula="of:=[.G66]+[.I66]+[.K66]" office:value-type="float" office:value="4.74117940676138" calcext:value-type="float">
            <text:p>4.741179</text:p>
          </table:table-cell>
          <table:table-cell table:style-name="ce5" table:formula="of:=-[.L66]/8" office:value-type="float" office:value="-0.592647425845173" calcext:value-type="float">
            <text:p>-0.592647</text:p>
          </table:table-cell>
          <table:table-cell table:formula="of:=IF([.U66]&gt;[.$C$2];1;0)" office:value-type="float" office:value="1" calcext:value-type="float">
            <text:p>1.00</text:p>
          </table:table-cell>
          <table:table-cell table:style-name="ce7" table:formula="of:=IF([.D66]&gt;[.$C$2];1;0)" office:value-type="float" office:value="1" calcext:value-type="float">
            <text:p>1.00</text:p>
          </table:table-cell>
          <table:table-cell table:style-name="ce5" table:formula="of:=IF([.O66];[.M66];[.L66])" office:value-type="float" office:value="-0.592647425845173" calcext:value-type="float">
            <text:p>-0.592647</text:p>
          </table:table-cell>
          <table:table-cell table:formula="of:=([.P66]-[.P65])/[.A66]" office:value-type="float" office:value="-117.015247557177" calcext:value-type="float">
            <text:p>-117.0152475572</text:p>
          </table:table-cell>
          <table:table-cell table:formula="of:=[.$U$3]*[.U65]" office:value-type="float" office:value="4.09140646506938" calcext:value-type="float">
            <text:p>4.0914064651</text:p>
          </table:table-cell>
          <table:table-cell table:formula="of:=([.$U$3]*[.V65]*[.$U$3])+[.$S$3]" office:value-type="float" office:value="1.43308183405113" calcext:value-type="float">
            <text:p>1.4330818341</text:p>
          </table:table-cell>
          <table:table-cell table:formula="of:=[.S66]/([.S66]+[.$Q$3])" office:value-type="float" office:value="0.588998616485093" calcext:value-type="float">
            <text:p>0.5889986165</text:p>
          </table:table-cell>
          <table:table-cell table:formula="of:=[.R66]+[.T66]*((([.L66]*[.A66])+[.D66])-[.R66])" office:value-type="float" office:value="5.15331500775807" calcext:value-type="float">
            <text:p>5.1533150078</text:p>
          </table:table-cell>
          <table:table-cell table:formula="of:=(1-[.T66])*[.S66]" office:value-type="float" office:value="0.588998616485093" calcext:value-type="float">
            <text:p>0.5889986165</text:p>
          </table:table-cell>
          <table:table-cell table:formula="of:=[.D67]-[.U66]" office:value-type="float" office:value="-0.935689684231372" calcext:value-type="float">
            <text:p>-0.935689684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6]+[.A67]" office:value-type="float" office:value="6.09999999999999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table:style-name="ce5" table:formula="of:=[.D66]*0.8+[.P66]*0.2" office:value-type="float" office:value="4.2176253235267" calcext:value-type="float">
            <text:p>4.217625</text:p>
          </table:table-cell>
          <table:table-cell table:style-name="ce5" table:formula="of:=[.C67]-[.D67]" office:value-type="float" office:value="0.782374676473301" calcext:value-type="float">
            <text:p>0.782375</text:p>
          </table:table-cell>
          <table:table-cell table:style-name="ce5" table:formula="of:=ABS([.E67])" office:value-type="float" office:value="0.782374676473301" calcext:value-type="float">
            <text:p>0.782375</text:p>
          </table:table-cell>
          <table:table-cell table:style-name="ce5" table:formula="of:=[.$E$2]*[.E67]" office:value-type="float" office:value="4.69424805883981" calcext:value-type="float">
            <text:p>4.694248</text:p>
          </table:table-cell>
          <table:table-cell table:style-name="ce5" table:formula="of:=[.H66]+([.E67]*[.A67])" office:value-type="float" office:value="0.662254419370195" calcext:value-type="float">
            <text:p>0.662254</text:p>
          </table:table-cell>
          <table:table-cell table:style-name="ce5" table:formula="of:=[.H67]*[.$G$2]" office:value-type="float" office:value="6.62254419370195" calcext:value-type="float">
            <text:p>6.622544</text:p>
          </table:table-cell>
          <table:table-cell table:style-name="ce5" table:formula="of:=([.E67]-[.E66])/[.A67]" office:value-type="float" office:value="12.0256818734297" calcext:value-type="float">
            <text:p>12.025682</text:p>
          </table:table-cell>
          <table:table-cell table:style-name="ce5" table:formula="of:=[.J67]*[.$I$2]" office:value-type="float" office:value="-1.20256818734297" calcext:value-type="float">
            <text:p>-1.202568</text:p>
          </table:table-cell>
          <table:table-cell table:style-name="ce5" table:formula="of:=[.G67]+[.I67]+[.K67]" office:value-type="float" office:value="10.1142240651988" calcext:value-type="float">
            <text:p>10.114224</text:p>
          </table:table-cell>
          <table:table-cell table:style-name="ce5" table:formula="of:=-[.L67]/8" office:value-type="float" office:value="-1.26427800814985" calcext:value-type="float">
            <text:p>-1.264278</text:p>
          </table:table-cell>
          <table:table-cell table:formula="of:=IF([.U67]&gt;[.$C$2];1;0)" office:value-type="float" office:value="0" calcext:value-type="float">
            <text:p>0.00</text:p>
          </table:table-cell>
          <table:table-cell table:style-name="ce7" table:formula="of:=IF([.D67]&gt;[.$C$2];1;0)" office:value-type="float" office:value="0" calcext:value-type="float">
            <text:p>0.00</text:p>
          </table:table-cell>
          <table:table-cell table:style-name="ce5" table:formula="of:=IF([.O67];[.M67];[.L67])" office:value-type="float" office:value="10.1142240651988" calcext:value-type="float">
            <text:p>10.114224</text:p>
          </table:table-cell>
          <table:table-cell table:formula="of:=([.P67]-[.P66])/[.A67]" office:value-type="float" office:value="107.06871491044" calcext:value-type="float">
            <text:p>107.0687149104</text:p>
          </table:table-cell>
          <table:table-cell table:formula="of:=[.$U$3]*[.U66]" office:value-type="float" office:value="4.41890369591681" calcext:value-type="float">
            <text:p>4.4189036959</text:p>
          </table:table-cell>
          <table:table-cell table:formula="of:=([.$U$3]*[.V66]*[.$U$3])+[.$S$3]" office:value-type="float" office:value="1.43308183405113" calcext:value-type="float">
            <text:p>1.4330818341</text:p>
          </table:table-cell>
          <table:table-cell table:formula="of:=[.S67]/([.S67]+[.$Q$3])" office:value-type="float" office:value="0.588998616485093" calcext:value-type="float">
            <text:p>0.5889986165</text:p>
          </table:table-cell>
          <table:table-cell table:formula="of:=[.R67]+[.T67]*((([.L67]*[.A67])+[.D67])-[.R67])" office:value-type="float" office:value="4.8960774111729" calcext:value-type="float">
            <text:p>4.8960774112</text:p>
          </table:table-cell>
          <table:table-cell table:formula="of:=(1-[.T67])*[.S67]" office:value-type="float" office:value="0.588998616485093" calcext:value-type="float">
            <text:p>0.5889986165</text:p>
          </table:table-cell>
          <table:table-cell table:formula="of:=[.D68]-[.U67]" office:value-type="float" office:value="0.500867660688222" calcext:value-type="float">
            <text:p>0.500867660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7]+[.A68]" office:value-type="float" office:value="6.19999999999999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table:style-name="ce5" table:formula="of:=[.D67]*0.8+[.P67]*0.2" office:value-type="float" office:value="5.39694507186112" calcext:value-type="float">
            <text:p>5.396945</text:p>
          </table:table-cell>
          <table:table-cell table:style-name="ce5" table:formula="of:=[.C68]-[.D68]" office:value-type="float" office:value="-0.396945071861118" calcext:value-type="float">
            <text:p>-0.396945</text:p>
          </table:table-cell>
          <table:table-cell table:style-name="ce5" table:formula="of:=ABS([.E68])" office:value-type="float" office:value="0.396945071861118" calcext:value-type="float">
            <text:p>0.396945</text:p>
          </table:table-cell>
          <table:table-cell table:style-name="ce5" table:formula="of:=[.$E$2]*[.E68]" office:value-type="float" office:value="-2.38167043116671" calcext:value-type="float">
            <text:p>-2.381670</text:p>
          </table:table-cell>
          <table:table-cell table:style-name="ce5" table:formula="of:=[.H67]+([.E68]*[.A68])" office:value-type="float" office:value="0.622559912184083" calcext:value-type="float">
            <text:p>0.622560</text:p>
          </table:table-cell>
          <table:table-cell table:style-name="ce5" table:formula="of:=[.H68]*[.$G$2]" office:value-type="float" office:value="6.22559912184084" calcext:value-type="float">
            <text:p>6.225599</text:p>
          </table:table-cell>
          <table:table-cell table:style-name="ce5" table:formula="of:=([.E68]-[.E67])/[.A68]" office:value-type="float" office:value="-11.7931974833442" calcext:value-type="float">
            <text:p>-11.793197</text:p>
          </table:table-cell>
          <table:table-cell table:style-name="ce5" table:formula="of:=[.J68]*[.$I$2]" office:value-type="float" office:value="1.17931974833442" calcext:value-type="float">
            <text:p>1.179320</text:p>
          </table:table-cell>
          <table:table-cell table:style-name="ce5" table:formula="of:=[.G68]+[.I68]+[.K68]" office:value-type="float" office:value="5.02324843900854" calcext:value-type="float">
            <text:p>5.023248</text:p>
          </table:table-cell>
          <table:table-cell table:style-name="ce5" table:formula="of:=-[.L68]/8" office:value-type="float" office:value="-0.627906054876068" calcext:value-type="float">
            <text:p>-0.627906</text:p>
          </table:table-cell>
          <table:table-cell table:formula="of:=IF([.U68]&gt;[.$C$2];1;0)" office:value-type="float" office:value="1" calcext:value-type="float">
            <text:p>1.00</text:p>
          </table:table-cell>
          <table:table-cell table:style-name="ce7" table:formula="of:=IF([.D68]&gt;[.$C$2];1;0)" office:value-type="float" office:value="1" calcext:value-type="float">
            <text:p>1.00</text:p>
          </table:table-cell>
          <table:table-cell table:style-name="ce5" table:formula="of:=IF([.O68];[.M68];[.L68])" office:value-type="float" office:value="-0.627906054876068" calcext:value-type="float">
            <text:p>-0.627906</text:p>
          </table:table-cell>
          <table:table-cell table:formula="of:=([.P68]-[.P67])/[.A68]" office:value-type="float" office:value="-107.421301200749" calcext:value-type="float">
            <text:p>-107.4213012007</text:p>
          </table:table-cell>
          <table:table-cell table:formula="of:=[.$U$3]*[.U67]" office:value-type="float" office:value="4.19832564769587" calcext:value-type="float">
            <text:p>4.1983256477</text:p>
          </table:table-cell>
          <table:table-cell table:formula="of:=([.$U$3]*[.V67]*[.$U$3])+[.$S$3]" office:value-type="float" office:value="1.43308183405113" calcext:value-type="float">
            <text:p>1.4330818341</text:p>
          </table:table-cell>
          <table:table-cell table:formula="of:=[.S68]/([.S68]+[.$Q$3])" office:value-type="float" office:value="0.588998616485093" calcext:value-type="float">
            <text:p>0.5889986165</text:p>
          </table:table-cell>
          <table:table-cell table:formula="of:=[.R68]+[.T68]*((([.L68]*[.A68])+[.D68])-[.R68])" office:value-type="float" office:value="5.20017946830505" calcext:value-type="float">
            <text:p>5.2001794683</text:p>
          </table:table-cell>
          <table:table-cell table:formula="of:=(1-[.T68])*[.S68]" office:value-type="float" office:value="0.588998616485093" calcext:value-type="float">
            <text:p>0.5889986165</text:p>
          </table:table-cell>
          <table:table-cell table:formula="of:=[.D69]-[.U68]" office:value-type="float" office:value="-1.00820462179137" calcext:value-type="float">
            <text:p>-1.008204621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8]+[.A69]" office:value-type="float" office:value="6.29999999999999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table:style-name="ce5" table:formula="of:=[.D68]*0.8+[.P68]*0.2" office:value-type="float" office:value="4.19197484651368" calcext:value-type="float">
            <text:p>4.191975</text:p>
          </table:table-cell>
          <table:table-cell table:style-name="ce5" table:formula="of:=[.C69]-[.D69]" office:value-type="float" office:value="0.808025153486319" calcext:value-type="float">
            <text:p>0.808025</text:p>
          </table:table-cell>
          <table:table-cell table:style-name="ce5" table:formula="of:=ABS([.E69])" office:value-type="float" office:value="0.808025153486319" calcext:value-type="float">
            <text:p>0.808025</text:p>
          </table:table-cell>
          <table:table-cell table:style-name="ce5" table:formula="of:=[.$E$2]*[.E69]" office:value-type="float" office:value="4.84815092091791" calcext:value-type="float">
            <text:p>4.848151</text:p>
          </table:table-cell>
          <table:table-cell table:style-name="ce5" table:formula="of:=[.H68]+([.E69]*[.A69])" office:value-type="float" office:value="0.703362427532715" calcext:value-type="float">
            <text:p>0.703362</text:p>
          </table:table-cell>
          <table:table-cell table:style-name="ce5" table:formula="of:=[.H69]*[.$G$2]" office:value-type="float" office:value="7.03362427532715" calcext:value-type="float">
            <text:p>7.033624</text:p>
          </table:table-cell>
          <table:table-cell table:style-name="ce5" table:formula="of:=([.E69]-[.E68])/[.A69]" office:value-type="float" office:value="12.0497022534744" calcext:value-type="float">
            <text:p>12.049702</text:p>
          </table:table-cell>
          <table:table-cell table:style-name="ce5" table:formula="of:=[.J69]*[.$I$2]" office:value-type="float" office:value="-1.20497022534744" calcext:value-type="float">
            <text:p>-1.204970</text:p>
          </table:table-cell>
          <table:table-cell table:style-name="ce5" table:formula="of:=[.G69]+[.I69]+[.K69]" office:value-type="float" office:value="10.6768049708976" calcext:value-type="float">
            <text:p>10.676805</text:p>
          </table:table-cell>
          <table:table-cell table:style-name="ce5" table:formula="of:=-[.L69]/8" office:value-type="float" office:value="-1.3346006213622" calcext:value-type="float">
            <text:p>-1.334601</text:p>
          </table:table-cell>
          <table:table-cell table:formula="of:=IF([.U69]&gt;[.$C$2];1;0)" office:value-type="float" office:value="0" calcext:value-type="float">
            <text:p>0.00</text:p>
          </table:table-cell>
          <table:table-cell table:style-name="ce7" table:formula="of:=IF([.D69]&gt;[.$C$2];1;0)" office:value-type="float" office:value="0" calcext:value-type="float">
            <text:p>0.00</text:p>
          </table:table-cell>
          <table:table-cell table:style-name="ce5" table:formula="of:=IF([.O69];[.M69];[.L69])" office:value-type="float" office:value="10.6768049708976" calcext:value-type="float">
            <text:p>10.676805</text:p>
          </table:table-cell>
          <table:table-cell table:formula="of:=([.P69]-[.P68])/[.A69]" office:value-type="float" office:value="113.047110257737" calcext:value-type="float">
            <text:p>113.0471102577</text:p>
          </table:table-cell>
          <table:table-cell table:formula="of:=[.$U$3]*[.U68]" office:value-type="float" office:value="4.45908938951529" calcext:value-type="float">
            <text:p>4.4590893895</text:p>
          </table:table-cell>
          <table:table-cell table:formula="of:=([.$U$3]*[.V68]*[.$U$3])+[.$S$3]" office:value-type="float" office:value="1.43308183405113" calcext:value-type="float">
            <text:p>1.4330818341</text:p>
          </table:table-cell>
          <table:table-cell table:formula="of:=[.S69]/([.S69]+[.$Q$3])" office:value-type="float" office:value="0.588998616485093" calcext:value-type="float">
            <text:p>0.5889986165</text:p>
          </table:table-cell>
          <table:table-cell table:formula="of:=[.R69]+[.T69]*((([.L69]*[.A69])+[.D69])-[.R69])" office:value-type="float" office:value="4.93062162887828" calcext:value-type="float">
            <text:p>4.9306216289</text:p>
          </table:table-cell>
          <table:table-cell table:formula="of:=(1-[.T69])*[.S69]" office:value-type="float" office:value="0.588998616485093" calcext:value-type="float">
            <text:p>0.5889986165</text:p>
          </table:table-cell>
          <table:table-cell table:formula="of:=[.D70]-[.U69]" office:value-type="float" office:value="0.558319242512189" calcext:value-type="float">
            <text:p>0.558319242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9]+[.A70]" office:value-type="float" office:value="6.39999999999999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table:style-name="ce5" table:formula="of:=[.D69]*0.8+[.P69]*0.2" office:value-type="float" office:value="5.48894087139047" calcext:value-type="float">
            <text:p>5.488941</text:p>
          </table:table-cell>
          <table:table-cell table:style-name="ce5" table:formula="of:=[.C70]-[.D70]" office:value-type="float" office:value="-0.488940871390471" calcext:value-type="float">
            <text:p>-0.488941</text:p>
          </table:table-cell>
          <table:table-cell table:style-name="ce5" table:formula="of:=ABS([.E70])" office:value-type="float" office:value="0.488940871390471" calcext:value-type="float">
            <text:p>0.488941</text:p>
          </table:table-cell>
          <table:table-cell table:style-name="ce5" table:formula="of:=[.$E$2]*[.E70]" office:value-type="float" office:value="-2.93364522834283" calcext:value-type="float">
            <text:p>-2.933645</text:p>
          </table:table-cell>
          <table:table-cell table:style-name="ce5" table:formula="of:=[.H69]+([.E70]*[.A70])" office:value-type="float" office:value="0.654468340393668" calcext:value-type="float">
            <text:p>0.654468</text:p>
          </table:table-cell>
          <table:table-cell table:style-name="ce5" table:formula="of:=[.H70]*[.$G$2]" office:value-type="float" office:value="6.54468340393668" calcext:value-type="float">
            <text:p>6.544683</text:p>
          </table:table-cell>
          <table:table-cell table:style-name="ce5" table:formula="of:=([.E70]-[.E69])/[.A70]" office:value-type="float" office:value="-12.9696602487679" calcext:value-type="float">
            <text:p>-12.969660</text:p>
          </table:table-cell>
          <table:table-cell table:style-name="ce5" table:formula="of:=[.J70]*[.$I$2]" office:value-type="float" office:value="1.29696602487679" calcext:value-type="float">
            <text:p>1.296966</text:p>
          </table:table-cell>
          <table:table-cell table:style-name="ce5" table:formula="of:=[.G70]+[.I70]+[.K70]" office:value-type="float" office:value="4.90800420047064" calcext:value-type="float">
            <text:p>4.908004</text:p>
          </table:table-cell>
          <table:table-cell table:style-name="ce5" table:formula="of:=-[.L70]/8" office:value-type="float" office:value="-0.613500525058831" calcext:value-type="float">
            <text:p>-0.613501</text:p>
          </table:table-cell>
          <table:table-cell table:formula="of:=IF([.U70]&gt;[.$C$2];1;0)" office:value-type="float" office:value="1" calcext:value-type="float">
            <text:p>1.00</text:p>
          </table:table-cell>
          <table:table-cell table:style-name="ce7" table:formula="of:=IF([.D70]&gt;[.$C$2];1;0)" office:value-type="float" office:value="1" calcext:value-type="float">
            <text:p>1.00</text:p>
          </table:table-cell>
          <table:table-cell table:style-name="ce5" table:formula="of:=IF([.O70];[.M70];[.L70])" office:value-type="float" office:value="-0.613500525058831" calcext:value-type="float">
            <text:p>-0.613501</text:p>
          </table:table-cell>
          <table:table-cell table:formula="of:=([.P70]-[.P69])/[.A70]" office:value-type="float" office:value="-112.903054959565" calcext:value-type="float">
            <text:p>-112.9030549596</text:p>
          </table:table-cell>
          <table:table-cell table:formula="of:=[.$U$3]*[.U69]" office:value-type="float" office:value="4.22794688588159" calcext:value-type="float">
            <text:p>4.2279468859</text:p>
          </table:table-cell>
          <table:table-cell table:formula="of:=([.$U$3]*[.V69]*[.$U$3])+[.$S$3]" office:value-type="float" office:value="1.43308183405113" calcext:value-type="float">
            <text:p>1.4330818341</text:p>
          </table:table-cell>
          <table:table-cell table:formula="of:=[.S70]/([.S70]+[.$Q$3])" office:value-type="float" office:value="0.588998616485093" calcext:value-type="float">
            <text:p>0.5889986165</text:p>
          </table:table-cell>
          <table:table-cell table:formula="of:=[.R70]+[.T70]*((([.L70]*[.A70])+[.D70])-[.R70])" office:value-type="float" office:value="5.25975136712037" calcext:value-type="float">
            <text:p>5.2597513671</text:p>
          </table:table-cell>
          <table:table-cell table:formula="of:=(1-[.T70])*[.S70]" office:value-type="float" office:value="0.588998616485093" calcext:value-type="float">
            <text:p>0.5889986165</text:p>
          </table:table-cell>
          <table:table-cell table:formula="of:=[.D71]-[.U70]" office:value-type="float" office:value="-0.991298775019759" calcext:value-type="float">
            <text:p>-0.99129877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0]+[.A71]" office:value-type="float" office:value="6.49999999999999" calcext:value-type="float">
            <text:p>6.5</text:p>
          </table:table-cell>
          <table:table-cell office:value-type="float" office:value="4.1" calcext:value-type="float">
            <text:p>4.1</text:p>
          </table:table-cell>
          <table:table-cell table:style-name="ce5" table:formula="of:=[.D70]*0.8+[.P70]*0.2" office:value-type="float" office:value="4.26845259210061" calcext:value-type="float">
            <text:p>4.268453</text:p>
          </table:table-cell>
          <table:table-cell table:style-name="ce5" table:formula="of:=[.C71]-[.D71]" office:value-type="float" office:value="-0.168452592100611" calcext:value-type="float">
            <text:p>-0.168453</text:p>
          </table:table-cell>
          <table:table-cell table:style-name="ce5" table:formula="of:=ABS([.E71])" office:value-type="float" office:value="0.168452592100611" calcext:value-type="float">
            <text:p>0.168453</text:p>
          </table:table-cell>
          <table:table-cell table:style-name="ce5" table:formula="of:=[.$E$2]*[.E71]" office:value-type="float" office:value="-1.01071555260367" calcext:value-type="float">
            <text:p>-1.010716</text:p>
          </table:table-cell>
          <table:table-cell table:style-name="ce5" table:formula="of:=[.H70]+([.E71]*[.A71])" office:value-type="float" office:value="0.637623081183607" calcext:value-type="float">
            <text:p>0.637623</text:p>
          </table:table-cell>
          <table:table-cell table:style-name="ce5" table:formula="of:=[.H71]*[.$G$2]" office:value-type="float" office:value="6.37623081183607" calcext:value-type="float">
            <text:p>6.376231</text:p>
          </table:table-cell>
          <table:table-cell table:style-name="ce5" table:formula="of:=([.E71]-[.E70])/[.A71]" office:value-type="float" office:value="3.2048827928986" calcext:value-type="float">
            <text:p>3.204883</text:p>
          </table:table-cell>
          <table:table-cell table:style-name="ce5" table:formula="of:=[.J71]*[.$I$2]" office:value-type="float" office:value="-0.32048827928986" calcext:value-type="float">
            <text:p>-0.320488</text:p>
          </table:table-cell>
          <table:table-cell table:style-name="ce5" table:formula="of:=[.G71]+[.I71]+[.K71]" office:value-type="float" office:value="5.04502697994254" calcext:value-type="float">
            <text:p>5.045027</text:p>
          </table:table-cell>
          <table:table-cell table:style-name="ce5" table:formula="of:=-[.L71]/8" office:value-type="float" office:value="-0.630628372492818" calcext:value-type="float">
            <text:p>-0.630628</text:p>
          </table:table-cell>
          <table:table-cell table:formula="of:=IF([.U71]&gt;[.$C$2];1;0)" office:value-type="float" office:value="0" calcext:value-type="float">
            <text:p>0.00</text:p>
          </table:table-cell>
          <table:table-cell table:style-name="ce7" table:formula="of:=IF([.D71]&gt;[.$C$2];1;0)" office:value-type="float" office:value="0" calcext:value-type="float">
            <text:p>0.00</text:p>
          </table:table-cell>
          <table:table-cell table:style-name="ce5" table:formula="of:=IF([.O71];[.M71];[.L71])" office:value-type="float" office:value="5.04502697994254" calcext:value-type="float">
            <text:p>5.045027</text:p>
          </table:table-cell>
          <table:table-cell table:formula="of:=([.P71]-[.P70])/[.A71]" office:value-type="float" office:value="56.5852750500137" calcext:value-type="float">
            <text:p>56.58527505</text:p>
          </table:table-cell>
          <table:table-cell table:formula="of:=[.$U$3]*[.U70]" office:value-type="float" office:value="4.51017155380206" calcext:value-type="float">
            <text:p>4.5101715538</text:p>
          </table:table-cell>
          <table:table-cell table:formula="of:=([.$U$3]*[.V70]*[.$U$3])+[.$S$3]" office:value-type="float" office:value="1.43308183405113" calcext:value-type="float">
            <text:p>1.4330818341</text:p>
          </table:table-cell>
          <table:table-cell table:formula="of:=[.S71]/([.S71]+[.$Q$3])" office:value-type="float" office:value="0.588998616485093" calcext:value-type="float">
            <text:p>0.5889986165</text:p>
          </table:table-cell>
          <table:table-cell table:formula="of:=[.R71]+[.T71]*((([.L71]*[.A71])+[.D71])-[.R71])" office:value-type="float" office:value="4.66495081091331" calcext:value-type="float">
            <text:p>4.6649508109</text:p>
          </table:table-cell>
          <table:table-cell table:formula="of:=(1-[.T71])*[.S71]" office:value-type="float" office:value="0.588998616485093" calcext:value-type="float">
            <text:p>0.5889986165</text:p>
          </table:table-cell>
          <table:table-cell table:formula="of:=[.D72]-[.U71]" office:value-type="float" office:value="-0.241183341244311" calcext:value-type="float">
            <text:p>-0.24118334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1]+[.A72]" office:value-type="float" office:value="6.59999999999999" calcext:value-type="float">
            <text:p>6.6</text:p>
          </table:table-cell>
          <table:table-cell office:value-type="float" office:value="4.2" calcext:value-type="float">
            <text:p>4.2</text:p>
          </table:table-cell>
          <table:table-cell table:style-name="ce5" table:formula="of:=[.D71]*0.8+[.P71]*0.2" office:value-type="float" office:value="4.423767469669" calcext:value-type="float">
            <text:p>4.423767</text:p>
          </table:table-cell>
          <table:table-cell table:style-name="ce5" table:formula="of:=[.C72]-[.D72]" office:value-type="float" office:value="-0.223767469668997" calcext:value-type="float">
            <text:p>-0.223767</text:p>
          </table:table-cell>
          <table:table-cell table:style-name="ce5" table:formula="of:=ABS([.E72])" office:value-type="float" office:value="0.223767469668997" calcext:value-type="float">
            <text:p>0.223767</text:p>
          </table:table-cell>
          <table:table-cell table:style-name="ce5" table:formula="of:=[.$E$2]*[.E72]" office:value-type="float" office:value="-1.34260481801398" calcext:value-type="float">
            <text:p>-1.342605</text:p>
          </table:table-cell>
          <table:table-cell table:style-name="ce5" table:formula="of:=[.H71]+([.E72]*[.A72])" office:value-type="float" office:value="0.615246334216707" calcext:value-type="float">
            <text:p>0.615246</text:p>
          </table:table-cell>
          <table:table-cell table:style-name="ce5" table:formula="of:=[.H72]*[.$G$2]" office:value-type="float" office:value="6.15246334216707" calcext:value-type="float">
            <text:p>6.152463</text:p>
          </table:table-cell>
          <table:table-cell table:style-name="ce5" table:formula="of:=([.E72]-[.E71])/[.A72]" office:value-type="float" office:value="-0.553148775683852" calcext:value-type="float">
            <text:p>-0.553149</text:p>
          </table:table-cell>
          <table:table-cell table:style-name="ce5" table:formula="of:=[.J72]*[.$I$2]" office:value-type="float" office:value="0.0553148775683852" calcext:value-type="float">
            <text:p>0.055315</text:p>
          </table:table-cell>
          <table:table-cell table:style-name="ce5" table:formula="of:=[.G72]+[.I72]+[.K72]" office:value-type="float" office:value="4.86517340172148" calcext:value-type="float">
            <text:p>4.865173</text:p>
          </table:table-cell>
          <table:table-cell table:style-name="ce5" table:formula="of:=-[.L72]/8" office:value-type="float" office:value="-0.608146675215185" calcext:value-type="float">
            <text:p>-0.608147</text:p>
          </table:table-cell>
          <table:table-cell table:formula="of:=IF([.U72]&gt;[.$C$2];1;0)" office:value-type="float" office:value="0" calcext:value-type="float">
            <text:p>0.00</text:p>
          </table:table-cell>
          <table:table-cell table:style-name="ce7" table:formula="of:=IF([.D72]&gt;[.$C$2];1;0)" office:value-type="float" office:value="0" calcext:value-type="float">
            <text:p>0.00</text:p>
          </table:table-cell>
          <table:table-cell table:style-name="ce5" table:formula="of:=IF([.O72];[.M72];[.L72])" office:value-type="float" office:value="4.86517340172148" calcext:value-type="float">
            <text:p>4.865173</text:p>
          </table:table-cell>
          <table:table-cell table:formula="of:=([.P72]-[.P71])/[.A72]" office:value-type="float" office:value="-1.79853578221062" calcext:value-type="float">
            <text:p>-1.7985357822</text:p>
          </table:table-cell>
          <table:table-cell table:formula="of:=[.$U$3]*[.U71]" office:value-type="float" office:value="4.00013745493563" calcext:value-type="float">
            <text:p>4.0001374549</text:p>
          </table:table-cell>
          <table:table-cell table:formula="of:=([.$U$3]*[.V71]*[.$U$3])+[.$S$3]" office:value-type="float" office:value="1.43308183405113" calcext:value-type="float">
            <text:p>1.4330818341</text:p>
          </table:table-cell>
          <table:table-cell table:formula="of:=[.S72]/([.S72]+[.$Q$3])" office:value-type="float" office:value="0.588998616485093" calcext:value-type="float">
            <text:p>0.5889986165</text:p>
          </table:table-cell>
          <table:table-cell table:formula="of:=[.R72]+[.T72]*((([.L72]*[.A72])+[.D72])-[.R72])" office:value-type="float" office:value="4.53621298777254" calcext:value-type="float">
            <text:p>4.5362129878</text:p>
          </table:table-cell>
          <table:table-cell table:formula="of:=(1-[.T72])*[.S72]" office:value-type="float" office:value="0.588998616485093" calcext:value-type="float">
            <text:p>0.5889986165</text:p>
          </table:table-cell>
          <table:table-cell table:formula="of:=[.D73]-[.U72]" office:value-type="float" office:value="-0.0241643316930507" calcext:value-type="float">
            <text:p>-0.024164331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2]+[.A73]" office:value-type="float" office:value="6.69999999999999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table:style-name="ce5" table:formula="of:=[.D72]*0.8+[.P72]*0.2" office:value-type="float" office:value="4.51204865607949" calcext:value-type="float">
            <text:p>4.512049</text:p>
          </table:table-cell>
          <table:table-cell table:style-name="ce5" table:formula="of:=[.C73]-[.D73]" office:value-type="float" office:value="-0.212048656079493" calcext:value-type="float">
            <text:p>-0.212049</text:p>
          </table:table-cell>
          <table:table-cell table:style-name="ce5" table:formula="of:=ABS([.E73])" office:value-type="float" office:value="0.212048656079493" calcext:value-type="float">
            <text:p>0.212049</text:p>
          </table:table-cell>
          <table:table-cell table:style-name="ce5" table:formula="of:=[.$E$2]*[.E73]" office:value-type="float" office:value="-1.27229193647696" calcext:value-type="float">
            <text:p>-1.272292</text:p>
          </table:table-cell>
          <table:table-cell table:style-name="ce5" table:formula="of:=[.H72]+([.E73]*[.A73])" office:value-type="float" office:value="0.594041468608758" calcext:value-type="float">
            <text:p>0.594041</text:p>
          </table:table-cell>
          <table:table-cell table:style-name="ce5" table:formula="of:=[.H73]*[.$G$2]" office:value-type="float" office:value="5.94041468608758" calcext:value-type="float">
            <text:p>5.940415</text:p>
          </table:table-cell>
          <table:table-cell table:style-name="ce5" table:formula="of:=([.E73]-[.E72])/[.A73]" office:value-type="float" office:value="0.117188135895034" calcext:value-type="float">
            <text:p>0.117188</text:p>
          </table:table-cell>
          <table:table-cell table:style-name="ce5" table:formula="of:=[.J73]*[.$I$2]" office:value-type="float" office:value="-0.0117188135895034" calcext:value-type="float">
            <text:p>-0.011719</text:p>
          </table:table-cell>
          <table:table-cell table:style-name="ce5" table:formula="of:=[.G73]+[.I73]+[.K73]" office:value-type="float" office:value="4.65640393602112" calcext:value-type="float">
            <text:p>4.656404</text:p>
          </table:table-cell>
          <table:table-cell table:style-name="ce5" table:formula="of:=-[.L73]/8" office:value-type="float" office:value="-0.58205049200264" calcext:value-type="float">
            <text:p>-0.582050</text:p>
          </table:table-cell>
          <table:table-cell table:formula="of:=IF([.U73]&gt;[.$C$2];1;0)" office:value-type="float" office:value="0" calcext:value-type="float">
            <text:p>0.00</text:p>
          </table:table-cell>
          <table:table-cell table:style-name="ce7" table:formula="of:=IF([.D73]&gt;[.$C$2];1;0)" office:value-type="float" office:value="0" calcext:value-type="float">
            <text:p>0.00</text:p>
          </table:table-cell>
          <table:table-cell table:style-name="ce5" table:formula="of:=IF([.O73];[.M73];[.L73])" office:value-type="float" office:value="4.65640393602112" calcext:value-type="float">
            <text:p>4.656404</text:p>
          </table:table-cell>
          <table:table-cell table:formula="of:=([.P73]-[.P72])/[.A73]" office:value-type="float" office:value="-2.08769465700362" calcext:value-type="float">
            <text:p>-2.087694657</text:p>
          </table:table-cell>
          <table:table-cell table:formula="of:=[.$U$3]*[.U72]" office:value-type="float" office:value="3.88974636849426" calcext:value-type="float">
            <text:p>3.8897463685</text:p>
          </table:table-cell>
          <table:table-cell table:formula="of:=([.$U$3]*[.V72]*[.$U$3])+[.$S$3]" office:value-type="float" office:value="1.43308183405113" calcext:value-type="float">
            <text:p>1.4330818341</text:p>
          </table:table-cell>
          <table:table-cell table:formula="of:=[.S73]/([.S73]+[.$Q$3])" office:value-type="float" office:value="0.588998616485093" calcext:value-type="float">
            <text:p>0.5889986165</text:p>
          </table:table-cell>
          <table:table-cell table:formula="of:=[.R73]+[.T73]*((([.L73]*[.A73])+[.D73])-[.R73])" office:value-type="float" office:value="4.53054310252869" calcext:value-type="float">
            <text:p>4.5305431025</text:p>
          </table:table-cell>
          <table:table-cell table:formula="of:=(1-[.T73])*[.S73]" office:value-type="float" office:value="0.588998616485093" calcext:value-type="float">
            <text:p>0.5889986165</text:p>
          </table:table-cell>
          <table:table-cell table:formula="of:=[.D74]-[.U73]" office:value-type="float" office:value="0.0103766095391276" calcext:value-type="float">
            <text:p>0.010376609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3]+[.A74]" office:value-type="float" office:value="6.79999999999999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table:style-name="ce5" table:formula="of:=[.D73]*0.8+[.P73]*0.2" office:value-type="float" office:value="4.54091971206782" calcext:value-type="float">
            <text:p>4.540920</text:p>
          </table:table-cell>
          <table:table-cell table:style-name="ce5" table:formula="of:=[.C74]-[.D74]" office:value-type="float" office:value="-0.140919712067818" calcext:value-type="float">
            <text:p>-0.140920</text:p>
          </table:table-cell>
          <table:table-cell table:style-name="ce5" table:formula="of:=ABS([.E74])" office:value-type="float" office:value="0.140919712067818" calcext:value-type="float">
            <text:p>0.140920</text:p>
          </table:table-cell>
          <table:table-cell table:style-name="ce5" table:formula="of:=[.$E$2]*[.E74]" office:value-type="float" office:value="-0.84551827240691" calcext:value-type="float">
            <text:p>-0.845518</text:p>
          </table:table-cell>
          <table:table-cell table:style-name="ce5" table:formula="of:=[.H73]+([.E74]*[.A74])" office:value-type="float" office:value="0.579949497401976" calcext:value-type="float">
            <text:p>0.579949</text:p>
          </table:table-cell>
          <table:table-cell table:style-name="ce5" table:formula="of:=[.H74]*[.$G$2]" office:value-type="float" office:value="5.79949497401976" calcext:value-type="float">
            <text:p>5.799495</text:p>
          </table:table-cell>
          <table:table-cell table:style-name="ce5" table:formula="of:=([.E74]-[.E73])/[.A74]" office:value-type="float" office:value="0.711289440116749" calcext:value-type="float">
            <text:p>0.711289</text:p>
          </table:table-cell>
          <table:table-cell table:style-name="ce5" table:formula="of:=[.J74]*[.$I$2]" office:value-type="float" office:value="-0.0711289440116749" calcext:value-type="float">
            <text:p>-0.071129</text:p>
          </table:table-cell>
          <table:table-cell table:style-name="ce5" table:formula="of:=[.G74]+[.I74]+[.K74]" office:value-type="float" office:value="4.88284775760118" calcext:value-type="float">
            <text:p>4.882848</text:p>
          </table:table-cell>
          <table:table-cell table:style-name="ce5" table:formula="of:=-[.L74]/8" office:value-type="float" office:value="-0.610355969700147" calcext:value-type="float">
            <text:p>-0.610356</text:p>
          </table:table-cell>
          <table:table-cell table:formula="of:=IF([.U74]&gt;[.$C$2];1;0)" office:value-type="float" office:value="0" calcext:value-type="float">
            <text:p>0.00</text:p>
          </table:table-cell>
          <table:table-cell table:style-name="ce7" table:formula="of:=IF([.D74]&gt;[.$C$2];1;0)" office:value-type="float" office:value="0" calcext:value-type="float">
            <text:p>0.00</text:p>
          </table:table-cell>
          <table:table-cell table:style-name="ce5" table:formula="of:=IF([.O74];[.M74];[.L74])" office:value-type="float" office:value="4.88284775760118" calcext:value-type="float">
            <text:p>4.882848</text:p>
          </table:table-cell>
          <table:table-cell table:formula="of:=([.P74]-[.P73])/[.A74]" office:value-type="float" office:value="2.2644382158006" calcext:value-type="float">
            <text:p>2.2644382158</text:p>
          </table:table-cell>
          <table:table-cell table:formula="of:=[.$U$3]*[.U73]" office:value-type="float" office:value="3.88488451222858" calcext:value-type="float">
            <text:p>3.8848845122</text:p>
          </table:table-cell>
          <table:table-cell table:formula="of:=([.$U$3]*[.V73]*[.$U$3])+[.$S$3]" office:value-type="float" office:value="1.43308183405113" calcext:value-type="float">
            <text:p>1.4330818341</text:p>
          </table:table-cell>
          <table:table-cell table:formula="of:=[.S74]/([.S74]+[.$Q$3])" office:value-type="float" office:value="0.588998616485093" calcext:value-type="float">
            <text:p>0.5889986165</text:p>
          </table:table-cell>
          <table:table-cell table:formula="of:=[.R74]+[.T74]*((([.L74]*[.A74])+[.D74])-[.R74])" office:value-type="float" office:value="4.55888739467286" calcext:value-type="float">
            <text:p>4.5588873947</text:p>
          </table:table-cell>
          <table:table-cell table:formula="of:=(1-[.T74])*[.S74]" office:value-type="float" office:value="0.588998616485093" calcext:value-type="float">
            <text:p>0.5889986165</text:p>
          </table:table-cell>
          <table:table-cell table:formula="of:=[.D75]-[.U74]" office:value-type="float" office:value="0.0504179265016322" calcext:value-type="float">
            <text:p>0.050417926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4]+[.A75]" office:value-type="float" office:value="6.8999999999999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table:style-name="ce5" table:formula="of:=[.D74]*0.8+[.P74]*0.2" office:value-type="float" office:value="4.60930532117449" calcext:value-type="float">
            <text:p>4.609305</text:p>
          </table:table-cell>
          <table:table-cell table:style-name="ce5" table:formula="of:=[.C75]-[.D75]" office:value-type="float" office:value="-0.109305321174491" calcext:value-type="float">
            <text:p>-0.109305</text:p>
          </table:table-cell>
          <table:table-cell table:style-name="ce5" table:formula="of:=ABS([.E75])" office:value-type="float" office:value="0.109305321174491" calcext:value-type="float">
            <text:p>0.109305</text:p>
          </table:table-cell>
          <table:table-cell table:style-name="ce5" table:formula="of:=[.$E$2]*[.E75]" office:value-type="float" office:value="-0.655831927046943" calcext:value-type="float">
            <text:p>-0.655832</text:p>
          </table:table-cell>
          <table:table-cell table:style-name="ce5" table:formula="of:=[.H74]+([.E75]*[.A75])" office:value-type="float" office:value="0.569018965284527" calcext:value-type="float">
            <text:p>0.569019</text:p>
          </table:table-cell>
          <table:table-cell table:style-name="ce5" table:formula="of:=[.H75]*[.$G$2]" office:value-type="float" office:value="5.69018965284527" calcext:value-type="float">
            <text:p>5.690190</text:p>
          </table:table-cell>
          <table:table-cell table:style-name="ce5" table:formula="of:=([.E75]-[.E74])/[.A75]" office:value-type="float" office:value="0.316143908933277" calcext:value-type="float">
            <text:p>0.316144</text:p>
          </table:table-cell>
          <table:table-cell table:style-name="ce5" table:formula="of:=[.J75]*[.$I$2]" office:value-type="float" office:value="-0.0316143908933277" calcext:value-type="float">
            <text:p>-0.031614</text:p>
          </table:table-cell>
          <table:table-cell table:style-name="ce5" table:formula="of:=[.G75]+[.I75]+[.K75]" office:value-type="float" office:value="5.002743334905" calcext:value-type="float">
            <text:p>5.002743</text:p>
          </table:table-cell>
          <table:table-cell table:style-name="ce5" table:formula="of:=-[.L75]/8" office:value-type="float" office:value="-0.625342916863125" calcext:value-type="float">
            <text:p>-0.625343</text:p>
          </table:table-cell>
          <table:table-cell table:formula="of:=IF([.U75]&gt;[.$C$2];1;0)" office:value-type="float" office:value="0" calcext:value-type="float">
            <text:p>0.00</text:p>
          </table:table-cell>
          <table:table-cell table:style-name="ce7" table:formula="of:=IF([.D75]&gt;[.$C$2];1;0)" office:value-type="float" office:value="0" calcext:value-type="float">
            <text:p>0.00</text:p>
          </table:table-cell>
          <table:table-cell table:style-name="ce5" table:formula="of:=IF([.O75];[.M75];[.L75])" office:value-type="float" office:value="5.002743334905" calcext:value-type="float">
            <text:p>5.002743</text:p>
          </table:table-cell>
          <table:table-cell table:formula="of:=([.P75]-[.P74])/[.A75]" office:value-type="float" office:value="1.19895577303823" calcext:value-type="float">
            <text:p>1.198955773</text:p>
          </table:table-cell>
          <table:table-cell table:formula="of:=[.$U$3]*[.U74]" office:value-type="float" office:value="3.90918939115127" calcext:value-type="float">
            <text:p>3.9091893912</text:p>
          </table:table-cell>
          <table:table-cell table:formula="of:=([.$U$3]*[.V74]*[.$U$3])+[.$S$3]" office:value-type="float" office:value="1.43308183405113" calcext:value-type="float">
            <text:p>1.4330818341</text:p>
          </table:table-cell>
          <table:table-cell table:formula="of:=[.S75]/([.S75]+[.$Q$3])" office:value-type="float" office:value="0.588998616485093" calcext:value-type="float">
            <text:p>0.5889986165</text:p>
          </table:table-cell>
          <table:table-cell table:formula="of:=[.R75]+[.T75]*((([.L75]*[.A75])+[.D75])-[.R75])" office:value-type="float" office:value="4.61621759560303" calcext:value-type="float">
            <text:p>4.6162175956</text:p>
          </table:table-cell>
          <table:table-cell table:formula="of:=(1-[.T75])*[.S75]" office:value-type="float" office:value="0.588998616485093" calcext:value-type="float">
            <text:p>0.5889986165</text:p>
          </table:table-cell>
          <table:table-cell table:formula="of:=[.D76]-[.U75]" office:value-type="float" office:value="0.0717753283175657" calcext:value-type="float">
            <text:p>0.071775328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5]+[.A76]" office:value-type="float" office:value="6.99999999999999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style-name="ce5" table:formula="of:=[.D75]*0.8+[.P75]*0.2" office:value-type="float" office:value="4.68799292392059" calcext:value-type="float">
            <text:p>4.687993</text:p>
          </table:table-cell>
          <table:table-cell table:style-name="ce5" table:formula="of:=[.C76]-[.D76]" office:value-type="float" office:value="-0.0879929239205932" calcext:value-type="float">
            <text:p>-0.087993</text:p>
          </table:table-cell>
          <table:table-cell table:style-name="ce5" table:formula="of:=ABS([.E76])" office:value-type="float" office:value="0.0879929239205932" calcext:value-type="float">
            <text:p>0.087993</text:p>
          </table:table-cell>
          <table:table-cell table:style-name="ce5" table:formula="of:=[.$E$2]*[.E76]" office:value-type="float" office:value="-0.527957543523559" calcext:value-type="float">
            <text:p>-0.527958</text:p>
          </table:table-cell>
          <table:table-cell table:style-name="ce5" table:formula="of:=[.H75]+([.E76]*[.A76])" office:value-type="float" office:value="0.560219672892468" calcext:value-type="float">
            <text:p>0.560220</text:p>
          </table:table-cell>
          <table:table-cell table:style-name="ce5" table:formula="of:=[.H76]*[.$G$2]" office:value-type="float" office:value="5.60219672892468" calcext:value-type="float">
            <text:p>5.602197</text:p>
          </table:table-cell>
          <table:table-cell table:style-name="ce5" table:formula="of:=([.E76]-[.E75])/[.A76]" office:value-type="float" office:value="0.213123972538973" calcext:value-type="float">
            <text:p>0.213124</text:p>
          </table:table-cell>
          <table:table-cell table:style-name="ce5" table:formula="of:=[.J76]*[.$I$2]" office:value-type="float" office:value="-0.0213123972538973" calcext:value-type="float">
            <text:p>-0.021312</text:p>
          </table:table-cell>
          <table:table-cell table:style-name="ce5" table:formula="of:=[.G76]+[.I76]+[.K76]" office:value-type="float" office:value="5.05292678814722" calcext:value-type="float">
            <text:p>5.052927</text:p>
          </table:table-cell>
          <table:table-cell table:style-name="ce5" table:formula="of:=-[.L76]/8" office:value-type="float" office:value="-0.631615848518403" calcext:value-type="float">
            <text:p>-0.631616</text:p>
          </table:table-cell>
          <table:table-cell table:formula="of:=IF([.U76]&gt;[.$C$2];1;0)" office:value-type="float" office:value="0" calcext:value-type="float">
            <text:p>0.00</text:p>
          </table:table-cell>
          <table:table-cell table:style-name="ce7" table:formula="of:=IF([.D76]&gt;[.$C$2];1;0)" office:value-type="float" office:value="0" calcext:value-type="float">
            <text:p>0.00</text:p>
          </table:table-cell>
          <table:table-cell table:style-name="ce5" table:formula="of:=IF([.O76];[.M76];[.L76])" office:value-type="float" office:value="5.05292678814722" calcext:value-type="float">
            <text:p>5.052927</text:p>
          </table:table-cell>
          <table:table-cell table:formula="of:=([.P76]-[.P75])/[.A76]" office:value-type="float" office:value="0.501834532422212" calcext:value-type="float">
            <text:p>0.5018345324</text:p>
          </table:table-cell>
          <table:table-cell table:formula="of:=[.$U$3]*[.U75]" office:value-type="float" office:value="3.95834932730821" calcext:value-type="float">
            <text:p>3.9583493273</text:p>
          </table:table-cell>
          <table:table-cell table:formula="of:=([.$U$3]*[.V75]*[.$U$3])+[.$S$3]" office:value-type="float" office:value="1.43308183405113" calcext:value-type="float">
            <text:p>1.4330818341</text:p>
          </table:table-cell>
          <table:table-cell table:formula="of:=[.S76]/([.S76]+[.$Q$3])" office:value-type="float" office:value="0.588998616485093" calcext:value-type="float">
            <text:p>0.5889986165</text:p>
          </table:table-cell>
          <table:table-cell table:formula="of:=[.R76]+[.T76]*((([.L76]*[.A76])+[.D76])-[.R76])" office:value-type="float" office:value="4.68572508498203" calcext:value-type="float">
            <text:p>4.685725085</text:p>
          </table:table-cell>
          <table:table-cell table:formula="of:=(1-[.T76])*[.S76]" office:value-type="float" office:value="0.588998616485093" calcext:value-type="float">
            <text:p>0.5889986165</text:p>
          </table:table-cell>
          <table:table-cell table:formula="of:=[.D77]-[.U76]" office:value-type="float" office:value="0.0752546117838913" calcext:value-type="float">
            <text:p>0.075254611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6]+[.A77]" office:value-type="float" office:value="7.09999999999999" calcext:value-type="float">
            <text:p>7.1</text:p>
          </table:table-cell>
          <table:table-cell office:value-type="float" office:value="4.7" calcext:value-type="float">
            <text:p>4.7</text:p>
          </table:table-cell>
          <table:table-cell table:style-name="ce5" table:formula="of:=[.D76]*0.8+[.P76]*0.2" office:value-type="float" office:value="4.76097969676592" calcext:value-type="float">
            <text:p>4.760980</text:p>
          </table:table-cell>
          <table:table-cell table:style-name="ce5" table:formula="of:=[.C77]-[.D77]" office:value-type="float" office:value="-0.0609796967659184" calcext:value-type="float">
            <text:p>-0.060980</text:p>
          </table:table-cell>
          <table:table-cell table:style-name="ce5" table:formula="of:=ABS([.E77])" office:value-type="float" office:value="0.0609796967659184" calcext:value-type="float">
            <text:p>0.060980</text:p>
          </table:table-cell>
          <table:table-cell table:style-name="ce5" table:formula="of:=[.$E$2]*[.E77]" office:value-type="float" office:value="-0.36587818059551" calcext:value-type="float">
            <text:p>-0.365878</text:p>
          </table:table-cell>
          <table:table-cell table:style-name="ce5" table:formula="of:=[.H76]+([.E77]*[.A77])" office:value-type="float" office:value="0.554121703215876" calcext:value-type="float">
            <text:p>0.554122</text:p>
          </table:table-cell>
          <table:table-cell table:style-name="ce5" table:formula="of:=[.H77]*[.$G$2]" office:value-type="float" office:value="5.54121703215876" calcext:value-type="float">
            <text:p>5.541217</text:p>
          </table:table-cell>
          <table:table-cell table:style-name="ce5" table:formula="of:=([.E77]-[.E76])/[.A77]" office:value-type="float" office:value="0.270132271546748" calcext:value-type="float">
            <text:p>0.270132</text:p>
          </table:table-cell>
          <table:table-cell table:style-name="ce5" table:formula="of:=[.J77]*[.$I$2]" office:value-type="float" office:value="-0.0270132271546748" calcext:value-type="float">
            <text:p>-0.027013</text:p>
          </table:table-cell>
          <table:table-cell table:style-name="ce5" table:formula="of:=[.G77]+[.I77]+[.K77]" office:value-type="float" office:value="5.14832562440857" calcext:value-type="float">
            <text:p>5.148326</text:p>
          </table:table-cell>
          <table:table-cell table:style-name="ce5" table:formula="of:=-[.L77]/8" office:value-type="float" office:value="-0.643540703051072" calcext:value-type="float">
            <text:p>-0.643541</text:p>
          </table:table-cell>
          <table:table-cell table:formula="of:=IF([.U77]&gt;[.$C$2];1;0)" office:value-type="float" office:value="0" calcext:value-type="float">
            <text:p>0.00</text:p>
          </table:table-cell>
          <table:table-cell table:style-name="ce7" table:formula="of:=IF([.D77]&gt;[.$C$2];1;0)" office:value-type="float" office:value="0" calcext:value-type="float">
            <text:p>0.00</text:p>
          </table:table-cell>
          <table:table-cell table:style-name="ce5" table:formula="of:=IF([.O77];[.M77];[.L77])" office:value-type="float" office:value="5.14832562440857" calcext:value-type="float">
            <text:p>5.148326</text:p>
          </table:table-cell>
          <table:table-cell table:formula="of:=([.P77]-[.P76])/[.A77]" office:value-type="float" office:value="0.953988362613529" calcext:value-type="float">
            <text:p>0.9539883626</text:p>
          </table:table-cell>
          <table:table-cell table:formula="of:=[.$U$3]*[.U76]" office:value-type="float" office:value="4.01795113725935" calcext:value-type="float">
            <text:p>4.0179511373</text:p>
          </table:table-cell>
          <table:table-cell table:formula="of:=([.$U$3]*[.V76]*[.$U$3])+[.$S$3]" office:value-type="float" office:value="1.43308183405113" calcext:value-type="float">
            <text:p>1.4330818341</text:p>
          </table:table-cell>
          <table:table-cell table:formula="of:=[.S77]/([.S77]+[.$Q$3])" office:value-type="float" office:value="0.588998616485093" calcext:value-type="float">
            <text:p>0.5889986165</text:p>
          </table:table-cell>
          <table:table-cell table:formula="of:=[.R77]+[.T77]*((([.L77]*[.A77])+[.D77])-[.R77])" office:value-type="float" office:value="4.75882959781677" calcext:value-type="float">
            <text:p>4.7588295978</text:p>
          </table:table-cell>
          <table:table-cell table:formula="of:=(1-[.T77])*[.S77]" office:value-type="float" office:value="0.588998616485093" calcext:value-type="float">
            <text:p>0.5889986165</text:p>
          </table:table-cell>
          <table:table-cell table:formula="of:=[.D78]-[.U77]" office:value-type="float" office:value="0.0796192844776806" calcext:value-type="float">
            <text:p>0.079619284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7]+[.A78]" office:value-type="float" office:value="7.19999999999999" calcext:value-type="float">
            <text:p>7.2</text:p>
          </table:table-cell>
          <table:table-cell table:formula="of:=[.C77]+COS([.B78]/4)" office:value-type="float" office:value="4.47279790530692" calcext:value-type="float">
            <text:p>4.4727979053</text:p>
          </table:table-cell>
          <table:table-cell table:style-name="ce5" table:formula="of:=[.D77]*0.8+[.P77]*0.2" office:value-type="float" office:value="4.83844888229445" calcext:value-type="float">
            <text:p>4.838449</text:p>
          </table:table-cell>
          <table:table-cell table:style-name="ce5" table:formula="of:=[.C78]-[.D78]" office:value-type="float" office:value="-0.365650976987535" calcext:value-type="float">
            <text:p>-0.365651</text:p>
          </table:table-cell>
          <table:table-cell table:style-name="ce5" table:formula="of:=ABS([.E78])" office:value-type="float" office:value="0.365650976987535" calcext:value-type="float">
            <text:p>0.365651</text:p>
          </table:table-cell>
          <table:table-cell table:style-name="ce5" table:formula="of:=[.$E$2]*[.E78]" office:value-type="float" office:value="-2.19390586192521" calcext:value-type="float">
            <text:p>-2.193906</text:p>
          </table:table-cell>
          <table:table-cell table:style-name="ce5" table:formula="of:=[.H77]+([.E78]*[.A78])" office:value-type="float" office:value="0.517556605517122" calcext:value-type="float">
            <text:p>0.517557</text:p>
          </table:table-cell>
          <table:table-cell table:style-name="ce5" table:formula="of:=[.H78]*[.$G$2]" office:value-type="float" office:value="5.17556605517123" calcext:value-type="float">
            <text:p>5.175566</text:p>
          </table:table-cell>
          <table:table-cell table:style-name="ce5" table:formula="of:=([.E78]-[.E77])/[.A78]" office:value-type="float" office:value="-3.04671280221616" calcext:value-type="float">
            <text:p>-3.046713</text:p>
          </table:table-cell>
          <table:table-cell table:style-name="ce5" table:formula="of:=[.J78]*[.$I$2]" office:value-type="float" office:value="0.304671280221616" calcext:value-type="float">
            <text:p>0.304671</text:p>
          </table:table-cell>
          <table:table-cell table:style-name="ce5" table:formula="of:=[.G78]+[.I78]+[.K78]" office:value-type="float" office:value="3.28633147346763" calcext:value-type="float">
            <text:p>3.286331</text:p>
          </table:table-cell>
          <table:table-cell table:style-name="ce5" table:formula="of:=-[.L78]/8" office:value-type="float" office:value="-0.410791434183454" calcext:value-type="float">
            <text:p>-0.410791</text:p>
          </table:table-cell>
          <table:table-cell table:formula="of:=IF([.U78]&gt;[.$C$2];1;0)" office:value-type="float" office:value="0" calcext:value-type="float">
            <text:p>0.00</text:p>
          </table:table-cell>
          <table:table-cell table:style-name="ce7" table:formula="of:=IF([.D78]&gt;[.$C$2];1;0)" office:value-type="float" office:value="0" calcext:value-type="float">
            <text:p>0.00</text:p>
          </table:table-cell>
          <table:table-cell table:style-name="ce5" table:formula="of:=IF([.O78];[.M78];[.L78])" office:value-type="float" office:value="3.28633147346763" calcext:value-type="float">
            <text:p>3.286331</text:p>
          </table:table-cell>
          <table:table-cell table:formula="of:=([.P78]-[.P77])/[.A78]" office:value-type="float" office:value="-18.6199415094094" calcext:value-type="float">
            <text:p>-18.6199415094</text:p>
          </table:table-cell>
          <table:table-cell table:formula="of:=[.$U$3]*[.U77]" office:value-type="float" office:value="4.08063735020525" calcext:value-type="float">
            <text:p>4.0806373502</text:p>
          </table:table-cell>
          <table:table-cell table:formula="of:=([.$U$3]*[.V77]*[.$U$3])+[.$S$3]" office:value-type="float" office:value="1.43308183405113" calcext:value-type="float">
            <text:p>1.4330818341</text:p>
          </table:table-cell>
          <table:table-cell table:formula="of:=[.S78]/([.S78]+[.$Q$3])" office:value-type="float" office:value="0.588998616485093" calcext:value-type="float">
            <text:p>0.5889986165</text:p>
          </table:table-cell>
          <table:table-cell table:formula="of:=[.R78]+[.T78]*((([.L78]*[.A78])+[.D78])-[.R78])" office:value-type="float" office:value="4.72055176328062" calcext:value-type="float">
            <text:p>4.7205517633</text:p>
          </table:table-cell>
          <table:table-cell table:formula="of:=(1-[.T78])*[.S78]" office:value-type="float" office:value="0.588998616485093" calcext:value-type="float">
            <text:p>0.5889986165</text:p>
          </table:table-cell>
          <table:table-cell table:formula="of:=[.D79]-[.U78]" office:value-type="float" office:value="-0.192526362751536" calcext:value-type="float">
            <text:p>-0.19252636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8]+[.A79]" office:value-type="float" office:value="7.29999999999999" calcext:value-type="float">
            <text:p>7.3</text:p>
          </table:table-cell>
          <table:table-cell table:formula="of:=[.C78]+COS([.B79]/4)" office:value-type="float" office:value="4.22132315278088" calcext:value-type="float">
            <text:p>4.2213231528</text:p>
          </table:table-cell>
          <table:table-cell table:style-name="ce5" table:formula="of:=[.D78]*0.8+[.P78]*0.2" office:value-type="float" office:value="4.52802540052909" calcext:value-type="float">
            <text:p>4.528025</text:p>
          </table:table-cell>
          <table:table-cell table:style-name="ce5" table:formula="of:=[.C79]-[.D79]" office:value-type="float" office:value="-0.306702247748205" calcext:value-type="float">
            <text:p>-0.306702</text:p>
          </table:table-cell>
          <table:table-cell table:style-name="ce5" table:formula="of:=ABS([.E79])" office:value-type="float" office:value="0.306702247748205" calcext:value-type="float">
            <text:p>0.306702</text:p>
          </table:table-cell>
          <table:table-cell table:style-name="ce5" table:formula="of:=[.$E$2]*[.E79]" office:value-type="float" office:value="-1.84021348648923" calcext:value-type="float">
            <text:p>-1.840213</text:p>
          </table:table-cell>
          <table:table-cell table:style-name="ce5" table:formula="of:=[.H78]+([.E79]*[.A79])" office:value-type="float" office:value="0.486886380742302" calcext:value-type="float">
            <text:p>0.486886</text:p>
          </table:table-cell>
          <table:table-cell table:style-name="ce5" table:formula="of:=[.H79]*[.$G$2]" office:value-type="float" office:value="4.86886380742302" calcext:value-type="float">
            <text:p>4.868864</text:p>
          </table:table-cell>
          <table:table-cell table:style-name="ce5" table:formula="of:=([.E79]-[.E78])/[.A79]" office:value-type="float" office:value="0.589487292393303" calcext:value-type="float">
            <text:p>0.589487</text:p>
          </table:table-cell>
          <table:table-cell table:style-name="ce5" table:formula="of:=[.J79]*[.$I$2]" office:value-type="float" office:value="-0.0589487292393303" calcext:value-type="float">
            <text:p>-0.058949</text:p>
          </table:table-cell>
          <table:table-cell table:style-name="ce5" table:formula="of:=[.G79]+[.I79]+[.K79]" office:value-type="float" office:value="2.96970159169446" calcext:value-type="float">
            <text:p>2.969702</text:p>
          </table:table-cell>
          <table:table-cell table:style-name="ce5" table:formula="of:=-[.L79]/8" office:value-type="float" office:value="-0.371212698961808" calcext:value-type="float">
            <text:p>-0.371213</text:p>
          </table:table-cell>
          <table:table-cell table:formula="of:=IF([.U79]&gt;[.$C$2];1;0)" office:value-type="float" office:value="0" calcext:value-type="float">
            <text:p>0.00</text:p>
          </table:table-cell>
          <table:table-cell table:style-name="ce7" table:formula="of:=IF([.D79]&gt;[.$C$2];1;0)" office:value-type="float" office:value="0" calcext:value-type="float">
            <text:p>0.00</text:p>
          </table:table-cell>
          <table:table-cell table:style-name="ce5" table:formula="of:=IF([.O79];[.M79];[.L79])" office:value-type="float" office:value="2.96970159169446" calcext:value-type="float">
            <text:p>2.969702</text:p>
          </table:table-cell>
          <table:table-cell table:formula="of:=([.P79]-[.P78])/[.A79]" office:value-type="float" office:value="-3.1662988177317" calcext:value-type="float">
            <text:p>-3.1662988177</text:p>
          </table:table-cell>
          <table:table-cell table:formula="of:=[.$U$3]*[.U78]" office:value-type="float" office:value="4.04781458190003" calcext:value-type="float">
            <text:p>4.0478145819</text:p>
          </table:table-cell>
          <table:table-cell table:formula="of:=([.$U$3]*[.V78]*[.$U$3])+[.$S$3]" office:value-type="float" office:value="1.43308183405113" calcext:value-type="float">
            <text:p>1.4330818341</text:p>
          </table:table-cell>
          <table:table-cell table:formula="of:=[.S79]/([.S79]+[.$Q$3])" office:value-type="float" office:value="0.588998616485093" calcext:value-type="float">
            <text:p>0.5889986165</text:p>
          </table:table-cell>
          <table:table-cell table:formula="of:=[.R79]+[.T79]*((([.L79]*[.A79])+[.D79])-[.R79])" office:value-type="float" office:value="4.50557310258188" calcext:value-type="float">
            <text:p>4.5055731026</text:p>
          </table:table-cell>
          <table:table-cell table:formula="of:=(1-[.T79])*[.S79]" office:value-type="float" office:value="0.588998616485093" calcext:value-type="float">
            <text:p>0.5889986165</text:p>
          </table:table-cell>
          <table:table-cell table:formula="of:=[.D80]-[.U79]" office:value-type="float" office:value="-0.289212463819717" calcext:value-type="float">
            <text:p>-0.289212463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9]+[.A80]" office:value-type="float" office:value="7.39999999999999" calcext:value-type="float">
            <text:p>7.4</text:p>
          </table:table-cell>
          <table:table-cell table:formula="of:=[.C79]+COS([.B80]/4)" office:value-type="float" office:value="3.94573290595637" calcext:value-type="float">
            <text:p>3.945732906</text:p>
          </table:table-cell>
          <table:table-cell table:style-name="ce5" table:formula="of:=[.D79]*0.8+[.P79]*0.2" office:value-type="float" office:value="4.21636063876216" calcext:value-type="float">
            <text:p>4.216361</text:p>
          </table:table-cell>
          <table:table-cell table:style-name="ce5" table:formula="of:=[.C80]-[.D80]" office:value-type="float" office:value="-0.27062773280579" calcext:value-type="float">
            <text:p>-0.270628</text:p>
          </table:table-cell>
          <table:table-cell table:style-name="ce5" table:formula="of:=ABS([.E80])" office:value-type="float" office:value="0.27062773280579" calcext:value-type="float">
            <text:p>0.270628</text:p>
          </table:table-cell>
          <table:table-cell table:style-name="ce5" table:formula="of:=[.$E$2]*[.E80]" office:value-type="float" office:value="-1.62376639683474" calcext:value-type="float">
            <text:p>-1.623766</text:p>
          </table:table-cell>
          <table:table-cell table:style-name="ce5" table:formula="of:=[.H79]+([.E80]*[.A80])" office:value-type="float" office:value="0.459823607461723" calcext:value-type="float">
            <text:p>0.459824</text:p>
          </table:table-cell>
          <table:table-cell table:style-name="ce5" table:formula="of:=[.H80]*[.$G$2]" office:value-type="float" office:value="4.59823607461723" calcext:value-type="float">
            <text:p>4.598236</text:p>
          </table:table-cell>
          <table:table-cell table:style-name="ce5" table:formula="of:=([.E80]-[.E79])/[.A80]" office:value-type="float" office:value="0.360745149424142" calcext:value-type="float">
            <text:p>0.360745</text:p>
          </table:table-cell>
          <table:table-cell table:style-name="ce5" table:formula="of:=[.J80]*[.$I$2]" office:value-type="float" office:value="-0.0360745149424142" calcext:value-type="float">
            <text:p>-0.036075</text:p>
          </table:table-cell>
          <table:table-cell table:style-name="ce5" table:formula="of:=[.G80]+[.I80]+[.K80]" office:value-type="float" office:value="2.93839516284007" calcext:value-type="float">
            <text:p>2.938395</text:p>
          </table:table-cell>
          <table:table-cell table:style-name="ce5" table:formula="of:=-[.L80]/8" office:value-type="float" office:value="-0.367299395355009" calcext:value-type="float">
            <text:p>-0.367299</text:p>
          </table:table-cell>
          <table:table-cell table:formula="of:=IF([.U80]&gt;[.$C$2];1;0)" office:value-type="float" office:value="0" calcext:value-type="float">
            <text:p>0.00</text:p>
          </table:table-cell>
          <table:table-cell table:style-name="ce7" table:formula="of:=IF([.D80]&gt;[.$C$2];1;0)" office:value-type="float" office:value="0" calcext:value-type="float">
            <text:p>0.00</text:p>
          </table:table-cell>
          <table:table-cell table:style-name="ce5" table:formula="of:=IF([.O80];[.M80];[.L80])" office:value-type="float" office:value="2.93839516284007" calcext:value-type="float">
            <text:p>2.938395</text:p>
          </table:table-cell>
          <table:table-cell table:formula="of:=([.P80]-[.P79])/[.A80]" office:value-type="float" office:value="-0.313064288543892" calcext:value-type="float">
            <text:p>-0.3130642885</text:p>
          </table:table-cell>
          <table:table-cell table:formula="of:=[.$U$3]*[.U79]" office:value-type="float" office:value="3.86347304700942" calcext:value-type="float">
            <text:p>3.863473047</text:p>
          </table:table-cell>
          <table:table-cell table:formula="of:=([.$U$3]*[.V79]*[.$U$3])+[.$S$3]" office:value-type="float" office:value="1.43308183405113" calcext:value-type="float">
            <text:p>1.4330818341</text:p>
          </table:table-cell>
          <table:table-cell table:formula="of:=[.S80]/([.S80]+[.$Q$3])" office:value-type="float" office:value="0.588998616485093" calcext:value-type="float">
            <text:p>0.5889986165</text:p>
          </table:table-cell>
          <table:table-cell table:formula="of:=[.R80]+[.T80]*((([.L80]*[.A80])+[.D80])-[.R80])" office:value-type="float" office:value="4.24439441888647" calcext:value-type="float">
            <text:p>4.2443944189</text:p>
          </table:table-cell>
          <table:table-cell table:formula="of:=(1-[.T80])*[.S80]" office:value-type="float" office:value="0.588998616485093" calcext:value-type="float">
            <text:p>0.5889986165</text:p>
          </table:table-cell>
          <table:table-cell table:formula="of:=[.D81]-[.U80]" office:value-type="float" office:value="-0.283626875308726" calcext:value-type="float">
            <text:p>-0.283626875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0]+[.A81]" office:value-type="float" office:value="7.49999999999999" calcext:value-type="float">
            <text:p>7.5</text:p>
          </table:table-cell>
          <table:table-cell table:formula="of:=[.C80]+COS([.B81]/4)" office:value-type="float" office:value="3.6461993997668" calcext:value-type="float">
            <text:p>3.6461993998</text:p>
          </table:table-cell>
          <table:table-cell table:style-name="ce5" table:formula="of:=[.D80]*0.8+[.P80]*0.2" office:value-type="float" office:value="3.96076754357774" calcext:value-type="float">
            <text:p>3.960768</text:p>
          </table:table-cell>
          <table:table-cell table:style-name="ce5" table:formula="of:=[.C81]-[.D81]" office:value-type="float" office:value="-0.314568143810944" calcext:value-type="float">
            <text:p>-0.314568</text:p>
          </table:table-cell>
          <table:table-cell table:style-name="ce5" table:formula="of:=ABS([.E81])" office:value-type="float" office:value="0.314568143810944" calcext:value-type="float">
            <text:p>0.314568</text:p>
          </table:table-cell>
          <table:table-cell table:style-name="ce5" table:formula="of:=[.$E$2]*[.E81]" office:value-type="float" office:value="-1.88740886286566" calcext:value-type="float">
            <text:p>-1.887409</text:p>
          </table:table-cell>
          <table:table-cell table:style-name="ce5" table:formula="of:=[.H80]+([.E81]*[.A81])" office:value-type="float" office:value="0.428366793080629" calcext:value-type="float">
            <text:p>0.428367</text:p>
          </table:table-cell>
          <table:table-cell table:style-name="ce5" table:formula="of:=[.H81]*[.$G$2]" office:value-type="float" office:value="4.28366793080629" calcext:value-type="float">
            <text:p>4.283668</text:p>
          </table:table-cell>
          <table:table-cell table:style-name="ce5" table:formula="of:=([.E81]-[.E80])/[.A81]" office:value-type="float" office:value="-0.439404110051536" calcext:value-type="float">
            <text:p>-0.439404</text:p>
          </table:table-cell>
          <table:table-cell table:style-name="ce5" table:formula="of:=[.J81]*[.$I$2]" office:value-type="float" office:value="0.0439404110051536" calcext:value-type="float">
            <text:p>0.043940</text:p>
          </table:table-cell>
          <table:table-cell table:style-name="ce5" table:formula="of:=[.G81]+[.I81]+[.K81]" office:value-type="float" office:value="2.44019947894578" calcext:value-type="float">
            <text:p>2.440199</text:p>
          </table:table-cell>
          <table:table-cell table:style-name="ce5" table:formula="of:=-[.L81]/8" office:value-type="float" office:value="-0.305024934868222" calcext:value-type="float">
            <text:p>-0.305025</text:p>
          </table:table-cell>
          <table:table-cell table:formula="of:=IF([.U81]&gt;[.$C$2];1;0)" office:value-type="float" office:value="0" calcext:value-type="float">
            <text:p>0.00</text:p>
          </table:table-cell>
          <table:table-cell table:style-name="ce7" table:formula="of:=IF([.D81]&gt;[.$C$2];1;0)" office:value-type="float" office:value="0" calcext:value-type="float">
            <text:p>0.00</text:p>
          </table:table-cell>
          <table:table-cell table:style-name="ce5" table:formula="of:=IF([.O81];[.M81];[.L81])" office:value-type="float" office:value="2.44019947894578" calcext:value-type="float">
            <text:p>2.440199</text:p>
          </table:table-cell>
          <table:table-cell table:formula="of:=([.P81]-[.P80])/[.A81]" office:value-type="float" office:value="-4.98195683894298" calcext:value-type="float">
            <text:p>-4.9819568389</text:p>
          </table:table-cell>
          <table:table-cell table:formula="of:=[.$U$3]*[.U80]" office:value-type="float" office:value="3.63951556547785" calcext:value-type="float">
            <text:p>3.6395155655</text:p>
          </table:table-cell>
          <table:table-cell table:formula="of:=([.$U$3]*[.V80]*[.$U$3])+[.$S$3]" office:value-type="float" office:value="1.43308183405113" calcext:value-type="float">
            <text:p>1.4330818341</text:p>
          </table:table-cell>
          <table:table-cell table:formula="of:=[.S81]/([.S81]+[.$Q$3])" office:value-type="float" office:value="0.588998616485093" calcext:value-type="float">
            <text:p>0.5889986165</text:p>
          </table:table-cell>
          <table:table-cell table:formula="of:=[.R81]+[.T81]*((([.L81]*[.A81])+[.D81])-[.R81])" office:value-type="float" office:value="3.97245994782646" calcext:value-type="float">
            <text:p>3.9724599478</text:p>
          </table:table-cell>
          <table:table-cell table:formula="of:=(1-[.T81])*[.S81]" office:value-type="float" office:value="0.588998616485093" calcext:value-type="float">
            <text:p>0.5889986165</text:p>
          </table:table-cell>
          <table:table-cell table:formula="of:=[.D82]-[.U81]" office:value-type="float" office:value="-0.315806017175108" calcext:value-type="float">
            <text:p>-0.315806017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1]+[.A82]" office:value-type="float" office:value="7.59999999999999" calcext:value-type="float">
            <text:p>7.6</text:p>
          </table:table-cell>
          <table:table-cell table:formula="of:=[.C81]+COS([.B82]/4)" office:value-type="float" office:value="3.3229098329033" calcext:value-type="float">
            <text:p>3.3229098329</text:p>
          </table:table-cell>
          <table:table-cell table:style-name="ce5" table:formula="of:=[.D81]*0.8+[.P81]*0.2" office:value-type="float" office:value="3.65665393065135" calcext:value-type="float">
            <text:p>3.656654</text:p>
          </table:table-cell>
          <table:table-cell table:style-name="ce5" table:formula="of:=[.C82]-[.D82]" office:value-type="float" office:value="-0.333744097748051" calcext:value-type="float">
            <text:p>-0.333744</text:p>
          </table:table-cell>
          <table:table-cell table:style-name="ce5" table:formula="of:=ABS([.E82])" office:value-type="float" office:value="0.333744097748051" calcext:value-type="float">
            <text:p>0.333744</text:p>
          </table:table-cell>
          <table:table-cell table:style-name="ce5" table:formula="of:=[.$E$2]*[.E82]" office:value-type="float" office:value="-2.00246458648831" calcext:value-type="float">
            <text:p>-2.002465</text:p>
          </table:table-cell>
          <table:table-cell table:style-name="ce5" table:formula="of:=[.H81]+([.E82]*[.A82])" office:value-type="float" office:value="0.394992383305823" calcext:value-type="float">
            <text:p>0.394992</text:p>
          </table:table-cell>
          <table:table-cell table:style-name="ce5" table:formula="of:=[.H82]*[.$G$2]" office:value-type="float" office:value="3.94992383305823" calcext:value-type="float">
            <text:p>3.949924</text:p>
          </table:table-cell>
          <table:table-cell table:style-name="ce5" table:formula="of:=([.E82]-[.E81])/[.A82]" office:value-type="float" office:value="-0.191759539371073" calcext:value-type="float">
            <text:p>-0.191760</text:p>
          </table:table-cell>
          <table:table-cell table:style-name="ce5" table:formula="of:=[.J82]*[.$I$2]" office:value-type="float" office:value="0.0191759539371073" calcext:value-type="float">
            <text:p>0.019176</text:p>
          </table:table-cell>
          <table:table-cell table:style-name="ce5" table:formula="of:=[.G82]+[.I82]+[.K82]" office:value-type="float" office:value="1.96663520050703" calcext:value-type="float">
            <text:p>1.966635</text:p>
          </table:table-cell>
          <table:table-cell table:style-name="ce5" table:formula="of:=-[.L82]/8" office:value-type="float" office:value="-0.245829400063379" calcext:value-type="float">
            <text:p>-0.245829</text:p>
          </table:table-cell>
          <table:table-cell table:formula="of:=IF([.U82]&gt;[.$C$2];1;0)" office:value-type="float" office:value="0" calcext:value-type="float">
            <text:p>0.00</text:p>
          </table:table-cell>
          <table:table-cell table:style-name="ce7" table:formula="of:=IF([.D82]&gt;[.$C$2];1;0)" office:value-type="float" office:value="0" calcext:value-type="float">
            <text:p>0.00</text:p>
          </table:table-cell>
          <table:table-cell table:style-name="ce5" table:formula="of:=IF([.O82];[.M82];[.L82])" office:value-type="float" office:value="1.96663520050703" calcext:value-type="float">
            <text:p>1.966635</text:p>
          </table:table-cell>
          <table:table-cell table:formula="of:=([.P82]-[.P81])/[.A82]" office:value-type="float" office:value="-4.73564278438741" calcext:value-type="float">
            <text:p>-4.7356427844</text:p>
          </table:table-cell>
          <table:table-cell table:formula="of:=[.$U$3]*[.U81]" office:value-type="float" office:value="3.40633512969909" calcext:value-type="float">
            <text:p>3.4063351297</text:p>
          </table:table-cell>
          <table:table-cell table:formula="of:=([.$U$3]*[.V81]*[.$U$3])+[.$S$3]" office:value-type="float" office:value="1.43308183405113" calcext:value-type="float">
            <text:p>1.4330818341</text:p>
          </table:table-cell>
          <table:table-cell table:formula="of:=[.S82]/([.S82]+[.$Q$3])" office:value-type="float" office:value="0.588998616485093" calcext:value-type="float">
            <text:p>0.5889986165</text:p>
          </table:table-cell>
          <table:table-cell table:formula="of:=[.R82]+[.T82]*((([.L82]*[.A82])+[.D82])-[.R82])" office:value-type="float" office:value="3.66960709836313" calcext:value-type="float">
            <text:p>3.6696070984</text:p>
          </table:table-cell>
          <table:table-cell table:formula="of:=(1-[.T82])*[.S82]" office:value-type="float" office:value="0.588998616485093" calcext:value-type="float">
            <text:p>0.5889986165</text:p>
          </table:table-cell>
          <table:table-cell table:formula="of:=[.D83]-[.U82]" office:value-type="float" office:value="-0.350956913740644" calcext:value-type="float">
            <text:p>-0.350956913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2]+[.A83]" office:value-type="float" office:value="7.69999999999999" calcext:value-type="float">
            <text:p>7.7</text:p>
          </table:table-cell>
          <table:table-cell table:formula="of:=[.C82]+COS([.B83]/4)" office:value-type="float" office:value="2.97606625082163" calcext:value-type="float">
            <text:p>2.9760662508</text:p>
          </table:table-cell>
          <table:table-cell table:style-name="ce5" table:formula="of:=[.D82]*0.8+[.P82]*0.2" office:value-type="float" office:value="3.31865018462249" calcext:value-type="float">
            <text:p>3.318650</text:p>
          </table:table-cell>
          <table:table-cell table:style-name="ce5" table:formula="of:=[.C83]-[.D83]" office:value-type="float" office:value="-0.342583933800858" calcext:value-type="float">
            <text:p>-0.342584</text:p>
          </table:table-cell>
          <table:table-cell table:style-name="ce5" table:formula="of:=ABS([.E83])" office:value-type="float" office:value="0.342583933800858" calcext:value-type="float">
            <text:p>0.342584</text:p>
          </table:table-cell>
          <table:table-cell table:style-name="ce5" table:formula="of:=[.$E$2]*[.E83]" office:value-type="float" office:value="-2.05550360280515" calcext:value-type="float">
            <text:p>-2.055504</text:p>
          </table:table-cell>
          <table:table-cell table:style-name="ce5" table:formula="of:=[.H82]+([.E83]*[.A83])" office:value-type="float" office:value="0.360733989925738" calcext:value-type="float">
            <text:p>0.360734</text:p>
          </table:table-cell>
          <table:table-cell table:style-name="ce5" table:formula="of:=[.H83]*[.$G$2]" office:value-type="float" office:value="3.60733989925738" calcext:value-type="float">
            <text:p>3.607340</text:p>
          </table:table-cell>
          <table:table-cell table:style-name="ce5" table:formula="of:=([.E83]-[.E82])/[.A83]" office:value-type="float" office:value="-0.0883983605280703" calcext:value-type="float">
            <text:p>-0.088398</text:p>
          </table:table-cell>
          <table:table-cell table:style-name="ce5" table:formula="of:=[.J83]*[.$I$2]" office:value-type="float" office:value="0.00883983605280703" calcext:value-type="float">
            <text:p>0.008840</text:p>
          </table:table-cell>
          <table:table-cell table:style-name="ce5" table:formula="of:=[.G83]+[.I83]+[.K83]" office:value-type="float" office:value="1.56067613250503" calcext:value-type="float">
            <text:p>1.560676</text:p>
          </table:table-cell>
          <table:table-cell table:style-name="ce5" table:formula="of:=-[.L83]/8" office:value-type="float" office:value="-0.195084516563129" calcext:value-type="float">
            <text:p>-0.195085</text:p>
          </table:table-cell>
          <table:table-cell table:formula="of:=IF([.U83]&gt;[.$C$2];1;0)" office:value-type="float" office:value="0" calcext:value-type="float">
            <text:p>0.00</text:p>
          </table:table-cell>
          <table:table-cell table:style-name="ce7" table:formula="of:=IF([.D83]&gt;[.$C$2];1;0)" office:value-type="float" office:value="0" calcext:value-type="float">
            <text:p>0.00</text:p>
          </table:table-cell>
          <table:table-cell table:style-name="ce5" table:formula="of:=IF([.O83];[.M83];[.L83])" office:value-type="float" office:value="1.56067613250503" calcext:value-type="float">
            <text:p>1.560676</text:p>
          </table:table-cell>
          <table:table-cell table:formula="of:=([.P83]-[.P82])/[.A83]" office:value-type="float" office:value="-4.05959068002001" calcext:value-type="float">
            <text:p>-4.05959068</text:p>
          </table:table-cell>
          <table:table-cell table:formula="of:=[.$U$3]*[.U82]" office:value-type="float" office:value="3.14664256796015" calcext:value-type="float">
            <text:p>3.146642568</text:p>
          </table:table-cell>
          <table:table-cell table:formula="of:=([.$U$3]*[.V82]*[.$U$3])+[.$S$3]" office:value-type="float" office:value="1.43308183405113" calcext:value-type="float">
            <text:p>1.4330818341</text:p>
          </table:table-cell>
          <table:table-cell table:formula="of:=[.S83]/([.S83]+[.$Q$3])" office:value-type="float" office:value="0.588998616485093" calcext:value-type="float">
            <text:p>0.5889986165</text:p>
          </table:table-cell>
          <table:table-cell table:formula="of:=[.R83]+[.T83]*((([.L83]*[.A83])+[.D83])-[.R83])" office:value-type="float" office:value="3.33987842448184" calcext:value-type="float">
            <text:p>3.3398784245</text:p>
          </table:table-cell>
          <table:table-cell table:formula="of:=(1-[.T83])*[.S83]" office:value-type="float" office:value="0.588998616485093" calcext:value-type="float">
            <text:p>0.5889986165</text:p>
          </table:table-cell>
          <table:table-cell table:formula="of:=[.D84]-[.U83]" office:value-type="float" office:value="-0.372823050282844" calcext:value-type="float">
            <text:p>-0.372823050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3]+[.A84]" office:value-type="float" office:value="7.79999999999999" calcext:value-type="float">
            <text:p>7.8</text:p>
          </table:table-cell>
          <table:table-cell table:formula="of:=[.C83]+COS([.B84]/4)" office:value-type="float" office:value="2.60588541947034" calcext:value-type="float">
            <text:p>2.6058854195</text:p>
          </table:table-cell>
          <table:table-cell table:style-name="ce5" table:formula="of:=[.D83]*0.8+[.P83]*0.2" office:value-type="float" office:value="2.967055374199" calcext:value-type="float">
            <text:p>2.967055</text:p>
          </table:table-cell>
          <table:table-cell table:style-name="ce5" table:formula="of:=[.C84]-[.D84]" office:value-type="float" office:value="-0.361169954728652" calcext:value-type="float">
            <text:p>-0.361170</text:p>
          </table:table-cell>
          <table:table-cell table:style-name="ce5" table:formula="of:=ABS([.E84])" office:value-type="float" office:value="0.361169954728652" calcext:value-type="float">
            <text:p>0.361170</text:p>
          </table:table-cell>
          <table:table-cell table:style-name="ce5" table:formula="of:=[.$E$2]*[.E84]" office:value-type="float" office:value="-2.16701972837191" calcext:value-type="float">
            <text:p>-2.167020</text:p>
          </table:table-cell>
          <table:table-cell table:style-name="ce5" table:formula="of:=[.H83]+([.E84]*[.A84])" office:value-type="float" office:value="0.324616994452872" calcext:value-type="float">
            <text:p>0.324617</text:p>
          </table:table-cell>
          <table:table-cell table:style-name="ce5" table:formula="of:=[.H84]*[.$G$2]" office:value-type="float" office:value="3.24616994452872" calcext:value-type="float">
            <text:p>3.246170</text:p>
          </table:table-cell>
          <table:table-cell table:style-name="ce5" table:formula="of:=([.E84]-[.E83])/[.A84]" office:value-type="float" office:value="-0.185860209277937" calcext:value-type="float">
            <text:p>-0.185860</text:p>
          </table:table-cell>
          <table:table-cell table:style-name="ce5" table:formula="of:=[.J84]*[.$I$2]" office:value-type="float" office:value="0.0185860209277937" calcext:value-type="float">
            <text:p>0.018586</text:p>
          </table:table-cell>
          <table:table-cell table:style-name="ce5" table:formula="of:=[.G84]+[.I84]+[.K84]" office:value-type="float" office:value="1.09773623708461" calcext:value-type="float">
            <text:p>1.097736</text:p>
          </table:table-cell>
          <table:table-cell table:style-name="ce5" table:formula="of:=-[.L84]/8" office:value-type="float" office:value="-0.137217029635576" calcext:value-type="float">
            <text:p>-0.137217</text:p>
          </table:table-cell>
          <table:table-cell table:formula="of:=IF([.U84]&gt;[.$C$2];1;0)" office:value-type="float" office:value="0" calcext:value-type="float">
            <text:p>0.00</text:p>
          </table:table-cell>
          <table:table-cell table:style-name="ce7" table:formula="of:=IF([.D84]&gt;[.$C$2];1;0)" office:value-type="float" office:value="0" calcext:value-type="float">
            <text:p>0.00</text:p>
          </table:table-cell>
          <table:table-cell table:style-name="ce5" table:formula="of:=IF([.O84];[.M84];[.L84])" office:value-type="float" office:value="1.09773623708461" calcext:value-type="float">
            <text:p>1.097736</text:p>
          </table:table-cell>
          <table:table-cell table:formula="of:=([.P84]-[.P83])/[.A84]" office:value-type="float" office:value="-4.62939895420427" calcext:value-type="float">
            <text:p>-4.6293989542</text:p>
          </table:table-cell>
          <table:table-cell table:formula="of:=[.$U$3]*[.U83]" office:value-type="float" office:value="2.86390432015843" calcext:value-type="float">
            <text:p>2.8639043202</text:p>
          </table:table-cell>
          <table:table-cell table:formula="of:=([.$U$3]*[.V83]*[.$U$3])+[.$S$3]" office:value-type="float" office:value="1.43308183405113" calcext:value-type="float">
            <text:p>1.4330818341</text:p>
          </table:table-cell>
          <table:table-cell table:formula="of:=[.S84]/([.S84]+[.$Q$3])" office:value-type="float" office:value="0.588998616485093" calcext:value-type="float">
            <text:p>0.5889986165</text:p>
          </table:table-cell>
          <table:table-cell table:formula="of:=[.R84]+[.T84]*((([.L84]*[.A84])+[.D84])-[.R84])" office:value-type="float" office:value="2.98931666076814" calcext:value-type="float">
            <text:p>2.9893166608</text:p>
          </table:table-cell>
          <table:table-cell table:formula="of:=(1-[.T84])*[.S84]" office:value-type="float" office:value="0.588998616485093" calcext:value-type="float">
            <text:p>0.5889986165</text:p>
          </table:table-cell>
          <table:table-cell table:formula="of:=[.D85]-[.U84]" office:value-type="float" office:value="-0.396125113992024" calcext:value-type="float">
            <text:p>-0.39612511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4]+[.A85]" office:value-type="float" office:value="7.89999999999999" calcext:value-type="float">
            <text:p>7.9</text:p>
          </table:table-cell>
          <table:table-cell table:formula="of:=[.C84]+COS([.B85]/4)" office:value-type="float" office:value="2.21259868981913" calcext:value-type="float">
            <text:p>2.2125986898</text:p>
          </table:table-cell>
          <table:table-cell table:style-name="ce5" table:formula="of:=[.D84]*0.8+[.P84]*0.2" office:value-type="float" office:value="2.59319154677612" calcext:value-type="float">
            <text:p>2.593192</text:p>
          </table:table-cell>
          <table:table-cell table:style-name="ce5" table:formula="of:=[.C85]-[.D85]" office:value-type="float" office:value="-0.380592856956984" calcext:value-type="float">
            <text:p>-0.380593</text:p>
          </table:table-cell>
          <table:table-cell table:style-name="ce5" table:formula="of:=ABS([.E85])" office:value-type="float" office:value="0.380592856956984" calcext:value-type="float">
            <text:p>0.380593</text:p>
          </table:table-cell>
          <table:table-cell table:style-name="ce5" table:formula="of:=[.$E$2]*[.E85]" office:value-type="float" office:value="-2.2835571417419" calcext:value-type="float">
            <text:p>-2.283557</text:p>
          </table:table-cell>
          <table:table-cell table:style-name="ce5" table:formula="of:=[.H84]+([.E85]*[.A85])" office:value-type="float" office:value="0.286557708757174" calcext:value-type="float">
            <text:p>0.286558</text:p>
          </table:table-cell>
          <table:table-cell table:style-name="ce5" table:formula="of:=[.H85]*[.$G$2]" office:value-type="float" office:value="2.86557708757174" calcext:value-type="float">
            <text:p>2.865577</text:p>
          </table:table-cell>
          <table:table-cell table:style-name="ce5" table:formula="of:=([.E85]-[.E84])/[.A85]" office:value-type="float" office:value="-0.194229022283317" calcext:value-type="float">
            <text:p>-0.194229</text:p>
          </table:table-cell>
          <table:table-cell table:style-name="ce5" table:formula="of:=[.J85]*[.$I$2]" office:value-type="float" office:value="0.0194229022283317" calcext:value-type="float">
            <text:p>0.019423</text:p>
          </table:table-cell>
          <table:table-cell table:style-name="ce5" table:formula="of:=[.G85]+[.I85]+[.K85]" office:value-type="float" office:value="0.60144284805817" calcext:value-type="float">
            <text:p>0.601443</text:p>
          </table:table-cell>
          <table:table-cell table:style-name="ce5" table:formula="of:=-[.L85]/8" office:value-type="float" office:value="-0.0751803560072713" calcext:value-type="float">
            <text:p>-0.075180</text:p>
          </table:table-cell>
          <table:table-cell table:formula="of:=IF([.U85]&gt;[.$C$2];1;0)" office:value-type="float" office:value="0" calcext:value-type="float">
            <text:p>0.00</text:p>
          </table:table-cell>
          <table:table-cell table:style-name="ce7" table:formula="of:=IF([.D85]&gt;[.$C$2];1;0)" office:value-type="float" office:value="0" calcext:value-type="float">
            <text:p>0.00</text:p>
          </table:table-cell>
          <table:table-cell table:style-name="ce5" table:formula="of:=IF([.O85];[.M85];[.L85])" office:value-type="float" office:value="0.60144284805817" calcext:value-type="float">
            <text:p>0.601443</text:p>
          </table:table-cell>
          <table:table-cell table:formula="of:=([.P85]-[.P84])/[.A85]" office:value-type="float" office:value="-4.96293389026436" calcext:value-type="float">
            <text:p>-4.9629338903</text:p>
          </table:table-cell>
          <table:table-cell table:formula="of:=[.$U$3]*[.U84]" office:value-type="float" office:value="2.56330195624521" calcext:value-type="float">
            <text:p>2.5633019562</text:p>
          </table:table-cell>
          <table:table-cell table:formula="of:=([.$U$3]*[.V84]*[.$U$3])+[.$S$3]" office:value-type="float" office:value="1.43308183405113" calcext:value-type="float">
            <text:p>1.4330818341</text:p>
          </table:table-cell>
          <table:table-cell table:formula="of:=[.S85]/([.S85]+[.$Q$3])" office:value-type="float" office:value="0.588998616485093" calcext:value-type="float">
            <text:p>0.5889986165</text:p>
          </table:table-cell>
          <table:table-cell table:formula="of:=[.R85]+[.T85]*((([.L85]*[.A85])+[.D85])-[.R85])" office:value-type="float" office:value="2.61633178425533" calcext:value-type="float">
            <text:p>2.6163317843</text:p>
          </table:table-cell>
          <table:table-cell table:formula="of:=(1-[.T85])*[.S85]" office:value-type="float" office:value="0.588998616485093" calcext:value-type="float">
            <text:p>0.5889986165</text:p>
          </table:table-cell>
          <table:table-cell table:formula="of:=[.D86]-[.U85]" office:value-type="float" office:value="-0.421489977222803" calcext:value-type="float">
            <text:p>-0.421489977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5]+[.A86]" office:value-type="float" office:value="7.99999999999999" calcext:value-type="float">
            <text:p>8</text:p>
          </table:table-cell>
          <table:table-cell table:formula="of:=[.C85]+COS([.B86]/4)" office:value-type="float" office:value="1.796451853272" calcext:value-type="float">
            <text:p>1.7964518533</text:p>
          </table:table-cell>
          <table:table-cell table:style-name="ce5" table:formula="of:=[.D85]*0.8+[.P85]*0.2" office:value-type="float" office:value="2.19484180703253" calcext:value-type="float">
            <text:p>2.194842</text:p>
          </table:table-cell>
          <table:table-cell table:style-name="ce5" table:formula="of:=[.C86]-[.D86]" office:value-type="float" office:value="-0.398389953760534" calcext:value-type="float">
            <text:p>-0.398390</text:p>
          </table:table-cell>
          <table:table-cell table:style-name="ce5" table:formula="of:=ABS([.E86])" office:value-type="float" office:value="0.398389953760534" calcext:value-type="float">
            <text:p>0.398390</text:p>
          </table:table-cell>
          <table:table-cell table:style-name="ce5" table:formula="of:=[.$E$2]*[.E86]" office:value-type="float" office:value="-2.3903397225632" calcext:value-type="float">
            <text:p>-2.390340</text:p>
          </table:table-cell>
          <table:table-cell table:style-name="ce5" table:formula="of:=[.H85]+([.E86]*[.A86])" office:value-type="float" office:value="0.246718713381121" calcext:value-type="float">
            <text:p>0.246719</text:p>
          </table:table-cell>
          <table:table-cell table:style-name="ce5" table:formula="of:=[.H86]*[.$G$2]" office:value-type="float" office:value="2.46718713381121" calcext:value-type="float">
            <text:p>2.467187</text:p>
          </table:table-cell>
          <table:table-cell table:style-name="ce5" table:formula="of:=([.E86]-[.E85])/[.A86]" office:value-type="float" office:value="-0.177970968035499" calcext:value-type="float">
            <text:p>-0.177971</text:p>
          </table:table-cell>
          <table:table-cell table:style-name="ce5" table:formula="of:=[.J86]*[.$I$2]" office:value-type="float" office:value="0.0177970968035499" calcext:value-type="float">
            <text:p>0.017797</text:p>
          </table:table-cell>
          <table:table-cell table:style-name="ce5" table:formula="of:=[.G86]+[.I86]+[.K86]" office:value-type="float" office:value="0.0946445080515561" calcext:value-type="float">
            <text:p>0.094645</text:p>
          </table:table-cell>
          <table:table-cell table:style-name="ce5" table:formula="of:=-[.L86]/8" office:value-type="float" office:value="-0.0118305635064445" calcext:value-type="float">
            <text:p>-0.011831</text:p>
          </table:table-cell>
          <table:table-cell table:formula="of:=IF([.U86]&gt;[.$C$2];1;0)" office:value-type="float" office:value="0" calcext:value-type="float">
            <text:p>0.00</text:p>
          </table:table-cell>
          <table:table-cell table:style-name="ce7" table:formula="of:=IF([.D86]&gt;[.$C$2];1;0)" office:value-type="float" office:value="0" calcext:value-type="float">
            <text:p>0.00</text:p>
          </table:table-cell>
          <table:table-cell table:style-name="ce5" table:formula="of:=IF([.O86];[.M86];[.L86])" office:value-type="float" office:value="0.0946445080515561" calcext:value-type="float">
            <text:p>0.094645</text:p>
          </table:table-cell>
          <table:table-cell table:formula="of:=([.P86]-[.P85])/[.A86]" office:value-type="float" office:value="-5.06798340006614" calcext:value-type="float">
            <text:p>-5.0679834001</text:p>
          </table:table-cell>
          <table:table-cell table:formula="of:=[.$U$3]*[.U85]" office:value-type="float" office:value="2.24347205124963" calcext:value-type="float">
            <text:p>2.2434720512</text:p>
          </table:table-cell>
          <table:table-cell table:formula="of:=([.$U$3]*[.V85]*[.$U$3])+[.$S$3]" office:value-type="float" office:value="1.43308183405113" calcext:value-type="float">
            <text:p>1.4330818341</text:p>
          </table:table-cell>
          <table:table-cell table:formula="of:=[.S86]/([.S86]+[.$Q$3])" office:value-type="float" office:value="0.588998616485093" calcext:value-type="float">
            <text:p>0.5889986165</text:p>
          </table:table-cell>
          <table:table-cell table:formula="of:=[.R86]+[.T86]*((([.L86]*[.A86])+[.D86])-[.R86])" office:value-type="float" office:value="2.22040345311645" calcext:value-type="float">
            <text:p>2.2204034531</text:p>
          </table:table-cell>
          <table:table-cell table:formula="of:=(1-[.T86])*[.S86]" office:value-type="float" office:value="0.588998616485093" calcext:value-type="float">
            <text:p>0.5889986165</text:p>
          </table:table-cell>
          <table:table-cell table:formula="of:=[.D87]-[.U86]" office:value-type="float" office:value="-0.44560110588012" calcext:value-type="float">
            <text:p>-0.445601105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6]+[.A87]" office:value-type="float" office:value="8.09999999999999" calcext:value-type="float">
            <text:p>8.1</text:p>
          </table:table-cell>
          <table:table-cell table:formula="of:=[.C86]+COS([.B87]/4)" office:value-type="float" office:value="1.3577049880556" calcext:value-type="float">
            <text:p>1.3577049881</text:p>
          </table:table-cell>
          <table:table-cell table:style-name="ce5" table:formula="of:=[.D86]*0.8+[.P86]*0.2" office:value-type="float" office:value="1.77480234723633" calcext:value-type="float">
            <text:p>1.774802</text:p>
          </table:table-cell>
          <table:table-cell table:style-name="ce5" table:formula="of:=[.C87]-[.D87]" office:value-type="float" office:value="-0.417097359180731" calcext:value-type="float">
            <text:p>-0.417097</text:p>
          </table:table-cell>
          <table:table-cell table:style-name="ce5" table:formula="of:=ABS([.E87])" office:value-type="float" office:value="0.417097359180731" calcext:value-type="float">
            <text:p>0.417097</text:p>
          </table:table-cell>
          <table:table-cell table:style-name="ce5" table:formula="of:=[.$E$2]*[.E87]" office:value-type="float" office:value="-2.50258415508438" calcext:value-type="float">
            <text:p>-2.502584</text:p>
          </table:table-cell>
          <table:table-cell table:style-name="ce5" table:formula="of:=[.H86]+([.E87]*[.A87])" office:value-type="float" office:value="0.205008977463048" calcext:value-type="float">
            <text:p>0.205009</text:p>
          </table:table-cell>
          <table:table-cell table:style-name="ce5" table:formula="of:=[.H87]*[.$G$2]" office:value-type="float" office:value="2.05008977463048" calcext:value-type="float">
            <text:p>2.050090</text:p>
          </table:table-cell>
          <table:table-cell table:style-name="ce5" table:formula="of:=([.E87]-[.E86])/[.A87]" office:value-type="float" office:value="-0.18707405420197" calcext:value-type="float">
            <text:p>-0.187074</text:p>
          </table:table-cell>
          <table:table-cell table:style-name="ce5" table:formula="of:=[.J87]*[.$I$2]" office:value-type="float" office:value="0.018707405420197" calcext:value-type="float">
            <text:p>0.018707</text:p>
          </table:table-cell>
          <table:table-cell table:style-name="ce5" table:formula="of:=[.G87]+[.I87]+[.K87]" office:value-type="float" office:value="-0.43378697503371" calcext:value-type="float">
            <text:p>-0.433787</text:p>
          </table:table-cell>
          <table:table-cell table:style-name="ce5" table:formula="of:=-[.L87]/8" office:value-type="float" office:value="0.0542233718792137" calcext:value-type="float">
            <text:p>0.054223</text:p>
          </table:table-cell>
          <table:table-cell table:formula="of:=IF([.U87]&gt;[.$C$2];1;0)" office:value-type="float" office:value="0" calcext:value-type="float">
            <text:p>0.00</text:p>
          </table:table-cell>
          <table:table-cell table:style-name="ce7" table:formula="of:=IF([.D87]&gt;[.$C$2];1;0)" office:value-type="float" office:value="0" calcext:value-type="float">
            <text:p>0.00</text:p>
          </table:table-cell>
          <table:table-cell table:style-name="ce5" table:formula="of:=IF([.O87];[.M87];[.L87])" office:value-type="float" office:value="-0.43378697503371" calcext:value-type="float">
            <text:p>-0.433787</text:p>
          </table:table-cell>
          <table:table-cell table:formula="of:=([.P87]-[.P86])/[.A87]" office:value-type="float" office:value="-5.28431483085266" calcext:value-type="float">
            <text:p>-5.2843148309</text:p>
          </table:table-cell>
          <table:table-cell table:formula="of:=[.$U$3]*[.U86]" office:value-type="float" office:value="1.90396841850957" calcext:value-type="float">
            <text:p>1.9039684185</text:p>
          </table:table-cell>
          <table:table-cell table:formula="of:=([.$U$3]*[.V86]*[.$U$3])+[.$S$3]" office:value-type="float" office:value="1.43308183405113" calcext:value-type="float">
            <text:p>1.4330818341</text:p>
          </table:table-cell>
          <table:table-cell table:formula="of:=[.S87]/([.S87]+[.$Q$3])" office:value-type="float" office:value="0.588998616485093" calcext:value-type="float">
            <text:p>0.5889986165</text:p>
          </table:table-cell>
          <table:table-cell table:formula="of:=[.R87]+[.T87]*((([.L87]*[.A87])+[.D87])-[.R87])" office:value-type="float" office:value="1.80233978841841" calcext:value-type="float">
            <text:p>1.8023397884</text:p>
          </table:table-cell>
          <table:table-cell table:formula="of:=(1-[.T87])*[.S87]" office:value-type="float" office:value="0.588998616485093" calcext:value-type="float">
            <text:p>0.5889986165</text:p>
          </table:table-cell>
          <table:table-cell table:formula="of:=[.D88]-[.U87]" office:value-type="float" office:value="-0.469255305636082" calcext:value-type="float">
            <text:p>-0.469255305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7]+[.A88]" office:value-type="float" office:value="8.19999999999999" calcext:value-type="float">
            <text:p>8.2</text:p>
          </table:table-cell>
          <table:table-cell table:formula="of:=[.C87]+COS([.B88]/4)" office:value-type="float" office:value="0.896632296678894" calcext:value-type="float">
            <text:p>0.8966322967</text:p>
          </table:table-cell>
          <table:table-cell table:style-name="ce5" table:formula="of:=[.D87]*0.8+[.P87]*0.2" office:value-type="float" office:value="1.33308448278233" calcext:value-type="float">
            <text:p>1.333084</text:p>
          </table:table-cell>
          <table:table-cell table:style-name="ce5" table:formula="of:=[.C88]-[.D88]" office:value-type="float" office:value="-0.436452186103432" calcext:value-type="float">
            <text:p>-0.436452</text:p>
          </table:table-cell>
          <table:table-cell table:style-name="ce5" table:formula="of:=ABS([.E88])" office:value-type="float" office:value="0.436452186103432" calcext:value-type="float">
            <text:p>0.436452</text:p>
          </table:table-cell>
          <table:table-cell table:style-name="ce5" table:formula="of:=[.$E$2]*[.E88]" office:value-type="float" office:value="-2.61871311662059" calcext:value-type="float">
            <text:p>-2.618713</text:p>
          </table:table-cell>
          <table:table-cell table:style-name="ce5" table:formula="of:=[.H87]+([.E88]*[.A88])" office:value-type="float" office:value="0.161363758852704" calcext:value-type="float">
            <text:p>0.161364</text:p>
          </table:table-cell>
          <table:table-cell table:style-name="ce5" table:formula="of:=[.H88]*[.$G$2]" office:value-type="float" office:value="1.61363758852704" calcext:value-type="float">
            <text:p>1.613638</text:p>
          </table:table-cell>
          <table:table-cell table:style-name="ce5" table:formula="of:=([.E88]-[.E87])/[.A88]" office:value-type="float" office:value="-0.193548269227013" calcext:value-type="float">
            <text:p>-0.193548</text:p>
          </table:table-cell>
          <table:table-cell table:style-name="ce5" table:formula="of:=[.J88]*[.$I$2]" office:value-type="float" office:value="0.0193548269227013" calcext:value-type="float">
            <text:p>0.019355</text:p>
          </table:table-cell>
          <table:table-cell table:style-name="ce5" table:formula="of:=[.G88]+[.I88]+[.K88]" office:value-type="float" office:value="-0.985720701170845" calcext:value-type="float">
            <text:p>-0.985721</text:p>
          </table:table-cell>
          <table:table-cell table:style-name="ce5" table:formula="of:=-[.L88]/8" office:value-type="float" office:value="0.123215087646356" calcext:value-type="float">
            <text:p>0.123215</text:p>
          </table:table-cell>
          <table:table-cell table:formula="of:=IF([.U88]&gt;[.$C$2];1;0)" office:value-type="float" office:value="0" calcext:value-type="float">
            <text:p>0.00</text:p>
          </table:table-cell>
          <table:table-cell table:style-name="ce7" table:formula="of:=IF([.D88]&gt;[.$C$2];1;0)" office:value-type="float" office:value="0" calcext:value-type="float">
            <text:p>0.00</text:p>
          </table:table-cell>
          <table:table-cell table:style-name="ce5" table:formula="of:=IF([.O88];[.M88];[.L88])" office:value-type="float" office:value="-0.985720701170845" calcext:value-type="float">
            <text:p>-0.985721</text:p>
          </table:table-cell>
          <table:table-cell table:formula="of:=([.P88]-[.P87])/[.A88]" office:value-type="float" office:value="-5.51933726137135" calcext:value-type="float">
            <text:p>-5.5193372614</text:p>
          </table:table-cell>
          <table:table-cell table:formula="of:=[.$U$3]*[.U87]" office:value-type="float" office:value="1.54548401181571" calcext:value-type="float">
            <text:p>1.5454840118</text:p>
          </table:table-cell>
          <table:table-cell table:formula="of:=([.$U$3]*[.V87]*[.$U$3])+[.$S$3]" office:value-type="float" office:value="1.43308183405113" calcext:value-type="float">
            <text:p>1.4330818341</text:p>
          </table:table-cell>
          <table:table-cell table:formula="of:=[.S88]/([.S88]+[.$Q$3])" office:value-type="float" office:value="0.588998616485093" calcext:value-type="float">
            <text:p>0.5889986165</text:p>
          </table:table-cell>
          <table:table-cell table:formula="of:=[.R88]+[.T88]*((([.L88]*[.A88])+[.D88])-[.R88])" office:value-type="float" office:value="1.36232217014993" calcext:value-type="float">
            <text:p>1.3623221701</text:p>
          </table:table-cell>
          <table:table-cell table:formula="of:=(1-[.T88])*[.S88]" office:value-type="float" office:value="0.588998616485093" calcext:value-type="float">
            <text:p>0.5889986165</text:p>
          </table:table-cell>
          <table:table-cell table:formula="of:=[.D89]-[.U88]" office:value-type="float" office:value="-0.492998724158233" calcext:value-type="float">
            <text:p>-0.492998724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8]+[.A89]" office:value-type="float" office:value="8.29999999999999" calcext:value-type="float">
            <text:p>8.3</text:p>
          </table:table-cell>
          <table:table-cell table:formula="of:=[.C88]+COS([.B89]/4)" office:value-type="float" office:value="0.413521934565412" calcext:value-type="float">
            <text:p>0.4135219346</text:p>
          </table:table-cell>
          <table:table-cell table:style-name="ce5" table:formula="of:=[.D88]*0.8+[.P88]*0.2" office:value-type="float" office:value="0.869323445991692" calcext:value-type="float">
            <text:p>0.869323</text:p>
          </table:table-cell>
          <table:table-cell table:style-name="ce5" table:formula="of:=[.C89]-[.D89]" office:value-type="float" office:value="-0.45580151142628" calcext:value-type="float">
            <text:p>-0.455802</text:p>
          </table:table-cell>
          <table:table-cell table:style-name="ce5" table:formula="of:=ABS([.E89])" office:value-type="float" office:value="0.45580151142628" calcext:value-type="float">
            <text:p>0.455802</text:p>
          </table:table-cell>
          <table:table-cell table:style-name="ce5" table:formula="of:=[.$E$2]*[.E89]" office:value-type="float" office:value="-2.73480906855768" calcext:value-type="float">
            <text:p>-2.734809</text:p>
          </table:table-cell>
          <table:table-cell table:style-name="ce5" table:formula="of:=[.H88]+([.E89]*[.A89])" office:value-type="float" office:value="0.115783607710076" calcext:value-type="float">
            <text:p>0.115784</text:p>
          </table:table-cell>
          <table:table-cell table:style-name="ce5" table:formula="of:=[.H89]*[.$G$2]" office:value-type="float" office:value="1.15783607710076" calcext:value-type="float">
            <text:p>1.157836</text:p>
          </table:table-cell>
          <table:table-cell table:style-name="ce5" table:formula="of:=([.E89]-[.E88])/[.A89]" office:value-type="float" office:value="-0.193493253228482" calcext:value-type="float">
            <text:p>-0.193493</text:p>
          </table:table-cell>
          <table:table-cell table:style-name="ce5" table:formula="of:=[.J89]*[.$I$2]" office:value-type="float" office:value="0.0193493253228482" calcext:value-type="float">
            <text:p>0.019349</text:p>
          </table:table-cell>
          <table:table-cell table:style-name="ce5" table:formula="of:=[.G89]+[.I89]+[.K89]" office:value-type="float" office:value="-1.55762366613407" calcext:value-type="float">
            <text:p>-1.557624</text:p>
          </table:table-cell>
          <table:table-cell table:style-name="ce5" table:formula="of:=-[.L89]/8" office:value-type="float" office:value="0.194702958266758" calcext:value-type="float">
            <text:p>0.194703</text:p>
          </table:table-cell>
          <table:table-cell table:formula="of:=IF([.U89]&gt;[.$C$2];1;0)" office:value-type="float" office:value="0" calcext:value-type="float">
            <text:p>0.00</text:p>
          </table:table-cell>
          <table:table-cell table:style-name="ce7" table:formula="of:=IF([.D89]&gt;[.$C$2];1;0)" office:value-type="float" office:value="0" calcext:value-type="float">
            <text:p>0.00</text:p>
          </table:table-cell>
          <table:table-cell table:style-name="ce5" table:formula="of:=IF([.O89];[.M89];[.L89])" office:value-type="float" office:value="-1.55762366613407" calcext:value-type="float">
            <text:p>-1.557624</text:p>
          </table:table-cell>
          <table:table-cell table:formula="of:=([.P89]-[.P88])/[.A89]" office:value-type="float" office:value="-5.71902964963222" calcext:value-type="float">
            <text:p>-5.7190296496</text:p>
          </table:table-cell>
          <table:table-cell table:formula="of:=[.$U$3]*[.U88]" office:value-type="float" office:value="1.1681743622585" calcext:value-type="float">
            <text:p>1.1681743623</text:p>
          </table:table-cell>
          <table:table-cell table:formula="of:=([.$U$3]*[.V88]*[.$U$3])+[.$S$3]" office:value-type="float" office:value="1.43308183405113" calcext:value-type="float">
            <text:p>1.4330818341</text:p>
          </table:table-cell>
          <table:table-cell table:formula="of:=[.S89]/([.S89]+[.$Q$3])" office:value-type="float" office:value="0.588998616485093" calcext:value-type="float">
            <text:p>0.5889986165</text:p>
          </table:table-cell>
          <table:table-cell table:formula="of:=[.R89]+[.T89]*((([.L89]*[.A89])+[.D89])-[.R89])" office:value-type="float" office:value="0.900407767606305" calcext:value-type="float">
            <text:p>0.9004077676</text:p>
          </table:table-cell>
          <table:table-cell table:formula="of:=(1-[.T89])*[.S89]" office:value-type="float" office:value="0.588998616485093" calcext:value-type="float">
            <text:p>0.5889986165</text:p>
          </table:table-cell>
          <table:table-cell table:formula="of:=[.D90]-[.U89]" office:value-type="float" office:value="-0.516473744039765" calcext:value-type="float">
            <text:p>-0.51647374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9]+[.A90]" office:value-type="float" office:value="8.39999999999999" calcext:value-type="float">
            <text:p>8.4</text:p>
          </table:table-cell>
          <table:table-cell table:formula="of:=[.C89]+COS([.B90]/4)" office:value-type="float" office:value="-0.0913241700344426" calcext:value-type="float">
            <text:p>-0.09132417</text:p>
          </table:table-cell>
          <table:table-cell table:style-name="ce5" table:formula="of:=[.D89]*0.8+[.P89]*0.2" office:value-type="float" office:value="0.38393402356654" calcext:value-type="float">
            <text:p>0.383934</text:p>
          </table:table-cell>
          <table:table-cell table:style-name="ce5" table:formula="of:=[.C90]-[.D90]" office:value-type="float" office:value="-0.475258193600983" calcext:value-type="float">
            <text:p>-0.475258</text:p>
          </table:table-cell>
          <table:table-cell table:style-name="ce5" table:formula="of:=ABS([.E90])" office:value-type="float" office:value="0.475258193600983" calcext:value-type="float">
            <text:p>0.475258</text:p>
          </table:table-cell>
          <table:table-cell table:style-name="ce5" table:formula="of:=[.$E$2]*[.E90]" office:value-type="float" office:value="-2.8515491616059" calcext:value-type="float">
            <text:p>-2.851549</text:p>
          </table:table-cell>
          <table:table-cell table:style-name="ce5" table:formula="of:=[.H89]+([.E90]*[.A90])" office:value-type="float" office:value="0.0682577883499782" calcext:value-type="float">
            <text:p>0.068258</text:p>
          </table:table-cell>
          <table:table-cell table:style-name="ce5" table:formula="of:=[.H90]*[.$G$2]" office:value-type="float" office:value="0.682577883499782" calcext:value-type="float">
            <text:p>0.682578</text:p>
          </table:table-cell>
          <table:table-cell table:style-name="ce5" table:formula="of:=([.E90]-[.E89])/[.A90]" office:value-type="float" office:value="-0.194566821747028" calcext:value-type="float">
            <text:p>-0.194567</text:p>
          </table:table-cell>
          <table:table-cell table:style-name="ce5" table:formula="of:=[.J90]*[.$I$2]" office:value-type="float" office:value="0.0194566821747028" calcext:value-type="float">
            <text:p>0.019457</text:p>
          </table:table-cell>
          <table:table-cell table:style-name="ce5" table:formula="of:=[.G90]+[.I90]+[.K90]" office:value-type="float" office:value="-2.14951459593141" calcext:value-type="float">
            <text:p>-2.149515</text:p>
          </table:table-cell>
          <table:table-cell table:style-name="ce5" table:formula="of:=-[.L90]/8" office:value-type="float" office:value="0.268689324491426" calcext:value-type="float">
            <text:p>0.268689</text:p>
          </table:table-cell>
          <table:table-cell table:formula="of:=IF([.U90]&gt;[.$C$2];1;0)" office:value-type="float" office:value="0" calcext:value-type="float">
            <text:p>0.00</text:p>
          </table:table-cell>
          <table:table-cell table:style-name="ce7" table:formula="of:=IF([.D90]&gt;[.$C$2];1;0)" office:value-type="float" office:value="0" calcext:value-type="float">
            <text:p>0.00</text:p>
          </table:table-cell>
          <table:table-cell table:style-name="ce5" table:formula="of:=IF([.O90];[.M90];[.L90])" office:value-type="float" office:value="-2.14951459593141" calcext:value-type="float">
            <text:p>-2.149515</text:p>
          </table:table-cell>
          <table:table-cell table:formula="of:=([.P90]-[.P89])/[.A90]" office:value-type="float" office:value="-5.91890929797345" calcext:value-type="float">
            <text:p>-5.918909298</text:p>
          </table:table-cell>
          <table:table-cell table:formula="of:=[.$U$3]*[.U89]" office:value-type="float" office:value="0.77208849179951" calcext:value-type="float">
            <text:p>0.7720884918</text:p>
          </table:table-cell>
          <table:table-cell table:formula="of:=([.$U$3]*[.V89]*[.$U$3])+[.$S$3]" office:value-type="float" office:value="1.43308183405113" calcext:value-type="float">
            <text:p>1.4330818341</text:p>
          </table:table-cell>
          <table:table-cell table:formula="of:=[.S90]/([.S90]+[.$Q$3])" office:value-type="float" office:value="0.588998616485093" calcext:value-type="float">
            <text:p>0.5889986165</text:p>
          </table:table-cell>
          <table:table-cell table:formula="of:=[.R90]+[.T90]*((([.L90]*[.A90])+[.D90])-[.R90])" office:value-type="float" office:value="0.416859934715972" calcext:value-type="float">
            <text:p>0.4168599347</text:p>
          </table:table-cell>
          <table:table-cell table:formula="of:=(1-[.T90])*[.S90]" office:value-type="float" office:value="0.588998616485093" calcext:value-type="float">
            <text:p>0.5889986165</text:p>
          </table:table-cell>
          <table:table-cell table:formula="of:=[.D91]-[.U90]" office:value-type="float" office:value="-0.539615635049022" calcext:value-type="float">
            <text:p>-0.53961563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0]+[.A91]" office:value-type="float" office:value="8.49999999999999" calcext:value-type="float">
            <text:p>8.5</text:p>
          </table:table-cell>
          <table:table-cell table:formula="of:=[.C90]+COS([.B91]/4)" office:value-type="float" office:value="-0.617590504738745" calcext:value-type="float">
            <text:p>-0.6175905047</text:p>
          </table:table-cell>
          <table:table-cell table:style-name="ce5" table:formula="of:=[.D90]*0.8+[.P90]*0.2" office:value-type="float" office:value="-0.12275570033305" calcext:value-type="float">
            <text:p>-0.122756</text:p>
          </table:table-cell>
          <table:table-cell table:style-name="ce5" table:formula="of:=[.C91]-[.D91]" office:value-type="float" office:value="-0.494834804405694" calcext:value-type="float">
            <text:p>-0.494835</text:p>
          </table:table-cell>
          <table:table-cell table:style-name="ce5" table:formula="of:=ABS([.E91])" office:value-type="float" office:value="0.494834804405694" calcext:value-type="float">
            <text:p>0.494835</text:p>
          </table:table-cell>
          <table:table-cell table:style-name="ce5" table:formula="of:=[.$E$2]*[.E91]" office:value-type="float" office:value="-2.96900882643417" calcext:value-type="float">
            <text:p>-2.969009</text:p>
          </table:table-cell>
          <table:table-cell table:style-name="ce5" table:formula="of:=[.H90]+([.E91]*[.A91])" office:value-type="float" office:value="0.0187743079094088" calcext:value-type="float">
            <text:p>0.018774</text:p>
          </table:table-cell>
          <table:table-cell table:style-name="ce5" table:formula="of:=[.H91]*[.$G$2]" office:value-type="float" office:value="0.187743079094088" calcext:value-type="float">
            <text:p>0.187743</text:p>
          </table:table-cell>
          <table:table-cell table:style-name="ce5" table:formula="of:=([.E91]-[.E90])/[.A91]" office:value-type="float" office:value="-0.195766108047116" calcext:value-type="float">
            <text:p>-0.195766</text:p>
          </table:table-cell>
          <table:table-cell table:style-name="ce5" table:formula="of:=[.J91]*[.$I$2]" office:value-type="float" office:value="0.0195766108047116" calcext:value-type="float">
            <text:p>0.019577</text:p>
          </table:table-cell>
          <table:table-cell table:style-name="ce5" table:formula="of:=[.G91]+[.I91]+[.K91]" office:value-type="float" office:value="-2.76168913653537" calcext:value-type="float">
            <text:p>-2.761689</text:p>
          </table:table-cell>
          <table:table-cell table:style-name="ce5" table:formula="of:=-[.L91]/8" office:value-type="float" office:value="0.345211142066921" calcext:value-type="float">
            <text:p>0.345211</text:p>
          </table:table-cell>
          <table:table-cell table:formula="of:=IF([.U91]&gt;[.$C$2];1;0)" office:value-type="float" office:value="0" calcext:value-type="float">
            <text:p>0.00</text:p>
          </table:table-cell>
          <table:table-cell table:style-name="ce7" table:formula="of:=IF([.D91]&gt;[.$C$2];1;0)" office:value-type="float" office:value="0" calcext:value-type="float">
            <text:p>0.00</text:p>
          </table:table-cell>
          <table:table-cell table:style-name="ce5" table:formula="of:=IF([.O91];[.M91];[.L91])" office:value-type="float" office:value="-2.76168913653537" calcext:value-type="float">
            <text:p>-2.761689</text:p>
          </table:table-cell>
          <table:table-cell table:formula="of:=([.P91]-[.P90])/[.A91]" office:value-type="float" office:value="-6.12174540603955" calcext:value-type="float">
            <text:p>-6.121745406</text:p>
          </table:table-cell>
          <table:table-cell table:formula="of:=[.$U$3]*[.U90]" office:value-type="float" office:value="0.357452223165654" calcext:value-type="float">
            <text:p>0.3574522232</text:p>
          </table:table-cell>
          <table:table-cell table:formula="of:=([.$U$3]*[.V90]*[.$U$3])+[.$S$3]" office:value-type="float" office:value="1.43308183405113" calcext:value-type="float">
            <text:p>1.4330818341</text:p>
          </table:table-cell>
          <table:table-cell table:formula="of:=[.S91]/([.S91]+[.$Q$3])" office:value-type="float" office:value="0.588998616485093" calcext:value-type="float">
            <text:p>0.5889986165</text:p>
          </table:table-cell>
          <table:table-cell table:formula="of:=[.R91]+[.T91]*((([.L91]*[.A91])+[.D91])-[.R91])" office:value-type="float" office:value="-0.0880526874583866" calcext:value-type="float">
            <text:p>-0.0880526875</text:p>
          </table:table-cell>
          <table:table-cell table:formula="of:=(1-[.T91])*[.S91]" office:value-type="float" office:value="0.588998616485093" calcext:value-type="float">
            <text:p>0.5889986165</text:p>
          </table:table-cell>
          <table:table-cell table:formula="of:=[.D92]-[.U91]" office:value-type="float" office:value="-0.562489700115127" calcext:value-type="float">
            <text:p>-0.56248970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1]+[.A92]" office:value-type="float" office:value="8.59999999999999" calcext:value-type="float">
            <text:p>8.6</text:p>
          </table:table-cell>
          <table:table-cell table:formula="of:=[.C91]+COS([.B92]/4)" office:value-type="float" office:value="-1.16494817021901" calcext:value-type="float">
            <text:p>-1.1649481702</text:p>
          </table:table-cell>
          <table:table-cell table:style-name="ce5" table:formula="of:=[.D91]*0.8+[.P91]*0.2" office:value-type="float" office:value="-0.650542387573514" calcext:value-type="float">
            <text:p>-0.650542</text:p>
          </table:table-cell>
          <table:table-cell table:style-name="ce5" table:formula="of:=[.C92]-[.D92]" office:value-type="float" office:value="-0.514405782645499" calcext:value-type="float">
            <text:p>-0.514406</text:p>
          </table:table-cell>
          <table:table-cell table:style-name="ce5" table:formula="of:=ABS([.E92])" office:value-type="float" office:value="0.514405782645499" calcext:value-type="float">
            <text:p>0.514406</text:p>
          </table:table-cell>
          <table:table-cell table:style-name="ce5" table:formula="of:=[.$E$2]*[.E92]" office:value-type="float" office:value="-3.08643469587299" calcext:value-type="float">
            <text:p>-3.086435</text:p>
          </table:table-cell>
          <table:table-cell table:style-name="ce5" table:formula="of:=[.H91]+([.E92]*[.A92])" office:value-type="float" office:value="-0.0326662703551411" calcext:value-type="float">
            <text:p>-0.032666</text:p>
          </table:table-cell>
          <table:table-cell table:style-name="ce5" table:formula="of:=[.H92]*[.$G$2]" office:value-type="float" office:value="-0.326662703551411" calcext:value-type="float">
            <text:p>-0.326663</text:p>
          </table:table-cell>
          <table:table-cell table:style-name="ce5" table:formula="of:=([.E92]-[.E91])/[.A92]" office:value-type="float" office:value="-0.195709782398045" calcext:value-type="float">
            <text:p>-0.195710</text:p>
          </table:table-cell>
          <table:table-cell table:style-name="ce5" table:formula="of:=[.J92]*[.$I$2]" office:value-type="float" office:value="0.0195709782398045" calcext:value-type="float">
            <text:p>0.019571</text:p>
          </table:table-cell>
          <table:table-cell table:style-name="ce5" table:formula="of:=[.G92]+[.I92]+[.K92]" office:value-type="float" office:value="-3.3935264211846" calcext:value-type="float">
            <text:p>-3.393526</text:p>
          </table:table-cell>
          <table:table-cell table:style-name="ce5" table:formula="of:=-[.L92]/8" office:value-type="float" office:value="0.424190802648075" calcext:value-type="float">
            <text:p>0.424191</text:p>
          </table:table-cell>
          <table:table-cell table:formula="of:=IF([.U92]&gt;[.$C$2];1;0)" office:value-type="float" office:value="0" calcext:value-type="float">
            <text:p>0.00</text:p>
          </table:table-cell>
          <table:table-cell table:style-name="ce7" table:formula="of:=IF([.D92]&gt;[.$C$2];1;0)" office:value-type="float" office:value="0" calcext:value-type="float">
            <text:p>0.00</text:p>
          </table:table-cell>
          <table:table-cell table:style-name="ce5" table:formula="of:=IF([.O92];[.M92];[.L92])" office:value-type="float" office:value="-3.3935264211846" calcext:value-type="float">
            <text:p>-3.393526</text:p>
          </table:table-cell>
          <table:table-cell table:formula="of:=([.P92]-[.P91])/[.A92]" office:value-type="float" office:value="-6.31837284649233" calcext:value-type="float">
            <text:p>-6.3183728465</text:p>
          </table:table-cell>
          <table:table-cell table:formula="of:=[.$U$3]*[.U91]" office:value-type="float" office:value="-0.0755040872641215" calcext:value-type="float">
            <text:p>-0.0755040873</text:p>
          </table:table-cell>
          <table:table-cell table:formula="of:=([.$U$3]*[.V91]*[.$U$3])+[.$S$3]" office:value-type="float" office:value="1.43308183405113" calcext:value-type="float">
            <text:p>1.4330818341</text:p>
          </table:table-cell>
          <table:table-cell table:formula="of:=[.S92]/([.S92]+[.$Q$3])" office:value-type="float" office:value="0.588998616485093" calcext:value-type="float">
            <text:p>0.5889986165</text:p>
          </table:table-cell>
          <table:table-cell table:formula="of:=[.R92]+[.T92]*((([.L92]*[.A92])+[.D92])-[.R92])" office:value-type="float" office:value="-0.614079087280627" calcext:value-type="float">
            <text:p>-0.6140790873</text:p>
          </table:table-cell>
          <table:table-cell table:formula="of:=(1-[.T92])*[.S92]" office:value-type="float" office:value="0.588998616485093" calcext:value-type="float">
            <text:p>0.5889986165</text:p>
          </table:table-cell>
          <table:table-cell table:formula="of:=[.D93]-[.U92]" office:value-type="float" office:value="-0.585060107015104" calcext:value-type="float">
            <text:p>-0.58506010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2]+[.A93]" office:value-type="float" office:value="8.69999999999999" calcext:value-type="float">
            <text:p>8.7</text:p>
          </table:table-cell>
          <table:table-cell table:formula="of:=[.C92]+COS([.B93]/4)" office:value-type="float" office:value="-1.73305508575158" calcext:value-type="float">
            <text:p>-1.7330550858</text:p>
          </table:table-cell>
          <table:table-cell table:style-name="ce5" table:formula="of:=[.D92]*0.8+[.P92]*0.2" office:value-type="float" office:value="-1.19913919429573" calcext:value-type="float">
            <text:p>-1.199139</text:p>
          </table:table-cell>
          <table:table-cell table:style-name="ce5" table:formula="of:=[.C93]-[.D93]" office:value-type="float" office:value="-0.533915891455851" calcext:value-type="float">
            <text:p>-0.533916</text:p>
          </table:table-cell>
          <table:table-cell table:style-name="ce5" table:formula="of:=ABS([.E93])" office:value-type="float" office:value="0.533915891455851" calcext:value-type="float">
            <text:p>0.533916</text:p>
          </table:table-cell>
          <table:table-cell table:style-name="ce5" table:formula="of:=[.$E$2]*[.E93]" office:value-type="float" office:value="-3.20349534873511" calcext:value-type="float">
            <text:p>-3.203495</text:p>
          </table:table-cell>
          <table:table-cell table:style-name="ce5" table:formula="of:=[.H92]+([.E93]*[.A93])" office:value-type="float" office:value="-0.0860578595007263" calcext:value-type="float">
            <text:p>-0.086058</text:p>
          </table:table-cell>
          <table:table-cell table:style-name="ce5" table:formula="of:=[.H93]*[.$G$2]" office:value-type="float" office:value="-0.860578595007263" calcext:value-type="float">
            <text:p>-0.860579</text:p>
          </table:table-cell>
          <table:table-cell table:style-name="ce5" table:formula="of:=([.E93]-[.E92])/[.A93]" office:value-type="float" office:value="-0.195101088103526" calcext:value-type="float">
            <text:p>-0.195101</text:p>
          </table:table-cell>
          <table:table-cell table:style-name="ce5" table:formula="of:=[.J93]*[.$I$2]" office:value-type="float" office:value="0.0195101088103526" calcext:value-type="float">
            <text:p>0.019510</text:p>
          </table:table-cell>
          <table:table-cell table:style-name="ce5" table:formula="of:=[.G93]+[.I93]+[.K93]" office:value-type="float" office:value="-4.04456383493202" calcext:value-type="float">
            <text:p>-4.044564</text:p>
          </table:table-cell>
          <table:table-cell table:style-name="ce5" table:formula="of:=-[.L93]/8" office:value-type="float" office:value="0.505570479366502" calcext:value-type="float">
            <text:p>0.505570</text:p>
          </table:table-cell>
          <table:table-cell table:formula="of:=IF([.U93]&gt;[.$C$2];1;0)" office:value-type="float" office:value="0" calcext:value-type="float">
            <text:p>0.00</text:p>
          </table:table-cell>
          <table:table-cell table:style-name="ce7" table:formula="of:=IF([.D93]&gt;[.$C$2];1;0)" office:value-type="float" office:value="0" calcext:value-type="float">
            <text:p>0.00</text:p>
          </table:table-cell>
          <table:table-cell table:style-name="ce5" table:formula="of:=IF([.O93];[.M93];[.L93])" office:value-type="float" office:value="-4.04456383493202" calcext:value-type="float">
            <text:p>-4.044564</text:p>
          </table:table-cell>
          <table:table-cell table:formula="of:=([.P93]-[.P92])/[.A93]" office:value-type="float" office:value="-6.51037413747419" calcext:value-type="float">
            <text:p>-6.5103741375</text:p>
          </table:table-cell>
          <table:table-cell table:formula="of:=[.$U$3]*[.U92]" office:value-type="float" office:value="-0.526565200125445" calcext:value-type="float">
            <text:p>-0.5265652001</text:p>
          </table:table-cell>
          <table:table-cell table:formula="of:=([.$U$3]*[.V92]*[.$U$3])+[.$S$3]" office:value-type="float" office:value="1.43308183405113" calcext:value-type="float">
            <text:p>1.4330818341</text:p>
          </table:table-cell>
          <table:table-cell table:formula="of:=[.S93]/([.S93]+[.$Q$3])" office:value-type="float" office:value="0.588998616485093" calcext:value-type="float">
            <text:p>0.5889986165</text:p>
          </table:table-cell>
          <table:table-cell table:formula="of:=[.R93]+[.T93]*((([.L93]*[.A93])+[.D93])-[.R93])" office:value-type="float" office:value="-1.16093460248166" calcext:value-type="float">
            <text:p>-1.1609346025</text:p>
          </table:table-cell>
          <table:table-cell table:formula="of:=(1-[.T93])*[.S93]" office:value-type="float" office:value="0.588998616485093" calcext:value-type="float">
            <text:p>0.5889986165</text:p>
          </table:table-cell>
          <table:table-cell table:formula="of:=[.D94]-[.U93]" office:value-type="float" office:value="-0.607289519941332" calcext:value-type="float">
            <text:p>-0.607289519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3]+[.A94]" office:value-type="float" office:value="8.79999999999999" calcext:value-type="float">
            <text:p>8.8</text:p>
          </table:table-cell>
          <table:table-cell table:formula="of:=[.C93]+COS([.B94]/4)" office:value-type="float" office:value="-2.32155620300693" calcext:value-type="float">
            <text:p>-2.321556203</text:p>
          </table:table-cell>
          <table:table-cell table:style-name="ce5" table:formula="of:=[.D93]*0.8+[.P93]*0.2" office:value-type="float" office:value="-1.76822412242299" calcext:value-type="float">
            <text:p>-1.768224</text:p>
          </table:table-cell>
          <table:table-cell table:style-name="ce5" table:formula="of:=[.C94]-[.D94]" office:value-type="float" office:value="-0.553332080583937" calcext:value-type="float">
            <text:p>-0.553332</text:p>
          </table:table-cell>
          <table:table-cell table:style-name="ce5" table:formula="of:=ABS([.E94])" office:value-type="float" office:value="0.553332080583937" calcext:value-type="float">
            <text:p>0.553332</text:p>
          </table:table-cell>
          <table:table-cell table:style-name="ce5" table:formula="of:=[.$E$2]*[.E94]" office:value-type="float" office:value="-3.31999248350362" calcext:value-type="float">
            <text:p>-3.319992</text:p>
          </table:table-cell>
          <table:table-cell table:style-name="ce5" table:formula="of:=[.H93]+([.E94]*[.A94])" office:value-type="float" office:value="-0.14139106755912" calcext:value-type="float">
            <text:p>-0.141391</text:p>
          </table:table-cell>
          <table:table-cell table:style-name="ce5" table:formula="of:=[.H94]*[.$G$2]" office:value-type="float" office:value="-1.4139106755912" calcext:value-type="float">
            <text:p>-1.413911</text:p>
          </table:table-cell>
          <table:table-cell table:style-name="ce5" table:formula="of:=([.E94]-[.E93])/[.A94]" office:value-type="float" office:value="-0.194161891280851" calcext:value-type="float">
            <text:p>-0.194162</text:p>
          </table:table-cell>
          <table:table-cell table:style-name="ce5" table:formula="of:=[.J94]*[.$I$2]" office:value-type="float" office:value="0.0194161891280851" calcext:value-type="float">
            <text:p>0.019416</text:p>
          </table:table-cell>
          <table:table-cell table:style-name="ce5" table:formula="of:=[.G94]+[.I94]+[.K94]" office:value-type="float" office:value="-4.71448696996673" calcext:value-type="float">
            <text:p>-4.714487</text:p>
          </table:table-cell>
          <table:table-cell table:style-name="ce5" table:formula="of:=-[.L94]/8" office:value-type="float" office:value="0.589310871245842" calcext:value-type="float">
            <text:p>0.589311</text:p>
          </table:table-cell>
          <table:table-cell table:formula="of:=IF([.U94]&gt;[.$C$2];1;0)" office:value-type="float" office:value="0" calcext:value-type="float">
            <text:p>0.00</text:p>
          </table:table-cell>
          <table:table-cell table:style-name="ce7" table:formula="of:=IF([.D94]&gt;[.$C$2];1;0)" office:value-type="float" office:value="0" calcext:value-type="float">
            <text:p>0.00</text:p>
          </table:table-cell>
          <table:table-cell table:style-name="ce5" table:formula="of:=IF([.O94];[.M94];[.L94])" office:value-type="float" office:value="-4.71448696996673" calcext:value-type="float">
            <text:p>-4.714487</text:p>
          </table:table-cell>
          <table:table-cell table:formula="of:=([.P94]-[.P93])/[.A94]" office:value-type="float" office:value="-6.69923135034715" calcext:value-type="float">
            <text:p>-6.6992313503</text:p>
          </table:table-cell>
          <table:table-cell table:formula="of:=[.$U$3]*[.U93]" office:value-type="float" office:value="-0.995487021053603" calcext:value-type="float">
            <text:p>-0.9954870211</text:p>
          </table:table-cell>
          <table:table-cell table:formula="of:=([.$U$3]*[.V93]*[.$U$3])+[.$S$3]" office:value-type="float" office:value="1.43308183405113" calcext:value-type="float">
            <text:p>1.4330818341</text:p>
          </table:table-cell>
          <table:table-cell table:formula="of:=[.S94]/([.S94]+[.$Q$3])" office:value-type="float" office:value="0.588998616485093" calcext:value-type="float">
            <text:p>0.5889986165</text:p>
          </table:table-cell>
          <table:table-cell table:formula="of:=[.R94]+[.T94]*((([.L94]*[.A94])+[.D94])-[.R94])" office:value-type="float" office:value="-1.72831073494161" calcext:value-type="float">
            <text:p>-1.7283107349</text:p>
          </table:table-cell>
          <table:table-cell table:formula="of:=(1-[.T94])*[.S94]" office:value-type="float" office:value="0.588998616485093" calcext:value-type="float">
            <text:p>0.5889986165</text:p>
          </table:table-cell>
          <table:table-cell table:formula="of:=[.D95]-[.U94]" office:value-type="float" office:value="-0.629165956990125" calcext:value-type="float">
            <text:p>-0.62916595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4]+[.A95]" office:value-type="float" office:value="8.89999999999998" calcext:value-type="float">
            <text:p>8.9</text:p>
          </table:table-cell>
          <table:table-cell table:formula="of:=[.C94]+COS([.B95]/4)" office:value-type="float" office:value="-2.93008372794329" calcext:value-type="float">
            <text:p>-2.9300837279</text:p>
          </table:table-cell>
          <table:table-cell table:style-name="ce5" table:formula="of:=[.D94]*0.8+[.P94]*0.2" office:value-type="float" office:value="-2.35747669193174" calcext:value-type="float">
            <text:p>-2.357477</text:p>
          </table:table-cell>
          <table:table-cell table:style-name="ce5" table:formula="of:=[.C95]-[.D95]" office:value-type="float" office:value="-0.572607036011556" calcext:value-type="float">
            <text:p>-0.572607</text:p>
          </table:table-cell>
          <table:table-cell table:style-name="ce5" table:formula="of:=ABS([.E95])" office:value-type="float" office:value="0.572607036011556" calcext:value-type="float">
            <text:p>0.572607</text:p>
          </table:table-cell>
          <table:table-cell table:style-name="ce5" table:formula="of:=[.$E$2]*[.E95]" office:value-type="float" office:value="-3.43564221606934" calcext:value-type="float">
            <text:p>-3.435642</text:p>
          </table:table-cell>
          <table:table-cell table:style-name="ce5" table:formula="of:=[.H94]+([.E95]*[.A95])" office:value-type="float" office:value="-0.198651771160276" calcext:value-type="float">
            <text:p>-0.198652</text:p>
          </table:table-cell>
          <table:table-cell table:style-name="ce5" table:formula="of:=[.H95]*[.$G$2]" office:value-type="float" office:value="-1.98651771160276" calcext:value-type="float">
            <text:p>-1.986518</text:p>
          </table:table-cell>
          <table:table-cell table:style-name="ce5" table:formula="of:=([.E95]-[.E94])/[.A95]" office:value-type="float" office:value="-0.192749554276195" calcext:value-type="float">
            <text:p>-0.192750</text:p>
          </table:table-cell>
          <table:table-cell table:style-name="ce5" table:formula="of:=[.J95]*[.$I$2]" office:value-type="float" office:value="0.0192749554276195" calcext:value-type="float">
            <text:p>0.019275</text:p>
          </table:table-cell>
          <table:table-cell table:style-name="ce5" table:formula="of:=[.G95]+[.I95]+[.K95]" office:value-type="float" office:value="-5.40288497224447" calcext:value-type="float">
            <text:p>-5.402885</text:p>
          </table:table-cell>
          <table:table-cell table:style-name="ce5" table:formula="of:=-[.L95]/8" office:value-type="float" office:value="0.675360621530559" calcext:value-type="float">
            <text:p>0.675361</text:p>
          </table:table-cell>
          <table:table-cell table:formula="of:=IF([.U95]&gt;[.$C$2];1;0)" office:value-type="float" office:value="0" calcext:value-type="float">
            <text:p>0.00</text:p>
          </table:table-cell>
          <table:table-cell table:style-name="ce7" table:formula="of:=IF([.D95]&gt;[.$C$2];1;0)" office:value-type="float" office:value="0" calcext:value-type="float">
            <text:p>0.00</text:p>
          </table:table-cell>
          <table:table-cell table:style-name="ce5" table:formula="of:=IF([.O95];[.M95];[.L95])" office:value-type="float" office:value="-5.40288497224447" calcext:value-type="float">
            <text:p>-5.402885</text:p>
          </table:table-cell>
          <table:table-cell table:formula="of:=([.P95]-[.P94])/[.A95]" office:value-type="float" office:value="-6.88398002277738" calcext:value-type="float">
            <text:p>-6.8839800228</text:p>
          </table:table-cell>
          <table:table-cell table:formula="of:=[.$U$3]*[.U94]" office:value-type="float" office:value="-1.48200501673752" calcext:value-type="float">
            <text:p>-1.4820050167</text:p>
          </table:table-cell>
          <table:table-cell table:formula="of:=([.$U$3]*[.V94]*[.$U$3])+[.$S$3]" office:value-type="float" office:value="1.43308183405113" calcext:value-type="float">
            <text:p>1.4330818341</text:p>
          </table:table-cell>
          <table:table-cell table:formula="of:=[.S95]/([.S95]+[.$Q$3])" office:value-type="float" office:value="0.588998616485093" calcext:value-type="float">
            <text:p>0.5889986165</text:p>
          </table:table-cell>
          <table:table-cell table:formula="of:=[.R95]+[.T95]*((([.L95]*[.A95])+[.D95])-[.R95])" office:value-type="float" office:value="-2.31588579956681" calcext:value-type="float">
            <text:p>-2.3158857996</text:p>
          </table:table-cell>
          <table:table-cell table:formula="of:=(1-[.T95])*[.S95]" office:value-type="float" office:value="0.588998616485093" calcext:value-type="float">
            <text:p>0.5889986165</text:p>
          </table:table-cell>
          <table:table-cell table:formula="of:=[.D96]-[.U95]" office:value-type="float" office:value="-0.650672548427476" calcext:value-type="float">
            <text:p>-0.650672548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5]+[.A96]" office:value-type="float" office:value="8.99999999999998" calcext:value-type="float">
            <text:p>9</text:p>
          </table:table-cell>
          <table:table-cell table:formula="of:=[.C95]+COS([.B96]/4)" office:value-type="float" office:value="-3.55825735066603" calcext:value-type="float">
            <text:p>-3.5582573507</text:p>
          </table:table-cell>
          <table:table-cell table:style-name="ce5" table:formula="of:=[.D95]*0.8+[.P95]*0.2" office:value-type="float" office:value="-2.96655834799428" calcext:value-type="float">
            <text:p>-2.966558</text:p>
          </table:table-cell>
          <table:table-cell table:style-name="ce5" table:formula="of:=[.C96]-[.D96]" office:value-type="float" office:value="-0.591699002671745" calcext:value-type="float">
            <text:p>-0.591699</text:p>
          </table:table-cell>
          <table:table-cell table:style-name="ce5" table:formula="of:=ABS([.E96])" office:value-type="float" office:value="0.591699002671745" calcext:value-type="float">
            <text:p>0.591699</text:p>
          </table:table-cell>
          <table:table-cell table:style-name="ce5" table:formula="of:=[.$E$2]*[.E96]" office:value-type="float" office:value="-3.55019401603047" calcext:value-type="float">
            <text:p>-3.550194</text:p>
          </table:table-cell>
          <table:table-cell table:style-name="ce5" table:formula="of:=[.H95]+([.E96]*[.A96])" office:value-type="float" office:value="-0.25782167142745" calcext:value-type="float">
            <text:p>-0.257822</text:p>
          </table:table-cell>
          <table:table-cell table:style-name="ce5" table:formula="of:=[.H96]*[.$G$2]" office:value-type="float" office:value="-2.5782167142745" calcext:value-type="float">
            <text:p>-2.578217</text:p>
          </table:table-cell>
          <table:table-cell table:style-name="ce5" table:formula="of:=([.E96]-[.E95])/[.A96]" office:value-type="float" office:value="-0.190919666601888" calcext:value-type="float">
            <text:p>-0.190920</text:p>
          </table:table-cell>
          <table:table-cell table:style-name="ce5" table:formula="of:=[.J96]*[.$I$2]" office:value-type="float" office:value="0.0190919666601888" calcext:value-type="float">
            <text:p>0.019092</text:p>
          </table:table-cell>
          <table:table-cell table:style-name="ce5" table:formula="of:=[.G96]+[.I96]+[.K96]" office:value-type="float" office:value="-6.10931876364478" calcext:value-type="float">
            <text:p>-6.109319</text:p>
          </table:table-cell>
          <table:table-cell table:style-name="ce5" table:formula="of:=-[.L96]/8" office:value-type="float" office:value="0.763664845455598" calcext:value-type="float">
            <text:p>0.763665</text:p>
          </table:table-cell>
          <table:table-cell table:formula="of:=IF([.U96]&gt;[.$C$2];1;0)" office:value-type="float" office:value="0" calcext:value-type="float">
            <text:p>0.00</text:p>
          </table:table-cell>
          <table:table-cell table:style-name="ce7" table:formula="of:=IF([.D96]&gt;[.$C$2];1;0)" office:value-type="float" office:value="0" calcext:value-type="float">
            <text:p>0.00</text:p>
          </table:table-cell>
          <table:table-cell table:style-name="ce5" table:formula="of:=IF([.O96];[.M96];[.L96])" office:value-type="float" office:value="-6.10931876364478" calcext:value-type="float">
            <text:p>-6.109319</text:p>
          </table:table-cell>
          <table:table-cell table:formula="of:=([.P96]-[.P95])/[.A96]" office:value-type="float" office:value="-7.06433791400309" calcext:value-type="float">
            <text:p>-7.064337914</text:p>
          </table:table-cell>
          <table:table-cell table:formula="of:=[.$U$3]*[.U95]" office:value-type="float" office:value="-1.98584334619963" calcext:value-type="float">
            <text:p>-1.9858433462</text:p>
          </table:table-cell>
          <table:table-cell table:formula="of:=([.$U$3]*[.V95]*[.$U$3])+[.$S$3]" office:value-type="float" office:value="1.43308183405113" calcext:value-type="float">
            <text:p>1.4330818341</text:p>
          </table:table-cell>
          <table:table-cell table:formula="of:=[.S96]/([.S96]+[.$Q$3])" office:value-type="float" office:value="0.588998616485093" calcext:value-type="float">
            <text:p>0.5889986165</text:p>
          </table:table-cell>
          <table:table-cell table:formula="of:=[.R96]+[.T96]*((([.L96]*[.A96])+[.D96])-[.R96])" office:value-type="float" office:value="-2.92332115536818" calcext:value-type="float">
            <text:p>-2.9233211554</text:p>
          </table:table-cell>
          <table:table-cell table:formula="of:=(1-[.T96])*[.S96]" office:value-type="float" office:value="0.588998616485093" calcext:value-type="float">
            <text:p>0.5889986165</text:p>
          </table:table-cell>
          <table:table-cell table:formula="of:=[.D97]-[.U96]" office:value-type="float" office:value="-0.671789275756209" calcext:value-type="float">
            <text:p>-0.671789275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6]+[.A97]" office:value-type="float" office:value="9.09999999999998" calcext:value-type="float">
            <text:p>9.1</text:p>
          </table:table-cell>
          <table:table-cell table:formula="of:=[.C96]+COS([.B97]/4)" office:value-type="float" office:value="-4.20568448310887" calcext:value-type="float">
            <text:p>-4.2056844831</text:p>
          </table:table-cell>
          <table:table-cell table:style-name="ce5" table:formula="of:=[.D96]*0.8+[.P96]*0.2" office:value-type="float" office:value="-3.59511043112438" calcext:value-type="float">
            <text:p>-3.595110</text:p>
          </table:table-cell>
          <table:table-cell table:style-name="ce5" table:formula="of:=[.C97]-[.D97]" office:value-type="float" office:value="-0.610574051984481" calcext:value-type="float">
            <text:p>-0.610574</text:p>
          </table:table-cell>
          <table:table-cell table:style-name="ce5" table:formula="of:=ABS([.E97])" office:value-type="float" office:value="0.610574051984481" calcext:value-type="float">
            <text:p>0.610574</text:p>
          </table:table-cell>
          <table:table-cell table:style-name="ce5" table:formula="of:=[.$E$2]*[.E97]" office:value-type="float" office:value="-3.66344431190689" calcext:value-type="float">
            <text:p>-3.663444</text:p>
          </table:table-cell>
          <table:table-cell table:style-name="ce5" table:formula="of:=[.H96]+([.E97]*[.A97])" office:value-type="float" office:value="-0.318879076625898" calcext:value-type="float">
            <text:p>-0.318879</text:p>
          </table:table-cell>
          <table:table-cell table:style-name="ce5" table:formula="of:=[.H97]*[.$G$2]" office:value-type="float" office:value="-3.18879076625898" calcext:value-type="float">
            <text:p>-3.188791</text:p>
          </table:table-cell>
          <table:table-cell table:style-name="ce5" table:formula="of:=([.E97]-[.E96])/[.A97]" office:value-type="float" office:value="-0.188750493127365" calcext:value-type="float">
            <text:p>-0.188750</text:p>
          </table:table-cell>
          <table:table-cell table:style-name="ce5" table:formula="of:=[.J97]*[.$I$2]" office:value-type="float" office:value="0.0188750493127365" calcext:value-type="float">
            <text:p>0.018875</text:p>
          </table:table-cell>
          <table:table-cell table:style-name="ce5" table:formula="of:=[.G97]+[.I97]+[.K97]" office:value-type="float" office:value="-6.83336002885313" calcext:value-type="float">
            <text:p>-6.833360</text:p>
          </table:table-cell>
          <table:table-cell table:style-name="ce5" table:formula="of:=-[.L97]/8" office:value-type="float" office:value="0.854170003606642" calcext:value-type="float">
            <text:p>0.854170</text:p>
          </table:table-cell>
          <table:table-cell table:formula="of:=IF([.U97]&gt;[.$C$2];1;0)" office:value-type="float" office:value="0" calcext:value-type="float">
            <text:p>0.00</text:p>
          </table:table-cell>
          <table:table-cell table:style-name="ce7" table:formula="of:=IF([.D97]&gt;[.$C$2];1;0)" office:value-type="float" office:value="0" calcext:value-type="float">
            <text:p>0.00</text:p>
          </table:table-cell>
          <table:table-cell table:style-name="ce5" table:formula="of:=IF([.O97];[.M97];[.L97])" office:value-type="float" office:value="-6.83336002885313" calcext:value-type="float">
            <text:p>-6.833360</text:p>
          </table:table-cell>
          <table:table-cell table:formula="of:=([.P97]-[.P96])/[.A97]" office:value-type="float" office:value="-7.24041265208354" calcext:value-type="float">
            <text:p>-7.2404126521</text:p>
          </table:table-cell>
          <table:table-cell table:formula="of:=[.$U$3]*[.U96]" office:value-type="float" office:value="-2.5067116289924" calcext:value-type="float">
            <text:p>-2.506711629</text:p>
          </table:table-cell>
          <table:table-cell table:formula="of:=([.$U$3]*[.V96]*[.$U$3])+[.$S$3]" office:value-type="float" office:value="1.43308183405113" calcext:value-type="float">
            <text:p>1.4330818341</text:p>
          </table:table-cell>
          <table:table-cell table:formula="of:=[.S97]/([.S97]+[.$Q$3])" office:value-type="float" office:value="0.588998616485093" calcext:value-type="float">
            <text:p>0.5889986165</text:p>
          </table:table-cell>
          <table:table-cell table:formula="of:=[.R97]+[.T97]*((([.L97]*[.A97])+[.D97])-[.R97])" office:value-type="float" office:value="-3.55026097792608" calcext:value-type="float">
            <text:p>-3.5502609779</text:p>
          </table:table-cell>
          <table:table-cell table:formula="of:=(1-[.T97])*[.S97]" office:value-type="float" office:value="0.588998616485093" calcext:value-type="float">
            <text:p>0.5889986165</text:p>
          </table:table-cell>
          <table:table-cell table:formula="of:=[.D98]-[.U97]" office:value-type="float" office:value="-0.692499372744058" calcext:value-type="float">
            <text:p>-0.692499372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7]+[.A98]" office:value-type="float" office:value="9.19999999999998" calcext:value-type="float">
            <text:p>9.2</text:p>
          </table:table-cell>
          <table:table-cell table:formula="of:=[.C97]+COS([.B98]/4)" office:value-type="float" office:value="-4.87196050438869" calcext:value-type="float">
            <text:p>-4.8719605044</text:p>
          </table:table-cell>
          <table:table-cell table:style-name="ce5" table:formula="of:=[.D97]*0.8+[.P97]*0.2" office:value-type="float" office:value="-4.24276035067013" calcext:value-type="float">
            <text:p>-4.242760</text:p>
          </table:table-cell>
          <table:table-cell table:style-name="ce5" table:formula="of:=[.C98]-[.D98]" office:value-type="float" office:value="-0.629200153718553" calcext:value-type="float">
            <text:p>-0.629200</text:p>
          </table:table-cell>
          <table:table-cell table:style-name="ce5" table:formula="of:=ABS([.E98])" office:value-type="float" office:value="0.629200153718553" calcext:value-type="float">
            <text:p>0.629200</text:p>
          </table:table-cell>
          <table:table-cell table:style-name="ce5" table:formula="of:=[.$E$2]*[.E98]" office:value-type="float" office:value="-3.77520092231132" calcext:value-type="float">
            <text:p>-3.775201</text:p>
          </table:table-cell>
          <table:table-cell table:style-name="ce5" table:formula="of:=[.H97]+([.E98]*[.A98])" office:value-type="float" office:value="-0.381799091997753" calcext:value-type="float">
            <text:p>-0.381799</text:p>
          </table:table-cell>
          <table:table-cell table:style-name="ce5" table:formula="of:=[.H98]*[.$G$2]" office:value-type="float" office:value="-3.81799091997753" calcext:value-type="float">
            <text:p>-3.817991</text:p>
          </table:table-cell>
          <table:table-cell table:style-name="ce5" table:formula="of:=([.E98]-[.E97])/[.A98]" office:value-type="float" office:value="-0.186261017340712" calcext:value-type="float">
            <text:p>-0.186261</text:p>
          </table:table-cell>
          <table:table-cell table:style-name="ce5" table:formula="of:=[.J98]*[.$I$2]" office:value-type="float" office:value="0.0186261017340712" calcext:value-type="float">
            <text:p>0.018626</text:p>
          </table:table-cell>
          <table:table-cell table:style-name="ce5" table:formula="of:=[.G98]+[.I98]+[.K98]" office:value-type="float" office:value="-7.57456574055478" calcext:value-type="float">
            <text:p>-7.574566</text:p>
          </table:table-cell>
          <table:table-cell table:style-name="ce5" table:formula="of:=-[.L98]/8" office:value-type="float" office:value="0.946820717569347" calcext:value-type="float">
            <text:p>0.946821</text:p>
          </table:table-cell>
          <table:table-cell table:formula="of:=IF([.U98]&gt;[.$C$2];1;0)" office:value-type="float" office:value="0" calcext:value-type="float">
            <text:p>0.00</text:p>
          </table:table-cell>
          <table:table-cell table:style-name="ce7" table:formula="of:=IF([.D98]&gt;[.$C$2];1;0)" office:value-type="float" office:value="0" calcext:value-type="float">
            <text:p>0.00</text:p>
          </table:table-cell>
          <table:table-cell table:style-name="ce5" table:formula="of:=IF([.O98];[.M98];[.L98])" office:value-type="float" office:value="-7.57456574055478" calcext:value-type="float">
            <text:p>-7.574566</text:p>
          </table:table-cell>
          <table:table-cell table:formula="of:=([.P98]-[.P97])/[.A98]" office:value-type="float" office:value="-7.41205711701644" calcext:value-type="float">
            <text:p>-7.412057117</text:p>
          </table:table-cell>
          <table:table-cell table:formula="of:=[.$U$3]*[.U97]" office:value-type="float" office:value="-3.04430475008977" calcext:value-type="float">
            <text:p>-3.0443047501</text:p>
          </table:table-cell>
          <table:table-cell table:formula="of:=([.$U$3]*[.V97]*[.$U$3])+[.$S$3]" office:value-type="float" office:value="1.43308183405113" calcext:value-type="float">
            <text:p>1.4330818341</text:p>
          </table:table-cell>
          <table:table-cell table:formula="of:=[.S98]/([.S98]+[.$Q$3])" office:value-type="float" office:value="0.588998616485093" calcext:value-type="float">
            <text:p>0.5889986165</text:p>
          </table:table-cell>
          <table:table-cell table:formula="of:=[.R98]+[.T98]*((([.L98]*[.A98])+[.D98])-[.R98])" office:value-type="float" office:value="-4.19633431491663" calcext:value-type="float">
            <text:p>-4.1963343149</text:p>
          </table:table-cell>
          <table:table-cell table:formula="of:=(1-[.T98])*[.S98]" office:value-type="float" office:value="0.588998616485093" calcext:value-type="float">
            <text:p>0.5889986165</text:p>
          </table:table-cell>
          <table:table-cell table:formula="of:=[.D99]-[.U98]" office:value-type="float" office:value="-0.712787113730434" calcext:value-type="float">
            <text:p>-0.712787113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8]+[.A99]" office:value-type="float" office:value="9.29999999999998" calcext:value-type="float">
            <text:p>9.3</text:p>
          </table:table-cell>
          <table:table-cell table:formula="of:=[.C98]+COS([.B99]/4)" office:value-type="float" office:value="-5.55666901368041" calcext:value-type="float">
            <text:p>-5.5566690137</text:p>
          </table:table-cell>
          <table:table-cell table:style-name="ce5" table:formula="of:=[.D98]*0.8+[.P98]*0.2" office:value-type="float" office:value="-4.90912142864706" calcext:value-type="float">
            <text:p>-4.909121</text:p>
          </table:table-cell>
          <table:table-cell table:style-name="ce5" table:formula="of:=[.C99]-[.D99]" office:value-type="float" office:value="-0.647547585033351" calcext:value-type="float">
            <text:p>-0.647548</text:p>
          </table:table-cell>
          <table:table-cell table:style-name="ce5" table:formula="of:=ABS([.E99])" office:value-type="float" office:value="0.647547585033351" calcext:value-type="float">
            <text:p>0.647548</text:p>
          </table:table-cell>
          <table:table-cell table:style-name="ce5" table:formula="of:=[.$E$2]*[.E99]" office:value-type="float" office:value="-3.88528551020011" calcext:value-type="float">
            <text:p>-3.885286</text:p>
          </table:table-cell>
          <table:table-cell table:style-name="ce5" table:formula="of:=[.H98]+([.E99]*[.A99])" office:value-type="float" office:value="-0.446553850501089" calcext:value-type="float">
            <text:p>-0.446554</text:p>
          </table:table-cell>
          <table:table-cell table:style-name="ce5" table:formula="of:=[.H99]*[.$G$2]" office:value-type="float" office:value="-4.46553850501089" calcext:value-type="float">
            <text:p>-4.465539</text:p>
          </table:table-cell>
          <table:table-cell table:style-name="ce5" table:formula="of:=([.E99]-[.E98])/[.A99]" office:value-type="float" office:value="-0.183474313147984" calcext:value-type="float">
            <text:p>-0.183474</text:p>
          </table:table-cell>
          <table:table-cell table:style-name="ce5" table:formula="of:=[.J99]*[.$I$2]" office:value-type="float" office:value="0.0183474313147984" calcext:value-type="float">
            <text:p>0.018347</text:p>
          </table:table-cell>
          <table:table-cell table:style-name="ce5" table:formula="of:=[.G99]+[.I99]+[.K99]" office:value-type="float" office:value="-8.3324765838962" calcext:value-type="float">
            <text:p>-8.332477</text:p>
          </table:table-cell>
          <table:table-cell table:style-name="ce5" table:formula="of:=-[.L99]/8" office:value-type="float" office:value="1.04155957298702" calcext:value-type="float">
            <text:p>1.041560</text:p>
          </table:table-cell>
          <table:table-cell table:formula="of:=IF([.U99]&gt;[.$C$2];1;0)" office:value-type="float" office:value="0" calcext:value-type="float">
            <text:p>0.00</text:p>
          </table:table-cell>
          <table:table-cell table:style-name="ce7" table:formula="of:=IF([.D99]&gt;[.$C$2];1;0)" office:value-type="float" office:value="0" calcext:value-type="float">
            <text:p>0.00</text:p>
          </table:table-cell>
          <table:table-cell table:style-name="ce5" table:formula="of:=IF([.O99];[.M99];[.L99])" office:value-type="float" office:value="-8.3324765838962" calcext:value-type="float">
            <text:p>-8.332477</text:p>
          </table:table-cell>
          <table:table-cell table:formula="of:=([.P99]-[.P98])/[.A99]" office:value-type="float" office:value="-7.57910843341417" calcext:value-type="float">
            <text:p>-7.5791084334</text:p>
          </table:table-cell>
          <table:table-cell table:formula="of:=[.$U$3]*[.U98]" office:value-type="float" office:value="-3.59830462247539" calcext:value-type="float">
            <text:p>-3.5983046225</text:p>
          </table:table-cell>
          <table:table-cell table:formula="of:=([.$U$3]*[.V98]*[.$U$3])+[.$S$3]" office:value-type="float" office:value="1.43308183405113" calcext:value-type="float">
            <text:p>1.4330818341</text:p>
          </table:table-cell>
          <table:table-cell table:formula="of:=[.S99]/([.S99]+[.$Q$3])" office:value-type="float" office:value="0.588998616485093" calcext:value-type="float">
            <text:p>0.5889986165</text:p>
          </table:table-cell>
          <table:table-cell table:formula="of:=[.R99]+[.T99]*((([.L99]*[.A99])+[.D99])-[.R99])" office:value-type="float" office:value="-4.86115562575684" calcext:value-type="float">
            <text:p>-4.8611556258</text:p>
          </table:table-cell>
          <table:table-cell table:formula="of:=(1-[.T99])*[.S99]" office:value-type="float" office:value="0.588998616485093" calcext:value-type="float">
            <text:p>0.5889986165</text:p>
          </table:table-cell>
          <table:table-cell table:formula="of:=[.D100]-[.U99]" office:value-type="float" office:value="-0.732636833940048" calcext:value-type="float">
            <text:p>-0.732636833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9]+[.A100]" office:value-type="float" office:value="9.39999999999998" calcext:value-type="float">
            <text:p>9.4</text:p>
          </table:table-cell>
          <table:table-cell office:value-type="float" office:value="-5" calcext:value-type="float">
            <text:p>-5</text:p>
          </table:table-cell>
          <table:table-cell table:style-name="ce5" table:formula="of:=[.D99]*0.8+[.P99]*0.2" office:value-type="float" office:value="-5.59379245969689" calcext:value-type="float">
            <text:p>-5.593792</text:p>
          </table:table-cell>
          <table:table-cell table:style-name="ce5" table:formula="of:=[.C100]-[.D100]" office:value-type="float" office:value="0.59379245969689" calcext:value-type="float">
            <text:p>0.593792</text:p>
          </table:table-cell>
          <table:table-cell table:style-name="ce5" table:formula="of:=ABS([.E100])" office:value-type="float" office:value="0.59379245969689" calcext:value-type="float">
            <text:p>0.593792</text:p>
          </table:table-cell>
          <table:table-cell table:style-name="ce5" table:formula="of:=[.$E$2]*[.E100]" office:value-type="float" office:value="3.56275475818134" calcext:value-type="float">
            <text:p>3.562755</text:p>
          </table:table-cell>
          <table:table-cell table:style-name="ce5" table:formula="of:=[.H99]+([.E100]*[.A100])" office:value-type="float" office:value="-0.3871746045314" calcext:value-type="float">
            <text:p>-0.387175</text:p>
          </table:table-cell>
          <table:table-cell table:style-name="ce5" table:formula="of:=[.H100]*[.$G$2]" office:value-type="float" office:value="-3.871746045314" calcext:value-type="float">
            <text:p>-3.871746</text:p>
          </table:table-cell>
          <table:table-cell table:style-name="ce5" table:formula="of:=([.E100]-[.E99])/[.A100]" office:value-type="float" office:value="12.4134004473024" calcext:value-type="float">
            <text:p>12.413400</text:p>
          </table:table-cell>
          <table:table-cell table:style-name="ce5" table:formula="of:=[.J100]*[.$I$2]" office:value-type="float" office:value="-1.24134004473024" calcext:value-type="float">
            <text:p>-1.241340</text:p>
          </table:table-cell>
          <table:table-cell table:style-name="ce5" table:formula="of:=[.G100]+[.I100]+[.K100]" office:value-type="float" office:value="-1.5503313318629" calcext:value-type="float">
            <text:p>-1.550331</text:p>
          </table:table-cell>
          <table:table-cell table:style-name="ce5" table:formula="of:=-[.L100]/8" office:value-type="float" office:value="0.193791416482862" calcext:value-type="float">
            <text:p>0.193791</text:p>
          </table:table-cell>
          <table:table-cell table:formula="of:=IF([.U100]&gt;[.$C$2];1;0)" office:value-type="float" office:value="0" calcext:value-type="float">
            <text:p>0.00</text:p>
          </table:table-cell>
          <table:table-cell table:style-name="ce7" table:formula="of:=IF([.D100]&gt;[.$C$2];1;0)" office:value-type="float" office:value="0" calcext:value-type="float">
            <text:p>0.00</text:p>
          </table:table-cell>
          <table:table-cell table:style-name="ce5" table:formula="of:=IF([.O100];[.M100];[.L100])" office:value-type="float" office:value="-1.5503313318629" calcext:value-type="float">
            <text:p>-1.550331</text:p>
          </table:table-cell>
          <table:table-cell table:formula="of:=([.P100]-[.P99])/[.A100]" office:value-type="float" office:value="67.821452520333" calcext:value-type="float">
            <text:p>67.8214525203</text:p>
          </table:table-cell>
          <table:table-cell table:formula="of:=[.$U$3]*[.U99]" office:value-type="float" office:value="-4.1683806498817" calcext:value-type="float">
            <text:p>-4.1683806499</text:p>
          </table:table-cell>
          <table:table-cell table:formula="of:=([.$U$3]*[.V99]*[.$U$3])+[.$S$3]" office:value-type="float" office:value="1.43308183405113" calcext:value-type="float">
            <text:p>1.4330818341</text:p>
          </table:table-cell>
          <table:table-cell table:formula="of:=[.S100]/([.S100]+[.$Q$3])" office:value-type="float" office:value="0.588998616485093" calcext:value-type="float">
            <text:p>0.5889986165</text:p>
          </table:table-cell>
          <table:table-cell table:formula="of:=[.R100]+[.T100]*((([.L100]*[.A100])+[.D100])-[.R100])" office:value-type="float" office:value="-5.09926053474043" calcext:value-type="float">
            <text:p>-5.0992605347</text:p>
          </table:table-cell>
          <table:table-cell table:formula="of:=(1-[.T100])*[.S100]" office:value-type="float" office:value="0.588998616485093" calcext:value-type="float">
            <text:p>0.5889986165</text:p>
          </table:table-cell>
          <table:table-cell table:formula="of:=[.D101]-[.U100]" office:value-type="float" office:value="0.314160300610343" calcext:value-type="float">
            <text:p>0.31416030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0]+[.A101]" office:value-type="float" office:value="9.49999999999998" calcext:value-type="float">
            <text:p>9.5</text:p>
          </table:table-cell>
          <table:table-cell office:value-type="float" office:value="-5" calcext:value-type="float">
            <text:p>-5</text:p>
          </table:table-cell>
          <table:table-cell table:style-name="ce5" table:formula="of:=[.D100]*0.8+[.P100]*0.2" office:value-type="float" office:value="-4.78510023413009" calcext:value-type="float">
            <text:p>-4.785100</text:p>
          </table:table-cell>
          <table:table-cell table:style-name="ce5" table:formula="of:=[.C101]-[.D101]" office:value-type="float" office:value="-0.214899765869909" calcext:value-type="float">
            <text:p>-0.214900</text:p>
          </table:table-cell>
          <table:table-cell table:style-name="ce5" table:formula="of:=ABS([.E101])" office:value-type="float" office:value="0.214899765869909" calcext:value-type="float">
            <text:p>0.214900</text:p>
          </table:table-cell>
          <table:table-cell table:style-name="ce5" table:formula="of:=[.$E$2]*[.E101]" office:value-type="float" office:value="-1.28939859521945" calcext:value-type="float">
            <text:p>-1.289399</text:p>
          </table:table-cell>
          <table:table-cell table:style-name="ce5" table:formula="of:=[.H100]+([.E101]*[.A101])" office:value-type="float" office:value="-0.40866458111839" calcext:value-type="float">
            <text:p>-0.408665</text:p>
          </table:table-cell>
          <table:table-cell table:style-name="ce5" table:formula="of:=[.H101]*[.$G$2]" office:value-type="float" office:value="-4.08664581118391" calcext:value-type="float">
            <text:p>-4.086646</text:p>
          </table:table-cell>
          <table:table-cell table:style-name="ce5" table:formula="of:=([.E101]-[.E100])/[.A101]" office:value-type="float" office:value="-8.08692225566799" calcext:value-type="float">
            <text:p>-8.086922</text:p>
          </table:table-cell>
          <table:table-cell table:style-name="ce5" table:formula="of:=[.J101]*[.$I$2]" office:value-type="float" office:value="0.808692225566799" calcext:value-type="float">
            <text:p>0.808692</text:p>
          </table:table-cell>
          <table:table-cell table:style-name="ce5" table:formula="of:=[.G101]+[.I101]+[.K101]" office:value-type="float" office:value="-4.56735218083656" calcext:value-type="float">
            <text:p>-4.567352</text:p>
          </table:table-cell>
          <table:table-cell table:style-name="ce5" table:formula="of:=-[.L101]/8" office:value-type="float" office:value="0.57091902260457" calcext:value-type="float">
            <text:p>0.570919</text:p>
          </table:table-cell>
          <table:table-cell table:formula="of:=IF([.U101]&gt;[.$C$2];1;0)" office:value-type="float" office:value="0" calcext:value-type="float">
            <text:p>0.00</text:p>
          </table:table-cell>
          <table:table-cell table:style-name="ce7" table:formula="of:=IF([.D101]&gt;[.$C$2];1;0)" office:value-type="float" office:value="0" calcext:value-type="float">
            <text:p>0.00</text:p>
          </table:table-cell>
          <table:table-cell table:style-name="ce5" table:formula="of:=IF([.O101];[.M101];[.L101])" office:value-type="float" office:value="-4.56735218083656" calcext:value-type="float">
            <text:p>-4.567352</text:p>
          </table:table-cell>
          <table:table-cell table:formula="of:=([.P101]-[.P100])/[.A101]" office:value-type="float" office:value="-30.1702084897366" calcext:value-type="float">
            <text:p>-30.1702084897</text:p>
          </table:table-cell>
          <table:table-cell table:formula="of:=[.$U$3]*[.U100]" office:value-type="float" office:value="-4.37255265581178" calcext:value-type="float">
            <text:p>-4.3725526558</text:p>
          </table:table-cell>
          <table:table-cell table:formula="of:=([.$U$3]*[.V100]*[.$U$3])+[.$S$3]" office:value-type="float" office:value="1.43308183405113" calcext:value-type="float">
            <text:p>1.4330818341</text:p>
          </table:table-cell>
          <table:table-cell table:formula="of:=[.S101]/([.S101]+[.$Q$3])" office:value-type="float" office:value="0.588998616485093" calcext:value-type="float">
            <text:p>0.5889986165</text:p>
          </table:table-cell>
          <table:table-cell table:formula="of:=[.R101]+[.T101]*((([.L101]*[.A101])+[.D101])-[.R101])" office:value-type="float" office:value="-4.88455902022683" calcext:value-type="float">
            <text:p>-4.8845590202</text:p>
          </table:table-cell>
          <table:table-cell table:formula="of:=(1-[.T101])*[.S101]" office:value-type="float" office:value="0.588998616485093" calcext:value-type="float">
            <text:p>0.5889986165</text:p>
          </table:table-cell>
          <table:table-cell table:formula="of:=[.D102]-[.U101]" office:value-type="float" office:value="0.143008396755446" calcext:value-type="float">
            <text:p>0.143008396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1]+[.A102]" office:value-type="float" office:value="9.59999999999998" calcext:value-type="float">
            <text:p>9.6</text:p>
          </table:table-cell>
          <table:table-cell office:value-type="float" office:value="-5" calcext:value-type="float">
            <text:p>-5</text:p>
          </table:table-cell>
          <table:table-cell table:style-name="ce5" table:formula="of:=[.D101]*0.8+[.P101]*0.2" office:value-type="float" office:value="-4.74155062347139" calcext:value-type="float">
            <text:p>-4.741551</text:p>
          </table:table-cell>
          <table:table-cell table:style-name="ce5" table:formula="of:=[.C102]-[.D102]" office:value-type="float" office:value="-0.258449376528615" calcext:value-type="float">
            <text:p>-0.258449</text:p>
          </table:table-cell>
          <table:table-cell table:style-name="ce5" table:formula="of:=ABS([.E102])" office:value-type="float" office:value="0.258449376528615" calcext:value-type="float">
            <text:p>0.258449</text:p>
          </table:table-cell>
          <table:table-cell table:style-name="ce5" table:formula="of:=[.$E$2]*[.E102]" office:value-type="float" office:value="-1.55069625917169" calcext:value-type="float">
            <text:p>-1.550696</text:p>
          </table:table-cell>
          <table:table-cell table:style-name="ce5" table:formula="of:=[.H101]+([.E102]*[.A102])" office:value-type="float" office:value="-0.434509518771252" calcext:value-type="float">
            <text:p>-0.434510</text:p>
          </table:table-cell>
          <table:table-cell table:style-name="ce5" table:formula="of:=[.H102]*[.$G$2]" office:value-type="float" office:value="-4.34509518771252" calcext:value-type="float">
            <text:p>-4.345095</text:p>
          </table:table-cell>
          <table:table-cell table:style-name="ce5" table:formula="of:=([.E102]-[.E101])/[.A102]" office:value-type="float" office:value="-0.435496106587063" calcext:value-type="float">
            <text:p>-0.435496</text:p>
          </table:table-cell>
          <table:table-cell table:style-name="ce5" table:formula="of:=[.J102]*[.$I$2]" office:value-type="float" office:value="0.0435496106587063" calcext:value-type="float">
            <text:p>0.043550</text:p>
          </table:table-cell>
          <table:table-cell table:style-name="ce5" table:formula="of:=[.G102]+[.I102]+[.K102]" office:value-type="float" office:value="-5.8522418362255" calcext:value-type="float">
            <text:p>-5.852242</text:p>
          </table:table-cell>
          <table:table-cell table:style-name="ce5" table:formula="of:=-[.L102]/8" office:value-type="float" office:value="0.731530229528188" calcext:value-type="float">
            <text:p>0.731530</text:p>
          </table:table-cell>
          <table:table-cell table:formula="of:=IF([.U102]&gt;[.$C$2];1;0)" office:value-type="float" office:value="0" calcext:value-type="float">
            <text:p>0.00</text:p>
          </table:table-cell>
          <table:table-cell table:style-name="ce7" table:formula="of:=IF([.D102]&gt;[.$C$2];1;0)" office:value-type="float" office:value="0" calcext:value-type="float">
            <text:p>0.00</text:p>
          </table:table-cell>
          <table:table-cell table:style-name="ce5" table:formula="of:=IF([.O102];[.M102];[.L102])" office:value-type="float" office:value="-5.8522418362255" calcext:value-type="float">
            <text:p>-5.852242</text:p>
          </table:table-cell>
          <table:table-cell table:formula="of:=([.P102]-[.P101])/[.A102]" office:value-type="float" office:value="-12.8488965538894" calcext:value-type="float">
            <text:p>-12.8488965539</text:p>
          </table:table-cell>
          <table:table-cell table:formula="of:=[.$U$3]*[.U101]" office:value-type="float" office:value="-4.18844877033713" calcext:value-type="float">
            <text:p>-4.1884487703</text:p>
          </table:table-cell>
          <table:table-cell table:formula="of:=([.$U$3]*[.V101]*[.$U$3])+[.$S$3]" office:value-type="float" office:value="1.43308183405113" calcext:value-type="float">
            <text:p>1.4330818341</text:p>
          </table:table-cell>
          <table:table-cell table:formula="of:=[.S102]/([.S102]+[.$Q$3])" office:value-type="float" office:value="0.588998616485093" calcext:value-type="float">
            <text:p>0.5889986165</text:p>
          </table:table-cell>
          <table:table-cell table:formula="of:=[.R102]+[.T102]*((([.L102]*[.A102])+[.D102])-[.R102])" office:value-type="float" office:value="-4.85892123109585" calcext:value-type="float">
            <text:p>-4.8589212311</text:p>
          </table:table-cell>
          <table:table-cell table:formula="of:=(1-[.T102])*[.S102]" office:value-type="float" office:value="0.588998616485093" calcext:value-type="float">
            <text:p>0.5889986165</text:p>
          </table:table-cell>
          <table:table-cell table:formula="of:=[.D103]-[.U102]" office:value-type="float" office:value="-0.104767634926363" calcext:value-type="float">
            <text:p>-0.104767634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2]+[.A103]" office:value-type="float" office:value="9.69999999999998" calcext:value-type="float">
            <text:p>9.7</text:p>
          </table:table-cell>
          <table:table-cell office:value-type="float" office:value="-5" calcext:value-type="float">
            <text:p>-5</text:p>
          </table:table-cell>
          <table:table-cell table:style-name="ce5" table:formula="of:=[.D102]*0.8+[.P102]*0.2" office:value-type="float" office:value="-4.96368886602221" calcext:value-type="float">
            <text:p>-4.963689</text:p>
          </table:table-cell>
          <table:table-cell table:style-name="ce5" table:formula="of:=[.C103]-[.D103]" office:value-type="float" office:value="-0.0363111339777911" calcext:value-type="float">
            <text:p>-0.036311</text:p>
          </table:table-cell>
          <table:table-cell table:style-name="ce5" table:formula="of:=ABS([.E103])" office:value-type="float" office:value="0.0363111339777911" calcext:value-type="float">
            <text:p>0.036311</text:p>
          </table:table-cell>
          <table:table-cell table:style-name="ce5" table:formula="of:=[.$E$2]*[.E103]" office:value-type="float" office:value="-0.217866803866746" calcext:value-type="float">
            <text:p>-0.217867</text:p>
          </table:table-cell>
          <table:table-cell table:style-name="ce5" table:formula="of:=[.H102]+([.E103]*[.A103])" office:value-type="float" office:value="-0.438140632169031" calcext:value-type="float">
            <text:p>-0.438141</text:p>
          </table:table-cell>
          <table:table-cell table:style-name="ce5" table:formula="of:=[.H103]*[.$G$2]" office:value-type="float" office:value="-4.38140632169031" calcext:value-type="float">
            <text:p>-4.381406</text:p>
          </table:table-cell>
          <table:table-cell table:style-name="ce5" table:formula="of:=([.E103]-[.E102])/[.A103]" office:value-type="float" office:value="2.22138242550824" calcext:value-type="float">
            <text:p>2.221382</text:p>
          </table:table-cell>
          <table:table-cell table:style-name="ce5" table:formula="of:=[.J103]*[.$I$2]" office:value-type="float" office:value="-0.222138242550824" calcext:value-type="float">
            <text:p>-0.222138</text:p>
          </table:table-cell>
          <table:table-cell table:style-name="ce5" table:formula="of:=[.G103]+[.I103]+[.K103]" office:value-type="float" office:value="-4.82141136810788" calcext:value-type="float">
            <text:p>-4.821411</text:p>
          </table:table-cell>
          <table:table-cell table:style-name="ce5" table:formula="of:=-[.L103]/8" office:value-type="float" office:value="0.602676421013485" calcext:value-type="float">
            <text:p>0.602676</text:p>
          </table:table-cell>
          <table:table-cell table:formula="of:=IF([.U103]&gt;[.$C$2];1;0)" office:value-type="float" office:value="0" calcext:value-type="float">
            <text:p>0.00</text:p>
          </table:table-cell>
          <table:table-cell table:style-name="ce7" table:formula="of:=IF([.D103]&gt;[.$C$2];1;0)" office:value-type="float" office:value="0" calcext:value-type="float">
            <text:p>0.00</text:p>
          </table:table-cell>
          <table:table-cell table:style-name="ce5" table:formula="of:=IF([.O103];[.M103];[.L103])" office:value-type="float" office:value="-4.82141136810788" calcext:value-type="float">
            <text:p>-4.821411</text:p>
          </table:table-cell>
          <table:table-cell table:formula="of:=([.P103]-[.P102])/[.A103]" office:value-type="float" office:value="10.3083046811762" calcext:value-type="float">
            <text:p>10.3083046812</text:p>
          </table:table-cell>
          <table:table-cell table:formula="of:=[.$U$3]*[.U102]" office:value-type="float" office:value="-4.16646468417599" calcext:value-type="float">
            <text:p>-4.1664646842</text:p>
          </table:table-cell>
          <table:table-cell table:formula="of:=([.$U$3]*[.V102]*[.$U$3])+[.$S$3]" office:value-type="float" office:value="1.43308183405113" calcext:value-type="float">
            <text:p>1.4330818341</text:p>
          </table:table-cell>
          <table:table-cell table:formula="of:=[.S103]/([.S103]+[.$Q$3])" office:value-type="float" office:value="0.588998616485093" calcext:value-type="float">
            <text:p>0.5889986165</text:p>
          </table:table-cell>
          <table:table-cell table:formula="of:=[.R103]+[.T103]*((([.L103]*[.A103])+[.D103])-[.R103])" office:value-type="float" office:value="-4.92000908684398" calcext:value-type="float">
            <text:p>-4.9200090868</text:p>
          </table:table-cell>
          <table:table-cell table:formula="of:=(1-[.T103])*[.S103]" office:value-type="float" office:value="0.588998616485093" calcext:value-type="float">
            <text:p>0.5889986165</text:p>
          </table:table-cell>
          <table:table-cell table:formula="of:=[.D104]-[.U103]" office:value-type="float" office:value="-0.0152242795953672" calcext:value-type="float">
            <text:p>-0.015224279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3]+[.A104]" office:value-type="float" office:value="9.79999999999998" calcext:value-type="float">
            <text:p>9.8</text:p>
          </table:table-cell>
          <table:table-cell office:value-type="float" office:value="-5" calcext:value-type="float">
            <text:p>-5</text:p>
          </table:table-cell>
          <table:table-cell table:style-name="ce5" table:formula="of:=[.D103]*0.8+[.P103]*0.2" office:value-type="float" office:value="-4.93523336643934" calcext:value-type="float">
            <text:p>-4.935233</text:p>
          </table:table-cell>
          <table:table-cell table:style-name="ce5" table:formula="of:=[.C104]-[.D104]" office:value-type="float" office:value="-0.0647666335606569" calcext:value-type="float">
            <text:p>-0.064767</text:p>
          </table:table-cell>
          <table:table-cell table:style-name="ce5" table:formula="of:=ABS([.E104])" office:value-type="float" office:value="0.0647666335606569" calcext:value-type="float">
            <text:p>0.064767</text:p>
          </table:table-cell>
          <table:table-cell table:style-name="ce5" table:formula="of:=[.$E$2]*[.E104]" office:value-type="float" office:value="-0.388599801363942" calcext:value-type="float">
            <text:p>-0.388600</text:p>
          </table:table-cell>
          <table:table-cell table:style-name="ce5" table:formula="of:=[.H103]+([.E104]*[.A104])" office:value-type="float" office:value="-0.444617295525097" calcext:value-type="float">
            <text:p>-0.444617</text:p>
          </table:table-cell>
          <table:table-cell table:style-name="ce5" table:formula="of:=[.H104]*[.$G$2]" office:value-type="float" office:value="-4.44617295525097" calcext:value-type="float">
            <text:p>-4.446173</text:p>
          </table:table-cell>
          <table:table-cell table:style-name="ce5" table:formula="of:=([.E104]-[.E103])/[.A104]" office:value-type="float" office:value="-0.284554995828659" calcext:value-type="float">
            <text:p>-0.284555</text:p>
          </table:table-cell>
          <table:table-cell table:style-name="ce5" table:formula="of:=[.J104]*[.$I$2]" office:value-type="float" office:value="0.0284554995828659" calcext:value-type="float">
            <text:p>0.028455</text:p>
          </table:table-cell>
          <table:table-cell table:style-name="ce5" table:formula="of:=[.G104]+[.I104]+[.K104]" office:value-type="float" office:value="-4.80631725703204" calcext:value-type="float">
            <text:p>-4.806317</text:p>
          </table:table-cell>
          <table:table-cell table:style-name="ce5" table:formula="of:=-[.L104]/8" office:value-type="float" office:value="0.600789657129005" calcext:value-type="float">
            <text:p>0.600790</text:p>
          </table:table-cell>
          <table:table-cell table:formula="of:=IF([.U104]&gt;[.$C$2];1;0)" office:value-type="float" office:value="0" calcext:value-type="float">
            <text:p>0.00</text:p>
          </table:table-cell>
          <table:table-cell table:style-name="ce7" table:formula="of:=IF([.D104]&gt;[.$C$2];1;0)" office:value-type="float" office:value="0" calcext:value-type="float">
            <text:p>0.00</text:p>
          </table:table-cell>
          <table:table-cell table:style-name="ce5" table:formula="of:=IF([.O104];[.M104];[.L104])" office:value-type="float" office:value="-4.80631725703204" calcext:value-type="float">
            <text:p>-4.806317</text:p>
          </table:table-cell>
          <table:table-cell table:formula="of:=([.P104]-[.P103])/[.A104]" office:value-type="float" office:value="0.150941110758378" calcext:value-type="float">
            <text:p>0.1509411108</text:p>
          </table:table-cell>
          <table:table-cell table:formula="of:=[.$U$3]*[.U103]" office:value-type="float" office:value="-4.21884676272827" calcext:value-type="float">
            <text:p>-4.2188467627</text:p>
          </table:table-cell>
          <table:table-cell table:formula="of:=([.$U$3]*[.V103]*[.$U$3])+[.$S$3]" office:value-type="float" office:value="1.43308183405113" calcext:value-type="float">
            <text:p>1.4330818341</text:p>
          </table:table-cell>
          <table:table-cell table:formula="of:=[.S104]/([.S104]+[.$Q$3])" office:value-type="float" office:value="0.588998616485093" calcext:value-type="float">
            <text:p>0.5889986165</text:p>
          </table:table-cell>
          <table:table-cell table:formula="of:=[.R104]+[.T104]*((([.L104]*[.A104])+[.D104])-[.R104])" office:value-type="float" office:value="-4.92388890266058" calcext:value-type="float">
            <text:p>-4.9238889027</text:p>
          </table:table-cell>
          <table:table-cell table:formula="of:=(1-[.T104])*[.S104]" office:value-type="float" office:value="0.588998616485093" calcext:value-type="float">
            <text:p>0.5889986165</text:p>
          </table:table-cell>
          <table:table-cell table:formula="of:=[.D105]-[.U104]" office:value-type="float" office:value="0.0144387581026937" calcext:value-type="float">
            <text:p>0.01443875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4]+[.A105]" office:value-type="float" office:value="9.89999999999998" calcext:value-type="float">
            <text:p>9.9</text:p>
          </table:table-cell>
          <table:table-cell office:value-type="float" office:value="-5" calcext:value-type="float">
            <text:p>-5</text:p>
          </table:table-cell>
          <table:table-cell table:style-name="ce5" table:formula="of:=[.D104]*0.8+[.P104]*0.2" office:value-type="float" office:value="-4.90945014455788" calcext:value-type="float">
            <text:p>-4.909450</text:p>
          </table:table-cell>
          <table:table-cell table:style-name="ce5" table:formula="of:=[.C105]-[.D105]" office:value-type="float" office:value="-0.0905498554421165" calcext:value-type="float">
            <text:p>-0.090550</text:p>
          </table:table-cell>
          <table:table-cell table:style-name="ce5" table:formula="of:=ABS([.E105])" office:value-type="float" office:value="0.0905498554421165" calcext:value-type="float">
            <text:p>0.090550</text:p>
          </table:table-cell>
          <table:table-cell table:style-name="ce5" table:formula="of:=[.$E$2]*[.E105]" office:value-type="float" office:value="-0.543299132652699" calcext:value-type="float">
            <text:p>-0.543299</text:p>
          </table:table-cell>
          <table:table-cell table:style-name="ce5" table:formula="of:=[.H104]+([.E105]*[.A105])" office:value-type="float" office:value="-0.453672281069308" calcext:value-type="float">
            <text:p>-0.453672</text:p>
          </table:table-cell>
          <table:table-cell table:style-name="ce5" table:formula="of:=[.H105]*[.$G$2]" office:value-type="float" office:value="-4.53672281069308" calcext:value-type="float">
            <text:p>-4.536723</text:p>
          </table:table-cell>
          <table:table-cell table:style-name="ce5" table:formula="of:=([.E105]-[.E104])/[.A105]" office:value-type="float" office:value="-0.257832218814595" calcext:value-type="float">
            <text:p>-0.257832</text:p>
          </table:table-cell>
          <table:table-cell table:style-name="ce5" table:formula="of:=[.J105]*[.$I$2]" office:value-type="float" office:value="0.0257832218814595" calcext:value-type="float">
            <text:p>0.025783</text:p>
          </table:table-cell>
          <table:table-cell table:style-name="ce5" table:formula="of:=[.G105]+[.I105]+[.K105]" office:value-type="float" office:value="-5.05423872146432" calcext:value-type="float">
            <text:p>-5.054239</text:p>
          </table:table-cell>
          <table:table-cell table:style-name="ce5" table:formula="of:=-[.L105]/8" office:value-type="float" office:value="0.63177984018304" calcext:value-type="float">
            <text:p>0.631780</text:p>
          </table:table-cell>
          <table:table-cell table:formula="of:=IF([.U105]&gt;[.$C$2];1;0)" office:value-type="float" office:value="0" calcext:value-type="float">
            <text:p>0.00</text:p>
          </table:table-cell>
          <table:table-cell table:style-name="ce7" table:formula="of:=IF([.D105]&gt;[.$C$2];1;0)" office:value-type="float" office:value="0" calcext:value-type="float">
            <text:p>0.00</text:p>
          </table:table-cell>
          <table:table-cell table:style-name="ce5" table:formula="of:=IF([.O105];[.M105];[.L105])" office:value-type="float" office:value="-5.05423872146432" calcext:value-type="float">
            <text:p>-5.054239</text:p>
          </table:table-cell>
          <table:table-cell table:formula="of:=([.P105]-[.P104])/[.A105]" office:value-type="float" office:value="-2.4792146443228" calcext:value-type="float">
            <text:p>-2.4792146443</text:p>
          </table:table-cell>
          <table:table-cell table:formula="of:=[.$U$3]*[.U104]" office:value-type="float" office:value="-4.22217365666463" calcext:value-type="float">
            <text:p>-4.2221736567</text:p>
          </table:table-cell>
          <table:table-cell table:formula="of:=([.$U$3]*[.V104]*[.$U$3])+[.$S$3]" office:value-type="float" office:value="1.43308183405113" calcext:value-type="float">
            <text:p>1.4330818341</text:p>
          </table:table-cell>
          <table:table-cell table:formula="of:=[.S105]/([.S105]+[.$Q$3])" office:value-type="float" office:value="0.588998616485093" calcext:value-type="float">
            <text:p>0.5889986165</text:p>
          </table:table-cell>
          <table:table-cell table:formula="of:=[.R105]+[.T105]*((([.L105]*[.A105])+[.D105])-[.R105])" office:value-type="float" office:value="-4.92467251860928" calcext:value-type="float">
            <text:p>-4.9246725186</text:p>
          </table:table-cell>
          <table:table-cell table:formula="of:=(1-[.T105])*[.S105]" office:value-type="float" office:value="0.588998616485093" calcext:value-type="float">
            <text:p>0.5889986165</text:p>
          </table:table-cell>
          <table:table-cell table:formula="of:=[.D106]-[.U105]" office:value-type="float" office:value="-0.0137353413298946" calcext:value-type="float">
            <text:p>-0.01373534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5]+[.A106]" office:value-type="float" office:value="9.99999999999998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style-name="ce5" table:formula="of:=[.D105]*0.8+[.P105]*0.2" office:value-type="float" office:value="-4.93840785993917" calcext:value-type="float">
            <text:p>-4.938408</text:p>
          </table:table-cell>
          <table:table-cell table:style-name="ce5" table:formula="of:=[.C106]-[.D106]" office:value-type="float" office:value="-0.0615921400608288" calcext:value-type="float">
            <text:p>-0.061592</text:p>
          </table:table-cell>
          <table:table-cell table:style-name="ce5" table:formula="of:=ABS([.E106])" office:value-type="float" office:value="0.0615921400608288" calcext:value-type="float">
            <text:p>0.061592</text:p>
          </table:table-cell>
          <table:table-cell table:style-name="ce5" table:formula="of:=[.$E$2]*[.E106]" office:value-type="float" office:value="-0.369552840364973" calcext:value-type="float">
            <text:p>-0.369553</text:p>
          </table:table-cell>
          <table:table-cell table:style-name="ce5" table:formula="of:=[.H105]+([.E106]*[.A106])" office:value-type="float" office:value="-0.459831495075391" calcext:value-type="float">
            <text:p>-0.459831</text:p>
          </table:table-cell>
          <table:table-cell table:style-name="ce5" table:formula="of:=[.H106]*[.$G$2]" office:value-type="float" office:value="-4.59831495075391" calcext:value-type="float">
            <text:p>-4.598315</text:p>
          </table:table-cell>
          <table:table-cell table:style-name="ce5" table:formula="of:=([.E106]-[.E105])/[.A106]" office:value-type="float" office:value="0.289577153812877" calcext:value-type="float">
            <text:p>0.289577</text:p>
          </table:table-cell>
          <table:table-cell table:style-name="ce5" table:formula="of:=[.J106]*[.$I$2]" office:value-type="float" office:value="-0.0289577153812877" calcext:value-type="float">
            <text:p>-0.028958</text:p>
          </table:table-cell>
          <table:table-cell table:style-name="ce5" table:formula="of:=[.G106]+[.I106]+[.K106]" office:value-type="float" office:value="-4.99682550650017" calcext:value-type="float">
            <text:p>-4.996826</text:p>
          </table:table-cell>
          <table:table-cell table:style-name="ce5" table:formula="of:=-[.L106]/8" office:value-type="float" office:value="0.624603188312522" calcext:value-type="float">
            <text:p>0.624603</text:p>
          </table:table-cell>
          <table:table-cell table:formula="of:=IF([.U106]&gt;[.$C$2];1;0)" office:value-type="float" office:value="0" calcext:value-type="float">
            <text:p>0.00</text:p>
          </table:table-cell>
          <table:table-cell table:style-name="ce7" table:formula="of:=IF([.D106]&gt;[.$C$2];1;0)" office:value-type="float" office:value="0" calcext:value-type="float">
            <text:p>0.00</text:p>
          </table:table-cell>
          <table:table-cell table:style-name="ce5" table:formula="of:=IF([.O106];[.M106];[.L106])" office:value-type="float" office:value="-4.99682550650017" calcext:value-type="float">
            <text:p>-4.996826</text:p>
          </table:table-cell>
          <table:table-cell table:formula="of:=([.P106]-[.P105])/[.A106]" office:value-type="float" office:value="0.5741321496415" calcext:value-type="float">
            <text:p>0.5741321496</text:p>
          </table:table-cell>
          <table:table-cell table:formula="of:=[.$U$3]*[.U105]" office:value-type="float" office:value="-4.22284559762044" calcext:value-type="float">
            <text:p>-4.2228455976</text:p>
          </table:table-cell>
          <table:table-cell table:formula="of:=([.$U$3]*[.V105]*[.$U$3])+[.$S$3]" office:value-type="float" office:value="1.43308183405113" calcext:value-type="float">
            <text:p>1.4330818341</text:p>
          </table:table-cell>
          <table:table-cell table:formula="of:=[.S106]/([.S106]+[.$Q$3])" office:value-type="float" office:value="0.588998616485093" calcext:value-type="float">
            <text:p>0.5889986165</text:p>
          </table:table-cell>
          <table:table-cell table:formula="of:=[.R106]+[.T106]*((([.L106]*[.A106])+[.D106])-[.R106])" office:value-type="float" office:value="-4.93862311114972" calcext:value-type="float">
            <text:p>-4.9386231111</text:p>
          </table:table-cell>
          <table:table-cell table:formula="of:=(1-[.T106])*[.S106]" office:value-type="float" office:value="0.588998616485093" calcext:value-type="float">
            <text:p>0.5889986165</text:p>
          </table:table-cell>
          <table:table-cell table:formula="of:=[.D107]-[.U106]" office:value-type="float" office:value="-0.0114682781016544" calcext:value-type="float">
            <text:p>-0.01146827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6]+[.A107]" office:value-type="float" office:value="10.1" calcext:value-type="float">
            <text:p>10.1</text:p>
          </table:table-cell>
          <table:table-cell office:value-type="float" office:value="-5" calcext:value-type="float">
            <text:p>-5</text:p>
          </table:table-cell>
          <table:table-cell table:style-name="ce5" table:formula="of:=[.D106]*0.8+[.P106]*0.2" office:value-type="float" office:value="-4.95009138925137" calcext:value-type="float">
            <text:p>-4.950091</text:p>
          </table:table-cell>
          <table:table-cell table:style-name="ce5" table:formula="of:=[.C107]-[.D107]" office:value-type="float" office:value="-0.0499086107486288" calcext:value-type="float">
            <text:p>-0.049909</text:p>
          </table:table-cell>
          <table:table-cell table:style-name="ce5" table:formula="of:=ABS([.E107])" office:value-type="float" office:value="0.0499086107486288" calcext:value-type="float">
            <text:p>0.049909</text:p>
          </table:table-cell>
          <table:table-cell table:style-name="ce5" table:formula="of:=[.$E$2]*[.E107]" office:value-type="float" office:value="-0.299451664491773" calcext:value-type="float">
            <text:p>-0.299452</text:p>
          </table:table-cell>
          <table:table-cell table:style-name="ce5" table:formula="of:=[.H106]+([.E107]*[.A107])" office:value-type="float" office:value="-0.464822356150254" calcext:value-type="float">
            <text:p>-0.464822</text:p>
          </table:table-cell>
          <table:table-cell table:style-name="ce5" table:formula="of:=[.H107]*[.$G$2]" office:value-type="float" office:value="-4.64822356150254" calcext:value-type="float">
            <text:p>-4.648224</text:p>
          </table:table-cell>
          <table:table-cell table:style-name="ce5" table:formula="of:=([.E107]-[.E106])/[.A107]" office:value-type="float" office:value="0.116835293122" calcext:value-type="float">
            <text:p>0.116835</text:p>
          </table:table-cell>
          <table:table-cell table:style-name="ce5" table:formula="of:=[.J107]*[.$I$2]" office:value-type="float" office:value="-0.0116835293122" calcext:value-type="float">
            <text:p>-0.011684</text:p>
          </table:table-cell>
          <table:table-cell table:style-name="ce5" table:formula="of:=[.G107]+[.I107]+[.K107]" office:value-type="float" office:value="-4.95935875530651" calcext:value-type="float">
            <text:p>-4.959359</text:p>
          </table:table-cell>
          <table:table-cell table:style-name="ce5" table:formula="of:=-[.L107]/8" office:value-type="float" office:value="0.619919844413314" calcext:value-type="float">
            <text:p>0.619920</text:p>
          </table:table-cell>
          <table:table-cell table:formula="of:=IF([.U107]&gt;[.$C$2];1;0)" office:value-type="float" office:value="0" calcext:value-type="float">
            <text:p>0.00</text:p>
          </table:table-cell>
          <table:table-cell table:style-name="ce7" table:formula="of:=IF([.D107]&gt;[.$C$2];1;0)" office:value-type="float" office:value="0" calcext:value-type="float">
            <text:p>0.00</text:p>
          </table:table-cell>
          <table:table-cell table:style-name="ce5" table:formula="of:=IF([.O107];[.M107];[.L107])" office:value-type="float" office:value="-4.95935875530651" calcext:value-type="float">
            <text:p>-4.959359</text:p>
          </table:table-cell>
          <table:table-cell table:formula="of:=([.P107]-[.P106])/[.A107]" office:value-type="float" office:value="0.374667511936586" calcext:value-type="float">
            <text:p>0.3746675119</text:p>
          </table:table-cell>
          <table:table-cell table:formula="of:=[.$U$3]*[.U106]" office:value-type="float" office:value="-4.23480805767661" calcext:value-type="float">
            <text:p>-4.2348080577</text:p>
          </table:table-cell>
          <table:table-cell table:formula="of:=([.$U$3]*[.V106]*[.$U$3])+[.$S$3]" office:value-type="float" office:value="1.43308183405113" calcext:value-type="float">
            <text:p>1.4330818341</text:p>
          </table:table-cell>
          <table:table-cell table:formula="of:=[.S107]/([.S107]+[.$Q$3])" office:value-type="float" office:value="0.588998616485093" calcext:value-type="float">
            <text:p>0.5889986165</text:p>
          </table:table-cell>
          <table:table-cell table:formula="of:=[.R107]+[.T107]*((([.L107]*[.A107])+[.D107])-[.R107])" office:value-type="float" office:value="-4.94821449492187" calcext:value-type="float">
            <text:p>-4.9482144949</text:p>
          </table:table-cell>
          <table:table-cell table:formula="of:=(1-[.T107])*[.S107]" office:value-type="float" office:value="0.588998616485093" calcext:value-type="float">
            <text:p>0.5889986165</text:p>
          </table:table-cell>
          <table:table-cell table:formula="of:=[.D108]-[.U107]" office:value-type="float" office:value="-0.00373036754053135" calcext:value-type="float">
            <text:p>-0.003730367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7]+[.A108]" office:value-type="float" office:value="10.2" calcext:value-type="float">
            <text:p>10.2</text:p>
          </table:table-cell>
          <table:table-cell office:value-type="float" office:value="-5" calcext:value-type="float">
            <text:p>-5</text:p>
          </table:table-cell>
          <table:table-cell table:style-name="ce5" table:formula="of:=[.D107]*0.8+[.P107]*0.2" office:value-type="float" office:value="-4.9519448624624" calcext:value-type="float">
            <text:p>-4.951945</text:p>
          </table:table-cell>
          <table:table-cell table:style-name="ce5" table:formula="of:=[.C108]-[.D108]" office:value-type="float" office:value="-0.0480551375375997" calcext:value-type="float">
            <text:p>-0.048055</text:p>
          </table:table-cell>
          <table:table-cell table:style-name="ce5" table:formula="of:=ABS([.E108])" office:value-type="float" office:value="0.0480551375375997" calcext:value-type="float">
            <text:p>0.048055</text:p>
          </table:table-cell>
          <table:table-cell table:style-name="ce5" table:formula="of:=[.$E$2]*[.E108]" office:value-type="float" office:value="-0.288330825225598" calcext:value-type="float">
            <text:p>-0.288331</text:p>
          </table:table-cell>
          <table:table-cell table:style-name="ce5" table:formula="of:=[.H107]+([.E108]*[.A108])" office:value-type="float" office:value="-0.469627869904014" calcext:value-type="float">
            <text:p>-0.469628</text:p>
          </table:table-cell>
          <table:table-cell table:style-name="ce5" table:formula="of:=[.H108]*[.$G$2]" office:value-type="float" office:value="-4.69627869904014" calcext:value-type="float">
            <text:p>-4.696279</text:p>
          </table:table-cell>
          <table:table-cell table:style-name="ce5" table:formula="of:=([.E108]-[.E107])/[.A108]" office:value-type="float" office:value="0.0185347321102913" calcext:value-type="float">
            <text:p>0.018535</text:p>
          </table:table-cell>
          <table:table-cell table:style-name="ce5" table:formula="of:=[.J108]*[.$I$2]" office:value-type="float" office:value="-0.00185347321102913" calcext:value-type="float">
            <text:p>-0.001853</text:p>
          </table:table-cell>
          <table:table-cell table:style-name="ce5" table:formula="of:=[.G108]+[.I108]+[.K108]" office:value-type="float" office:value="-4.98646299747677" calcext:value-type="float">
            <text:p>-4.986463</text:p>
          </table:table-cell>
          <table:table-cell table:style-name="ce5" table:formula="of:=-[.L108]/8" office:value-type="float" office:value="0.623307874684596" calcext:value-type="float">
            <text:p>0.623308</text:p>
          </table:table-cell>
          <table:table-cell table:formula="of:=IF([.U108]&gt;[.$C$2];1;0)" office:value-type="float" office:value="0" calcext:value-type="float">
            <text:p>0.00</text:p>
          </table:table-cell>
          <table:table-cell table:style-name="ce7" table:formula="of:=IF([.D108]&gt;[.$C$2];1;0)" office:value-type="float" office:value="0" calcext:value-type="float">
            <text:p>0.00</text:p>
          </table:table-cell>
          <table:table-cell table:style-name="ce5" table:formula="of:=IF([.O108];[.M108];[.L108])" office:value-type="float" office:value="-4.98646299747677" calcext:value-type="float">
            <text:p>-4.986463</text:p>
          </table:table-cell>
          <table:table-cell table:formula="of:=([.P108]-[.P107])/[.A108]" office:value-type="float" office:value="-0.271042421702541" calcext:value-type="float">
            <text:p>-0.2710424217</text:p>
          </table:table-cell>
          <table:table-cell table:formula="of:=[.$U$3]*[.U107]" office:value-type="float" office:value="-4.24303255028688" calcext:value-type="float">
            <text:p>-4.2430325503</text:p>
          </table:table-cell>
          <table:table-cell table:formula="of:=([.$U$3]*[.V107]*[.$U$3])+[.$S$3]" office:value-type="float" office:value="1.43308183405113" calcext:value-type="float">
            <text:p>1.4330818341</text:p>
          </table:table-cell>
          <table:table-cell table:formula="of:=[.S108]/([.S108]+[.$Q$3])" office:value-type="float" office:value="0.588998616485093" calcext:value-type="float">
            <text:p>0.5889986165</text:p>
          </table:table-cell>
          <table:table-cell table:formula="of:=[.R108]+[.T108]*((([.L108]*[.A108])+[.D108])-[.R108])" office:value-type="float" office:value="-4.9542829020343" calcext:value-type="float">
            <text:p>-4.954282902</text:p>
          </table:table-cell>
          <table:table-cell table:formula="of:=(1-[.T108])*[.S108]" office:value-type="float" office:value="0.588998616485093" calcext:value-type="float">
            <text:p>0.5889986165</text:p>
          </table:table-cell>
          <table:table-cell table:formula="of:=[.D109]-[.U108]" office:value-type="float" office:value="-0.00456558743097002" calcext:value-type="float">
            <text:p>-0.004565587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8]+[.A109]" office:value-type="float" office:value="10.3" calcext:value-type="float">
            <text:p>10.3</text:p>
          </table:table-cell>
          <table:table-cell office:value-type="float" office:value="-5" calcext:value-type="float">
            <text:p>-5</text:p>
          </table:table-cell>
          <table:table-cell table:style-name="ce5" table:formula="of:=[.D108]*0.8+[.P108]*0.2" office:value-type="float" office:value="-4.95884848946527" calcext:value-type="float">
            <text:p>-4.958848</text:p>
          </table:table-cell>
          <table:table-cell table:style-name="ce5" table:formula="of:=[.C109]-[.D109]" office:value-type="float" office:value="-0.0411515105347258" calcext:value-type="float">
            <text:p>-0.041152</text:p>
          </table:table-cell>
          <table:table-cell table:style-name="ce5" table:formula="of:=ABS([.E109])" office:value-type="float" office:value="0.0411515105347258" calcext:value-type="float">
            <text:p>0.041152</text:p>
          </table:table-cell>
          <table:table-cell table:style-name="ce5" table:formula="of:=[.$E$2]*[.E109]" office:value-type="float" office:value="-0.246909063208355" calcext:value-type="float">
            <text:p>-0.246909</text:p>
          </table:table-cell>
          <table:table-cell table:style-name="ce5" table:formula="of:=[.H108]+([.E109]*[.A109])" office:value-type="float" office:value="-0.473743020957487" calcext:value-type="float">
            <text:p>-0.473743</text:p>
          </table:table-cell>
          <table:table-cell table:style-name="ce5" table:formula="of:=[.H109]*[.$G$2]" office:value-type="float" office:value="-4.73743020957487" calcext:value-type="float">
            <text:p>-4.737430</text:p>
          </table:table-cell>
          <table:table-cell table:style-name="ce5" table:formula="of:=([.E109]-[.E108])/[.A109]" office:value-type="float" office:value="0.0690362700287395" calcext:value-type="float">
            <text:p>0.069036</text:p>
          </table:table-cell>
          <table:table-cell table:style-name="ce5" table:formula="of:=[.J109]*[.$I$2]" office:value-type="float" office:value="-0.00690362700287395" calcext:value-type="float">
            <text:p>-0.006904</text:p>
          </table:table-cell>
          <table:table-cell table:style-name="ce5" table:formula="of:=[.G109]+[.I109]+[.K109]" office:value-type="float" office:value="-4.9912428997861" calcext:value-type="float">
            <text:p>-4.991243</text:p>
          </table:table-cell>
          <table:table-cell table:style-name="ce5" table:formula="of:=-[.L109]/8" office:value-type="float" office:value="0.623905362473262" calcext:value-type="float">
            <text:p>0.623905</text:p>
          </table:table-cell>
          <table:table-cell table:formula="of:=IF([.U109]&gt;[.$C$2];1;0)" office:value-type="float" office:value="0" calcext:value-type="float">
            <text:p>0.00</text:p>
          </table:table-cell>
          <table:table-cell table:style-name="ce7" table:formula="of:=IF([.D109]&gt;[.$C$2];1;0)" office:value-type="float" office:value="0" calcext:value-type="float">
            <text:p>0.00</text:p>
          </table:table-cell>
          <table:table-cell table:style-name="ce5" table:formula="of:=IF([.O109];[.M109];[.L109])" office:value-type="float" office:value="-4.9912428997861" calcext:value-type="float">
            <text:p>-4.991243</text:p>
          </table:table-cell>
          <table:table-cell table:formula="of:=([.P109]-[.P108])/[.A109]" office:value-type="float" office:value="-0.0477990230932779" calcext:value-type="float">
            <text:p>-0.0477990231</text:p>
          </table:table-cell>
          <table:table-cell table:formula="of:=[.$U$3]*[.U108]" office:value-type="float" office:value="-4.24823613411149" calcext:value-type="float">
            <text:p>-4.2482361341</text:p>
          </table:table-cell>
          <table:table-cell table:formula="of:=([.$U$3]*[.V108]*[.$U$3])+[.$S$3]" office:value-type="float" office:value="1.43308183405113" calcext:value-type="float">
            <text:p>1.4330818341</text:p>
          </table:table-cell>
          <table:table-cell table:formula="of:=[.S109]/([.S109]+[.$Q$3])" office:value-type="float" office:value="0.588998616485093" calcext:value-type="float">
            <text:p>0.5889986165</text:p>
          </table:table-cell>
          <table:table-cell table:formula="of:=[.R109]+[.T109]*((([.L109]*[.A109])+[.D109])-[.R109])" office:value-type="float" office:value="-4.96076934452359" calcext:value-type="float">
            <text:p>-4.9607693445</text:p>
          </table:table-cell>
          <table:table-cell table:formula="of:=(1-[.T109])*[.S109]" office:value-type="float" office:value="0.588998616485093" calcext:value-type="float">
            <text:p>0.5889986165</text:p>
          </table:table-cell>
          <table:table-cell table:formula="of:=[.D110]-[.U109]" office:value-type="float" office:value="-0.00455802700585206" calcext:value-type="float">
            <text:p>-0.00455802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9]+[.A110]" office:value-type="float" office:value="10.4" calcext:value-type="float">
            <text:p>10.4</text:p>
          </table:table-cell>
          <table:table-cell office:value-type="float" office:value="-5" calcext:value-type="float">
            <text:p>-5</text:p>
          </table:table-cell>
          <table:table-cell table:style-name="ce5" table:formula="of:=[.D109]*0.8+[.P109]*0.2" office:value-type="float" office:value="-4.96532737152944" calcext:value-type="float">
            <text:p>-4.965327</text:p>
          </table:table-cell>
          <table:table-cell table:style-name="ce5" table:formula="of:=[.C110]-[.D110]" office:value-type="float" office:value="-0.0346726284705614" calcext:value-type="float">
            <text:p>-0.034673</text:p>
          </table:table-cell>
          <table:table-cell table:style-name="ce5" table:formula="of:=ABS([.E110])" office:value-type="float" office:value="0.0346726284705614" calcext:value-type="float">
            <text:p>0.034673</text:p>
          </table:table-cell>
          <table:table-cell table:style-name="ce5" table:formula="of:=[.$E$2]*[.E110]" office:value-type="float" office:value="-0.208035770823368" calcext:value-type="float">
            <text:p>-0.208036</text:p>
          </table:table-cell>
          <table:table-cell table:style-name="ce5" table:formula="of:=[.H109]+([.E110]*[.A110])" office:value-type="float" office:value="-0.477210283804543" calcext:value-type="float">
            <text:p>-0.477210</text:p>
          </table:table-cell>
          <table:table-cell table:style-name="ce5" table:formula="of:=[.H110]*[.$G$2]" office:value-type="float" office:value="-4.77210283804543" calcext:value-type="float">
            <text:p>-4.772103</text:p>
          </table:table-cell>
          <table:table-cell table:style-name="ce5" table:formula="of:=([.E110]-[.E109])/[.A110]" office:value-type="float" office:value="0.0647888206416436" calcext:value-type="float">
            <text:p>0.064789</text:p>
          </table:table-cell>
          <table:table-cell table:style-name="ce5" table:formula="of:=[.J110]*[.$I$2]" office:value-type="float" office:value="-0.00647888206416436" calcext:value-type="float">
            <text:p>-0.006479</text:p>
          </table:table-cell>
          <table:table-cell table:style-name="ce5" table:formula="of:=[.G110]+[.I110]+[.K110]" office:value-type="float" office:value="-4.98661749093296" calcext:value-type="float">
            <text:p>-4.986617</text:p>
          </table:table-cell>
          <table:table-cell table:style-name="ce5" table:formula="of:=-[.L110]/8" office:value-type="float" office:value="0.62332718636662" calcext:value-type="float">
            <text:p>0.623327</text:p>
          </table:table-cell>
          <table:table-cell table:formula="of:=IF([.U110]&gt;[.$C$2];1;0)" office:value-type="float" office:value="0" calcext:value-type="float">
            <text:p>0.00</text:p>
          </table:table-cell>
          <table:table-cell table:style-name="ce7" table:formula="of:=IF([.D110]&gt;[.$C$2];1;0)" office:value-type="float" office:value="0" calcext:value-type="float">
            <text:p>0.00</text:p>
          </table:table-cell>
          <table:table-cell table:style-name="ce5" table:formula="of:=IF([.O110];[.M110];[.L110])" office:value-type="float" office:value="-4.98661749093296" calcext:value-type="float">
            <text:p>-4.986617</text:p>
          </table:table-cell>
          <table:table-cell table:formula="of:=([.P110]-[.P109])/[.A110]" office:value-type="float" office:value="0.0462540885313523" calcext:value-type="float">
            <text:p>0.0462540885</text:p>
          </table:table-cell>
          <table:table-cell table:formula="of:=[.$U$3]*[.U109]" office:value-type="float" office:value="-4.25379817808631" calcext:value-type="float">
            <text:p>-4.2537981781</text:p>
          </table:table-cell>
          <table:table-cell table:formula="of:=([.$U$3]*[.V109]*[.$U$3])+[.$S$3]" office:value-type="float" office:value="1.43308183405113" calcext:value-type="float">
            <text:p>1.4330818341</text:p>
          </table:table-cell>
          <table:table-cell table:formula="of:=[.S110]/([.S110]+[.$Q$3])" office:value-type="float" office:value="0.588998616485093" calcext:value-type="float">
            <text:p>0.5889986165</text:p>
          </table:table-cell>
          <table:table-cell table:formula="of:=[.R110]+[.T110]*((([.L110]*[.A110])+[.D110])-[.R110])" office:value-type="float" office:value="-4.96659896892305" calcext:value-type="float">
            <text:p>-4.9665989689</text:p>
          </table:table-cell>
          <table:table-cell table:formula="of:=(1-[.T110])*[.S110]" office:value-type="float" office:value="0.588998616485093" calcext:value-type="float">
            <text:p>0.5889986165</text:p>
          </table:table-cell>
          <table:table-cell table:formula="of:=[.D111]-[.U110]" office:value-type="float" office:value="-0.00298642648709002" calcext:value-type="float">
            <text:p>-0.002986426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0]+[.A111]" office:value-type="float" office:value="10.5" calcext:value-type="float">
            <text:p>10.5</text:p>
          </table:table-cell>
          <table:table-cell office:value-type="float" office:value="-5" calcext:value-type="float">
            <text:p>-5</text:p>
          </table:table-cell>
          <table:table-cell table:style-name="ce5" table:formula="of:=[.D110]*0.8+[.P110]*0.2" office:value-type="float" office:value="-4.96958539541014" calcext:value-type="float">
            <text:p>-4.969585</text:p>
          </table:table-cell>
          <table:table-cell table:style-name="ce5" table:formula="of:=[.C111]-[.D111]" office:value-type="float" office:value="-0.0304146045898568" calcext:value-type="float">
            <text:p>-0.030415</text:p>
          </table:table-cell>
          <table:table-cell table:style-name="ce5" table:formula="of:=ABS([.E111])" office:value-type="float" office:value="0.0304146045898568" calcext:value-type="float">
            <text:p>0.030415</text:p>
          </table:table-cell>
          <table:table-cell table:style-name="ce5" table:formula="of:=[.$E$2]*[.E111]" office:value-type="float" office:value="-0.182487627539141" calcext:value-type="float">
            <text:p>-0.182488</text:p>
          </table:table-cell>
          <table:table-cell table:style-name="ce5" table:formula="of:=[.H110]+([.E111]*[.A111])" office:value-type="float" office:value="-0.480251744263529" calcext:value-type="float">
            <text:p>-0.480252</text:p>
          </table:table-cell>
          <table:table-cell table:style-name="ce5" table:formula="of:=[.H111]*[.$G$2]" office:value-type="float" office:value="-4.80251744263529" calcext:value-type="float">
            <text:p>-4.802517</text:p>
          </table:table-cell>
          <table:table-cell table:style-name="ce5" table:formula="of:=([.E111]-[.E110])/[.A111]" office:value-type="float" office:value="0.0425802388070462" calcext:value-type="float">
            <text:p>0.042580</text:p>
          </table:table-cell>
          <table:table-cell table:style-name="ce5" table:formula="of:=[.J111]*[.$I$2]" office:value-type="float" office:value="-0.00425802388070462" calcext:value-type="float">
            <text:p>-0.004258</text:p>
          </table:table-cell>
          <table:table-cell table:style-name="ce5" table:formula="of:=[.G111]+[.I111]+[.K111]" office:value-type="float" office:value="-4.98926309405513" calcext:value-type="float">
            <text:p>-4.989263</text:p>
          </table:table-cell>
          <table:table-cell table:style-name="ce5" table:formula="of:=-[.L111]/8" office:value-type="float" office:value="0.623657886756891" calcext:value-type="float">
            <text:p>0.623658</text:p>
          </table:table-cell>
          <table:table-cell table:formula="of:=IF([.U111]&gt;[.$C$2];1;0)" office:value-type="float" office:value="0" calcext:value-type="float">
            <text:p>0.00</text:p>
          </table:table-cell>
          <table:table-cell table:style-name="ce7" table:formula="of:=IF([.D111]&gt;[.$C$2];1;0)" office:value-type="float" office:value="0" calcext:value-type="float">
            <text:p>0.00</text:p>
          </table:table-cell>
          <table:table-cell table:style-name="ce5" table:formula="of:=IF([.O111];[.M111];[.L111])" office:value-type="float" office:value="-4.98926309405513" calcext:value-type="float">
            <text:p>-4.989263</text:p>
          </table:table-cell>
          <table:table-cell table:formula="of:=([.P111]-[.P110])/[.A111]" office:value-type="float" office:value="-0.0264560312216933" calcext:value-type="float">
            <text:p>-0.0264560312</text:p>
          </table:table-cell>
          <table:table-cell table:formula="of:=[.$U$3]*[.U110]" office:value-type="float" office:value="-4.25879700869647" calcext:value-type="float">
            <text:p>-4.2587970087</text:p>
          </table:table-cell>
          <table:table-cell table:formula="of:=([.$U$3]*[.V110]*[.$U$3])+[.$S$3]" office:value-type="float" office:value="1.43308183405113" calcext:value-type="float">
            <text:p>1.4330818341</text:p>
          </table:table-cell>
          <table:table-cell table:formula="of:=[.S111]/([.S111]+[.$Q$3])" office:value-type="float" office:value="0.588998616485093" calcext:value-type="float">
            <text:p>0.5889986165</text:p>
          </table:table-cell>
          <table:table-cell table:formula="of:=[.R111]+[.T111]*((([.L111]*[.A111])+[.D111])-[.R111])" office:value-type="float" office:value="-4.97131729105236" calcext:value-type="float">
            <text:p>-4.9713172911</text:p>
          </table:table-cell>
          <table:table-cell table:formula="of:=(1-[.T111])*[.S111]" office:value-type="float" office:value="0.588998616485093" calcext:value-type="float">
            <text:p>0.5889986165</text:p>
          </table:table-cell>
          <table:table-cell table:formula="of:=[.D112]-[.U111]" office:value-type="float" office:value="-0.00220364408678453" calcext:value-type="float">
            <text:p>-0.002203644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1]+[.A112]" office:value-type="float" office:value="10.6" calcext:value-type="float">
            <text:p>10.6</text:p>
          </table:table-cell>
          <table:table-cell office:value-type="float" office:value="-5" calcext:value-type="float">
            <text:p>-5</text:p>
          </table:table-cell>
          <table:table-cell table:style-name="ce5" table:formula="of:=[.D111]*0.8+[.P111]*0.2" office:value-type="float" office:value="-4.97352093513914" calcext:value-type="float">
            <text:p>-4.973521</text:p>
          </table:table-cell>
          <table:table-cell table:style-name="ce5" table:formula="of:=[.C112]-[.D112]" office:value-type="float" office:value="-0.026479064860859" calcext:value-type="float">
            <text:p>-0.026479</text:p>
          </table:table-cell>
          <table:table-cell table:style-name="ce5" table:formula="of:=ABS([.E112])" office:value-type="float" office:value="0.026479064860859" calcext:value-type="float">
            <text:p>0.026479</text:p>
          </table:table-cell>
          <table:table-cell table:style-name="ce5" table:formula="of:=[.$E$2]*[.E112]" office:value-type="float" office:value="-0.158874389165154" calcext:value-type="float">
            <text:p>-0.158874</text:p>
          </table:table-cell>
          <table:table-cell table:style-name="ce5" table:formula="of:=[.H111]+([.E112]*[.A112])" office:value-type="float" office:value="-0.482899650749614" calcext:value-type="float">
            <text:p>-0.482900</text:p>
          </table:table-cell>
          <table:table-cell table:style-name="ce5" table:formula="of:=[.H112]*[.$G$2]" office:value-type="float" office:value="-4.82899650749615" calcext:value-type="float">
            <text:p>-4.828997</text:p>
          </table:table-cell>
          <table:table-cell table:style-name="ce5" table:formula="of:=([.E112]-[.E111])/[.A112]" office:value-type="float" office:value="0.0393553972899774" calcext:value-type="float">
            <text:p>0.039355</text:p>
          </table:table-cell>
          <table:table-cell table:style-name="ce5" table:formula="of:=[.J112]*[.$I$2]" office:value-type="float" office:value="-0.00393553972899774" calcext:value-type="float">
            <text:p>-0.003936</text:p>
          </table:table-cell>
          <table:table-cell table:style-name="ce5" table:formula="of:=[.G112]+[.I112]+[.K112]" office:value-type="float" office:value="-4.9918064363903" calcext:value-type="float">
            <text:p>-4.991806</text:p>
          </table:table-cell>
          <table:table-cell table:style-name="ce5" table:formula="of:=-[.L112]/8" office:value-type="float" office:value="0.623975804548787" calcext:value-type="float">
            <text:p>0.623976</text:p>
          </table:table-cell>
          <table:table-cell table:formula="of:=IF([.U112]&gt;[.$C$2];1;0)" office:value-type="float" office:value="0" calcext:value-type="float">
            <text:p>0.00</text:p>
          </table:table-cell>
          <table:table-cell table:style-name="ce7" table:formula="of:=IF([.D112]&gt;[.$C$2];1;0)" office:value-type="float" office:value="0" calcext:value-type="float">
            <text:p>0.00</text:p>
          </table:table-cell>
          <table:table-cell table:style-name="ce5" table:formula="of:=IF([.O112];[.M112];[.L112])" office:value-type="float" office:value="-4.9918064363903" calcext:value-type="float">
            <text:p>-4.991806</text:p>
          </table:table-cell>
          <table:table-cell table:formula="of:=([.P112]-[.P111])/[.A112]" office:value-type="float" office:value="-0.0254334233516662" calcext:value-type="float">
            <text:p>-0.0254334234</text:p>
          </table:table-cell>
          <table:table-cell table:formula="of:=[.$U$3]*[.U111]" office:value-type="float" office:value="-4.2628429113949" calcext:value-type="float">
            <text:p>-4.2628429114</text:p>
          </table:table-cell>
          <table:table-cell table:formula="of:=([.$U$3]*[.V111]*[.$U$3])+[.$S$3]" office:value-type="float" office:value="1.43308183405113" calcext:value-type="float">
            <text:p>1.4330818341</text:p>
          </table:table-cell>
          <table:table-cell table:formula="of:=[.S112]/([.S112]+[.$Q$3])" office:value-type="float" office:value="0.588998616485093" calcext:value-type="float">
            <text:p>0.5889986165</text:p>
          </table:table-cell>
          <table:table-cell table:formula="of:=[.R112]+[.T112]*((([.L112]*[.A112])+[.D112])-[.R112])" office:value-type="float" office:value="-4.97544799262614" calcext:value-type="float">
            <text:p>-4.9754479926</text:p>
          </table:table-cell>
          <table:table-cell table:formula="of:=(1-[.T112])*[.S112]" office:value-type="float" office:value="0.588998616485093" calcext:value-type="float">
            <text:p>0.5889986165</text:p>
          </table:table-cell>
          <table:table-cell table:formula="of:=[.D113]-[.U112]" office:value-type="float" office:value="-0.00173004276322963" calcext:value-type="float">
            <text:p>-0.00173004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2]+[.A113]" office:value-type="float" office:value="10.7" calcext:value-type="float">
            <text:p>10.7</text:p>
          </table:table-cell>
          <table:table-cell office:value-type="float" office:value="-5" calcext:value-type="float">
            <text:p>-5</text:p>
          </table:table-cell>
          <table:table-cell table:style-name="ce5" table:formula="of:=[.D112]*0.8+[.P112]*0.2" office:value-type="float" office:value="-4.97717803538937" calcext:value-type="float">
            <text:p>-4.977178</text:p>
          </table:table-cell>
          <table:table-cell table:style-name="ce5" table:formula="of:=[.C113]-[.D113]" office:value-type="float" office:value="-0.0228219646106274" calcext:value-type="float">
            <text:p>-0.022822</text:p>
          </table:table-cell>
          <table:table-cell table:style-name="ce5" table:formula="of:=ABS([.E113])" office:value-type="float" office:value="0.0228219646106274" calcext:value-type="float">
            <text:p>0.022822</text:p>
          </table:table-cell>
          <table:table-cell table:style-name="ce5" table:formula="of:=[.$E$2]*[.E113]" office:value-type="float" office:value="-0.136931787663764" calcext:value-type="float">
            <text:p>-0.136932</text:p>
          </table:table-cell>
          <table:table-cell table:style-name="ce5" table:formula="of:=[.H112]+([.E113]*[.A113])" office:value-type="float" office:value="-0.485181847210677" calcext:value-type="float">
            <text:p>-0.485182</text:p>
          </table:table-cell>
          <table:table-cell table:style-name="ce5" table:formula="of:=[.H113]*[.$G$2]" office:value-type="float" office:value="-4.85181847210677" calcext:value-type="float">
            <text:p>-4.851818</text:p>
          </table:table-cell>
          <table:table-cell table:style-name="ce5" table:formula="of:=([.E113]-[.E112])/[.A113]" office:value-type="float" office:value="0.0365710025023169" calcext:value-type="float">
            <text:p>0.036571</text:p>
          </table:table-cell>
          <table:table-cell table:style-name="ce5" table:formula="of:=[.J113]*[.$I$2]" office:value-type="float" office:value="-0.00365710025023169" calcext:value-type="float">
            <text:p>-0.003657</text:p>
          </table:table-cell>
          <table:table-cell table:style-name="ce5" table:formula="of:=[.G113]+[.I113]+[.K113]" office:value-type="float" office:value="-4.99240736002077" calcext:value-type="float">
            <text:p>-4.992407</text:p>
          </table:table-cell>
          <table:table-cell table:style-name="ce5" table:formula="of:=-[.L113]/8" office:value-type="float" office:value="0.624050920002596" calcext:value-type="float">
            <text:p>0.624051</text:p>
          </table:table-cell>
          <table:table-cell table:formula="of:=IF([.U113]&gt;[.$C$2];1;0)" office:value-type="float" office:value="0" calcext:value-type="float">
            <text:p>0.00</text:p>
          </table:table-cell>
          <table:table-cell table:style-name="ce7" table:formula="of:=IF([.D113]&gt;[.$C$2];1;0)" office:value-type="float" office:value="0" calcext:value-type="float">
            <text:p>0.00</text:p>
          </table:table-cell>
          <table:table-cell table:style-name="ce5" table:formula="of:=IF([.O113];[.M113];[.L113])" office:value-type="float" office:value="-4.99240736002077" calcext:value-type="float">
            <text:p>-4.992407</text:p>
          </table:table-cell>
          <table:table-cell table:formula="of:=([.P113]-[.P112])/[.A113]" office:value-type="float" office:value="-0.00600923630471151" calcext:value-type="float">
            <text:p>-0.0060092363</text:p>
          </table:table-cell>
          <table:table-cell table:formula="of:=[.$U$3]*[.U112]" office:value-type="float" office:value="-4.26638493675598" calcext:value-type="float">
            <text:p>-4.2663849368</text:p>
          </table:table-cell>
          <table:table-cell table:formula="of:=([.$U$3]*[.V112]*[.$U$3])+[.$S$3]" office:value-type="float" office:value="1.43308183405113" calcext:value-type="float">
            <text:p>1.4330818341</text:p>
          </table:table-cell>
          <table:table-cell table:formula="of:=[.S113]/([.S113]+[.$Q$3])" office:value-type="float" office:value="0.588998616485093" calcext:value-type="float">
            <text:p>0.5889986165</text:p>
          </table:table-cell>
          <table:table-cell table:formula="of:=[.R113]+[.T113]*((([.L113]*[.A113])+[.D113])-[.R113])" office:value-type="float" office:value="-4.97909319125642" calcext:value-type="float">
            <text:p>-4.9790931913</text:p>
          </table:table-cell>
          <table:table-cell table:formula="of:=(1-[.T113])*[.S113]" office:value-type="float" office:value="0.588998616485093" calcext:value-type="float">
            <text:p>0.5889986165</text:p>
          </table:table-cell>
          <table:table-cell table:formula="of:=[.D114]-[.U113]" office:value-type="float" office:value="-0.00113070905922896" calcext:value-type="float">
            <text:p>-0.001130709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3]+[.A114]" office:value-type="float" office:value="10.8" calcext:value-type="float">
            <text:p>10.8</text:p>
          </table:table-cell>
          <table:table-cell office:value-type="float" office:value="-5" calcext:value-type="float">
            <text:p>-5</text:p>
          </table:table-cell>
          <table:table-cell table:style-name="ce5" table:formula="of:=[.D113]*0.8+[.P113]*0.2" office:value-type="float" office:value="-4.98022390031565" calcext:value-type="float">
            <text:p>-4.980224</text:p>
          </table:table-cell>
          <table:table-cell table:style-name="ce5" table:formula="of:=[.C114]-[.D114]" office:value-type="float" office:value="-0.0197760996843481" calcext:value-type="float">
            <text:p>-0.019776</text:p>
          </table:table-cell>
          <table:table-cell table:style-name="ce5" table:formula="of:=ABS([.E114])" office:value-type="float" office:value="0.0197760996843481" calcext:value-type="float">
            <text:p>0.019776</text:p>
          </table:table-cell>
          <table:table-cell table:style-name="ce5" table:formula="of:=[.$E$2]*[.E114]" office:value-type="float" office:value="-0.118656598106089" calcext:value-type="float">
            <text:p>-0.118657</text:p>
          </table:table-cell>
          <table:table-cell table:style-name="ce5" table:formula="of:=[.H113]+([.E114]*[.A114])" office:value-type="float" office:value="-0.487159457179112" calcext:value-type="float">
            <text:p>-0.487159</text:p>
          </table:table-cell>
          <table:table-cell table:style-name="ce5" table:formula="of:=[.H114]*[.$G$2]" office:value-type="float" office:value="-4.87159457179112" calcext:value-type="float">
            <text:p>-4.871595</text:p>
          </table:table-cell>
          <table:table-cell table:style-name="ce5" table:formula="of:=([.E114]-[.E113])/[.A114]" office:value-type="float" office:value="0.0304586492627923" calcext:value-type="float">
            <text:p>0.030459</text:p>
          </table:table-cell>
          <table:table-cell table:style-name="ce5" table:formula="of:=[.J114]*[.$I$2]" office:value-type="float" office:value="-0.00304586492627923" calcext:value-type="float">
            <text:p>-0.003046</text:p>
          </table:table-cell>
          <table:table-cell table:style-name="ce5" table:formula="of:=[.G114]+[.I114]+[.K114]" office:value-type="float" office:value="-4.99329703482349" calcext:value-type="float">
            <text:p>-4.993297</text:p>
          </table:table-cell>
          <table:table-cell table:style-name="ce5" table:formula="of:=-[.L114]/8" office:value-type="float" office:value="0.624162129352936" calcext:value-type="float">
            <text:p>0.624162</text:p>
          </table:table-cell>
          <table:table-cell table:formula="of:=IF([.U114]&gt;[.$C$2];1;0)" office:value-type="float" office:value="0" calcext:value-type="float">
            <text:p>0.00</text:p>
          </table:table-cell>
          <table:table-cell table:style-name="ce7" table:formula="of:=IF([.D114]&gt;[.$C$2];1;0)" office:value-type="float" office:value="0" calcext:value-type="float">
            <text:p>0.00</text:p>
          </table:table-cell>
          <table:table-cell table:style-name="ce5" table:formula="of:=IF([.O114];[.M114];[.L114])" office:value-type="float" office:value="-4.99329703482349" calcext:value-type="float">
            <text:p>-4.993297</text:p>
          </table:table-cell>
          <table:table-cell table:formula="of:=([.P114]-[.P113])/[.A114]" office:value-type="float" office:value="-0.00889674802720286" calcext:value-type="float">
            <text:p>-0.008896748</text:p>
          </table:table-cell>
          <table:table-cell table:formula="of:=[.$U$3]*[.U113]" office:value-type="float" office:value="-4.26951064936533" calcext:value-type="float">
            <text:p>-4.2695106494</text:p>
          </table:table-cell>
          <table:table-cell table:formula="of:=([.$U$3]*[.V113]*[.$U$3])+[.$S$3]" office:value-type="float" office:value="1.43308183405113" calcext:value-type="float">
            <text:p>1.4330818341</text:p>
          </table:table-cell>
          <table:table-cell table:formula="of:=[.S114]/([.S114]+[.$Q$3])" office:value-type="float" office:value="0.588998616485093" calcext:value-type="float">
            <text:p>0.5889986165</text:p>
          </table:table-cell>
          <table:table-cell table:formula="of:=[.R114]+[.T114]*((([.L114]*[.A114])+[.D114])-[.R114])" office:value-type="float" office:value="-4.98222427541371" calcext:value-type="float">
            <text:p>-4.9822242754</text:p>
          </table:table-cell>
          <table:table-cell table:formula="of:=(1-[.T114])*[.S114]" office:value-type="float" office:value="0.588998616485093" calcext:value-type="float">
            <text:p>0.5889986165</text:p>
          </table:table-cell>
          <table:table-cell table:formula="of:=[.D115]-[.U114]" office:value-type="float" office:value="-0.000614251803512822" calcext:value-type="float">
            <text:p>-0.000614251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4]+[.A115]" office:value-type="float" office:value="10.9" calcext:value-type="float">
            <text:p>10.9</text:p>
          </table:table-cell>
          <table:table-cell office:value-type="float" office:value="-5" calcext:value-type="float">
            <text:p>-5</text:p>
          </table:table-cell>
          <table:table-cell table:style-name="ce5" table:formula="of:=[.D114]*0.8+[.P114]*0.2" office:value-type="float" office:value="-4.98283852721722" calcext:value-type="float">
            <text:p>-4.982839</text:p>
          </table:table-cell>
          <table:table-cell table:style-name="ce5" table:formula="of:=[.C115]-[.D115]" office:value-type="float" office:value="-0.0171614727827807" calcext:value-type="float">
            <text:p>-0.017161</text:p>
          </table:table-cell>
          <table:table-cell table:style-name="ce5" table:formula="of:=ABS([.E115])" office:value-type="float" office:value="0.0171614727827807" calcext:value-type="float">
            <text:p>0.017161</text:p>
          </table:table-cell>
          <table:table-cell table:style-name="ce5" table:formula="of:=[.$E$2]*[.E115]" office:value-type="float" office:value="-0.102968836696684" calcext:value-type="float">
            <text:p>-0.102969</text:p>
          </table:table-cell>
          <table:table-cell table:style-name="ce5" table:formula="of:=[.H114]+([.E115]*[.A115])" office:value-type="float" office:value="-0.48887560445739" calcext:value-type="float">
            <text:p>-0.488876</text:p>
          </table:table-cell>
          <table:table-cell table:style-name="ce5" table:formula="of:=[.H115]*[.$G$2]" office:value-type="float" office:value="-4.8887560445739" calcext:value-type="float">
            <text:p>-4.888756</text:p>
          </table:table-cell>
          <table:table-cell table:style-name="ce5" table:formula="of:=([.E115]-[.E114])/[.A115]" office:value-type="float" office:value="0.0261462690156744" calcext:value-type="float">
            <text:p>0.026146</text:p>
          </table:table-cell>
          <table:table-cell table:style-name="ce5" table:formula="of:=[.J115]*[.$I$2]" office:value-type="float" office:value="-0.00261462690156744" calcext:value-type="float">
            <text:p>-0.002615</text:p>
          </table:table-cell>
          <table:table-cell table:style-name="ce5" table:formula="of:=[.G115]+[.I115]+[.K115]" office:value-type="float" office:value="-4.99433950817215" calcext:value-type="float">
            <text:p>-4.994340</text:p>
          </table:table-cell>
          <table:table-cell table:style-name="ce5" table:formula="of:=-[.L115]/8" office:value-type="float" office:value="0.624292438521519" calcext:value-type="float">
            <text:p>0.624292</text:p>
          </table:table-cell>
          <table:table-cell table:formula="of:=IF([.U115]&gt;[.$C$2];1;0)" office:value-type="float" office:value="0" calcext:value-type="float">
            <text:p>0.00</text:p>
          </table:table-cell>
          <table:table-cell table:style-name="ce7" table:formula="of:=IF([.D115]&gt;[.$C$2];1;0)" office:value-type="float" office:value="0" calcext:value-type="float">
            <text:p>0.00</text:p>
          </table:table-cell>
          <table:table-cell table:style-name="ce5" table:formula="of:=IF([.O115];[.M115];[.L115])" office:value-type="float" office:value="-4.99433950817215" calcext:value-type="float">
            <text:p>-4.994340</text:p>
          </table:table-cell>
          <table:table-cell table:formula="of:=([.P115]-[.P114])/[.A115]" office:value-type="float" office:value="-0.0104247334866425" calcext:value-type="float">
            <text:p>-0.0104247335</text:p>
          </table:table-cell>
          <table:table-cell table:formula="of:=[.$U$3]*[.U114]" office:value-type="float" office:value="-4.27219551519131" calcext:value-type="float">
            <text:p>-4.2721955152</text:p>
          </table:table-cell>
          <table:table-cell table:formula="of:=([.$U$3]*[.V114]*[.$U$3])+[.$S$3]" office:value-type="float" office:value="1.43308183405113" calcext:value-type="float">
            <text:p>1.4330818341</text:p>
          </table:table-cell>
          <table:table-cell table:formula="of:=[.S115]/([.S115]+[.$Q$3])" office:value-type="float" office:value="0.588998616485093" calcext:value-type="float">
            <text:p>0.5889986165</text:p>
          </table:table-cell>
          <table:table-cell table:formula="of:=[.R115]+[.T115]*((([.L115]*[.A115])+[.D115])-[.R115])" office:value-type="float" office:value="-4.98492917214639" calcext:value-type="float">
            <text:p>-4.9849291721</text:p>
          </table:table-cell>
          <table:table-cell table:formula="of:=(1-[.T115])*[.S115]" office:value-type="float" office:value="0.588998616485093" calcext:value-type="float">
            <text:p>0.5889986165</text:p>
          </table:table-cell>
          <table:table-cell table:formula="of:=[.D116]-[.U115]" office:value-type="float" office:value="-0.000209551261813878" calcext:value-type="float">
            <text:p>-0.00020955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5]+[.A116]"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style-name="ce5" table:formula="of:=[.D115]*0.8+[.P115]*0.2" office:value-type="float" office:value="-4.98513872340821" calcext:value-type="float">
            <text:p>-4.985139</text:p>
          </table:table-cell>
          <table:table-cell table:style-name="ce5" table:formula="of:=[.C116]-[.D116]" office:value-type="float" office:value="-0.0148612765917937" calcext:value-type="float">
            <text:p>-0.014861</text:p>
          </table:table-cell>
          <table:table-cell table:style-name="ce5" table:formula="of:=ABS([.E116])" office:value-type="float" office:value="0.0148612765917937" calcext:value-type="float">
            <text:p>0.014861</text:p>
          </table:table-cell>
          <table:table-cell table:style-name="ce5" table:formula="of:=[.$E$2]*[.E116]" office:value-type="float" office:value="-0.0891676595507622" calcext:value-type="float">
            <text:p>-0.089168</text:p>
          </table:table-cell>
          <table:table-cell table:style-name="ce5" table:formula="of:=[.H115]+([.E116]*[.A116])" office:value-type="float" office:value="-0.490361732116569" calcext:value-type="float">
            <text:p>-0.490362</text:p>
          </table:table-cell>
          <table:table-cell table:style-name="ce5" table:formula="of:=[.H116]*[.$G$2]" office:value-type="float" office:value="-4.90361732116569" calcext:value-type="float">
            <text:p>-4.903617</text:p>
          </table:table-cell>
          <table:table-cell table:style-name="ce5" table:formula="of:=([.E116]-[.E115])/[.A116]" office:value-type="float" office:value="0.0230019619098698" calcext:value-type="float">
            <text:p>0.023002</text:p>
          </table:table-cell>
          <table:table-cell table:style-name="ce5" table:formula="of:=[.J116]*[.$I$2]" office:value-type="float" office:value="-0.00230019619098698" calcext:value-type="float">
            <text:p>-0.002300</text:p>
          </table:table-cell>
          <table:table-cell table:style-name="ce5" table:formula="of:=[.G116]+[.I116]+[.K116]" office:value-type="float" office:value="-4.99508517690744" calcext:value-type="float">
            <text:p>-4.995085</text:p>
          </table:table-cell>
          <table:table-cell table:style-name="ce5" table:formula="of:=-[.L116]/8" office:value-type="float" office:value="0.62438564711343" calcext:value-type="float">
            <text:p>0.624386</text:p>
          </table:table-cell>
          <table:table-cell table:formula="of:=IF([.U116]&gt;[.$C$2];1;0)" office:value-type="float" office:value="0" calcext:value-type="float">
            <text:p>0.00</text:p>
          </table:table-cell>
          <table:table-cell table:style-name="ce7" table:formula="of:=IF([.D116]&gt;[.$C$2];1;0)" office:value-type="float" office:value="0" calcext:value-type="float">
            <text:p>0.00</text:p>
          </table:table-cell>
          <table:table-cell table:style-name="ce5" table:formula="of:=IF([.O116];[.M116];[.L116])" office:value-type="float" office:value="-4.99508517690744" calcext:value-type="float">
            <text:p>-4.995085</text:p>
          </table:table-cell>
          <table:table-cell table:formula="of:=([.P116]-[.P115])/[.A116]" office:value-type="float" office:value="-0.0074566873529136" calcext:value-type="float">
            <text:p>-0.0074566874</text:p>
          </table:table-cell>
          <table:table-cell table:formula="of:=[.$U$3]*[.U115]" office:value-type="float" office:value="-4.27451493058725" calcext:value-type="float">
            <text:p>-4.2745149306</text:p>
          </table:table-cell>
          <table:table-cell table:formula="of:=([.$U$3]*[.V115]*[.$U$3])+[.$S$3]" office:value-type="float" office:value="1.43308183405113" calcext:value-type="float">
            <text:p>1.4330818341</text:p>
          </table:table-cell>
          <table:table-cell table:formula="of:=[.S116]/([.S116]+[.$Q$3])" office:value-type="float" office:value="0.588998616485093" calcext:value-type="float">
            <text:p>0.5889986165</text:p>
          </table:table-cell>
          <table:table-cell table:formula="of:=[.R116]+[.T116]*((([.L116]*[.A116])+[.D116])-[.R116])" office:value-type="float" office:value="-4.98728118724255" calcext:value-type="float">
            <text:p>-4.9872811872</text:p>
          </table:table-cell>
          <table:table-cell table:formula="of:=(1-[.T116])*[.S116]" office:value-type="float" office:value="0.588998616485093" calcext:value-type="float">
            <text:p>0.5889986165</text:p>
          </table:table-cell>
          <table:table-cell table:formula="of:=[.D117]-[.U116]" office:value-type="float" office:value="0.000153173134497031" calcext:value-type="float">
            <text:p>0.00015317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6]+[.A117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style-name="ce5" table:formula="of:=[.D116]*0.8+[.P116]*0.2" office:value-type="float" office:value="-4.98712801410805" calcext:value-type="float">
            <text:p>-4.987128</text:p>
          </table:table-cell>
          <table:table-cell table:style-name="ce5" table:formula="of:=[.C117]-[.D117]" office:value-type="float" office:value="7.98712801410805" calcext:value-type="float">
            <text:p>7.987128</text:p>
          </table:table-cell>
          <table:table-cell table:style-name="ce5" table:formula="of:=ABS([.E117])" office:value-type="float" office:value="7.98712801410805" calcext:value-type="float">
            <text:p>7.987128</text:p>
          </table:table-cell>
          <table:table-cell table:style-name="ce5" table:formula="of:=[.$E$2]*[.E117]" office:value-type="float" office:value="47.9227680846483" calcext:value-type="float">
            <text:p>47.922768</text:p>
          </table:table-cell>
          <table:table-cell table:style-name="ce5" table:formula="of:=[.H116]+([.E117]*[.A117])" office:value-type="float" office:value="0.308351069294236" calcext:value-type="float">
            <text:p>0.308351</text:p>
          </table:table-cell>
          <table:table-cell table:style-name="ce5" table:formula="of:=[.H117]*[.$G$2]" office:value-type="float" office:value="3.08351069294236" calcext:value-type="float">
            <text:p>3.083511</text:p>
          </table:table-cell>
          <table:table-cell table:style-name="ce5" table:formula="of:=([.E117]-[.E116])/[.A117]" office:value-type="float" office:value="80.0198929069985" calcext:value-type="float">
            <text:p>80.019893</text:p>
          </table:table-cell>
          <table:table-cell table:style-name="ce5" table:formula="of:=[.J117]*[.$I$2]" office:value-type="float" office:value="-8.00198929069985" calcext:value-type="float">
            <text:p>-8.001989</text:p>
          </table:table-cell>
          <table:table-cell table:style-name="ce5" table:formula="of:=[.G117]+[.I117]+[.K117]" office:value-type="float" office:value="43.0042894868908" calcext:value-type="float">
            <text:p>43.004289</text:p>
          </table:table-cell>
          <table:table-cell table:style-name="ce5" table:formula="of:=-[.L117]/8" office:value-type="float" office:value="-5.37553618586136" calcext:value-type="float">
            <text:p>-5.375536</text:p>
          </table:table-cell>
          <table:table-cell table:formula="of:=IF([.U117]&gt;[.$C$2];1;0)" office:value-type="float" office:value="0" calcext:value-type="float">
            <text:p>0.00</text:p>
          </table:table-cell>
          <table:table-cell table:style-name="ce7" table:formula="of:=IF([.D117]&gt;[.$C$2];1;0)" office:value-type="float" office:value="0" calcext:value-type="float">
            <text:p>0.00</text:p>
          </table:table-cell>
          <table:table-cell table:style-name="ce5" table:formula="of:=IF([.O117];[.M117];[.L117])" office:value-type="float" office:value="43.0042894868908" calcext:value-type="float">
            <text:p>43.004289</text:p>
          </table:table-cell>
          <table:table-cell table:formula="of:=([.P117]-[.P116])/[.A117]" office:value-type="float" office:value="479.993746637983" calcext:value-type="float">
            <text:p>479.993746638</text:p>
          </table:table-cell>
          <table:table-cell table:formula="of:=[.$U$3]*[.U116]" office:value-type="float" office:value="-4.27653175435712" calcext:value-type="float">
            <text:p>-4.2765317544</text:p>
          </table:table-cell>
          <table:table-cell table:formula="of:=([.$U$3]*[.V116]*[.$U$3])+[.$S$3]" office:value-type="float" office:value="1.43308183405113" calcext:value-type="float">
            <text:p>1.4330818341</text:p>
          </table:table-cell>
          <table:table-cell table:formula="of:=[.S117]/([.S117]+[.$Q$3])" office:value-type="float" office:value="0.588998616485093" calcext:value-type="float">
            <text:p>0.5889986165</text:p>
          </table:table-cell>
          <table:table-cell table:formula="of:=[.R117]+[.T117]*((([.L117]*[.A117])+[.D117])-[.R117])" office:value-type="float" office:value="-2.16212526715959" calcext:value-type="float">
            <text:p>-2.1621252672</text:p>
          </table:table-cell>
          <table:table-cell table:formula="of:=(1-[.T117])*[.S117]" office:value-type="float" office:value="0.588998616485093" calcext:value-type="float">
            <text:p>0.5889986165</text:p>
          </table:table-cell>
          <table:table-cell table:formula="of:=[.D118]-[.U117]" office:value-type="float" office:value="6.77328075325131" calcext:value-type="float">
            <text:p>6.773280753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7]+[.A118]"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table:style-name="ce5" table:formula="of:=[.D117]*0.8+[.P117]*0.2" office:value-type="float" office:value="4.61115548609172" calcext:value-type="float">
            <text:p>4.611155</text:p>
          </table:table-cell>
          <table:table-cell table:style-name="ce5" table:formula="of:=[.C118]-[.D118]" office:value-type="float" office:value="-1.61115548609172" calcext:value-type="float">
            <text:p>-1.611155</text:p>
          </table:table-cell>
          <table:table-cell table:style-name="ce5" table:formula="of:=ABS([.E118])" office:value-type="float" office:value="1.61115548609172" calcext:value-type="float">
            <text:p>1.611155</text:p>
          </table:table-cell>
          <table:table-cell table:style-name="ce5" table:formula="of:=[.$E$2]*[.E118]" office:value-type="float" office:value="-9.66693291655034" calcext:value-type="float">
            <text:p>-9.666933</text:p>
          </table:table-cell>
          <table:table-cell table:style-name="ce5" table:formula="of:=[.H117]+([.E118]*[.A118])" office:value-type="float" office:value="0.147235520685064" calcext:value-type="float">
            <text:p>0.147236</text:p>
          </table:table-cell>
          <table:table-cell table:style-name="ce5" table:formula="of:=[.H118]*[.$G$2]" office:value-type="float" office:value="1.47235520685064" calcext:value-type="float">
            <text:p>1.472355</text:p>
          </table:table-cell>
          <table:table-cell table:style-name="ce5" table:formula="of:=([.E118]-[.E117])/[.A118]" office:value-type="float" office:value="-95.9828350019978" calcext:value-type="float">
            <text:p>-95.982835</text:p>
          </table:table-cell>
          <table:table-cell table:style-name="ce5" table:formula="of:=[.J118]*[.$I$2]" office:value-type="float" office:value="9.59828350019978" calcext:value-type="float">
            <text:p>9.598284</text:p>
          </table:table-cell>
          <table:table-cell table:style-name="ce5" table:formula="of:=[.G118]+[.I118]+[.K118]" office:value-type="float" office:value="1.40370579050007" calcext:value-type="float">
            <text:p>1.403706</text:p>
          </table:table-cell>
          <table:table-cell table:style-name="ce5" table:formula="of:=-[.L118]/8" office:value-type="float" office:value="-0.175463223812509" calcext:value-type="float">
            <text:p>-0.175463</text:p>
          </table:table-cell>
          <table:table-cell table:formula="of:=IF([.U118]&gt;[.$C$2];1;0)" office:value-type="float" office:value="0" calcext:value-type="float">
            <text:p>0.00</text:p>
          </table:table-cell>
          <table:table-cell table:style-name="ce7" table:formula="of:=IF([.D118]&gt;[.$C$2];1;0)" office:value-type="float" office:value="0" calcext:value-type="float">
            <text:p>0.00</text:p>
          </table:table-cell>
          <table:table-cell table:style-name="ce5" table:formula="of:=IF([.O118];[.M118];[.L118])" office:value-type="float" office:value="1.40370579050007" calcext:value-type="float">
            <text:p>1.403706</text:p>
          </table:table-cell>
          <table:table-cell table:formula="of:=([.P118]-[.P117])/[.A118]" office:value-type="float" office:value="-416.005836963908" calcext:value-type="float">
            <text:p>-416.0058369639</text:p>
          </table:table-cell>
          <table:table-cell table:formula="of:=[.$U$3]*[.U117]" office:value-type="float" office:value="-1.85399559695132" calcext:value-type="float">
            <text:p>-1.853995597</text:p>
          </table:table-cell>
          <table:table-cell table:formula="of:=([.$U$3]*[.V117]*[.$U$3])+[.$S$3]" office:value-type="float" office:value="1.43308183405113" calcext:value-type="float">
            <text:p>1.4330818341</text:p>
          </table:table-cell>
          <table:table-cell table:formula="of:=[.S118]/([.S118]+[.$Q$3])" office:value-type="float" office:value="0.588998616485093" calcext:value-type="float">
            <text:p>0.5889986165</text:p>
          </table:table-cell>
          <table:table-cell table:formula="of:=[.R118]+[.T118]*((([.L118]*[.A118])+[.D118])-[.R118])" office:value-type="float" office:value="2.0366475231838" calcext:value-type="float">
            <text:p>2.0366475232</text:p>
          </table:table-cell>
          <table:table-cell table:formula="of:=(1-[.T118])*[.S118]" office:value-type="float" office:value="0.588998616485093" calcext:value-type="float">
            <text:p>0.5889986165</text:p>
          </table:table-cell>
          <table:table-cell table:formula="of:=[.D119]-[.U118]" office:value-type="float" office:value="1.9330180237896" calcext:value-type="float">
            <text:p>1.933018023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8]+[.A119]"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table:style-name="ce5" table:formula="of:=[.D118]*0.8+[.P118]*0.2" office:value-type="float" office:value="3.96966554697339" calcext:value-type="float">
            <text:p>3.969666</text:p>
          </table:table-cell>
          <table:table-cell table:style-name="ce5" table:formula="of:=[.C119]-[.D119]" office:value-type="float" office:value="-0.969665546973394" calcext:value-type="float">
            <text:p>-0.969666</text:p>
          </table:table-cell>
          <table:table-cell table:style-name="ce5" table:formula="of:=ABS([.E119])" office:value-type="float" office:value="0.969665546973394" calcext:value-type="float">
            <text:p>0.969666</text:p>
          </table:table-cell>
          <table:table-cell table:style-name="ce5" table:formula="of:=[.$E$2]*[.E119]" office:value-type="float" office:value="-5.81799328184036" calcext:value-type="float">
            <text:p>-5.817993</text:p>
          </table:table-cell>
          <table:table-cell table:style-name="ce5" table:formula="of:=[.H118]+([.E119]*[.A119])" office:value-type="float" office:value="0.0502689659877243" calcext:value-type="float">
            <text:p>0.050269</text:p>
          </table:table-cell>
          <table:table-cell table:style-name="ce5" table:formula="of:=[.H119]*[.$G$2]" office:value-type="float" office:value="0.502689659877243" calcext:value-type="float">
            <text:p>0.502690</text:p>
          </table:table-cell>
          <table:table-cell table:style-name="ce5" table:formula="of:=([.E119]-[.E118])/[.A119]" office:value-type="float" office:value="6.4148993911833" calcext:value-type="float">
            <text:p>6.414899</text:p>
          </table:table-cell>
          <table:table-cell table:style-name="ce5" table:formula="of:=[.J119]*[.$I$2]" office:value-type="float" office:value="-0.64148993911833" calcext:value-type="float">
            <text:p>-0.641490</text:p>
          </table:table-cell>
          <table:table-cell table:style-name="ce5" table:formula="of:=[.G119]+[.I119]+[.K119]" office:value-type="float" office:value="-5.95679356108145" calcext:value-type="float">
            <text:p>-5.956794</text:p>
          </table:table-cell>
          <table:table-cell table:style-name="ce5" table:formula="of:=-[.L119]/8" office:value-type="float" office:value="0.744599195135181" calcext:value-type="float">
            <text:p>0.744599</text:p>
          </table:table-cell>
          <table:table-cell table:formula="of:=IF([.U119]&gt;[.$C$2];1;0)" office:value-type="float" office:value="0" calcext:value-type="float">
            <text:p>0.00</text:p>
          </table:table-cell>
          <table:table-cell table:style-name="ce7" table:formula="of:=IF([.D119]&gt;[.$C$2];1;0)" office:value-type="float" office:value="0" calcext:value-type="float">
            <text:p>0.00</text:p>
          </table:table-cell>
          <table:table-cell table:style-name="ce5" table:formula="of:=IF([.O119];[.M119];[.L119])" office:value-type="float" office:value="-5.95679356108145" calcext:value-type="float">
            <text:p>-5.956794</text:p>
          </table:table-cell>
          <table:table-cell table:formula="of:=([.P119]-[.P118])/[.A119]" office:value-type="float" office:value="-73.6049935158152" calcext:value-type="float">
            <text:p>-73.6049935158</text:p>
          </table:table-cell>
          <table:table-cell table:formula="of:=[.$U$3]*[.U118]" office:value-type="float" office:value="1.74639998795494" calcext:value-type="float">
            <text:p>1.746399988</text:p>
          </table:table-cell>
          <table:table-cell table:formula="of:=([.$U$3]*[.V118]*[.$U$3])+[.$S$3]" office:value-type="float" office:value="1.43308183405113" calcext:value-type="float">
            <text:p>1.4330818341</text:p>
          </table:table-cell>
          <table:table-cell table:formula="of:=[.S119]/([.S119]+[.$Q$3])" office:value-type="float" office:value="0.588998616485093" calcext:value-type="float">
            <text:p>0.5889986165</text:p>
          </table:table-cell>
          <table:table-cell table:formula="of:=[.R119]+[.T119]*((([.L119]*[.A119])+[.D119])-[.R119])" office:value-type="float" office:value="2.70504600967934" calcext:value-type="float">
            <text:p>2.7050460097</text:p>
          </table:table-cell>
          <table:table-cell table:formula="of:=(1-[.T119])*[.S119]" office:value-type="float" office:value="0.588998616485093" calcext:value-type="float">
            <text:p>0.5889986165</text:p>
          </table:table-cell>
          <table:table-cell table:formula="of:=[.D120]-[.U119]" office:value-type="float" office:value="-0.720672284316913" calcext:value-type="float">
            <text:p>-0.720672284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9]+[.A120]" office:value-type="float" office:value="11.4" calcext:value-type="float">
            <text:p>11.4</text:p>
          </table:table-cell>
          <table:table-cell office:value-type="float" office:value="3" calcext:value-type="float">
            <text:p>3</text:p>
          </table:table-cell>
          <table:table-cell table:style-name="ce5" table:formula="of:=[.D119]*0.8+[.P119]*0.2" office:value-type="float" office:value="1.98437372536243" calcext:value-type="float">
            <text:p>1.984374</text:p>
          </table:table-cell>
          <table:table-cell table:style-name="ce5" table:formula="of:=[.C120]-[.D120]" office:value-type="float" office:value="1.01562627463757" calcext:value-type="float">
            <text:p>1.015626</text:p>
          </table:table-cell>
          <table:table-cell table:style-name="ce5" table:formula="of:=ABS([.E120])" office:value-type="float" office:value="1.01562627463757" calcext:value-type="float">
            <text:p>1.015626</text:p>
          </table:table-cell>
          <table:table-cell table:style-name="ce5" table:formula="of:=[.$E$2]*[.E120]" office:value-type="float" office:value="6.09375764782545" calcext:value-type="float">
            <text:p>6.093758</text:p>
          </table:table-cell>
          <table:table-cell table:style-name="ce5" table:formula="of:=[.H119]+([.E120]*[.A120])" office:value-type="float" office:value="0.151831593451482" calcext:value-type="float">
            <text:p>0.151832</text:p>
          </table:table-cell>
          <table:table-cell table:style-name="ce5" table:formula="of:=[.H120]*[.$G$2]" office:value-type="float" office:value="1.51831593451482" calcext:value-type="float">
            <text:p>1.518316</text:p>
          </table:table-cell>
          <table:table-cell table:style-name="ce5" table:formula="of:=([.E120]-[.E119])/[.A120]" office:value-type="float" office:value="19.8529182161097" calcext:value-type="float">
            <text:p>19.852918</text:p>
          </table:table-cell>
          <table:table-cell table:style-name="ce5" table:formula="of:=[.J120]*[.$I$2]" office:value-type="float" office:value="-1.98529182161097" calcext:value-type="float">
            <text:p>-1.985292</text:p>
          </table:table-cell>
          <table:table-cell table:style-name="ce5" table:formula="of:=[.G120]+[.I120]+[.K120]" office:value-type="float" office:value="5.6267817607293" calcext:value-type="float">
            <text:p>5.626782</text:p>
          </table:table-cell>
          <table:table-cell table:style-name="ce5" table:formula="of:=-[.L120]/8" office:value-type="float" office:value="-0.703347720091162" calcext:value-type="float">
            <text:p>-0.703348</text:p>
          </table:table-cell>
          <table:table-cell table:formula="of:=IF([.U120]&gt;[.$C$2];1;0)" office:value-type="float" office:value="0" calcext:value-type="float">
            <text:p>0.00</text:p>
          </table:table-cell>
          <table:table-cell table:style-name="ce7" table:formula="of:=IF([.D120]&gt;[.$C$2];1;0)" office:value-type="float" office:value="0" calcext:value-type="float">
            <text:p>0.00</text:p>
          </table:table-cell>
          <table:table-cell table:style-name="ce5" table:formula="of:=IF([.O120];[.M120];[.L120])" office:value-type="float" office:value="5.6267817607293" calcext:value-type="float">
            <text:p>5.626782</text:p>
          </table:table-cell>
          <table:table-cell table:formula="of:=([.P120]-[.P119])/[.A120]" office:value-type="float" office:value="115.835753218107" calcext:value-type="float">
            <text:p>115.8357532181</text:p>
          </table:table-cell>
          <table:table-cell table:formula="of:=[.$U$3]*[.U119]" office:value-type="float" office:value="2.31954339911336" calcext:value-type="float">
            <text:p>2.3195433991</text:p>
          </table:table-cell>
          <table:table-cell table:formula="of:=([.$U$3]*[.V119]*[.$U$3])+[.$S$3]" office:value-type="float" office:value="1.43308183405113" calcext:value-type="float">
            <text:p>1.4330818341</text:p>
          </table:table-cell>
          <table:table-cell table:formula="of:=[.S120]/([.S120]+[.$Q$3])" office:value-type="float" office:value="0.588998616485093" calcext:value-type="float">
            <text:p>0.5889986165</text:p>
          </table:table-cell>
          <table:table-cell table:formula="of:=[.R120]+[.T120]*((([.L120]*[.A120])+[.D120])-[.R120])" office:value-type="float" office:value="2.45354559221961" calcext:value-type="float">
            <text:p>2.4535455922</text:p>
          </table:table-cell>
          <table:table-cell table:formula="of:=(1-[.T120])*[.S120]" office:value-type="float" office:value="0.588998616485093" calcext:value-type="float">
            <text:p>0.5889986165</text:p>
          </table:table-cell>
          <table:table-cell table:formula="of:=[.D121]-[.U120]" office:value-type="float" office:value="0.259309740216189" calcext:value-type="float">
            <text:p>0.259309740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0]+[.A121]"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table:style-name="ce5" table:formula="of:=[.D120]*0.8+[.P120]*0.2" office:value-type="float" office:value="2.7128553324358" calcext:value-type="float">
            <text:p>2.712855</text:p>
          </table:table-cell>
          <table:table-cell table:style-name="ce5" table:formula="of:=[.C121]-[.D121]" office:value-type="float" office:value="0.2871446675642" calcext:value-type="float">
            <text:p>0.287145</text:p>
          </table:table-cell>
          <table:table-cell table:style-name="ce5" table:formula="of:=ABS([.E121])" office:value-type="float" office:value="0.2871446675642" calcext:value-type="float">
            <text:p>0.287145</text:p>
          </table:table-cell>
          <table:table-cell table:style-name="ce5" table:formula="of:=[.$E$2]*[.E121]" office:value-type="float" office:value="1.7228680053852" calcext:value-type="float">
            <text:p>1.722868</text:p>
          </table:table-cell>
          <table:table-cell table:style-name="ce5" table:formula="of:=[.H120]+([.E121]*[.A121])" office:value-type="float" office:value="0.180546060207902" calcext:value-type="float">
            <text:p>0.180546</text:p>
          </table:table-cell>
          <table:table-cell table:style-name="ce5" table:formula="of:=[.H121]*[.$G$2]" office:value-type="float" office:value="1.80546060207902" calcext:value-type="float">
            <text:p>1.805461</text:p>
          </table:table-cell>
          <table:table-cell table:style-name="ce5" table:formula="of:=([.E121]-[.E120])/[.A121]" office:value-type="float" office:value="-7.28481607073375" calcext:value-type="float">
            <text:p>-7.284816</text:p>
          </table:table-cell>
          <table:table-cell table:style-name="ce5" table:formula="of:=[.J121]*[.$I$2]" office:value-type="float" office:value="0.728481607073375" calcext:value-type="float">
            <text:p>0.728482</text:p>
          </table:table-cell>
          <table:table-cell table:style-name="ce5" table:formula="of:=[.G121]+[.I121]+[.K121]" office:value-type="float" office:value="4.25681021453759" calcext:value-type="float">
            <text:p>4.256810</text:p>
          </table:table-cell>
          <table:table-cell table:style-name="ce5" table:formula="of:=-[.L121]/8" office:value-type="float" office:value="-0.532101276817199" calcext:value-type="float">
            <text:p>-0.532101</text:p>
          </table:table-cell>
          <table:table-cell table:formula="of:=IF([.U121]&gt;[.$C$2];1;0)" office:value-type="float" office:value="0" calcext:value-type="float">
            <text:p>0.00</text:p>
          </table:table-cell>
          <table:table-cell table:style-name="ce7" table:formula="of:=IF([.D121]&gt;[.$C$2];1;0)" office:value-type="float" office:value="0" calcext:value-type="float">
            <text:p>0.00</text:p>
          </table:table-cell>
          <table:table-cell table:style-name="ce5" table:formula="of:=IF([.O121];[.M121];[.L121])" office:value-type="float" office:value="4.25681021453759" calcext:value-type="float">
            <text:p>4.256810</text:p>
          </table:table-cell>
          <table:table-cell table:formula="of:=([.P121]-[.P120])/[.A121]" office:value-type="float" office:value="-13.699715461917" calcext:value-type="float">
            <text:p>-13.6997154619</text:p>
          </table:table-cell>
          <table:table-cell table:formula="of:=[.$U$3]*[.U120]" office:value-type="float" office:value="2.10388491082683" calcext:value-type="float">
            <text:p>2.1038849108</text:p>
          </table:table-cell>
          <table:table-cell table:formula="of:=([.$U$3]*[.V120]*[.$U$3])+[.$S$3]" office:value-type="float" office:value="1.43308183405113" calcext:value-type="float">
            <text:p>1.4330818341</text:p>
          </table:table-cell>
          <table:table-cell table:formula="of:=[.S121]/([.S121]+[.$Q$3])" office:value-type="float" office:value="0.588998616485093" calcext:value-type="float">
            <text:p>0.5889986165</text:p>
          </table:table-cell>
          <table:table-cell table:formula="of:=[.R121]+[.T121]*((([.L121]*[.A121])+[.D121])-[.R121])" office:value-type="float" office:value="2.71329317933508" calcext:value-type="float">
            <text:p>2.7132931793</text:p>
          </table:table-cell>
          <table:table-cell table:formula="of:=(1-[.T121])*[.S121]" office:value-type="float" office:value="0.588998616485093" calcext:value-type="float">
            <text:p>0.5889986165</text:p>
          </table:table-cell>
          <table:table-cell table:formula="of:=[.D122]-[.U121]" office:value-type="float" office:value="0.308353129521077" calcext:value-type="float">
            <text:p>0.308353129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1]+[.A122]"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  <table:table-cell table:style-name="ce5" table:formula="of:=[.D121]*0.8+[.P121]*0.2" office:value-type="float" office:value="3.02164630885616" calcext:value-type="float">
            <text:p>3.021646</text:p>
          </table:table-cell>
          <table:table-cell table:style-name="ce5" table:formula="of:=[.C122]-[.D122]" office:value-type="float" office:value="-0.0216463088561589" calcext:value-type="float">
            <text:p>-0.021646</text:p>
          </table:table-cell>
          <table:table-cell table:style-name="ce5" table:formula="of:=ABS([.E122])" office:value-type="float" office:value="0.0216463088561589" calcext:value-type="float">
            <text:p>0.021646</text:p>
          </table:table-cell>
          <table:table-cell table:style-name="ce5" table:formula="of:=[.$E$2]*[.E122]" office:value-type="float" office:value="-0.129877853136954" calcext:value-type="float">
            <text:p>-0.129878</text:p>
          </table:table-cell>
          <table:table-cell table:style-name="ce5" table:formula="of:=[.H121]+([.E122]*[.A122])" office:value-type="float" office:value="0.178381429322286" calcext:value-type="float">
            <text:p>0.178381</text:p>
          </table:table-cell>
          <table:table-cell table:style-name="ce5" table:formula="of:=[.H122]*[.$G$2]" office:value-type="float" office:value="1.78381429322286" calcext:value-type="float">
            <text:p>1.783814</text:p>
          </table:table-cell>
          <table:table-cell table:style-name="ce5" table:formula="of:=([.E122]-[.E121])/[.A122]" office:value-type="float" office:value="-3.08790976420359" calcext:value-type="float">
            <text:p>-3.087910</text:p>
          </table:table-cell>
          <table:table-cell table:style-name="ce5" table:formula="of:=[.J122]*[.$I$2]" office:value-type="float" office:value="0.308790976420359" calcext:value-type="float">
            <text:p>0.308791</text:p>
          </table:table-cell>
          <table:table-cell table:style-name="ce5" table:formula="of:=[.G122]+[.I122]+[.K122]" office:value-type="float" office:value="1.96272741650626" calcext:value-type="float">
            <text:p>1.962727</text:p>
          </table:table-cell>
          <table:table-cell table:style-name="ce5" table:formula="of:=-[.L122]/8" office:value-type="float" office:value="-0.245340927063283" calcext:value-type="float">
            <text:p>-0.245341</text:p>
          </table:table-cell>
          <table:table-cell table:formula="of:=IF([.U122]&gt;[.$C$2];1;0)" office:value-type="float" office:value="0" calcext:value-type="float">
            <text:p>0.00</text:p>
          </table:table-cell>
          <table:table-cell table:style-name="ce7" table:formula="of:=IF([.D122]&gt;[.$C$2];1;0)" office:value-type="float" office:value="0" calcext:value-type="float">
            <text:p>0.00</text:p>
          </table:table-cell>
          <table:table-cell table:style-name="ce5" table:formula="of:=IF([.O122];[.M122];[.L122])" office:value-type="float" office:value="1.96272741650626" calcext:value-type="float">
            <text:p>1.962727</text:p>
          </table:table-cell>
          <table:table-cell table:formula="of:=([.P122]-[.P121])/[.A122]" office:value-type="float" office:value="-22.9408279803133" calcext:value-type="float">
            <text:p>-22.9408279803</text:p>
          </table:table-cell>
          <table:table-cell table:formula="of:=[.$U$3]*[.U121]" office:value-type="float" office:value="2.32661524479284" calcext:value-type="float">
            <text:p>2.3266152448</text:p>
          </table:table-cell>
          <table:table-cell table:formula="of:=([.$U$3]*[.V121]*[.$U$3])+[.$S$3]" office:value-type="float" office:value="1.43308183405113" calcext:value-type="float">
            <text:p>1.4330818341</text:p>
          </table:table-cell>
          <table:table-cell table:formula="of:=[.S122]/([.S122]+[.$Q$3])" office:value-type="float" office:value="0.588998616485093" calcext:value-type="float">
            <text:p>0.5889986165</text:p>
          </table:table-cell>
          <table:table-cell table:formula="of:=[.R122]+[.T122]*((([.L122]*[.A122])+[.D122])-[.R122])" office:value-type="float" office:value="2.85159195322625" calcext:value-type="float">
            <text:p>2.8515919532</text:p>
          </table:table-cell>
          <table:table-cell table:formula="of:=(1-[.T122])*[.S122]" office:value-type="float" office:value="0.588998616485093" calcext:value-type="float">
            <text:p>0.5889986165</text:p>
          </table:table-cell>
          <table:table-cell table:formula="of:=[.D123]-[.U122]" office:value-type="float" office:value="-0.0417294228400729" calcext:value-type="float">
            <text:p>-0.04172942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2]+[.A123]" office:value-type="float" office:value="11.7" calcext:value-type="float">
            <text:p>11.7</text:p>
          </table:table-cell>
          <table:table-cell office:value-type="float" office:value="3" calcext:value-type="float">
            <text:p>3</text:p>
          </table:table-cell>
          <table:table-cell table:style-name="ce5" table:formula="of:=[.D122]*0.8+[.P122]*0.2" office:value-type="float" office:value="2.80986253038618" calcext:value-type="float">
            <text:p>2.809863</text:p>
          </table:table-cell>
          <table:table-cell table:style-name="ce5" table:formula="of:=[.C123]-[.D123]" office:value-type="float" office:value="0.19013746961382" calcext:value-type="float">
            <text:p>0.190137</text:p>
          </table:table-cell>
          <table:table-cell table:style-name="ce5" table:formula="of:=ABS([.E123])" office:value-type="float" office:value="0.19013746961382" calcext:value-type="float">
            <text:p>0.190137</text:p>
          </table:table-cell>
          <table:table-cell table:style-name="ce5" table:formula="of:=[.$E$2]*[.E123]" office:value-type="float" office:value="1.14082481768292" calcext:value-type="float">
            <text:p>1.140825</text:p>
          </table:table-cell>
          <table:table-cell table:style-name="ce5" table:formula="of:=[.H122]+([.E123]*[.A123])" office:value-type="float" office:value="0.197395176283668" calcext:value-type="float">
            <text:p>0.197395</text:p>
          </table:table-cell>
          <table:table-cell table:style-name="ce5" table:formula="of:=[.H123]*[.$G$2]" office:value-type="float" office:value="1.97395176283668" calcext:value-type="float">
            <text:p>1.973952</text:p>
          </table:table-cell>
          <table:table-cell table:style-name="ce5" table:formula="of:=([.E123]-[.E122])/[.A123]" office:value-type="float" office:value="2.11783778469979" calcext:value-type="float">
            <text:p>2.117838</text:p>
          </table:table-cell>
          <table:table-cell table:style-name="ce5" table:formula="of:=[.J123]*[.$I$2]" office:value-type="float" office:value="-0.211783778469979" calcext:value-type="float">
            <text:p>-0.211784</text:p>
          </table:table-cell>
          <table:table-cell table:style-name="ce5" table:formula="of:=[.G123]+[.I123]+[.K123]" office:value-type="float" office:value="2.90299280204962" calcext:value-type="float">
            <text:p>2.902993</text:p>
          </table:table-cell>
          <table:table-cell table:style-name="ce5" table:formula="of:=-[.L123]/8" office:value-type="float" office:value="-0.362874100256202" calcext:value-type="float">
            <text:p>-0.362874</text:p>
          </table:table-cell>
          <table:table-cell table:formula="of:=IF([.U123]&gt;[.$C$2];1;0)" office:value-type="float" office:value="0" calcext:value-type="float">
            <text:p>0.00</text:p>
          </table:table-cell>
          <table:table-cell table:style-name="ce7" table:formula="of:=IF([.D123]&gt;[.$C$2];1;0)" office:value-type="float" office:value="0" calcext:value-type="float">
            <text:p>0.00</text:p>
          </table:table-cell>
          <table:table-cell table:style-name="ce5" table:formula="of:=IF([.O123];[.M123];[.L123])" office:value-type="float" office:value="2.90299280204962" calcext:value-type="float">
            <text:p>2.902993</text:p>
          </table:table-cell>
          <table:table-cell table:formula="of:=([.P123]-[.P122])/[.A123]" office:value-type="float" office:value="9.40265385543355" calcext:value-type="float">
            <text:p>9.4026538554</text:p>
          </table:table-cell>
          <table:table-cell table:formula="of:=[.$U$3]*[.U122]" office:value-type="float" office:value="2.44520472790584" calcext:value-type="float">
            <text:p>2.4452047279</text:p>
          </table:table-cell>
          <table:table-cell table:formula="of:=([.$U$3]*[.V122]*[.$U$3])+[.$S$3]" office:value-type="float" office:value="1.43308183405113" calcext:value-type="float">
            <text:p>1.4330818341</text:p>
          </table:table-cell>
          <table:table-cell table:formula="of:=[.S123]/([.S123]+[.$Q$3])" office:value-type="float" office:value="0.588998616485093" calcext:value-type="float">
            <text:p>0.5889986165</text:p>
          </table:table-cell>
          <table:table-cell table:formula="of:=[.R123]+[.T123]*((([.L123]*[.A123])+[.D123])-[.R123])" office:value-type="float" office:value="2.83097354346459" calcext:value-type="float">
            <text:p>2.8309735435</text:p>
          </table:table-cell>
          <table:table-cell table:formula="of:=(1-[.T123])*[.S123]" office:value-type="float" office:value="0.588998616485093" calcext:value-type="float">
            <text:p>0.5889986165</text:p>
          </table:table-cell>
          <table:table-cell table:formula="of:=[.D124]-[.U123]" office:value-type="float" office:value="-0.00248495874572585" calcext:value-type="float">
            <text:p>-0.002484958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3]+[.A124]" office:value-type="float" office:value="11.8" calcext:value-type="float">
            <text:p>11.8</text:p>
          </table:table-cell>
          <table:table-cell office:value-type="float" office:value="3" calcext:value-type="float">
            <text:p>3</text:p>
          </table:table-cell>
          <table:table-cell table:style-name="ce5" table:formula="of:=[.D123]*0.8+[.P123]*0.2" office:value-type="float" office:value="2.82848858471887" calcext:value-type="float">
            <text:p>2.828489</text:p>
          </table:table-cell>
          <table:table-cell table:style-name="ce5" table:formula="of:=[.C124]-[.D124]" office:value-type="float" office:value="0.171511415281132" calcext:value-type="float">
            <text:p>0.171511</text:p>
          </table:table-cell>
          <table:table-cell table:style-name="ce5" table:formula="of:=ABS([.E124])" office:value-type="float" office:value="0.171511415281132" calcext:value-type="float">
            <text:p>0.171511</text:p>
          </table:table-cell>
          <table:table-cell table:style-name="ce5" table:formula="of:=[.$E$2]*[.E124]" office:value-type="float" office:value="1.02906849168679" calcext:value-type="float">
            <text:p>1.029068</text:p>
          </table:table-cell>
          <table:table-cell table:style-name="ce5" table:formula="of:=[.H123]+([.E124]*[.A124])" office:value-type="float" office:value="0.214546317811781" calcext:value-type="float">
            <text:p>0.214546</text:p>
          </table:table-cell>
          <table:table-cell table:style-name="ce5" table:formula="of:=[.H124]*[.$G$2]" office:value-type="float" office:value="2.14546317811781" calcext:value-type="float">
            <text:p>2.145463</text:p>
          </table:table-cell>
          <table:table-cell table:style-name="ce5" table:formula="of:=([.E124]-[.E123])/[.A124]" office:value-type="float" office:value="-0.186260543326879" calcext:value-type="float">
            <text:p>-0.186261</text:p>
          </table:table-cell>
          <table:table-cell table:style-name="ce5" table:formula="of:=[.J124]*[.$I$2]" office:value-type="float" office:value="0.0186260543326879" calcext:value-type="float">
            <text:p>0.018626</text:p>
          </table:table-cell>
          <table:table-cell table:style-name="ce5" table:formula="of:=[.G124]+[.I124]+[.K124]" office:value-type="float" office:value="3.19315772413729" calcext:value-type="float">
            <text:p>3.193158</text:p>
          </table:table-cell>
          <table:table-cell table:style-name="ce5" table:formula="of:=-[.L124]/8" office:value-type="float" office:value="-0.399144715517161" calcext:value-type="float">
            <text:p>-0.399145</text:p>
          </table:table-cell>
          <table:table-cell table:formula="of:=IF([.U124]&gt;[.$C$2];1;0)" office:value-type="float" office:value="0" calcext:value-type="float">
            <text:p>0.00</text:p>
          </table:table-cell>
          <table:table-cell table:style-name="ce7" table:formula="of:=IF([.D124]&gt;[.$C$2];1;0)" office:value-type="float" office:value="0" calcext:value-type="float">
            <text:p>0.00</text:p>
          </table:table-cell>
          <table:table-cell table:style-name="ce5" table:formula="of:=IF([.O124];[.M124];[.L124])" office:value-type="float" office:value="3.19315772413729" calcext:value-type="float">
            <text:p>3.193158</text:p>
          </table:table-cell>
          <table:table-cell table:formula="of:=([.P124]-[.P123])/[.A124]" office:value-type="float" office:value="2.90164922087671" calcext:value-type="float">
            <text:p>2.9016492209</text:p>
          </table:table-cell>
          <table:table-cell table:formula="of:=[.$U$3]*[.U123]" office:value-type="float" office:value="2.42752469729203" calcext:value-type="float">
            <text:p>2.4275246973</text:p>
          </table:table-cell>
          <table:table-cell table:formula="of:=([.$U$3]*[.V123]*[.$U$3])+[.$S$3]" office:value-type="float" office:value="1.43308183405113" calcext:value-type="float">
            <text:p>1.4330818341</text:p>
          </table:table-cell>
          <table:table-cell table:formula="of:=[.S124]/([.S124]+[.$Q$3])" office:value-type="float" office:value="0.588998616485093" calcext:value-type="float">
            <text:p>0.5889986165</text:p>
          </table:table-cell>
          <table:table-cell table:formula="of:=[.R124]+[.T124]*((([.L124]*[.A124])+[.D124])-[.R124])" office:value-type="float" office:value="2.85176842042048" calcext:value-type="float">
            <text:p>2.8517684204</text:p>
          </table:table-cell>
          <table:table-cell table:formula="of:=(1-[.T124])*[.S124]" office:value-type="float" office:value="0.588998616485093" calcext:value-type="float">
            <text:p>0.5889986165</text:p>
          </table:table-cell>
          <table:table-cell table:formula="of:=[.D125]-[.U124]" office:value-type="float" office:value="0.0496539921820731" calcext:value-type="float">
            <text:p>0.049653992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4]+[.A125]" office:value-type="float" office:value="11.9" calcext:value-type="float">
            <text:p>11.9</text:p>
          </table:table-cell>
          <table:table-cell office:value-type="float" office:value="3" calcext:value-type="float">
            <text:p>3</text:p>
          </table:table-cell>
          <table:table-cell table:style-name="ce5" table:formula="of:=[.D124]*0.8+[.P124]*0.2" office:value-type="float" office:value="2.90142241260255" calcext:value-type="float">
            <text:p>2.901422</text:p>
          </table:table-cell>
          <table:table-cell table:style-name="ce5" table:formula="of:=[.C125]-[.D125]" office:value-type="float" office:value="0.0985775873974473" calcext:value-type="float">
            <text:p>0.098578</text:p>
          </table:table-cell>
          <table:table-cell table:style-name="ce5" table:formula="of:=ABS([.E125])" office:value-type="float" office:value="0.0985775873974473" calcext:value-type="float">
            <text:p>0.098578</text:p>
          </table:table-cell>
          <table:table-cell table:style-name="ce5" table:formula="of:=[.$E$2]*[.E125]" office:value-type="float" office:value="0.591465524384684" calcext:value-type="float">
            <text:p>0.591466</text:p>
          </table:table-cell>
          <table:table-cell table:style-name="ce5" table:formula="of:=[.H124]+([.E125]*[.A125])" office:value-type="float" office:value="0.224404076551526" calcext:value-type="float">
            <text:p>0.224404</text:p>
          </table:table-cell>
          <table:table-cell table:style-name="ce5" table:formula="of:=[.H125]*[.$G$2]" office:value-type="float" office:value="2.24404076551526" calcext:value-type="float">
            <text:p>2.244041</text:p>
          </table:table-cell>
          <table:table-cell table:style-name="ce5" table:formula="of:=([.E125]-[.E124])/[.A125]" office:value-type="float" office:value="-0.729338278836846" calcext:value-type="float">
            <text:p>-0.729338</text:p>
          </table:table-cell>
          <table:table-cell table:style-name="ce5" table:formula="of:=[.J125]*[.$I$2]" office:value-type="float" office:value="0.0729338278836846" calcext:value-type="float">
            <text:p>0.072934</text:p>
          </table:table-cell>
          <table:table-cell table:style-name="ce5" table:formula="of:=[.G125]+[.I125]+[.K125]" office:value-type="float" office:value="2.90844011778363" calcext:value-type="float">
            <text:p>2.908440</text:p>
          </table:table-cell>
          <table:table-cell table:style-name="ce5" table:formula="of:=-[.L125]/8" office:value-type="float" office:value="-0.363555014722953" calcext:value-type="float">
            <text:p>-0.363555</text:p>
          </table:table-cell>
          <table:table-cell table:formula="of:=IF([.U125]&gt;[.$C$2];1;0)" office:value-type="float" office:value="0" calcext:value-type="float">
            <text:p>0.00</text:p>
          </table:table-cell>
          <table:table-cell table:style-name="ce7" table:formula="of:=IF([.D125]&gt;[.$C$2];1;0)" office:value-type="float" office:value="0" calcext:value-type="float">
            <text:p>0.00</text:p>
          </table:table-cell>
          <table:table-cell table:style-name="ce5" table:formula="of:=IF([.O125];[.M125];[.L125])" office:value-type="float" office:value="2.90844011778363" calcext:value-type="float">
            <text:p>2.908440</text:p>
          </table:table-cell>
          <table:table-cell table:formula="of:=([.P125]-[.P124])/[.A125]" office:value-type="float" office:value="-2.84717606353664" calcext:value-type="float">
            <text:p>-2.8471760635</text:p>
          </table:table-cell>
          <table:table-cell table:formula="of:=[.$U$3]*[.U124]" office:value-type="float" office:value="2.44535604633593" calcext:value-type="float">
            <text:p>2.4453560463</text:p>
          </table:table-cell>
          <table:table-cell table:formula="of:=([.$U$3]*[.V124]*[.$U$3])+[.$S$3]" office:value-type="float" office:value="1.43308183405113" calcext:value-type="float">
            <text:p>1.4330818341</text:p>
          </table:table-cell>
          <table:table-cell table:formula="of:=[.S125]/([.S125]+[.$Q$3])" office:value-type="float" office:value="0.588998616485093" calcext:value-type="float">
            <text:p>0.5889986165</text:p>
          </table:table-cell>
          <table:table-cell table:formula="of:=[.R125]+[.T125]*((([.L125]*[.A125])+[.D125])-[.R125])" office:value-type="float" office:value="2.88528522564279" calcext:value-type="float">
            <text:p>2.8852852256</text:p>
          </table:table-cell>
          <table:table-cell table:formula="of:=(1-[.T125])*[.S125]" office:value-type="float" office:value="0.588998616485093" calcext:value-type="float">
            <text:p>0.5889986165</text:p>
          </table:table-cell>
          <table:table-cell table:formula="of:=[.D126]-[.U125]" office:value-type="float" office:value="0.0175407279959816" calcext:value-type="float">
            <text:p>0.0175407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5]+[.A126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5" table:formula="of:=[.D125]*0.8+[.P125]*0.2" office:value-type="float" office:value="2.90282595363877" calcext:value-type="float">
            <text:p>2.902826</text:p>
          </table:table-cell>
          <table:table-cell table:style-name="ce5" table:formula="of:=[.C126]-[.D126]" office:value-type="float" office:value="0.0971740463612325" calcext:value-type="float">
            <text:p>0.097174</text:p>
          </table:table-cell>
          <table:table-cell table:style-name="ce5" table:formula="of:=ABS([.E126])" office:value-type="float" office:value="0.0971740463612325" calcext:value-type="float">
            <text:p>0.097174</text:p>
          </table:table-cell>
          <table:table-cell table:style-name="ce5" table:formula="of:=[.$E$2]*[.E126]" office:value-type="float" office:value="0.583044278167395" calcext:value-type="float">
            <text:p>0.583044</text:p>
          </table:table-cell>
          <table:table-cell table:style-name="ce5" table:formula="of:=[.H125]+([.E126]*[.A126])" office:value-type="float" office:value="0.234121481187649" calcext:value-type="float">
            <text:p>0.234121</text:p>
          </table:table-cell>
          <table:table-cell table:style-name="ce5" table:formula="of:=[.H126]*[.$G$2]" office:value-type="float" office:value="2.34121481187649" calcext:value-type="float">
            <text:p>2.341215</text:p>
          </table:table-cell>
          <table:table-cell table:style-name="ce5" table:formula="of:=([.E126]-[.E125])/[.A126]" office:value-type="float" office:value="-0.0140354103621476" calcext:value-type="float">
            <text:p>-0.014035</text:p>
          </table:table-cell>
          <table:table-cell table:style-name="ce5" table:formula="of:=[.J126]*[.$I$2]" office:value-type="float" office:value="0.00140354103621476" calcext:value-type="float">
            <text:p>0.001404</text:p>
          </table:table-cell>
          <table:table-cell table:style-name="ce5" table:formula="of:=[.G126]+[.I126]+[.K126]" office:value-type="float" office:value="2.9256626310801" calcext:value-type="float">
            <text:p>2.925663</text:p>
          </table:table-cell>
          <table:table-cell table:style-name="ce5" table:formula="of:=-[.L126]/8" office:value-type="float" office:value="-0.365707828885012" calcext:value-type="float">
            <text:p>-0.365708</text:p>
          </table:table-cell>
          <table:table-cell table:formula="of:=IF([.U126]&gt;[.$C$2];1;0)" office:value-type="float" office:value="0" calcext:value-type="float">
            <text:p>0.00</text:p>
          </table:table-cell>
          <table:table-cell table:style-name="ce7" table:formula="of:=IF([.D126]&gt;[.$C$2];1;0)" office:value-type="float" office:value="0" calcext:value-type="float">
            <text:p>0.00</text:p>
          </table:table-cell>
          <table:table-cell table:style-name="ce5" table:formula="of:=IF([.O126];[.M126];[.L126])" office:value-type="float" office:value="2.9256626310801" calcext:value-type="float">
            <text:p>2.925663</text:p>
          </table:table-cell>
          <table:table-cell table:formula="of:=([.P126]-[.P125])/[.A126]" office:value-type="float" office:value="0.172225132964741" calcext:value-type="float">
            <text:p>0.172225133</text:p>
          </table:table-cell>
          <table:table-cell table:formula="of:=[.$U$3]*[.U125]" office:value-type="float" office:value="2.47409629106175" calcext:value-type="float">
            <text:p>2.4740962911</text:p>
          </table:table-cell>
          <table:table-cell table:formula="of:=([.$U$3]*[.V125]*[.$U$3])+[.$S$3]" office:value-type="float" office:value="1.43308183405113" calcext:value-type="float">
            <text:p>1.4330818341</text:p>
          </table:table-cell>
          <table:table-cell table:formula="of:=[.S126]/([.S126]+[.$Q$3])" office:value-type="float" office:value="0.588998616485093" calcext:value-type="float">
            <text:p>0.5889986165</text:p>
          </table:table-cell>
          <table:table-cell table:formula="of:=[.R126]+[.T126]*((([.L126]*[.A126])+[.D126])-[.R126])" office:value-type="float" office:value="2.89893859336656" calcext:value-type="float">
            <text:p>2.8989385934</text:p>
          </table:table-cell>
          <table:table-cell table:formula="of:=(1-[.T126])*[.S126]" office:value-type="float" office:value="0.588998616485093" calcext:value-type="float">
            <text:p>0.5889986165</text:p>
          </table:table-cell>
          <table:table-cell table:formula="of:=[.D127]-[.U126]" office:value-type="float" office:value="0.00845469576046964" calcext:value-type="float">
            <text:p>0.008454695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6]+[.A127]" office:value-type="float" office:value="12.1" calcext:value-type="float">
            <text:p>12.1</text:p>
          </table:table-cell>
          <table:table-cell office:value-type="float" office:value="3" calcext:value-type="float">
            <text:p>3</text:p>
          </table:table-cell>
          <table:table-cell table:style-name="ce5" table:formula="of:=[.D126]*0.8+[.P126]*0.2" office:value-type="float" office:value="2.90739328912703" calcext:value-type="float">
            <text:p>2.907393</text:p>
          </table:table-cell>
          <table:table-cell table:style-name="ce5" table:formula="of:=[.C127]-[.D127]" office:value-type="float" office:value="0.0926067108729658" calcext:value-type="float">
            <text:p>0.092607</text:p>
          </table:table-cell>
          <table:table-cell table:style-name="ce5" table:formula="of:=ABS([.E127])" office:value-type="float" office:value="0.0926067108729658" calcext:value-type="float">
            <text:p>0.092607</text:p>
          </table:table-cell>
          <table:table-cell table:style-name="ce5" table:formula="of:=[.$E$2]*[.E127]" office:value-type="float" office:value="0.555640265237795" calcext:value-type="float">
            <text:p>0.555640</text:p>
          </table:table-cell>
          <table:table-cell table:style-name="ce5" table:formula="of:=[.H126]+([.E127]*[.A127])" office:value-type="float" office:value="0.243382152274946" calcext:value-type="float">
            <text:p>0.243382</text:p>
          </table:table-cell>
          <table:table-cell table:style-name="ce5" table:formula="of:=[.H127]*[.$G$2]" office:value-type="float" office:value="2.43382152274946" calcext:value-type="float">
            <text:p>2.433822</text:p>
          </table:table-cell>
          <table:table-cell table:style-name="ce5" table:formula="of:=([.E127]-[.E126])/[.A127]" office:value-type="float" office:value="-0.0456733548826671" calcext:value-type="float">
            <text:p>-0.045673</text:p>
          </table:table-cell>
          <table:table-cell table:style-name="ce5" table:formula="of:=[.J127]*[.$I$2]" office:value-type="float" office:value="0.00456733548826671" calcext:value-type="float">
            <text:p>0.004567</text:p>
          </table:table-cell>
          <table:table-cell table:style-name="ce5" table:formula="of:=[.G127]+[.I127]+[.K127]" office:value-type="float" office:value="2.99402912347552" calcext:value-type="float">
            <text:p>2.994029</text:p>
          </table:table-cell>
          <table:table-cell table:style-name="ce5" table:formula="of:=-[.L127]/8" office:value-type="float" office:value="-0.37425364043444" calcext:value-type="float">
            <text:p>-0.374254</text:p>
          </table:table-cell>
          <table:table-cell table:formula="of:=IF([.U127]&gt;[.$C$2];1;0)" office:value-type="float" office:value="0" calcext:value-type="float">
            <text:p>0.00</text:p>
          </table:table-cell>
          <table:table-cell table:style-name="ce7" table:formula="of:=IF([.D127]&gt;[.$C$2];1;0)" office:value-type="float" office:value="0" calcext:value-type="float">
            <text:p>0.00</text:p>
          </table:table-cell>
          <table:table-cell table:style-name="ce5" table:formula="of:=IF([.O127];[.M127];[.L127])" office:value-type="float" office:value="2.99402912347552" calcext:value-type="float">
            <text:p>2.994029</text:p>
          </table:table-cell>
          <table:table-cell table:formula="of:=([.P127]-[.P126])/[.A127]" office:value-type="float" office:value="0.683664923954175" calcext:value-type="float">
            <text:p>0.683664924</text:p>
          </table:table-cell>
          <table:table-cell table:formula="of:=[.$U$3]*[.U126]" office:value-type="float" office:value="2.4858038845245" calcext:value-type="float">
            <text:p>2.4858038845</text:p>
          </table:table-cell>
          <table:table-cell table:formula="of:=([.$U$3]*[.V126]*[.$U$3])+[.$S$3]" office:value-type="float" office:value="1.43308183405113" calcext:value-type="float">
            <text:p>1.4330818341</text:p>
          </table:table-cell>
          <table:table-cell table:formula="of:=[.S127]/([.S127]+[.$Q$3])" office:value-type="float" office:value="0.588998616485093" calcext:value-type="float">
            <text:p>0.5889986165</text:p>
          </table:table-cell>
          <table:table-cell table:formula="of:=[.R127]+[.T127]*((([.L127]*[.A127])+[.D127])-[.R127])" office:value-type="float" office:value="2.91046736170448" calcext:value-type="float">
            <text:p>2.9104673617</text:p>
          </table:table-cell>
          <table:table-cell table:formula="of:=(1-[.T127])*[.S127]" office:value-type="float" office:value="0.588998616485093" calcext:value-type="float">
            <text:p>0.5889986165</text:p>
          </table:table-cell>
          <table:table-cell table:formula="of:=[.D128]-[.U127]" office:value-type="float" office:value="0.0142530942922496" calcext:value-type="float">
            <text:p>0.014253094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7]+[.A128]"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table:style-name="ce5" table:formula="of:=[.D127]*0.8+[.P127]*0.2" office:value-type="float" office:value="2.92472045599673" calcext:value-type="float">
            <text:p>2.924720</text:p>
          </table:table-cell>
          <table:table-cell table:style-name="ce5" table:formula="of:=[.C128]-[.D128]" office:value-type="float" office:value="0.0752795440032692" calcext:value-type="float">
            <text:p>0.075280</text:p>
          </table:table-cell>
          <table:table-cell table:style-name="ce5" table:formula="of:=ABS([.E128])" office:value-type="float" office:value="0.0752795440032692" calcext:value-type="float">
            <text:p>0.075280</text:p>
          </table:table-cell>
          <table:table-cell table:style-name="ce5" table:formula="of:=[.$E$2]*[.E128]" office:value-type="float" office:value="0.451677264019615" calcext:value-type="float">
            <text:p>0.451677</text:p>
          </table:table-cell>
          <table:table-cell table:style-name="ce5" table:formula="of:=[.H127]+([.E128]*[.A128])" office:value-type="float" office:value="0.250910106675273" calcext:value-type="float">
            <text:p>0.250910</text:p>
          </table:table-cell>
          <table:table-cell table:style-name="ce5" table:formula="of:=[.H128]*[.$G$2]" office:value-type="float" office:value="2.50910106675273" calcext:value-type="float">
            <text:p>2.509101</text:p>
          </table:table-cell>
          <table:table-cell table:style-name="ce5" table:formula="of:=([.E128]-[.E127])/[.A128]" office:value-type="float" office:value="-0.173271668696966" calcext:value-type="float">
            <text:p>-0.173272</text:p>
          </table:table-cell>
          <table:table-cell table:style-name="ce5" table:formula="of:=[.J128]*[.$I$2]" office:value-type="float" office:value="0.0173271668696966" calcext:value-type="float">
            <text:p>0.017327</text:p>
          </table:table-cell>
          <table:table-cell table:style-name="ce5" table:formula="of:=[.G128]+[.I128]+[.K128]" office:value-type="float" office:value="2.97810549764204" calcext:value-type="float">
            <text:p>2.978105</text:p>
          </table:table-cell>
          <table:table-cell table:style-name="ce5" table:formula="of:=-[.L128]/8" office:value-type="float" office:value="-0.372263187205255" calcext:value-type="float">
            <text:p>-0.372263</text:p>
          </table:table-cell>
          <table:table-cell table:formula="of:=IF([.U128]&gt;[.$C$2];1;0)" office:value-type="float" office:value="0" calcext:value-type="float">
            <text:p>0.00</text:p>
          </table:table-cell>
          <table:table-cell table:style-name="ce7" table:formula="of:=IF([.D128]&gt;[.$C$2];1;0)" office:value-type="float" office:value="0" calcext:value-type="float">
            <text:p>0.00</text:p>
          </table:table-cell>
          <table:table-cell table:style-name="ce5" table:formula="of:=IF([.O128];[.M128];[.L128])" office:value-type="float" office:value="2.97810549764204" calcext:value-type="float">
            <text:p>2.978105</text:p>
          </table:table-cell>
          <table:table-cell table:formula="of:=([.P128]-[.P127])/[.A128]" office:value-type="float" office:value="-0.159236258334801" calcext:value-type="float">
            <text:p>-0.1592362583</text:p>
          </table:table-cell>
          <table:table-cell table:formula="of:=[.$U$3]*[.U127]" office:value-type="float" office:value="2.49568966036803" calcext:value-type="float">
            <text:p>2.4956896604</text:p>
          </table:table-cell>
          <table:table-cell table:formula="of:=([.$U$3]*[.V127]*[.$U$3])+[.$S$3]" office:value-type="float" office:value="1.43308183405113" calcext:value-type="float">
            <text:p>1.4330818341</text:p>
          </table:table-cell>
          <table:table-cell table:formula="of:=[.S128]/([.S128]+[.$Q$3])" office:value-type="float" office:value="0.588998616485093" calcext:value-type="float">
            <text:p>0.5889986165</text:p>
          </table:table-cell>
          <table:table-cell table:formula="of:=[.R128]+[.T128]*((([.L128]*[.A128])+[.D128])-[.R128])" office:value-type="float" office:value="2.92379820720861" calcext:value-type="float">
            <text:p>2.9237982072</text:p>
          </table:table-cell>
          <table:table-cell table:formula="of:=(1-[.T128])*[.S128]" office:value-type="float" office:value="0.588998616485093" calcext:value-type="float">
            <text:p>0.5889986165</text:p>
          </table:table-cell>
          <table:table-cell table:formula="of:=[.D129]-[.U128]" office:value-type="float" office:value="0.0115992571171799" calcext:value-type="float">
            <text:p>0.011599257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8]+[.A129]" office:value-type="float" office:value="12.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table:style-name="ce5" table:formula="of:=[.D128]*0.8+[.P128]*0.2" office:value-type="float" office:value="2.93539746432579" calcext:value-type="float">
            <text:p>2.935397</text:p>
          </table:table-cell>
          <table:table-cell table:style-name="ce5" table:formula="of:=[.C129]-[.D129]" office:value-type="float" office:value="0.0646025356742075" calcext:value-type="float">
            <text:p>0.064603</text:p>
          </table:table-cell>
          <table:table-cell table:style-name="ce5" table:formula="of:=ABS([.E129])" office:value-type="float" office:value="0.0646025356742075" calcext:value-type="float">
            <text:p>0.064603</text:p>
          </table:table-cell>
          <table:table-cell table:style-name="ce5" table:formula="of:=[.$E$2]*[.E129]" office:value-type="float" office:value="0.387615214045245" calcext:value-type="float">
            <text:p>0.387615</text:p>
          </table:table-cell>
          <table:table-cell table:style-name="ce5" table:formula="of:=[.H128]+([.E129]*[.A129])" office:value-type="float" office:value="0.257370360242693" calcext:value-type="float">
            <text:p>0.257370</text:p>
          </table:table-cell>
          <table:table-cell table:style-name="ce5" table:formula="of:=[.H129]*[.$G$2]" office:value-type="float" office:value="2.57370360242693" calcext:value-type="float">
            <text:p>2.573704</text:p>
          </table:table-cell>
          <table:table-cell table:style-name="ce5" table:formula="of:=([.E129]-[.E128])/[.A129]" office:value-type="float" office:value="-0.106770083290617" calcext:value-type="float">
            <text:p>-0.106770</text:p>
          </table:table-cell>
          <table:table-cell table:style-name="ce5" table:formula="of:=[.J129]*[.$I$2]" office:value-type="float" office:value="0.0106770083290617" calcext:value-type="float">
            <text:p>0.010677</text:p>
          </table:table-cell>
          <table:table-cell table:style-name="ce5" table:formula="of:=[.G129]+[.I129]+[.K129]" office:value-type="float" office:value="2.97199582480124" calcext:value-type="float">
            <text:p>2.971996</text:p>
          </table:table-cell>
          <table:table-cell table:style-name="ce5" table:formula="of:=-[.L129]/8" office:value-type="float" office:value="-0.371499478100155" calcext:value-type="float">
            <text:p>-0.371499</text:p>
          </table:table-cell>
          <table:table-cell table:formula="of:=IF([.U129]&gt;[.$C$2];1;0)" office:value-type="float" office:value="0" calcext:value-type="float">
            <text:p>0.00</text:p>
          </table:table-cell>
          <table:table-cell table:style-name="ce7" table:formula="of:=IF([.D129]&gt;[.$C$2];1;0)" office:value-type="float" office:value="0" calcext:value-type="float">
            <text:p>0.00</text:p>
          </table:table-cell>
          <table:table-cell table:style-name="ce5" table:formula="of:=IF([.O129];[.M129];[.L129])" office:value-type="float" office:value="2.97199582480124" calcext:value-type="float">
            <text:p>2.971996</text:p>
          </table:table-cell>
          <table:table-cell table:formula="of:=([.P129]-[.P128])/[.A129]" office:value-type="float" office:value="-0.0610967284079766" calcext:value-type="float">
            <text:p>-0.0610967284</text:p>
          </table:table-cell>
          <table:table-cell table:formula="of:=[.$U$3]*[.U128]" office:value-type="float" office:value="2.50712069502809" calcext:value-type="float">
            <text:p>2.507120695</text:p>
          </table:table-cell>
          <table:table-cell table:formula="of:=([.$U$3]*[.V128]*[.$U$3])+[.$S$3]" office:value-type="float" office:value="1.43308183405113" calcext:value-type="float">
            <text:p>1.4330818341</text:p>
          </table:table-cell>
          <table:table-cell table:formula="of:=[.S129]/([.S129]+[.$Q$3])" office:value-type="float" office:value="0.588998616485093" calcext:value-type="float">
            <text:p>0.5889986165</text:p>
          </table:table-cell>
          <table:table-cell table:formula="of:=[.R129]+[.T129]*((([.L129]*[.A129])+[.D129])-[.R129])" office:value-type="float" office:value="2.93442526251788" calcext:value-type="float">
            <text:p>2.9344252625</text:p>
          </table:table-cell>
          <table:table-cell table:formula="of:=(1-[.T129])*[.S129]" office:value-type="float" office:value="0.588998616485093" calcext:value-type="float">
            <text:p>0.5889986165</text:p>
          </table:table-cell>
          <table:table-cell table:formula="of:=[.D130]-[.U129]" office:value-type="float" office:value="0.00829187390300001" calcext:value-type="float">
            <text:p>0.008291873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9]+[.A130]" office:value-type="float" office:value="12.4" calcext:value-type="float">
            <text:p>12.4</text:p>
          </table:table-cell>
          <table:table-cell office:value-type="float" office:value="3" calcext:value-type="float">
            <text:p>3</text:p>
          </table:table-cell>
          <table:table-cell table:style-name="ce5" table:formula="of:=[.D129]*0.8+[.P129]*0.2" office:value-type="float" office:value="2.94271713642088" calcext:value-type="float">
            <text:p>2.942717</text:p>
          </table:table-cell>
          <table:table-cell table:style-name="ce5" table:formula="of:=[.C130]-[.D130]" office:value-type="float" office:value="0.0572828635791183" calcext:value-type="float">
            <text:p>0.057283</text:p>
          </table:table-cell>
          <table:table-cell table:style-name="ce5" table:formula="of:=ABS([.E130])" office:value-type="float" office:value="0.0572828635791183" calcext:value-type="float">
            <text:p>0.057283</text:p>
          </table:table-cell>
          <table:table-cell table:style-name="ce5" table:formula="of:=[.$E$2]*[.E130]" office:value-type="float" office:value="0.34369718147471" calcext:value-type="float">
            <text:p>0.343697</text:p>
          </table:table-cell>
          <table:table-cell table:style-name="ce5" table:formula="of:=[.H129]+([.E130]*[.A130])" office:value-type="float" office:value="0.263098646600605" calcext:value-type="float">
            <text:p>0.263099</text:p>
          </table:table-cell>
          <table:table-cell table:style-name="ce5" table:formula="of:=[.H130]*[.$G$2]" office:value-type="float" office:value="2.63098646600605" calcext:value-type="float">
            <text:p>2.630986</text:p>
          </table:table-cell>
          <table:table-cell table:style-name="ce5" table:formula="of:=([.E130]-[.E129])/[.A130]" office:value-type="float" office:value="-0.0731967209508921" calcext:value-type="float">
            <text:p>-0.073197</text:p>
          </table:table-cell>
          <table:table-cell table:style-name="ce5" table:formula="of:=[.J130]*[.$I$2]" office:value-type="float" office:value="0.00731967209508921" calcext:value-type="float">
            <text:p>0.007320</text:p>
          </table:table-cell>
          <table:table-cell table:style-name="ce5" table:formula="of:=[.G130]+[.I130]+[.K130]" office:value-type="float" office:value="2.98200331957585" calcext:value-type="float">
            <text:p>2.982003</text:p>
          </table:table-cell>
          <table:table-cell table:style-name="ce5" table:formula="of:=-[.L130]/8" office:value-type="float" office:value="-0.372750414946981" calcext:value-type="float">
            <text:p>-0.372750</text:p>
          </table:table-cell>
          <table:table-cell table:formula="of:=IF([.U130]&gt;[.$C$2];1;0)" office:value-type="float" office:value="0" calcext:value-type="float">
            <text:p>0.00</text:p>
          </table:table-cell>
          <table:table-cell table:style-name="ce7" table:formula="of:=IF([.D130]&gt;[.$C$2];1;0)" office:value-type="float" office:value="0" calcext:value-type="float">
            <text:p>0.00</text:p>
          </table:table-cell>
          <table:table-cell table:style-name="ce5" table:formula="of:=IF([.O130];[.M130];[.L130])" office:value-type="float" office:value="2.98200331957585" calcext:value-type="float">
            <text:p>2.982003</text:p>
          </table:table-cell>
          <table:table-cell table:formula="of:=([.P130]-[.P129])/[.A130]" office:value-type="float" office:value="0.100074947746105" calcext:value-type="float">
            <text:p>0.1000749477</text:p>
          </table:table-cell>
          <table:table-cell table:formula="of:=[.$U$3]*[.U129]" office:value-type="float" office:value="2.51623326313466" calcext:value-type="float">
            <text:p>2.5162332631</text:p>
          </table:table-cell>
          <table:table-cell table:formula="of:=([.$U$3]*[.V129]*[.$U$3])+[.$S$3]" office:value-type="float" office:value="1.43308183405113" calcext:value-type="float">
            <text:p>1.4330818341</text:p>
          </table:table-cell>
          <table:table-cell table:formula="of:=[.S130]/([.S130]+[.$Q$3])" office:value-type="float" office:value="0.588998616485093" calcext:value-type="float">
            <text:p>0.5889986165</text:p>
          </table:table-cell>
          <table:table-cell table:formula="of:=[.R130]+[.T130]*((([.L130]*[.A130])+[.D130])-[.R130])" office:value-type="float" office:value="2.94307125741186" calcext:value-type="float">
            <text:p>2.9430712574</text:p>
          </table:table-cell>
          <table:table-cell table:formula="of:=(1-[.T130])*[.S130]" office:value-type="float" office:value="0.588998616485093" calcext:value-type="float">
            <text:p>0.5889986165</text:p>
          </table:table-cell>
          <table:table-cell table:formula="of:=[.D131]-[.U130]" office:value-type="float" office:value="0.00750311564001205" calcext:value-type="float">
            <text:p>0.007503115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0]+[.A131]"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table:style-name="ce5" table:formula="of:=[.D130]*0.8+[.P130]*0.2" office:value-type="float" office:value="2.95057437305188" calcext:value-type="float">
            <text:p>2.950574</text:p>
          </table:table-cell>
          <table:table-cell table:style-name="ce5" table:formula="of:=[.C131]-[.D131]" office:value-type="float" office:value="0.0494256269481244" calcext:value-type="float">
            <text:p>0.049426</text:p>
          </table:table-cell>
          <table:table-cell table:style-name="ce5" table:formula="of:=ABS([.E131])" office:value-type="float" office:value="0.0494256269481244" calcext:value-type="float">
            <text:p>0.049426</text:p>
          </table:table-cell>
          <table:table-cell table:style-name="ce5" table:formula="of:=[.$E$2]*[.E131]" office:value-type="float" office:value="0.296553761688746" calcext:value-type="float">
            <text:p>0.296554</text:p>
          </table:table-cell>
          <table:table-cell table:style-name="ce5" table:formula="of:=[.H130]+([.E131]*[.A131])" office:value-type="float" office:value="0.268041209295418" calcext:value-type="float">
            <text:p>0.268041</text:p>
          </table:table-cell>
          <table:table-cell table:style-name="ce5" table:formula="of:=[.H131]*[.$G$2]" office:value-type="float" office:value="2.68041209295418" calcext:value-type="float">
            <text:p>2.680412</text:p>
          </table:table-cell>
          <table:table-cell table:style-name="ce5" table:formula="of:=([.E131]-[.E130])/[.A131]" office:value-type="float" office:value="-0.0785723663099391" calcext:value-type="float">
            <text:p>-0.078572</text:p>
          </table:table-cell>
          <table:table-cell table:style-name="ce5" table:formula="of:=[.J131]*[.$I$2]" office:value-type="float" office:value="0.00785723663099391" calcext:value-type="float">
            <text:p>0.007857</text:p>
          </table:table-cell>
          <table:table-cell table:style-name="ce5" table:formula="of:=[.G131]+[.I131]+[.K131]" office:value-type="float" office:value="2.98482309127392" calcext:value-type="float">
            <text:p>2.984823</text:p>
          </table:table-cell>
          <table:table-cell table:style-name="ce5" table:formula="of:=-[.L131]/8" office:value-type="float" office:value="-0.373102886409239" calcext:value-type="float">
            <text:p>-0.373103</text:p>
          </table:table-cell>
          <table:table-cell table:formula="of:=IF([.U131]&gt;[.$C$2];1;0)" office:value-type="float" office:value="0" calcext:value-type="float">
            <text:p>0.00</text:p>
          </table:table-cell>
          <table:table-cell table:style-name="ce7" table:formula="of:=IF([.D131]&gt;[.$C$2];1;0)" office:value-type="float" office:value="0" calcext:value-type="float">
            <text:p>0.00</text:p>
          </table:table-cell>
          <table:table-cell table:style-name="ce5" table:formula="of:=IF([.O131];[.M131];[.L131])" office:value-type="float" office:value="2.98482309127392" calcext:value-type="float">
            <text:p>2.984823</text:p>
          </table:table-cell>
          <table:table-cell table:formula="of:=([.P131]-[.P130])/[.A131]" office:value-type="float" office:value="0.0281977169806558" calcext:value-type="float">
            <text:p>0.028197717</text:p>
          </table:table-cell>
          <table:table-cell table:formula="of:=[.$U$3]*[.U130]" office:value-type="float" office:value="2.52364709650879" calcext:value-type="float">
            <text:p>2.5236470965</text:p>
          </table:table-cell>
          <table:table-cell table:formula="of:=([.$U$3]*[.V130]*[.$U$3])+[.$S$3]" office:value-type="float" office:value="1.43308183405113" calcext:value-type="float">
            <text:p>1.4330818341</text:p>
          </table:table-cell>
          <table:table-cell table:formula="of:=[.S131]/([.S131]+[.$Q$3])" office:value-type="float" office:value="0.588998616485093" calcext:value-type="float">
            <text:p>0.5889986165</text:p>
          </table:table-cell>
          <table:table-cell table:formula="of:=[.R131]+[.T131]*((([.L131]*[.A131])+[.D131])-[.R131])" office:value-type="float" office:value="2.95091233885373" calcext:value-type="float">
            <text:p>2.9509123389</text:p>
          </table:table-cell>
          <table:table-cell table:formula="of:=(1-[.T131])*[.S131]" office:value-type="float" office:value="0.588998616485093" calcext:value-type="float">
            <text:p>0.5889986165</text:p>
          </table:table-cell>
          <table:table-cell table:formula="of:=[.D132]-[.U131]" office:value-type="float" office:value="0.00651177784255808" calcext:value-type="float">
            <text:p>0.00651177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1]+[.A132]"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table:style-name="ce5" table:formula="of:=[.D131]*0.8+[.P131]*0.2" office:value-type="float" office:value="2.95742411669628" calcext:value-type="float">
            <text:p>2.957424</text:p>
          </table:table-cell>
          <table:table-cell table:style-name="ce5" table:formula="of:=[.C132]-[.D132]" office:value-type="float" office:value="0.0425758833037162" calcext:value-type="float">
            <text:p>0.042576</text:p>
          </table:table-cell>
          <table:table-cell table:style-name="ce5" table:formula="of:=ABS([.E132])" office:value-type="float" office:value="0.0425758833037162" calcext:value-type="float">
            <text:p>0.042576</text:p>
          </table:table-cell>
          <table:table-cell table:style-name="ce5" table:formula="of:=[.$E$2]*[.E132]" office:value-type="float" office:value="0.255455299822297" calcext:value-type="float">
            <text:p>0.255455</text:p>
          </table:table-cell>
          <table:table-cell table:style-name="ce5" table:formula="of:=[.H131]+([.E132]*[.A132])" office:value-type="float" office:value="0.272298797625789" calcext:value-type="float">
            <text:p>0.272299</text:p>
          </table:table-cell>
          <table:table-cell table:style-name="ce5" table:formula="of:=[.H132]*[.$G$2]" office:value-type="float" office:value="2.72298797625789" calcext:value-type="float">
            <text:p>2.722988</text:p>
          </table:table-cell>
          <table:table-cell table:style-name="ce5" table:formula="of:=([.E132]-[.E131])/[.A132]" office:value-type="float" office:value="-0.0684974364440816" calcext:value-type="float">
            <text:p>-0.068497</text:p>
          </table:table-cell>
          <table:table-cell table:style-name="ce5" table:formula="of:=[.J132]*[.$I$2]" office:value-type="float" office:value="0.00684974364440816" calcext:value-type="float">
            <text:p>0.006850</text:p>
          </table:table-cell>
          <table:table-cell table:style-name="ce5" table:formula="of:=[.G132]+[.I132]+[.K132]" office:value-type="float" office:value="2.9852930197246" calcext:value-type="float">
            <text:p>2.985293</text:p>
          </table:table-cell>
          <table:table-cell table:style-name="ce5" table:formula="of:=-[.L132]/8" office:value-type="float" office:value="-0.373161627465575" calcext:value-type="float">
            <text:p>-0.373162</text:p>
          </table:table-cell>
          <table:table-cell table:formula="of:=IF([.U132]&gt;[.$C$2];1;0)" office:value-type="float" office:value="0" calcext:value-type="float">
            <text:p>0.00</text:p>
          </table:table-cell>
          <table:table-cell table:style-name="ce7" table:formula="of:=IF([.D132]&gt;[.$C$2];1;0)" office:value-type="float" office:value="0" calcext:value-type="float">
            <text:p>0.00</text:p>
          </table:table-cell>
          <table:table-cell table:style-name="ce5" table:formula="of:=IF([.O132];[.M132];[.L132])" office:value-type="float" office:value="2.9852930197246" calcext:value-type="float">
            <text:p>2.985293</text:p>
          </table:table-cell>
          <table:table-cell table:formula="of:=([.P132]-[.P131])/[.A132]" office:value-type="float" office:value="0.00469928450681056" calcext:value-type="float">
            <text:p>0.0046992845</text:p>
          </table:table-cell>
          <table:table-cell table:formula="of:=[.$U$3]*[.U131]" office:value-type="float" office:value="2.53037072658211" calcext:value-type="float">
            <text:p>2.5303707266</text:p>
          </table:table-cell>
          <table:table-cell table:formula="of:=([.$U$3]*[.V131]*[.$U$3])+[.$S$3]" office:value-type="float" office:value="1.43308183405113" calcext:value-type="float">
            <text:p>1.4330818341</text:p>
          </table:table-cell>
          <table:table-cell table:formula="of:=[.S132]/([.S132]+[.$Q$3])" office:value-type="float" office:value="0.588998616485093" calcext:value-type="float">
            <text:p>0.5889986165</text:p>
          </table:table-cell>
          <table:table-cell table:formula="of:=[.R132]+[.T132]*((([.L132]*[.A132])+[.D132])-[.R132])" office:value-type="float" office:value="2.95773792836666" calcext:value-type="float">
            <text:p>2.9577379284</text:p>
          </table:table-cell>
          <table:table-cell table:formula="of:=(1-[.T132])*[.S132]" office:value-type="float" office:value="0.588998616485093" calcext:value-type="float">
            <text:p>0.5889986165</text:p>
          </table:table-cell>
          <table:table-cell table:formula="of:=[.D133]-[.U132]" office:value-type="float" office:value="0.00525996893528236" calcext:value-type="float">
            <text:p>0.005259968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2]+[.A133]"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table:style-name="ce5" table:formula="of:=[.D132]*0.8+[.P132]*0.2" office:value-type="float" office:value="2.96299789730195" calcext:value-type="float">
            <text:p>2.962998</text:p>
          </table:table-cell>
          <table:table-cell table:style-name="ce5" table:formula="of:=[.C133]-[.D133]" office:value-type="float" office:value="0.0370021026980534" calcext:value-type="float">
            <text:p>0.037002</text:p>
          </table:table-cell>
          <table:table-cell table:style-name="ce5" table:formula="of:=ABS([.E133])" office:value-type="float" office:value="0.0370021026980534" calcext:value-type="float">
            <text:p>0.037002</text:p>
          </table:table-cell>
          <table:table-cell table:style-name="ce5" table:formula="of:=[.$E$2]*[.E133]" office:value-type="float" office:value="0.22201261618832" calcext:value-type="float">
            <text:p>0.222013</text:p>
          </table:table-cell>
          <table:table-cell table:style-name="ce5" table:formula="of:=[.H132]+([.E133]*[.A133])" office:value-type="float" office:value="0.275999007895594" calcext:value-type="float">
            <text:p>0.275999</text:p>
          </table:table-cell>
          <table:table-cell table:style-name="ce5" table:formula="of:=[.H133]*[.$G$2]" office:value-type="float" office:value="2.75999007895594" calcext:value-type="float">
            <text:p>2.759990</text:p>
          </table:table-cell>
          <table:table-cell table:style-name="ce5" table:formula="of:=([.E133]-[.E132])/[.A133]" office:value-type="float" office:value="-0.0557378060566283" calcext:value-type="float">
            <text:p>-0.055738</text:p>
          </table:table-cell>
          <table:table-cell table:style-name="ce5" table:formula="of:=[.J133]*[.$I$2]" office:value-type="float" office:value="0.00557378060566283" calcext:value-type="float">
            <text:p>0.005574</text:p>
          </table:table-cell>
          <table:table-cell table:style-name="ce5" table:formula="of:=[.G133]+[.I133]+[.K133]" office:value-type="float" office:value="2.98757647574993" calcext:value-type="float">
            <text:p>2.987576</text:p>
          </table:table-cell>
          <table:table-cell table:style-name="ce5" table:formula="of:=-[.L133]/8" office:value-type="float" office:value="-0.373447059468741" calcext:value-type="float">
            <text:p>-0.373447</text:p>
          </table:table-cell>
          <table:table-cell table:formula="of:=IF([.U133]&gt;[.$C$2];1;0)" office:value-type="float" office:value="0" calcext:value-type="float">
            <text:p>0.00</text:p>
          </table:table-cell>
          <table:table-cell table:style-name="ce7" table:formula="of:=IF([.D133]&gt;[.$C$2];1;0)" office:value-type="float" office:value="0" calcext:value-type="float">
            <text:p>0.00</text:p>
          </table:table-cell>
          <table:table-cell table:style-name="ce5" table:formula="of:=IF([.O133];[.M133];[.L133])" office:value-type="float" office:value="2.98757647574993" calcext:value-type="float">
            <text:p>2.987576</text:p>
          </table:table-cell>
          <table:table-cell table:formula="of:=([.P133]-[.P132])/[.A133]" office:value-type="float" office:value="0.0228345602533109" calcext:value-type="float">
            <text:p>0.0228345603</text:p>
          </table:table-cell>
          <table:table-cell table:formula="of:=[.$U$3]*[.U132]" office:value-type="float" office:value="2.53622358492283" calcext:value-type="float">
            <text:p>2.5362235849</text:p>
          </table:table-cell>
          <table:table-cell table:formula="of:=([.$U$3]*[.V132]*[.$U$3])+[.$S$3]" office:value-type="float" office:value="1.43308183405113" calcext:value-type="float">
            <text:p>1.4330818341</text:p>
          </table:table-cell>
          <table:table-cell table:formula="of:=[.S133]/([.S133]+[.$Q$3])" office:value-type="float" office:value="0.588998616485093" calcext:value-type="float">
            <text:p>0.5889986165</text:p>
          </table:table-cell>
          <table:table-cell table:formula="of:=[.R133]+[.T133]*((([.L133]*[.A133])+[.D133])-[.R133])" office:value-type="float" office:value="2.96356090555152" calcext:value-type="float">
            <text:p>2.9635609056</text:p>
          </table:table-cell>
          <table:table-cell table:formula="of:=(1-[.T133])*[.S133]" office:value-type="float" office:value="0.588998616485093" calcext:value-type="float">
            <text:p>0.5889986165</text:p>
          </table:table-cell>
          <table:table-cell table:formula="of:=[.D134]-[.U133]" office:value-type="float" office:value="0.00435270744002514" calcext:value-type="float">
            <text:p>0.004352707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3]+[.A134]"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  <table:table-cell table:style-name="ce5" table:formula="of:=[.D133]*0.8+[.P133]*0.2" office:value-type="float" office:value="2.96791361299154" calcext:value-type="float">
            <text:p>2.967914</text:p>
          </table:table-cell>
          <table:table-cell table:style-name="ce5" table:formula="of:=[.C134]-[.D134]" office:value-type="float" office:value="0.0320863870084569" calcext:value-type="float">
            <text:p>0.032086</text:p>
          </table:table-cell>
          <table:table-cell table:style-name="ce5" table:formula="of:=ABS([.E134])" office:value-type="float" office:value="0.0320863870084569" calcext:value-type="float">
            <text:p>0.032086</text:p>
          </table:table-cell>
          <table:table-cell table:style-name="ce5" table:formula="of:=[.$E$2]*[.E134]" office:value-type="float" office:value="0.192518322050741" calcext:value-type="float">
            <text:p>0.192518</text:p>
          </table:table-cell>
          <table:table-cell table:style-name="ce5" table:formula="of:=[.H133]+([.E134]*[.A134])" office:value-type="float" office:value="0.27920764659644" calcext:value-type="float">
            <text:p>0.279208</text:p>
          </table:table-cell>
          <table:table-cell table:style-name="ce5" table:formula="of:=[.H134]*[.$G$2]" office:value-type="float" office:value="2.7920764659644" calcext:value-type="float">
            <text:p>2.792076</text:p>
          </table:table-cell>
          <table:table-cell table:style-name="ce5" table:formula="of:=([.E134]-[.E133])/[.A134]" office:value-type="float" office:value="-0.0491571568959648" calcext:value-type="float">
            <text:p>-0.049157</text:p>
          </table:table-cell>
          <table:table-cell table:style-name="ce5" table:formula="of:=[.J134]*[.$I$2]" office:value-type="float" office:value="0.00491571568959648" calcext:value-type="float">
            <text:p>0.004916</text:p>
          </table:table-cell>
          <table:table-cell table:style-name="ce5" table:formula="of:=[.G134]+[.I134]+[.K134]" office:value-type="float" office:value="2.98951050370474" calcext:value-type="float">
            <text:p>2.989511</text:p>
          </table:table-cell>
          <table:table-cell table:style-name="ce5" table:formula="of:=-[.L134]/8" office:value-type="float" office:value="-0.373688812963092" calcext:value-type="float">
            <text:p>-0.373689</text:p>
          </table:table-cell>
          <table:table-cell table:formula="of:=IF([.U134]&gt;[.$C$2];1;0)" office:value-type="float" office:value="0" calcext:value-type="float">
            <text:p>0.00</text:p>
          </table:table-cell>
          <table:table-cell table:style-name="ce7" table:formula="of:=IF([.D134]&gt;[.$C$2];1;0)" office:value-type="float" office:value="0" calcext:value-type="float">
            <text:p>0.00</text:p>
          </table:table-cell>
          <table:table-cell table:style-name="ce5" table:formula="of:=IF([.O134];[.M134];[.L134])" office:value-type="float" office:value="2.98951050370474" calcext:value-type="float">
            <text:p>2.989511</text:p>
          </table:table-cell>
          <table:table-cell table:formula="of:=([.P134]-[.P133])/[.A134]" office:value-type="float" office:value="0.0193402795481168" calcext:value-type="float">
            <text:p>0.0193402795</text:p>
          </table:table-cell>
          <table:table-cell table:formula="of:=[.$U$3]*[.U133]" office:value-type="float" office:value="2.54121671562892" calcext:value-type="float">
            <text:p>2.5412167156</text:p>
          </table:table-cell>
          <table:table-cell table:formula="of:=([.$U$3]*[.V133]*[.$U$3])+[.$S$3]" office:value-type="float" office:value="1.43308183405113" calcext:value-type="float">
            <text:p>1.4330818341</text:p>
          </table:table-cell>
          <table:table-cell table:formula="of:=[.S134]/([.S134]+[.$Q$3])" office:value-type="float" office:value="0.588998616485093" calcext:value-type="float">
            <text:p>0.5889986165</text:p>
          </table:table-cell>
          <table:table-cell table:formula="of:=[.R134]+[.T134]*((([.L134]*[.A134])+[.D134])-[.R134])" office:value-type="float" office:value="2.96862235289896" calcext:value-type="float">
            <text:p>2.9686223529</text:p>
          </table:table-cell>
          <table:table-cell table:formula="of:=(1-[.T134])*[.S134]" office:value-type="float" office:value="0.588998616485093" calcext:value-type="float">
            <text:p>0.5889986165</text:p>
          </table:table-cell>
          <table:table-cell table:formula="of:=[.D135]-[.U134]" office:value-type="float" office:value="0.00361063823522212" calcext:value-type="float">
            <text:p>0.003610638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4]+[.A135]"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table:style-name="ce5" table:formula="of:=[.D134]*0.8+[.P134]*0.2" office:value-type="float" office:value="2.97223299113418" calcext:value-type="float">
            <text:p>2.972233</text:p>
          </table:table-cell>
          <table:table-cell table:style-name="ce5" table:formula="of:=[.C135]-[.D135]" office:value-type="float" office:value="0.0277670088658173" calcext:value-type="float">
            <text:p>0.027767</text:p>
          </table:table-cell>
          <table:table-cell table:style-name="ce5" table:formula="of:=ABS([.E135])" office:value-type="float" office:value="0.0277670088658173" calcext:value-type="float">
            <text:p>0.027767</text:p>
          </table:table-cell>
          <table:table-cell table:style-name="ce5" table:formula="of:=[.$E$2]*[.E135]" office:value-type="float" office:value="0.166602053194904" calcext:value-type="float">
            <text:p>0.166602</text:p>
          </table:table-cell>
          <table:table-cell table:style-name="ce5" table:formula="of:=[.H134]+([.E135]*[.A135])" office:value-type="float" office:value="0.281984347483022" calcext:value-type="float">
            <text:p>0.281984</text:p>
          </table:table-cell>
          <table:table-cell table:style-name="ce5" table:formula="of:=[.H135]*[.$G$2]" office:value-type="float" office:value="2.81984347483022" calcext:value-type="float">
            <text:p>2.819843</text:p>
          </table:table-cell>
          <table:table-cell table:style-name="ce5" table:formula="of:=([.E135]-[.E134])/[.A135]" office:value-type="float" office:value="-0.0431937814263961" calcext:value-type="float">
            <text:p>-0.043194</text:p>
          </table:table-cell>
          <table:table-cell table:style-name="ce5" table:formula="of:=[.J135]*[.$I$2]" office:value-type="float" office:value="0.00431937814263961" calcext:value-type="float">
            <text:p>0.004319</text:p>
          </table:table-cell>
          <table:table-cell table:style-name="ce5" table:formula="of:=[.G135]+[.I135]+[.K135]" office:value-type="float" office:value="2.99076490616776" calcext:value-type="float">
            <text:p>2.990765</text:p>
          </table:table-cell>
          <table:table-cell table:style-name="ce5" table:formula="of:=-[.L135]/8" office:value-type="float" office:value="-0.37384561327097" calcext:value-type="float">
            <text:p>-0.373846</text:p>
          </table:table-cell>
          <table:table-cell table:formula="of:=IF([.U135]&gt;[.$C$2];1;0)" office:value-type="float" office:value="0" calcext:value-type="float">
            <text:p>0.00</text:p>
          </table:table-cell>
          <table:table-cell table:style-name="ce7" table:formula="of:=IF([.D135]&gt;[.$C$2];1;0)" office:value-type="float" office:value="0" calcext:value-type="float">
            <text:p>0.00</text:p>
          </table:table-cell>
          <table:table-cell table:style-name="ce5" table:formula="of:=IF([.O135];[.M135];[.L135])" office:value-type="float" office:value="2.99076490616776" calcext:value-type="float">
            <text:p>2.990765</text:p>
          </table:table-cell>
          <table:table-cell table:formula="of:=([.P135]-[.P134])/[.A135]" office:value-type="float" office:value="0.0125440246302277" calcext:value-type="float">
            <text:p>0.0125440246</text:p>
          </table:table-cell>
          <table:table-cell table:formula="of:=[.$U$3]*[.U134]" office:value-type="float" office:value="2.54555684394567" calcext:value-type="float">
            <text:p>2.5455568439</text:p>
          </table:table-cell>
          <table:table-cell table:formula="of:=([.$U$3]*[.V134]*[.$U$3])+[.$S$3]" office:value-type="float" office:value="1.43308183405113" calcext:value-type="float">
            <text:p>1.4330818341</text:p>
          </table:table-cell>
          <table:table-cell table:formula="of:=[.S135]/([.S135]+[.$Q$3])" office:value-type="float" office:value="0.588998616485093" calcext:value-type="float">
            <text:p>0.5889986165</text:p>
          </table:table-cell>
          <table:table-cell table:formula="of:=[.R135]+[.T135]*((([.L135]*[.A135])+[.D135])-[.R135])" office:value-type="float" office:value="2.97302414352339" calcext:value-type="float">
            <text:p>2.9730241435</text:p>
          </table:table-cell>
          <table:table-cell table:formula="of:=(1-[.T135])*[.S135]" office:value-type="float" office:value="0.588998616485093" calcext:value-type="float">
            <text:p>0.5889986165</text:p>
          </table:table-cell>
          <table:table-cell table:formula="of:=[.D136]-[.U135]" office:value-type="float" office:value="0.00291523061750709" calcext:value-type="float">
            <text:p>0.00291523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5]+[.A136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5" table:formula="of:=[.D135]*0.8+[.P135]*0.2" office:value-type="float" office:value="2.9759393741409" calcext:value-type="float">
            <text:p>2.975939</text:p>
          </table:table-cell>
          <table:table-cell table:style-name="ce5" table:formula="of:=[.C136]-[.D136]" office:value-type="float" office:value="0.0240606258591014" calcext:value-type="float">
            <text:p>0.024061</text:p>
          </table:table-cell>
          <table:table-cell table:style-name="ce5" table:formula="of:=ABS([.E136])" office:value-type="float" office:value="0.0240606258591014" calcext:value-type="float">
            <text:p>0.024061</text:p>
          </table:table-cell>
          <table:table-cell table:style-name="ce5" table:formula="of:=[.$E$2]*[.E136]" office:value-type="float" office:value="0.144363755154608" calcext:value-type="float">
            <text:p>0.144364</text:p>
          </table:table-cell>
          <table:table-cell table:style-name="ce5" table:formula="of:=[.H135]+([.E136]*[.A136])" office:value-type="float" office:value="0.284390410068932" calcext:value-type="float">
            <text:p>0.284390</text:p>
          </table:table-cell>
          <table:table-cell table:style-name="ce5" table:formula="of:=[.H136]*[.$G$2]" office:value-type="float" office:value="2.84390410068932" calcext:value-type="float">
            <text:p>2.843904</text:p>
          </table:table-cell>
          <table:table-cell table:style-name="ce5" table:formula="of:=([.E136]-[.E135])/[.A136]" office:value-type="float" office:value="-0.0370638300671589" calcext:value-type="float">
            <text:p>-0.037064</text:p>
          </table:table-cell>
          <table:table-cell table:style-name="ce5" table:formula="of:=[.J136]*[.$I$2]" office:value-type="float" office:value="0.00370638300671589" calcext:value-type="float">
            <text:p>0.003706</text:p>
          </table:table-cell>
          <table:table-cell table:style-name="ce5" table:formula="of:=[.G136]+[.I136]+[.K136]" office:value-type="float" office:value="2.99197423885064" calcext:value-type="float">
            <text:p>2.991974</text:p>
          </table:table-cell>
          <table:table-cell table:style-name="ce5" table:formula="of:=-[.L136]/8" office:value-type="float" office:value="-0.373996779856331" calcext:value-type="float">
            <text:p>-0.373997</text:p>
          </table:table-cell>
          <table:table-cell table:formula="of:=IF([.U136]&gt;[.$C$2];1;0)" office:value-type="float" office:value="0" calcext:value-type="float">
            <text:p>0.00</text:p>
          </table:table-cell>
          <table:table-cell table:style-name="ce7" table:formula="of:=IF([.D136]&gt;[.$C$2];1;0)" office:value-type="float" office:value="0" calcext:value-type="float">
            <text:p>0.00</text:p>
          </table:table-cell>
          <table:table-cell table:style-name="ce5" table:formula="of:=IF([.O136];[.M136];[.L136])" office:value-type="float" office:value="2.99197423885064" calcext:value-type="float">
            <text:p>2.991974</text:p>
          </table:table-cell>
          <table:table-cell table:formula="of:=([.P136]-[.P135])/[.A136]" office:value-type="float" office:value="0.0120933268288237" calcext:value-type="float">
            <text:p>0.0120933268</text:p>
          </table:table-cell>
          <table:table-cell table:formula="of:=[.$U$3]*[.U135]" office:value-type="float" office:value="2.54933132480501" calcext:value-type="float">
            <text:p>2.5493313248</text:p>
          </table:table-cell>
          <table:table-cell table:formula="of:=([.$U$3]*[.V135]*[.$U$3])+[.$S$3]" office:value-type="float" office:value="1.43308183405113" calcext:value-type="float">
            <text:p>1.4330818341</text:p>
          </table:table-cell>
          <table:table-cell table:formula="of:=[.S136]/([.S136]+[.$Q$3])" office:value-type="float" office:value="0.588998616485093" calcext:value-type="float">
            <text:p>0.5889986165</text:p>
          </table:table-cell>
          <table:table-cell table:formula="of:=[.R136]+[.T136]*((([.L136]*[.A136])+[.D136])-[.R136])" office:value-type="float" office:value="2.97682974436946" calcext:value-type="float">
            <text:p>2.9768297444</text:p>
          </table:table-cell>
          <table:table-cell table:formula="of:=(1-[.T136])*[.S136]" office:value-type="float" office:value="0.588998616485093" calcext:value-type="float">
            <text:p>0.5889986165</text:p>
          </table:table-cell>
          <table:table-cell table:formula="of:=[.D137]-[.U136]" office:value-type="float" office:value="0.00231660271338763" calcext:value-type="float">
            <text:p>0.002316602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6]+[.A137]" office:value-type="float" office:value="13.1" calcext:value-type="float">
            <text:p>13.1</text:p>
          </table:table-cell>
          <table:table-cell office:value-type="float" office:value="3" calcext:value-type="float">
            <text:p>3</text:p>
          </table:table-cell>
          <table:table-cell table:style-name="ce5" table:formula="of:=[.D136]*0.8+[.P136]*0.2" office:value-type="float" office:value="2.97914634708285" calcext:value-type="float">
            <text:p>2.979146</text:p>
          </table:table-cell>
          <table:table-cell table:style-name="ce5" table:formula="of:=[.C137]-[.D137]" office:value-type="float" office:value="0.0208536529171521" calcext:value-type="float">
            <text:p>0.020854</text:p>
          </table:table-cell>
          <table:table-cell table:style-name="ce5" table:formula="of:=ABS([.E137])" office:value-type="float" office:value="0.0208536529171521" calcext:value-type="float">
            <text:p>0.020854</text:p>
          </table:table-cell>
          <table:table-cell table:style-name="ce5" table:formula="of:=[.$E$2]*[.E137]" office:value-type="float" office:value="0.125121917502913" calcext:value-type="float">
            <text:p>0.125122</text:p>
          </table:table-cell>
          <table:table-cell table:style-name="ce5" table:formula="of:=[.H136]+([.E137]*[.A137])" office:value-type="float" office:value="0.286475775360647" calcext:value-type="float">
            <text:p>0.286476</text:p>
          </table:table-cell>
          <table:table-cell table:style-name="ce5" table:formula="of:=[.H137]*[.$G$2]" office:value-type="float" office:value="2.86475775360647" calcext:value-type="float">
            <text:p>2.864758</text:p>
          </table:table-cell>
          <table:table-cell table:style-name="ce5" table:formula="of:=([.E137]-[.E136])/[.A137]" office:value-type="float" office:value="-0.0320697294194927" calcext:value-type="float">
            <text:p>-0.032070</text:p>
          </table:table-cell>
          <table:table-cell table:style-name="ce5" table:formula="of:=[.J137]*[.$I$2]" office:value-type="float" office:value="0.00320697294194927" calcext:value-type="float">
            <text:p>0.003207</text:p>
          </table:table-cell>
          <table:table-cell table:style-name="ce5" table:formula="of:=[.G137]+[.I137]+[.K137]" office:value-type="float" office:value="2.99308664405133" calcext:value-type="float">
            <text:p>2.993087</text:p>
          </table:table-cell>
          <table:table-cell table:style-name="ce5" table:formula="of:=-[.L137]/8" office:value-type="float" office:value="-0.374135830506417" calcext:value-type="float">
            <text:p>-0.374136</text:p>
          </table:table-cell>
          <table:table-cell table:formula="of:=IF([.U137]&gt;[.$C$2];1;0)" office:value-type="float" office:value="0" calcext:value-type="float">
            <text:p>0.00</text:p>
          </table:table-cell>
          <table:table-cell table:style-name="ce7" table:formula="of:=IF([.D137]&gt;[.$C$2];1;0)" office:value-type="float" office:value="0" calcext:value-type="float">
            <text:p>0.00</text:p>
          </table:table-cell>
          <table:table-cell table:style-name="ce5" table:formula="of:=IF([.O137];[.M137];[.L137])" office:value-type="float" office:value="2.99308664405133" calcext:value-type="float">
            <text:p>2.993087</text:p>
          </table:table-cell>
          <table:table-cell table:formula="of:=([.P137]-[.P136])/[.A137]" office:value-type="float" office:value="0.0111240520068989" calcext:value-type="float">
            <text:p>0.011124052</text:p>
          </table:table-cell>
          <table:table-cell table:formula="of:=[.$U$3]*[.U136]" office:value-type="float" office:value="2.55259458032472" calcext:value-type="float">
            <text:p>2.5525945803</text:p>
          </table:table-cell>
          <table:table-cell table:formula="of:=([.$U$3]*[.V136]*[.$U$3])+[.$S$3]" office:value-type="float" office:value="1.43308183405113" calcext:value-type="float">
            <text:p>1.4330818341</text:p>
          </table:table-cell>
          <table:table-cell table:formula="of:=[.S137]/([.S137]+[.$Q$3])" office:value-type="float" office:value="0.588998616485093" calcext:value-type="float">
            <text:p>0.5889986165</text:p>
          </table:table-cell>
          <table:table-cell table:formula="of:=[.R137]+[.T137]*((([.L137]*[.A137])+[.D137])-[.R137])" office:value-type="float" office:value="2.98012537004115" calcext:value-type="float">
            <text:p>2.98012537</text:p>
          </table:table-cell>
          <table:table-cell table:formula="of:=(1-[.T137])*[.S137]" office:value-type="float" office:value="0.588998616485093" calcext:value-type="float">
            <text:p>0.5889986165</text:p>
          </table:table-cell>
          <table:table-cell table:formula="of:=[.D138]-[.U137]" office:value-type="float" office:value="0.00180903643538999" calcext:value-type="float">
            <text:p>0.001809036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7]+[.A138]" office:value-type="float" office:value="13.2" calcext:value-type="float">
            <text:p>13.2</text:p>
          </table:table-cell>
          <table:table-cell office:value-type="float" office:value="3" calcext:value-type="float">
            <text:p>3</text:p>
          </table:table-cell>
          <table:table-cell table:style-name="ce5" table:formula="of:=[.D137]*0.8+[.P137]*0.2" office:value-type="float" office:value="2.98193440647655" calcext:value-type="float">
            <text:p>2.981934</text:p>
          </table:table-cell>
          <table:table-cell table:style-name="ce5" table:formula="of:=[.C138]-[.D138]" office:value-type="float" office:value="0.0180655935234548" calcext:value-type="float">
            <text:p>0.018066</text:p>
          </table:table-cell>
          <table:table-cell table:style-name="ce5" table:formula="of:=ABS([.E138])" office:value-type="float" office:value="0.0180655935234548" calcext:value-type="float">
            <text:p>0.018066</text:p>
          </table:table-cell>
          <table:table-cell table:style-name="ce5" table:formula="of:=[.$E$2]*[.E138]" office:value-type="float" office:value="0.108393561140729" calcext:value-type="float">
            <text:p>0.108394</text:p>
          </table:table-cell>
          <table:table-cell table:style-name="ce5" table:formula="of:=[.H137]+([.E138]*[.A138])" office:value-type="float" office:value="0.288282334712993" calcext:value-type="float">
            <text:p>0.288282</text:p>
          </table:table-cell>
          <table:table-cell table:style-name="ce5" table:formula="of:=[.H138]*[.$G$2]" office:value-type="float" office:value="2.88282334712993" calcext:value-type="float">
            <text:p>2.882823</text:p>
          </table:table-cell>
          <table:table-cell table:style-name="ce5" table:formula="of:=([.E138]-[.E137])/[.A138]" office:value-type="float" office:value="-0.0278805939369731" calcext:value-type="float">
            <text:p>-0.027881</text:p>
          </table:table-cell>
          <table:table-cell table:style-name="ce5" table:formula="of:=[.J138]*[.$I$2]" office:value-type="float" office:value="0.00278805939369731" calcext:value-type="float">
            <text:p>0.002788</text:p>
          </table:table-cell>
          <table:table-cell table:style-name="ce5" table:formula="of:=[.G138]+[.I138]+[.K138]" office:value-type="float" office:value="2.99400496766435" calcext:value-type="float">
            <text:p>2.994005</text:p>
          </table:table-cell>
          <table:table-cell table:style-name="ce5" table:formula="of:=-[.L138]/8" office:value-type="float" office:value="-0.374250620958044" calcext:value-type="float">
            <text:p>-0.374251</text:p>
          </table:table-cell>
          <table:table-cell table:formula="of:=IF([.U138]&gt;[.$C$2];1;0)" office:value-type="float" office:value="0" calcext:value-type="float">
            <text:p>0.00</text:p>
          </table:table-cell>
          <table:table-cell table:style-name="ce7" table:formula="of:=IF([.D138]&gt;[.$C$2];1;0)" office:value-type="float" office:value="0" calcext:value-type="float">
            <text:p>0.00</text:p>
          </table:table-cell>
          <table:table-cell table:style-name="ce5" table:formula="of:=IF([.O138];[.M138];[.L138])" office:value-type="float" office:value="2.99400496766435" calcext:value-type="float">
            <text:p>2.994005</text:p>
          </table:table-cell>
          <table:table-cell table:formula="of:=([.P138]-[.P137])/[.A138]" office:value-type="float" office:value="0.00918323613019023" calcext:value-type="float">
            <text:p>0.0091832361</text:p>
          </table:table-cell>
          <table:table-cell table:formula="of:=[.$U$3]*[.U137]" office:value-type="float" office:value="2.55542053845829" calcext:value-type="float">
            <text:p>2.5554205385</text:p>
          </table:table-cell>
          <table:table-cell table:formula="of:=([.$U$3]*[.V137]*[.$U$3])+[.$S$3]" office:value-type="float" office:value="1.43308183405113" calcext:value-type="float">
            <text:p>1.4330818341</text:p>
          </table:table-cell>
          <table:table-cell table:formula="of:=[.S138]/([.S138]+[.$Q$3])" office:value-type="float" office:value="0.588998616485093" calcext:value-type="float">
            <text:p>0.5889986165</text:p>
          </table:table-cell>
          <table:table-cell table:formula="of:=[.R138]+[.T138]*((([.L138]*[.A138])+[.D138])-[.R138])" office:value-type="float" office:value="2.98298309500313" calcext:value-type="float">
            <text:p>2.982983095</text:p>
          </table:table-cell>
          <table:table-cell table:formula="of:=(1-[.T138])*[.S138]" office:value-type="float" office:value="0.588998616485093" calcext:value-type="float">
            <text:p>0.5889986165</text:p>
          </table:table-cell>
          <table:table-cell table:formula="of:=[.D139]-[.U138]" office:value-type="float" office:value="0.00136542371097859" calcext:value-type="float">
            <text:p>0.001365423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8]+[.A139]"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table:style-name="ce5" table:formula="of:=[.D138]*0.8+[.P138]*0.2" office:value-type="float" office:value="2.98434851871411" calcext:value-type="float">
            <text:p>2.984349</text:p>
          </table:table-cell>
          <table:table-cell table:style-name="ce5" table:formula="of:=[.C139]-[.D139]" office:value-type="float" office:value="0.015651481285893" calcext:value-type="float">
            <text:p>0.015651</text:p>
          </table:table-cell>
          <table:table-cell table:style-name="ce5" table:formula="of:=ABS([.E139])" office:value-type="float" office:value="0.015651481285893" calcext:value-type="float">
            <text:p>0.015651</text:p>
          </table:table-cell>
          <table:table-cell table:style-name="ce5" table:formula="of:=[.$E$2]*[.E139]" office:value-type="float" office:value="0.093908887715358" calcext:value-type="float">
            <text:p>0.093909</text:p>
          </table:table-cell>
          <table:table-cell table:style-name="ce5" table:formula="of:=[.H138]+([.E139]*[.A139])" office:value-type="float" office:value="0.289847482841582" calcext:value-type="float">
            <text:p>0.289847</text:p>
          </table:table-cell>
          <table:table-cell table:style-name="ce5" table:formula="of:=[.H139]*[.$G$2]" office:value-type="float" office:value="2.89847482841582" calcext:value-type="float">
            <text:p>2.898475</text:p>
          </table:table-cell>
          <table:table-cell table:style-name="ce5" table:formula="of:=([.E139]-[.E138])/[.A139]" office:value-type="float" office:value="-0.0241411223756183" calcext:value-type="float">
            <text:p>-0.024141</text:p>
          </table:table-cell>
          <table:table-cell table:style-name="ce5" table:formula="of:=[.J139]*[.$I$2]" office:value-type="float" office:value="0.00241411223756183" calcext:value-type="float">
            <text:p>0.002414</text:p>
          </table:table-cell>
          <table:table-cell table:style-name="ce5" table:formula="of:=[.G139]+[.I139]+[.K139]" office:value-type="float" office:value="2.99479782836874" calcext:value-type="float">
            <text:p>2.994798</text:p>
          </table:table-cell>
          <table:table-cell table:style-name="ce5" table:formula="of:=-[.L139]/8" office:value-type="float" office:value="-0.374349728546093" calcext:value-type="float">
            <text:p>-0.374350</text:p>
          </table:table-cell>
          <table:table-cell table:formula="of:=IF([.U139]&gt;[.$C$2];1;0)" office:value-type="float" office:value="0" calcext:value-type="float">
            <text:p>0.00</text:p>
          </table:table-cell>
          <table:table-cell table:style-name="ce7" table:formula="of:=IF([.D139]&gt;[.$C$2];1;0)" office:value-type="float" office:value="0" calcext:value-type="float">
            <text:p>0.00</text:p>
          </table:table-cell>
          <table:table-cell table:style-name="ce5" table:formula="of:=IF([.O139];[.M139];[.L139])" office:value-type="float" office:value="2.99479782836874" calcext:value-type="float">
            <text:p>2.994798</text:p>
          </table:table-cell>
          <table:table-cell table:formula="of:=([.P139]-[.P138])/[.A139]" office:value-type="float" office:value="0.00792860704386555" calcext:value-type="float">
            <text:p>0.007928607</text:p>
          </table:table-cell>
          <table:table-cell table:formula="of:=[.$U$3]*[.U138]" office:value-type="float" office:value="2.55787100216512" calcext:value-type="float">
            <text:p>2.5578710022</text:p>
          </table:table-cell>
          <table:table-cell table:formula="of:=([.$U$3]*[.V138]*[.$U$3])+[.$S$3]" office:value-type="float" office:value="1.43308183405113" calcext:value-type="float">
            <text:p>1.4330818341</text:p>
          </table:table-cell>
          <table:table-cell table:formula="of:=[.S139]/([.S139]+[.$Q$3])" office:value-type="float" office:value="0.588998616485093" calcext:value-type="float">
            <text:p>0.5889986165</text:p>
          </table:table-cell>
          <table:table-cell table:formula="of:=[.R139]+[.T139]*((([.L139]*[.A139])+[.D139])-[.R139])" office:value-type="float" office:value="2.98545884713065" calcext:value-type="float">
            <text:p>2.9854588471</text:p>
          </table:table-cell>
          <table:table-cell table:formula="of:=(1-[.T139])*[.S139]" office:value-type="float" office:value="0.588998616485093" calcext:value-type="float">
            <text:p>0.5889986165</text:p>
          </table:table-cell>
          <table:table-cell table:formula="of:=[.D140]-[.U139]" office:value-type="float" office:value="0.000979533514386066" calcext:value-type="float">
            <text:p>0.000979533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9]+[.A140]" office:value-type="float" office:value="13.4" calcext:value-type="float">
            <text:p>13.4</text:p>
          </table:table-cell>
          <table:table-cell office:value-type="float" office:value="3" calcext:value-type="float">
            <text:p>3</text:p>
          </table:table-cell>
          <table:table-cell table:style-name="ce5" table:formula="of:=[.D139]*0.8+[.P139]*0.2" office:value-type="float" office:value="2.98643838064503" calcext:value-type="float">
            <text:p>2.986438</text:p>
          </table:table-cell>
          <table:table-cell table:style-name="ce5" table:formula="of:=[.C140]-[.D140]" office:value-type="float" office:value="0.0135616193549661" calcext:value-type="float">
            <text:p>0.013562</text:p>
          </table:table-cell>
          <table:table-cell table:style-name="ce5" table:formula="of:=ABS([.E140])" office:value-type="float" office:value="0.0135616193549661" calcext:value-type="float">
            <text:p>0.013562</text:p>
          </table:table-cell>
          <table:table-cell table:style-name="ce5" table:formula="of:=[.$E$2]*[.E140]" office:value-type="float" office:value="0.0813697161297968" calcext:value-type="float">
            <text:p>0.081370</text:p>
          </table:table-cell>
          <table:table-cell table:style-name="ce5" table:formula="of:=[.H139]+([.E140]*[.A140])" office:value-type="float" office:value="0.291203644777079" calcext:value-type="float">
            <text:p>0.291204</text:p>
          </table:table-cell>
          <table:table-cell table:style-name="ce5" table:formula="of:=[.H140]*[.$G$2]" office:value-type="float" office:value="2.91203644777079" calcext:value-type="float">
            <text:p>2.912036</text:p>
          </table:table-cell>
          <table:table-cell table:style-name="ce5" table:formula="of:=([.E140]-[.E139])/[.A140]" office:value-type="float" office:value="-0.0208986193092686" calcext:value-type="float">
            <text:p>-0.020899</text:p>
          </table:table-cell>
          <table:table-cell table:style-name="ce5" table:formula="of:=[.J140]*[.$I$2]" office:value-type="float" office:value="0.00208986193092686" calcext:value-type="float">
            <text:p>0.002090</text:p>
          </table:table-cell>
          <table:table-cell table:style-name="ce5" table:formula="of:=[.G140]+[.I140]+[.K140]" office:value-type="float" office:value="2.99549602583151" calcext:value-type="float">
            <text:p>2.995496</text:p>
          </table:table-cell>
          <table:table-cell table:style-name="ce5" table:formula="of:=-[.L140]/8" office:value-type="float" office:value="-0.374437003228939" calcext:value-type="float">
            <text:p>-0.374437</text:p>
          </table:table-cell>
          <table:table-cell table:formula="of:=IF([.U140]&gt;[.$C$2];1;0)" office:value-type="float" office:value="0" calcext:value-type="float">
            <text:p>0.00</text:p>
          </table:table-cell>
          <table:table-cell table:style-name="ce7" table:formula="of:=IF([.D140]&gt;[.$C$2];1;0)" office:value-type="float" office:value="0" calcext:value-type="float">
            <text:p>0.00</text:p>
          </table:table-cell>
          <table:table-cell table:style-name="ce5" table:formula="of:=IF([.O140];[.M140];[.L140])" office:value-type="float" office:value="2.99549602583151" calcext:value-type="float">
            <text:p>2.995496</text:p>
          </table:table-cell>
          <table:table-cell table:formula="of:=([.P140]-[.P139])/[.A140]" office:value-type="float" office:value="0.00698197462770001" calcext:value-type="float">
            <text:p>0.0069819746</text:p>
          </table:table-cell>
          <table:table-cell table:formula="of:=[.$U$3]*[.U139]" office:value-type="float" office:value="2.55999392890451" calcext:value-type="float">
            <text:p>2.5599939289</text:p>
          </table:table-cell>
          <table:table-cell table:formula="of:=([.$U$3]*[.V139]*[.$U$3])+[.$S$3]" office:value-type="float" office:value="1.43308183405113" calcext:value-type="float">
            <text:p>1.4330818341</text:p>
          </table:table-cell>
          <table:table-cell table:formula="of:=[.S140]/([.S140]+[.$Q$3])" office:value-type="float" office:value="0.588998616485093" calcext:value-type="float">
            <text:p>0.5889986165</text:p>
          </table:table-cell>
          <table:table-cell table:formula="of:=[.R140]+[.T140]*((([.L140]*[.A140])+[.D140])-[.R140])" office:value-type="float" office:value="2.98760342247756" calcext:value-type="float">
            <text:p>2.9876034225</text:p>
          </table:table-cell>
          <table:table-cell table:formula="of:=(1-[.T140])*[.S140]" office:value-type="float" office:value="0.588998616485093" calcext:value-type="float">
            <text:p>0.5889986165</text:p>
          </table:table-cell>
          <table:table-cell table:formula="of:=[.D141]-[.U140]" office:value-type="float" office:value="0.000646487204770452" calcext:value-type="float">
            <text:p>0.000646487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0]+[.A141]"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  <table:table-cell table:style-name="ce5" table:formula="of:=[.D140]*0.8+[.P140]*0.2" office:value-type="float" office:value="2.98824990968233" calcext:value-type="float">
            <text:p>2.988250</text:p>
          </table:table-cell>
          <table:table-cell table:style-name="ce5" table:formula="of:=[.C141]-[.D141]" office:value-type="float" office:value="0.0117500903176708" calcext:value-type="float">
            <text:p>0.011750</text:p>
          </table:table-cell>
          <table:table-cell table:style-name="ce5" table:formula="of:=ABS([.E141])" office:value-type="float" office:value="0.0117500903176708" calcext:value-type="float">
            <text:p>0.011750</text:p>
          </table:table-cell>
          <table:table-cell table:style-name="ce5" table:formula="of:=[.$E$2]*[.E141]" office:value-type="float" office:value="0.070500541906025" calcext:value-type="float">
            <text:p>0.070501</text:p>
          </table:table-cell>
          <table:table-cell table:style-name="ce5" table:formula="of:=[.H140]+([.E141]*[.A141])" office:value-type="float" office:value="0.292378653808846" calcext:value-type="float">
            <text:p>0.292379</text:p>
          </table:table-cell>
          <table:table-cell table:style-name="ce5" table:formula="of:=[.H141]*[.$G$2]" office:value-type="float" office:value="2.92378653808846" calcext:value-type="float">
            <text:p>2.923787</text:p>
          </table:table-cell>
          <table:table-cell table:style-name="ce5" table:formula="of:=([.E141]-[.E140])/[.A141]" office:value-type="float" office:value="-0.0181152903729531" calcext:value-type="float">
            <text:p>-0.018115</text:p>
          </table:table-cell>
          <table:table-cell table:style-name="ce5" table:formula="of:=[.J141]*[.$I$2]" office:value-type="float" office:value="0.00181152903729531" calcext:value-type="float">
            <text:p>0.001812</text:p>
          </table:table-cell>
          <table:table-cell table:style-name="ce5" table:formula="of:=[.G141]+[.I141]+[.K141]" office:value-type="float" office:value="2.99609860903178" calcext:value-type="float">
            <text:p>2.996099</text:p>
          </table:table-cell>
          <table:table-cell table:style-name="ce5" table:formula="of:=-[.L141]/8" office:value-type="float" office:value="-0.374512326128972" calcext:value-type="float">
            <text:p>-0.374512</text:p>
          </table:table-cell>
          <table:table-cell table:formula="of:=IF([.U141]&gt;[.$C$2];1;0)" office:value-type="float" office:value="0" calcext:value-type="float">
            <text:p>0.00</text:p>
          </table:table-cell>
          <table:table-cell table:style-name="ce7" table:formula="of:=IF([.D141]&gt;[.$C$2];1;0)" office:value-type="float" office:value="0" calcext:value-type="float">
            <text:p>0.00</text:p>
          </table:table-cell>
          <table:table-cell table:style-name="ce5" table:formula="of:=IF([.O141];[.M141];[.L141])" office:value-type="float" office:value="2.99609860903178" calcext:value-type="float">
            <text:p>2.996099</text:p>
          </table:table-cell>
          <table:table-cell table:formula="of:=([.P141]-[.P140])/[.A141]" office:value-type="float" office:value="0.00602583200267404" calcext:value-type="float">
            <text:p>0.006025832</text:p>
          </table:table-cell>
          <table:table-cell table:formula="of:=[.$U$3]*[.U140]" office:value-type="float" office:value="2.56183287566254" calcext:value-type="float">
            <text:p>2.5618328757</text:p>
          </table:table-cell>
          <table:table-cell table:formula="of:=([.$U$3]*[.V140]*[.$U$3])+[.$S$3]" office:value-type="float" office:value="1.43308183405113" calcext:value-type="float">
            <text:p>1.4330818341</text:p>
          </table:table-cell>
          <table:table-cell table:formula="of:=[.S141]/([.S141]+[.$Q$3])" office:value-type="float" office:value="0.588998616485093" calcext:value-type="float">
            <text:p>0.5889986165</text:p>
          </table:table-cell>
          <table:table-cell table:formula="of:=[.R141]+[.T141]*((([.L141]*[.A141])+[.D141])-[.R141])" office:value-type="float" office:value="2.98946171230314" calcext:value-type="float">
            <text:p>2.9894617123</text:p>
          </table:table-cell>
          <table:table-cell table:formula="of:=(1-[.T141])*[.S141]" office:value-type="float" office:value="0.588998616485093" calcext:value-type="float">
            <text:p>0.5889986165</text:p>
          </table:table-cell>
          <table:table-cell table:formula="of:=[.D142]-[.U141]" office:value-type="float" office:value="0.000357937249082063" calcext:value-type="float">
            <text:p>0.000357937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1]+[.A142]" office:value-type="float" office:value="13.6" calcext:value-type="float">
            <text:p>13.6</text:p>
          </table:table-cell>
          <table:table-cell office:value-type="float" office:value="3" calcext:value-type="float">
            <text:p>3</text:p>
          </table:table-cell>
          <table:table-cell table:style-name="ce5" table:formula="of:=[.D141]*0.8+[.P141]*0.2" office:value-type="float" office:value="2.98981964955222" calcext:value-type="float">
            <text:p>2.989820</text:p>
          </table:table-cell>
          <table:table-cell table:style-name="ce5" table:formula="of:=[.C142]-[.D142]" office:value-type="float" office:value="0.0101803504477807" calcext:value-type="float">
            <text:p>0.010180</text:p>
          </table:table-cell>
          <table:table-cell table:style-name="ce5" table:formula="of:=ABS([.E142])" office:value-type="float" office:value="0.0101803504477807" calcext:value-type="float">
            <text:p>0.010180</text:p>
          </table:table-cell>
          <table:table-cell table:style-name="ce5" table:formula="of:=[.$E$2]*[.E142]" office:value-type="float" office:value="0.0610821026866839" calcext:value-type="float">
            <text:p>0.061082</text:p>
          </table:table-cell>
          <table:table-cell table:style-name="ce5" table:formula="of:=[.H141]+([.E142]*[.A142])" office:value-type="float" office:value="0.293396688853624" calcext:value-type="float">
            <text:p>0.293397</text:p>
          </table:table-cell>
          <table:table-cell table:style-name="ce5" table:formula="of:=[.H142]*[.$G$2]" office:value-type="float" office:value="2.93396688853624" calcext:value-type="float">
            <text:p>2.933967</text:p>
          </table:table-cell>
          <table:table-cell table:style-name="ce5" table:formula="of:=([.E142]-[.E141])/[.A142]" office:value-type="float" office:value="-0.0156973986989017" calcext:value-type="float">
            <text:p>-0.015697</text:p>
          </table:table-cell>
          <table:table-cell table:style-name="ce5" table:formula="of:=[.J142]*[.$I$2]" office:value-type="float" office:value="0.00156973986989017" calcext:value-type="float">
            <text:p>0.001570</text:p>
          </table:table-cell>
          <table:table-cell table:style-name="ce5" table:formula="of:=[.G142]+[.I142]+[.K142]" office:value-type="float" office:value="2.99661873109281" calcext:value-type="float">
            <text:p>2.996619</text:p>
          </table:table-cell>
          <table:table-cell table:style-name="ce5" table:formula="of:=-[.L142]/8" office:value-type="float" office:value="-0.374577341386601" calcext:value-type="float">
            <text:p>-0.374577</text:p>
          </table:table-cell>
          <table:table-cell table:formula="of:=IF([.U142]&gt;[.$C$2];1;0)" office:value-type="float" office:value="0" calcext:value-type="float">
            <text:p>0.00</text:p>
          </table:table-cell>
          <table:table-cell table:style-name="ce7" table:formula="of:=IF([.D142]&gt;[.$C$2];1;0)" office:value-type="float" office:value="0" calcext:value-type="float">
            <text:p>0.00</text:p>
          </table:table-cell>
          <table:table-cell table:style-name="ce5" table:formula="of:=IF([.O142];[.M142];[.L142])" office:value-type="float" office:value="2.99661873109281" calcext:value-type="float">
            <text:p>2.996619</text:p>
          </table:table-cell>
          <table:table-cell table:formula="of:=([.P142]-[.P141])/[.A142]" office:value-type="float" office:value="0.00520122061034467" calcext:value-type="float">
            <text:p>0.0052012206</text:p>
          </table:table-cell>
          <table:table-cell table:formula="of:=[.$U$3]*[.U141]" office:value-type="float" office:value="2.5634263361372" calcext:value-type="float">
            <text:p>2.5634263361</text:p>
          </table:table-cell>
          <table:table-cell table:formula="of:=([.$U$3]*[.V141]*[.$U$3])+[.$S$3]" office:value-type="float" office:value="1.43308183405113" calcext:value-type="float">
            <text:p>1.4330818341</text:p>
          </table:table-cell>
          <table:table-cell table:formula="of:=[.S142]/([.S142]+[.$Q$3])" office:value-type="float" office:value="0.588998616485093" calcext:value-type="float">
            <text:p>0.5889986165</text:p>
          </table:table-cell>
          <table:table-cell table:formula="of:=[.R142]+[.T142]*((([.L142]*[.A142])+[.D142])-[.R142])" office:value-type="float" office:value="2.99107183649184" calcext:value-type="float">
            <text:p>2.9910718365</text:p>
          </table:table-cell>
          <table:table-cell table:formula="of:=(1-[.T142])*[.S142]" office:value-type="float" office:value="0.588998616485093" calcext:value-type="float">
            <text:p>0.5889986165</text:p>
          </table:table-cell>
          <table:table-cell table:formula="of:=[.D143]-[.U142]" office:value-type="float" office:value="0.000107629368497175" calcext:value-type="float">
            <text:p>0.000107629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2]+[.A143]"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5" table:formula="of:=[.D142]*0.8+[.P142]*0.2" office:value-type="float" office:value="2.99117946586034" calcext:value-type="float">
            <text:p>2.991179</text:p>
          </table:table-cell>
          <table:table-cell table:style-name="ce5" table:formula="of:=[.C143]-[.D143]" office:value-type="float" office:value="0.00882053413966188" calcext:value-type="float">
            <text:p>0.008821</text:p>
          </table:table-cell>
          <table:table-cell table:style-name="ce5" table:formula="of:=ABS([.E143])" office:value-type="float" office:value="0.00882053413966188" calcext:value-type="float">
            <text:p>0.008821</text:p>
          </table:table-cell>
          <table:table-cell table:style-name="ce5" table:formula="of:=[.$E$2]*[.E143]" office:value-type="float" office:value="0.0529232048379713" calcext:value-type="float">
            <text:p>0.052923</text:p>
          </table:table-cell>
          <table:table-cell table:style-name="ce5" table:formula="of:=[.H142]+([.E143]*[.A143])" office:value-type="float" office:value="0.29427874226759" calcext:value-type="float">
            <text:p>0.294279</text:p>
          </table:table-cell>
          <table:table-cell table:style-name="ce5" table:formula="of:=[.H143]*[.$G$2]" office:value-type="float" office:value="2.9427874226759" calcext:value-type="float">
            <text:p>2.942787</text:p>
          </table:table-cell>
          <table:table-cell table:style-name="ce5" table:formula="of:=([.E143]-[.E142])/[.A143]" office:value-type="float" office:value="-0.0135981630811877" calcext:value-type="float">
            <text:p>-0.013598</text:p>
          </table:table-cell>
          <table:table-cell table:style-name="ce5" table:formula="of:=[.J143]*[.$I$2]" office:value-type="float" office:value="0.00135981630811877" calcext:value-type="float">
            <text:p>0.001360</text:p>
          </table:table-cell>
          <table:table-cell table:style-name="ce5" table:formula="of:=[.G143]+[.I143]+[.K143]" office:value-type="float" office:value="2.99707044382199" calcext:value-type="float">
            <text:p>2.997070</text:p>
          </table:table-cell>
          <table:table-cell table:style-name="ce5" table:formula="of:=-[.L143]/8" office:value-type="float" office:value="-0.374633805477749" calcext:value-type="float">
            <text:p>-0.374634</text:p>
          </table:table-cell>
          <table:table-cell table:formula="of:=IF([.U143]&gt;[.$C$2];1;0)" office:value-type="float" office:value="0" calcext:value-type="float">
            <text:p>0.00</text:p>
          </table:table-cell>
          <table:table-cell table:style-name="ce7" table:formula="of:=IF([.D143]&gt;[.$C$2];1;0)" office:value-type="float" office:value="0" calcext:value-type="float">
            <text:p>0.00</text:p>
          </table:table-cell>
          <table:table-cell table:style-name="ce5" table:formula="of:=IF([.O143];[.M143];[.L143])" office:value-type="float" office:value="2.99707044382199" calcext:value-type="float">
            <text:p>2.997070</text:p>
          </table:table-cell>
          <table:table-cell table:formula="of:=([.P143]-[.P142])/[.A143]" office:value-type="float" office:value="0.00451712729177434" calcext:value-type="float">
            <text:p>0.0045171273</text:p>
          </table:table-cell>
          <table:table-cell table:formula="of:=[.$U$3]*[.U142]" office:value-type="float" office:value="2.56480699765656" calcext:value-type="float">
            <text:p>2.5648069977</text:p>
          </table:table-cell>
          <table:table-cell table:formula="of:=([.$U$3]*[.V142]*[.$U$3])+[.$S$3]" office:value-type="float" office:value="1.43308183405113" calcext:value-type="float">
            <text:p>1.4330818341</text:p>
          </table:table-cell>
          <table:table-cell table:formula="of:=[.S143]/([.S143]+[.$Q$3])" office:value-type="float" office:value="0.588998616485093" calcext:value-type="float">
            <text:p>0.5889986165</text:p>
          </table:table-cell>
          <table:table-cell table:formula="of:=[.R143]+[.T143]*((([.L143]*[.A143])+[.D143])-[.R143])" office:value-type="float" office:value="2.99246682602787" calcext:value-type="float">
            <text:p>2.992466826</text:p>
          </table:table-cell>
          <table:table-cell table:formula="of:=(1-[.T143])*[.S143]" office:value-type="float" office:value="0.588998616485093" calcext:value-type="float">
            <text:p>0.5889986165</text:p>
          </table:table-cell>
          <table:table-cell table:formula="of:=[.D144]-[.U143]" office:value-type="float" office:value="-0.000109164575204268" calcext:value-type="float">
            <text:p>-0.000109164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3]+[.A144]"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style-name="ce5" table:formula="of:=[.D143]*0.8+[.P143]*0.2" office:value-type="float" office:value="2.99235766145267" calcext:value-type="float">
            <text:p>2.992358</text:p>
          </table:table-cell>
          <table:table-cell table:style-name="ce5" table:formula="of:=[.C144]-[.D144]" office:value-type="float" office:value="0.00764233854733165" calcext:value-type="float">
            <text:p>0.007642</text:p>
          </table:table-cell>
          <table:table-cell table:style-name="ce5" table:formula="of:=ABS([.E144])" office:value-type="float" office:value="0.00764233854733165" calcext:value-type="float">
            <text:p>0.007642</text:p>
          </table:table-cell>
          <table:table-cell table:style-name="ce5" table:formula="of:=[.$E$2]*[.E144]" office:value-type="float" office:value="0.0458540312839899" calcext:value-type="float">
            <text:p>0.045854</text:p>
          </table:table-cell>
          <table:table-cell table:style-name="ce5" table:formula="of:=[.H143]+([.E144]*[.A144])" office:value-type="float" office:value="0.295042976122323" calcext:value-type="float">
            <text:p>0.295043</text:p>
          </table:table-cell>
          <table:table-cell table:style-name="ce5" table:formula="of:=[.H144]*[.$G$2]" office:value-type="float" office:value="2.95042976122323" calcext:value-type="float">
            <text:p>2.950430</text:p>
          </table:table-cell>
          <table:table-cell table:style-name="ce5" table:formula="of:=([.E144]-[.E143])/[.A144]" office:value-type="float" office:value="-0.0117819559233023" calcext:value-type="float">
            <text:p>-0.011782</text:p>
          </table:table-cell>
          <table:table-cell table:style-name="ce5" table:formula="of:=[.J144]*[.$I$2]" office:value-type="float" office:value="0.00117819559233023" calcext:value-type="float">
            <text:p>0.001178</text:p>
          </table:table-cell>
          <table:table-cell table:style-name="ce5" table:formula="of:=[.G144]+[.I144]+[.K144]" office:value-type="float" office:value="2.99746198809955" calcext:value-type="float">
            <text:p>2.997462</text:p>
          </table:table-cell>
          <table:table-cell table:style-name="ce5" table:formula="of:=-[.L144]/8" office:value-type="float" office:value="-0.374682748512444" calcext:value-type="float">
            <text:p>-0.374683</text:p>
          </table:table-cell>
          <table:table-cell table:formula="of:=IF([.U144]&gt;[.$C$2];1;0)" office:value-type="float" office:value="0" calcext:value-type="float">
            <text:p>0.00</text:p>
          </table:table-cell>
          <table:table-cell table:style-name="ce7" table:formula="of:=IF([.D144]&gt;[.$C$2];1;0)" office:value-type="float" office:value="0" calcext:value-type="float">
            <text:p>0.00</text:p>
          </table:table-cell>
          <table:table-cell table:style-name="ce5" table:formula="of:=IF([.O144];[.M144];[.L144])" office:value-type="float" office:value="2.99746198809955" calcext:value-type="float">
            <text:p>2.997462</text:p>
          </table:table-cell>
          <table:table-cell table:formula="of:=([.P144]-[.P143])/[.A144]" office:value-type="float" office:value="0.00391544277562161" calcext:value-type="float">
            <text:p>0.0039154428</text:p>
          </table:table-cell>
          <table:table-cell table:formula="of:=[.$U$3]*[.U143]" office:value-type="float" office:value="2.56600318387985" calcext:value-type="float">
            <text:p>2.5660031839</text:p>
          </table:table-cell>
          <table:table-cell table:formula="of:=([.$U$3]*[.V143]*[.$U$3])+[.$S$3]" office:value-type="float" office:value="1.43308183405113" calcext:value-type="float">
            <text:p>1.4330818341</text:p>
          </table:table-cell>
          <table:table-cell table:formula="of:=[.S144]/([.S144]+[.$Q$3])" office:value-type="float" office:value="0.588998616485093" calcext:value-type="float">
            <text:p>0.5889986165</text:p>
          </table:table-cell>
          <table:table-cell table:formula="of:=[.R144]+[.T144]*((([.L144]*[.A144])+[.D144])-[.R144])" office:value-type="float" office:value="2.99367547769819" calcext:value-type="float">
            <text:p>2.9936754777</text:p>
          </table:table-cell>
          <table:table-cell table:formula="of:=(1-[.T144])*[.S144]" office:value-type="float" office:value="0.588998616485093" calcext:value-type="float">
            <text:p>0.5889986165</text:p>
          </table:table-cell>
          <table:table-cell table:formula="of:=[.D145]-[.U144]" office:value-type="float" office:value="-0.00029695091614812" calcext:value-type="float">
            <text:p>-0.000296950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4]+[.A145]" office:value-type="float" office:value="13.9" calcext:value-type="float">
            <text:p>13.9</text:p>
          </table:table-cell>
          <table:table-cell office:value-type="float" office:value="3" calcext:value-type="float">
            <text:p>3</text:p>
          </table:table-cell>
          <table:table-cell table:style-name="ce5" table:formula="of:=[.D144]*0.8+[.P144]*0.2" office:value-type="float" office:value="2.99337852678205" calcext:value-type="float">
            <text:p>2.993379</text:p>
          </table:table-cell>
          <table:table-cell table:style-name="ce5" table:formula="of:=[.C145]-[.D145]" office:value-type="float" office:value="0.00662147321795459" calcext:value-type="float">
            <text:p>0.006621</text:p>
          </table:table-cell>
          <table:table-cell table:style-name="ce5" table:formula="of:=ABS([.E145])" office:value-type="float" office:value="0.00662147321795459" calcext:value-type="float">
            <text:p>0.006621</text:p>
          </table:table-cell>
          <table:table-cell table:style-name="ce5" table:formula="of:=[.$E$2]*[.E145]" office:value-type="float" office:value="0.0397288393077275" calcext:value-type="float">
            <text:p>0.039729</text:p>
          </table:table-cell>
          <table:table-cell table:style-name="ce5" table:formula="of:=[.H144]+([.E145]*[.A145])" office:value-type="float" office:value="0.295705123444119" calcext:value-type="float">
            <text:p>0.295705</text:p>
          </table:table-cell>
          <table:table-cell table:style-name="ce5" table:formula="of:=[.H145]*[.$G$2]" office:value-type="float" office:value="2.95705123444119" calcext:value-type="float">
            <text:p>2.957051</text:p>
          </table:table-cell>
          <table:table-cell table:style-name="ce5" table:formula="of:=([.E145]-[.E144])/[.A145]" office:value-type="float" office:value="-0.0102086532937706" calcext:value-type="float">
            <text:p>-0.010209</text:p>
          </table:table-cell>
          <table:table-cell table:style-name="ce5" table:formula="of:=[.J145]*[.$I$2]" office:value-type="float" office:value="0.00102086532937706" calcext:value-type="float">
            <text:p>0.001021</text:p>
          </table:table-cell>
          <table:table-cell table:style-name="ce5" table:formula="of:=[.G145]+[.I145]+[.K145]" office:value-type="float" office:value="2.99780093907829" calcext:value-type="float">
            <text:p>2.997801</text:p>
          </table:table-cell>
          <table:table-cell table:style-name="ce5" table:formula="of:=-[.L145]/8" office:value-type="float" office:value="-0.374725117384786" calcext:value-type="float">
            <text:p>-0.374725</text:p>
          </table:table-cell>
          <table:table-cell table:formula="of:=IF([.U145]&gt;[.$C$2];1;0)" office:value-type="float" office:value="0" calcext:value-type="float">
            <text:p>0.00</text:p>
          </table:table-cell>
          <table:table-cell table:style-name="ce7" table:formula="of:=IF([.D145]&gt;[.$C$2];1;0)" office:value-type="float" office:value="0" calcext:value-type="float">
            <text:p>0.00</text:p>
          </table:table-cell>
          <table:table-cell table:style-name="ce5" table:formula="of:=IF([.O145];[.M145];[.L145])" office:value-type="float" office:value="2.99780093907829" calcext:value-type="float">
            <text:p>2.997801</text:p>
          </table:table-cell>
          <table:table-cell table:formula="of:=([.P145]-[.P144])/[.A145]" office:value-type="float" office:value="0.00338950978739039" calcext:value-type="float">
            <text:p>0.0033895098</text:p>
          </table:table-cell>
          <table:table-cell table:formula="of:=[.$U$3]*[.U144]" office:value-type="float" office:value="2.56703958769468" calcext:value-type="float">
            <text:p>2.5670395877</text:p>
          </table:table-cell>
          <table:table-cell table:formula="of:=([.$U$3]*[.V144]*[.$U$3])+[.$S$3]" office:value-type="float" office:value="1.43308183405113" calcext:value-type="float">
            <text:p>1.4330818341</text:p>
          </table:table-cell>
          <table:table-cell table:formula="of:=[.S145]/([.S145]+[.$Q$3])" office:value-type="float" office:value="0.588998616485093" calcext:value-type="float">
            <text:p>0.5889986165</text:p>
          </table:table-cell>
          <table:table-cell table:formula="of:=[.R145]+[.T145]*((([.L145]*[.A145])+[.D145])-[.R145])" office:value-type="float" office:value="2.99472269353234" calcext:value-type="float">
            <text:p>2.9947226935</text:p>
          </table:table-cell>
          <table:table-cell table:formula="of:=(1-[.T145])*[.S145]" office:value-type="float" office:value="0.588998616485093" calcext:value-type="float">
            <text:p>0.5889986165</text:p>
          </table:table-cell>
          <table:table-cell table:formula="of:=[.D146]-[.U145]" office:value-type="float" office:value="-0.000459684291048035" calcext:value-type="float">
            <text:p>-0.000459684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5]+[.A146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table:formula="of:=[.D145]*0.8+[.P145]*0.2" office:value-type="float" office:value="2.99426300924129" calcext:value-type="float">
            <text:p>2.994263</text:p>
          </table:table-cell>
          <table:table-cell table:style-name="ce5" table:formula="of:=[.C146]-[.D146]" office:value-type="float" office:value="0.00573699075870504" calcext:value-type="float">
            <text:p>0.005737</text:p>
          </table:table-cell>
          <table:table-cell table:style-name="ce5" table:formula="of:=ABS([.E146])" office:value-type="float" office:value="0.00573699075870504" calcext:value-type="float">
            <text:p>0.005737</text:p>
          </table:table-cell>
          <table:table-cell table:style-name="ce5" table:formula="of:=[.$E$2]*[.E146]" office:value-type="float" office:value="0.0344219445522302" calcext:value-type="float">
            <text:p>0.034422</text:p>
          </table:table-cell>
          <table:table-cell table:style-name="ce5" table:formula="of:=[.H145]+([.E146]*[.A146])" office:value-type="float" office:value="0.296278822519989" calcext:value-type="float">
            <text:p>0.296279</text:p>
          </table:table-cell>
          <table:table-cell table:style-name="ce5" table:formula="of:=[.H146]*[.$G$2]" office:value-type="float" office:value="2.96278822519989" calcext:value-type="float">
            <text:p>2.962788</text:p>
          </table:table-cell>
          <table:table-cell table:style-name="ce5" table:formula="of:=([.E146]-[.E145])/[.A146]" office:value-type="float" office:value="-0.00884482459249547" calcext:value-type="float">
            <text:p>-0.008845</text:p>
          </table:table-cell>
          <table:table-cell table:style-name="ce5" table:formula="of:=[.J146]*[.$I$2]" office:value-type="float" office:value="0.000884482459249547" calcext:value-type="float">
            <text:p>0.000884</text:p>
          </table:table-cell>
          <table:table-cell table:style-name="ce5" table:formula="of:=[.G146]+[.I146]+[.K146]" office:value-type="float" office:value="2.99809465221137" calcext:value-type="float">
            <text:p>2.998095</text:p>
          </table:table-cell>
          <table:table-cell table:style-name="ce5" table:formula="of:=-[.L146]/8" office:value-type="float" office:value="-0.374761831526421" calcext:value-type="float">
            <text:p>-0.374762</text:p>
          </table:table-cell>
          <table:table-cell table:formula="of:=IF([.U146]&gt;[.$C$2];1;0)" office:value-type="float" office:value="0" calcext:value-type="float">
            <text:p>0.00</text:p>
          </table:table-cell>
          <table:table-cell table:style-name="ce7" table:formula="of:=IF([.D146]&gt;[.$C$2];1;0)" office:value-type="float" office:value="0" calcext:value-type="float">
            <text:p>0.00</text:p>
          </table:table-cell>
          <table:table-cell table:style-name="ce5" table:formula="of:=IF([.O146];[.M146];[.L146])" office:value-type="float" office:value="2.99809465221137" calcext:value-type="float">
            <text:p>2.998095</text:p>
          </table:table-cell>
          <table:table-cell table:formula="of:=([.P146]-[.P145])/[.A146]" office:value-type="float" office:value="0.00293713133080242" calcext:value-type="float">
            <text:p>0.0029371313</text:p>
          </table:table-cell>
          <table:table-cell table:formula="of:=[.$U$3]*[.U145]" office:value-type="float" office:value="2.56793756228249" calcext:value-type="float">
            <text:p>2.5679375623</text:p>
          </table:table-cell>
          <table:table-cell table:formula="of:=([.$U$3]*[.V145]*[.$U$3])+[.$S$3]" office:value-type="float" office:value="1.43308183405113" calcext:value-type="float">
            <text:p>1.4330818341</text:p>
          </table:table-cell>
          <table:table-cell table:formula="of:=[.S146]/([.S146]+[.$Q$3])" office:value-type="float" office:value="0.588998616485093" calcext:value-type="float">
            <text:p>0.5889986165</text:p>
          </table:table-cell>
          <table:table-cell table:formula="of:=[.R146]+[.T146]*((([.L146]*[.A146])+[.D146])-[.R146])" office:value-type="float" office:value="2.995630020938" calcext:value-type="float">
            <text:p>2.9956300209</text:p>
          </table:table-cell>
          <table:table-cell table:formula="of:=(1-[.T146])*[.S146]" office:value-type="float" office:value="0.588998616485093" calcext:value-type="float">
            <text:p>0.5889986165</text:p>
          </table:table-cell>
          <table:table-cell table:formula="of:=[.D147]-[.U146]" office:value-type="float" office:value="-0.000600683102689459" calcext:value-type="float">
            <text:p>-0.00060068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6]+[.A147]"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table:style-name="ce5" table:formula="of:=[.D146]*0.8+[.P146]*0.2" office:value-type="float" office:value="2.99502933783531" calcext:value-type="float">
            <text:p>2.995029</text:p>
          </table:table-cell>
          <table:table-cell table:style-name="ce5" table:formula="of:=[.C147]-[.D147]" office:value-type="float" office:value="0.00497066216468944" calcext:value-type="float">
            <text:p>0.004971</text:p>
          </table:table-cell>
          <table:table-cell table:style-name="ce5" table:formula="of:=ABS([.E147])" office:value-type="float" office:value="0.00497066216468944" calcext:value-type="float">
            <text:p>0.004971</text:p>
          </table:table-cell>
          <table:table-cell table:style-name="ce5" table:formula="of:=[.$E$2]*[.E147]" office:value-type="float" office:value="0.0298239729881367" calcext:value-type="float">
            <text:p>0.029824</text:p>
          </table:table-cell>
          <table:table-cell table:style-name="ce5" table:formula="of:=[.H146]+([.E147]*[.A147])" office:value-type="float" office:value="0.296775888736458" calcext:value-type="float">
            <text:p>0.296776</text:p>
          </table:table-cell>
          <table:table-cell table:style-name="ce5" table:formula="of:=[.H147]*[.$G$2]" office:value-type="float" office:value="2.96775888736458" calcext:value-type="float">
            <text:p>2.967759</text:p>
          </table:table-cell>
          <table:table-cell table:style-name="ce5" table:formula="of:=([.E147]-[.E146])/[.A147]" office:value-type="float" office:value="-0.00766328594015597" calcext:value-type="float">
            <text:p>-0.007663</text:p>
          </table:table-cell>
          <table:table-cell table:style-name="ce5" table:formula="of:=[.J147]*[.$I$2]" office:value-type="float" office:value="0.000766328594015597" calcext:value-type="float">
            <text:p>0.000766</text:p>
          </table:table-cell>
          <table:table-cell table:style-name="ce5" table:formula="of:=[.G147]+[.I147]+[.K147]" office:value-type="float" office:value="2.99834918894673" calcext:value-type="float">
            <text:p>2.998349</text:p>
          </table:table-cell>
          <table:table-cell table:style-name="ce5" table:formula="of:=-[.L147]/8" office:value-type="float" office:value="-0.374793648618342" calcext:value-type="float">
            <text:p>-0.374794</text:p>
          </table:table-cell>
          <table:table-cell table:formula="of:=IF([.U147]&gt;[.$C$2];1;0)" office:value-type="float" office:value="0" calcext:value-type="float">
            <text:p>0.00</text:p>
          </table:table-cell>
          <table:table-cell table:style-name="ce7" table:formula="of:=IF([.D147]&gt;[.$C$2];1;0)" office:value-type="float" office:value="0" calcext:value-type="float">
            <text:p>0.00</text:p>
          </table:table-cell>
          <table:table-cell table:style-name="ce5" table:formula="of:=IF([.O147];[.M147];[.L147])" office:value-type="float" office:value="2.99834918894673" calcext:value-type="float">
            <text:p>2.998349</text:p>
          </table:table-cell>
          <table:table-cell table:formula="of:=([.P147]-[.P146])/[.A147]" office:value-type="float" office:value="0.0025453673536191" calcext:value-type="float">
            <text:p>0.0025453674</text:p>
          </table:table-cell>
          <table:table-cell table:formula="of:=[.$U$3]*[.U146]" office:value-type="float" office:value="2.56871558427808" calcext:value-type="float">
            <text:p>2.5687155843</text:p>
          </table:table-cell>
          <table:table-cell table:formula="of:=([.$U$3]*[.V146]*[.$U$3])+[.$S$3]" office:value-type="float" office:value="1.43308183405113" calcext:value-type="float">
            <text:p>1.4330818341</text:p>
          </table:table-cell>
          <table:table-cell table:formula="of:=[.S147]/([.S147]+[.$Q$3])" office:value-type="float" office:value="0.588998616485093" calcext:value-type="float">
            <text:p>0.5889986165</text:p>
          </table:table-cell>
          <table:table-cell table:formula="of:=[.R147]+[.T147]*((([.L147]*[.A147])+[.D147])-[.R147])" office:value-type="float" office:value="2.99641614771474" calcext:value-type="float">
            <text:p>2.9964161477</text:p>
          </table:table-cell>
          <table:table-cell table:formula="of:=(1-[.T147])*[.S147]" office:value-type="float" office:value="0.588998616485093" calcext:value-type="float">
            <text:p>0.5889986165</text:p>
          </table:table-cell>
          <table:table-cell table:formula="of:=[.D148]-[.U147]" office:value-type="float" office:value="-0.000722839657144814" calcext:value-type="float">
            <text:p>-0.000722839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7]+[.A148]"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style-name="ce5" table:formula="of:=[.D147]*0.8+[.P147]*0.2" office:value-type="float" office:value="2.9956933080576" calcext:value-type="float">
            <text:p>2.995693</text:p>
          </table:table-cell>
          <table:table-cell table:style-name="ce5" table:formula="of:=[.C148]-[.D148]" office:value-type="float" office:value="0.00430669194240485" calcext:value-type="float">
            <text:p>0.004307</text:p>
          </table:table-cell>
          <table:table-cell table:style-name="ce5" table:formula="of:=ABS([.E148])" office:value-type="float" office:value="0.00430669194240485" calcext:value-type="float">
            <text:p>0.004307</text:p>
          </table:table-cell>
          <table:table-cell table:style-name="ce5" table:formula="of:=[.$E$2]*[.E148]" office:value-type="float" office:value="0.0258401516544291" calcext:value-type="float">
            <text:p>0.025840</text:p>
          </table:table-cell>
          <table:table-cell table:style-name="ce5" table:formula="of:=[.H147]+([.E148]*[.A148])" office:value-type="float" office:value="0.297206557930699" calcext:value-type="float">
            <text:p>0.297207</text:p>
          </table:table-cell>
          <table:table-cell table:style-name="ce5" table:formula="of:=[.H148]*[.$G$2]" office:value-type="float" office:value="2.97206557930699" calcext:value-type="float">
            <text:p>2.972066</text:p>
          </table:table-cell>
          <table:table-cell table:style-name="ce5" table:formula="of:=([.E148]-[.E147])/[.A148]" office:value-type="float" office:value="-0.00663970222284593" calcext:value-type="float">
            <text:p>-0.006640</text:p>
          </table:table-cell>
          <table:table-cell table:style-name="ce5" table:formula="of:=[.J148]*[.$I$2]" office:value-type="float" office:value="0.000663970222284593" calcext:value-type="float">
            <text:p>0.000664</text:p>
          </table:table-cell>
          <table:table-cell table:style-name="ce5" table:formula="of:=[.G148]+[.I148]+[.K148]" office:value-type="float" office:value="2.9985697011837" calcext:value-type="float">
            <text:p>2.998570</text:p>
          </table:table-cell>
          <table:table-cell table:style-name="ce5" table:formula="of:=-[.L148]/8" office:value-type="float" office:value="-0.374821212647962" calcext:value-type="float">
            <text:p>-0.374821</text:p>
          </table:table-cell>
          <table:table-cell table:formula="of:=IF([.U148]&gt;[.$C$2];1;0)" office:value-type="float" office:value="0" calcext:value-type="float">
            <text:p>0.00</text:p>
          </table:table-cell>
          <table:table-cell table:style-name="ce7" table:formula="of:=IF([.D148]&gt;[.$C$2];1;0)" office:value-type="float" office:value="0" calcext:value-type="float">
            <text:p>0.00</text:p>
          </table:table-cell>
          <table:table-cell table:style-name="ce5" table:formula="of:=IF([.O148];[.M148];[.L148])" office:value-type="float" office:value="2.9985697011837" calcext:value-type="float">
            <text:p>2.998570</text:p>
          </table:table-cell>
          <table:table-cell table:formula="of:=([.P148]-[.P147])/[.A148]" office:value-type="float" office:value="0.0022051223696673" calcext:value-type="float">
            <text:p>0.0022051224</text:p>
          </table:table-cell>
          <table:table-cell table:formula="of:=[.$U$3]*[.U147]" office:value-type="float" office:value="2.56938967823779" calcext:value-type="float">
            <text:p>2.5693896782</text:p>
          </table:table-cell>
          <table:table-cell table:formula="of:=([.$U$3]*[.V147]*[.$U$3])+[.$S$3]" office:value-type="float" office:value="1.43308183405113" calcext:value-type="float">
            <text:p>1.4330818341</text:p>
          </table:table-cell>
          <table:table-cell table:formula="of:=[.S148]/([.S148]+[.$Q$3])" office:value-type="float" office:value="0.588998616485093" calcext:value-type="float">
            <text:p>0.5889986165</text:p>
          </table:table-cell>
          <table:table-cell table:formula="of:=[.R148]+[.T148]*((([.L148]*[.A148])+[.D148])-[.R148])" office:value-type="float" office:value="2.99709726694736" calcext:value-type="float">
            <text:p>2.9970972669</text:p>
          </table:table-cell>
          <table:table-cell table:formula="of:=(1-[.T148])*[.S148]" office:value-type="float" office:value="0.588998616485093" calcext:value-type="float">
            <text:p>0.5889986165</text:p>
          </table:table-cell>
          <table:table-cell table:formula="of:=[.D149]-[.U148]" office:value-type="float" office:value="-0.000828680264544079" calcext:value-type="float">
            <text:p>-0.000828680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8]+[.A149]" office:value-type="float" office:value="14.3" calcext:value-type="float">
            <text:p>14.3</text:p>
          </table:table-cell>
          <table:table-cell office:value-type="float" office:value="3" calcext:value-type="float">
            <text:p>3</text:p>
          </table:table-cell>
          <table:table-cell table:style-name="ce5" table:formula="of:=[.D148]*0.8+[.P148]*0.2" office:value-type="float" office:value="2.99626858668282" calcext:value-type="float">
            <text:p>2.996269</text:p>
          </table:table-cell>
          <table:table-cell table:style-name="ce5" table:formula="of:=[.C149]-[.D149]" office:value-type="float" office:value="0.00373141331718374" calcext:value-type="float">
            <text:p>0.003731</text:p>
          </table:table-cell>
          <table:table-cell table:style-name="ce5" table:formula="of:=ABS([.E149])" office:value-type="float" office:value="0.00373141331718374" calcext:value-type="float">
            <text:p>0.003731</text:p>
          </table:table-cell>
          <table:table-cell table:style-name="ce5" table:formula="of:=[.$E$2]*[.E149]" office:value-type="float" office:value="0.0223884799031024" calcext:value-type="float">
            <text:p>0.022388</text:p>
          </table:table-cell>
          <table:table-cell table:style-name="ce5" table:formula="of:=[.H148]+([.E149]*[.A149])" office:value-type="float" office:value="0.297579699262417" calcext:value-type="float">
            <text:p>0.297580</text:p>
          </table:table-cell>
          <table:table-cell table:style-name="ce5" table:formula="of:=[.H149]*[.$G$2]" office:value-type="float" office:value="2.97579699262417" calcext:value-type="float">
            <text:p>2.975797</text:p>
          </table:table-cell>
          <table:table-cell table:style-name="ce5" table:formula="of:=([.E149]-[.E148])/[.A149]" office:value-type="float" office:value="-0.0057527862522111" calcext:value-type="float">
            <text:p>-0.005753</text:p>
          </table:table-cell>
          <table:table-cell table:style-name="ce5" table:formula="of:=[.J149]*[.$I$2]" office:value-type="float" office:value="0.00057527862522111" calcext:value-type="float">
            <text:p>0.000575</text:p>
          </table:table-cell>
          <table:table-cell table:style-name="ce5" table:formula="of:=[.G149]+[.I149]+[.K149]" office:value-type="float" office:value="2.99876075115249" calcext:value-type="float">
            <text:p>2.998761</text:p>
          </table:table-cell>
          <table:table-cell table:style-name="ce5" table:formula="of:=-[.L149]/8" office:value-type="float" office:value="-0.374845093894062" calcext:value-type="float">
            <text:p>-0.374845</text:p>
          </table:table-cell>
          <table:table-cell table:formula="of:=IF([.U149]&gt;[.$C$2];1;0)" office:value-type="float" office:value="0" calcext:value-type="float">
            <text:p>0.00</text:p>
          </table:table-cell>
          <table:table-cell table:style-name="ce7" table:formula="of:=IF([.D149]&gt;[.$C$2];1;0)" office:value-type="float" office:value="0" calcext:value-type="float">
            <text:p>0.00</text:p>
          </table:table-cell>
          <table:table-cell table:style-name="ce5" table:formula="of:=IF([.O149];[.M149];[.L149])" office:value-type="float" office:value="2.99876075115249" calcext:value-type="float">
            <text:p>2.998761</text:p>
          </table:table-cell>
          <table:table-cell table:formula="of:=([.P149]-[.P148])/[.A149]" office:value-type="float" office:value="0.00191049968794044" calcext:value-type="float">
            <text:p>0.0019104997</text:p>
          </table:table-cell>
          <table:table-cell table:formula="of:=[.$U$3]*[.U148]" office:value-type="float" office:value="2.56997372953096" calcext:value-type="float">
            <text:p>2.5699737295</text:p>
          </table:table-cell>
          <table:table-cell table:formula="of:=([.$U$3]*[.V148]*[.$U$3])+[.$S$3]" office:value-type="float" office:value="1.43308183405113" calcext:value-type="float">
            <text:p>1.4330818341</text:p>
          </table:table-cell>
          <table:table-cell table:formula="of:=[.S149]/([.S149]+[.$Q$3])" office:value-type="float" office:value="0.588998616485093" calcext:value-type="float">
            <text:p>0.5889986165</text:p>
          </table:table-cell>
          <table:table-cell table:formula="of:=[.R149]+[.T149]*((([.L149]*[.A149])+[.D149])-[.R149])" office:value-type="float" office:value="2.99768740396797" calcext:value-type="float">
            <text:p>2.997687404</text:p>
          </table:table-cell>
          <table:table-cell table:formula="of:=(1-[.T149])*[.S149]" office:value-type="float" office:value="0.588998616485093" calcext:value-type="float">
            <text:p>0.5889986165</text:p>
          </table:table-cell>
          <table:table-cell table:formula="of:=[.D150]-[.U149]" office:value-type="float" office:value="-0.000920384391223106" calcext:value-type="float">
            <text:p>-0.000920384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9]+[.A150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style-name="ce5" table:formula="of:=[.D149]*0.8+[.P149]*0.2" office:value-type="float" office:value="2.99676701957675" calcext:value-type="float">
            <text:p>2.996767</text:p>
          </table:table-cell>
          <table:table-cell table:style-name="ce5" table:formula="of:=[.C150]-[.D150]" office:value-type="float" office:value="0.00323298042324804" calcext:value-type="float">
            <text:p>0.003233</text:p>
          </table:table-cell>
          <table:table-cell table:style-name="ce5" table:formula="of:=ABS([.E150])" office:value-type="float" office:value="0.00323298042324804" calcext:value-type="float">
            <text:p>0.003233</text:p>
          </table:table-cell>
          <table:table-cell table:style-name="ce5" table:formula="of:=[.$E$2]*[.E150]" office:value-type="float" office:value="0.0193978825394883" calcext:value-type="float">
            <text:p>0.019398</text:p>
          </table:table-cell>
          <table:table-cell table:style-name="ce5" table:formula="of:=[.H149]+([.E150]*[.A150])" office:value-type="float" office:value="0.297902997304742" calcext:value-type="float">
            <text:p>0.297903</text:p>
          </table:table-cell>
          <table:table-cell table:style-name="ce5" table:formula="of:=[.H150]*[.$G$2]" office:value-type="float" office:value="2.97902997304742" calcext:value-type="float">
            <text:p>2.979030</text:p>
          </table:table-cell>
          <table:table-cell table:style-name="ce5" table:formula="of:=([.E150]-[.E149])/[.A150]" office:value-type="float" office:value="-0.00498432893935696" calcext:value-type="float">
            <text:p>-0.004984</text:p>
          </table:table-cell>
          <table:table-cell table:style-name="ce5" table:formula="of:=[.J150]*[.$I$2]" office:value-type="float" office:value="0.000498432893935696" calcext:value-type="float">
            <text:p>0.000498</text:p>
          </table:table-cell>
          <table:table-cell table:style-name="ce5" table:formula="of:=[.G150]+[.I150]+[.K150]" office:value-type="float" office:value="2.99892628848084" calcext:value-type="float">
            <text:p>2.998926</text:p>
          </table:table-cell>
          <table:table-cell table:style-name="ce5" table:formula="of:=-[.L150]/8" office:value-type="float" office:value="-0.374865786060105" calcext:value-type="float">
            <text:p>-0.374866</text:p>
          </table:table-cell>
          <table:table-cell table:formula="of:=IF([.U150]&gt;[.$C$2];1;0)" office:value-type="float" office:value="0" calcext:value-type="float">
            <text:p>0.00</text:p>
          </table:table-cell>
          <table:table-cell table:style-name="ce7" table:formula="of:=IF([.D150]&gt;[.$C$2];1;0)" office:value-type="float" office:value="0" calcext:value-type="float">
            <text:p>0.00</text:p>
          </table:table-cell>
          <table:table-cell table:style-name="ce5" table:formula="of:=IF([.O150];[.M150];[.L150])" office:value-type="float" office:value="2.99892628848084" calcext:value-type="float">
            <text:p>2.998926</text:p>
          </table:table-cell>
          <table:table-cell table:formula="of:=([.P150]-[.P149])/[.A150]" office:value-type="float" office:value="0.00165537328348009" calcext:value-type="float">
            <text:p>0.0016553733</text:p>
          </table:table-cell>
          <table:table-cell table:formula="of:=[.$U$3]*[.U149]" office:value-type="float" office:value="2.5704797647059" calcext:value-type="float">
            <text:p>2.5704797647</text:p>
          </table:table-cell>
          <table:table-cell table:formula="of:=([.$U$3]*[.V149]*[.$U$3])+[.$S$3]" office:value-type="float" office:value="1.43308183405113" calcext:value-type="float">
            <text:p>1.4330818341</text:p>
          </table:table-cell>
          <table:table-cell table:formula="of:=[.S150]/([.S150]+[.$Q$3])" office:value-type="float" office:value="0.588998616485093" calcext:value-type="float">
            <text:p>0.5889986165</text:p>
          </table:table-cell>
          <table:table-cell table:formula="of:=[.R150]+[.T150]*((([.L150]*[.A150])+[.D150])-[.R150])" office:value-type="float" office:value="2.99819871153566" calcext:value-type="float">
            <text:p>2.9981987115</text:p>
          </table:table-cell>
          <table:table-cell table:formula="of:=(1-[.T150])*[.S150]" office:value-type="float" office:value="0.588998616485093" calcext:value-type="float">
            <text:p>0.5889986165</text:p>
          </table:table-cell>
          <table:table-cell table:formula="of:=[.D151]-[.U150]" office:value-type="float" office:value="-0.000999838178089796" calcext:value-type="float">
            <text:p>-0.000999838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0]+[.A151]"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table:style-name="ce5" table:formula="of:=[.D150]*0.8+[.P150]*0.2" office:value-type="float" office:value="2.99719887335757" calcext:value-type="float">
            <text:p>2.997199</text:p>
          </table:table-cell>
          <table:table-cell table:style-name="ce5" table:formula="of:=[.C151]-[.D151]" office:value-type="float" office:value="0.00280112664242971" calcext:value-type="float">
            <text:p>0.002801</text:p>
          </table:table-cell>
          <table:table-cell table:style-name="ce5" table:formula="of:=ABS([.E151])" office:value-type="float" office:value="0.00280112664242971" calcext:value-type="float">
            <text:p>0.002801</text:p>
          </table:table-cell>
          <table:table-cell table:style-name="ce5" table:formula="of:=[.$E$2]*[.E151]" office:value-type="float" office:value="0.0168067598545782" calcext:value-type="float">
            <text:p>0.016807</text:p>
          </table:table-cell>
          <table:table-cell table:style-name="ce5" table:formula="of:=[.H150]+([.E151]*[.A151])" office:value-type="float" office:value="0.298183109968985" calcext:value-type="float">
            <text:p>0.298183</text:p>
          </table:table-cell>
          <table:table-cell table:style-name="ce5" table:formula="of:=[.H151]*[.$G$2]" office:value-type="float" office:value="2.98183109968985" calcext:value-type="float">
            <text:p>2.981831</text:p>
          </table:table-cell>
          <table:table-cell table:style-name="ce5" table:formula="of:=([.E151]-[.E150])/[.A151]" office:value-type="float" office:value="-0.00431853780818337" calcext:value-type="float">
            <text:p>-0.004319</text:p>
          </table:table-cell>
          <table:table-cell table:style-name="ce5" table:formula="of:=[.J151]*[.$I$2]" office:value-type="float" office:value="0.000431853780818337" calcext:value-type="float">
            <text:p>0.000432</text:p>
          </table:table-cell>
          <table:table-cell table:style-name="ce5" table:formula="of:=[.G151]+[.I151]+[.K151]" office:value-type="float" office:value="2.99906971332524" calcext:value-type="float">
            <text:p>2.999070</text:p>
          </table:table-cell>
          <table:table-cell table:style-name="ce5" table:formula="of:=-[.L151]/8" office:value-type="float" office:value="-0.374883714165656" calcext:value-type="float">
            <text:p>-0.374884</text:p>
          </table:table-cell>
          <table:table-cell table:formula="of:=IF([.U151]&gt;[.$C$2];1;0)" office:value-type="float" office:value="0" calcext:value-type="float">
            <text:p>0.00</text:p>
          </table:table-cell>
          <table:table-cell table:style-name="ce7" table:formula="of:=IF([.D151]&gt;[.$C$2];1;0)" office:value-type="float" office:value="0" calcext:value-type="float">
            <text:p>0.00</text:p>
          </table:table-cell>
          <table:table-cell table:style-name="ce5" table:formula="of:=IF([.O151];[.M151];[.L151])" office:value-type="float" office:value="2.99906971332524" calcext:value-type="float">
            <text:p>2.999070</text:p>
          </table:table-cell>
          <table:table-cell table:formula="of:=([.P151]-[.P150])/[.A151]" office:value-type="float" office:value="0.00143424844402773" calcext:value-type="float">
            <text:p>0.0014342484</text:p>
          </table:table-cell>
          <table:table-cell table:formula="of:=[.$U$3]*[.U150]" office:value-type="float" office:value="2.57091820460278" calcext:value-type="float">
            <text:p>2.5709182046</text:p>
          </table:table-cell>
          <table:table-cell table:formula="of:=([.$U$3]*[.V150]*[.$U$3])+[.$S$3]" office:value-type="float" office:value="1.43308183405113" calcext:value-type="float">
            <text:p>1.4330818341</text:p>
          </table:table-cell>
          <table:table-cell table:formula="of:=[.S151]/([.S151]+[.$Q$3])" office:value-type="float" office:value="0.588998616485093" calcext:value-type="float">
            <text:p>0.5889986165</text:p>
          </table:table-cell>
          <table:table-cell table:formula="of:=[.R151]+[.T151]*((([.L151]*[.A151])+[.D151])-[.R151])" office:value-type="float" office:value="2.99864171992278" calcext:value-type="float">
            <text:p>2.9986417199</text:p>
          </table:table-cell>
          <table:table-cell table:formula="of:=(1-[.T151])*[.S151]" office:value-type="float" office:value="0.588998616485093" calcext:value-type="float">
            <text:p>0.5889986165</text:p>
          </table:table-cell>
          <table:table-cell table:formula="of:=[.D152]-[.U151]" office:value-type="float" office:value="-0.00106867857167936" calcext:value-type="float">
            <text:p>-0.001068678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1]+[.A152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style-name="ce5" table:formula="of:=[.D151]*0.8+[.P151]*0.2" office:value-type="float" office:value="2.99757304135111" calcext:value-type="float">
            <text:p>2.997573</text:p>
          </table:table-cell>
          <table:table-cell table:style-name="ce5" table:formula="of:=[.C152]-[.D152]" office:value-type="float" office:value="0.00242695864889475" calcext:value-type="float">
            <text:p>0.002427</text:p>
          </table:table-cell>
          <table:table-cell table:style-name="ce5" table:formula="of:=ABS([.E152])" office:value-type="float" office:value="0.00242695864889475" calcext:value-type="float">
            <text:p>0.002427</text:p>
          </table:table-cell>
          <table:table-cell table:style-name="ce5" table:formula="of:=[.$E$2]*[.E152]" office:value-type="float" office:value="0.0145617518933685" calcext:value-type="float">
            <text:p>0.014562</text:p>
          </table:table-cell>
          <table:table-cell table:style-name="ce5" table:formula="of:=[.H151]+([.E152]*[.A152])" office:value-type="float" office:value="0.298425805833874" calcext:value-type="float">
            <text:p>0.298426</text:p>
          </table:table-cell>
          <table:table-cell table:style-name="ce5" table:formula="of:=[.H152]*[.$G$2]" office:value-type="float" office:value="2.98425805833874" calcext:value-type="float">
            <text:p>2.984258</text:p>
          </table:table-cell>
          <table:table-cell table:style-name="ce5" table:formula="of:=([.E152]-[.E151])/[.A152]" office:value-type="float" office:value="-0.00374167993534957" calcext:value-type="float">
            <text:p>-0.003742</text:p>
          </table:table-cell>
          <table:table-cell table:style-name="ce5" table:formula="of:=[.J152]*[.$I$2]" office:value-type="float" office:value="0.000374167993534957" calcext:value-type="float">
            <text:p>0.000374</text:p>
          </table:table-cell>
          <table:table-cell table:style-name="ce5" table:formula="of:=[.G152]+[.I152]+[.K152]" office:value-type="float" office:value="2.99919397822565" calcext:value-type="float">
            <text:p>2.999194</text:p>
          </table:table-cell>
          <table:table-cell table:style-name="ce5" table:formula="of:=-[.L152]/8" office:value-type="float" office:value="-0.374899247278206" calcext:value-type="float">
            <text:p>-0.374899</text:p>
          </table:table-cell>
          <table:table-cell table:formula="of:=IF([.U152]&gt;[.$C$2];1;0)" office:value-type="float" office:value="0" calcext:value-type="float">
            <text:p>0.00</text:p>
          </table:table-cell>
          <table:table-cell table:style-name="ce7" table:formula="of:=IF([.D152]&gt;[.$C$2];1;0)" office:value-type="float" office:value="0" calcext:value-type="float">
            <text:p>0.00</text:p>
          </table:table-cell>
          <table:table-cell table:style-name="ce5" table:formula="of:=IF([.O152];[.M152];[.L152])" office:value-type="float" office:value="2.99919397822565" calcext:value-type="float">
            <text:p>2.999194</text:p>
          </table:table-cell>
          <table:table-cell table:formula="of:=([.P152]-[.P151])/[.A152]" office:value-type="float" office:value="0.00124264900401183" calcext:value-type="float">
            <text:p>0.001242649</text:p>
          </table:table-cell>
          <table:table-cell table:formula="of:=[.$U$3]*[.U151]" office:value-type="float" office:value="2.57129807879954" calcext:value-type="float">
            <text:p>2.5712980788</text:p>
          </table:table-cell>
          <table:table-cell table:formula="of:=([.$U$3]*[.V151]*[.$U$3])+[.$S$3]" office:value-type="float" office:value="1.43308183405113" calcext:value-type="float">
            <text:p>1.4330818341</text:p>
          </table:table-cell>
          <table:table-cell table:formula="of:=[.S152]/([.S152]+[.$Q$3])" office:value-type="float" office:value="0.588998616485093" calcext:value-type="float">
            <text:p>0.5889986165</text:p>
          </table:table-cell>
          <table:table-cell table:formula="of:=[.R152]+[.T152]*((([.L152]*[.A152])+[.D152])-[.R152])" office:value-type="float" office:value="2.99902555235918" calcext:value-type="float">
            <text:p>2.9990255524</text:p>
          </table:table-cell>
          <table:table-cell table:formula="of:=(1-[.T152])*[.S152]" office:value-type="float" office:value="0.588998616485093" calcext:value-type="float">
            <text:p>0.5889986165</text:p>
          </table:table-cell>
          <table:table-cell table:formula="of:=[.D153]-[.U152]" office:value-type="float" office:value="-0.00112832363316473" calcext:value-type="float">
            <text:p>-0.001128323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2]+[.A153]" office:value-type="float" office:value="14.7" calcext:value-type="float">
            <text:p>14.7</text:p>
          </table:table-cell>
          <table:table-cell office:value-type="float" office:value="3" calcext:value-type="float">
            <text:p>3</text:p>
          </table:table-cell>
          <table:table-cell table:style-name="ce5" table:formula="of:=[.D152]*0.8+[.P152]*0.2" office:value-type="float" office:value="2.99789722872601" calcext:value-type="float">
            <text:p>2.997897</text:p>
          </table:table-cell>
          <table:table-cell table:style-name="ce5" table:formula="of:=[.C153]-[.D153]" office:value-type="float" office:value="0.00210277127398673" calcext:value-type="float">
            <text:p>0.002103</text:p>
          </table:table-cell>
          <table:table-cell table:style-name="ce5" table:formula="of:=ABS([.E153])" office:value-type="float" office:value="0.00210277127398673" calcext:value-type="float">
            <text:p>0.002103</text:p>
          </table:table-cell>
          <table:table-cell table:style-name="ce5" table:formula="of:=[.$E$2]*[.E153]" office:value-type="float" office:value="0.0126166276439204" calcext:value-type="float">
            <text:p>0.012617</text:p>
          </table:table-cell>
          <table:table-cell table:style-name="ce5" table:formula="of:=[.H152]+([.E153]*[.A153])" office:value-type="float" office:value="0.298636082961273" calcext:value-type="float">
            <text:p>0.298636</text:p>
          </table:table-cell>
          <table:table-cell table:style-name="ce5" table:formula="of:=[.H153]*[.$G$2]" office:value-type="float" office:value="2.98636082961273" calcext:value-type="float">
            <text:p>2.986361</text:p>
          </table:table-cell>
          <table:table-cell table:style-name="ce5" table:formula="of:=([.E153]-[.E152])/[.A153]" office:value-type="float" office:value="-0.00324187374908025" calcext:value-type="float">
            <text:p>-0.003242</text:p>
          </table:table-cell>
          <table:table-cell table:style-name="ce5" table:formula="of:=[.J153]*[.$I$2]" office:value-type="float" office:value="0.000324187374908025" calcext:value-type="float">
            <text:p>0.000324</text:p>
          </table:table-cell>
          <table:table-cell table:style-name="ce5" table:formula="of:=[.G153]+[.I153]+[.K153]" office:value-type="float" office:value="2.99930164463156" calcext:value-type="float">
            <text:p>2.999302</text:p>
          </table:table-cell>
          <table:table-cell table:style-name="ce5" table:formula="of:=-[.L153]/8" office:value-type="float" office:value="-0.374912705578945" calcext:value-type="float">
            <text:p>-0.374913</text:p>
          </table:table-cell>
          <table:table-cell table:formula="of:=IF([.U153]&gt;[.$C$2];1;0)" office:value-type="float" office:value="0" calcext:value-type="float">
            <text:p>0.00</text:p>
          </table:table-cell>
          <table:table-cell table:style-name="ce7" table:formula="of:=IF([.D153]&gt;[.$C$2];1;0)" office:value-type="float" office:value="0" calcext:value-type="float">
            <text:p>0.00</text:p>
          </table:table-cell>
          <table:table-cell table:style-name="ce5" table:formula="of:=IF([.O153];[.M153];[.L153])" office:value-type="float" office:value="2.99930164463156" calcext:value-type="float">
            <text:p>2.999302</text:p>
          </table:table-cell>
          <table:table-cell table:formula="of:=([.P153]-[.P152])/[.A153]" office:value-type="float" office:value="0.00107666405911644" calcext:value-type="float">
            <text:p>0.0010766641</text:p>
          </table:table-cell>
          <table:table-cell table:formula="of:=[.$U$3]*[.U152]" office:value-type="float" office:value="2.57162721035257" calcext:value-type="float">
            <text:p>2.5716272104</text:p>
          </table:table-cell>
          <table:table-cell table:formula="of:=([.$U$3]*[.V152]*[.$U$3])+[.$S$3]" office:value-type="float" office:value="1.43308183405113" calcext:value-type="float">
            <text:p>1.4330818341</text:p>
          </table:table-cell>
          <table:table-cell table:formula="of:=[.S153]/([.S153]+[.$Q$3])" office:value-type="float" office:value="0.588998616485093" calcext:value-type="float">
            <text:p>0.5889986165</text:p>
          </table:table-cell>
          <table:table-cell table:formula="of:=[.R153]+[.T153]*((([.L153]*[.A153])+[.D153])-[.R153])" office:value-type="float" office:value="2.99935811333455" calcext:value-type="float">
            <text:p>2.9993581133</text:p>
          </table:table-cell>
          <table:table-cell table:formula="of:=(1-[.T153])*[.S153]" office:value-type="float" office:value="0.588998616485093" calcext:value-type="float">
            <text:p>0.5889986165</text:p>
          </table:table-cell>
          <table:table-cell table:formula="of:=[.D154]-[.U153]" office:value-type="float" office:value="-0.00118000142742725" calcext:value-type="float">
            <text:p>-0.001180001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3]+[.A154]" office:value-type="float" office:value="14.8" calcext:value-type="float">
            <text:p>14.8</text:p>
          </table:table-cell>
          <table:table-cell office:value-type="float" office:value="3" calcext:value-type="float">
            <text:p>3</text:p>
          </table:table-cell>
          <table:table-cell table:style-name="ce5" table:formula="of:=[.D153]*0.8+[.P153]*0.2" office:value-type="float" office:value="2.99817811190712" calcext:value-type="float">
            <text:p>2.998178</text:p>
          </table:table-cell>
          <table:table-cell table:style-name="ce5" table:formula="of:=[.C154]-[.D154]" office:value-type="float" office:value="0.00182188809287753" calcext:value-type="float">
            <text:p>0.001822</text:p>
          </table:table-cell>
          <table:table-cell table:style-name="ce5" table:formula="of:=ABS([.E154])" office:value-type="float" office:value="0.00182188809287753" calcext:value-type="float">
            <text:p>0.001822</text:p>
          </table:table-cell>
          <table:table-cell table:style-name="ce5" table:formula="of:=[.$E$2]*[.E154]" office:value-type="float" office:value="0.0109313285572652" calcext:value-type="float">
            <text:p>0.010931</text:p>
          </table:table-cell>
          <table:table-cell table:style-name="ce5" table:formula="of:=[.H153]+([.E154]*[.A154])" office:value-type="float" office:value="0.298818271770561" calcext:value-type="float">
            <text:p>0.298818</text:p>
          </table:table-cell>
          <table:table-cell table:style-name="ce5" table:formula="of:=[.H154]*[.$G$2]" office:value-type="float" office:value="2.98818271770561" calcext:value-type="float">
            <text:p>2.988183</text:p>
          </table:table-cell>
          <table:table-cell table:style-name="ce5" table:formula="of:=([.E154]-[.E153])/[.A154]" office:value-type="float" office:value="-0.00280883181109193" calcext:value-type="float">
            <text:p>-0.002809</text:p>
          </table:table-cell>
          <table:table-cell table:style-name="ce5" table:formula="of:=[.J154]*[.$I$2]" office:value-type="float" office:value="0.000280883181109193" calcext:value-type="float">
            <text:p>0.000281</text:p>
          </table:table-cell>
          <table:table-cell table:style-name="ce5" table:formula="of:=[.G154]+[.I154]+[.K154]" office:value-type="float" office:value="2.99939492944398" calcext:value-type="float">
            <text:p>2.999395</text:p>
          </table:table-cell>
          <table:table-cell table:style-name="ce5" table:formula="of:=-[.L154]/8" office:value-type="float" office:value="-0.374924366180498" calcext:value-type="float">
            <text:p>-0.374924</text:p>
          </table:table-cell>
          <table:table-cell table:formula="of:=IF([.U154]&gt;[.$C$2];1;0)" office:value-type="float" office:value="0" calcext:value-type="float">
            <text:p>0.00</text:p>
          </table:table-cell>
          <table:table-cell table:style-name="ce7" table:formula="of:=IF([.D154]&gt;[.$C$2];1;0)" office:value-type="float" office:value="0" calcext:value-type="float">
            <text:p>0.00</text:p>
          </table:table-cell>
          <table:table-cell table:style-name="ce5" table:formula="of:=IF([.O154];[.M154];[.L154])" office:value-type="float" office:value="2.99939492944398" calcext:value-type="float">
            <text:p>2.999395</text:p>
          </table:table-cell>
          <table:table-cell table:formula="of:=([.P154]-[.P153])/[.A154]" office:value-type="float" office:value="0.000932848124239882" calcext:value-type="float">
            <text:p>0.0009328481</text:p>
          </table:table-cell>
          <table:table-cell table:formula="of:=[.$U$3]*[.U153]" office:value-type="float" office:value="2.57191237726377" calcext:value-type="float">
            <text:p>2.5719123773</text:p>
          </table:table-cell>
          <table:table-cell table:formula="of:=([.$U$3]*[.V153]*[.$U$3])+[.$S$3]" office:value-type="float" office:value="1.43308183405113" calcext:value-type="float">
            <text:p>1.4330818341</text:p>
          </table:table-cell>
          <table:table-cell table:formula="of:=[.S154]/([.S154]+[.$Q$3])" office:value-type="float" office:value="0.588998616485093" calcext:value-type="float">
            <text:p>0.5889986165</text:p>
          </table:table-cell>
          <table:table-cell table:formula="of:=[.R154]+[.T154]*((([.L154]*[.A154])+[.D154])-[.R154])" office:value-type="float" office:value="2.9996462515972" calcext:value-type="float">
            <text:p>2.9996462516</text:p>
          </table:table-cell>
          <table:table-cell table:formula="of:=(1-[.T154])*[.S154]" office:value-type="float" office:value="0.588998616485093" calcext:value-type="float">
            <text:p>0.5889986165</text:p>
          </table:table-cell>
          <table:table-cell table:formula="of:=[.D155]-[.U154]" office:value-type="float" office:value="-0.00122477618270267" calcext:value-type="float">
            <text:p>-0.001224776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4]+[.A155]"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  <table:table-cell table:style-name="ce5" table:formula="of:=[.D154]*0.8+[.P154]*0.2" office:value-type="float" office:value="2.99842147541449" calcext:value-type="float">
            <text:p>2.998421</text:p>
          </table:table-cell>
          <table:table-cell table:style-name="ce5" table:formula="of:=[.C155]-[.D155]" office:value-type="float" office:value="0.00157852458550556" calcext:value-type="float">
            <text:p>0.001579</text:p>
          </table:table-cell>
          <table:table-cell table:style-name="ce5" table:formula="of:=ABS([.E155])" office:value-type="float" office:value="0.00157852458550556" calcext:value-type="float">
            <text:p>0.001579</text:p>
          </table:table-cell>
          <table:table-cell table:style-name="ce5" table:formula="of:=[.$E$2]*[.E155]" office:value-type="float" office:value="0.00947114751303335" calcext:value-type="float">
            <text:p>0.009471</text:p>
          </table:table-cell>
          <table:table-cell table:style-name="ce5" table:formula="of:=[.H154]+([.E155]*[.A155])" office:value-type="float" office:value="0.298976124229111" calcext:value-type="float">
            <text:p>0.298976</text:p>
          </table:table-cell>
          <table:table-cell table:style-name="ce5" table:formula="of:=[.H155]*[.$G$2]" office:value-type="float" office:value="2.98976124229111" calcext:value-type="float">
            <text:p>2.989761</text:p>
          </table:table-cell>
          <table:table-cell table:style-name="ce5" table:formula="of:=([.E155]-[.E154])/[.A155]" office:value-type="float" office:value="-0.00243363507371974" calcext:value-type="float">
            <text:p>-0.002434</text:p>
          </table:table-cell>
          <table:table-cell table:style-name="ce5" table:formula="of:=[.J155]*[.$I$2]" office:value-type="float" office:value="0.000243363507371974" calcext:value-type="float">
            <text:p>0.000243</text:p>
          </table:table-cell>
          <table:table-cell table:style-name="ce5" table:formula="of:=[.G155]+[.I155]+[.K155]" office:value-type="float" office:value="2.99947575331152" calcext:value-type="float">
            <text:p>2.999476</text:p>
          </table:table-cell>
          <table:table-cell table:style-name="ce5" table:formula="of:=-[.L155]/8" office:value-type="float" office:value="-0.37493446916394" calcext:value-type="float">
            <text:p>-0.374934</text:p>
          </table:table-cell>
          <table:table-cell table:formula="of:=IF([.U155]&gt;[.$C$2];1;0)" office:value-type="float" office:value="0" calcext:value-type="float">
            <text:p>0.00</text:p>
          </table:table-cell>
          <table:table-cell table:style-name="ce7" table:formula="of:=IF([.D155]&gt;[.$C$2];1;0)" office:value-type="float" office:value="0" calcext:value-type="float">
            <text:p>0.00</text:p>
          </table:table-cell>
          <table:table-cell table:style-name="ce5" table:formula="of:=IF([.O155];[.M155];[.L155])" office:value-type="float" office:value="2.99947575331152" calcext:value-type="float">
            <text:p>2.999476</text:p>
          </table:table-cell>
          <table:table-cell table:formula="of:=([.P155]-[.P154])/[.A155]" office:value-type="float" office:value="0.000808238675360506" calcext:value-type="float">
            <text:p>0.0008082387</text:p>
          </table:table-cell>
          <table:table-cell table:formula="of:=[.$U$3]*[.U154]" office:value-type="float" office:value="2.57215945224984" calcext:value-type="float">
            <text:p>2.5721594522</text:p>
          </table:table-cell>
          <table:table-cell table:formula="of:=([.$U$3]*[.V154]*[.$U$3])+[.$S$3]" office:value-type="float" office:value="1.43308183405113" calcext:value-type="float">
            <text:p>1.4330818341</text:p>
          </table:table-cell>
          <table:table-cell table:formula="of:=[.S155]/([.S155]+[.$Q$3])" office:value-type="float" office:value="0.588998616485093" calcext:value-type="float">
            <text:p>0.5889986165</text:p>
          </table:table-cell>
          <table:table-cell table:formula="of:=[.R155]+[.T155]*((([.L155]*[.A155])+[.D155])-[.R155])" office:value-type="float" office:value="2.99989590104206" calcext:value-type="float">
            <text:p>2.999895901</text:p>
          </table:table-cell>
          <table:table-cell table:formula="of:=(1-[.T155])*[.S155]" office:value-type="float" office:value="0.588998616485093" calcext:value-type="float">
            <text:p>0.5889986165</text:p>
          </table:table-cell>
          <table:table-cell table:formula="of:=[.D156]-[.U155]" office:value-type="float" office:value="-0.00126357004816491" calcext:value-type="float">
            <text:p>-0.0012635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5]+[.A156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5" table:formula="of:=[.D155]*0.8+[.P155]*0.2" office:value-type="float" office:value="2.9986323309939" calcext:value-type="float">
            <text:p>2.998632</text:p>
          </table:table-cell>
          <table:table-cell table:style-name="ce5" table:formula="of:=[.C156]-[.D156]" office:value-type="float" office:value="0.00136766900610086" calcext:value-type="float">
            <text:p>0.001368</text:p>
          </table:table-cell>
          <table:table-cell table:style-name="ce5" table:formula="of:=ABS([.E156])" office:value-type="float" office:value="0.00136766900610086" calcext:value-type="float">
            <text:p>0.001368</text:p>
          </table:table-cell>
          <table:table-cell table:style-name="ce5" table:formula="of:=[.$E$2]*[.E156]" office:value-type="float" office:value="0.00820601403660515" calcext:value-type="float">
            <text:p>0.008206</text:p>
          </table:table-cell>
          <table:table-cell table:style-name="ce5" table:formula="of:=[.H155]+([.E156]*[.A156])" office:value-type="float" office:value="0.299112891129721" calcext:value-type="float">
            <text:p>0.299113</text:p>
          </table:table-cell>
          <table:table-cell table:style-name="ce5" table:formula="of:=[.H156]*[.$G$2]" office:value-type="float" office:value="2.99112891129721" calcext:value-type="float">
            <text:p>2.991129</text:p>
          </table:table-cell>
          <table:table-cell table:style-name="ce5" table:formula="of:=([.E156]-[.E155])/[.A156]" office:value-type="float" office:value="-0.00210855579404701" calcext:value-type="float">
            <text:p>-0.002109</text:p>
          </table:table-cell>
          <table:table-cell table:style-name="ce5" table:formula="of:=[.J156]*[.$I$2]" office:value-type="float" office:value="0.000210855579404701" calcext:value-type="float">
            <text:p>0.000211</text:p>
          </table:table-cell>
          <table:table-cell table:style-name="ce5" table:formula="of:=[.G156]+[.I156]+[.K156]" office:value-type="float" office:value="2.99954578091322" calcext:value-type="float">
            <text:p>2.999546</text:p>
          </table:table-cell>
          <table:table-cell table:style-name="ce5" table:formula="of:=-[.L156]/8" office:value-type="float" office:value="-0.374943222614153" calcext:value-type="float">
            <text:p>-0.374943</text:p>
          </table:table-cell>
          <table:table-cell table:formula="of:=IF([.U156]&gt;[.$C$2];1;0)" office:value-type="float" office:value="0" calcext:value-type="float">
            <text:p>0.00</text:p>
          </table:table-cell>
          <table:table-cell table:style-name="ce7" table:formula="of:=IF([.D156]&gt;[.$C$2];1;0)" office:value-type="float" office:value="0" calcext:value-type="float">
            <text:p>0.00</text:p>
          </table:table-cell>
          <table:table-cell table:style-name="ce5" table:formula="of:=IF([.O156];[.M156];[.L156])" office:value-type="float" office:value="2.99954578091322" calcext:value-type="float">
            <text:p>2.999546</text:p>
          </table:table-cell>
          <table:table-cell table:formula="of:=([.P156]-[.P155])/[.A156]" office:value-type="float" office:value="0.000700276017058243" calcext:value-type="float">
            <text:p>0.000700276</text:p>
          </table:table-cell>
          <table:table-cell table:formula="of:=[.$U$3]*[.U155]" office:value-type="float" office:value="2.57237352355209" calcext:value-type="float">
            <text:p>2.5723735236</text:p>
          </table:table-cell>
          <table:table-cell table:formula="of:=([.$U$3]*[.V155]*[.$U$3])+[.$S$3]" office:value-type="float" office:value="1.43308183405113" calcext:value-type="float">
            <text:p>1.4330818341</text:p>
          </table:table-cell>
          <table:table-cell table:formula="of:=[.S156]/([.S156]+[.$Q$3])" office:value-type="float" office:value="0.588998616485093" calcext:value-type="float">
            <text:p>0.5889986165</text:p>
          </table:table-cell>
          <table:table-cell table:formula="of:=[.R156]+[.T156]*((([.L156]*[.A156])+[.D156])-[.R156])" office:value-type="float" office:value="3.00011220290406" calcext:value-type="float">
            <text:p>3.0001122029</text:p>
          </table:table-cell>
          <table:table-cell table:formula="of:=(1-[.T156])*[.S156]" office:value-type="float" office:value="0.588998616485093" calcext:value-type="float">
            <text:p>0.5889986165</text:p>
          </table:table-cell>
          <table:table-cell table:formula="of:=[.D157]-[.U156]" office:value-type="float" office:value="-0.00129718192629413" calcext:value-type="float">
            <text:p>-0.001297181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6]+[.A157]"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style-name="ce5" table:formula="of:=[.D156]*0.8+[.P156]*0.2" office:value-type="float" office:value="2.99881502097776" calcext:value-type="float">
            <text:p>2.998815</text:p>
          </table:table-cell>
          <table:table-cell table:style-name="ce5" table:formula="of:=[.C157]-[.D157]" office:value-type="float" office:value="0.00118497902223558" calcext:value-type="float">
            <text:p>0.001185</text:p>
          </table:table-cell>
          <table:table-cell table:style-name="ce5" table:formula="of:=ABS([.E157])" office:value-type="float" office:value="0.00118497902223558" calcext:value-type="float">
            <text:p>0.001185</text:p>
          </table:table-cell>
          <table:table-cell table:style-name="ce5" table:formula="of:=[.$E$2]*[.E157]" office:value-type="float" office:value="0.00710987413341346" calcext:value-type="float">
            <text:p>0.007110</text:p>
          </table:table-cell>
          <table:table-cell table:style-name="ce5" table:formula="of:=[.H156]+([.E157]*[.A157])" office:value-type="float" office:value="0.299231389031945" calcext:value-type="float">
            <text:p>0.299231</text:p>
          </table:table-cell>
          <table:table-cell table:style-name="ce5" table:formula="of:=[.H157]*[.$G$2]" office:value-type="float" office:value="2.99231389031945" calcext:value-type="float">
            <text:p>2.992314</text:p>
          </table:table-cell>
          <table:table-cell table:style-name="ce5" table:formula="of:=([.E157]-[.E156])/[.A157]" office:value-type="float" office:value="-0.00182689983865281" calcext:value-type="float">
            <text:p>-0.001827</text:p>
          </table:table-cell>
          <table:table-cell table:style-name="ce5" table:formula="of:=[.J157]*[.$I$2]" office:value-type="float" office:value="0.000182689983865281" calcext:value-type="float">
            <text:p>0.000183</text:p>
          </table:table-cell>
          <table:table-cell table:style-name="ce5" table:formula="of:=[.G157]+[.I157]+[.K157]" office:value-type="float" office:value="2.99960645443673" calcext:value-type="float">
            <text:p>2.999606</text:p>
          </table:table-cell>
          <table:table-cell table:style-name="ce5" table:formula="of:=-[.L157]/8" office:value-type="float" office:value="-0.374950806804591" calcext:value-type="float">
            <text:p>-0.374951</text:p>
          </table:table-cell>
          <table:table-cell table:formula="of:=IF([.U157]&gt;[.$C$2];1;0)" office:value-type="float" office:value="0" calcext:value-type="float">
            <text:p>0.00</text:p>
          </table:table-cell>
          <table:table-cell table:style-name="ce7" table:formula="of:=IF([.D157]&gt;[.$C$2];1;0)" office:value-type="float" office:value="0" calcext:value-type="float">
            <text:p>0.00</text:p>
          </table:table-cell>
          <table:table-cell table:style-name="ce5" table:formula="of:=IF([.O157];[.M157];[.L157])" office:value-type="float" office:value="2.99960645443673" calcext:value-type="float">
            <text:p>2.999606</text:p>
          </table:table-cell>
          <table:table-cell table:formula="of:=([.P157]-[.P156])/[.A157]" office:value-type="float" office:value="0.000606735235044731" calcext:value-type="float">
            <text:p>0.0006067352</text:p>
          </table:table-cell>
          <table:table-cell table:formula="of:=[.$U$3]*[.U156]" office:value-type="float" office:value="2.57255899971567" calcext:value-type="float">
            <text:p>2.5725589997</text:p>
          </table:table-cell>
          <table:table-cell table:formula="of:=([.$U$3]*[.V156]*[.$U$3])+[.$S$3]" office:value-type="float" office:value="1.43308183405113" calcext:value-type="float">
            <text:p>1.4330818341</text:p>
          </table:table-cell>
          <table:table-cell table:formula="of:=[.S157]/([.S157]+[.$Q$3])" office:value-type="float" office:value="0.588998616485093" calcext:value-type="float">
            <text:p>0.5889986165</text:p>
          </table:table-cell>
          <table:table-cell table:formula="of:=[.R157]+[.T157]*((([.L157]*[.A157])+[.D157])-[.R157])" office:value-type="float" office:value="3.00029961167378" calcext:value-type="float">
            <text:p>3.0002996117</text:p>
          </table:table-cell>
          <table:table-cell table:formula="of:=(1-[.T157])*[.S157]" office:value-type="float" office:value="0.588998616485093" calcext:value-type="float">
            <text:p>0.5889986165</text:p>
          </table:table-cell>
          <table:table-cell table:formula="of:=[.D158]-[.U157]" office:value-type="float" office:value="-0.00132630400422729" calcext:value-type="float">
            <text:p>-0.00132630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7]+[.A158]" office:value-type="float" office:value="15.2" calcext:value-type="float">
            <text:p>15.2</text:p>
          </table:table-cell>
          <table:table-cell office:value-type="float" office:value="3" calcext:value-type="float">
            <text:p>3</text:p>
          </table:table-cell>
          <table:table-cell table:style-name="ce5" table:formula="of:=[.D157]*0.8+[.P157]*0.2" office:value-type="float" office:value="2.99897330766956" calcext:value-type="float">
            <text:p>2.998973</text:p>
          </table:table-cell>
          <table:table-cell table:style-name="ce5" table:formula="of:=[.C158]-[.D158]" office:value-type="float" office:value="0.00102669233044272" calcext:value-type="float">
            <text:p>0.001027</text:p>
          </table:table-cell>
          <table:table-cell table:style-name="ce5" table:formula="of:=ABS([.E158])" office:value-type="float" office:value="0.00102669233044272" calcext:value-type="float">
            <text:p>0.001027</text:p>
          </table:table-cell>
          <table:table-cell table:style-name="ce5" table:formula="of:=[.$E$2]*[.E158]" office:value-type="float" office:value="0.00616015398265635" calcext:value-type="float">
            <text:p>0.006160</text:p>
          </table:table-cell>
          <table:table-cell table:style-name="ce5" table:formula="of:=[.H157]+([.E158]*[.A158])" office:value-type="float" office:value="0.299334058264989" calcext:value-type="float">
            <text:p>0.299334</text:p>
          </table:table-cell>
          <table:table-cell table:style-name="ce5" table:formula="of:=[.H158]*[.$G$2]" office:value-type="float" office:value="2.99334058264989" calcext:value-type="float">
            <text:p>2.993341</text:p>
          </table:table-cell>
          <table:table-cell table:style-name="ce5" table:formula="of:=([.E158]-[.E157])/[.A158]" office:value-type="float" office:value="-0.00158286691792853" calcext:value-type="float">
            <text:p>-0.001583</text:p>
          </table:table-cell>
          <table:table-cell table:style-name="ce5" table:formula="of:=[.J158]*[.$I$2]" office:value-type="float" office:value="0.000158286691792853" calcext:value-type="float">
            <text:p>0.000158</text:p>
          </table:table-cell>
          <table:table-cell table:style-name="ce5" table:formula="of:=[.G158]+[.I158]+[.K158]" office:value-type="float" office:value="2.99965902332434" calcext:value-type="float">
            <text:p>2.999659</text:p>
          </table:table-cell>
          <table:table-cell table:style-name="ce5" table:formula="of:=-[.L158]/8" office:value-type="float" office:value="-0.374957377915543" calcext:value-type="float">
            <text:p>-0.374957</text:p>
          </table:table-cell>
          <table:table-cell table:formula="of:=IF([.U158]&gt;[.$C$2];1;0)" office:value-type="float" office:value="0" calcext:value-type="float">
            <text:p>0.00</text:p>
          </table:table-cell>
          <table:table-cell table:style-name="ce7" table:formula="of:=IF([.D158]&gt;[.$C$2];1;0)" office:value-type="float" office:value="0" calcext:value-type="float">
            <text:p>0.00</text:p>
          </table:table-cell>
          <table:table-cell table:style-name="ce5" table:formula="of:=IF([.O158];[.M158];[.L158])" office:value-type="float" office:value="2.99965902332434" calcext:value-type="float">
            <text:p>2.999659</text:p>
          </table:table-cell>
          <table:table-cell table:formula="of:=([.P158]-[.P157])/[.A158]" office:value-type="float" office:value="0.000525688876131802" calcext:value-type="float">
            <text:p>0.0005256889</text:p>
          </table:table-cell>
          <table:table-cell table:formula="of:=[.$U$3]*[.U157]" office:value-type="float" office:value="2.57271970041104" calcext:value-type="float">
            <text:p>2.5727197004</text:p>
          </table:table-cell>
          <table:table-cell table:formula="of:=([.$U$3]*[.V157]*[.$U$3])+[.$S$3]" office:value-type="float" office:value="1.43308183405113" calcext:value-type="float">
            <text:p>1.4330818341</text:p>
          </table:table-cell>
          <table:table-cell table:formula="of:=[.S158]/([.S158]+[.$Q$3])" office:value-type="float" office:value="0.588998616485093" calcext:value-type="float">
            <text:p>0.5889986165</text:p>
          </table:table-cell>
          <table:table-cell table:formula="of:=[.R158]+[.T158]*((([.L158]*[.A158])+[.D158])-[.R158])" office:value-type="float" office:value="3.00046198682459" calcext:value-type="float">
            <text:p>3.0004619868</text:p>
          </table:table-cell>
          <table:table-cell table:formula="of:=(1-[.T158])*[.S158]" office:value-type="float" office:value="0.588998616485093" calcext:value-type="float">
            <text:p>0.5889986165</text:p>
          </table:table-cell>
          <table:table-cell table:formula="of:=[.D159]-[.U158]" office:value-type="float" office:value="-0.001351536024079" calcext:value-type="float">
            <text:p>-0.00135153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8]+[.A159]" office:value-type="float" office:value="15.3" calcext:value-type="float">
            <text:p>15.3</text:p>
          </table:table-cell>
          <table:table-cell office:value-type="float" office:value="3" calcext:value-type="float">
            <text:p>3</text:p>
          </table:table-cell>
          <table:table-cell table:style-name="ce5" table:formula="of:=[.D158]*0.8+[.P158]*0.2" office:value-type="float" office:value="2.99911045080051" calcext:value-type="float">
            <text:p>2.999110</text:p>
          </table:table-cell>
          <table:table-cell table:style-name="ce5" table:formula="of:=[.C159]-[.D159]" office:value-type="float" office:value="0.000889549199485806" calcext:value-type="float">
            <text:p>0.000890</text:p>
          </table:table-cell>
          <table:table-cell table:style-name="ce5" table:formula="of:=ABS([.E159])" office:value-type="float" office:value="0.000889549199485806" calcext:value-type="float">
            <text:p>0.000890</text:p>
          </table:table-cell>
          <table:table-cell table:style-name="ce5" table:formula="of:=[.$E$2]*[.E159]" office:value-type="float" office:value="0.00533729519691484" calcext:value-type="float">
            <text:p>0.005337</text:p>
          </table:table-cell>
          <table:table-cell table:style-name="ce5" table:formula="of:=[.H158]+([.E159]*[.A159])" office:value-type="float" office:value="0.299423013184938" calcext:value-type="float">
            <text:p>0.299423</text:p>
          </table:table-cell>
          <table:table-cell table:style-name="ce5" table:formula="of:=[.H159]*[.$G$2]" office:value-type="float" office:value="2.99423013184938" calcext:value-type="float">
            <text:p>2.994230</text:p>
          </table:table-cell>
          <table:table-cell table:style-name="ce5" table:formula="of:=([.E159]-[.E158])/[.A159]" office:value-type="float" office:value="-0.00137143130956918" calcext:value-type="float">
            <text:p>-0.001371</text:p>
          </table:table-cell>
          <table:table-cell table:style-name="ce5" table:formula="of:=[.J159]*[.$I$2]" office:value-type="float" office:value="0.000137143130956918" calcext:value-type="float">
            <text:p>0.000137</text:p>
          </table:table-cell>
          <table:table-cell table:style-name="ce5" table:formula="of:=[.G159]+[.I159]+[.K159]" office:value-type="float" office:value="2.99970457017725" calcext:value-type="float">
            <text:p>2.999705</text:p>
          </table:table-cell>
          <table:table-cell table:style-name="ce5" table:formula="of:=-[.L159]/8" office:value-type="float" office:value="-0.374963071272156" calcext:value-type="float">
            <text:p>-0.374963</text:p>
          </table:table-cell>
          <table:table-cell table:formula="of:=IF([.U159]&gt;[.$C$2];1;0)" office:value-type="float" office:value="0" calcext:value-type="float">
            <text:p>0.00</text:p>
          </table:table-cell>
          <table:table-cell table:style-name="ce7" table:formula="of:=IF([.D159]&gt;[.$C$2];1;0)" office:value-type="float" office:value="0" calcext:value-type="float">
            <text:p>0.00</text:p>
          </table:table-cell>
          <table:table-cell table:style-name="ce5" table:formula="of:=IF([.O159];[.M159];[.L159])" office:value-type="float" office:value="2.99970457017725" calcext:value-type="float">
            <text:p>2.999705</text:p>
          </table:table-cell>
          <table:table-cell table:formula="of:=([.P159]-[.P158])/[.A159]" office:value-type="float" office:value="0.000455468529083625" calcext:value-type="float">
            <text:p>0.0004554685</text:p>
          </table:table-cell>
          <table:table-cell table:formula="of:=[.$U$3]*[.U158]" office:value-type="float" office:value="2.57285893508871" calcext:value-type="float">
            <text:p>2.5728589351</text:p>
          </table:table-cell>
          <table:table-cell table:formula="of:=([.$U$3]*[.V158]*[.$U$3])+[.$S$3]" office:value-type="float" office:value="1.43308183405113" calcext:value-type="float">
            <text:p>1.4330818341</text:p>
          </table:table-cell>
          <table:table-cell table:formula="of:=[.S159]/([.S159]+[.$Q$3])" office:value-type="float" office:value="0.588998616485093" calcext:value-type="float">
            <text:p>0.5889986165</text:p>
          </table:table-cell>
          <table:table-cell table:formula="of:=[.R159]+[.T159]*((([.L159]*[.A159])+[.D159])-[.R159])" office:value-type="float" office:value="3.00060267228748" calcext:value-type="float">
            <text:p>3.0006026723</text:p>
          </table:table-cell>
          <table:table-cell table:formula="of:=(1-[.T159])*[.S159]" office:value-type="float" office:value="0.588998616485093" calcext:value-type="float">
            <text:p>0.5889986165</text:p>
          </table:table-cell>
          <table:table-cell table:formula="of:=[.D160]-[.U159]" office:value-type="float" office:value="-0.00137339761161659" calcext:value-type="float">
            <text:p>-0.001373397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9]+[.A160]"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table:style-name="ce5" table:formula="of:=[.D159]*0.8+[.P159]*0.2" office:value-type="float" office:value="2.99922927467586" calcext:value-type="float">
            <text:p>2.999229</text:p>
          </table:table-cell>
          <table:table-cell table:style-name="ce5" table:formula="of:=[.C160]-[.D160]" office:value-type="float" office:value="0.000770725324138688" calcext:value-type="float">
            <text:p>0.000771</text:p>
          </table:table-cell>
          <table:table-cell table:style-name="ce5" table:formula="of:=ABS([.E160])" office:value-type="float" office:value="0.000770725324138688" calcext:value-type="float">
            <text:p>0.000771</text:p>
          </table:table-cell>
          <table:table-cell table:style-name="ce5" table:formula="of:=[.$E$2]*[.E160]" office:value-type="float" office:value="0.00462435194483213" calcext:value-type="float">
            <text:p>0.004624</text:p>
          </table:table-cell>
          <table:table-cell table:style-name="ce5" table:formula="of:=[.H159]+([.E160]*[.A160])" office:value-type="float" office:value="0.299500085717352" calcext:value-type="float">
            <text:p>0.299500</text:p>
          </table:table-cell>
          <table:table-cell table:style-name="ce5" table:formula="of:=[.H160]*[.$G$2]" office:value-type="float" office:value="2.99500085717352" calcext:value-type="float">
            <text:p>2.995001</text:p>
          </table:table-cell>
          <table:table-cell table:style-name="ce5" table:formula="of:=([.E160]-[.E159])/[.A160]" office:value-type="float" office:value="-0.00118823875347118" calcext:value-type="float">
            <text:p>-0.001188</text:p>
          </table:table-cell>
          <table:table-cell table:style-name="ce5" table:formula="of:=[.J160]*[.$I$2]" office:value-type="float" office:value="0.000118823875347118" calcext:value-type="float">
            <text:p>0.000119</text:p>
          </table:table-cell>
          <table:table-cell table:style-name="ce5" table:formula="of:=[.G160]+[.I160]+[.K160]" office:value-type="float" office:value="2.99974403299369" calcext:value-type="float">
            <text:p>2.999744</text:p>
          </table:table-cell>
          <table:table-cell table:style-name="ce5" table:formula="of:=-[.L160]/8" office:value-type="float" office:value="-0.374968004124212" calcext:value-type="float">
            <text:p>-0.374968</text:p>
          </table:table-cell>
          <table:table-cell table:formula="of:=IF([.U160]&gt;[.$C$2];1;0)" office:value-type="float" office:value="0" calcext:value-type="float">
            <text:p>0.00</text:p>
          </table:table-cell>
          <table:table-cell table:style-name="ce7" table:formula="of:=IF([.D160]&gt;[.$C$2];1;0)" office:value-type="float" office:value="0" calcext:value-type="float">
            <text:p>0.00</text:p>
          </table:table-cell>
          <table:table-cell table:style-name="ce5" table:formula="of:=IF([.O160];[.M160];[.L160])" office:value-type="float" office:value="2.99974403299369" calcext:value-type="float">
            <text:p>2.999744</text:p>
          </table:table-cell>
          <table:table-cell table:formula="of:=([.P160]-[.P159])/[.A160]" office:value-type="float" office:value="0.000394628164457345" calcext:value-type="float">
            <text:p>0.0003946282</text:p>
          </table:table-cell>
          <table:table-cell table:formula="of:=[.$U$3]*[.U159]" office:value-type="float" office:value="2.57297957112803" calcext:value-type="float">
            <text:p>2.5729795711</text:p>
          </table:table-cell>
          <table:table-cell table:formula="of:=([.$U$3]*[.V159]*[.$U$3])+[.$S$3]" office:value-type="float" office:value="1.43308183405113" calcext:value-type="float">
            <text:p>1.4330818341</text:p>
          </table:table-cell>
          <table:table-cell table:formula="of:=[.S160]/([.S160]+[.$Q$3])" office:value-type="float" office:value="0.588998616485093" calcext:value-type="float">
            <text:p>0.5889986165</text:p>
          </table:table-cell>
          <table:table-cell table:formula="of:=[.R160]+[.T160]*((([.L160]*[.A160])+[.D160])-[.R160])" office:value-type="float" office:value="3.00072456531915" calcext:value-type="float">
            <text:p>3.0007245653</text:p>
          </table:table-cell>
          <table:table-cell table:formula="of:=(1-[.T160])*[.S160]" office:value-type="float" office:value="0.588998616485093" calcext:value-type="float">
            <text:p>0.5889986165</text:p>
          </table:table-cell>
          <table:table-cell table:formula="of:=[.D161]-[.U160]" office:value-type="float" office:value="-0.00139233897972568" calcext:value-type="float">
            <text:p>-0.00139233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0]+[.A161]"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style-name="ce5" table:formula="of:=[.D160]*0.8+[.P160]*0.2" office:value-type="float" office:value="2.99933222633943" calcext:value-type="float">
            <text:p>2.999332</text:p>
          </table:table-cell>
          <table:table-cell table:style-name="ce5" table:formula="of:=[.C161]-[.D161]" office:value-type="float" office:value="0.000667773660572024" calcext:value-type="float">
            <text:p>0.000668</text:p>
          </table:table-cell>
          <table:table-cell table:style-name="ce5" table:formula="of:=ABS([.E161])" office:value-type="float" office:value="0.000667773660572024" calcext:value-type="float">
            <text:p>0.000668</text:p>
          </table:table-cell>
          <table:table-cell table:style-name="ce5" table:formula="of:=[.$E$2]*[.E161]" office:value-type="float" office:value="0.00400664196343215" calcext:value-type="float">
            <text:p>0.004007</text:p>
          </table:table-cell>
          <table:table-cell table:style-name="ce5" table:formula="of:=[.H160]+([.E161]*[.A161])" office:value-type="float" office:value="0.299566863083409" calcext:value-type="float">
            <text:p>0.299567</text:p>
          </table:table-cell>
          <table:table-cell table:style-name="ce5" table:formula="of:=[.H161]*[.$G$2]" office:value-type="float" office:value="2.99566863083409" calcext:value-type="float">
            <text:p>2.995669</text:p>
          </table:table-cell>
          <table:table-cell table:style-name="ce5" table:formula="of:=([.E161]-[.E160])/[.A161]" office:value-type="float" office:value="-0.00102951663566664" calcext:value-type="float">
            <text:p>-0.001030</text:p>
          </table:table-cell>
          <table:table-cell table:style-name="ce5" table:formula="of:=[.J161]*[.$I$2]" office:value-type="float" office:value="0.000102951663566664" calcext:value-type="float">
            <text:p>0.000103</text:p>
          </table:table-cell>
          <table:table-cell table:style-name="ce5" table:formula="of:=[.G161]+[.I161]+[.K161]" office:value-type="float" office:value="2.99977822446109" calcext:value-type="float">
            <text:p>2.999778</text:p>
          </table:table-cell>
          <table:table-cell table:style-name="ce5" table:formula="of:=-[.L161]/8" office:value-type="float" office:value="-0.374972278057636" calcext:value-type="float">
            <text:p>-0.374972</text:p>
          </table:table-cell>
          <table:table-cell table:formula="of:=IF([.U161]&gt;[.$C$2];1;0)" office:value-type="float" office:value="0" calcext:value-type="float">
            <text:p>0.00</text:p>
          </table:table-cell>
          <table:table-cell table:style-name="ce7" table:formula="of:=IF([.D161]&gt;[.$C$2];1;0)" office:value-type="float" office:value="0" calcext:value-type="float">
            <text:p>0.00</text:p>
          </table:table-cell>
          <table:table-cell table:style-name="ce5" table:formula="of:=IF([.O161];[.M161];[.L161])" office:value-type="float" office:value="2.99977822446109" calcext:value-type="float">
            <text:p>2.999778</text:p>
          </table:table-cell>
          <table:table-cell table:formula="of:=([.P161]-[.P160])/[.A161]" office:value-type="float" office:value="0.000341914673915866" calcext:value-type="float">
            <text:p>0.0003419147</text:p>
          </table:table-cell>
          <table:table-cell table:formula="of:=[.$U$3]*[.U160]" office:value-type="float" office:value="2.57308409289069" calcext:value-type="float">
            <text:p>2.5730840929</text:p>
          </table:table-cell>
          <table:table-cell table:formula="of:=([.$U$3]*[.V160]*[.$U$3])+[.$S$3]" office:value-type="float" office:value="1.43308183405113" calcext:value-type="float">
            <text:p>1.4330818341</text:p>
          </table:table-cell>
          <table:table-cell table:formula="of:=[.S161]/([.S161]+[.$Q$3])" office:value-type="float" office:value="0.588998616485093" calcext:value-type="float">
            <text:p>0.5889986165</text:p>
          </table:table-cell>
          <table:table-cell table:formula="of:=[.R161]+[.T161]*((([.L161]*[.A161])+[.D161])-[.R161])" office:value-type="float" office:value="3.00083017616832" calcext:value-type="float">
            <text:p>3.0008301762</text:p>
          </table:table-cell>
          <table:table-cell table:formula="of:=(1-[.T161])*[.S161]" office:value-type="float" office:value="0.588998616485093" calcext:value-type="float">
            <text:p>0.5889986165</text:p>
          </table:table-cell>
          <table:table-cell table:formula="of:=[.D162]-[.U161]" office:value-type="float" office:value="-0.00140875020456122" calcext:value-type="float">
            <text:p>-0.001408750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1]+[.A162]" office:value-type="float" office:value="15.6" calcext:value-type="float">
            <text:p>15.6</text:p>
          </table:table-cell>
          <table:table-cell office:value-type="float" office:value="3" calcext:value-type="float">
            <text:p>3</text:p>
          </table:table-cell>
          <table:table-cell table:style-name="ce5" table:formula="of:=[.D161]*0.8+[.P161]*0.2" office:value-type="float" office:value="2.99942142596376" calcext:value-type="float">
            <text:p>2.999421</text:p>
          </table:table-cell>
          <table:table-cell table:style-name="ce5" table:formula="of:=[.C162]-[.D162]" office:value-type="float" office:value="0.000578574036240287" calcext:value-type="float">
            <text:p>0.000579</text:p>
          </table:table-cell>
          <table:table-cell table:style-name="ce5" table:formula="of:=ABS([.E162])" office:value-type="float" office:value="0.000578574036240287" calcext:value-type="float">
            <text:p>0.000579</text:p>
          </table:table-cell>
          <table:table-cell table:style-name="ce5" table:formula="of:=[.$E$2]*[.E162]" office:value-type="float" office:value="0.00347144421744172" calcext:value-type="float">
            <text:p>0.003471</text:p>
          </table:table-cell>
          <table:table-cell table:style-name="ce5" table:formula="of:=[.H161]+([.E162]*[.A162])" office:value-type="float" office:value="0.299624720487033" calcext:value-type="float">
            <text:p>0.299625</text:p>
          </table:table-cell>
          <table:table-cell table:style-name="ce5" table:formula="of:=[.H162]*[.$G$2]" office:value-type="float" office:value="2.99624720487033" calcext:value-type="float">
            <text:p>2.996247</text:p>
          </table:table-cell>
          <table:table-cell table:style-name="ce5" table:formula="of:=([.E162]-[.E161])/[.A162]" office:value-type="float" office:value="-0.000891996243317372" calcext:value-type="float">
            <text:p>-0.000892</text:p>
          </table:table-cell>
          <table:table-cell table:style-name="ce5" table:formula="of:=[.J162]*[.$I$2]" office:value-type="float" office:value="0.0000891996243317372" calcext:value-type="float">
            <text:p>0.000089</text:p>
          </table:table-cell>
          <table:table-cell table:style-name="ce5" table:formula="of:=[.G162]+[.I162]+[.K162]" office:value-type="float" office:value="2.9998078487121" calcext:value-type="float">
            <text:p>2.999808</text:p>
          </table:table-cell>
          <table:table-cell table:style-name="ce5" table:formula="of:=-[.L162]/8" office:value-type="float" office:value="-0.374975981089013" calcext:value-type="float">
            <text:p>-0.374976</text:p>
          </table:table-cell>
          <table:table-cell table:formula="of:=IF([.U162]&gt;[.$C$2];1;0)" office:value-type="float" office:value="0" calcext:value-type="float">
            <text:p>0.00</text:p>
          </table:table-cell>
          <table:table-cell table:style-name="ce7" table:formula="of:=IF([.D162]&gt;[.$C$2];1;0)" office:value-type="float" office:value="0" calcext:value-type="float">
            <text:p>0.00</text:p>
          </table:table-cell>
          <table:table-cell table:style-name="ce5" table:formula="of:=IF([.O162];[.M162];[.L162])" office:value-type="float" office:value="2.9998078487121" calcext:value-type="float">
            <text:p>2.999808</text:p>
          </table:table-cell>
          <table:table-cell table:formula="of:=([.P162]-[.P161])/[.A162]" office:value-type="float" office:value="0.000296242510149369" calcext:value-type="float">
            <text:p>0.0002962425</text:p>
          </table:table-cell>
          <table:table-cell table:formula="of:=[.$U$3]*[.U161]" office:value-type="float" office:value="2.57317465288383" calcext:value-type="float">
            <text:p>2.5731746529</text:p>
          </table:table-cell>
          <table:table-cell table:formula="of:=([.$U$3]*[.V161]*[.$U$3])+[.$S$3]" office:value-type="float" office:value="1.43308183405113" calcext:value-type="float">
            <text:p>1.4330818341</text:p>
          </table:table-cell>
          <table:table-cell table:formula="of:=[.S162]/([.S162]+[.$Q$3])" office:value-type="float" office:value="0.588998616485093" calcext:value-type="float">
            <text:p>0.5889986165</text:p>
          </table:table-cell>
          <table:table-cell table:formula="of:=[.R162]+[.T162]*((([.L162]*[.A162])+[.D162])-[.R162])" office:value-type="float" office:value="3.0009216797704" calcext:value-type="float">
            <text:p>3.0009216798</text:p>
          </table:table-cell>
          <table:table-cell table:formula="of:=(1-[.T162])*[.S162]" office:value-type="float" office:value="0.588998616485093" calcext:value-type="float">
            <text:p>0.5889986165</text:p>
          </table:table-cell>
          <table:table-cell table:formula="of:=[.D163]-[.U162]" office:value-type="float" office:value="-0.00142296925697005" calcext:value-type="float">
            <text:p>-0.001422969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2]+[.A163]"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style-name="ce5" table:formula="of:=[.D162]*0.8+[.P162]*0.2" office:value-type="float" office:value="2.99949871051343" calcext:value-type="float">
            <text:p>2.999499</text:p>
          </table:table-cell>
          <table:table-cell table:style-name="ce5" table:formula="of:=[.C163]-[.D163]" office:value-type="float" office:value="0.00050128948657191" calcext:value-type="float">
            <text:p>0.000501</text:p>
          </table:table-cell>
          <table:table-cell table:style-name="ce5" table:formula="of:=ABS([.E163])" office:value-type="float" office:value="0.00050128948657191" calcext:value-type="float">
            <text:p>0.000501</text:p>
          </table:table-cell>
          <table:table-cell table:style-name="ce5" table:formula="of:=[.$E$2]*[.E163]" office:value-type="float" office:value="0.00300773691943146" calcext:value-type="float">
            <text:p>0.003008</text:p>
          </table:table-cell>
          <table:table-cell table:style-name="ce5" table:formula="of:=[.H162]+([.E163]*[.A163])" office:value-type="float" office:value="0.29967484943569" calcext:value-type="float">
            <text:p>0.299675</text:p>
          </table:table-cell>
          <table:table-cell table:style-name="ce5" table:formula="of:=[.H163]*[.$G$2]" office:value-type="float" office:value="2.9967484943569" calcext:value-type="float">
            <text:p>2.996748</text:p>
          </table:table-cell>
          <table:table-cell table:style-name="ce5" table:formula="of:=([.E163]-[.E162])/[.A163]" office:value-type="float" office:value="-0.000772845496683772" calcext:value-type="float">
            <text:p>-0.000773</text:p>
          </table:table-cell>
          <table:table-cell table:style-name="ce5" table:formula="of:=[.J163]*[.$I$2]" office:value-type="float" office:value="0.0000772845496683772" calcext:value-type="float">
            <text:p>0.000077</text:p>
          </table:table-cell>
          <table:table-cell table:style-name="ce5" table:formula="of:=[.G163]+[.I163]+[.K163]" office:value-type="float" office:value="2.999833515826" calcext:value-type="float">
            <text:p>2.999834</text:p>
          </table:table-cell>
          <table:table-cell table:style-name="ce5" table:formula="of:=-[.L163]/8" office:value-type="float" office:value="-0.37497918947825" calcext:value-type="float">
            <text:p>-0.374979</text:p>
          </table:table-cell>
          <table:table-cell table:formula="of:=IF([.U163]&gt;[.$C$2];1;0)" office:value-type="float" office:value="0" calcext:value-type="float">
            <text:p>0.00</text:p>
          </table:table-cell>
          <table:table-cell table:style-name="ce7" table:formula="of:=IF([.D163]&gt;[.$C$2];1;0)" office:value-type="float" office:value="0" calcext:value-type="float">
            <text:p>0.00</text:p>
          </table:table-cell>
          <table:table-cell table:style-name="ce5" table:formula="of:=IF([.O163];[.M163];[.L163])" office:value-type="float" office:value="2.999833515826" calcext:value-type="float">
            <text:p>2.999834</text:p>
          </table:table-cell>
          <table:table-cell table:formula="of:=([.P163]-[.P162])/[.A163]" office:value-type="float" office:value="0.000256671138982867" calcext:value-type="float">
            <text:p>0.0002566711</text:p>
          </table:table-cell>
          <table:table-cell table:formula="of:=[.$U$3]*[.U162]" office:value-type="float" office:value="2.57325311608757" calcext:value-type="float">
            <text:p>2.5732531161</text:p>
          </table:table-cell>
          <table:table-cell table:formula="of:=([.$U$3]*[.V162]*[.$U$3])+[.$S$3]" office:value-type="float" office:value="1.43308183405113" calcext:value-type="float">
            <text:p>1.4330818341</text:p>
          </table:table-cell>
          <table:table-cell table:formula="of:=[.S163]/([.S163]+[.$Q$3])" office:value-type="float" office:value="0.588998616485093" calcext:value-type="float">
            <text:p>0.5889986165</text:p>
          </table:table-cell>
          <table:table-cell table:formula="of:=[.R163]+[.T163]*((([.L163]*[.A163])+[.D163])-[.R163])" office:value-type="float" office:value="3.00100096053798" calcext:value-type="float">
            <text:p>3.0010009605</text:p>
          </table:table-cell>
          <table:table-cell table:formula="of:=(1-[.T163])*[.S163]" office:value-type="float" office:value="0.588998616485093" calcext:value-type="float">
            <text:p>0.5889986165</text:p>
          </table:table-cell>
          <table:table-cell table:formula="of:=[.D164]-[.U163]" office:value-type="float" office:value="-0.00143528896203726" calcext:value-type="float">
            <text:p>-0.00143528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3]+[.A164]"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table:style-name="ce5" table:formula="of:=[.D163]*0.8+[.P163]*0.2" office:value-type="float" office:value="2.99956567157594" calcext:value-type="float">
            <text:p>2.999566</text:p>
          </table:table-cell>
          <table:table-cell table:style-name="ce5" table:formula="of:=[.C164]-[.D164]" office:value-type="float" office:value="0.000434328424057551" calcext:value-type="float">
            <text:p>0.000434</text:p>
          </table:table-cell>
          <table:table-cell table:style-name="ce5" table:formula="of:=ABS([.E164])" office:value-type="float" office:value="0.000434328424057551" calcext:value-type="float">
            <text:p>0.000434</text:p>
          </table:table-cell>
          <table:table-cell table:style-name="ce5" table:formula="of:=[.$E$2]*[.E164]" office:value-type="float" office:value="0.0026059705443453" calcext:value-type="float">
            <text:p>0.002606</text:p>
          </table:table-cell>
          <table:table-cell table:style-name="ce5" table:formula="of:=[.H163]+([.E164]*[.A164])" office:value-type="float" office:value="0.299718282278096" calcext:value-type="float">
            <text:p>0.299718</text:p>
          </table:table-cell>
          <table:table-cell table:style-name="ce5" table:formula="of:=[.H164]*[.$G$2]" office:value-type="float" office:value="2.99718282278096" calcext:value-type="float">
            <text:p>2.997183</text:p>
          </table:table-cell>
          <table:table-cell table:style-name="ce5" table:formula="of:=([.E164]-[.E163])/[.A164]" office:value-type="float" office:value="-0.000669610625143591" calcext:value-type="float">
            <text:p>-0.000670</text:p>
          </table:table-cell>
          <table:table-cell table:style-name="ce5" table:formula="of:=[.J164]*[.$I$2]" office:value-type="float" office:value="0.0000669610625143591" calcext:value-type="float">
            <text:p>0.000067</text:p>
          </table:table-cell>
          <table:table-cell table:style-name="ce5" table:formula="of:=[.G164]+[.I164]+[.K164]" office:value-type="float" office:value="2.99985575438782" calcext:value-type="float">
            <text:p>2.999856</text:p>
          </table:table-cell>
          <table:table-cell table:style-name="ce5" table:formula="of:=-[.L164]/8" office:value-type="float" office:value="-0.374981969298477" calcext:value-type="float">
            <text:p>-0.374982</text:p>
          </table:table-cell>
          <table:table-cell table:formula="of:=IF([.U164]&gt;[.$C$2];1;0)" office:value-type="float" office:value="0" calcext:value-type="float">
            <text:p>0.00</text:p>
          </table:table-cell>
          <table:table-cell table:style-name="ce7" table:formula="of:=IF([.D164]&gt;[.$C$2];1;0)" office:value-type="float" office:value="0" calcext:value-type="float">
            <text:p>0.00</text:p>
          </table:table-cell>
          <table:table-cell table:style-name="ce5" table:formula="of:=IF([.O164];[.M164];[.L164])" office:value-type="float" office:value="2.99985575438782" calcext:value-type="float">
            <text:p>2.999856</text:p>
          </table:table-cell>
          <table:table-cell table:formula="of:=([.P164]-[.P163])/[.A164]" office:value-type="float" office:value="0.000222385618173782" calcext:value-type="float">
            <text:p>0.0002223856</text:p>
          </table:table-cell>
          <table:table-cell table:formula="of:=[.$U$3]*[.U163]" office:value-type="float" office:value="2.57332109836235" calcext:value-type="float">
            <text:p>2.5733210984</text:p>
          </table:table-cell>
          <table:table-cell table:formula="of:=([.$U$3]*[.V163]*[.$U$3])+[.$S$3]" office:value-type="float" office:value="1.43308183405113" calcext:value-type="float">
            <text:p>1.4330818341</text:p>
          </table:table-cell>
          <table:table-cell table:formula="of:=[.S164]/([.S164]+[.$Q$3])" office:value-type="float" office:value="0.588998616485093" calcext:value-type="float">
            <text:p>0.5889986165</text:p>
          </table:table-cell>
          <table:table-cell table:formula="of:=[.R164]+[.T164]*((([.L164]*[.A164])+[.D164])-[.R164])" office:value-type="float" office:value="3.00106965116836" calcext:value-type="float">
            <text:p>3.0010696512</text:p>
          </table:table-cell>
          <table:table-cell table:formula="of:=(1-[.T164])*[.S164]" office:value-type="float" office:value="0.588998616485093" calcext:value-type="float">
            <text:p>0.5889986165</text:p>
          </table:table-cell>
          <table:table-cell table:formula="of:=[.D165]-[.U164]" office:value-type="float" office:value="-0.00144596303004452" calcext:value-type="float">
            <text:p>-0.00144596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4]+[.A165]" office:value-type="float" office:value="15.9" calcext:value-type="float">
            <text:p>15.9</text:p>
          </table:table-cell>
          <table:table-cell office:value-type="float" office:value="3" calcext:value-type="float">
            <text:p>3</text:p>
          </table:table-cell>
          <table:table-cell table:style-name="ce5" table:formula="of:=[.D164]*0.8+[.P164]*0.2" office:value-type="float" office:value="2.99962368813832" calcext:value-type="float">
            <text:p>2.999624</text:p>
          </table:table-cell>
          <table:table-cell table:style-name="ce5" table:formula="of:=[.C165]-[.D165]" office:value-type="float" office:value="0.00037631186168241" calcext:value-type="float">
            <text:p>0.000376</text:p>
          </table:table-cell>
          <table:table-cell table:style-name="ce5" table:formula="of:=ABS([.E165])" office:value-type="float" office:value="0.00037631186168241" calcext:value-type="float">
            <text:p>0.000376</text:p>
          </table:table-cell>
          <table:table-cell table:style-name="ce5" table:formula="of:=[.$E$2]*[.E165]" office:value-type="float" office:value="0.00225787117009446" calcext:value-type="float">
            <text:p>0.002258</text:p>
          </table:table-cell>
          <table:table-cell table:style-name="ce5" table:formula="of:=[.H164]+([.E165]*[.A165])" office:value-type="float" office:value="0.299755913464264" calcext:value-type="float">
            <text:p>0.299756</text:p>
          </table:table-cell>
          <table:table-cell table:style-name="ce5" table:formula="of:=[.H165]*[.$G$2]" office:value-type="float" office:value="2.99755913464264" calcext:value-type="float">
            <text:p>2.997559</text:p>
          </table:table-cell>
          <table:table-cell table:style-name="ce5" table:formula="of:=([.E165]-[.E164])/[.A165]" office:value-type="float" office:value="-0.000580165623751405" calcext:value-type="float">
            <text:p>-0.000580</text:p>
          </table:table-cell>
          <table:table-cell table:style-name="ce5" table:formula="of:=[.J165]*[.$I$2]" office:value-type="float" office:value="0.0000580165623751405" calcext:value-type="float">
            <text:p>0.000058</text:p>
          </table:table-cell>
          <table:table-cell table:style-name="ce5" table:formula="of:=[.G165]+[.I165]+[.K165]" office:value-type="float" office:value="2.99987502237511" calcext:value-type="float">
            <text:p>2.999875</text:p>
          </table:table-cell>
          <table:table-cell table:style-name="ce5" table:formula="of:=-[.L165]/8" office:value-type="float" office:value="-0.374984377796889" calcext:value-type="float">
            <text:p>-0.374984</text:p>
          </table:table-cell>
          <table:table-cell table:formula="of:=IF([.U165]&gt;[.$C$2];1;0)" office:value-type="float" office:value="0" calcext:value-type="float">
            <text:p>0.00</text:p>
          </table:table-cell>
          <table:table-cell table:style-name="ce7" table:formula="of:=IF([.D165]&gt;[.$C$2];1;0)" office:value-type="float" office:value="0" calcext:value-type="float">
            <text:p>0.00</text:p>
          </table:table-cell>
          <table:table-cell table:style-name="ce5" table:formula="of:=IF([.O165];[.M165];[.L165])" office:value-type="float" office:value="2.99987502237511" calcext:value-type="float">
            <text:p>2.999875</text:p>
          </table:table-cell>
          <table:table-cell table:formula="of:=([.P165]-[.P164])/[.A165]" office:value-type="float" office:value="0.000192679872923485" calcext:value-type="float">
            <text:p>0.0001926799</text:p>
          </table:table-cell>
          <table:table-cell table:formula="of:=[.$U$3]*[.U164]" office:value-type="float" office:value="2.57337999972584" calcext:value-type="float">
            <text:p>2.5733799997</text:p>
          </table:table-cell>
          <table:table-cell table:formula="of:=([.$U$3]*[.V164]*[.$U$3])+[.$S$3]" office:value-type="float" office:value="1.43308183405113" calcext:value-type="float">
            <text:p>1.4330818341</text:p>
          </table:table-cell>
          <table:table-cell table:formula="of:=[.S165]/([.S165]+[.$Q$3])" office:value-type="float" office:value="0.588998616485093" calcext:value-type="float">
            <text:p>0.5889986165</text:p>
          </table:table-cell>
          <table:table-cell table:formula="of:=[.R165]+[.T165]*((([.L165]*[.A165])+[.D165])-[.R165])" office:value-type="float" office:value="3.00112916626701" calcext:value-type="float">
            <text:p>3.0011291663</text:p>
          </table:table-cell>
          <table:table-cell table:formula="of:=(1-[.T165])*[.S165]" office:value-type="float" office:value="0.588998616485093" calcext:value-type="float">
            <text:p>0.5889986165</text:p>
          </table:table-cell>
          <table:table-cell table:formula="of:=[.D166]-[.U165]" office:value-type="float" office:value="-0.00145521128133108" calcext:value-type="float">
            <text:p>-0.00145521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5]+[.A166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5" table:formula="of:=[.D165]*0.8+[.P165]*0.2" office:value-type="float" office:value="2.99967395498568" calcext:value-type="float">
            <text:p>2.999674</text:p>
          </table:table-cell>
          <table:table-cell table:style-name="ce5" table:formula="of:=[.C166]-[.D166]" office:value-type="float" office:value="0.000326045014324094" calcext:value-type="float">
            <text:p>0.000326</text:p>
          </table:table-cell>
          <table:table-cell table:style-name="ce5" table:formula="of:=ABS([.E166])" office:value-type="float" office:value="0.000326045014324094" calcext:value-type="float">
            <text:p>0.000326</text:p>
          </table:table-cell>
          <table:table-cell table:style-name="ce5" table:formula="of:=[.$E$2]*[.E166]" office:value-type="float" office:value="0.00195627008594457" calcext:value-type="float">
            <text:p>0.001956</text:p>
          </table:table-cell>
          <table:table-cell table:style-name="ce5" table:formula="of:=[.H165]+([.E166]*[.A166])" office:value-type="float" office:value="0.299788517965696" calcext:value-type="float">
            <text:p>0.299789</text:p>
          </table:table-cell>
          <table:table-cell table:style-name="ce5" table:formula="of:=[.H166]*[.$G$2]" office:value-type="float" office:value="2.99788517965696" calcext:value-type="float">
            <text:p>2.997885</text:p>
          </table:table-cell>
          <table:table-cell table:style-name="ce5" table:formula="of:=([.E166]-[.E165])/[.A166]" office:value-type="float" office:value="-0.000502668473583157" calcext:value-type="float">
            <text:p>-0.000503</text:p>
          </table:table-cell>
          <table:table-cell table:style-name="ce5" table:formula="of:=[.J166]*[.$I$2]" office:value-type="float" office:value="0.0000502668473583157" calcext:value-type="float">
            <text:p>0.000050</text:p>
          </table:table-cell>
          <table:table-cell table:style-name="ce5" table:formula="of:=[.G166]+[.I166]+[.K166]" office:value-type="float" office:value="2.99989171659027" calcext:value-type="float">
            <text:p>2.999892</text:p>
          </table:table-cell>
          <table:table-cell table:style-name="ce5" table:formula="of:=-[.L166]/8" office:value-type="float" office:value="-0.374986464573783" calcext:value-type="float">
            <text:p>-0.374986</text:p>
          </table:table-cell>
          <table:table-cell table:formula="of:=IF([.U166]&gt;[.$C$2];1;0)" office:value-type="float" office:value="0" calcext:value-type="float">
            <text:p>0.00</text:p>
          </table:table-cell>
          <table:table-cell table:style-name="ce7" table:formula="of:=IF([.D166]&gt;[.$C$2];1;0)" office:value-type="float" office:value="0" calcext:value-type="float">
            <text:p>0.00</text:p>
          </table:table-cell>
          <table:table-cell table:style-name="ce5" table:formula="of:=IF([.O166];[.M166];[.L166])" office:value-type="float" office:value="2.99989171659027" calcext:value-type="float">
            <text:p>2.999892</text:p>
          </table:table-cell>
          <table:table-cell table:formula="of:=([.P166]-[.P165])/[.A166]" office:value-type="float" office:value="0.000166942151573757" calcext:value-type="float">
            <text:p>0.0001669422</text:p>
          </table:table-cell>
          <table:table-cell table:formula="of:=[.$U$3]*[.U165]" office:value-type="float" office:value="2.57343103318469" calcext:value-type="float">
            <text:p>2.5734310332</text:p>
          </table:table-cell>
          <table:table-cell table:formula="of:=([.$U$3]*[.V165]*[.$U$3])+[.$S$3]" office:value-type="float" office:value="1.43308183405113" calcext:value-type="float">
            <text:p>1.4330818341</text:p>
          </table:table-cell>
          <table:table-cell table:formula="of:=[.S166]/([.S166]+[.$Q$3])" office:value-type="float" office:value="0.588998616485093" calcext:value-type="float">
            <text:p>0.5889986165</text:p>
          </table:table-cell>
          <table:table-cell table:formula="of:=[.R166]+[.T166]*((([.L166]*[.A166])+[.D166])-[.R166])" office:value-type="float" office:value="3.00118073147971" calcext:value-type="float">
            <text:p>3.0011807315</text:p>
          </table:table-cell>
          <table:table-cell table:formula="of:=(1-[.T166])*[.S166]" office:value-type="float" office:value="0.588998616485093" calcext:value-type="float">
            <text:p>0.5889986165</text:p>
          </table:table-cell>
          <table:table-cell table:formula="of:=[.D167]-[.U166]" office:value-type="float" office:value="-0.00146322417311584" calcext:value-type="float">
            <text:p>-0.001463224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6]+[.A167]"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style-name="ce5" table:formula="of:=[.D166]*0.8+[.P166]*0.2" office:value-type="float" office:value="2.99971750730659" calcext:value-type="float">
            <text:p>2.999718</text:p>
          </table:table-cell>
          <table:table-cell table:style-name="ce5" table:formula="of:=[.C167]-[.D167]" office:value-type="float" office:value="0.000282492693405523" calcext:value-type="float">
            <text:p>0.000282</text:p>
          </table:table-cell>
          <table:table-cell table:style-name="ce5" table:formula="of:=ABS([.E167])" office:value-type="float" office:value="0.000282492693405523" calcext:value-type="float">
            <text:p>0.000282</text:p>
          </table:table-cell>
          <table:table-cell table:style-name="ce5" table:formula="of:=[.$E$2]*[.E167]" office:value-type="float" office:value="0.00169495616043314" calcext:value-type="float">
            <text:p>0.001695</text:p>
          </table:table-cell>
          <table:table-cell table:style-name="ce5" table:formula="of:=[.H166]+([.E167]*[.A167])" office:value-type="float" office:value="0.299816767235037" calcext:value-type="float">
            <text:p>0.299817</text:p>
          </table:table-cell>
          <table:table-cell table:style-name="ce5" table:formula="of:=[.H167]*[.$G$2]" office:value-type="float" office:value="2.99816767235037" calcext:value-type="float">
            <text:p>2.998168</text:p>
          </table:table-cell>
          <table:table-cell table:style-name="ce5" table:formula="of:=([.E167]-[.E166])/[.A167]" office:value-type="float" office:value="-0.000435523209185718" calcext:value-type="float">
            <text:p>-0.000436</text:p>
          </table:table-cell>
          <table:table-cell table:style-name="ce5" table:formula="of:=[.J167]*[.$I$2]" office:value-type="float" office:value="0.0000435523209185718" calcext:value-type="float">
            <text:p>0.000044</text:p>
          </table:table-cell>
          <table:table-cell table:style-name="ce5" table:formula="of:=[.G167]+[.I167]+[.K167]" office:value-type="float" office:value="2.99990618083172" calcext:value-type="float">
            <text:p>2.999906</text:p>
          </table:table-cell>
          <table:table-cell table:style-name="ce5" table:formula="of:=-[.L167]/8" office:value-type="float" office:value="-0.374988272603965" calcext:value-type="float">
            <text:p>-0.374988</text:p>
          </table:table-cell>
          <table:table-cell table:formula="of:=IF([.U167]&gt;[.$C$2];1;0)" office:value-type="float" office:value="0" calcext:value-type="float">
            <text:p>0.00</text:p>
          </table:table-cell>
          <table:table-cell table:style-name="ce7" table:formula="of:=IF([.D167]&gt;[.$C$2];1;0)" office:value-type="float" office:value="0" calcext:value-type="float">
            <text:p>0.00</text:p>
          </table:table-cell>
          <table:table-cell table:style-name="ce5" table:formula="of:=IF([.O167];[.M167];[.L167])" office:value-type="float" office:value="2.99990618083172" calcext:value-type="float">
            <text:p>2.999906</text:p>
          </table:table-cell>
          <table:table-cell table:formula="of:=([.P167]-[.P166])/[.A167]" office:value-type="float" office:value="0.000144642414539042" calcext:value-type="float">
            <text:p>0.0001446424</text:p>
          </table:table-cell>
          <table:table-cell table:formula="of:=[.$U$3]*[.U166]" office:value-type="float" office:value="2.57347524971495" calcext:value-type="float">
            <text:p>2.5734752497</text:p>
          </table:table-cell>
          <table:table-cell table:formula="of:=([.$U$3]*[.V166]*[.$U$3])+[.$S$3]" office:value-type="float" office:value="1.43308183405113" calcext:value-type="float">
            <text:p>1.4330818341</text:p>
          </table:table-cell>
          <table:table-cell table:formula="of:=[.S167]/([.S167]+[.$Q$3])" office:value-type="float" office:value="0.588998616485093" calcext:value-type="float">
            <text:p>0.5889986165</text:p>
          </table:table-cell>
          <table:table-cell table:formula="of:=[.R167]+[.T167]*((([.L167]*[.A167])+[.D167])-[.R167])" office:value-type="float" office:value="3.00122540873341" calcext:value-type="float">
            <text:p>3.0012254087</text:p>
          </table:table-cell>
          <table:table-cell table:formula="of:=(1-[.T167])*[.S167]" office:value-type="float" office:value="0.588998616485093" calcext:value-type="float">
            <text:p>0.5889986165</text:p>
          </table:table-cell>
          <table:table-cell table:formula="of:=[.D168]-[.U167]" office:value-type="float" office:value="-0.00147016672178868" calcext:value-type="float">
            <text:p>-0.001470166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7]+[.A168]"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style-name="ce5" table:formula="of:=[.D167]*0.8+[.P167]*0.2" office:value-type="float" office:value="2.99975524201162" calcext:value-type="float">
            <text:p>2.999755</text:p>
          </table:table-cell>
          <table:table-cell table:style-name="ce5" table:formula="of:=[.C168]-[.D168]" office:value-type="float" office:value="0.000244757988379973" calcext:value-type="float">
            <text:p>0.000245</text:p>
          </table:table-cell>
          <table:table-cell table:style-name="ce5" table:formula="of:=ABS([.E168])" office:value-type="float" office:value="0.000244757988379973" calcext:value-type="float">
            <text:p>0.000245</text:p>
          </table:table-cell>
          <table:table-cell table:style-name="ce5" table:formula="of:=[.$E$2]*[.E168]" office:value-type="float" office:value="0.00146854793027984" calcext:value-type="float">
            <text:p>0.001469</text:p>
          </table:table-cell>
          <table:table-cell table:style-name="ce5" table:formula="of:=[.H167]+([.E168]*[.A168])" office:value-type="float" office:value="0.299841243033875" calcext:value-type="float">
            <text:p>0.299841</text:p>
          </table:table-cell>
          <table:table-cell table:style-name="ce5" table:formula="of:=[.H168]*[.$G$2]" office:value-type="float" office:value="2.99841243033875" calcext:value-type="float">
            <text:p>2.998412</text:p>
          </table:table-cell>
          <table:table-cell table:style-name="ce5" table:formula="of:=([.E168]-[.E167])/[.A168]" office:value-type="float" office:value="-0.000377347050255494" calcext:value-type="float">
            <text:p>-0.000377</text:p>
          </table:table-cell>
          <table:table-cell table:style-name="ce5" table:formula="of:=[.J168]*[.$I$2]" office:value-type="float" office:value="0.0000377347050255494" calcext:value-type="float">
            <text:p>0.000038</text:p>
          </table:table-cell>
          <table:table-cell table:style-name="ce5" table:formula="of:=[.G168]+[.I168]+[.K168]" office:value-type="float" office:value="2.99991871297405" calcext:value-type="float">
            <text:p>2.999919</text:p>
          </table:table-cell>
          <table:table-cell table:style-name="ce5" table:formula="of:=-[.L168]/8" office:value-type="float" office:value="-0.374989839121757" calcext:value-type="float">
            <text:p>-0.374990</text:p>
          </table:table-cell>
          <table:table-cell table:formula="of:=IF([.U168]&gt;[.$C$2];1;0)" office:value-type="float" office:value="0" calcext:value-type="float">
            <text:p>0.00</text:p>
          </table:table-cell>
          <table:table-cell table:style-name="ce7" table:formula="of:=IF([.D168]&gt;[.$C$2];1;0)" office:value-type="float" office:value="0" calcext:value-type="float">
            <text:p>0.00</text:p>
          </table:table-cell>
          <table:table-cell table:style-name="ce5" table:formula="of:=IF([.O168];[.M168];[.L168])" office:value-type="float" office:value="2.99991871297405" calcext:value-type="float">
            <text:p>2.999919</text:p>
          </table:table-cell>
          <table:table-cell table:formula="of:=([.P168]-[.P167])/[.A168]" office:value-type="float" office:value="0.000125321423340985" calcext:value-type="float">
            <text:p>0.0001253214</text:p>
          </table:table-cell>
          <table:table-cell table:formula="of:=[.$U$3]*[.U167]" office:value-type="float" office:value="2.57351355990581" calcext:value-type="float">
            <text:p>2.5735135599</text:p>
          </table:table-cell>
          <table:table-cell table:formula="of:=([.$U$3]*[.V167]*[.$U$3])+[.$S$3]" office:value-type="float" office:value="1.43308183405113" calcext:value-type="float">
            <text:p>1.4330818341</text:p>
          </table:table-cell>
          <table:table-cell table:formula="of:=[.S168]/([.S168]+[.$Q$3])" office:value-type="float" office:value="0.588998616485093" calcext:value-type="float">
            <text:p>0.5889986165</text:p>
          </table:table-cell>
          <table:table-cell table:formula="of:=[.R168]+[.T168]*((([.L168]*[.A168])+[.D168])-[.R168])" office:value-type="float" office:value="3.00126411810536" calcext:value-type="float">
            <text:p>3.0012641181</text:p>
          </table:table-cell>
          <table:table-cell table:formula="of:=(1-[.T168])*[.S168]" office:value-type="float" office:value="0.588998616485093" calcext:value-type="float">
            <text:p>0.5889986165</text:p>
          </table:table-cell>
          <table:table-cell table:formula="of:=[.D169]-[.U168]" office:value-type="float" office:value="-0.00147618190124987" calcext:value-type="float">
            <text:p>-0.001476181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8]+[.A169]"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style-name="ce5" table:formula="of:=[.D168]*0.8+[.P168]*0.2" office:value-type="float" office:value="2.99978793620411" calcext:value-type="float">
            <text:p>2.999788</text:p>
          </table:table-cell>
          <table:table-cell table:style-name="ce5" table:formula="of:=[.C169]-[.D169]" office:value-type="float" office:value="0.000212063795892892" calcext:value-type="float">
            <text:p>0.000212</text:p>
          </table:table-cell>
          <table:table-cell table:style-name="ce5" table:formula="of:=ABS([.E169])" office:value-type="float" office:value="0.000212063795892892" calcext:value-type="float">
            <text:p>0.000212</text:p>
          </table:table-cell>
          <table:table-cell table:style-name="ce5" table:formula="of:=[.$E$2]*[.E169]" office:value-type="float" office:value="0.00127238277535735" calcext:value-type="float">
            <text:p>0.001272</text:p>
          </table:table-cell>
          <table:table-cell table:style-name="ce5" table:formula="of:=[.H168]+([.E169]*[.A169])" office:value-type="float" office:value="0.299862449413464" calcext:value-type="float">
            <text:p>0.299862</text:p>
          </table:table-cell>
          <table:table-cell table:style-name="ce5" table:formula="of:=[.H169]*[.$G$2]" office:value-type="float" office:value="2.99862449413464" calcext:value-type="float">
            <text:p>2.998624</text:p>
          </table:table-cell>
          <table:table-cell table:style-name="ce5" table:formula="of:=([.E169]-[.E168])/[.A169]" office:value-type="float" office:value="-0.000326941924870816" calcext:value-type="float">
            <text:p>-0.000327</text:p>
          </table:table-cell>
          <table:table-cell table:style-name="ce5" table:formula="of:=[.J169]*[.$I$2]" office:value-type="float" office:value="0.0000326941924870816" calcext:value-type="float">
            <text:p>0.000033</text:p>
          </table:table-cell>
          <table:table-cell table:style-name="ce5" table:formula="of:=[.G169]+[.I169]+[.K169]" office:value-type="float" office:value="2.99992957110249" calcext:value-type="float">
            <text:p>2.999930</text:p>
          </table:table-cell>
          <table:table-cell table:style-name="ce5" table:formula="of:=-[.L169]/8" office:value-type="float" office:value="-0.374991196387811" calcext:value-type="float">
            <text:p>-0.374991</text:p>
          </table:table-cell>
          <table:table-cell table:formula="of:=IF([.U169]&gt;[.$C$2];1;0)" office:value-type="float" office:value="0" calcext:value-type="float">
            <text:p>0.00</text:p>
          </table:table-cell>
          <table:table-cell table:style-name="ce7" table:formula="of:=IF([.D169]&gt;[.$C$2];1;0)" office:value-type="float" office:value="0" calcext:value-type="float">
            <text:p>0.00</text:p>
          </table:table-cell>
          <table:table-cell table:style-name="ce5" table:formula="of:=IF([.O169];[.M169];[.L169])" office:value-type="float" office:value="2.99992957110249" calcext:value-type="float">
            <text:p>2.999930</text:p>
          </table:table-cell>
          <table:table-cell table:formula="of:=([.P169]-[.P168])/[.A169]" office:value-type="float" office:value="0.000108581284319342" calcext:value-type="float">
            <text:p>0.0001085813</text:p>
          </table:table-cell>
          <table:table-cell table:formula="of:=[.$U$3]*[.U168]" office:value-type="float" office:value="2.57354675271209" calcext:value-type="float">
            <text:p>2.5735467527</text:p>
          </table:table-cell>
          <table:table-cell table:formula="of:=([.$U$3]*[.V168]*[.$U$3])+[.$S$3]" office:value-type="float" office:value="1.43308183405113" calcext:value-type="float">
            <text:p>1.4330818341</text:p>
          </table:table-cell>
          <table:table-cell table:formula="of:=[.S169]/([.S169]+[.$Q$3])" office:value-type="float" office:value="0.588998616485093" calcext:value-type="float">
            <text:p>0.5889986165</text:p>
          </table:table-cell>
          <table:table-cell table:formula="of:=[.R169]+[.T169]*((([.L169]*[.A169])+[.D169])-[.R169])" office:value-type="float" office:value="3.00129765677107" calcext:value-type="float">
            <text:p>3.0012976568</text:p>
          </table:table-cell>
          <table:table-cell table:formula="of:=(1-[.T169])*[.S169]" office:value-type="float" office:value="0.588998616485093" calcext:value-type="float">
            <text:p>0.5889986165</text:p>
          </table:table-cell>
          <table:table-cell table:formula="of:=[.D170]-[.U169]" office:value-type="float" office:value="-0.00148139358728328" calcext:value-type="float">
            <text:p>-0.001481393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9]+[.A170]"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style-name="ce5" table:formula="of:=[.D169]*0.8+[.P169]*0.2" office:value-type="float" office:value="2.99981626318378" calcext:value-type="float">
            <text:p>2.999816</text:p>
          </table:table-cell>
          <table:table-cell table:style-name="ce5" table:formula="of:=[.C170]-[.D170]" office:value-type="float" office:value="0.000183736816216751" calcext:value-type="float">
            <text:p>0.000184</text:p>
          </table:table-cell>
          <table:table-cell table:style-name="ce5" table:formula="of:=ABS([.E170])" office:value-type="float" office:value="0.000183736816216751" calcext:value-type="float">
            <text:p>0.000184</text:p>
          </table:table-cell>
          <table:table-cell table:style-name="ce5" table:formula="of:=[.$E$2]*[.E170]" office:value-type="float" office:value="0.0011024208973005" calcext:value-type="float">
            <text:p>0.001102</text:p>
          </table:table-cell>
          <table:table-cell table:style-name="ce5" table:formula="of:=[.H169]+([.E170]*[.A170])" office:value-type="float" office:value="0.299880823095086" calcext:value-type="float">
            <text:p>0.299881</text:p>
          </table:table-cell>
          <table:table-cell table:style-name="ce5" table:formula="of:=[.H170]*[.$G$2]" office:value-type="float" office:value="2.99880823095086" calcext:value-type="float">
            <text:p>2.998808</text:p>
          </table:table-cell>
          <table:table-cell table:style-name="ce5" table:formula="of:=([.E170]-[.E169])/[.A170]" office:value-type="float" office:value="-0.00028326979676141" calcext:value-type="float">
            <text:p>-0.000283</text:p>
          </table:table-cell>
          <table:table-cell table:style-name="ce5" table:formula="of:=[.J170]*[.$I$2]" office:value-type="float" office:value="0.0000283269796761409" calcext:value-type="float">
            <text:p>0.000028</text:p>
          </table:table-cell>
          <table:table-cell table:style-name="ce5" table:formula="of:=[.G170]+[.I170]+[.K170]" office:value-type="float" office:value="2.99993897882784" calcext:value-type="float">
            <text:p>2.999939</text:p>
          </table:table-cell>
          <table:table-cell table:style-name="ce5" table:formula="of:=-[.L170]/8" office:value-type="float" office:value="-0.374992372353479" calcext:value-type="float">
            <text:p>-0.374992</text:p>
          </table:table-cell>
          <table:table-cell table:formula="of:=IF([.U170]&gt;[.$C$2];1;0)" office:value-type="float" office:value="0" calcext:value-type="float">
            <text:p>0.00</text:p>
          </table:table-cell>
          <table:table-cell table:style-name="ce7" table:formula="of:=IF([.D170]&gt;[.$C$2];1;0)" office:value-type="float" office:value="0" calcext:value-type="float">
            <text:p>0.00</text:p>
          </table:table-cell>
          <table:table-cell table:style-name="ce5" table:formula="of:=IF([.O170];[.M170];[.L170])" office:value-type="float" office:value="2.99993897882784" calcext:value-type="float">
            <text:p>2.999939</text:p>
          </table:table-cell>
          <table:table-cell table:formula="of:=([.P170]-[.P169])/[.A170]" office:value-type="float" office:value="0.000094077253485203" calcext:value-type="float">
            <text:p>9.4077253485203E-05</text:p>
          </table:table-cell>
          <table:table-cell table:formula="of:=[.$U$3]*[.U169]" office:value-type="float" office:value="2.57357551170192" calcext:value-type="float">
            <text:p>2.5735755117</text:p>
          </table:table-cell>
          <table:table-cell table:formula="of:=([.$U$3]*[.V169]*[.$U$3])+[.$S$3]" office:value-type="float" office:value="1.43308183405113" calcext:value-type="float">
            <text:p>1.4330818341</text:p>
          </table:table-cell>
          <table:table-cell table:formula="of:=[.S170]/([.S170]+[.$Q$3])" office:value-type="float" office:value="0.588998616485093" calcext:value-type="float">
            <text:p>0.5889986165</text:p>
          </table:table-cell>
          <table:table-cell table:formula="of:=[.R170]+[.T170]*((([.L170]*[.A170])+[.D170])-[.R170])" office:value-type="float" office:value="3.00132671542123" calcext:value-type="float">
            <text:p>3.0013267154</text:p>
          </table:table-cell>
          <table:table-cell table:formula="of:=(1-[.T170])*[.S170]" office:value-type="float" office:value="0.588998616485093" calcext:value-type="float">
            <text:p>0.5889986165</text:p>
          </table:table-cell>
          <table:table-cell table:formula="of:=[.D171]-[.U170]" office:value-type="float" office:value="-0.00148590910863788" calcext:value-type="float">
            <text:p>-0.001485909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0]+[.A171]"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table:style-name="ce5" table:formula="of:=[.D170]*0.8+[.P170]*0.2" office:value-type="float" office:value="2.99984080631259" calcext:value-type="float">
            <text:p>2.999841</text:p>
          </table:table-cell>
          <table:table-cell table:style-name="ce5" table:formula="of:=[.C171]-[.D171]" office:value-type="float" office:value="0.000159193687406134" calcext:value-type="float">
            <text:p>0.000159</text:p>
          </table:table-cell>
          <table:table-cell table:style-name="ce5" table:formula="of:=ABS([.E171])" office:value-type="float" office:value="0.000159193687406134" calcext:value-type="float">
            <text:p>0.000159</text:p>
          </table:table-cell>
          <table:table-cell table:style-name="ce5" table:formula="of:=[.$E$2]*[.E171]" office:value-type="float" office:value="0.000955162124436804" calcext:value-type="float">
            <text:p>0.000955</text:p>
          </table:table-cell>
          <table:table-cell table:style-name="ce5" table:formula="of:=[.H170]+([.E171]*[.A171])" office:value-type="float" office:value="0.299896742463826" calcext:value-type="float">
            <text:p>0.299897</text:p>
          </table:table-cell>
          <table:table-cell table:style-name="ce5" table:formula="of:=[.H171]*[.$G$2]" office:value-type="float" office:value="2.99896742463827" calcext:value-type="float">
            <text:p>2.998967</text:p>
          </table:table-cell>
          <table:table-cell table:style-name="ce5" table:formula="of:=([.E171]-[.E170])/[.A171]" office:value-type="float" office:value="-0.000245431288106168" calcext:value-type="float">
            <text:p>-0.000245</text:p>
          </table:table-cell>
          <table:table-cell table:style-name="ce5" table:formula="of:=[.J171]*[.$I$2]" office:value-type="float" office:value="0.0000245431288106168" calcext:value-type="float">
            <text:p>0.000025</text:p>
          </table:table-cell>
          <table:table-cell table:style-name="ce5" table:formula="of:=[.G171]+[.I171]+[.K171]" office:value-type="float" office:value="2.99994712989151" calcext:value-type="float">
            <text:p>2.999947</text:p>
          </table:table-cell>
          <table:table-cell table:style-name="ce5" table:formula="of:=-[.L171]/8" office:value-type="float" office:value="-0.374993391236439" calcext:value-type="float">
            <text:p>-0.374993</text:p>
          </table:table-cell>
          <table:table-cell table:formula="of:=IF([.U171]&gt;[.$C$2];1;0)" office:value-type="float" office:value="0" calcext:value-type="float">
            <text:p>0.00</text:p>
          </table:table-cell>
          <table:table-cell table:style-name="ce7" table:formula="of:=IF([.D171]&gt;[.$C$2];1;0)" office:value-type="float" office:value="0" calcext:value-type="float">
            <text:p>0.00</text:p>
          </table:table-cell>
          <table:table-cell table:style-name="ce5" table:formula="of:=IF([.O171];[.M171];[.L171])" office:value-type="float" office:value="2.99994712989151" calcext:value-type="float">
            <text:p>2.999947</text:p>
          </table:table-cell>
          <table:table-cell table:formula="of:=([.P171]-[.P170])/[.A171]" office:value-type="float" office:value="0.0000815106367735297" calcext:value-type="float">
            <text:p>8.15106367735297E-05</text:p>
          </table:table-cell>
          <table:table-cell table:formula="of:=[.$U$3]*[.U170]" office:value-type="float" office:value="2.57360042913398" calcext:value-type="float">
            <text:p>2.5736004291</text:p>
          </table:table-cell>
          <table:table-cell table:formula="of:=([.$U$3]*[.V170]*[.$U$3])+[.$S$3]" office:value-type="float" office:value="1.43308183405113" calcext:value-type="float">
            <text:p>1.4330818341</text:p>
          </table:table-cell>
          <table:table-cell table:formula="of:=[.S171]/([.S171]+[.$Q$3])" office:value-type="float" office:value="0.588998616485093" calcext:value-type="float">
            <text:p>0.5889986165</text:p>
          </table:table-cell>
          <table:table-cell table:formula="of:=[.R171]+[.T171]*((([.L171]*[.A171])+[.D171])-[.R171])" office:value-type="float" office:value="3.00135189248572" calcext:value-type="float">
            <text:p>3.0013518925</text:p>
          </table:table-cell>
          <table:table-cell table:formula="of:=(1-[.T171])*[.S171]" office:value-type="float" office:value="0.588998616485093" calcext:value-type="float">
            <text:p>0.5889986165</text:p>
          </table:table-cell>
          <table:table-cell table:formula="of:=[.D172]-[.U171]" office:value-type="float" office:value="-0.00148982145734244" calcext:value-type="float">
            <text:p>-0.001489821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1]+[.A172]"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  <table:table-cell table:style-name="ce5" table:formula="of:=[.D171]*0.8+[.P171]*0.2" office:value-type="float" office:value="2.99986207102838" calcext:value-type="float">
            <text:p>2.999862</text:p>
          </table:table-cell>
          <table:table-cell table:style-name="ce5" table:formula="of:=[.C172]-[.D172]" office:value-type="float" office:value="0.000137928971621903" calcext:value-type="float">
            <text:p>0.000138</text:p>
          </table:table-cell>
          <table:table-cell table:style-name="ce5" table:formula="of:=ABS([.E172])" office:value-type="float" office:value="0.000137928971621903" calcext:value-type="float">
            <text:p>0.000138</text:p>
          </table:table-cell>
          <table:table-cell table:style-name="ce5" table:formula="of:=[.$E$2]*[.E172]" office:value-type="float" office:value="0.000827573829731421" calcext:value-type="float">
            <text:p>0.000828</text:p>
          </table:table-cell>
          <table:table-cell table:style-name="ce5" table:formula="of:=[.H171]+([.E172]*[.A172])" office:value-type="float" office:value="0.299910535360989" calcext:value-type="float">
            <text:p>0.299911</text:p>
          </table:table-cell>
          <table:table-cell table:style-name="ce5" table:formula="of:=[.H172]*[.$G$2]" office:value-type="float" office:value="2.99910535360989" calcext:value-type="float">
            <text:p>2.999105</text:p>
          </table:table-cell>
          <table:table-cell table:style-name="ce5" table:formula="of:=([.E172]-[.E171])/[.A172]" office:value-type="float" office:value="-0.000212647157842305" calcext:value-type="float">
            <text:p>-0.000213</text:p>
          </table:table-cell>
          <table:table-cell table:style-name="ce5" table:formula="of:=[.J172]*[.$I$2]" office:value-type="float" office:value="0.0000212647157842305" calcext:value-type="float">
            <text:p>0.000021</text:p>
          </table:table-cell>
          <table:table-cell table:style-name="ce5" table:formula="of:=[.G172]+[.I172]+[.K172]" office:value-type="float" office:value="2.9999541921554" calcext:value-type="float">
            <text:p>2.999954</text:p>
          </table:table-cell>
          <table:table-cell table:style-name="ce5" table:formula="of:=-[.L172]/8" office:value-type="float" office:value="-0.374994274019425" calcext:value-type="float">
            <text:p>-0.374994</text:p>
          </table:table-cell>
          <table:table-cell table:formula="of:=IF([.U172]&gt;[.$C$2];1;0)" office:value-type="float" office:value="0" calcext:value-type="float">
            <text:p>0.00</text:p>
          </table:table-cell>
          <table:table-cell table:style-name="ce7" table:formula="of:=IF([.D172]&gt;[.$C$2];1;0)" office:value-type="float" office:value="0" calcext:value-type="float">
            <text:p>0.00</text:p>
          </table:table-cell>
          <table:table-cell table:style-name="ce5" table:formula="of:=IF([.O172];[.M172];[.L172])" office:value-type="float" office:value="2.9999541921554" calcext:value-type="float">
            <text:p>2.999954</text:p>
          </table:table-cell>
          <table:table-cell table:formula="of:=([.P172]-[.P171])/[.A172]" office:value-type="float" office:value="0.0000706226389013409" calcext:value-type="float">
            <text:p>7.06226389013409E-05</text:p>
          </table:table-cell>
          <table:table-cell table:formula="of:=[.$U$3]*[.U171]" office:value-type="float" office:value="2.57362201815448" calcext:value-type="float">
            <text:p>2.5736220182</text:p>
          </table:table-cell>
          <table:table-cell table:formula="of:=([.$U$3]*[.V171]*[.$U$3])+[.$S$3]" office:value-type="float" office:value="1.43308183405113" calcext:value-type="float">
            <text:p>1.4330818341</text:p>
          </table:table-cell>
          <table:table-cell table:formula="of:=[.S172]/([.S172]+[.$Q$3])" office:value-type="float" office:value="0.588998616485093" calcext:value-type="float">
            <text:p>0.5889986165</text:p>
          </table:table-cell>
          <table:table-cell table:formula="of:=[.R172]+[.T172]*((([.L172]*[.A172])+[.D172])-[.R172])" office:value-type="float" office:value="3.00137370645756" calcext:value-type="float">
            <text:p>3.0013737065</text:p>
          </table:table-cell>
          <table:table-cell table:formula="of:=(1-[.T172])*[.S172]" office:value-type="float" office:value="0.588998616485093" calcext:value-type="float">
            <text:p>0.5889986165</text:p>
          </table:table-cell>
          <table:table-cell table:formula="of:=[.D173]-[.U172]" office:value-type="float" office:value="-0.0014932112037731" calcext:value-type="float">
            <text:p>-0.00149321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2]+[.A173]" office:value-type="float" office:value="16.7" calcext:value-type="float">
            <text:p>16.7</text:p>
          </table:table-cell>
          <table:table-cell office:value-type="float" office:value="3" calcext:value-type="float">
            <text:p>3</text:p>
          </table:table-cell>
          <table:table-cell table:style-name="ce5" table:formula="of:=[.D172]*0.8+[.P172]*0.2" office:value-type="float" office:value="2.99988049525378" calcext:value-type="float">
            <text:p>2.999880</text:p>
          </table:table-cell>
          <table:table-cell table:style-name="ce5" table:formula="of:=[.C173]-[.D173]" office:value-type="float" office:value="0.000119504746217025" calcext:value-type="float">
            <text:p>0.000120</text:p>
          </table:table-cell>
          <table:table-cell table:style-name="ce5" table:formula="of:=ABS([.E173])" office:value-type="float" office:value="0.000119504746217025" calcext:value-type="float">
            <text:p>0.000120</text:p>
          </table:table-cell>
          <table:table-cell table:style-name="ce5" table:formula="of:=[.$E$2]*[.E173]" office:value-type="float" office:value="0.000717028477302151" calcext:value-type="float">
            <text:p>0.000717</text:p>
          </table:table-cell>
          <table:table-cell table:style-name="ce5" table:formula="of:=[.H172]+([.E173]*[.A173])" office:value-type="float" office:value="0.29992248583561" calcext:value-type="float">
            <text:p>0.299922</text:p>
          </table:table-cell>
          <table:table-cell table:style-name="ce5" table:formula="of:=[.H173]*[.$G$2]" office:value-type="float" office:value="2.9992248583561" calcext:value-type="float">
            <text:p>2.999225</text:p>
          </table:table-cell>
          <table:table-cell table:style-name="ce5" table:formula="of:=([.E173]-[.E172])/[.A173]" office:value-type="float" office:value="-0.000184242254048783" calcext:value-type="float">
            <text:p>-0.000184</text:p>
          </table:table-cell>
          <table:table-cell table:style-name="ce5" table:formula="of:=[.J173]*[.$I$2]" office:value-type="float" office:value="0.0000184242254048783" calcext:value-type="float">
            <text:p>0.000018</text:p>
          </table:table-cell>
          <table:table-cell table:style-name="ce5" table:formula="of:=[.G173]+[.I173]+[.K173]" office:value-type="float" office:value="2.99996031105881" calcext:value-type="float">
            <text:p>2.999960</text:p>
          </table:table-cell>
          <table:table-cell table:style-name="ce5" table:formula="of:=-[.L173]/8" office:value-type="float" office:value="-0.374995038882351" calcext:value-type="float">
            <text:p>-0.374995</text:p>
          </table:table-cell>
          <table:table-cell table:formula="of:=IF([.U173]&gt;[.$C$2];1;0)" office:value-type="float" office:value="0" calcext:value-type="float">
            <text:p>0.00</text:p>
          </table:table-cell>
          <table:table-cell table:style-name="ce7" table:formula="of:=IF([.D173]&gt;[.$C$2];1;0)" office:value-type="float" office:value="0" calcext:value-type="float">
            <text:p>0.00</text:p>
          </table:table-cell>
          <table:table-cell table:style-name="ce5" table:formula="of:=IF([.O173];[.M173];[.L173])" office:value-type="float" office:value="2.99996031105881" calcext:value-type="float">
            <text:p>2.999960</text:p>
          </table:table-cell>
          <table:table-cell table:formula="of:=([.P173]-[.P172])/[.A173]" office:value-type="float" office:value="0.0000611890340840304" calcext:value-type="float">
            <text:p>0.000061189</text:p>
          </table:table-cell>
          <table:table-cell table:formula="of:=[.$U$3]*[.U172]" office:value-type="float" office:value="2.57364072336474" calcext:value-type="float">
            <text:p>2.5736407234</text:p>
          </table:table-cell>
          <table:table-cell table:formula="of:=([.$U$3]*[.V172]*[.$U$3])+[.$S$3]" office:value-type="float" office:value="1.43308183405113" calcext:value-type="float">
            <text:p>1.4330818341</text:p>
          </table:table-cell>
          <table:table-cell table:formula="of:=[.S173]/([.S173]+[.$Q$3])" office:value-type="float" office:value="0.588998616485093" calcext:value-type="float">
            <text:p>0.5889986165</text:p>
          </table:table-cell>
          <table:table-cell table:formula="of:=[.R173]+[.T173]*((([.L173]*[.A173])+[.D173])-[.R173])" office:value-type="float" office:value="3.00139260657069" calcext:value-type="float">
            <text:p>3.0013926066</text:p>
          </table:table-cell>
          <table:table-cell table:formula="of:=(1-[.T173])*[.S173]" office:value-type="float" office:value="0.588998616485093" calcext:value-type="float">
            <text:p>0.5889986165</text:p>
          </table:table-cell>
          <table:table-cell table:formula="of:=[.D174]-[.U173]" office:value-type="float" office:value="-0.00149614815590082" calcext:value-type="float">
            <text:p>-0.001496148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3]+[.A174]"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  <table:table-cell table:style-name="ce5" table:formula="of:=[.D173]*0.8+[.P173]*0.2" office:value-type="float" office:value="2.99989645841479" calcext:value-type="float">
            <text:p>2.999896</text:p>
          </table:table-cell>
          <table:table-cell table:style-name="ce5" table:formula="of:=[.C174]-[.D174]" office:value-type="float" office:value="0.000103541585211087" calcext:value-type="float">
            <text:p>0.000104</text:p>
          </table:table-cell>
          <table:table-cell table:style-name="ce5" table:formula="of:=ABS([.E174])" office:value-type="float" office:value="0.000103541585211087" calcext:value-type="float">
            <text:p>0.000104</text:p>
          </table:table-cell>
          <table:table-cell table:style-name="ce5" table:formula="of:=[.$E$2]*[.E174]" office:value-type="float" office:value="0.00062124951126652" calcext:value-type="float">
            <text:p>0.000621</text:p>
          </table:table-cell>
          <table:table-cell table:style-name="ce5" table:formula="of:=[.H173]+([.E174]*[.A174])" office:value-type="float" office:value="0.299932839994132" calcext:value-type="float">
            <text:p>0.299933</text:p>
          </table:table-cell>
          <table:table-cell table:style-name="ce5" table:formula="of:=[.H174]*[.$G$2]" office:value-type="float" office:value="2.99932839994132" calcext:value-type="float">
            <text:p>2.999328</text:p>
          </table:table-cell>
          <table:table-cell table:style-name="ce5" table:formula="of:=([.E174]-[.E173])/[.A174]" office:value-type="float" office:value="-0.000159631610059385" calcext:value-type="float">
            <text:p>-0.000160</text:p>
          </table:table-cell>
          <table:table-cell table:style-name="ce5" table:formula="of:=[.J174]*[.$I$2]" office:value-type="float" office:value="0.0000159631610059385" calcext:value-type="float">
            <text:p>0.000016</text:p>
          </table:table-cell>
          <table:table-cell table:style-name="ce5" table:formula="of:=[.G174]+[.I174]+[.K174]" office:value-type="float" office:value="2.99996561261359" calcext:value-type="float">
            <text:p>2.999966</text:p>
          </table:table-cell>
          <table:table-cell table:style-name="ce5" table:formula="of:=-[.L174]/8" office:value-type="float" office:value="-0.374995701576699" calcext:value-type="float">
            <text:p>-0.374996</text:p>
          </table:table-cell>
          <table:table-cell table:formula="of:=IF([.U174]&gt;[.$C$2];1;0)" office:value-type="float" office:value="0" calcext:value-type="float">
            <text:p>0.00</text:p>
          </table:table-cell>
          <table:table-cell table:style-name="ce7" table:formula="of:=IF([.D174]&gt;[.$C$2];1;0)" office:value-type="float" office:value="0" calcext:value-type="float">
            <text:p>0.00</text:p>
          </table:table-cell>
          <table:table-cell table:style-name="ce5" table:formula="of:=IF([.O174];[.M174];[.L174])" office:value-type="float" office:value="2.99996561261359" calcext:value-type="float">
            <text:p>2.999966</text:p>
          </table:table-cell>
          <table:table-cell table:formula="of:=([.P174]-[.P173])/[.A174]" office:value-type="float" office:value="0.0000530155477695971" calcext:value-type="float">
            <text:p>5.30155477695971E-05</text:p>
          </table:table-cell>
          <table:table-cell table:formula="of:=[.$U$3]*[.U173]" office:value-type="float" office:value="2.57365692997731" calcext:value-type="float">
            <text:p>2.57365693</text:p>
          </table:table-cell>
          <table:table-cell table:formula="of:=([.$U$3]*[.V173]*[.$U$3])+[.$S$3]" office:value-type="float" office:value="1.43308183405113" calcext:value-type="float">
            <text:p>1.4330818341</text:p>
          </table:table-cell>
          <table:table-cell table:formula="of:=[.S174]/([.S174]+[.$Q$3])" office:value-type="float" office:value="0.588998616485093" calcext:value-type="float">
            <text:p>0.5889986165</text:p>
          </table:table-cell>
          <table:table-cell table:formula="of:=[.R174]+[.T174]*((([.L174]*[.A174])+[.D174])-[.R174])" office:value-type="float" office:value="3.00140898205147" calcext:value-type="float">
            <text:p>3.0014089821</text:p>
          </table:table-cell>
          <table:table-cell table:formula="of:=(1-[.T174])*[.S174]" office:value-type="float" office:value="0.588998616485093" calcext:value-type="float">
            <text:p>0.5889986165</text:p>
          </table:table-cell>
          <table:table-cell table:formula="of:=[.D175]-[.U174]" office:value-type="float" office:value="-0.00149869279691917" calcext:value-type="float">
            <text:p>-0.00149869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4]+[.A175]" office:value-type="float" office:value="16.9" calcext:value-type="float">
            <text:p>16.9</text:p>
          </table:table-cell>
          <table:table-cell office:value-type="float" office:value="3" calcext:value-type="float">
            <text:p>3</text:p>
          </table:table-cell>
          <table:table-cell table:style-name="ce5" table:formula="of:=[.D174]*0.8+[.P174]*0.2" office:value-type="float" office:value="2.99991028925455" calcext:value-type="float">
            <text:p>2.999910</text:p>
          </table:table-cell>
          <table:table-cell table:style-name="ce5" table:formula="of:=[.C175]-[.D175]" office:value-type="float" office:value="0.0000897107454509438" calcext:value-type="float">
            <text:p>0.000090</text:p>
          </table:table-cell>
          <table:table-cell table:style-name="ce5" table:formula="of:=ABS([.E175])" office:value-type="float" office:value="0.0000897107454509438" calcext:value-type="float">
            <text:p>0.000090</text:p>
          </table:table-cell>
          <table:table-cell table:style-name="ce5" table:formula="of:=[.$E$2]*[.E175]" office:value-type="float" office:value="0.000538264472705663" calcext:value-type="float">
            <text:p>0.000538</text:p>
          </table:table-cell>
          <table:table-cell table:style-name="ce5" table:formula="of:=[.H174]+([.E175]*[.A175])" office:value-type="float" office:value="0.299941811068677" calcext:value-type="float">
            <text:p>0.299942</text:p>
          </table:table-cell>
          <table:table-cell table:style-name="ce5" table:formula="of:=[.H175]*[.$G$2]" office:value-type="float" office:value="2.99941811068677" calcext:value-type="float">
            <text:p>2.999418</text:p>
          </table:table-cell>
          <table:table-cell table:style-name="ce5" table:formula="of:=([.E175]-[.E174])/[.A175]" office:value-type="float" office:value="-0.000138308397601428" calcext:value-type="float">
            <text:p>-0.000138</text:p>
          </table:table-cell>
          <table:table-cell table:style-name="ce5" table:formula="of:=[.J175]*[.$I$2]" office:value-type="float" office:value="0.0000138308397601428" calcext:value-type="float">
            <text:p>0.000014</text:p>
          </table:table-cell>
          <table:table-cell table:style-name="ce5" table:formula="of:=[.G175]+[.I175]+[.K175]" office:value-type="float" office:value="2.99997020599923" calcext:value-type="float">
            <text:p>2.999970</text:p>
          </table:table-cell>
          <table:table-cell table:style-name="ce5" table:formula="of:=-[.L175]/8" office:value-type="float" office:value="-0.374996275749904" calcext:value-type="float">
            <text:p>-0.374996</text:p>
          </table:table-cell>
          <table:table-cell table:formula="of:=IF([.U175]&gt;[.$C$2];1;0)" office:value-type="float" office:value="0" calcext:value-type="float">
            <text:p>0.00</text:p>
          </table:table-cell>
          <table:table-cell table:style-name="ce7" table:formula="of:=IF([.D175]&gt;[.$C$2];1;0)" office:value-type="float" office:value="0" calcext:value-type="float">
            <text:p>0.00</text:p>
          </table:table-cell>
          <table:table-cell table:style-name="ce5" table:formula="of:=IF([.O175];[.M175];[.L175])" office:value-type="float" office:value="2.99997020599923" calcext:value-type="float">
            <text:p>2.999970</text:p>
          </table:table-cell>
          <table:table-cell table:formula="of:=([.P175]-[.P174])/[.A175]" office:value-type="float" office:value="0.0000459338564429146" calcext:value-type="float">
            <text:p>4.59338564429146E-05</text:p>
          </table:table-cell>
          <table:table-cell table:formula="of:=[.$U$3]*[.U174]" office:value-type="float" office:value="2.57367097174895" calcext:value-type="float">
            <text:p>2.5736709717</text:p>
          </table:table-cell>
          <table:table-cell table:formula="of:=([.$U$3]*[.V174]*[.$U$3])+[.$S$3]" office:value-type="float" office:value="1.43308183405113" calcext:value-type="float">
            <text:p>1.4330818341</text:p>
          </table:table-cell>
          <table:table-cell table:formula="of:=[.S175]/([.S175]+[.$Q$3])" office:value-type="float" office:value="0.588998616485093" calcext:value-type="float">
            <text:p>0.5889986165</text:p>
          </table:table-cell>
          <table:table-cell table:formula="of:=[.R175]+[.T175]*((([.L175]*[.A175])+[.D175])-[.R175])" office:value-type="float" office:value="3.0014231701343" calcext:value-type="float">
            <text:p>3.0014231701</text:p>
          </table:table-cell>
          <table:table-cell table:formula="of:=(1-[.T175])*[.S175]" office:value-type="float" office:value="0.588998616485093" calcext:value-type="float">
            <text:p>0.5889986165</text:p>
          </table:table-cell>
          <table:table-cell table:formula="of:=[.D176]-[.U175]" office:value-type="float" office:value="-0.00150089753081595" calcext:value-type="float">
            <text:p>-0.001500897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5]+[.A176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5" table:formula="of:=[.D175]*0.8+[.P175]*0.2" office:value-type="float" office:value="2.99992227260349" calcext:value-type="float">
            <text:p>2.999922</text:p>
          </table:table-cell>
          <table:table-cell table:style-name="ce5" table:formula="of:=[.C176]-[.D176]" office:value-type="float" office:value="0.0000777273965137937" calcext:value-type="float">
            <text:p>0.000078</text:p>
          </table:table-cell>
          <table:table-cell table:style-name="ce5" table:formula="of:=ABS([.E176])" office:value-type="float" office:value="0.0000777273965137937" calcext:value-type="float">
            <text:p>0.000078</text:p>
          </table:table-cell>
          <table:table-cell table:style-name="ce5" table:formula="of:=[.$E$2]*[.E176]" office:value-type="float" office:value="0.000466364379082762" calcext:value-type="float">
            <text:p>0.000466</text:p>
          </table:table-cell>
          <table:table-cell table:style-name="ce5" table:formula="of:=[.H175]+([.E176]*[.A176])" office:value-type="float" office:value="0.299949583808328" calcext:value-type="float">
            <text:p>0.299950</text:p>
          </table:table-cell>
          <table:table-cell table:style-name="ce5" table:formula="of:=[.H176]*[.$G$2]" office:value-type="float" office:value="2.99949583808328" calcext:value-type="float">
            <text:p>2.999496</text:p>
          </table:table-cell>
          <table:table-cell table:style-name="ce5" table:formula="of:=([.E176]-[.E175])/[.A176]" office:value-type="float" office:value="-0.000119833489371501" calcext:value-type="float">
            <text:p>-0.000120</text:p>
          </table:table-cell>
          <table:table-cell table:style-name="ce5" table:formula="of:=[.J176]*[.$I$2]" office:value-type="float" office:value="0.0000119833489371501" calcext:value-type="float">
            <text:p>0.000012</text:p>
          </table:table-cell>
          <table:table-cell table:style-name="ce5" table:formula="of:=[.G176]+[.I176]+[.K176]" office:value-type="float" office:value="2.9999741858113" calcext:value-type="float">
            <text:p>2.999974</text:p>
          </table:table-cell>
          <table:table-cell table:style-name="ce5" table:formula="of:=-[.L176]/8" office:value-type="float" office:value="-0.374996773226413" calcext:value-type="float">
            <text:p>-0.374997</text:p>
          </table:table-cell>
          <table:table-cell table:formula="of:=IF([.U176]&gt;[.$C$2];1;0)" office:value-type="float" office:value="0" calcext:value-type="float">
            <text:p>0.00</text:p>
          </table:table-cell>
          <table:table-cell table:style-name="ce7" table:formula="of:=IF([.D176]&gt;[.$C$2];1;0)" office:value-type="float" office:value="0" calcext:value-type="float">
            <text:p>0.00</text:p>
          </table:table-cell>
          <table:table-cell table:style-name="ce5" table:formula="of:=IF([.O176];[.M176];[.L176])" office:value-type="float" office:value="2.9999741858113" calcext:value-type="float">
            <text:p>2.999974</text:p>
          </table:table-cell>
          <table:table-cell table:formula="of:=([.P176]-[.P175])/[.A176]" office:value-type="float" office:value="0.0000397981206790021" calcext:value-type="float">
            <text:p>3.97981206790021E-05</text:p>
          </table:table-cell>
          <table:table-cell table:formula="of:=[.$U$3]*[.U175]" office:value-type="float" office:value="2.57368313785398" calcext:value-type="float">
            <text:p>2.5736831379</text:p>
          </table:table-cell>
          <table:table-cell table:formula="of:=([.$U$3]*[.V175]*[.$U$3])+[.$S$3]" office:value-type="float" office:value="1.43308183405113" calcext:value-type="float">
            <text:p>1.4330818341</text:p>
          </table:table-cell>
          <table:table-cell table:formula="of:=[.S176]/([.S176]+[.$Q$3])" office:value-type="float" office:value="0.588998616485093" calcext:value-type="float">
            <text:p>0.5889986165</text:p>
          </table:table-cell>
          <table:table-cell table:formula="of:=[.R176]+[.T176]*((([.L176]*[.A176])+[.D176])-[.R176])" office:value-type="float" office:value="3.00143546300663" calcext:value-type="float">
            <text:p>3.001435463</text:p>
          </table:table-cell>
          <table:table-cell table:formula="of:=(1-[.T176])*[.S176]" office:value-type="float" office:value="0.588998616485093" calcext:value-type="float">
            <text:p>0.5889986165</text:p>
          </table:table-cell>
          <table:table-cell table:formula="of:=[.D177]-[.U176]" office:value-type="float" office:value="-0.00150280776158018" calcext:value-type="float">
            <text:p>-0.00150280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6]+[.A177]"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 table:style-name="ce5" table:formula="of:=[.D176]*0.8+[.P176]*0.2" office:value-type="float" office:value="2.99993265524505" calcext:value-type="float">
            <text:p>2.999933</text:p>
          </table:table-cell>
          <table:table-cell table:style-name="ce5" table:formula="of:=[.C177]-[.D177]" office:value-type="float" office:value="0.0000673447549508488" calcext:value-type="float">
            <text:p>0.000067</text:p>
          </table:table-cell>
          <table:table-cell table:style-name="ce5" table:formula="of:=ABS([.E177])" office:value-type="float" office:value="0.0000673447549508488" calcext:value-type="float">
            <text:p>0.000067</text:p>
          </table:table-cell>
          <table:table-cell table:style-name="ce5" table:formula="of:=[.$E$2]*[.E177]" office:value-type="float" office:value="0.000404068529705093" calcext:value-type="float">
            <text:p>0.000404</text:p>
          </table:table-cell>
          <table:table-cell table:style-name="ce5" table:formula="of:=[.H176]+([.E177]*[.A177])" office:value-type="float" office:value="0.299956318283823" calcext:value-type="float">
            <text:p>0.299956</text:p>
          </table:table-cell>
          <table:table-cell table:style-name="ce5" table:formula="of:=[.H177]*[.$G$2]" office:value-type="float" office:value="2.99956318283823" calcext:value-type="float">
            <text:p>2.999563</text:p>
          </table:table-cell>
          <table:table-cell table:style-name="ce5" table:formula="of:=([.E177]-[.E176])/[.A177]" office:value-type="float" office:value="-0.000103826415629449" calcext:value-type="float">
            <text:p>-0.000104</text:p>
          </table:table-cell>
          <table:table-cell table:style-name="ce5" table:formula="of:=[.J177]*[.$I$2]" office:value-type="float" office:value="0.0000103826415629449" calcext:value-type="float">
            <text:p>0.000010</text:p>
          </table:table-cell>
          <table:table-cell table:style-name="ce5" table:formula="of:=[.G177]+[.I177]+[.K177]" office:value-type="float" office:value="2.9999776340095" calcext:value-type="float">
            <text:p>2.999978</text:p>
          </table:table-cell>
          <table:table-cell table:style-name="ce5" table:formula="of:=-[.L177]/8" office:value-type="float" office:value="-0.374997204251187" calcext:value-type="float">
            <text:p>-0.374997</text:p>
          </table:table-cell>
          <table:table-cell table:formula="of:=IF([.U177]&gt;[.$C$2];1;0)" office:value-type="float" office:value="0" calcext:value-type="float">
            <text:p>0.00</text:p>
          </table:table-cell>
          <table:table-cell table:style-name="ce7" table:formula="of:=IF([.D177]&gt;[.$C$2];1;0)" office:value-type="float" office:value="0" calcext:value-type="float">
            <text:p>0.00</text:p>
          </table:table-cell>
          <table:table-cell table:style-name="ce5" table:formula="of:=IF([.O177];[.M177];[.L177])" office:value-type="float" office:value="2.9999776340095" calcext:value-type="float">
            <text:p>2.999978</text:p>
          </table:table-cell>
          <table:table-cell table:formula="of:=([.P177]-[.P176])/[.A177]" office:value-type="float" office:value="0.0000344819819897424" calcext:value-type="float">
            <text:p>0.000034482</text:p>
          </table:table-cell>
          <table:table-cell table:formula="of:=[.$U$3]*[.U176]" office:value-type="float" office:value="2.57369367883952" calcext:value-type="float">
            <text:p>2.5736936788</text:p>
          </table:table-cell>
          <table:table-cell table:formula="of:=([.$U$3]*[.V176]*[.$U$3])+[.$S$3]" office:value-type="float" office:value="1.43308183405113" calcext:value-type="float">
            <text:p>1.4330818341</text:p>
          </table:table-cell>
          <table:table-cell table:formula="of:=[.S177]/([.S177]+[.$Q$3])" office:value-type="float" office:value="0.588998616485093" calcext:value-type="float">
            <text:p>0.5889986165</text:p>
          </table:table-cell>
          <table:table-cell table:formula="of:=[.R177]+[.T177]*((([.L177]*[.A177])+[.D177])-[.R177])" office:value-type="float" office:value="3.00144611382618" calcext:value-type="float">
            <text:p>3.0014461138</text:p>
          </table:table-cell>
          <table:table-cell table:formula="of:=(1-[.T177])*[.S177]" office:value-type="float" office:value="0.588998616485093" calcext:value-type="float">
            <text:p>0.5889986165</text:p>
          </table:table-cell>
          <table:table-cell table:formula="of:=[.D178]-[.U177]" office:value-type="float" office:value="-0.00150446282824168" calcext:value-type="float">
            <text:p>-0.00150446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7]+[.A178]"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table:style-name="ce5" table:formula="of:=[.D177]*0.8+[.P177]*0.2" office:value-type="float" office:value="2.99994165099794" calcext:value-type="float">
            <text:p>2.999942</text:p>
          </table:table-cell>
          <table:table-cell table:style-name="ce5" table:formula="of:=[.C178]-[.D178]" office:value-type="float" office:value="0.0000583490020602539" calcext:value-type="float">
            <text:p>0.000058</text:p>
          </table:table-cell>
          <table:table-cell table:style-name="ce5" table:formula="of:=ABS([.E178])" office:value-type="float" office:value="0.0000583490020602539" calcext:value-type="float">
            <text:p>0.000058</text:p>
          </table:table-cell>
          <table:table-cell table:style-name="ce5" table:formula="of:=[.$E$2]*[.E178]" office:value-type="float" office:value="0.000350094012361524" calcext:value-type="float">
            <text:p>0.000350</text:p>
          </table:table-cell>
          <table:table-cell table:style-name="ce5" table:formula="of:=[.H177]+([.E178]*[.A178])" office:value-type="float" office:value="0.299962153184029" calcext:value-type="float">
            <text:p>0.299962</text:p>
          </table:table-cell>
          <table:table-cell table:style-name="ce5" table:formula="of:=[.H178]*[.$G$2]" office:value-type="float" office:value="2.99962153184029" calcext:value-type="float">
            <text:p>2.999622</text:p>
          </table:table-cell>
          <table:table-cell table:style-name="ce5" table:formula="of:=([.E178]-[.E177])/[.A178]" office:value-type="float" office:value="-0.0000899575289059484" calcext:value-type="float">
            <text:p>-0.000090</text:p>
          </table:table-cell>
          <table:table-cell table:style-name="ce5" table:formula="of:=[.J178]*[.$I$2]" office:value-type="float" office:value="0.00000899575289059484" calcext:value-type="float">
            <text:p>0.000009</text:p>
          </table:table-cell>
          <table:table-cell table:style-name="ce5" table:formula="of:=[.G178]+[.I178]+[.K178]" office:value-type="float" office:value="2.99998062160554" calcext:value-type="float">
            <text:p>2.999981</text:p>
          </table:table-cell>
          <table:table-cell table:style-name="ce5" table:formula="of:=-[.L178]/8" office:value-type="float" office:value="-0.374997577700693" calcext:value-type="float">
            <text:p>-0.374998</text:p>
          </table:table-cell>
          <table:table-cell table:formula="of:=IF([.U178]&gt;[.$C$2];1;0)" office:value-type="float" office:value="0" calcext:value-type="float">
            <text:p>0.00</text:p>
          </table:table-cell>
          <table:table-cell table:style-name="ce7" table:formula="of:=IF([.D178]&gt;[.$C$2];1;0)" office:value-type="float" office:value="0" calcext:value-type="float">
            <text:p>0.00</text:p>
          </table:table-cell>
          <table:table-cell table:style-name="ce5" table:formula="of:=IF([.O178];[.M178];[.L178])" office:value-type="float" office:value="2.99998062160554" calcext:value-type="float">
            <text:p>2.999981</text:p>
          </table:table-cell>
          <table:table-cell table:formula="of:=([.P178]-[.P177])/[.A178]" office:value-type="float" office:value="0.0000298759604389076" calcext:value-type="float">
            <text:p>0.000029876</text:p>
          </table:table-cell>
          <table:table-cell table:formula="of:=[.$U$3]*[.U177]" office:value-type="float" office:value="2.57370281178517" calcext:value-type="float">
            <text:p>2.5737028118</text:p>
          </table:table-cell>
          <table:table-cell table:formula="of:=([.$U$3]*[.V177]*[.$U$3])+[.$S$3]" office:value-type="float" office:value="1.43308183405113" calcext:value-type="float">
            <text:p>1.4330818341</text:p>
          </table:table-cell>
          <table:table-cell table:formula="of:=[.S178]/([.S178]+[.$Q$3])" office:value-type="float" office:value="0.588998616485093" calcext:value-type="float">
            <text:p>0.5889986165</text:p>
          </table:table-cell>
          <table:table-cell table:formula="of:=[.R178]+[.T178]*((([.L178]*[.A178])+[.D178])-[.R178])" office:value-type="float" office:value="3.00145534193448" calcext:value-type="float">
            <text:p>3.0014553419</text:p>
          </table:table-cell>
          <table:table-cell table:formula="of:=(1-[.T178])*[.S178]" office:value-type="float" office:value="0.588998616485093" calcext:value-type="float">
            <text:p>0.5889986165</text:p>
          </table:table-cell>
          <table:table-cell table:formula="of:=[.D179]-[.U178]" office:value-type="float" office:value="-0.00150589681501945" calcext:value-type="float">
            <text:p>-0.001505896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8]+[.A179]"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style-name="ce5" table:formula="of:=[.D178]*0.8+[.P178]*0.2" office:value-type="float" office:value="2.99994944511946" calcext:value-type="float">
            <text:p>2.999949</text:p>
          </table:table-cell>
          <table:table-cell table:style-name="ce5" table:formula="of:=[.C179]-[.D179]" office:value-type="float" office:value="0.0000505548805396217" calcext:value-type="float">
            <text:p>0.000051</text:p>
          </table:table-cell>
          <table:table-cell table:style-name="ce5" table:formula="of:=ABS([.E179])" office:value-type="float" office:value="0.0000505548805396217" calcext:value-type="float">
            <text:p>0.000051</text:p>
          </table:table-cell>
          <table:table-cell table:style-name="ce5" table:formula="of:=[.$E$2]*[.E179]" office:value-type="float" office:value="0.00030332928323773" calcext:value-type="float">
            <text:p>0.000303</text:p>
          </table:table-cell>
          <table:table-cell table:style-name="ce5" table:formula="of:=[.H178]+([.E179]*[.A179])" office:value-type="float" office:value="0.299967208672083" calcext:value-type="float">
            <text:p>0.299967</text:p>
          </table:table-cell>
          <table:table-cell table:style-name="ce5" table:formula="of:=[.H179]*[.$G$2]" office:value-type="float" office:value="2.99967208672083" calcext:value-type="float">
            <text:p>2.999672</text:p>
          </table:table-cell>
          <table:table-cell table:style-name="ce5" table:formula="of:=([.E179]-[.E178])/[.A179]" office:value-type="float" office:value="-0.000077941215206323" calcext:value-type="float">
            <text:p>-0.000078</text:p>
          </table:table-cell>
          <table:table-cell table:style-name="ce5" table:formula="of:=[.J179]*[.$I$2]" office:value-type="float" office:value="0.0000077941215206323" calcext:value-type="float">
            <text:p>0.000008</text:p>
          </table:table-cell>
          <table:table-cell table:style-name="ce5" table:formula="of:=[.G179]+[.I179]+[.K179]" office:value-type="float" office:value="2.99998321012559" calcext:value-type="float">
            <text:p>2.999983</text:p>
          </table:table-cell>
          <table:table-cell table:style-name="ce5" table:formula="of:=-[.L179]/8" office:value-type="float" office:value="-0.374997901265699" calcext:value-type="float">
            <text:p>-0.374998</text:p>
          </table:table-cell>
          <table:table-cell table:formula="of:=IF([.U179]&gt;[.$C$2];1;0)" office:value-type="float" office:value="0" calcext:value-type="float">
            <text:p>0.00</text:p>
          </table:table-cell>
          <table:table-cell table:style-name="ce7" table:formula="of:=IF([.D179]&gt;[.$C$2];1;0)" office:value-type="float" office:value="0" calcext:value-type="float">
            <text:p>0.00</text:p>
          </table:table-cell>
          <table:table-cell table:style-name="ce5" table:formula="of:=IF([.O179];[.M179];[.L179])" office:value-type="float" office:value="2.99998321012559" calcext:value-type="float">
            <text:p>2.999983</text:p>
          </table:table-cell>
          <table:table-cell table:formula="of:=([.P179]-[.P178])/[.A179]" office:value-type="float" office:value="0.0000258852004586529" calcext:value-type="float">
            <text:p>2.58852004586529E-05</text:p>
          </table:table-cell>
          <table:table-cell table:formula="of:=[.$U$3]*[.U178]" office:value-type="float" office:value="2.57371072477357" calcext:value-type="float">
            <text:p>2.5737107248</text:p>
          </table:table-cell>
          <table:table-cell table:formula="of:=([.$U$3]*[.V178]*[.$U$3])+[.$S$3]" office:value-type="float" office:value="1.43308183405113" calcext:value-type="float">
            <text:p>1.4330818341</text:p>
          </table:table-cell>
          <table:table-cell table:formula="of:=[.S179]/([.S179]+[.$Q$3])" office:value-type="float" office:value="0.588998616485093" calcext:value-type="float">
            <text:p>0.5889986165</text:p>
          </table:table-cell>
          <table:table-cell table:formula="of:=[.R179]+[.T179]*((([.L179]*[.A179])+[.D179])-[.R179])" office:value-type="float" office:value="3.00146333737392" calcext:value-type="float">
            <text:p>3.0014633374</text:p>
          </table:table-cell>
          <table:table-cell table:formula="of:=(1-[.T179])*[.S179]" office:value-type="float" office:value="0.588998616485093" calcext:value-type="float">
            <text:p>0.5889986165</text:p>
          </table:table-cell>
          <table:table-cell table:formula="of:=[.D180]-[.U179]" office:value-type="float" office:value="-0.00150713925323709" calcext:value-type="float">
            <text:p>-0.001507139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9]+[.A180]"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style-name="ce5" table:formula="of:=[.D179]*0.8+[.P179]*0.2" office:value-type="float" office:value="2.99995619812069" calcext:value-type="float">
            <text:p>2.999956</text:p>
          </table:table-cell>
          <table:table-cell table:style-name="ce5" table:formula="of:=[.C180]-[.D180]" office:value-type="float" office:value="0.0000438018793138539" calcext:value-type="float">
            <text:p>0.000044</text:p>
          </table:table-cell>
          <table:table-cell table:style-name="ce5" table:formula="of:=ABS([.E180])" office:value-type="float" office:value="0.0000438018793138539" calcext:value-type="float">
            <text:p>0.000044</text:p>
          </table:table-cell>
          <table:table-cell table:style-name="ce5" table:formula="of:=[.$E$2]*[.E180]" office:value-type="float" office:value="0.000262811275883124" calcext:value-type="float">
            <text:p>0.000263</text:p>
          </table:table-cell>
          <table:table-cell table:style-name="ce5" table:formula="of:=[.H179]+([.E180]*[.A180])" office:value-type="float" office:value="0.299971588860014" calcext:value-type="float">
            <text:p>0.299972</text:p>
          </table:table-cell>
          <table:table-cell table:style-name="ce5" table:formula="of:=[.H180]*[.$G$2]" office:value-type="float" office:value="2.99971588860014" calcext:value-type="float">
            <text:p>2.999716</text:p>
          </table:table-cell>
          <table:table-cell table:style-name="ce5" table:formula="of:=([.E180]-[.E179])/[.A180]" office:value-type="float" office:value="-0.0000675300122576772" calcext:value-type="float">
            <text:p>-0.000068</text:p>
          </table:table-cell>
          <table:table-cell table:style-name="ce5" table:formula="of:=[.J180]*[.$I$2]" office:value-type="float" office:value="0.00000675300122576772" calcext:value-type="float">
            <text:p>0.000007</text:p>
          </table:table-cell>
          <table:table-cell table:style-name="ce5" table:formula="of:=[.G180]+[.I180]+[.K180]" office:value-type="float" office:value="2.99998545287725" calcext:value-type="float">
            <text:p>2.999985</text:p>
          </table:table-cell>
          <table:table-cell table:style-name="ce5" table:formula="of:=-[.L180]/8" office:value-type="float" office:value="-0.374998181609657" calcext:value-type="float">
            <text:p>-0.374998</text:p>
          </table:table-cell>
          <table:table-cell table:formula="of:=IF([.U180]&gt;[.$C$2];1;0)" office:value-type="float" office:value="0" calcext:value-type="float">
            <text:p>0.00</text:p>
          </table:table-cell>
          <table:table-cell table:style-name="ce7" table:formula="of:=IF([.D180]&gt;[.$C$2];1;0)" office:value-type="float" office:value="0" calcext:value-type="float">
            <text:p>0.00</text:p>
          </table:table-cell>
          <table:table-cell table:style-name="ce5" table:formula="of:=IF([.O180];[.M180];[.L180])" office:value-type="float" office:value="2.99998545287725" calcext:value-type="float">
            <text:p>2.999985</text:p>
          </table:table-cell>
          <table:table-cell table:formula="of:=([.P180]-[.P179])/[.A180]" office:value-type="float" office:value="0.0000224275166438304" calcext:value-type="float">
            <text:p>2.24275166438304E-05</text:p>
          </table:table-cell>
          <table:table-cell table:formula="of:=[.$U$3]*[.U179]" office:value-type="float" office:value="2.57371758076371" calcext:value-type="float">
            <text:p>2.5737175808</text:p>
          </table:table-cell>
          <table:table-cell table:formula="of:=([.$U$3]*[.V179]*[.$U$3])+[.$S$3]" office:value-type="float" office:value="1.43308183405113" calcext:value-type="float">
            <text:p>1.4330818341</text:p>
          </table:table-cell>
          <table:table-cell table:formula="of:=[.S180]/([.S180]+[.$Q$3])" office:value-type="float" office:value="0.588998616485093" calcext:value-type="float">
            <text:p>0.5889986165</text:p>
          </table:table-cell>
          <table:table-cell table:formula="of:=[.R180]+[.T180]*((([.L180]*[.A180])+[.D180])-[.R180])" office:value-type="float" office:value="3.0014702648015" calcext:value-type="float">
            <text:p>3.0014702648</text:p>
          </table:table-cell>
          <table:table-cell table:formula="of:=(1-[.T180])*[.S180]" office:value-type="float" office:value="0.588998616485093" calcext:value-type="float">
            <text:p>0.5889986165</text:p>
          </table:table-cell>
          <table:table-cell table:formula="of:=[.D181]-[.U180]" office:value-type="float" office:value="-0.00150821572950033" calcext:value-type="float">
            <text:p>-0.001508215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0]+[.A181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style-name="ce5" table:formula="of:=[.D180]*0.8+[.P180]*0.2" office:value-type="float" office:value="2.999962049072" calcext:value-type="float">
            <text:p>2.999962</text:p>
          </table:table-cell>
          <table:table-cell table:style-name="ce5" table:formula="of:=[.C181]-[.D181]" office:value-type="float" office:value="0.0000379509280001855" calcext:value-type="float">
            <text:p>0.000038</text:p>
          </table:table-cell>
          <table:table-cell table:style-name="ce5" table:formula="of:=ABS([.E181])" office:value-type="float" office:value="0.0000379509280001855" calcext:value-type="float">
            <text:p>0.000038</text:p>
          </table:table-cell>
          <table:table-cell table:style-name="ce5" table:formula="of:=[.$E$2]*[.E181]" office:value-type="float" office:value="0.000227705568001113" calcext:value-type="float">
            <text:p>0.000228</text:p>
          </table:table-cell>
          <table:table-cell table:style-name="ce5" table:formula="of:=[.H180]+([.E181]*[.A181])" office:value-type="float" office:value="0.299975383952814" calcext:value-type="float">
            <text:p>0.299975</text:p>
          </table:table-cell>
          <table:table-cell table:style-name="ce5" table:formula="of:=[.H181]*[.$G$2]" office:value-type="float" office:value="2.99975383952814" calcext:value-type="float">
            <text:p>2.999754</text:p>
          </table:table-cell>
          <table:table-cell table:style-name="ce5" table:formula="of:=([.E181]-[.E180])/[.A181]" office:value-type="float" office:value="-0.0000585095131366842" calcext:value-type="float">
            <text:p>-0.000059</text:p>
          </table:table-cell>
          <table:table-cell table:style-name="ce5" table:formula="of:=[.J181]*[.$I$2]" office:value-type="float" office:value="0.00000585095131366842" calcext:value-type="float">
            <text:p>0.000006</text:p>
          </table:table-cell>
          <table:table-cell table:style-name="ce5" table:formula="of:=[.G181]+[.I181]+[.K181]" office:value-type="float" office:value="2.99998739604746" calcext:value-type="float">
            <text:p>2.999987</text:p>
          </table:table-cell>
          <table:table-cell table:style-name="ce5" table:formula="of:=-[.L181]/8" office:value-type="float" office:value="-0.374998424505932" calcext:value-type="float">
            <text:p>-0.374998</text:p>
          </table:table-cell>
          <table:table-cell table:formula="of:=IF([.U181]&gt;[.$C$2];1;0)" office:value-type="float" office:value="0" calcext:value-type="float">
            <text:p>0.00</text:p>
          </table:table-cell>
          <table:table-cell table:style-name="ce7" table:formula="of:=IF([.D181]&gt;[.$C$2];1;0)" office:value-type="float" office:value="0" calcext:value-type="float">
            <text:p>0.00</text:p>
          </table:table-cell>
          <table:table-cell table:style-name="ce5" table:formula="of:=IF([.O181];[.M181];[.L181])" office:value-type="float" office:value="2.99998739604746" calcext:value-type="float">
            <text:p>2.999987</text:p>
          </table:table-cell>
          <table:table-cell table:formula="of:=([.P181]-[.P180])/[.A181]" office:value-type="float" office:value="0.0000194317020607571" calcext:value-type="float">
            <text:p>1.94317020607571E-05</text:p>
          </table:table-cell>
          <table:table-cell table:formula="of:=[.$U$3]*[.U180]" office:value-type="float" office:value="2.57372352094693" calcext:value-type="float">
            <text:p>2.5737235209</text:p>
          </table:table-cell>
          <table:table-cell table:formula="of:=([.$U$3]*[.V180]*[.$U$3])+[.$S$3]" office:value-type="float" office:value="1.43308183405113" calcext:value-type="float">
            <text:p>1.4330818341</text:p>
          </table:table-cell>
          <table:table-cell table:formula="of:=[.S181]/([.S181]+[.$Q$3])" office:value-type="float" office:value="0.588998616485093" calcext:value-type="float">
            <text:p>0.5889986165</text:p>
          </table:table-cell>
          <table:table-cell table:formula="of:=[.R181]+[.T181]*((([.L181]*[.A181])+[.D181])-[.R181])" office:value-type="float" office:value="3.00147626687971" calcext:value-type="float">
            <text:p>3.0014762669</text:p>
          </table:table-cell>
          <table:table-cell table:formula="of:=(1-[.T181])*[.S181]" office:value-type="float" office:value="0.588998616485093" calcext:value-type="float">
            <text:p>0.5889986165</text:p>
          </table:table-cell>
          <table:table-cell table:formula="of:=[.D182]-[.U181]" office:value-type="float" office:value="-0.00150914841261418" calcext:value-type="float">
            <text:p>-0.001509148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1]+[.A182]"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table:style-name="ce5" table:formula="of:=[.D181]*0.8+[.P181]*0.2" office:value-type="float" office:value="2.99996711846709" calcext:value-type="float">
            <text:p>2.999967</text:p>
          </table:table-cell>
          <table:table-cell table:style-name="ce5" table:formula="of:=[.C182]-[.D182]" office:value-type="float" office:value="0.0000328815329080356" calcext:value-type="float">
            <text:p>0.000033</text:p>
          </table:table-cell>
          <table:table-cell table:style-name="ce5" table:formula="of:=ABS([.E182])" office:value-type="float" office:value="0.0000328815329080356" calcext:value-type="float">
            <text:p>0.000033</text:p>
          </table:table-cell>
          <table:table-cell table:style-name="ce5" table:formula="of:=[.$E$2]*[.E182]" office:value-type="float" office:value="0.000197289197448214" calcext:value-type="float">
            <text:p>0.000197</text:p>
          </table:table-cell>
          <table:table-cell table:style-name="ce5" table:formula="of:=[.H181]+([.E182]*[.A182])" office:value-type="float" office:value="0.299978672106105" calcext:value-type="float">
            <text:p>0.299979</text:p>
          </table:table-cell>
          <table:table-cell table:style-name="ce5" table:formula="of:=[.H182]*[.$G$2]" office:value-type="float" office:value="2.99978672106105" calcext:value-type="float">
            <text:p>2.999787</text:p>
          </table:table-cell>
          <table:table-cell table:style-name="ce5" table:formula="of:=([.E182]-[.E181])/[.A182]" office:value-type="float" office:value="-0.0000506939509214988" calcext:value-type="float">
            <text:p>-0.000051</text:p>
          </table:table-cell>
          <table:table-cell table:style-name="ce5" table:formula="of:=[.J182]*[.$I$2]" office:value-type="float" office:value="0.00000506939509214988" calcext:value-type="float">
            <text:p>0.000005</text:p>
          </table:table-cell>
          <table:table-cell table:style-name="ce5" table:formula="of:=[.G182]+[.I182]+[.K182]" office:value-type="float" office:value="2.99998907965359" calcext:value-type="float">
            <text:p>2.999989</text:p>
          </table:table-cell>
          <table:table-cell table:style-name="ce5" table:formula="of:=-[.L182]/8" office:value-type="float" office:value="-0.374998634956699" calcext:value-type="float">
            <text:p>-0.374999</text:p>
          </table:table-cell>
          <table:table-cell table:formula="of:=IF([.U182]&gt;[.$C$2];1;0)" office:value-type="float" office:value="0" calcext:value-type="float">
            <text:p>0.00</text:p>
          </table:table-cell>
          <table:table-cell table:style-name="ce7" table:formula="of:=IF([.D182]&gt;[.$C$2];1;0)" office:value-type="float" office:value="0" calcext:value-type="float">
            <text:p>0.00</text:p>
          </table:table-cell>
          <table:table-cell table:style-name="ce5" table:formula="of:=IF([.O182];[.M182];[.L182])" office:value-type="float" office:value="2.99998907965359" calcext:value-type="float">
            <text:p>2.999989</text:p>
          </table:table-cell>
          <table:table-cell table:formula="of:=([.P182]-[.P181])/[.A182]" office:value-type="float" office:value="0.0000168360613361784" calcext:value-type="float">
            <text:p>1.68360613361784E-05</text:p>
          </table:table-cell>
          <table:table-cell table:formula="of:=[.$U$3]*[.U181]" office:value-type="float" office:value="2.57372866765454" calcext:value-type="float">
            <text:p>2.5737286677</text:p>
          </table:table-cell>
          <table:table-cell table:formula="of:=([.$U$3]*[.V181]*[.$U$3])+[.$S$3]" office:value-type="float" office:value="1.43308183405113" calcext:value-type="float">
            <text:p>1.4330818341</text:p>
          </table:table-cell>
          <table:table-cell table:formula="of:=[.S182]/([.S182]+[.$Q$3])" office:value-type="float" office:value="0.588998616485093" calcext:value-type="float">
            <text:p>0.5889986165</text:p>
          </table:table-cell>
          <table:table-cell table:formula="of:=[.R182]+[.T182]*((([.L182]*[.A182])+[.D182])-[.R182])" office:value-type="float" office:value="3.00148146721452" calcext:value-type="float">
            <text:p>3.0014814672</text:p>
          </table:table-cell>
          <table:table-cell table:formula="of:=(1-[.T182])*[.S182]" office:value-type="float" office:value="0.588998616485093" calcext:value-type="float">
            <text:p>0.5889986165</text:p>
          </table:table-cell>
          <table:table-cell table:formula="of:=[.D183]-[.U182]" office:value-type="float" office:value="-0.0015099565101262" calcext:value-type="float">
            <text:p>-0.001509956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2]+[.A183]" office:value-type="float" office:value="17.7" calcext:value-type="float">
            <text:p>17.7</text:p>
          </table:table-cell>
          <table:table-cell office:value-type="float" office:value="3" calcext:value-type="float">
            <text:p>3</text:p>
          </table:table-cell>
          <table:table-cell table:style-name="ce5" table:formula="of:=[.D182]*0.8+[.P182]*0.2" office:value-type="float" office:value="2.99997151070439" calcext:value-type="float">
            <text:p>2.999972</text:p>
          </table:table-cell>
          <table:table-cell table:style-name="ce5" table:formula="of:=[.C183]-[.D183]" office:value-type="float" office:value="0.0000284892956075033" calcext:value-type="float">
            <text:p>0.000028</text:p>
          </table:table-cell>
          <table:table-cell table:style-name="ce5" table:formula="of:=ABS([.E183])" office:value-type="float" office:value="0.0000284892956075033" calcext:value-type="float">
            <text:p>0.000028</text:p>
          </table:table-cell>
          <table:table-cell table:style-name="ce5" table:formula="of:=[.$E$2]*[.E183]" office:value-type="float" office:value="0.00017093577364502" calcext:value-type="float">
            <text:p>0.000171</text:p>
          </table:table-cell>
          <table:table-cell table:style-name="ce5" table:formula="of:=[.H182]+([.E183]*[.A183])" office:value-type="float" office:value="0.299981521035666" calcext:value-type="float">
            <text:p>0.299982</text:p>
          </table:table-cell>
          <table:table-cell table:style-name="ce5" table:formula="of:=[.H183]*[.$G$2]" office:value-type="float" office:value="2.99981521035666" calcext:value-type="float">
            <text:p>2.999815</text:p>
          </table:table-cell>
          <table:table-cell table:style-name="ce5" table:formula="of:=([.E183]-[.E182])/[.A183]" office:value-type="float" office:value="-0.0000439223730053229" calcext:value-type="float">
            <text:p>-0.000044</text:p>
          </table:table-cell>
          <table:table-cell table:style-name="ce5" table:formula="of:=[.J183]*[.$I$2]" office:value-type="float" office:value="0.00000439223730053229" calcext:value-type="float">
            <text:p>0.000004</text:p>
          </table:table-cell>
          <table:table-cell table:style-name="ce5" table:formula="of:=[.G183]+[.I183]+[.K183]" office:value-type="float" office:value="2.99999053836761" calcext:value-type="float">
            <text:p>2.999991</text:p>
          </table:table-cell>
          <table:table-cell table:style-name="ce5" table:formula="of:=-[.L183]/8" office:value-type="float" office:value="-0.374998817295951" calcext:value-type="float">
            <text:p>-0.374999</text:p>
          </table:table-cell>
          <table:table-cell table:formula="of:=IF([.U183]&gt;[.$C$2];1;0)" office:value-type="float" office:value="0" calcext:value-type="float">
            <text:p>0.00</text:p>
          </table:table-cell>
          <table:table-cell table:style-name="ce7" table:formula="of:=IF([.D183]&gt;[.$C$2];1;0)" office:value-type="float" office:value="0" calcext:value-type="float">
            <text:p>0.00</text:p>
          </table:table-cell>
          <table:table-cell table:style-name="ce5" table:formula="of:=IF([.O183];[.M183];[.L183])" office:value-type="float" office:value="2.99999053836761" calcext:value-type="float">
            <text:p>2.999991</text:p>
          </table:table-cell>
          <table:table-cell table:formula="of:=([.P183]-[.P182])/[.A183]" office:value-type="float" office:value="0.0000145871401269204" calcext:value-type="float">
            <text:p>1.45871401269204E-05</text:p>
          </table:table-cell>
          <table:table-cell table:formula="of:=[.$U$3]*[.U182]" office:value-type="float" office:value="2.57373312687714" calcext:value-type="float">
            <text:p>2.5737331269</text:p>
          </table:table-cell>
          <table:table-cell table:formula="of:=([.$U$3]*[.V182]*[.$U$3])+[.$S$3]" office:value-type="float" office:value="1.43308183405113" calcext:value-type="float">
            <text:p>1.4330818341</text:p>
          </table:table-cell>
          <table:table-cell table:formula="of:=[.S183]/([.S183]+[.$Q$3])" office:value-type="float" office:value="0.588998616485093" calcext:value-type="float">
            <text:p>0.5889986165</text:p>
          </table:table-cell>
          <table:table-cell table:formula="of:=[.R183]+[.T183]*((([.L183]*[.A183])+[.D183])-[.R183])" office:value-type="float" office:value="3.00148597290092" calcext:value-type="float">
            <text:p>3.0014859729</text:p>
          </table:table-cell>
          <table:table-cell table:formula="of:=(1-[.T183])*[.S183]" office:value-type="float" office:value="0.588998616485093" calcext:value-type="float">
            <text:p>0.5889986165</text:p>
          </table:table-cell>
          <table:table-cell table:formula="of:=[.D184]-[.U183]" office:value-type="float" office:value="-0.00151065666388561" calcext:value-type="float">
            <text:p>-0.001510656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3]+[.A184]"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style-name="ce5" table:formula="of:=[.D183]*0.8+[.P183]*0.2" office:value-type="float" office:value="2.99997531623704" calcext:value-type="float">
            <text:p>2.999975</text:p>
          </table:table-cell>
          <table:table-cell table:style-name="ce5" table:formula="of:=[.C184]-[.D184]" office:value-type="float" office:value="0.0000246837629642727" calcext:value-type="float">
            <text:p>0.000025</text:p>
          </table:table-cell>
          <table:table-cell table:style-name="ce5" table:formula="of:=ABS([.E184])" office:value-type="float" office:value="0.0000246837629642727" calcext:value-type="float">
            <text:p>0.000025</text:p>
          </table:table-cell>
          <table:table-cell table:style-name="ce5" table:formula="of:=[.$E$2]*[.E184]" office:value-type="float" office:value="0.000148102577785636" calcext:value-type="float">
            <text:p>0.000148</text:p>
          </table:table-cell>
          <table:table-cell table:style-name="ce5" table:formula="of:=[.H183]+([.E184]*[.A184])" office:value-type="float" office:value="0.299983989411962" calcext:value-type="float">
            <text:p>0.299984</text:p>
          </table:table-cell>
          <table:table-cell table:style-name="ce5" table:formula="of:=[.H184]*[.$G$2]" office:value-type="float" office:value="2.99983989411962" calcext:value-type="float">
            <text:p>2.999840</text:p>
          </table:table-cell>
          <table:table-cell table:style-name="ce5" table:formula="of:=([.E184]-[.E183])/[.A184]" office:value-type="float" office:value="-0.0000380553264323069" calcext:value-type="float">
            <text:p>-0.000038</text:p>
          </table:table-cell>
          <table:table-cell table:style-name="ce5" table:formula="of:=[.J184]*[.$I$2]" office:value-type="float" office:value="0.00000380553264323069" calcext:value-type="float">
            <text:p>0.000004</text:p>
          </table:table-cell>
          <table:table-cell table:style-name="ce5" table:formula="of:=[.G184]+[.I184]+[.K184]" office:value-type="float" office:value="2.99999180223005" calcext:value-type="float">
            <text:p>2.999992</text:p>
          </table:table-cell>
          <table:table-cell table:style-name="ce5" table:formula="of:=-[.L184]/8" office:value-type="float" office:value="-0.374998975278757" calcext:value-type="float">
            <text:p>-0.374999</text:p>
          </table:table-cell>
          <table:table-cell table:formula="of:=IF([.U184]&gt;[.$C$2];1;0)" office:value-type="float" office:value="0" calcext:value-type="float">
            <text:p>0.00</text:p>
          </table:table-cell>
          <table:table-cell table:style-name="ce7" table:formula="of:=IF([.D184]&gt;[.$C$2];1;0)" office:value-type="float" office:value="0" calcext:value-type="float">
            <text:p>0.00</text:p>
          </table:table-cell>
          <table:table-cell table:style-name="ce5" table:formula="of:=IF([.O184];[.M184];[.L184])" office:value-type="float" office:value="2.99999180223005" calcext:value-type="float">
            <text:p>2.999992</text:p>
          </table:table-cell>
          <table:table-cell table:formula="of:=([.P184]-[.P183])/[.A184]" office:value-type="float" office:value="0.0000126386244758692" calcext:value-type="float">
            <text:p>1.26386244758692E-05</text:p>
          </table:table-cell>
          <table:table-cell table:formula="of:=[.$U$3]*[.U183]" office:value-type="float" office:value="2.57373699044734" calcext:value-type="float">
            <text:p>2.5737369904</text:p>
          </table:table-cell>
          <table:table-cell table:formula="of:=([.$U$3]*[.V183]*[.$U$3])+[.$S$3]" office:value-type="float" office:value="1.43308183405113" calcext:value-type="float">
            <text:p>1.4330818341</text:p>
          </table:table-cell>
          <table:table-cell table:formula="of:=[.S184]/([.S184]+[.$Q$3])" office:value-type="float" office:value="0.588998616485093" calcext:value-type="float">
            <text:p>0.5889986165</text:p>
          </table:table-cell>
          <table:table-cell table:formula="of:=[.R184]+[.T184]*((([.L184]*[.A184])+[.D184])-[.R184])" office:value-type="float" office:value="3.0014898767284" calcext:value-type="float">
            <text:p>3.0014898767</text:p>
          </table:table-cell>
          <table:table-cell table:formula="of:=(1-[.T184])*[.S184]" office:value-type="float" office:value="0.588998616485093" calcext:value-type="float">
            <text:p>0.5889986165</text:p>
          </table:table-cell>
          <table:table-cell table:formula="of:=[.D185]-[.U184]" office:value-type="float" office:value="-0.00151126329276519" calcext:value-type="float">
            <text:p>-0.001511263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4]+[.A185]"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table:style-name="ce5" table:formula="of:=[.D184]*0.8+[.P184]*0.2" office:value-type="float" office:value="2.99997861343564" calcext:value-type="float">
            <text:p>2.999979</text:p>
          </table:table-cell>
          <table:table-cell table:style-name="ce5" table:formula="of:=[.C185]-[.D185]" office:value-type="float" office:value="0.0000213865643607924" calcext:value-type="float">
            <text:p>0.000021</text:p>
          </table:table-cell>
          <table:table-cell table:style-name="ce5" table:formula="of:=ABS([.E185])" office:value-type="float" office:value="0.0000213865643607924" calcext:value-type="float">
            <text:p>0.000021</text:p>
          </table:table-cell>
          <table:table-cell table:style-name="ce5" table:formula="of:=[.$E$2]*[.E185]" office:value-type="float" office:value="0.000128319386164755" calcext:value-type="float">
            <text:p>0.000128</text:p>
          </table:table-cell>
          <table:table-cell table:style-name="ce5" table:formula="of:=[.H184]+([.E185]*[.A185])" office:value-type="float" office:value="0.299986128068398" calcext:value-type="float">
            <text:p>0.299986</text:p>
          </table:table-cell>
          <table:table-cell table:style-name="ce5" table:formula="of:=[.H185]*[.$G$2]" office:value-type="float" office:value="2.99986128068399" calcext:value-type="float">
            <text:p>2.999861</text:p>
          </table:table-cell>
          <table:table-cell table:style-name="ce5" table:formula="of:=([.E185]-[.E184])/[.A185]" office:value-type="float" office:value="-0.0000329719860348021" calcext:value-type="float">
            <text:p>-0.000033</text:p>
          </table:table-cell>
          <table:table-cell table:style-name="ce5" table:formula="of:=[.J185]*[.$I$2]" office:value-type="float" office:value="0.00000329719860348021" calcext:value-type="float">
            <text:p>0.000003</text:p>
          </table:table-cell>
          <table:table-cell table:style-name="ce5" table:formula="of:=[.G185]+[.I185]+[.K185]" office:value-type="float" office:value="2.99999289726875" calcext:value-type="float">
            <text:p>2.999993</text:p>
          </table:table-cell>
          <table:table-cell table:style-name="ce5" table:formula="of:=-[.L185]/8" office:value-type="float" office:value="-0.374999112158594" calcext:value-type="float">
            <text:p>-0.374999</text:p>
          </table:table-cell>
          <table:table-cell table:formula="of:=IF([.U185]&gt;[.$C$2];1;0)" office:value-type="float" office:value="0" calcext:value-type="float">
            <text:p>0.00</text:p>
          </table:table-cell>
          <table:table-cell table:style-name="ce7" table:formula="of:=IF([.D185]&gt;[.$C$2];1;0)" office:value-type="float" office:value="0" calcext:value-type="float">
            <text:p>0.00</text:p>
          </table:table-cell>
          <table:table-cell table:style-name="ce5" table:formula="of:=IF([.O185];[.M185];[.L185])" office:value-type="float" office:value="2.99999289726875" calcext:value-type="float">
            <text:p>2.999993</text:p>
          </table:table-cell>
          <table:table-cell table:formula="of:=([.P185]-[.P184])/[.A185]" office:value-type="float" office:value="0.000010950387001607" calcext:value-type="float">
            <text:p>1.0950387001607E-05</text:p>
          </table:table-cell>
          <table:table-cell table:formula="of:=[.$U$3]*[.U184]" office:value-type="float" office:value="2.57374033793098" calcext:value-type="float">
            <text:p>2.5737403379</text:p>
          </table:table-cell>
          <table:table-cell table:formula="of:=([.$U$3]*[.V184]*[.$U$3])+[.$S$3]" office:value-type="float" office:value="1.43308183405113" calcext:value-type="float">
            <text:p>1.4330818341</text:p>
          </table:table-cell>
          <table:table-cell table:formula="of:=[.S185]/([.S185]+[.$Q$3])" office:value-type="float" office:value="0.588998616485093" calcext:value-type="float">
            <text:p>0.5889986165</text:p>
          </table:table-cell>
          <table:table-cell table:formula="of:=[.R185]+[.T185]*((([.L185]*[.A185])+[.D185])-[.R185])" office:value-type="float" office:value="3.00149325909186" calcext:value-type="float">
            <text:p>3.0014932591</text:p>
          </table:table-cell>
          <table:table-cell table:formula="of:=(1-[.T185])*[.S185]" office:value-type="float" office:value="0.588998616485093" calcext:value-type="float">
            <text:p>0.5889986165</text:p>
          </table:table-cell>
          <table:table-cell table:formula="of:=[.D186]-[.U185]" office:value-type="float" office:value="-0.00151178888959436" calcext:value-type="float">
            <text:p>-0.001511788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5]+[.A18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5" table:formula="of:=[.D185]*0.8+[.P185]*0.2" office:value-type="float" office:value="2.99998147020226" calcext:value-type="float">
            <text:p>2.999981</text:p>
          </table:table-cell>
          <table:table-cell table:style-name="ce5" table:formula="of:=[.C186]-[.D186]" office:value-type="float" office:value="0.0000185297977379761" calcext:value-type="float">
            <text:p>0.000019</text:p>
          </table:table-cell>
          <table:table-cell table:style-name="ce5" table:formula="of:=ABS([.E186])" office:value-type="float" office:value="0.0000185297977379761" calcext:value-type="float">
            <text:p>0.000019</text:p>
          </table:table-cell>
          <table:table-cell table:style-name="ce5" table:formula="of:=[.$E$2]*[.E186]" office:value-type="float" office:value="0.000111178786427857" calcext:value-type="float">
            <text:p>0.000111</text:p>
          </table:table-cell>
          <table:table-cell table:style-name="ce5" table:formula="of:=[.H185]+([.E186]*[.A186])" office:value-type="float" office:value="0.299987981048172" calcext:value-type="float">
            <text:p>0.299988</text:p>
          </table:table-cell>
          <table:table-cell table:style-name="ce5" table:formula="of:=[.H186]*[.$G$2]" office:value-type="float" office:value="2.99987981048172" calcext:value-type="float">
            <text:p>2.999880</text:p>
          </table:table-cell>
          <table:table-cell table:style-name="ce5" table:formula="of:=([.E186]-[.E185])/[.A186]" office:value-type="float" office:value="-0.0000285676662281631" calcext:value-type="float">
            <text:p>-0.000029</text:p>
          </table:table-cell>
          <table:table-cell table:style-name="ce5" table:formula="of:=[.J186]*[.$I$2]" office:value-type="float" office:value="0.00000285676662281631" calcext:value-type="float">
            <text:p>0.000003</text:p>
          </table:table-cell>
          <table:table-cell table:style-name="ce5" table:formula="of:=[.G186]+[.I186]+[.K186]" office:value-type="float" office:value="2.99999384603477" calcext:value-type="float">
            <text:p>2.999994</text:p>
          </table:table-cell>
          <table:table-cell table:style-name="ce5" table:formula="of:=-[.L186]/8" office:value-type="float" office:value="-0.374999230754347" calcext:value-type="float">
            <text:p>-0.374999</text:p>
          </table:table-cell>
          <table:table-cell table:formula="of:=IF([.U186]&gt;[.$C$2];1;0)" office:value-type="float" office:value="0" calcext:value-type="float">
            <text:p>0.00</text:p>
          </table:table-cell>
          <table:table-cell table:style-name="ce7" table:formula="of:=IF([.D186]&gt;[.$C$2];1;0)" office:value-type="float" office:value="0" calcext:value-type="float">
            <text:p>0.00</text:p>
          </table:table-cell>
          <table:table-cell table:style-name="ce5" table:formula="of:=IF([.O186];[.M186];[.L186])" office:value-type="float" office:value="2.99999384603477" calcext:value-type="float">
            <text:p>2.999994</text:p>
          </table:table-cell>
          <table:table-cell table:formula="of:=([.P186]-[.P185])/[.A186]" office:value-type="float" office:value="0.00000948766019970293" calcext:value-type="float">
            <text:p>9.48766019970293E-06</text:p>
          </table:table-cell>
          <table:table-cell table:formula="of:=[.$U$3]*[.U185]" office:value-type="float" office:value="2.57374323826568" calcext:value-type="float">
            <text:p>2.5737432383</text:p>
          </table:table-cell>
          <table:table-cell table:formula="of:=([.$U$3]*[.V185]*[.$U$3])+[.$S$3]" office:value-type="float" office:value="1.43308183405113" calcext:value-type="float">
            <text:p>1.4330818341</text:p>
          </table:table-cell>
          <table:table-cell table:formula="of:=[.S186]/([.S186]+[.$Q$3])" office:value-type="float" office:value="0.588998616485093" calcext:value-type="float">
            <text:p>0.5889986165</text:p>
          </table:table-cell>
          <table:table-cell table:formula="of:=[.R186]+[.T186]*((([.L186]*[.A186])+[.D186])-[.R186])" office:value-type="float" office:value="3.00149618964721" calcext:value-type="float">
            <text:p>3.0014961896</text:p>
          </table:table-cell>
          <table:table-cell table:formula="of:=(1-[.T186])*[.S186]" office:value-type="float" office:value="0.588998616485093" calcext:value-type="float">
            <text:p>0.5889986165</text:p>
          </table:table-cell>
          <table:table-cell table:formula="of:=[.D187]-[.U186]" office:value-type="float" office:value="-0.00151224427844365" calcext:value-type="float">
            <text:p>-0.001512244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6]+[.A187]"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style-name="ce5" table:formula="of:=[.D186]*0.8+[.P186]*0.2" office:value-type="float" office:value="2.99998394536876" calcext:value-type="float">
            <text:p>2.999984</text:p>
          </table:table-cell>
          <table:table-cell table:style-name="ce5" table:formula="of:=[.C187]-[.D187]" office:value-type="float" office:value="0.0000160546312355514" calcext:value-type="float">
            <text:p>0.000016</text:p>
          </table:table-cell>
          <table:table-cell table:style-name="ce5" table:formula="of:=ABS([.E187])" office:value-type="float" office:value="0.0000160546312355514" calcext:value-type="float">
            <text:p>0.000016</text:p>
          </table:table-cell>
          <table:table-cell table:style-name="ce5" table:formula="of:=[.$E$2]*[.E187]" office:value-type="float" office:value="0.0000963277874133084" calcext:value-type="float">
            <text:p>0.000096</text:p>
          </table:table-cell>
          <table:table-cell table:style-name="ce5" table:formula="of:=[.H186]+([.E187]*[.A187])" office:value-type="float" office:value="0.299989586511296" calcext:value-type="float">
            <text:p>0.299990</text:p>
          </table:table-cell>
          <table:table-cell table:style-name="ce5" table:formula="of:=[.H187]*[.$G$2]" office:value-type="float" office:value="2.99989586511296" calcext:value-type="float">
            <text:p>2.999896</text:p>
          </table:table-cell>
          <table:table-cell table:style-name="ce5" table:formula="of:=([.E187]-[.E186])/[.A187]" office:value-type="float" office:value="-0.0000247516650242474" calcext:value-type="float">
            <text:p>-0.000025</text:p>
          </table:table-cell>
          <table:table-cell table:style-name="ce5" table:formula="of:=[.J187]*[.$I$2]" office:value-type="float" office:value="0.00000247516650242474" calcext:value-type="float">
            <text:p>0.000002</text:p>
          </table:table-cell>
          <table:table-cell table:style-name="ce5" table:formula="of:=[.G187]+[.I187]+[.K187]" office:value-type="float" office:value="2.99999466806687" calcext:value-type="float">
            <text:p>2.999995</text:p>
          </table:table-cell>
          <table:table-cell table:style-name="ce5" table:formula="of:=-[.L187]/8" office:value-type="float" office:value="-0.374999333508359" calcext:value-type="float">
            <text:p>-0.374999</text:p>
          </table:table-cell>
          <table:table-cell table:formula="of:=IF([.U187]&gt;[.$C$2];1;0)" office:value-type="float" office:value="0" calcext:value-type="float">
            <text:p>0.00</text:p>
          </table:table-cell>
          <table:table-cell table:style-name="ce7" table:formula="of:=IF([.D187]&gt;[.$C$2];1;0)" office:value-type="float" office:value="0" calcext:value-type="float">
            <text:p>0.00</text:p>
          </table:table-cell>
          <table:table-cell table:style-name="ce5" table:formula="of:=IF([.O187];[.M187];[.L187])" office:value-type="float" office:value="2.99999466806687" calcext:value-type="float">
            <text:p>2.999995</text:p>
          </table:table-cell>
          <table:table-cell table:formula="of:=([.P187]-[.P186])/[.A187]" office:value-type="float" office:value="0.00000822032100611381" calcext:value-type="float">
            <text:p>8.22032100611381E-06</text:p>
          </table:table-cell>
          <table:table-cell table:formula="of:=[.$U$3]*[.U186]" office:value-type="float" office:value="2.57374575118055" calcext:value-type="float">
            <text:p>2.5737457512</text:p>
          </table:table-cell>
          <table:table-cell table:formula="of:=([.$U$3]*[.V186]*[.$U$3])+[.$S$3]" office:value-type="float" office:value="1.43308183405113" calcext:value-type="float">
            <text:p>1.4330818341</text:p>
          </table:table-cell>
          <table:table-cell table:formula="of:=[.S187]/([.S187]+[.$Q$3])" office:value-type="float" office:value="0.588998616485093" calcext:value-type="float">
            <text:p>0.5889986165</text:p>
          </table:table-cell>
          <table:table-cell table:formula="of:=[.R187]+[.T187]*((([.L187]*[.A187])+[.D187])-[.R187])" office:value-type="float" office:value="3.00149872874592" calcext:value-type="float">
            <text:p>3.0014987287</text:p>
          </table:table-cell>
          <table:table-cell table:formula="of:=(1-[.T187])*[.S187]" office:value-type="float" office:value="0.588998616485093" calcext:value-type="float">
            <text:p>0.5889986165</text:p>
          </table:table-cell>
          <table:table-cell table:formula="of:=[.D188]-[.U187]" office:value-type="float" office:value="-0.0015126388375295" calcext:value-type="float">
            <text:p>-0.001512638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7]+[.A188]" office:value-type="float" office:value="18.2" calcext:value-type="float">
            <text:p>18.2</text:p>
          </table:table-cell>
          <table:table-cell office:value-type="float" office:value="3" calcext:value-type="float">
            <text:p>3</text:p>
          </table:table-cell>
          <table:table-cell table:style-name="ce5" table:formula="of:=[.D187]*0.8+[.P187]*0.2" office:value-type="float" office:value="2.99998608990839" calcext:value-type="float">
            <text:p>2.999986</text:p>
          </table:table-cell>
          <table:table-cell table:style-name="ce5" table:formula="of:=[.C188]-[.D188]" office:value-type="float" office:value="0.000013910091613667" calcext:value-type="float">
            <text:p>0.000014</text:p>
          </table:table-cell>
          <table:table-cell table:style-name="ce5" table:formula="of:=ABS([.E188])" office:value-type="float" office:value="0.000013910091613667" calcext:value-type="float">
            <text:p>0.000014</text:p>
          </table:table-cell>
          <table:table-cell table:style-name="ce5" table:formula="of:=[.$E$2]*[.E188]" office:value-type="float" office:value="0.0000834605496820018" calcext:value-type="float">
            <text:p>0.000083</text:p>
          </table:table-cell>
          <table:table-cell table:style-name="ce5" table:formula="of:=[.H187]+([.E188]*[.A188])" office:value-type="float" office:value="0.299990977520457" calcext:value-type="float">
            <text:p>0.299991</text:p>
          </table:table-cell>
          <table:table-cell table:style-name="ce5" table:formula="of:=[.H188]*[.$G$2]" office:value-type="float" office:value="2.99990977520457" calcext:value-type="float">
            <text:p>2.999910</text:p>
          </table:table-cell>
          <table:table-cell table:style-name="ce5" table:formula="of:=([.E188]-[.E187])/[.A188]" office:value-type="float" office:value="-0.0000214453962188443" calcext:value-type="float">
            <text:p>-0.000021</text:p>
          </table:table-cell>
          <table:table-cell table:style-name="ce5" table:formula="of:=[.J188]*[.$I$2]" office:value-type="float" office:value="0.00000214453962188443" calcext:value-type="float">
            <text:p>0.000002</text:p>
          </table:table-cell>
          <table:table-cell table:style-name="ce5" table:formula="of:=[.G188]+[.I188]+[.K188]" office:value-type="float" office:value="2.99999538029388" calcext:value-type="float">
            <text:p>2.999995</text:p>
          </table:table-cell>
          <table:table-cell table:style-name="ce5" table:formula="of:=-[.L188]/8" office:value-type="float" office:value="-0.374999422536734" calcext:value-type="float">
            <text:p>-0.374999</text:p>
          </table:table-cell>
          <table:table-cell table:formula="of:=IF([.U188]&gt;[.$C$2];1;0)" office:value-type="float" office:value="0" calcext:value-type="float">
            <text:p>0.00</text:p>
          </table:table-cell>
          <table:table-cell table:style-name="ce7" table:formula="of:=IF([.D188]&gt;[.$C$2];1;0)" office:value-type="float" office:value="0" calcext:value-type="float">
            <text:p>0.00</text:p>
          </table:table-cell>
          <table:table-cell table:style-name="ce5" table:formula="of:=IF([.O188];[.M188];[.L188])" office:value-type="float" office:value="2.99999538029388" calcext:value-type="float">
            <text:p>2.999995</text:p>
          </table:table-cell>
          <table:table-cell table:formula="of:=([.P188]-[.P187])/[.A188]" office:value-type="float" office:value="0.00000712227001820054" calcext:value-type="float">
            <text:p>7.12227001820054E-06</text:p>
          </table:table-cell>
          <table:table-cell table:formula="of:=[.$U$3]*[.U187]" office:value-type="float" office:value="2.57374792842619" calcext:value-type="float">
            <text:p>2.5737479284</text:p>
          </table:table-cell>
          <table:table-cell table:formula="of:=([.$U$3]*[.V187]*[.$U$3])+[.$S$3]" office:value-type="float" office:value="1.43308183405113" calcext:value-type="float">
            <text:p>1.4330818341</text:p>
          </table:table-cell>
          <table:table-cell table:formula="of:=[.S188]/([.S188]+[.$Q$3])" office:value-type="float" office:value="0.588998616485093" calcext:value-type="float">
            <text:p>0.5889986165</text:p>
          </table:table-cell>
          <table:table-cell table:formula="of:=[.R188]+[.T188]*((([.L188]*[.A188])+[.D188])-[.R188])" office:value-type="float" office:value="3.00150092867783" calcext:value-type="float">
            <text:p>3.0015009287</text:p>
          </table:table-cell>
          <table:table-cell table:formula="of:=(1-[.T188])*[.S188]" office:value-type="float" office:value="0.588998616485093" calcext:value-type="float">
            <text:p>0.5889986165</text:p>
          </table:table-cell>
          <table:table-cell table:formula="of:=[.D189]-[.U188]" office:value-type="float" office:value="-0.00151298069234684" calcext:value-type="float">
            <text:p>-0.001512980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8]+[.A189]"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table:style-name="ce5" table:formula="of:=[.D188]*0.8+[.P188]*0.2" office:value-type="float" office:value="2.99998794798548" calcext:value-type="float">
            <text:p>2.999988</text:p>
          </table:table-cell>
          <table:table-cell table:style-name="ce5" table:formula="of:=[.C189]-[.D189]" office:value-type="float" office:value="0.0000120520145157066" calcext:value-type="float">
            <text:p>0.000012</text:p>
          </table:table-cell>
          <table:table-cell table:style-name="ce5" table:formula="of:=ABS([.E189])" office:value-type="float" office:value="0.0000120520145157066" calcext:value-type="float">
            <text:p>0.000012</text:p>
          </table:table-cell>
          <table:table-cell table:style-name="ce5" table:formula="of:=[.$E$2]*[.E189]" office:value-type="float" office:value="0.0000723120870942395" calcext:value-type="float">
            <text:p>0.000072</text:p>
          </table:table-cell>
          <table:table-cell table:style-name="ce5" table:formula="of:=[.H188]+([.E189]*[.A189])" office:value-type="float" office:value="0.299992182721909" calcext:value-type="float">
            <text:p>0.299992</text:p>
          </table:table-cell>
          <table:table-cell table:style-name="ce5" table:formula="of:=[.H189]*[.$G$2]" office:value-type="float" office:value="2.99992182721909" calcext:value-type="float">
            <text:p>2.999922</text:p>
          </table:table-cell>
          <table:table-cell table:style-name="ce5" table:formula="of:=([.E189]-[.E188])/[.A189]" office:value-type="float" office:value="-0.0000185807709796038" calcext:value-type="float">
            <text:p>-0.000019</text:p>
          </table:table-cell>
          <table:table-cell table:style-name="ce5" table:formula="of:=[.J189]*[.$I$2]" office:value-type="float" office:value="0.00000185807709796038" calcext:value-type="float">
            <text:p>0.000002</text:p>
          </table:table-cell>
          <table:table-cell table:style-name="ce5" table:formula="of:=[.G189]+[.I189]+[.K189]" office:value-type="float" office:value="2.99999599738328" calcext:value-type="float">
            <text:p>2.999996</text:p>
          </table:table-cell>
          <table:table-cell table:style-name="ce5" table:formula="of:=-[.L189]/8" office:value-type="float" office:value="-0.37499949967291" calcext:value-type="float">
            <text:p>-0.374999</text:p>
          </table:table-cell>
          <table:table-cell table:formula="of:=IF([.U189]&gt;[.$C$2];1;0)" office:value-type="float" office:value="0" calcext:value-type="float">
            <text:p>0.00</text:p>
          </table:table-cell>
          <table:table-cell table:style-name="ce7" table:formula="of:=IF([.D189]&gt;[.$C$2];1;0)" office:value-type="float" office:value="0" calcext:value-type="float">
            <text:p>0.00</text:p>
          </table:table-cell>
          <table:table-cell table:style-name="ce5" table:formula="of:=IF([.O189];[.M189];[.L189])" office:value-type="float" office:value="2.99999599738328" calcext:value-type="float">
            <text:p>2.999996</text:p>
          </table:table-cell>
          <table:table-cell table:formula="of:=([.P189]-[.P188])/[.A189]" office:value-type="float" office:value="0.00000617089404020277" calcext:value-type="float">
            <text:p>6.17089404020277E-06</text:p>
          </table:table-cell>
          <table:table-cell table:formula="of:=[.$U$3]*[.U188]" office:value-type="float" office:value="2.57374981484052" calcext:value-type="float">
            <text:p>2.5737498148</text:p>
          </table:table-cell>
          <table:table-cell table:formula="of:=([.$U$3]*[.V188]*[.$U$3])+[.$S$3]" office:value-type="float" office:value="1.43308183405113" calcext:value-type="float">
            <text:p>1.4330818341</text:p>
          </table:table-cell>
          <table:table-cell table:formula="of:=[.S189]/([.S189]+[.$Q$3])" office:value-type="float" office:value="0.588998616485093" calcext:value-type="float">
            <text:p>0.5889986165</text:p>
          </table:table-cell>
          <table:table-cell table:formula="of:=[.R189]+[.T189]*((([.L189]*[.A189])+[.D189])-[.R189])" office:value-type="float" office:value="3.00150283474805" calcext:value-type="float">
            <text:p>3.0015028347</text:p>
          </table:table-cell>
          <table:table-cell table:formula="of:=(1-[.T189])*[.S189]" office:value-type="float" office:value="0.588998616485093" calcext:value-type="float">
            <text:p>0.5889986165</text:p>
          </table:table-cell>
          <table:table-cell table:formula="of:=[.D190]-[.U189]" office:value-type="float" office:value="-0.00151327688300684" calcext:value-type="float">
            <text:p>-0.001513276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9]+[.A190]"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style-name="ce5" table:formula="of:=[.D189]*0.8+[.P189]*0.2" office:value-type="float" office:value="2.99998955786504" calcext:value-type="float">
            <text:p>2.999990</text:p>
          </table:table-cell>
          <table:table-cell table:style-name="ce5" table:formula="of:=[.C190]-[.D190]" office:value-type="float" office:value="0.0000104421349562678" calcext:value-type="float">
            <text:p>0.000010</text:p>
          </table:table-cell>
          <table:table-cell table:style-name="ce5" table:formula="of:=ABS([.E190])" office:value-type="float" office:value="0.0000104421349562678" calcext:value-type="float">
            <text:p>0.000010</text:p>
          </table:table-cell>
          <table:table-cell table:style-name="ce5" table:formula="of:=[.$E$2]*[.E190]" office:value-type="float" office:value="0.0000626528097376067" calcext:value-type="float">
            <text:p>0.000063</text:p>
          </table:table-cell>
          <table:table-cell table:style-name="ce5" table:formula="of:=[.H189]+([.E190]*[.A190])" office:value-type="float" office:value="0.299993226935404" calcext:value-type="float">
            <text:p>0.299993</text:p>
          </table:table-cell>
          <table:table-cell table:style-name="ce5" table:formula="of:=[.H190]*[.$G$2]" office:value-type="float" office:value="2.99993226935404" calcext:value-type="float">
            <text:p>2.999932</text:p>
          </table:table-cell>
          <table:table-cell table:style-name="ce5" table:formula="of:=([.E190]-[.E189])/[.A190]" office:value-type="float" office:value="-0.0000160987955943881" calcext:value-type="float">
            <text:p>-0.000016</text:p>
          </table:table-cell>
          <table:table-cell table:style-name="ce5" table:formula="of:=[.J190]*[.$I$2]" office:value-type="float" office:value="0.00000160987955943881" calcext:value-type="float">
            <text:p>0.000002</text:p>
          </table:table-cell>
          <table:table-cell table:style-name="ce5" table:formula="of:=[.G190]+[.I190]+[.K190]" office:value-type="float" office:value="2.99999653204334" calcext:value-type="float">
            <text:p>2.999997</text:p>
          </table:table-cell>
          <table:table-cell table:style-name="ce5" table:formula="of:=-[.L190]/8" office:value-type="float" office:value="-0.374999566505418" calcext:value-type="float">
            <text:p>-0.375000</text:p>
          </table:table-cell>
          <table:table-cell table:formula="of:=IF([.U190]&gt;[.$C$2];1;0)" office:value-type="float" office:value="0" calcext:value-type="float">
            <text:p>0.00</text:p>
          </table:table-cell>
          <table:table-cell table:style-name="ce7" table:formula="of:=IF([.D190]&gt;[.$C$2];1;0)" office:value-type="float" office:value="0" calcext:value-type="float">
            <text:p>0.00</text:p>
          </table:table-cell>
          <table:table-cell table:style-name="ce5" table:formula="of:=IF([.O190];[.M190];[.L190])" office:value-type="float" office:value="2.99999653204334" calcext:value-type="float">
            <text:p>2.999997</text:p>
          </table:table-cell>
          <table:table-cell table:formula="of:=([.P190]-[.P189])/[.A190]" office:value-type="float" office:value="0.00000534660061113357" calcext:value-type="float">
            <text:p>5.34660061113357E-06</text:p>
          </table:table-cell>
          <table:table-cell table:formula="of:=[.$U$3]*[.U189]" office:value-type="float" office:value="2.57375144927209" calcext:value-type="float">
            <text:p>2.5737514493</text:p>
          </table:table-cell>
          <table:table-cell table:formula="of:=([.$U$3]*[.V189]*[.$U$3])+[.$S$3]" office:value-type="float" office:value="1.43308183405113" calcext:value-type="float">
            <text:p>1.4330818341</text:p>
          </table:table-cell>
          <table:table-cell table:formula="of:=[.S190]/([.S190]+[.$Q$3])" office:value-type="float" office:value="0.588998616485093" calcext:value-type="float">
            <text:p>0.5889986165</text:p>
          </table:table-cell>
          <table:table-cell table:formula="of:=[.R190]+[.T190]*((([.L190]*[.A190])+[.D190])-[.R190])" office:value-type="float" office:value="3.00150448620992" calcext:value-type="float">
            <text:p>3.0015044862</text:p>
          </table:table-cell>
          <table:table-cell table:formula="of:=(1-[.T190])*[.S190]" office:value-type="float" office:value="0.588998616485093" calcext:value-type="float">
            <text:p>0.5889986165</text:p>
          </table:table-cell>
          <table:table-cell table:formula="of:=[.D191]-[.U190]" office:value-type="float" office:value="-0.00151353350922046" calcext:value-type="float">
            <text:p>-0.001513533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0]+[.A191]"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style-name="ce5" table:formula="of:=[.D190]*0.8+[.P190]*0.2" office:value-type="float" office:value="2.9999909527007" calcext:value-type="float">
            <text:p>2.999991</text:p>
          </table:table-cell>
          <table:table-cell table:style-name="ce5" table:formula="of:=[.C191]-[.D191]" office:value-type="float" office:value="0.00000904729929684933" calcext:value-type="float">
            <text:p>0.000009</text:p>
          </table:table-cell>
          <table:table-cell table:style-name="ce5" table:formula="of:=ABS([.E191])" office:value-type="float" office:value="0.00000904729929684933" calcext:value-type="float">
            <text:p>0.000009</text:p>
          </table:table-cell>
          <table:table-cell table:style-name="ce5" table:formula="of:=[.$E$2]*[.E191]" office:value-type="float" office:value="0.000054283795781096" calcext:value-type="float">
            <text:p>0.000054</text:p>
          </table:table-cell>
          <table:table-cell table:style-name="ce5" table:formula="of:=[.H190]+([.E191]*[.A191])" office:value-type="float" office:value="0.299994131665334" calcext:value-type="float">
            <text:p>0.299994</text:p>
          </table:table-cell>
          <table:table-cell table:style-name="ce5" table:formula="of:=[.H191]*[.$G$2]" office:value-type="float" office:value="2.99994131665334" calcext:value-type="float">
            <text:p>2.999941</text:p>
          </table:table-cell>
          <table:table-cell table:style-name="ce5" table:formula="of:=([.E191]-[.E190])/[.A191]" office:value-type="float" office:value="-0.0000139483565941845" calcext:value-type="float">
            <text:p>-0.000014</text:p>
          </table:table-cell>
          <table:table-cell table:style-name="ce5" table:formula="of:=[.J191]*[.$I$2]" office:value-type="float" office:value="0.00000139483565941845" calcext:value-type="float">
            <text:p>0.000001</text:p>
          </table:table-cell>
          <table:table-cell table:style-name="ce5" table:formula="of:=[.G191]+[.I191]+[.K191]" office:value-type="float" office:value="2.99999699528478" calcext:value-type="float">
            <text:p>2.999997</text:p>
          </table:table-cell>
          <table:table-cell table:style-name="ce5" table:formula="of:=-[.L191]/8" office:value-type="float" office:value="-0.374999624410598" calcext:value-type="float">
            <text:p>-0.375000</text:p>
          </table:table-cell>
          <table:table-cell table:formula="of:=IF([.U191]&gt;[.$C$2];1;0)" office:value-type="float" office:value="0" calcext:value-type="float">
            <text:p>0.00</text:p>
          </table:table-cell>
          <table:table-cell table:style-name="ce7" table:formula="of:=IF([.D191]&gt;[.$C$2];1;0)" office:value-type="float" office:value="0" calcext:value-type="float">
            <text:p>0.00</text:p>
          </table:table-cell>
          <table:table-cell table:style-name="ce5" table:formula="of:=IF([.O191];[.M191];[.L191])" office:value-type="float" office:value="2.99999699528478" calcext:value-type="float">
            <text:p>2.999997</text:p>
          </table:table-cell>
          <table:table-cell table:formula="of:=([.P191]-[.P190])/[.A191]" office:value-type="float" office:value="0.00000463241440318285" calcext:value-type="float">
            <text:p>4.63241440318285E-06</text:p>
          </table:table-cell>
          <table:table-cell table:formula="of:=[.$U$3]*[.U190]" office:value-type="float" office:value="2.57375286538016" calcext:value-type="float">
            <text:p>2.5737528654</text:p>
          </table:table-cell>
          <table:table-cell table:formula="of:=([.$U$3]*[.V190]*[.$U$3])+[.$S$3]" office:value-type="float" office:value="1.43308183405113" calcext:value-type="float">
            <text:p>1.4330818341</text:p>
          </table:table-cell>
          <table:table-cell table:formula="of:=[.S191]/([.S191]+[.$Q$3])" office:value-type="float" office:value="0.588998616485093" calcext:value-type="float">
            <text:p>0.5889986165</text:p>
          </table:table-cell>
          <table:table-cell table:formula="of:=[.R191]+[.T191]*((([.L191]*[.A191])+[.D191])-[.R191])" office:value-type="float" office:value="3.00150591707343" calcext:value-type="float">
            <text:p>3.0015059171</text:p>
          </table:table-cell>
          <table:table-cell table:formula="of:=(1-[.T191])*[.S191]" office:value-type="float" office:value="0.588998616485093" calcext:value-type="float">
            <text:p>0.5889986165</text:p>
          </table:table-cell>
          <table:table-cell table:formula="of:=[.D192]-[.U191]" office:value-type="float" office:value="-0.00151375585591129" calcext:value-type="float">
            <text:p>-0.001513755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1]+[.A192]"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style-name="ce5" table:formula="of:=[.D191]*0.8+[.P191]*0.2" office:value-type="float" office:value="2.99999216121752" calcext:value-type="float">
            <text:p>2.999992</text:p>
          </table:table-cell>
          <table:table-cell table:style-name="ce5" table:formula="of:=[.C192]-[.D192]" office:value-type="float" office:value="0.00000783878248089565" calcext:value-type="float">
            <text:p>0.000008</text:p>
          </table:table-cell>
          <table:table-cell table:style-name="ce5" table:formula="of:=ABS([.E192])" office:value-type="float" office:value="0.00000783878248089565" calcext:value-type="float">
            <text:p>0.000008</text:p>
          </table:table-cell>
          <table:table-cell table:style-name="ce5" table:formula="of:=[.$E$2]*[.E192]" office:value-type="float" office:value="0.0000470326948853739" calcext:value-type="float">
            <text:p>0.000047</text:p>
          </table:table-cell>
          <table:table-cell table:style-name="ce5" table:formula="of:=[.H191]+([.E192]*[.A192])" office:value-type="float" office:value="0.299994915543582" calcext:value-type="float">
            <text:p>0.299995</text:p>
          </table:table-cell>
          <table:table-cell table:style-name="ce5" table:formula="of:=[.H192]*[.$G$2]" office:value-type="float" office:value="2.99994915543582" calcext:value-type="float">
            <text:p>2.999949</text:p>
          </table:table-cell>
          <table:table-cell table:style-name="ce5" table:formula="of:=([.E192]-[.E191])/[.A192]" office:value-type="float" office:value="-0.0000120851681595369" calcext:value-type="float">
            <text:p>-0.000012</text:p>
          </table:table-cell>
          <table:table-cell table:style-name="ce5" table:formula="of:=[.J192]*[.$I$2]" office:value-type="float" office:value="0.00000120851681595369" calcext:value-type="float">
            <text:p>0.000001</text:p>
          </table:table-cell>
          <table:table-cell table:style-name="ce5" table:formula="of:=[.G192]+[.I192]+[.K192]" office:value-type="float" office:value="2.99999739664752" calcext:value-type="float">
            <text:p>2.999997</text:p>
          </table:table-cell>
          <table:table-cell table:style-name="ce5" table:formula="of:=-[.L192]/8" office:value-type="float" office:value="-0.37499967458094" calcext:value-type="float">
            <text:p>-0.375000</text:p>
          </table:table-cell>
          <table:table-cell table:formula="of:=IF([.U192]&gt;[.$C$2];1;0)" office:value-type="float" office:value="0" calcext:value-type="float">
            <text:p>0.00</text:p>
          </table:table-cell>
          <table:table-cell table:style-name="ce7" table:formula="of:=IF([.D192]&gt;[.$C$2];1;0)" office:value-type="float" office:value="0" calcext:value-type="float">
            <text:p>0.00</text:p>
          </table:table-cell>
          <table:table-cell table:style-name="ce5" table:formula="of:=IF([.O192];[.M192];[.L192])" office:value-type="float" office:value="2.99999739664752" calcext:value-type="float">
            <text:p>2.999997</text:p>
          </table:table-cell>
          <table:table-cell table:formula="of:=([.P192]-[.P191])/[.A192]" office:value-type="float" office:value="0.00000401362741708766" calcext:value-type="float">
            <text:p>4.01362741708766E-06</text:p>
          </table:table-cell>
          <table:table-cell table:formula="of:=[.$U$3]*[.U191]" office:value-type="float" office:value="2.57375409232787" calcext:value-type="float">
            <text:p>2.5737540923</text:p>
          </table:table-cell>
          <table:table-cell table:formula="of:=([.$U$3]*[.V191]*[.$U$3])+[.$S$3]" office:value-type="float" office:value="1.43308183405113" calcext:value-type="float">
            <text:p>1.4330818341</text:p>
          </table:table-cell>
          <table:table-cell table:formula="of:=[.S192]/([.S192]+[.$Q$3])" office:value-type="float" office:value="0.588998616485093" calcext:value-type="float">
            <text:p>0.5889986165</text:p>
          </table:table-cell>
          <table:table-cell table:formula="of:=[.R192]+[.T192]*((([.L192]*[.A192])+[.D192])-[.R192])" office:value-type="float" office:value="3.00150715680558" calcext:value-type="float">
            <text:p>3.0015071568</text:p>
          </table:table-cell>
          <table:table-cell table:formula="of:=(1-[.T192])*[.S192]" office:value-type="float" office:value="0.588998616485093" calcext:value-type="float">
            <text:p>0.5889986165</text:p>
          </table:table-cell>
          <table:table-cell table:formula="of:=[.D193]-[.U192]" office:value-type="float" office:value="-0.00151394850205833" calcext:value-type="float">
            <text:p>-0.001513948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2]+[.A193]"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style-name="ce5" table:formula="of:=[.D192]*0.8+[.P192]*0.2" office:value-type="float" office:value="2.99999320830352" calcext:value-type="float">
            <text:p>2.999993</text:p>
          </table:table-cell>
          <table:table-cell table:style-name="ce5" table:formula="of:=[.C193]-[.D193]" office:value-type="float" office:value="0.00000679169647987976" calcext:value-type="float">
            <text:p>0.000007</text:p>
          </table:table-cell>
          <table:table-cell table:style-name="ce5" table:formula="of:=ABS([.E193])" office:value-type="float" office:value="0.00000679169647987976" calcext:value-type="float">
            <text:p>0.000007</text:p>
          </table:table-cell>
          <table:table-cell table:style-name="ce5" table:formula="of:=[.$E$2]*[.E193]" office:value-type="float" office:value="0.0000407501788792786" calcext:value-type="float">
            <text:p>0.000041</text:p>
          </table:table-cell>
          <table:table-cell table:style-name="ce5" table:formula="of:=[.H192]+([.E193]*[.A193])" office:value-type="float" office:value="0.29999559471323" calcext:value-type="float">
            <text:p>0.299996</text:p>
          </table:table-cell>
          <table:table-cell table:style-name="ce5" table:formula="of:=[.H193]*[.$G$2]" office:value-type="float" office:value="2.9999559471323" calcext:value-type="float">
            <text:p>2.999956</text:p>
          </table:table-cell>
          <table:table-cell table:style-name="ce5" table:formula="of:=([.E193]-[.E192])/[.A193]" office:value-type="float" office:value="-0.0000104708600101588" calcext:value-type="float">
            <text:p>-0.000010</text:p>
          </table:table-cell>
          <table:table-cell table:style-name="ce5" table:formula="of:=[.J193]*[.$I$2]" office:value-type="float" office:value="0.00000104708600101588" calcext:value-type="float">
            <text:p>0.000001</text:p>
          </table:table-cell>
          <table:table-cell table:style-name="ce5" table:formula="of:=[.G193]+[.I193]+[.K193]" office:value-type="float" office:value="2.99999774439718" calcext:value-type="float">
            <text:p>2.999998</text:p>
          </table:table-cell>
          <table:table-cell table:style-name="ce5" table:formula="of:=-[.L193]/8" office:value-type="float" office:value="-0.374999718049648" calcext:value-type="float">
            <text:p>-0.375000</text:p>
          </table:table-cell>
          <table:table-cell table:formula="of:=IF([.U193]&gt;[.$C$2];1;0)" office:value-type="float" office:value="0" calcext:value-type="float">
            <text:p>0.00</text:p>
          </table:table-cell>
          <table:table-cell table:style-name="ce7" table:formula="of:=IF([.D193]&gt;[.$C$2];1;0)" office:value-type="float" office:value="0" calcext:value-type="float">
            <text:p>0.00</text:p>
          </table:table-cell>
          <table:table-cell table:style-name="ce5" table:formula="of:=IF([.O193];[.M193];[.L193])" office:value-type="float" office:value="2.99999774439718" calcext:value-type="float">
            <text:p>2.999998</text:p>
          </table:table-cell>
          <table:table-cell table:formula="of:=([.P193]-[.P192])/[.A193]" office:value-type="float" office:value="0.00000347749658846652" calcext:value-type="float">
            <text:p>3.47749658846652E-06</text:p>
          </table:table-cell>
          <table:table-cell table:formula="of:=[.$U$3]*[.U192]" office:value-type="float" office:value="2.57375515538281" calcext:value-type="float">
            <text:p>2.5737551554</text:p>
          </table:table-cell>
          <table:table-cell table:formula="of:=([.$U$3]*[.V192]*[.$U$3])+[.$S$3]" office:value-type="float" office:value="1.43308183405113" calcext:value-type="float">
            <text:p>1.4330818341</text:p>
          </table:table-cell>
          <table:table-cell table:formula="of:=[.S193]/([.S193]+[.$Q$3])" office:value-type="float" office:value="0.588998616485093" calcext:value-type="float">
            <text:p>0.5889986165</text:p>
          </table:table-cell>
          <table:table-cell table:formula="of:=[.R193]+[.T193]*((([.L193]*[.A193])+[.D193])-[.R193])" office:value-type="float" office:value="3.00150823093724" calcext:value-type="float">
            <text:p>3.0015082309</text:p>
          </table:table-cell>
          <table:table-cell table:formula="of:=(1-[.T193])*[.S193]" office:value-type="float" office:value="0.588998616485093" calcext:value-type="float">
            <text:p>0.5889986165</text:p>
          </table:table-cell>
          <table:table-cell table:formula="of:=[.D194]-[.U193]" office:value-type="float" office:value="-0.00151411541498936" calcext:value-type="float">
            <text:p>-0.001514115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3]+[.A194]"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style-name="ce5" table:formula="of:=[.D193]*0.8+[.P193]*0.2" office:value-type="float" office:value="2.99999411552225" calcext:value-type="float">
            <text:p>2.999994</text:p>
          </table:table-cell>
          <table:table-cell table:style-name="ce5" table:formula="of:=[.C194]-[.D194]" office:value-type="float" office:value="0.00000588447774729772" calcext:value-type="float">
            <text:p>0.000006</text:p>
          </table:table-cell>
          <table:table-cell table:style-name="ce5" table:formula="of:=ABS([.E194])" office:value-type="float" office:value="0.00000588447774729772" calcext:value-type="float">
            <text:p>0.000006</text:p>
          </table:table-cell>
          <table:table-cell table:style-name="ce5" table:formula="of:=[.$E$2]*[.E194]" office:value-type="float" office:value="0.0000353068664837863" calcext:value-type="float">
            <text:p>0.000035</text:p>
          </table:table-cell>
          <table:table-cell table:style-name="ce5" table:formula="of:=[.H193]+([.E194]*[.A194])" office:value-type="float" office:value="0.299996183161005" calcext:value-type="float">
            <text:p>0.299996</text:p>
          </table:table-cell>
          <table:table-cell table:style-name="ce5" table:formula="of:=[.H194]*[.$G$2]" office:value-type="float" office:value="2.99996183161005" calcext:value-type="float">
            <text:p>2.999962</text:p>
          </table:table-cell>
          <table:table-cell table:style-name="ce5" table:formula="of:=([.E194]-[.E193])/[.A194]" office:value-type="float" office:value="-0.00000907218732582038" calcext:value-type="float">
            <text:p>-0.000009</text:p>
          </table:table-cell>
          <table:table-cell table:style-name="ce5" table:formula="of:=[.J194]*[.$I$2]" office:value-type="float" office:value="0.000000907218732582038" calcext:value-type="float">
            <text:p>0.000001</text:p>
          </table:table-cell>
          <table:table-cell table:style-name="ce5" table:formula="of:=[.G194]+[.I194]+[.K194]" office:value-type="float" office:value="2.99999804569527" calcext:value-type="float">
            <text:p>2.999998</text:p>
          </table:table-cell>
          <table:table-cell table:style-name="ce5" table:formula="of:=-[.L194]/8" office:value-type="float" office:value="-0.374999755711908" calcext:value-type="float">
            <text:p>-0.375000</text:p>
          </table:table-cell>
          <table:table-cell table:formula="of:=IF([.U194]&gt;[.$C$2];1;0)" office:value-type="float" office:value="0" calcext:value-type="float">
            <text:p>0.00</text:p>
          </table:table-cell>
          <table:table-cell table:style-name="ce7" table:formula="of:=IF([.D194]&gt;[.$C$2];1;0)" office:value-type="float" office:value="0" calcext:value-type="float">
            <text:p>0.00</text:p>
          </table:table-cell>
          <table:table-cell table:style-name="ce5" table:formula="of:=IF([.O194];[.M194];[.L194])" office:value-type="float" office:value="2.99999804569527" calcext:value-type="float">
            <text:p>2.999998</text:p>
          </table:table-cell>
          <table:table-cell table:formula="of:=([.P194]-[.P193])/[.A194]" office:value-type="float" office:value="0.00000301298083371648" calcext:value-type="float">
            <text:p>0.000003013</text:p>
          </table:table-cell>
          <table:table-cell table:formula="of:=[.$U$3]*[.U193]" office:value-type="float" office:value="2.57375607643739" calcext:value-type="float">
            <text:p>2.5737560764</text:p>
          </table:table-cell>
          <table:table-cell table:formula="of:=([.$U$3]*[.V193]*[.$U$3])+[.$S$3]" office:value-type="float" office:value="1.43308183405113" calcext:value-type="float">
            <text:p>1.4330818341</text:p>
          </table:table-cell>
          <table:table-cell table:formula="of:=[.S194]/([.S194]+[.$Q$3])" office:value-type="float" office:value="0.588998616485093" calcext:value-type="float">
            <text:p>0.5889986165</text:p>
          </table:table-cell>
          <table:table-cell table:formula="of:=[.R194]+[.T194]*((([.L194]*[.A194])+[.D194])-[.R194])" office:value-type="float" office:value="3.00150916158894" calcext:value-type="float">
            <text:p>3.0015091616</text:p>
          </table:table-cell>
          <table:table-cell table:formula="of:=(1-[.T194])*[.S194]" office:value-type="float" office:value="0.588998616485093" calcext:value-type="float">
            <text:p>0.5889986165</text:p>
          </table:table-cell>
          <table:table-cell table:formula="of:=[.D195]-[.U194]" office:value-type="float" office:value="-0.00151426003208632" calcext:value-type="float">
            <text:p>-0.0015142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4]+[.A195]"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style-name="ce5" table:formula="of:=[.D194]*0.8+[.P194]*0.2" office:value-type="float" office:value="2.99999490155685" calcext:value-type="float">
            <text:p>2.999995</text:p>
          </table:table-cell>
          <table:table-cell table:style-name="ce5" table:formula="of:=[.C195]-[.D195]" office:value-type="float" office:value="0.00000509844314500185" calcext:value-type="float">
            <text:p>0.000005</text:p>
          </table:table-cell>
          <table:table-cell table:style-name="ce5" table:formula="of:=ABS([.E195])" office:value-type="float" office:value="0.00000509844314500185" calcext:value-type="float">
            <text:p>0.000005</text:p>
          </table:table-cell>
          <table:table-cell table:style-name="ce5" table:formula="of:=[.$E$2]*[.E195]" office:value-type="float" office:value="0.0000305906588700111" calcext:value-type="float">
            <text:p>0.000031</text:p>
          </table:table-cell>
          <table:table-cell table:style-name="ce5" table:formula="of:=[.H194]+([.E195]*[.A195])" office:value-type="float" office:value="0.299996693005319" calcext:value-type="float">
            <text:p>0.299997</text:p>
          </table:table-cell>
          <table:table-cell table:style-name="ce5" table:formula="of:=[.H195]*[.$G$2]" office:value-type="float" office:value="2.99996693005319" calcext:value-type="float">
            <text:p>2.999967</text:p>
          </table:table-cell>
          <table:table-cell table:style-name="ce5" table:formula="of:=([.E195]-[.E194])/[.A195]" office:value-type="float" office:value="-0.00000786034602295871" calcext:value-type="float">
            <text:p>-0.000008</text:p>
          </table:table-cell>
          <table:table-cell table:style-name="ce5" table:formula="of:=[.J195]*[.$I$2]" office:value-type="float" office:value="0.000000786034602295871" calcext:value-type="float">
            <text:p>0.000001</text:p>
          </table:table-cell>
          <table:table-cell table:style-name="ce5" table:formula="of:=[.G195]+[.I195]+[.K195]" office:value-type="float" office:value="2.99999830674667" calcext:value-type="float">
            <text:p>2.999998</text:p>
          </table:table-cell>
          <table:table-cell table:style-name="ce5" table:formula="of:=-[.L195]/8" office:value-type="float" office:value="-0.374999788343333" calcext:value-type="float">
            <text:p>-0.375000</text:p>
          </table:table-cell>
          <table:table-cell table:formula="of:=IF([.U195]&gt;[.$C$2];1;0)" office:value-type="float" office:value="0" calcext:value-type="float">
            <text:p>0.00</text:p>
          </table:table-cell>
          <table:table-cell table:style-name="ce7" table:formula="of:=IF([.D195]&gt;[.$C$2];1;0)" office:value-type="float" office:value="0" calcext:value-type="float">
            <text:p>0.00</text:p>
          </table:table-cell>
          <table:table-cell table:style-name="ce5" table:formula="of:=IF([.O195];[.M195];[.L195])" office:value-type="float" office:value="2.99999830674667" calcext:value-type="float">
            <text:p>2.999998</text:p>
          </table:table-cell>
          <table:table-cell table:formula="of:=([.P195]-[.P194])/[.A195]" office:value-type="float" office:value="0.0000026105140094046" calcext:value-type="float">
            <text:p>2.6105140094046E-06</text:p>
          </table:table-cell>
          <table:table-cell table:formula="of:=[.$U$3]*[.U194]" office:value-type="float" office:value="2.57375687445967" calcext:value-type="float">
            <text:p>2.5737568745</text:p>
          </table:table-cell>
          <table:table-cell table:formula="of:=([.$U$3]*[.V194]*[.$U$3])+[.$S$3]" office:value-type="float" office:value="1.43308183405113" calcext:value-type="float">
            <text:p>1.4330818341</text:p>
          </table:table-cell>
          <table:table-cell table:formula="of:=[.S195]/([.S195]+[.$Q$3])" office:value-type="float" office:value="0.588998616485093" calcext:value-type="float">
            <text:p>0.5889986165</text:p>
          </table:table-cell>
          <table:table-cell table:formula="of:=[.R195]+[.T195]*((([.L195]*[.A195])+[.D195])-[.R195])" office:value-type="float" office:value="3.00150996792639" calcext:value-type="float">
            <text:p>3.0015099679</text:p>
          </table:table-cell>
          <table:table-cell table:formula="of:=(1-[.T195])*[.S195]" office:value-type="float" office:value="0.588998616485093" calcext:value-type="float">
            <text:p>0.5889986165</text:p>
          </table:table-cell>
          <table:table-cell table:formula="of:=[.D196]-[.U195]" office:value-type="float" office:value="-0.00151438533157267" calcext:value-type="float">
            <text:p>-0.001514385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5]+[.A196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5" table:formula="of:=[.D195]*0.8+[.P195]*0.2" office:value-type="float" office:value="2.99999558259482" calcext:value-type="float">
            <text:p>2.999996</text:p>
          </table:table-cell>
          <table:table-cell table:style-name="ce5" table:formula="of:=[.C196]-[.D196]" office:value-type="float" office:value="0.00000441740518253297" calcext:value-type="float">
            <text:p>0.000004</text:p>
          </table:table-cell>
          <table:table-cell table:style-name="ce5" table:formula="of:=ABS([.E196])" office:value-type="float" office:value="0.00000441740518253297" calcext:value-type="float">
            <text:p>0.000004</text:p>
          </table:table-cell>
          <table:table-cell table:style-name="ce5" table:formula="of:=[.$E$2]*[.E196]" office:value-type="float" office:value="0.0000265044310951978" calcext:value-type="float">
            <text:p>0.000027</text:p>
          </table:table-cell>
          <table:table-cell table:style-name="ce5" table:formula="of:=[.H195]+([.E196]*[.A196])" office:value-type="float" office:value="0.299997134745838" calcext:value-type="float">
            <text:p>0.299997</text:p>
          </table:table-cell>
          <table:table-cell table:style-name="ce5" table:formula="of:=[.H196]*[.$G$2]" office:value-type="float" office:value="2.99997134745838" calcext:value-type="float">
            <text:p>2.999971</text:p>
          </table:table-cell>
          <table:table-cell table:style-name="ce5" table:formula="of:=([.E196]-[.E195])/[.A196]" office:value-type="float" office:value="-0.00000681037962468878" calcext:value-type="float">
            <text:p>-0.000007</text:p>
          </table:table-cell>
          <table:table-cell table:style-name="ce5" table:formula="of:=[.J196]*[.$I$2]" office:value-type="float" office:value="0.000000681037962468878" calcext:value-type="float">
            <text:p>0.000001</text:p>
          </table:table-cell>
          <table:table-cell table:style-name="ce5" table:formula="of:=[.G196]+[.I196]+[.K196]" office:value-type="float" office:value="2.99999853292743" calcext:value-type="float">
            <text:p>2.999999</text:p>
          </table:table-cell>
          <table:table-cell table:style-name="ce5" table:formula="of:=-[.L196]/8" office:value-type="float" office:value="-0.374999816615929" calcext:value-type="float">
            <text:p>-0.375000</text:p>
          </table:table-cell>
          <table:table-cell table:formula="of:=IF([.U196]&gt;[.$C$2];1;0)" office:value-type="float" office:value="0" calcext:value-type="float">
            <text:p>0.00</text:p>
          </table:table-cell>
          <table:table-cell table:style-name="ce7" table:formula="of:=IF([.D196]&gt;[.$C$2];1;0)" office:value-type="float" office:value="0" calcext:value-type="float">
            <text:p>0.00</text:p>
          </table:table-cell>
          <table:table-cell table:style-name="ce5" table:formula="of:=IF([.O196];[.M196];[.L196])" office:value-type="float" office:value="2.99999853292743" calcext:value-type="float">
            <text:p>2.999999</text:p>
          </table:table-cell>
          <table:table-cell table:formula="of:=([.P196]-[.P195])/[.A196]" office:value-type="float" office:value="0.00000226180767892714" calcext:value-type="float">
            <text:p>2.26180767892714E-06</text:p>
          </table:table-cell>
          <table:table-cell table:formula="of:=[.$U$3]*[.U195]" office:value-type="float" office:value="2.57375756588404" calcext:value-type="float">
            <text:p>2.5737575659</text:p>
          </table:table-cell>
          <table:table-cell table:formula="of:=([.$U$3]*[.V195]*[.$U$3])+[.$S$3]" office:value-type="float" office:value="1.43308183405113" calcext:value-type="float">
            <text:p>1.4330818341</text:p>
          </table:table-cell>
          <table:table-cell table:formula="of:=[.S196]/([.S196]+[.$Q$3])" office:value-type="float" office:value="0.588998616485093" calcext:value-type="float">
            <text:p>0.5889986165</text:p>
          </table:table-cell>
          <table:table-cell table:formula="of:=[.R196]+[.T196]*((([.L196]*[.A196])+[.D196])-[.R196])" office:value-type="float" office:value="3.00151066655519" calcext:value-type="float">
            <text:p>3.0015106666</text:p>
          </table:table-cell>
          <table:table-cell table:formula="of:=(1-[.T196])*[.S196]" office:value-type="float" office:value="0.588998616485093" calcext:value-type="float">
            <text:p>0.5889986165</text:p>
          </table:table-cell>
          <table:table-cell table:formula="of:=[.D197]-[.U196]" office:value-type="float" office:value="-0.00151449389385139" calcext:value-type="float">
            <text:p>-0.001514493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6]+[.A197]" office:value-type="float" office:value="19.1" calcext:value-type="float">
            <text:p>19.1</text:p>
          </table:table-cell>
          <table:table-cell office:value-type="float" office:value="3" calcext:value-type="float">
            <text:p>3</text:p>
          </table:table-cell>
          <table:table-cell table:style-name="ce5" table:formula="of:=[.D196]*0.8+[.P196]*0.2" office:value-type="float" office:value="2.99999617266134" calcext:value-type="float">
            <text:p>2.999996</text:p>
          </table:table-cell>
          <table:table-cell table:style-name="ce5" table:formula="of:=[.C197]-[.D197]" office:value-type="float" office:value="0.00000382733865889051" calcext:value-type="float">
            <text:p>0.000004</text:p>
          </table:table-cell>
          <table:table-cell table:style-name="ce5" table:formula="of:=ABS([.E197])" office:value-type="float" office:value="0.00000382733865889051" calcext:value-type="float">
            <text:p>0.000004</text:p>
          </table:table-cell>
          <table:table-cell table:style-name="ce5" table:formula="of:=[.$E$2]*[.E197]" office:value-type="float" office:value="0.0000229640319533431" calcext:value-type="float">
            <text:p>0.000023</text:p>
          </table:table-cell>
          <table:table-cell table:style-name="ce5" table:formula="of:=[.H196]+([.E197]*[.A197])" office:value-type="float" office:value="0.299997517479704" calcext:value-type="float">
            <text:p>0.299998</text:p>
          </table:table-cell>
          <table:table-cell table:style-name="ce5" table:formula="of:=[.H197]*[.$G$2]" office:value-type="float" office:value="2.99997517479704" calcext:value-type="float">
            <text:p>2.999975</text:p>
          </table:table-cell>
          <table:table-cell table:style-name="ce5" table:formula="of:=([.E197]-[.E196])/[.A197]" office:value-type="float" office:value="-0.00000590066523642463" calcext:value-type="float">
            <text:p>-0.000006</text:p>
          </table:table-cell>
          <table:table-cell table:style-name="ce5" table:formula="of:=[.J197]*[.$I$2]" office:value-type="float" office:value="0.000000590066523642463" calcext:value-type="float">
            <text:p>0.000001</text:p>
          </table:table-cell>
          <table:table-cell table:style-name="ce5" table:formula="of:=[.G197]+[.I197]+[.K197]" office:value-type="float" office:value="2.99999872889551" calcext:value-type="float">
            <text:p>2.999999</text:p>
          </table:table-cell>
          <table:table-cell table:style-name="ce5" table:formula="of:=-[.L197]/8" office:value-type="float" office:value="-0.374999841111939" calcext:value-type="float">
            <text:p>-0.375000</text:p>
          </table:table-cell>
          <table:table-cell table:formula="of:=IF([.U197]&gt;[.$C$2];1;0)" office:value-type="float" office:value="0" calcext:value-type="float">
            <text:p>0.00</text:p>
          </table:table-cell>
          <table:table-cell table:style-name="ce7" table:formula="of:=IF([.D197]&gt;[.$C$2];1;0)" office:value-type="float" office:value="0" calcext:value-type="float">
            <text:p>0.00</text:p>
          </table:table-cell>
          <table:table-cell table:style-name="ce5" table:formula="of:=IF([.O197];[.M197];[.L197])" office:value-type="float" office:value="2.99999872889551" calcext:value-type="float">
            <text:p>2.999999</text:p>
          </table:table-cell>
          <table:table-cell table:formula="of:=([.P197]-[.P196])/[.A197]" office:value-type="float" office:value="0.00000195968078209319" calcext:value-type="float">
            <text:p>1.95968078209319E-06</text:p>
          </table:table-cell>
          <table:table-cell table:formula="of:=[.$U$3]*[.U196]" office:value-type="float" office:value="2.57375816494957" calcext:value-type="float">
            <text:p>2.5737581649</text:p>
          </table:table-cell>
          <table:table-cell table:formula="of:=([.$U$3]*[.V196]*[.$U$3])+[.$S$3]" office:value-type="float" office:value="1.43308183405113" calcext:value-type="float">
            <text:p>1.4330818341</text:p>
          </table:table-cell>
          <table:table-cell table:formula="of:=[.S197]/([.S197]+[.$Q$3])" office:value-type="float" office:value="0.588998616485093" calcext:value-type="float">
            <text:p>0.5889986165</text:p>
          </table:table-cell>
          <table:table-cell table:formula="of:=[.R197]+[.T197]*((([.L197]*[.A197])+[.D197])-[.R197])" office:value-type="float" office:value="3.00151127186281" calcext:value-type="float">
            <text:p>3.0015112719</text:p>
          </table:table-cell>
          <table:table-cell table:formula="of:=(1-[.T197])*[.S197]" office:value-type="float" office:value="0.588998616485093" calcext:value-type="float">
            <text:p>0.5889986165</text:p>
          </table:table-cell>
          <table:table-cell table:formula="of:=[.D198]-[.U197]" office:value-type="float" office:value="-0.00151458795463855" calcext:value-type="float">
            <text:p>-0.00151458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7]+[.A198]" office:value-type="float" office:value="19.2" calcext:value-type="float">
            <text:p>19.2</text:p>
          </table:table-cell>
          <table:table-cell office:value-type="float" office:value="3" calcext:value-type="float">
            <text:p>3</text:p>
          </table:table-cell>
          <table:table-cell table:style-name="ce5" table:formula="of:=[.D197]*0.8+[.P197]*0.2" office:value-type="float" office:value="2.99999668390818" calcext:value-type="float">
            <text:p>2.999997</text:p>
          </table:table-cell>
          <table:table-cell table:style-name="ce5" table:formula="of:=[.C198]-[.D198]" office:value-type="float" office:value="0.00000331609182468995" calcext:value-type="float">
            <text:p>0.000003</text:p>
          </table:table-cell>
          <table:table-cell table:style-name="ce5" table:formula="of:=ABS([.E198])" office:value-type="float" office:value="0.00000331609182468995" calcext:value-type="float">
            <text:p>0.000003</text:p>
          </table:table-cell>
          <table:table-cell table:style-name="ce5" table:formula="of:=[.$E$2]*[.E198]" office:value-type="float" office:value="0.0000198965509481397" calcext:value-type="float">
            <text:p>0.000020</text:p>
          </table:table-cell>
          <table:table-cell table:style-name="ce5" table:formula="of:=[.H197]+([.E198]*[.A198])" office:value-type="float" office:value="0.299997849088886" calcext:value-type="float">
            <text:p>0.299998</text:p>
          </table:table-cell>
          <table:table-cell table:style-name="ce5" table:formula="of:=[.H198]*[.$G$2]" office:value-type="float" office:value="2.99997849088886" calcext:value-type="float">
            <text:p>2.999978</text:p>
          </table:table-cell>
          <table:table-cell table:style-name="ce5" table:formula="of:=([.E198]-[.E197])/[.A198]" office:value-type="float" office:value="-0.00000511246834200563" calcext:value-type="float">
            <text:p>-0.000005</text:p>
          </table:table-cell>
          <table:table-cell table:style-name="ce5" table:formula="of:=[.J198]*[.$I$2]" office:value-type="float" office:value="0.000000511246834200563" calcext:value-type="float">
            <text:p>0.000001</text:p>
          </table:table-cell>
          <table:table-cell table:style-name="ce5" table:formula="of:=[.G198]+[.I198]+[.K198]" office:value-type="float" office:value="2.99999889868664" calcext:value-type="float">
            <text:p>2.999999</text:p>
          </table:table-cell>
          <table:table-cell table:style-name="ce5" table:formula="of:=-[.L198]/8" office:value-type="float" office:value="-0.37499986233583" calcext:value-type="float">
            <text:p>-0.375000</text:p>
          </table:table-cell>
          <table:table-cell table:formula="of:=IF([.U198]&gt;[.$C$2];1;0)" office:value-type="float" office:value="0" calcext:value-type="float">
            <text:p>0.00</text:p>
          </table:table-cell>
          <table:table-cell table:style-name="ce7" table:formula="of:=IF([.D198]&gt;[.$C$2];1;0)" office:value-type="float" office:value="0" calcext:value-type="float">
            <text:p>0.00</text:p>
          </table:table-cell>
          <table:table-cell table:style-name="ce5" table:formula="of:=IF([.O198];[.M198];[.L198])" office:value-type="float" office:value="2.99999889868664" calcext:value-type="float">
            <text:p>2.999999</text:p>
          </table:table-cell>
          <table:table-cell table:formula="of:=([.P198]-[.P197])/[.A198]" office:value-type="float" office:value="0.00000169791129600583" calcext:value-type="float">
            <text:p>1.69791129600583E-06</text:p>
          </table:table-cell>
          <table:table-cell table:formula="of:=[.$U$3]*[.U197]" office:value-type="float" office:value="2.57375868399334" calcext:value-type="float">
            <text:p>2.573758684</text:p>
          </table:table-cell>
          <table:table-cell table:formula="of:=([.$U$3]*[.V197]*[.$U$3])+[.$S$3]" office:value-type="float" office:value="1.43308183405113" calcext:value-type="float">
            <text:p>1.4330818341</text:p>
          </table:table-cell>
          <table:table-cell table:formula="of:=[.S198]/([.S198]+[.$Q$3])" office:value-type="float" office:value="0.588998616485093" calcext:value-type="float">
            <text:p>0.5889986165</text:p>
          </table:table-cell>
          <table:table-cell table:formula="of:=[.R198]+[.T198]*((([.L198]*[.A198])+[.D198])-[.R198])" office:value-type="float" office:value="3.00151179631488" calcext:value-type="float">
            <text:p>3.0015117963</text:p>
          </table:table-cell>
          <table:table-cell table:formula="of:=(1-[.T198])*[.S198]" office:value-type="float" office:value="0.588998616485093" calcext:value-type="float">
            <text:p>0.5889986165</text:p>
          </table:table-cell>
          <table:table-cell table:formula="of:=[.D199]-[.U198]" office:value-type="float" office:value="-0.00151466945100776" calcext:value-type="float">
            <text:p>-0.001514669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8]+[.A199]" office:value-type="float" office:value="19.3" calcext:value-type="float">
            <text:p>19.3</text:p>
          </table:table-cell>
          <table:table-cell office:value-type="float" office:value="3" calcext:value-type="float">
            <text:p>3</text:p>
          </table:table-cell>
          <table:table-cell table:style-name="ce5" table:formula="of:=[.D198]*0.8+[.P198]*0.2" office:value-type="float" office:value="2.99999712686387" calcext:value-type="float">
            <text:p>2.999997</text:p>
          </table:table-cell>
          <table:table-cell table:style-name="ce5" table:formula="of:=[.C199]-[.D199]" office:value-type="float" office:value="0.00000287313613123175" calcext:value-type="float">
            <text:p>0.000003</text:p>
          </table:table-cell>
          <table:table-cell table:style-name="ce5" table:formula="of:=ABS([.E199])" office:value-type="float" office:value="0.00000287313613123175" calcext:value-type="float">
            <text:p>0.000003</text:p>
          </table:table-cell>
          <table:table-cell table:style-name="ce5" table:formula="of:=[.$E$2]*[.E199]" office:value-type="float" office:value="0.0000172388167873905" calcext:value-type="float">
            <text:p>0.000017</text:p>
          </table:table-cell>
          <table:table-cell table:style-name="ce5" table:formula="of:=[.H198]+([.E199]*[.A199])" office:value-type="float" office:value="0.299998136402499" calcext:value-type="float">
            <text:p>0.299998</text:p>
          </table:table-cell>
          <table:table-cell table:style-name="ce5" table:formula="of:=[.H199]*[.$G$2]" office:value-type="float" office:value="2.99998136402499" calcext:value-type="float">
            <text:p>2.999981</text:p>
          </table:table-cell>
          <table:table-cell table:style-name="ce5" table:formula="of:=([.E199]-[.E198])/[.A199]" office:value-type="float" office:value="-0.00000442955693458202" calcext:value-type="float">
            <text:p>-0.000004</text:p>
          </table:table-cell>
          <table:table-cell table:style-name="ce5" table:formula="of:=[.J199]*[.$I$2]" office:value-type="float" office:value="0.000000442955693458202" calcext:value-type="float">
            <text:p>0.000000</text:p>
          </table:table-cell>
          <table:table-cell table:style-name="ce5" table:formula="of:=[.G199]+[.I199]+[.K199]" office:value-type="float" office:value="2.99999904579747" calcext:value-type="float">
            <text:p>2.999999</text:p>
          </table:table-cell>
          <table:table-cell table:style-name="ce5" table:formula="of:=-[.L199]/8" office:value-type="float" office:value="-0.374999880724684" calcext:value-type="float">
            <text:p>-0.375000</text:p>
          </table:table-cell>
          <table:table-cell table:formula="of:=IF([.U199]&gt;[.$C$2];1;0)" office:value-type="float" office:value="0" calcext:value-type="float">
            <text:p>0.00</text:p>
          </table:table-cell>
          <table:table-cell table:style-name="ce7" table:formula="of:=IF([.D199]&gt;[.$C$2];1;0)" office:value-type="float" office:value="0" calcext:value-type="float">
            <text:p>0.00</text:p>
          </table:table-cell>
          <table:table-cell table:style-name="ce5" table:formula="of:=IF([.O199];[.M199];[.L199])" office:value-type="float" office:value="2.99999904579747" calcext:value-type="float">
            <text:p>2.999999</text:p>
          </table:table-cell>
          <table:table-cell table:formula="of:=([.P199]-[.P198])/[.A199]" office:value-type="float" office:value="0.00000147110829740171" calcext:value-type="float">
            <text:p>1.47110829740171E-06</text:p>
          </table:table-cell>
          <table:table-cell table:formula="of:=[.$U$3]*[.U198]" office:value-type="float" office:value="2.57375913370448" calcext:value-type="float">
            <text:p>2.5737591337</text:p>
          </table:table-cell>
          <table:table-cell table:formula="of:=([.$U$3]*[.V198]*[.$U$3])+[.$S$3]" office:value-type="float" office:value="1.43308183405113" calcext:value-type="float">
            <text:p>1.4330818341</text:p>
          </table:table-cell>
          <table:table-cell table:formula="of:=[.S199]/([.S199]+[.$Q$3])" office:value-type="float" office:value="0.588998616485093" calcext:value-type="float">
            <text:p>0.5889986165</text:p>
          </table:table-cell>
          <table:table-cell table:formula="of:=[.R199]+[.T199]*((([.L199]*[.A199])+[.D199])-[.R199])" office:value-type="float" office:value="3.00151225071187" calcext:value-type="float">
            <text:p>3.0015122507</text:p>
          </table:table-cell>
          <table:table-cell table:formula="of:=(1-[.T199])*[.S199]" office:value-type="float" office:value="0.588998616485093" calcext:value-type="float">
            <text:p>0.5889986165</text:p>
          </table:table-cell>
          <table:table-cell table:formula="of:=[.D200]-[.U199]" office:value-type="float" office:value="-0.00151474006128538" calcext:value-type="float">
            <text:p>-0.00151474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9]+[.A200]" office:value-type="float" office:value="19.4" calcext:value-type="float">
            <text:p>19.4</text:p>
          </table:table-cell>
          <table:table-cell office:value-type="float" office:value="3" calcext:value-type="float">
            <text:p>3</text:p>
          </table:table-cell>
          <table:table-cell table:style-name="ce5" table:formula="of:=[.D199]*0.8+[.P199]*0.2" office:value-type="float" office:value="2.99999751065059" calcext:value-type="float">
            <text:p>2.999998</text:p>
          </table:table-cell>
          <table:table-cell table:style-name="ce5" table:formula="of:=[.C200]-[.D200]" office:value-type="float" office:value="0.00000248934941060597" calcext:value-type="float">
            <text:p>0.000002</text:p>
          </table:table-cell>
          <table:table-cell table:style-name="ce5" table:formula="of:=ABS([.E200])" office:value-type="float" office:value="0.00000248934941060597" calcext:value-type="float">
            <text:p>0.000002</text:p>
          </table:table-cell>
          <table:table-cell table:style-name="ce5" table:formula="of:=[.$E$2]*[.E200]" office:value-type="float" office:value="0.0000149360964636358" calcext:value-type="float">
            <text:p>0.000015</text:p>
          </table:table-cell>
          <table:table-cell table:style-name="ce5" table:formula="of:=[.H199]+([.E200]*[.A200])" office:value-type="float" office:value="0.29999838533744" calcext:value-type="float">
            <text:p>0.299998</text:p>
          </table:table-cell>
          <table:table-cell table:style-name="ce5" table:formula="of:=[.H200]*[.$G$2]" office:value-type="float" office:value="2.9999838533744" calcext:value-type="float">
            <text:p>2.999984</text:p>
          </table:table-cell>
          <table:table-cell table:style-name="ce5" table:formula="of:=([.E200]-[.E199])/[.A200]" office:value-type="float" office:value="-0.00000383786720625778" calcext:value-type="float">
            <text:p>-0.000004</text:p>
          </table:table-cell>
          <table:table-cell table:style-name="ce5" table:formula="of:=[.J200]*[.$I$2]" office:value-type="float" office:value="0.000000383786720625778" calcext:value-type="float">
            <text:p>0.000000</text:p>
          </table:table-cell>
          <table:table-cell table:style-name="ce5" table:formula="of:=[.G200]+[.I200]+[.K200]" office:value-type="float" office:value="2.99999917325759" calcext:value-type="float">
            <text:p>2.999999</text:p>
          </table:table-cell>
          <table:table-cell table:style-name="ce5" table:formula="of:=-[.L200]/8" office:value-type="float" office:value="-0.374999896657198" calcext:value-type="float">
            <text:p>-0.375000</text:p>
          </table:table-cell>
          <table:table-cell table:formula="of:=IF([.U200]&gt;[.$C$2];1;0)" office:value-type="float" office:value="0" calcext:value-type="float">
            <text:p>0.00</text:p>
          </table:table-cell>
          <table:table-cell table:style-name="ce7" table:formula="of:=IF([.D200]&gt;[.$C$2];1;0)" office:value-type="float" office:value="0" calcext:value-type="float">
            <text:p>0.00</text:p>
          </table:table-cell>
          <table:table-cell table:style-name="ce5" table:formula="of:=IF([.O200];[.M200];[.L200])" office:value-type="float" office:value="2.99999917325759" calcext:value-type="float">
            <text:p>2.999999</text:p>
          </table:table-cell>
          <table:table-cell table:formula="of:=([.P200]-[.P199])/[.A200]" office:value-type="float" office:value="0.00000127460114018874" calcext:value-type="float">
            <text:p>1.27460114018874E-06</text:p>
          </table:table-cell>
          <table:table-cell table:formula="of:=[.$U$3]*[.U199]" office:value-type="float" office:value="2.57375952334427" calcext:value-type="float">
            <text:p>2.5737595233</text:p>
          </table:table-cell>
          <table:table-cell table:formula="of:=([.$U$3]*[.V199]*[.$U$3])+[.$S$3]" office:value-type="float" office:value="1.43308183405113" calcext:value-type="float">
            <text:p>1.4330818341</text:p>
          </table:table-cell>
          <table:table-cell table:formula="of:=[.S200]/([.S200]+[.$Q$3])" office:value-type="float" office:value="0.588998616485093" calcext:value-type="float">
            <text:p>0.5889986165</text:p>
          </table:table-cell>
          <table:table-cell table:formula="of:=[.R200]+[.T200]*((([.L200]*[.A200])+[.D200])-[.R200])" office:value-type="float" office:value="3.0015126444116" calcext:value-type="float">
            <text:p>3.0015126444</text:p>
          </table:table-cell>
          <table:table-cell table:formula="of:=(1-[.T200])*[.S200]" office:value-type="float" office:value="0.588998616485093" calcext:value-type="float">
            <text:p>0.5889986165</text:p>
          </table:table-cell>
          <table:table-cell table:formula="of:=[.D201]-[.U200]" office:value-type="float" office:value="-0.00151480123960912" calcext:value-type="float">
            <text:p>-0.00151480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0]+[.A201]" office:value-type="float" office:value="19.5" calcext:value-type="float">
            <text:p>19.5</text:p>
          </table:table-cell>
          <table:table-cell office:value-type="float" office:value="3" calcext:value-type="float">
            <text:p>3</text:p>
          </table:table-cell>
          <table:table-cell table:style-name="ce5" table:formula="of:=[.D200]*0.8+[.P200]*0.2" office:value-type="float" office:value="2.99999784317199" calcext:value-type="float">
            <text:p>2.999998</text:p>
          </table:table-cell>
          <table:table-cell table:style-name="ce5" table:formula="of:=[.C201]-[.D201]" office:value-type="float" office:value="0.00000215682801130157" calcext:value-type="float">
            <text:p>0.000002</text:p>
          </table:table-cell>
          <table:table-cell table:style-name="ce5" table:formula="of:=ABS([.E201])" office:value-type="float" office:value="0.00000215682801130157" calcext:value-type="float">
            <text:p>0.000002</text:p>
          </table:table-cell>
          <table:table-cell table:style-name="ce5" table:formula="of:=[.$E$2]*[.E201]" office:value-type="float" office:value="0.0000129409680678094" calcext:value-type="float">
            <text:p>0.000013</text:p>
          </table:table-cell>
          <table:table-cell table:style-name="ce5" table:formula="of:=[.H200]+([.E201]*[.A201])" office:value-type="float" office:value="0.299998601020241" calcext:value-type="float">
            <text:p>0.299999</text:p>
          </table:table-cell>
          <table:table-cell table:style-name="ce5" table:formula="of:=[.H201]*[.$G$2]" office:value-type="float" office:value="2.99998601020241" calcext:value-type="float">
            <text:p>2.999986</text:p>
          </table:table-cell>
          <table:table-cell table:style-name="ce5" table:formula="of:=([.E201]-[.E200])/[.A201]" office:value-type="float" office:value="-0.00000332521399304397" calcext:value-type="float">
            <text:p>-0.000003</text:p>
          </table:table-cell>
          <table:table-cell table:style-name="ce5" table:formula="of:=[.J201]*[.$I$2]" office:value-type="float" office:value="0.000000332521399304397" calcext:value-type="float">
            <text:p>0.000000</text:p>
          </table:table-cell>
          <table:table-cell table:style-name="ce5" table:formula="of:=[.G201]+[.I201]+[.K201]" office:value-type="float" office:value="2.99999928369188" calcext:value-type="float">
            <text:p>2.999999</text:p>
          </table:table-cell>
          <table:table-cell table:style-name="ce5" table:formula="of:=-[.L201]/8" office:value-type="float" office:value="-0.374999910461485" calcext:value-type="float">
            <text:p>-0.375000</text:p>
          </table:table-cell>
          <table:table-cell table:formula="of:=IF([.U201]&gt;[.$C$2];1;0)" office:value-type="float" office:value="0" calcext:value-type="float">
            <text:p>0.00</text:p>
          </table:table-cell>
          <table:table-cell table:style-name="ce7" table:formula="of:=IF([.D201]&gt;[.$C$2];1;0)" office:value-type="float" office:value="0" calcext:value-type="float">
            <text:p>0.00</text:p>
          </table:table-cell>
          <table:table-cell table:style-name="ce5" table:formula="of:=IF([.O201];[.M201];[.L201])" office:value-type="float" office:value="2.99999928369188" calcext:value-type="float">
            <text:p>2.999999</text:p>
          </table:table-cell>
          <table:table-cell table:formula="of:=([.P201]-[.P200])/[.A201]" office:value-type="float" office:value="0.00000110434294153805" calcext:value-type="float">
            <text:p>1.10434294153805E-06</text:p>
          </table:table-cell>
          <table:table-cell table:formula="of:=[.$U$3]*[.U200]" office:value-type="float" office:value="2.5737598609369" calcext:value-type="float">
            <text:p>2.5737598609</text:p>
          </table:table-cell>
          <table:table-cell table:formula="of:=([.$U$3]*[.V200]*[.$U$3])+[.$S$3]" office:value-type="float" office:value="1.43308183405113" calcext:value-type="float">
            <text:p>1.4330818341</text:p>
          </table:table-cell>
          <table:table-cell table:formula="of:=[.S201]/([.S201]+[.$Q$3])" office:value-type="float" office:value="0.588998616485093" calcext:value-type="float">
            <text:p>0.5889986165</text:p>
          </table:table-cell>
          <table:table-cell table:formula="of:=[.R201]+[.T201]*((([.L201]*[.A201])+[.D201])-[.R201])" office:value-type="float" office:value="3.00151298552184" calcext:value-type="float">
            <text:p>3.0015129855</text:p>
          </table:table-cell>
          <table:table-cell table:formula="of:=(1-[.T201])*[.S201]" office:value-type="float" office:value="0.588998616485093" calcext:value-type="float">
            <text:p>0.5889986165</text:p>
          </table:table-cell>
          <table:table-cell table:formula="of:=[.D202]-[.U201]" office:value-type="float" office:value="-0.00151485424587694" calcext:value-type="float">
            <text:p>-0.001514854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1]+[.A202]" office:value-type="float" office:value="19.6" calcext:value-type="float">
            <text:p>19.6</text:p>
          </table:table-cell>
          <table:table-cell office:value-type="float" office:value="3" calcext:value-type="float">
            <text:p>3</text:p>
          </table:table-cell>
          <table:table-cell table:style-name="ce5" table:formula="of:=[.D201]*0.8+[.P201]*0.2" office:value-type="float" office:value="2.99999813127597" calcext:value-type="float">
            <text:p>2.999998</text:p>
          </table:table-cell>
          <table:table-cell table:style-name="ce5" table:formula="of:=[.C202]-[.D202]" office:value-type="float" office:value="0.00000186872403284966" calcext:value-type="float">
            <text:p>0.000002</text:p>
          </table:table-cell>
          <table:table-cell table:style-name="ce5" table:formula="of:=ABS([.E202])" office:value-type="float" office:value="0.00000186872403284966" calcext:value-type="float">
            <text:p>0.000002</text:p>
          </table:table-cell>
          <table:table-cell table:style-name="ce5" table:formula="of:=[.$E$2]*[.E202]" office:value-type="float" office:value="0.0000112123441970979" calcext:value-type="float">
            <text:p>0.000011</text:p>
          </table:table-cell>
          <table:table-cell table:style-name="ce5" table:formula="of:=[.H201]+([.E202]*[.A202])" office:value-type="float" office:value="0.299998787892645" calcext:value-type="float">
            <text:p>0.299999</text:p>
          </table:table-cell>
          <table:table-cell table:style-name="ce5" table:formula="of:=[.H202]*[.$G$2]" office:value-type="float" office:value="2.99998787892645" calcext:value-type="float">
            <text:p>2.999988</text:p>
          </table:table-cell>
          <table:table-cell table:style-name="ce5" table:formula="of:=([.E202]-[.E201])/[.A202]" office:value-type="float" office:value="-0.00000288103978451915" calcext:value-type="float">
            <text:p>-0.000003</text:p>
          </table:table-cell>
          <table:table-cell table:style-name="ce5" table:formula="of:=[.J202]*[.$I$2]" office:value-type="float" office:value="0.000000288103978451915" calcext:value-type="float">
            <text:p>0.000000</text:p>
          </table:table-cell>
          <table:table-cell table:style-name="ce5" table:formula="of:=[.G202]+[.I202]+[.K202]" office:value-type="float" office:value="2.99999937937462" calcext:value-type="float">
            <text:p>2.999999</text:p>
          </table:table-cell>
          <table:table-cell table:style-name="ce5" table:formula="of:=-[.L202]/8" office:value-type="float" office:value="-0.374999922421828" calcext:value-type="float">
            <text:p>-0.375000</text:p>
          </table:table-cell>
          <table:table-cell table:formula="of:=IF([.U202]&gt;[.$C$2];1;0)" office:value-type="float" office:value="0" calcext:value-type="float">
            <text:p>0.00</text:p>
          </table:table-cell>
          <table:table-cell table:style-name="ce7" table:formula="of:=IF([.D202]&gt;[.$C$2];1;0)" office:value-type="float" office:value="0" calcext:value-type="float">
            <text:p>0.00</text:p>
          </table:table-cell>
          <table:table-cell table:style-name="ce5" table:formula="of:=IF([.O202];[.M202];[.L202])" office:value-type="float" office:value="2.99999937937462" calcext:value-type="float">
            <text:p>2.999999</text:p>
          </table:table-cell>
          <table:table-cell table:formula="of:=([.P202]-[.P201])/[.A202]" office:value-type="float" office:value="0.000000956827408415961" calcext:value-type="float">
            <text:p>9.56827408415961E-07</text:p>
          </table:table-cell>
          <table:table-cell table:formula="of:=[.$U$3]*[.U201]" office:value-type="float" office:value="2.57376015343471" calcext:value-type="float">
            <text:p>2.5737601534</text:p>
          </table:table-cell>
          <table:table-cell table:formula="of:=([.$U$3]*[.V201]*[.$U$3])+[.$S$3]" office:value-type="float" office:value="1.43308183405113" calcext:value-type="float">
            <text:p>1.4330818341</text:p>
          </table:table-cell>
          <table:table-cell table:formula="of:=[.S202]/([.S202]+[.$Q$3])" office:value-type="float" office:value="0.588998616485093" calcext:value-type="float">
            <text:p>0.5889986165</text:p>
          </table:table-cell>
          <table:table-cell table:formula="of:=[.R202]+[.T202]*((([.L202]*[.A202])+[.D202])-[.R202])" office:value-type="float" office:value="3.00151328106739" calcext:value-type="float">
            <text:p>3.0015132811</text:p>
          </table:table-cell>
          <table:table-cell table:formula="of:=(1-[.T202])*[.S202]" office:value-type="float" office:value="0.588998616485093" calcext:value-type="float">
            <text:p>0.5889986165</text:p>
          </table:table-cell>
          <table:table-cell table:formula="of:=[.D203]-[.U202]" office:value-type="float" office:value="-0.00151490017169387" calcext:value-type="float">
            <text:p>-0.001514900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2]+[.A203]" office:value-type="float" office:value="19.7" calcext:value-type="float">
            <text:p>19.7</text:p>
          </table:table-cell>
          <table:table-cell office:value-type="float" office:value="3" calcext:value-type="float">
            <text:p>3</text:p>
          </table:table-cell>
          <table:table-cell table:style-name="ce5" table:formula="of:=[.D202]*0.8+[.P202]*0.2" office:value-type="float" office:value="2.9999983808957" calcext:value-type="float">
            <text:p>2.999998</text:p>
          </table:table-cell>
          <table:table-cell table:style-name="ce5" table:formula="of:=[.C203]-[.D203]" office:value-type="float" office:value="0.00000161910430218626" calcext:value-type="float">
            <text:p>0.000002</text:p>
          </table:table-cell>
          <table:table-cell table:style-name="ce5" table:formula="of:=ABS([.E203])" office:value-type="float" office:value="0.00000161910430218626" calcext:value-type="float">
            <text:p>0.000002</text:p>
          </table:table-cell>
          <table:table-cell table:style-name="ce5" table:formula="of:=[.$E$2]*[.E203]" office:value-type="float" office:value="0.00000971462581311755" calcext:value-type="float">
            <text:p>0.000010</text:p>
          </table:table-cell>
          <table:table-cell table:style-name="ce5" table:formula="of:=[.H202]+([.E203]*[.A203])" office:value-type="float" office:value="0.299998949803075" calcext:value-type="float">
            <text:p>0.299999</text:p>
          </table:table-cell>
          <table:table-cell table:style-name="ce5" table:formula="of:=[.H203]*[.$G$2]" office:value-type="float" office:value="2.99998949803075" calcext:value-type="float">
            <text:p>2.999989</text:p>
          </table:table-cell>
          <table:table-cell table:style-name="ce5" table:formula="of:=([.E203]-[.E202])/[.A203]" office:value-type="float" office:value="-0.00000249619730663397" calcext:value-type="float">
            <text:p>-0.000002</text:p>
          </table:table-cell>
          <table:table-cell table:style-name="ce5" table:formula="of:=[.J203]*[.$I$2]" office:value-type="float" office:value="0.000000249619730663397" calcext:value-type="float">
            <text:p>0.000000</text:p>
          </table:table-cell>
          <table:table-cell table:style-name="ce5" table:formula="of:=[.G203]+[.I203]+[.K203]" office:value-type="float" office:value="2.99999946227629" calcext:value-type="float">
            <text:p>2.999999</text:p>
          </table:table-cell>
          <table:table-cell table:style-name="ce5" table:formula="of:=-[.L203]/8" office:value-type="float" office:value="-0.374999932784536" calcext:value-type="float">
            <text:p>-0.375000</text:p>
          </table:table-cell>
          <table:table-cell table:formula="of:=IF([.U203]&gt;[.$C$2];1;0)" office:value-type="float" office:value="0" calcext:value-type="float">
            <text:p>0.00</text:p>
          </table:table-cell>
          <table:table-cell table:style-name="ce7" table:formula="of:=IF([.D203]&gt;[.$C$2];1;0)" office:value-type="float" office:value="0" calcext:value-type="float">
            <text:p>0.00</text:p>
          </table:table-cell>
          <table:table-cell table:style-name="ce5" table:formula="of:=IF([.O203];[.M203];[.L203])" office:value-type="float" office:value="2.99999946227629" calcext:value-type="float">
            <text:p>2.999999</text:p>
          </table:table-cell>
          <table:table-cell table:formula="of:=([.P203]-[.P202])/[.A203]" office:value-type="float" office:value="0.000000829016708614461" calcext:value-type="float">
            <text:p>0.000000829</text:p>
          </table:table-cell>
          <table:table-cell table:formula="of:=[.$U$3]*[.U202]" office:value-type="float" office:value="2.57376040686135" calcext:value-type="float">
            <text:p>2.5737604069</text:p>
          </table:table-cell>
          <table:table-cell table:formula="of:=([.$U$3]*[.V202]*[.$U$3])+[.$S$3]" office:value-type="float" office:value="1.43308183405113" calcext:value-type="float">
            <text:p>1.4330818341</text:p>
          </table:table-cell>
          <table:table-cell table:formula="of:=[.S203]/([.S203]+[.$Q$3])" office:value-type="float" office:value="0.588998616485093" calcext:value-type="float">
            <text:p>0.5889986165</text:p>
          </table:table-cell>
          <table:table-cell table:formula="of:=[.R203]+[.T203]*((([.L203]*[.A203])+[.D203])-[.R203])" office:value-type="float" office:value="3.00151353713466" calcext:value-type="float">
            <text:p>3.0015135371</text:p>
          </table:table-cell>
          <table:table-cell table:formula="of:=(1-[.T203])*[.S203]" office:value-type="float" office:value="0.588998616485093" calcext:value-type="float">
            <text:p>0.5889986165</text:p>
          </table:table-cell>
          <table:table-cell table:formula="of:=[.D204]-[.U203]" office:value-type="float" office:value="-0.00151493996284735" calcext:value-type="float">
            <text:p>-0.0015149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3]+[.A204]" office:value-type="float" office:value="19.8" calcext:value-type="float">
            <text:p>19.8</text:p>
          </table:table-cell>
          <table:table-cell office:value-type="float" office:value="3" calcext:value-type="float">
            <text:p>3</text:p>
          </table:table-cell>
          <table:table-cell table:style-name="ce5" table:formula="of:=[.D203]*0.8+[.P203]*0.2" office:value-type="float" office:value="2.99999859717182" calcext:value-type="float">
            <text:p>2.999999</text:p>
          </table:table-cell>
          <table:table-cell table:style-name="ce5" table:formula="of:=[.C204]-[.D204]" office:value-type="float" office:value="0.00000140282818295034" calcext:value-type="float">
            <text:p>0.000001</text:p>
          </table:table-cell>
          <table:table-cell table:style-name="ce5" table:formula="of:=ABS([.E204])" office:value-type="float" office:value="0.00000140282818295034" calcext:value-type="float">
            <text:p>0.000001</text:p>
          </table:table-cell>
          <table:table-cell table:style-name="ce5" table:formula="of:=[.$E$2]*[.E204]" office:value-type="float" office:value="0.00000841696909770207" calcext:value-type="float">
            <text:p>0.000008</text:p>
          </table:table-cell>
          <table:table-cell table:style-name="ce5" table:formula="of:=[.H203]+([.E204]*[.A204])" office:value-type="float" office:value="0.299999090085893" calcext:value-type="float">
            <text:p>0.299999</text:p>
          </table:table-cell>
          <table:table-cell table:style-name="ce5" table:formula="of:=[.H204]*[.$G$2]" office:value-type="float" office:value="2.99999090085893" calcext:value-type="float">
            <text:p>2.999991</text:p>
          </table:table-cell>
          <table:table-cell table:style-name="ce5" table:formula="of:=([.E204]-[.E203])/[.A204]" office:value-type="float" office:value="-0.00000216276119235914" calcext:value-type="float">
            <text:p>-0.000002</text:p>
          </table:table-cell>
          <table:table-cell table:style-name="ce5" table:formula="of:=[.J204]*[.$I$2]" office:value-type="float" office:value="0.000000216276119235914" calcext:value-type="float">
            <text:p>0.000000</text:p>
          </table:table-cell>
          <table:table-cell table:style-name="ce5" table:formula="of:=[.G204]+[.I204]+[.K204]" office:value-type="float" office:value="2.99999953410415" calcext:value-type="float">
            <text:p>3.000000</text:p>
          </table:table-cell>
          <table:table-cell table:style-name="ce5" table:formula="of:=-[.L204]/8" office:value-type="float" office:value="-0.374999941763018" calcext:value-type="float">
            <text:p>-0.375000</text:p>
          </table:table-cell>
          <table:table-cell table:formula="of:=IF([.U204]&gt;[.$C$2];1;0)" office:value-type="float" office:value="0" calcext:value-type="float">
            <text:p>0.00</text:p>
          </table:table-cell>
          <table:table-cell table:style-name="ce7" table:formula="of:=IF([.D204]&gt;[.$C$2];1;0)" office:value-type="float" office:value="0" calcext:value-type="float">
            <text:p>0.00</text:p>
          </table:table-cell>
          <table:table-cell table:style-name="ce5" table:formula="of:=IF([.O204];[.M204];[.L204])" office:value-type="float" office:value="2.99999953410415" calcext:value-type="float">
            <text:p>3.000000</text:p>
          </table:table-cell>
          <table:table-cell table:formula="of:=([.P204]-[.P203])/[.A204]" office:value-type="float" office:value="0.00000071827856107376" calcext:value-type="float">
            <text:p>7.1827856107376E-07</text:p>
          </table:table-cell>
          <table:table-cell table:formula="of:=[.$U$3]*[.U203]" office:value-type="float" office:value="2.57376062643586" calcext:value-type="float">
            <text:p>2.5737606264</text:p>
          </table:table-cell>
          <table:table-cell table:formula="of:=([.$U$3]*[.V203]*[.$U$3])+[.$S$3]" office:value-type="float" office:value="1.43308183405113" calcext:value-type="float">
            <text:p>1.4330818341</text:p>
          </table:table-cell>
          <table:table-cell table:formula="of:=[.S204]/([.S204]+[.$Q$3])" office:value-type="float" office:value="0.588998616485093" calcext:value-type="float">
            <text:p>0.5889986165</text:p>
          </table:table-cell>
          <table:table-cell table:formula="of:=[.R204]+[.T204]*((([.L204]*[.A204])+[.D204])-[.R204])" office:value-type="float" office:value="3.00151375899708" calcext:value-type="float">
            <text:p>3.001513759</text:p>
          </table:table-cell>
          <table:table-cell table:formula="of:=(1-[.T204])*[.S204]" office:value-type="float" office:value="0.588998616485093" calcext:value-type="float">
            <text:p>0.5889986165</text:p>
          </table:table-cell>
          <table:table-cell table:formula="of:=[.D205]-[.U204]" office:value-type="float" office:value="-0.00151497443879434" calcext:value-type="float">
            <text:p>-0.001514974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4]+[.A205]" office:value-type="float" office:value="19.9" calcext:value-type="float">
            <text:p>19.9</text:p>
          </table:table-cell>
          <table:table-cell office:value-type="float" office:value="3" calcext:value-type="float">
            <text:p>3</text:p>
          </table:table-cell>
          <table:table-cell table:style-name="ce5" table:formula="of:=[.D204]*0.8+[.P204]*0.2" office:value-type="float" office:value="2.99999878455828" calcext:value-type="float">
            <text:p>2.999999</text:p>
          </table:table-cell>
          <table:table-cell table:style-name="ce5" table:formula="of:=[.C205]-[.D205]" office:value-type="float" office:value="0.00000121544171660659" calcext:value-type="float">
            <text:p>0.000001</text:p>
          </table:table-cell>
          <table:table-cell table:style-name="ce5" table:formula="of:=ABS([.E205])" office:value-type="float" office:value="0.00000121544171660659" calcext:value-type="float">
            <text:p>0.000001</text:p>
          </table:table-cell>
          <table:table-cell table:style-name="ce5" table:formula="of:=[.$E$2]*[.E205]" office:value-type="float" office:value="0.00000729265029963955" calcext:value-type="float">
            <text:p>0.000007</text:p>
          </table:table-cell>
          <table:table-cell table:style-name="ce5" table:formula="of:=[.H204]+([.E205]*[.A205])" office:value-type="float" office:value="0.299999211630065" calcext:value-type="float">
            <text:p>0.299999</text:p>
          </table:table-cell>
          <table:table-cell table:style-name="ce5" table:formula="of:=[.H205]*[.$G$2]" office:value-type="float" office:value="2.99999211630065" calcext:value-type="float">
            <text:p>2.999992</text:p>
          </table:table-cell>
          <table:table-cell table:style-name="ce5" table:formula="of:=([.E205]-[.E204])/[.A205]" office:value-type="float" office:value="-0.00000187386466343753" calcext:value-type="float">
            <text:p>-0.000002</text:p>
          </table:table-cell>
          <table:table-cell table:style-name="ce5" table:formula="of:=[.J205]*[.$I$2]" office:value-type="float" office:value="0.000000187386466343753" calcext:value-type="float">
            <text:p>0.000000</text:p>
          </table:table-cell>
          <table:table-cell table:style-name="ce5" table:formula="of:=[.G205]+[.I205]+[.K205]" office:value-type="float" office:value="2.99999959633741" calcext:value-type="float">
            <text:p>3.000000</text:p>
          </table:table-cell>
          <table:table-cell table:style-name="ce5" table:formula="of:=-[.L205]/8" office:value-type="float" office:value="-0.374999949542177" calcext:value-type="float">
            <text:p>-0.375000</text:p>
          </table:table-cell>
          <table:table-cell table:formula="of:=IF([.U205]&gt;[.$C$2];1;0)" office:value-type="float" office:value="0" calcext:value-type="float">
            <text:p>0.00</text:p>
          </table:table-cell>
          <table:table-cell table:style-name="ce7" table:formula="of:=IF([.D205]&gt;[.$C$2];1;0)" office:value-type="float" office:value="0" calcext:value-type="float">
            <text:p>0.00</text:p>
          </table:table-cell>
          <table:table-cell table:style-name="ce5" table:formula="of:=IF([.O205];[.M205];[.L205])" office:value-type="float" office:value="2.99999959633741" calcext:value-type="float">
            <text:p>3.000000</text:p>
          </table:table-cell>
          <table:table-cell table:formula="of:=([.P205]-[.P204])/[.A205]" office:value-type="float" office:value="0.00000062233265651912" calcext:value-type="float">
            <text:p>6.2233265651912E-07</text:p>
          </table:table-cell>
          <table:table-cell table:formula="of:=[.$U$3]*[.U204]" office:value-type="float" office:value="2.57376081668012" calcext:value-type="float">
            <text:p>2.5737608167</text:p>
          </table:table-cell>
          <table:table-cell table:formula="of:=([.$U$3]*[.V204]*[.$U$3])+[.$S$3]" office:value-type="float" office:value="1.43308183405113" calcext:value-type="float">
            <text:p>1.4330818341</text:p>
          </table:table-cell>
          <table:table-cell table:formula="of:=[.S205]/([.S205]+[.$Q$3])" office:value-type="float" office:value="0.588998616485093" calcext:value-type="float">
            <text:p>0.5889986165</text:p>
          </table:table-cell>
          <table:table-cell table:formula="of:=[.R205]+[.T205]*((([.L205]*[.A205])+[.D205])-[.R205])" office:value-type="float" office:value="3.00151395122363" calcext:value-type="float">
            <text:p>3.0015139512</text:p>
          </table:table-cell>
          <table:table-cell table:formula="of:=(1-[.T205])*[.S205]" office:value-type="float" office:value="0.588998616485093" calcext:value-type="float">
            <text:p>0.5889986165</text:p>
          </table:table-cell>
          <table:table-cell table:formula="of:=[.D206]-[.U205]" office:value-type="float" office:value="-0.00151500430952556" calcext:value-type="float">
            <text:p>-0.001515004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5]+[.A206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5" table:formula="of:=[.D205]*0.8+[.P205]*0.2" office:value-type="float" office:value="2.99999894691411" calcext:value-type="float">
            <text:p>2.999999</text:p>
          </table:table-cell>
          <table:table-cell table:style-name="ce5" table:formula="of:=[.C206]-[.D206]" office:value-type="float" office:value="0.00000105308589049002" calcext:value-type="float">
            <text:p>0.000001</text:p>
          </table:table-cell>
          <table:table-cell table:style-name="ce5" table:formula="of:=ABS([.E206])" office:value-type="float" office:value="0.00000105308589049002" calcext:value-type="float">
            <text:p>0.000001</text:p>
          </table:table-cell>
          <table:table-cell table:style-name="ce5" table:formula="of:=[.$E$2]*[.E206]" office:value-type="float" office:value="0.00000631851534294015" calcext:value-type="float">
            <text:p>0.000006</text:p>
          </table:table-cell>
          <table:table-cell table:style-name="ce5" table:formula="of:=[.H205]+([.E206]*[.A206])" office:value-type="float" office:value="0.299999316938654" calcext:value-type="float">
            <text:p>0.299999</text:p>
          </table:table-cell>
          <table:table-cell table:style-name="ce5" table:formula="of:=[.H206]*[.$G$2]" office:value-type="float" office:value="2.99999316938654" calcext:value-type="float">
            <text:p>2.999993</text:p>
          </table:table-cell>
          <table:table-cell table:style-name="ce5" table:formula="of:=([.E206]-[.E205])/[.A206]" office:value-type="float" office:value="-0.00000162355826116567" calcext:value-type="float">
            <text:p>-0.000002</text:p>
          </table:table-cell>
          <table:table-cell table:style-name="ce5" table:formula="of:=[.J206]*[.$I$2]" office:value-type="float" office:value="0.000000162355826116567" calcext:value-type="float">
            <text:p>0.000000</text:p>
          </table:table-cell>
          <table:table-cell table:style-name="ce5" table:formula="of:=[.G206]+[.I206]+[.K206]" office:value-type="float" office:value="2.99999965025771" calcext:value-type="float">
            <text:p>3.000000</text:p>
          </table:table-cell>
          <table:table-cell table:style-name="ce5" table:formula="of:=-[.L206]/8" office:value-type="float" office:value="-0.374999956282213" calcext:value-type="float">
            <text:p>-0.375000</text:p>
          </table:table-cell>
          <table:table-cell table:formula="of:=IF([.U206]&gt;[.$C$2];1;0)" office:value-type="float" office:value="0" calcext:value-type="float">
            <text:p>0.00</text:p>
          </table:table-cell>
          <table:table-cell table:style-name="ce7" table:formula="of:=IF([.D206]&gt;[.$C$2];1;0)" office:value-type="float" office:value="0" calcext:value-type="float">
            <text:p>0.00</text:p>
          </table:table-cell>
          <table:table-cell table:style-name="ce5" table:formula="of:=IF([.O206];[.M206];[.L206])" office:value-type="float" office:value="2.99999965025771" calcext:value-type="float">
            <text:p>3.000000</text:p>
          </table:table-cell>
          <table:table-cell table:formula="of:=([.P206]-[.P205])/[.A206]" office:value-type="float" office:value="0.000000539202940075256" calcext:value-type="float">
            <text:p>5.39202940075256E-07</text:p>
          </table:table-cell>
          <table:table-cell table:formula="of:=[.$U$3]*[.U205]" office:value-type="float" office:value="2.57376098151201" calcext:value-type="float">
            <text:p>2.5737609815</text:p>
          </table:table-cell>
          <table:table-cell table:formula="of:=([.$U$3]*[.V205]*[.$U$3])+[.$S$3]" office:value-type="float" office:value="1.43308183405113" calcext:value-type="float">
            <text:p>1.4330818341</text:p>
          </table:table-cell>
          <table:table-cell table:formula="of:=[.S206]/([.S206]+[.$Q$3])" office:value-type="float" office:value="0.588998616485093" calcext:value-type="float">
            <text:p>0.5889986165</text:p>
          </table:table-cell>
          <table:table-cell table:formula="of:=[.R206]+[.T206]*((([.L206]*[.A206])+[.D206])-[.R206])" office:value-type="float" office:value="3.00151411777302" calcext:value-type="float">
            <text:p>3.0015141178</text:p>
          </table:table-cell>
          <table:table-cell table:formula="of:=(1-[.T206])*[.S206]" office:value-type="float" office:value="0.588998616485093" calcext:value-type="float">
            <text:p>0.5889986165</text:p>
          </table:table-cell>
          <table:table-cell table:formula="of:=[.D207]-[.U206]" office:value-type="float" office:value="-0.00151503019019472" calcext:value-type="float">
            <text:p>-0.001515030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6]+[.A207]" office:value-type="float" office:value="20.1" calcext:value-type="float">
            <text:p>20.1</text:p>
          </table:table-cell>
          <table:table-cell office:value-type="float" office:value="3" calcext:value-type="float">
            <text:p>3</text:p>
          </table:table-cell>
          <table:table-cell table:style-name="ce5" table:formula="of:=[.D206]*0.8+[.P206]*0.2" office:value-type="float" office:value="2.99999908758283" calcext:value-type="float">
            <text:p>2.999999</text:p>
          </table:table-cell>
          <table:table-cell table:style-name="ce5" table:formula="of:=[.C207]-[.D207]" office:value-type="float" office:value="0.000000912417170706448" calcext:value-type="float">
            <text:p>0.000001</text:p>
          </table:table-cell>
          <table:table-cell table:style-name="ce5" table:formula="of:=ABS([.E207])" office:value-type="float" office:value="0.000000912417170706448" calcext:value-type="float">
            <text:p>0.000001</text:p>
          </table:table-cell>
          <table:table-cell table:style-name="ce5" table:formula="of:=[.$E$2]*[.E207]" office:value-type="float" office:value="0.00000547450302423869" calcext:value-type="float">
            <text:p>0.000005</text:p>
          </table:table-cell>
          <table:table-cell table:style-name="ce5" table:formula="of:=[.H206]+([.E207]*[.A207])" office:value-type="float" office:value="0.299999408180371" calcext:value-type="float">
            <text:p>0.299999</text:p>
          </table:table-cell>
          <table:table-cell table:style-name="ce5" table:formula="of:=[.H207]*[.$G$2]" office:value-type="float" office:value="2.99999408180371" calcext:value-type="float">
            <text:p>2.999994</text:p>
          </table:table-cell>
          <table:table-cell table:style-name="ce5" table:formula="of:=([.E207]-[.E206])/[.A207]" office:value-type="float" office:value="-0.00000140668719783577" calcext:value-type="float">
            <text:p>-0.000001</text:p>
          </table:table-cell>
          <table:table-cell table:style-name="ce5" table:formula="of:=[.J207]*[.$I$2]" office:value-type="float" office:value="0.000000140668719783577" calcext:value-type="float">
            <text:p>0.000000</text:p>
          </table:table-cell>
          <table:table-cell table:style-name="ce5" table:formula="of:=[.G207]+[.I207]+[.K207]" office:value-type="float" office:value="2.99999969697545" calcext:value-type="float">
            <text:p>3.000000</text:p>
          </table:table-cell>
          <table:table-cell table:style-name="ce5" table:formula="of:=-[.L207]/8" office:value-type="float" office:value="-0.374999962121932" calcext:value-type="float">
            <text:p>-0.375000</text:p>
          </table:table-cell>
          <table:table-cell table:formula="of:=IF([.U207]&gt;[.$C$2];1;0)" office:value-type="float" office:value="0" calcext:value-type="float">
            <text:p>0.00</text:p>
          </table:table-cell>
          <table:table-cell table:style-name="ce7" table:formula="of:=IF([.D207]&gt;[.$C$2];1;0)" office:value-type="float" office:value="0" calcext:value-type="float">
            <text:p>0.00</text:p>
          </table:table-cell>
          <table:table-cell table:style-name="ce5" table:formula="of:=IF([.O207];[.M207];[.L207])" office:value-type="float" office:value="2.99999969697545" calcext:value-type="float">
            <text:p>3.000000</text:p>
          </table:table-cell>
          <table:table-cell table:formula="of:=([.P207]-[.P206])/[.A207]" office:value-type="float" office:value="0.00000046717745671998" calcext:value-type="float">
            <text:p>4.6717745671998E-07</text:p>
          </table:table-cell>
          <table:table-cell table:formula="of:=[.$U$3]*[.U206]" office:value-type="float" office:value="2.57376112432605" calcext:value-type="float">
            <text:p>2.5737611243</text:p>
          </table:table-cell>
          <table:table-cell table:formula="of:=([.$U$3]*[.V206]*[.$U$3])+[.$S$3]" office:value-type="float" office:value="1.43308183405113" calcext:value-type="float">
            <text:p>1.4330818341</text:p>
          </table:table-cell>
          <table:table-cell table:formula="of:=[.S207]/([.S207]+[.$Q$3])" office:value-type="float" office:value="0.588998616485093" calcext:value-type="float">
            <text:p>0.5889986165</text:p>
          </table:table-cell>
          <table:table-cell table:formula="of:=[.R207]+[.T207]*((([.L207]*[.A207])+[.D207])-[.R207])" office:value-type="float" office:value="3.00151426207514" calcext:value-type="float">
            <text:p>3.0015142621</text:p>
          </table:table-cell>
          <table:table-cell table:formula="of:=(1-[.T207])*[.S207]" office:value-type="float" office:value="0.588998616485093" calcext:value-type="float">
            <text:p>0.5889986165</text:p>
          </table:table-cell>
          <table:table-cell table:formula="of:=[.D208]-[.U207]" office:value-type="float" office:value="-0.00151505261378615" calcext:value-type="float">
            <text:p>-0.001515052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7]+[.A208]" office:value-type="float" office:value="20.2" calcext:value-type="float">
            <text:p>20.2</text:p>
          </table:table-cell>
          <table:table-cell office:value-type="float" office:value="3" calcext:value-type="float">
            <text:p>3</text:p>
          </table:table-cell>
          <table:table-cell table:style-name="ce5" table:formula="of:=[.D207]*0.8+[.P207]*0.2" office:value-type="float" office:value="2.99999920946135" calcext:value-type="float">
            <text:p>2.999999</text:p>
          </table:table-cell>
          <table:table-cell table:style-name="ce5" table:formula="of:=[.C208]-[.D208]" office:value-type="float" office:value="0.000000790538646100458" calcext:value-type="float">
            <text:p>0.000001</text:p>
          </table:table-cell>
          <table:table-cell table:style-name="ce5" table:formula="of:=ABS([.E208])" office:value-type="float" office:value="0.000000790538646100458" calcext:value-type="float">
            <text:p>0.000001</text:p>
          </table:table-cell>
          <table:table-cell table:style-name="ce5" table:formula="of:=[.$E$2]*[.E208]" office:value-type="float" office:value="0.00000474323187660275" calcext:value-type="float">
            <text:p>0.000005</text:p>
          </table:table-cell>
          <table:table-cell table:style-name="ce5" table:formula="of:=[.H207]+([.E208]*[.A208])" office:value-type="float" office:value="0.299999487234236" calcext:value-type="float">
            <text:p>0.299999</text:p>
          </table:table-cell>
          <table:table-cell table:style-name="ce5" table:formula="of:=[.H208]*[.$G$2]" office:value-type="float" office:value="2.99999487234236" calcext:value-type="float">
            <text:p>2.999995</text:p>
          </table:table-cell>
          <table:table-cell table:style-name="ce5" table:formula="of:=([.E208]-[.E207])/[.A208]" office:value-type="float" office:value="-0.00000121878524605989" calcext:value-type="float">
            <text:p>-0.000001</text:p>
          </table:table-cell>
          <table:table-cell table:style-name="ce5" table:formula="of:=[.J208]*[.$I$2]" office:value-type="float" office:value="0.000000121878524605989" calcext:value-type="float">
            <text:p>0.000000</text:p>
          </table:table-cell>
          <table:table-cell table:style-name="ce5" table:formula="of:=[.G208]+[.I208]+[.K208]" office:value-type="float" office:value="2.99999973745276" calcext:value-type="float">
            <text:p>3.000000</text:p>
          </table:table-cell>
          <table:table-cell table:style-name="ce5" table:formula="of:=-[.L208]/8" office:value-type="float" office:value="-0.374999967181595" calcext:value-type="float">
            <text:p>-0.375000</text:p>
          </table:table-cell>
          <table:table-cell table:formula="of:=IF([.U208]&gt;[.$C$2];1;0)" office:value-type="float" office:value="0" calcext:value-type="float">
            <text:p>0.00</text:p>
          </table:table-cell>
          <table:table-cell table:style-name="ce7" table:formula="of:=IF([.D208]&gt;[.$C$2];1;0)" office:value-type="float" office:value="0" calcext:value-type="float">
            <text:p>0.00</text:p>
          </table:table-cell>
          <table:table-cell table:style-name="ce5" table:formula="of:=IF([.O208];[.M208];[.L208])" office:value-type="float" office:value="2.99999973745276" calcext:value-type="float">
            <text:p>3.000000</text:p>
          </table:table-cell>
          <table:table-cell table:formula="of:=([.P208]-[.P207])/[.A208]" office:value-type="float" office:value="0.000000404773032869343" calcext:value-type="float">
            <text:p>4.04773032869343E-07</text:p>
          </table:table-cell>
          <table:table-cell table:formula="of:=[.$U$3]*[.U207]" office:value-type="float" office:value="2.57376124806332" calcext:value-type="float">
            <text:p>2.5737612481</text:p>
          </table:table-cell>
          <table:table-cell table:formula="of:=([.$U$3]*[.V207]*[.$U$3])+[.$S$3]" office:value-type="float" office:value="1.43308183405113" calcext:value-type="float">
            <text:p>1.4330818341</text:p>
          </table:table-cell>
          <table:table-cell table:formula="of:=[.S208]/([.S208]+[.$Q$3])" office:value-type="float" office:value="0.588998616485093" calcext:value-type="float">
            <text:p>0.5889986165</text:p>
          </table:table-cell>
          <table:table-cell table:formula="of:=[.R208]+[.T208]*((([.L208]*[.A208])+[.D208])-[.R208])" office:value-type="float" office:value="3.00151438710172" calcext:value-type="float">
            <text:p>3.0015143871</text:p>
          </table:table-cell>
          <table:table-cell table:formula="of:=(1-[.T208])*[.S208]" office:value-type="float" office:value="0.588998616485093" calcext:value-type="float">
            <text:p>0.5889986165</text:p>
          </table:table-cell>
          <table:table-cell table:formula="of:=[.D209]-[.U208]" office:value-type="float" office:value="-0.00151507204208645" calcext:value-type="float">
            <text:p>-0.00151507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8]+[.A209]"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style-name="ce5" table:formula="of:=[.D208]*0.8+[.P208]*0.2" office:value-type="float" office:value="2.99999931505963" calcext:value-type="float">
            <text:p>2.999999</text:p>
          </table:table-cell>
          <table:table-cell table:style-name="ce5" table:formula="of:=[.C209]-[.D209]" office:value-type="float" office:value="0.000000684940365314191" calcext:value-type="float">
            <text:p>0.000001</text:p>
          </table:table-cell>
          <table:table-cell table:style-name="ce5" table:formula="of:=ABS([.E209])" office:value-type="float" office:value="0.000000684940365314191" calcext:value-type="float">
            <text:p>0.000001</text:p>
          </table:table-cell>
          <table:table-cell table:style-name="ce5" table:formula="of:=[.$E$2]*[.E209]" office:value-type="float" office:value="0.00000410964219188514" calcext:value-type="float">
            <text:p>0.000004</text:p>
          </table:table-cell>
          <table:table-cell table:style-name="ce5" table:formula="of:=[.H208]+([.E209]*[.A209])" office:value-type="float" office:value="0.299999555728272" calcext:value-type="float">
            <text:p>0.300000</text:p>
          </table:table-cell>
          <table:table-cell table:style-name="ce5" table:formula="of:=[.H209]*[.$G$2]" office:value-type="float" office:value="2.99999555728272" calcext:value-type="float">
            <text:p>2.999996</text:p>
          </table:table-cell>
          <table:table-cell table:style-name="ce5" table:formula="of:=([.E209]-[.E208])/[.A209]" office:value-type="float" office:value="-0.00000105598280786268" calcext:value-type="float">
            <text:p>-0.000001</text:p>
          </table:table-cell>
          <table:table-cell table:style-name="ce5" table:formula="of:=[.J209]*[.$I$2]" office:value-type="float" office:value="0.000000105598280786268" calcext:value-type="float">
            <text:p>0.000000</text:p>
          </table:table-cell>
          <table:table-cell table:style-name="ce5" table:formula="of:=[.G209]+[.I209]+[.K209]" office:value-type="float" office:value="2.99999977252319" calcext:value-type="float">
            <text:p>3.000000</text:p>
          </table:table-cell>
          <table:table-cell table:style-name="ce5" table:formula="of:=-[.L209]/8" office:value-type="float" office:value="-0.374999971565399" calcext:value-type="float">
            <text:p>-0.375000</text:p>
          </table:table-cell>
          <table:table-cell table:formula="of:=IF([.U209]&gt;[.$C$2];1;0)" office:value-type="float" office:value="0" calcext:value-type="float">
            <text:p>0.00</text:p>
          </table:table-cell>
          <table:table-cell table:style-name="ce7" table:formula="of:=IF([.D209]&gt;[.$C$2];1;0)" office:value-type="float" office:value="0" calcext:value-type="float">
            <text:p>0.00</text:p>
          </table:table-cell>
          <table:table-cell table:style-name="ce5" table:formula="of:=IF([.O209];[.M209];[.L209])" office:value-type="float" office:value="2.99999977252319" calcext:value-type="float">
            <text:p>3.000000</text:p>
          </table:table-cell>
          <table:table-cell table:formula="of:=([.P209]-[.P208])/[.A209]" office:value-type="float" office:value="0.000000350704367768628" calcext:value-type="float">
            <text:p>3.50704367768628E-07</text:p>
          </table:table-cell>
          <table:table-cell table:formula="of:=[.$U$3]*[.U208]" office:value-type="float" office:value="2.57376135527206" calcext:value-type="float">
            <text:p>2.5737613553</text:p>
          </table:table-cell>
          <table:table-cell table:formula="of:=([.$U$3]*[.V208]*[.$U$3])+[.$S$3]" office:value-type="float" office:value="1.43308183405113" calcext:value-type="float">
            <text:p>1.4330818341</text:p>
          </table:table-cell>
          <table:table-cell table:formula="of:=[.S209]/([.S209]+[.$Q$3])" office:value-type="float" office:value="0.588998616485093" calcext:value-type="float">
            <text:p>0.5889986165</text:p>
          </table:table-cell>
          <table:table-cell table:formula="of:=[.R209]+[.T209]*((([.L209]*[.A209])+[.D209])-[.R209])" office:value-type="float" office:value="3.00151449542755" calcext:value-type="float">
            <text:p>3.0015144954</text:p>
          </table:table-cell>
          <table:table-cell table:formula="of:=(1-[.T209])*[.S209]" office:value-type="float" office:value="0.588998616485093" calcext:value-type="float">
            <text:p>0.5889986165</text:p>
          </table:table-cell>
          <table:table-cell table:formula="of:=[.D210]-[.U209]" office:value-type="float" office:value="-0.00151508887520091" calcext:value-type="float">
            <text:p>-0.001515088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9]+[.A210]" office:value-type="float" office:value="20.4" calcext:value-type="float">
            <text:p>20.4</text:p>
          </table:table-cell>
          <table:table-cell office:value-type="float" office:value="3" calcext:value-type="float">
            <text:p>3</text:p>
          </table:table-cell>
          <table:table-cell table:style-name="ce5" table:formula="of:=[.D209]*0.8+[.P209]*0.2" office:value-type="float" office:value="2.99999940655235" calcext:value-type="float">
            <text:p>2.999999</text:p>
          </table:table-cell>
          <table:table-cell table:style-name="ce5" table:formula="of:=[.C210]-[.D210]" office:value-type="float" office:value="0.000000593447653240986" calcext:value-type="float">
            <text:p>0.000001</text:p>
          </table:table-cell>
          <table:table-cell table:style-name="ce5" table:formula="of:=ABS([.E210])" office:value-type="float" office:value="0.000000593447653240986" calcext:value-type="float">
            <text:p>0.000001</text:p>
          </table:table-cell>
          <table:table-cell table:style-name="ce5" table:formula="of:=[.$E$2]*[.E210]" office:value-type="float" office:value="0.00000356068591944592" calcext:value-type="float">
            <text:p>0.000004</text:p>
          </table:table-cell>
          <table:table-cell table:style-name="ce5" table:formula="of:=[.H209]+([.E210]*[.A210])" office:value-type="float" office:value="0.299999615073037" calcext:value-type="float">
            <text:p>0.300000</text:p>
          </table:table-cell>
          <table:table-cell table:style-name="ce5" table:formula="of:=[.H210]*[.$G$2]" office:value-type="float" office:value="2.99999615073037" calcext:value-type="float">
            <text:p>2.999996</text:p>
          </table:table-cell>
          <table:table-cell table:style-name="ce5" table:formula="of:=([.E210]-[.E209])/[.A210]" office:value-type="float" office:value="-0.000000914927120732045" calcext:value-type="float">
            <text:p>-0.000001</text:p>
          </table:table-cell>
          <table:table-cell table:style-name="ce5" table:formula="of:=[.J210]*[.$I$2]" office:value-type="float" office:value="0.0000000914927120732045" calcext:value-type="float">
            <text:p>0.000000</text:p>
          </table:table-cell>
          <table:table-cell table:style-name="ce5" table:formula="of:=[.G210]+[.I210]+[.K210]" office:value-type="float" office:value="2.99999980290901" calcext:value-type="float">
            <text:p>3.000000</text:p>
          </table:table-cell>
          <table:table-cell table:style-name="ce5" table:formula="of:=-[.L210]/8" office:value-type="float" office:value="-0.374999975363626" calcext:value-type="float">
            <text:p>-0.375000</text:p>
          </table:table-cell>
          <table:table-cell table:formula="of:=IF([.U210]&gt;[.$C$2];1;0)" office:value-type="float" office:value="0" calcext:value-type="float">
            <text:p>0.00</text:p>
          </table:table-cell>
          <table:table-cell table:style-name="ce7" table:formula="of:=IF([.D210]&gt;[.$C$2];1;0)" office:value-type="float" office:value="0" calcext:value-type="float">
            <text:p>0.00</text:p>
          </table:table-cell>
          <table:table-cell table:style-name="ce5" table:formula="of:=IF([.O210];[.M210];[.L210])" office:value-type="float" office:value="2.99999980290901" calcext:value-type="float">
            <text:p>3.000000</text:p>
          </table:table-cell>
          <table:table-cell table:formula="of:=([.P210]-[.P209])/[.A210]" office:value-type="float" office:value="0.000000303858125327849" calcext:value-type="float">
            <text:p>3.03858125327849E-07</text:p>
          </table:table-cell>
          <table:table-cell table:formula="of:=[.$U$3]*[.U209]" office:value-type="float" office:value="2.57376144816012" calcext:value-type="float">
            <text:p>2.5737614482</text:p>
          </table:table-cell>
          <table:table-cell table:formula="of:=([.$U$3]*[.V209]*[.$U$3])+[.$S$3]" office:value-type="float" office:value="1.43308183405113" calcext:value-type="float">
            <text:p>1.4330818341</text:p>
          </table:table-cell>
          <table:table-cell table:formula="of:=[.S210]/([.S210]+[.$Q$3])" office:value-type="float" office:value="0.588998616485093" calcext:value-type="float">
            <text:p>0.5889986165</text:p>
          </table:table-cell>
          <table:table-cell table:formula="of:=[.R210]+[.T210]*((([.L210]*[.A210])+[.D210])-[.R210])" office:value-type="float" office:value="3.00151458928347" calcext:value-type="float">
            <text:p>3.0015145893</text:p>
          </table:table-cell>
          <table:table-cell table:formula="of:=(1-[.T210])*[.S210]" office:value-type="float" office:value="0.588998616485093" calcext:value-type="float">
            <text:p>0.5889986165</text:p>
          </table:table-cell>
          <table:table-cell table:formula="of:=[.D211]-[.U210]" office:value-type="float" office:value="-3.00151458928347" calcext:value-type="float">
            <text:p>-3.0015145893</text:p>
          </table:table-cell>
          <table:table-cell table:number-columns-repeated="1001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/00/0000</text:date>, <text:time style:data-style-name="N2" text:time-value="05:05:54.760495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1:11:58.424082167</meta:creation-date>
    <meta:generator>LibreOffice/5.1.6.2$Linux_X86_64 LibreOffice_project/10m0$Build-2</meta:generator>
    <dc:date>2019-08-18T18:51:11.454320987</dc:date>
    <meta:editing-duration>PT8H40M54S</meta:editing-duration>
    <meta:editing-cycles>23</meta:editing-cycles>
    <meta:document-statistic meta:table-count="3" meta:cell-count="57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PID.B4:PID.D54 PID.C3:PID.D3" chart:data-source-has-labels="row" svg:x="0.32cm" svg:y="0.18cm" svg:width="11.952cm" svg:height="8.64cm">
          <chartooo:coordinate-region svg:x="0.862cm" svg:y="0.38cm" svg:width="11.091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C4:PID.C54" chart:label-cell-address="PID.C3:PID.C3" chart:class="chart:scatter">
            <chart:domain table:cell-range-address="PID.B4:PID.B54"/>
            <chart:data-point chart:repeated="51"/>
          </chart:series>
          <chart:series chart:style-name="ch7" chart:values-cell-range-address="PID.D4:PID.D54" chart:label-cell-address="PID.D3:PID.D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 Value</text:p>
                <draw:g>
                  <svg:desc>PID.C3:PID.C3</svg:desc>
                </draw:g>
              </table:table-cell>
              <table:table-cell office:value-type="string">
                <text:p>Current Value</text:p>
                <draw:g>
                  <svg:desc>PID.D3:PID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B4:PID.B54</svg:desc>
                </draw:g>
              </table:table-cell>
              <table:table-cell office:value-type="float" office:value="5">
                <text:p>5</text:p>
                <draw:g>
                  <svg:desc>PID.C4:PID.C54</svg:desc>
                </draw:g>
              </table:table-cell>
              <table:table-cell office:value-type="float" office:value="0">
                <text:p>0</text:p>
                <draw:g>
                  <svg:desc>PID.D4:PID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5">
                <text:p>5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5">
                <text:p>5</text:p>
              </table:table-cell>
              <table:table-cell office:value-type="float" office:value="-1.186125">
                <text:p>-1.18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">
                <text:p>5</text:p>
              </table:table-cell>
              <table:table-cell office:value-type="float" office:value="8.938464375">
                <text:p>8.93846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2.754105496875">
                <text:p>2.7541054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4.92942229635937">
                <text:p>4.92942229635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5.88073073952118">
                <text:p>5.88073073952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5">
                <text:p>5</text:p>
              </table:table-cell>
              <table:table-cell office:value-type="float" office:value="3.18625261633798">
                <text:p>3.18625261633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  <table:table-cell office:value-type="float" office:value="6.36208634181882">
                <text:p>6.3620863418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5">
                <text:p>5</text:p>
              </table:table-cell>
              <table:table-cell office:value-type="float" office:value="3.67951867755092">
                <text:p>3.67951867755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41241517358638">
                <text:p>5.41241517358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  <table:table-cell office:value-type="float" office:value="4.73394557399414">
                <text:p>4.73394557399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4.59232828351683">
                <text:p>4.59232828351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5">
                <text:p>5</text:p>
              </table:table-cell>
              <table:table-cell office:value-type="float" office:value="5.2447344302217">
                <text:p>5.2447344302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5">
                <text:p>5</text:p>
              </table:table-cell>
              <table:table-cell office:value-type="float" office:value="4.44454684932174">
                <text:p>4.44454684932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5.16221811606308">
                <text:p>5.16221811606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5">
                <text:p>5</text:p>
              </table:table-cell>
              <table:table-cell office:value-type="float" office:value="4.69112958862412">
                <text:p>4.69112958862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  <table:table-cell office:value-type="float" office:value="4.90630762252553">
                <text:p>4.90630762252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5">
                <text:p>5</text:p>
              </table:table-cell>
              <table:table-cell office:value-type="float" office:value="4.92431103761707">
                <text:p>4.92431103761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  <table:table-cell office:value-type="float" office:value="4.77738473140828">
                <text:p>4.7773847314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  <table:table-cell office:value-type="float" office:value="4.98623455602255">
                <text:p>4.98623455602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4.80360856825049">
                <text:p>4.80360856825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5">
                <text:p>5</text:p>
              </table:table-cell>
              <table:table-cell office:value-type="float" office:value="4.93888607184292">
                <text:p>4.9388860718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5">
                <text:p>5</text:p>
              </table:table-cell>
              <table:table-cell office:value-type="float" office:value="4.88064480847754">
                <text:p>4.88064480847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0">
                <text:p>10</text:p>
              </table:table-cell>
              <table:table-cell office:value-type="float" office:value="4.88835902807636">
                <text:p>4.88835902807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16.1024301229045">
                <text:p>16.1024301229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0">
                <text:p>10</text:p>
              </table:table-cell>
              <table:table-cell office:value-type="float" office:value="3.69389077340371">
                <text:p>3.69389077340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0">
                <text:p>10</text:p>
              </table:table-cell>
              <table:table-cell office:value-type="float" office:value="13.8711994018695">
                <text:p>13.8711994018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0">
                <text:p>10</text:p>
              </table:table-cell>
              <table:table-cell office:value-type="float" office:value="7.65474632715562">
                <text:p>7.65474632715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0">
                <text:p>10</text:p>
              </table:table-cell>
              <table:table-cell office:value-type="float" office:value="9.85176775463921">
                <text:p>9.85176775463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  <table:table-cell office:value-type="float" office:value="10.8035910878906">
                <text:p>10.8035910878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0">
                <text:p>10</text:p>
              </table:table-cell>
              <table:table-cell office:value-type="float" office:value="8.10434429621574">
                <text:p>8.10434429621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0">
                <text:p>10</text:p>
              </table:table-cell>
              <table:table-cell office:value-type="float" office:value="11.2959611617727">
                <text:p>11.2959611617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0">
                <text:p>10</text:p>
              </table:table-cell>
              <table:table-cell office:value-type="float" office:value="8.60350642103262">
                <text:p>8.60350642103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0">
                <text:p>10</text:p>
              </table:table-cell>
              <table:table-cell office:value-type="float" office:value="10.3488192622644">
                <text:p>10.3488192622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0">
                <text:p>10</text:p>
              </table:table-cell>
              <table:table-cell office:value-type="float" office:value="9.66773423012804">
                <text:p>9.6677342301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0">
                <text:p>10</text:p>
              </table:table-cell>
              <table:table-cell office:value-type="float" office:value="9.52986554241442">
                <text:p>9.529865542414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0">
                <text:p>10</text:p>
              </table:table-cell>
              <table:table-cell office:value-type="float" office:value="10.1864462964319">
                <text:p>10.1864462964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0">
                <text:p>10</text:p>
              </table:table-cell>
              <table:table-cell office:value-type="float" office:value="9.38545829227095">
                <text:p>9.38545829227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0">
                <text:p>10</text:p>
              </table:table-cell>
              <table:table-cell office:value-type="float" office:value="10.1087053589494">
                <text:p>10.1087053589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9.63719844575233">
                <text:p>9.63719844575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0">
                <text:p>10</text:p>
              </table:table-cell>
              <table:table-cell office:value-type="float" office:value="9.85596927710892">
                <text:p>9.85596927710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0">
                <text:p>10</text:p>
              </table:table-cell>
              <table:table-cell office:value-type="float" office:value="9.87554607223811">
                <text:p>9.87554607223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0">
                <text:p>10</text:p>
              </table:table-cell>
              <table:table-cell office:value-type="float" office:value="9.73019299669035">
                <text:p>9.73019299669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0">
                <text:p>10</text:p>
              </table:table-cell>
              <table:table-cell office:value-type="float" office:value="9.94166940242836">
                <text:p>9.94166940242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0">
                <text:p>10</text:p>
              </table:table-cell>
              <table:table-cell office:value-type="float" office:value="9.75996974205335">
                <text:p>9.75996974205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0">
                <text:p>10</text:p>
              </table:table-cell>
              <table:table-cell office:value-type="float" office:value="9.89765043687122">
                <text:p>9.89765043687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0">
                <text:p>10</text:p>
              </table:table-cell>
              <table:table-cell office:value-type="float" office:value="9.84062756189181">
                <text:p>9.84062756189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0">
                <text:p>10</text:p>
              </table:table-cell>
              <table:table-cell office:value-type="float" office:value="9.85006370774972">
                <text:p>9.85006370774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0">
                <text:p>10</text:p>
              </table:table-cell>
              <table:table-cell office:value-type="float" office:value="9.89071659912893">
                <text:p>9.890716599128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.84456882536718">
                <text:p>9.84456882536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684cm" svg:height="14.167cm" xlink:href=".." xlink:type="simple" chart:class="chart:scatter" chart:style-name="ch1">
        <chart:legend chart:legend-position="end" svg:x="31.276cm" svg:y="6.535cm" style:legend-expansion="high" chart:style-name="ch2"/>
        <chart:plot-area chart:style-name="ch3" table:cell-range-address="PID.B4:PID.B54 PID.D3:PID.D54 PID.P3:PID.P54" chart:data-source-has-labels="row" svg:x="0.693cm" svg:y="0.283cm" svg:width="29.89cm" svg:height="13.601cm">
          <chartooo:coordinate-region svg:x="1.235cm" svg:y="0.482cm" svg:width="29.029cm" svg:height="13.2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D4:PID.D54" chart:label-cell-address="PID.D3:PID.D3" chart:class="chart:scatter">
            <chart:domain table:cell-range-address="PID.B4:PID.B54"/>
            <chart:data-point chart:repeated="51"/>
          </chart:series>
          <chart:series chart:style-name="ch7" chart:values-cell-range-address="PID.P4:PID.P54" chart:label-cell-address="PID.P3:PID.P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rent Value</text:p>
                <draw:g>
                  <svg:desc>PID.D3:PID.D3</svg:desc>
                </draw:g>
              </table:table-cell>
              <table:table-cell office:value-type="string">
                <text:p>xk</text:p>
                <draw:g>
                  <svg:desc>PID.P3:PID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B4:PID.B54</svg:desc>
                </draw:g>
              </table:table-cell>
              <table:table-cell office:value-type="float" office:value="0">
                <text:p>0</text:p>
                <draw:g>
                  <svg:desc>PID.D4:PID.D54</svg:desc>
                </draw:g>
              </table:table-cell>
              <table:table-cell office:value-type="float" office:value="7.45">
                <text:p>7.45</text:p>
                <draw:g>
                  <svg:desc>PID.P4:PID.P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1.175">
                <text:p>11.175</text:p>
              </table:table-cell>
              <table:table-cell office:value-type="float" office:value="5.17463921708716">
                <text:p>5.17463921708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186125">
                <text:p>-1.186125</text:p>
              </table:table-cell>
              <table:table-cell office:value-type="float" office:value="4.94178768957488">
                <text:p>4.94178768957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8.938464375">
                <text:p>8.938464375</text:p>
              </table:table-cell>
              <table:table-cell office:value-type="float" office:value="5.21374318045008">
                <text:p>5.21374318045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754105496875">
                <text:p>2.754105496875</text:p>
              </table:table-cell>
              <table:table-cell office:value-type="float" office:value="4.46989756495925">
                <text:p>4.4698975649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4.92942229635937">
                <text:p>4.92942229635937</text:p>
              </table:table-cell>
              <table:table-cell office:value-type="float" office:value="5.17560267277245">
                <text:p>5.1756026727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5.88073073952118">
                <text:p>5.88073073952118</text:p>
              </table:table-cell>
              <table:table-cell office:value-type="float" office:value="4.63006929290834">
                <text:p>4.63006929290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.18625261633798">
                <text:p>3.18625261633798</text:p>
              </table:table-cell>
              <table:table-cell office:value-type="float" office:value="4.94343590554485">
                <text:p>4.94343590554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6.36208634181882">
                <text:p>6.36208634181882</text:p>
              </table:table-cell>
              <table:table-cell office:value-type="float" office:value="4.87291297339322">
                <text:p>4.87291297339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.67951867755092">
                <text:p>3.67951867755092</text:p>
              </table:table-cell>
              <table:table-cell office:value-type="float" office:value="4.79215952312519">
                <text:p>4.79215952312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5.41241517358638">
                <text:p>5.41241517358638</text:p>
              </table:table-cell>
              <table:table-cell office:value-type="float" office:value="4.97227093652628">
                <text:p>4.97227093652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4.73394557399414">
                <text:p>4.73394557399414</text:p>
              </table:table-cell>
              <table:table-cell office:value-type="float" office:value="4.79458637230389">
                <text:p>4.79458637230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4.59232828351683">
                <text:p>4.59232828351683</text:p>
              </table:table-cell>
              <table:table-cell office:value-type="float" office:value="4.94848827751182">
                <text:p>4.94848827751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5.2447344302217">
                <text:p>5.2447344302217</text:p>
              </table:table-cell>
              <table:table-cell office:value-type="float" office:value="4.86799747897951">
                <text:p>4.86799747897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4.44454684932174">
                <text:p>4.44454684932174</text:p>
              </table:table-cell>
              <table:table-cell office:value-type="float" office:value="4.90148952457348">
                <text:p>4.90148952457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5.16221811606308">
                <text:p>5.16221811606308</text:p>
              </table:table-cell>
              <table:table-cell office:value-type="float" office:value="4.92523462120783">
                <text:p>4.92523462120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4.69112958862412">
                <text:p>4.69112958862412</text:p>
              </table:table-cell>
              <table:table-cell office:value-type="float" office:value="4.88885086742739">
                <text:p>4.88885086742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4.90630762252553">
                <text:p>4.90630762252553</text:p>
              </table:table-cell>
              <table:table-cell office:value-type="float" office:value="4.94189793396489">
                <text:p>4.94189793396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4.92431103761707">
                <text:p>4.92431103761707</text:p>
              </table:table-cell>
              <table:table-cell office:value-type="float" office:value="4.90795739780785">
                <text:p>4.90795739780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4.77738473140828">
                <text:p>4.77738473140828</text:p>
              </table:table-cell>
              <table:table-cell office:value-type="float" office:value="4.93747858340872">
                <text:p>4.93747858340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4.98623455602255">
                <text:p>4.98623455602255</text:p>
              </table:table-cell>
              <table:table-cell office:value-type="float" office:value="4.93350247780162">
                <text:p>4.9335024778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4.80360856825049">
                <text:p>4.80360856825049</text:p>
              </table:table-cell>
              <table:table-cell office:value-type="float" office:value="4.93502349757959">
                <text:p>4.93502349757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4.93888607184292">
                <text:p>4.93888607184292</text:p>
              </table:table-cell>
              <table:table-cell office:value-type="float" office:value="4.9497341139139">
                <text:p>4.9497341139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4.88064480847754">
                <text:p>4.88064480847754</text:p>
              </table:table-cell>
              <table:table-cell office:value-type="float" office:value="4.94195440633495">
                <text:p>4.941954406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4.88835902807636">
                <text:p>4.88835902807636</text:p>
              </table:table-cell>
              <table:table-cell office:value-type="float" office:value="9.30513214210609">
                <text:p>9.30513214210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6.1024301229045">
                <text:p>16.1024301229045</text:p>
              </table:table-cell>
              <table:table-cell office:value-type="float" office:value="9.0388023498004">
                <text:p>9.0388023498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69389077340371">
                <text:p>3.69389077340371</text:p>
              </table:table-cell>
              <table:table-cell office:value-type="float" office:value="9.52710361793195">
                <text:p>9.52710361793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3.8711994018695">
                <text:p>13.8711994018695</text:p>
              </table:table-cell>
              <table:table-cell office:value-type="float" office:value="10.0490276667752">
                <text:p>10.0490276667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7.65474632715562">
                <text:p>7.65474632715562</text:p>
              </table:table-cell>
              <table:table-cell office:value-type="float" office:value="9.39098253649692">
                <text:p>9.39098253649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9.85176775463921">
                <text:p>9.85176775463921</text:p>
              </table:table-cell>
              <table:table-cell office:value-type="float" office:value="10.1324477649923">
                <text:p>10.1324477649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0.8035910878906">
                <text:p>10.8035910878906</text:p>
              </table:table-cell>
              <table:table-cell office:value-type="float" office:value="9.59755006934356">
                <text:p>9.59755006934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8.10434429621574">
                <text:p>8.10434429621574</text:p>
              </table:table-cell>
              <table:table-cell office:value-type="float" office:value="9.91943432538176">
                <text:p>9.91943432538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1.2959611617727">
                <text:p>11.2959611617727</text:p>
              </table:table-cell>
              <table:table-cell office:value-type="float" office:value="9.85230626937076">
                <text:p>9.85230626937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8.60350642103262">
                <text:p>8.60350642103262</text:p>
              </table:table-cell>
              <table:table-cell office:value-type="float" office:value="9.77486428270804">
                <text:p>9.77486428270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0.3488192622644">
                <text:p>10.3488192622644</text:p>
              </table:table-cell>
              <table:table-cell office:value-type="float" office:value="9.95848427928122">
                <text:p>9.95848427928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9.66773423012804">
                <text:p>9.66773423012804</text:p>
              </table:table-cell>
              <table:table-cell office:value-type="float" office:value="9.78275831305635">
                <text:p>9.78275831305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9.52986554241442">
                <text:p>9.52986554241442</text:p>
              </table:table-cell>
              <table:table-cell office:value-type="float" office:value="9.93998254225088">
                <text:p>9.93998254225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0.1864462964319">
                <text:p>10.1864462964319</text:p>
              </table:table-cell>
              <table:table-cell office:value-type="float" office:value="9.86146536760631">
                <text:p>9.861465367606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9.38545829227095">
                <text:p>9.38545829227095</text:p>
              </table:table-cell>
              <table:table-cell office:value-type="float" office:value="9.89759105616031">
                <text:p>9.89759105616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0.1087053589494">
                <text:p>10.1087053589494</text:p>
              </table:table-cell>
              <table:table-cell office:value-type="float" office:value="9.92360215562007">
                <text:p>9.92360215562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9.63719844575233">
                <text:p>9.63719844575233</text:p>
              </table:table-cell>
              <table:table-cell office:value-type="float" office:value="9.8892854831043">
                <text:p>9.8892854831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9.85596927710892">
                <text:p>9.85596927710892</text:p>
              </table:table-cell>
              <table:table-cell office:value-type="float" office:value="9.94463769427519">
                <text:p>9.94463769427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9.87554607223811">
                <text:p>9.87554607223811</text:p>
              </table:table-cell>
              <table:table-cell office:value-type="float" office:value="9.91253442723755">
                <text:p>9.9125344272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9.73019299669035">
                <text:p>9.73019299669035</text:p>
              </table:table-cell>
              <table:table-cell office:value-type="float" office:value="9.94414106985802">
                <text:p>9.94414106985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9.94166940242836">
                <text:p>9.94166940242836</text:p>
              </table:table-cell>
              <table:table-cell office:value-type="float" office:value="9.94196147811999">
                <text:p>9.94196147811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9.75996974205335">
                <text:p>9.75996974205335</text:p>
              </table:table-cell>
              <table:table-cell office:value-type="float" office:value="9.94529073244495">
                <text:p>9.94529073244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9.89765043687122">
                <text:p>9.89765043687122</text:p>
              </table:table-cell>
              <table:table-cell office:value-type="float" office:value="9.96175487480685">
                <text:p>9.96175487480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9.84062756189181">
                <text:p>9.84062756189181</text:p>
              </table:table-cell>
              <table:table-cell office:value-type="float" office:value="9.95558300095083">
                <text:p>9.95558300095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9.85006370774972">
                <text:p>9.85006370774972</text:p>
              </table:table-cell>
              <table:table-cell office:value-type="float" office:value="9.97184015678301">
                <text:p>9.97184015678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9.89071659912893">
                <text:p>9.89071659912893</text:p>
              </table:table-cell>
              <table:table-cell office:value-type="float" office:value="9.97057342972554">
                <text:p>9.97057342972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9.84456882536718">
                <text:p>9.84456882536718</text:p>
              </table:table-cell>
              <table:table-cell office:value-type="float" office:value="9.97870876261382">
                <text:p>9.97870876261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InputLimit.B5:InputLimit.B209 InputLimit.W5:InputLimit.W209" chart:data-source-has-labels="row" svg:x="0.32cm" svg:y="0.18cm" svg:width="13.275cm" svg:height="8.64cm">
          <chartooo:coordinate-region svg:x="0.862cm" svg:y="0.379cm" svg:width="12.54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putLimit.W6:InputLimit.W209" chart:label-cell-address="InputLimit.W5:InputLimit.W5" chart:class="chart:scatter">
            <chart:domain table:cell-range-address="InputLimit.B6:InputLimit.B209"/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</text:p>
                <draw:g>
                  <svg:desc>InputLimit.W5:InputLimit.W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putLimit.B6:InputLimit.B209</svg:desc>
                </draw:g>
              </table:table-cell>
              <table:table-cell office:value-type="float" office:value="0">
                <text:p>0</text:p>
                <draw:g>
                  <svg:desc>InputLimit.W6:InputLimit.W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.56024991476669">
                <text:p>2.56024991476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735982040624668">
                <text:p>0.735982040624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0.266421412549486">
                <text:p>-0.266421412549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982867219876589">
                <text:p>0.098286721987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15647208594628">
                <text:p>0.115647208594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0160333612827346">
                <text:p>-0.0160333612827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00148755435989623">
                <text:p>-0.00148755435989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7978499934558">
                <text:p>0.017978499934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588334783167266">
                <text:p>0.00588334783167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243815248883106">
                <text:p>0.00243815248883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0458240090406692">
                <text:p>0.00458240090406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0356204704874008">
                <text:p>0.00356204704874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0230031269537978">
                <text:p>0.00230031269537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019860487074963">
                <text:p>0.0019860487074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0159832779719427">
                <text:p>0.00159832779719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0111507818935497">
                <text:p>0.00111507818935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00762885261242019">
                <text:p>0.000762885261242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00474240174825447">
                <text:p>0.000474240174825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1.69299718129631">
                <text:p>-1.692997181296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483095390509462">
                <text:p>-0.483095390509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180189268585965">
                <text:p>0.180189268585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0649268901358888">
                <text:p>-0.0649268901358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0772929061120891">
                <text:p>-0.0772929061120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101370476315406">
                <text:p>0.0101370476315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000247390633636435">
                <text:p>0.000247390633636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0128555053595441">
                <text:p>-0.0128555053595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0048862211202878">
                <text:p>-0.0048862211202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00266584033400585">
                <text:p>-0.00266584033400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00415974798041963">
                <text:p>-0.00415974798041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.53626781047147">
                <text:p>2.53626781047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721860306961852">
                <text:p>0.721860306961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273193931016451">
                <text:p>-0.273193931016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0944448765372949">
                <text:p>0.0944448765372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113060562867026">
                <text:p>0.113060562867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0180702134540849">
                <text:p>-0.0180702134540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00323446008175798">
                <text:p>-0.00323446008175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0164339282614279">
                <text:p>0.016433928261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00449124215910013">
                <text:p>0.00449124215910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00116766264187351">
                <text:p>0.00116766264187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0341552584137039">
                <text:p>0.00341552584137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00248437198948492">
                <text:p>0.002484371989484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00129926058564367">
                <text:p>0.00129926058564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845549566834767">
                <text:p>-0.845549566834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240812809582571">
                <text:p>-0.240812809582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0904945509994519">
                <text:p>0.09049455099945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0322865439260984">
                <text:p>-0.0322865439260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386459812472961">
                <text:p>-0.0386459812472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0489621740765278">
                <text:p>0.00489621740765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000196855344984037">
                <text:p>-0.000196855344984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00687252667149618">
                <text:p>-0.00687252667149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00299697099000351">
                <text:p>-0.00299697099000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00198188018158474">
                <text:p>-0.00198188018158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00281073802375431">
                <text:p>-0.00281073802375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00256916352001468">
                <text:p>-0.00256916352001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.69096769391912">
                <text:p>1.69096769391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554435694985281">
                <text:p>-0.554435694985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475484200093945">
                <text:p>0.475484200093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1.00227390418226">
                <text:p>-1.00227390418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648804996844589">
                <text:p>0.648804996844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0.935689684231372">
                <text:p>-0.9356896842313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500867660688222">
                <text:p>0.500867660688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1.00820462179137">
                <text:p>-1.00820462179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558319242512189">
                <text:p>0.558319242512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0.991298775019759">
                <text:p>-0.9912987750197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-0.241183341244311">
                <text:p>-0.2411833412443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-0.0241643316930507">
                <text:p>-0.0241643316930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0103766095391276">
                <text:p>0.0103766095391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0504179265016322">
                <text:p>0.0504179265016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0717753283175657">
                <text:p>0.0717753283175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0752546117838913">
                <text:p>0.0752546117838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0796192844776806">
                <text:p>0.0796192844776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-0.192526362751536">
                <text:p>-0.192526362751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-0.289212463819717">
                <text:p>-0.289212463819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-0.283626875308726">
                <text:p>-0.283626875308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-0.315806017175108">
                <text:p>-0.315806017175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-0.350956913740644">
                <text:p>-0.350956913740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-0.372823050282844">
                <text:p>-0.372823050282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-0.396125113992024">
                <text:p>-0.396125113992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-0.421489977222803">
                <text:p>-0.4214899772228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-0.44560110588012">
                <text:p>-0.44560110588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-0.469255305636082">
                <text:p>-0.469255305636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-0.492998724158233">
                <text:p>-0.492998724158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-0.516473744039765">
                <text:p>-0.5164737440397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-0.539615635049022">
                <text:p>-0.539615635049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0.562489700115127">
                <text:p>-0.562489700115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0.585060107015104">
                <text:p>-0.585060107015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0.607289519941332">
                <text:p>-0.607289519941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0.629165956990125">
                <text:p>-0.629165956990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-0.650672548427476">
                <text:p>-0.650672548427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0.671789275756209">
                <text:p>-0.671789275756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-0.692499372744058">
                <text:p>-0.692499372744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0.712787113730434">
                <text:p>-0.7127871137304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-0.732636833940048">
                <text:p>-0.732636833940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0.314160300610343">
                <text:p>0.3141603006103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0.143008396755446">
                <text:p>0.143008396755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-0.104767634926363">
                <text:p>-0.104767634926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-0.0152242795953672">
                <text:p>-0.01522427959536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0.0144387581026937">
                <text:p>0.01443875810269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-0.0137353413298946">
                <text:p>-0.0137353413298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-0.0114682781016544">
                <text:p>-0.01146827810165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0.00373036754053135">
                <text:p>-0.00373036754053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0.00456558743097002">
                <text:p>-0.00456558743097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0.00455802700585206">
                <text:p>-0.00455802700585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0.00298642648709002">
                <text:p>-0.00298642648709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0.00220364408678453">
                <text:p>-0.00220364408678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0.00173004276322963">
                <text:p>-0.00173004276322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0.00113070905922896">
                <text:p>-0.001130709059228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0.000614251803512822">
                <text:p>-0.0006142518035128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0.000209551261813878">
                <text:p>-0.0002095512618138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000153173134497031">
                <text:p>0.000153173134497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6.77328075325131">
                <text:p>6.773280753251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.9330180237896">
                <text:p>1.9330180237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0.720672284316913">
                <text:p>-0.7206722843169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259309740216189">
                <text:p>0.2593097402161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308353129521077">
                <text:p>0.3083531295210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0.0417294228400729">
                <text:p>-0.0417294228400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0.00248495874572585">
                <text:p>-0.00248495874572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0496539921820731">
                <text:p>0.04965399218207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0175407279959816">
                <text:p>0.01754072799598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00845469576046964">
                <text:p>0.008454695760469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0142530942922496">
                <text:p>0.0142530942922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0115992571171799">
                <text:p>0.01159925711717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00829187390300001">
                <text:p>0.008291873903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00750311564001205">
                <text:p>0.00750311564001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00651177784255808">
                <text:p>0.00651177784255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00525996893528236">
                <text:p>0.00525996893528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00435270744002514">
                <text:p>0.004352707440025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00361063823522212">
                <text:p>0.00361063823522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00291523061750709">
                <text:p>0.002915230617507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00231660271338763">
                <text:p>0.00231660271338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00180903643538999">
                <text:p>0.00180903643538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00136542371097859">
                <text:p>0.001365423710978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000979533514386066">
                <text:p>0.000979533514386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000646487204770452">
                <text:p>0.000646487204770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000357937249082063">
                <text:p>0.0003579372490820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000107629368497175">
                <text:p>0.000107629368497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-0.000109164575204268">
                <text:p>-0.000109164575204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0.00029695091614812">
                <text:p>-0.000296950916148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0.000459684291048035">
                <text:p>-0.000459684291048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0.000600683102689459">
                <text:p>-0.000600683102689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0.000722839657144814">
                <text:p>-0.0007228396571448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0.000828680264544079">
                <text:p>-0.0008286802645440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0.000920384391223106">
                <text:p>-0.000920384391223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0.000999838178089796">
                <text:p>-0.0009998381780897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0.00106867857167936">
                <text:p>-0.001068678571679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0.00112832363316473">
                <text:p>-0.001128323633164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0.00118000142742725">
                <text:p>-0.00118000142742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0.00122477618270267">
                <text:p>-0.001224776182702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0.00126357004816491">
                <text:p>-0.00126357004816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0.00129718192629413">
                <text:p>-0.00129718192629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0.00132630400422729">
                <text:p>-0.001326304004227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0.001351536024079">
                <text:p>-0.0013515360240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0.00137339761161659">
                <text:p>-0.001373397611616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0.00139233897972568">
                <text:p>-0.001392338979725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0.00140875020456122">
                <text:p>-0.001408750204561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0.00142296925697005">
                <text:p>-0.00142296925697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0.00143528896203726">
                <text:p>-0.001435288962037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0.00144596303004452">
                <text:p>-0.001445963030044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0.00145521128133108">
                <text:p>-0.001455211281331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0.00146322417311584">
                <text:p>-0.001463224173115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0.00147016672178868">
                <text:p>-0.001470166721788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0.00147618190124987">
                <text:p>-0.001476181901249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0.00148139358728328">
                <text:p>-0.00148139358728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0.00148590910863788">
                <text:p>-0.00148590910863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0.00148982145734244">
                <text:p>-0.001489821457342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0.0014932112037731">
                <text:p>-0.00149321120377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0.00149614815590082">
                <text:p>-0.001496148155900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0.00149869279691917">
                <text:p>-0.001498692796919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0.00150089753081595">
                <text:p>-0.001500897530815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0.00150280776158018">
                <text:p>-0.00150280776158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0.00150446282824168">
                <text:p>-0.001504462828241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0.00150589681501945">
                <text:p>-0.00150589681501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0.00150713925323709">
                <text:p>-0.001507139253237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0.00150821572950033">
                <text:p>-0.001508215729500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0.00150914841261418">
                <text:p>-0.00150914841261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0.0015099565101262">
                <text:p>-0.00150995651012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0.00151065666388561">
                <text:p>-0.001510656663885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0.00151126329276519">
                <text:p>-0.001511263292765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0.00151178888959436">
                <text:p>-0.001511788889594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0.00151224427844365">
                <text:p>-0.00151224427844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0.0015126388375295">
                <text:p>-0.0015126388375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0.00151298069234684">
                <text:p>-0.00151298069234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0.00151327688300684">
                <text:p>-0.001513276883006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0.00151353350922046">
                <text:p>-0.001513533509220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0.00151375585591129">
                <text:p>-0.00151375585591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0.00151394850205833">
                <text:p>-0.00151394850205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0.00151411541498936">
                <text:p>-0.00151411541498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0.00151426003208632">
                <text:p>-0.001514260032086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0.00151438533157267">
                <text:p>-0.001514385331572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0.00151449389385139">
                <text:p>-0.001514493893851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0.00151458795463855">
                <text:p>-0.001514587954638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0.00151466945100776">
                <text:p>-0.001514669451007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0.00151474006128538">
                <text:p>-0.001514740061285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0.00151480123960912">
                <text:p>-0.001514801239609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0.00151485424587694">
                <text:p>-0.00151485424587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0.00151490017169387">
                <text:p>-0.00151490017169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0.00151493996284735">
                <text:p>-0.001514939962847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0.00151497443879434">
                <text:p>-0.001514974438794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0.00151500430952556">
                <text:p>-0.001515004309525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0.00151503019019472">
                <text:p>-0.001515030190194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0.00151505261378615">
                <text:p>-0.001515052613786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0.00151507204208645">
                <text:p>-0.001515072042086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0.00151508887520091">
                <text:p>-0.00151508887520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25cm" svg:height="15.692cm" xlink:href=".." xlink:type="simple" chart:class="chart:scatter" chart:style-name="ch1">
        <chart:legend chart:legend-position="end" svg:x="32.417cm" svg:y="7.049cm" style:legend-expansion="high" chart:style-name="ch2"/>
        <chart:plot-area chart:style-name="ch3" table:cell-range-address="InputLimit.B6:InputLimit.D210 InputLimit.C5:InputLimit.D5 InputLimit.U5:InputLimit.U210" chart:data-source-has-labels="row" svg:x="0.716cm" svg:y="0.313cm" svg:width="30.985cm" svg:height="15.066cm">
          <chartooo:coordinate-region svg:x="1.258cm" svg:y="0.512cm" svg:width="30.257cm" svg:height="14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putLimit.C6:InputLimit.C210" chart:label-cell-address="InputLimit.C5:InputLimit.C5" chart:class="chart:scatter">
            <chart:domain table:cell-range-address="InputLimit.B6:InputLimit.B210"/>
            <chart:data-point chart:repeated="205"/>
          </chart:series>
          <chart:series chart:style-name="ch7" chart:values-cell-range-address="InputLimit.D6:InputLimit.D210" chart:label-cell-address="InputLimit.D5:InputLimit.D5" chart:class="chart:scatter">
            <chart:data-point chart:repeated="205"/>
          </chart:series>
          <chart:series chart:style-name="ch8" chart:values-cell-range-address="InputLimit.U6:InputLimit.U210" chart:label-cell-address="InputLimit.U5:InputLimit.U5" chart:class="chart:scatter">
            <chart:data-point chart:repeated="2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 Value</text:p>
                <draw:g>
                  <svg:desc>InputLimit.C5:InputLimit.C5</svg:desc>
                </draw:g>
              </table:table-cell>
              <table:table-cell office:value-type="string">
                <text:p>Current Value</text:p>
                <draw:g>
                  <svg:desc>InputLimit.D5:InputLimit.D5</svg:desc>
                </draw:g>
              </table:table-cell>
              <table:table-cell office:value-type="string">
                <text:p>xk</text:p>
                <draw:g>
                  <svg:desc>InputLimit.U5:InputLimit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putLimit.B6:InputLimit.B210</svg:desc>
                </draw:g>
              </table:table-cell>
              <table:table-cell office:value-type="float" office:value="0">
                <text:p>0</text:p>
                <draw:g>
                  <svg:desc>InputLimit.C6:InputLimit.C210</svg:desc>
                </draw:g>
              </table:table-cell>
              <table:table-cell office:value-type="float" office:value="0">
                <text:p>0</text:p>
                <draw:g>
                  <svg:desc>InputLimit.D6:InputLimit.D210</svg:desc>
                </draw:g>
              </table:table-cell>
              <table:table-cell office:value-type="float" office:value="0">
                <text:p>0</text:p>
                <draw:g>
                  <svg:desc>InputLimit.U6:InputLimit.U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03975008523331">
                <text:p>1.03975008523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2.62401795937533">
                <text:p>2.62401795937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3.36">
                <text:p>3.36</text:p>
              </table:table-cell>
              <table:table-cell office:value-type="float" office:value="2.88242141254949">
                <text:p>2.88242141254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2.616">
                <text:p>2.616</text:p>
              </table:table-cell>
              <table:table-cell office:value-type="float" office:value="2.79131327801234">
                <text:p>2.79131327801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2.8896">
                <text:p>2.8896</text:p>
              </table:table-cell>
              <table:table-cell office:value-type="float" office:value="2.89011279140537">
                <text:p>2.89011279140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3.00576">
                <text:p>3.00576</text:p>
              </table:table-cell>
              <table:table-cell office:value-type="float" office:value="2.94268936128273">
                <text:p>2.94268936128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2.926656">
                <text:p>2.926656</text:p>
              </table:table-cell>
              <table:table-cell office:value-type="float" office:value="2.9354011543599">
                <text:p>2.9354011543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2.9339136">
                <text:p>2.9339136</text:p>
              </table:table-cell>
              <table:table-cell office:value-type="float" office:value="2.94352166006544">
                <text:p>2.94352166006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  <table:table-cell office:value-type="float" office:value="2.96150016">
                <text:p>2.96150016</text:p>
              </table:table-cell>
              <table:table-cell office:value-type="float" office:value="2.95634794816833">
                <text:p>2.95634794816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962231296">
                <text:p>2.962231296</text:p>
              </table:table-cell>
              <table:table-cell office:value-type="float" office:value="2.96168334511117">
                <text:p>2.9616833451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  <table:table-cell office:value-type="float" office:value="2.9641214976">
                <text:p>2.9641214976</text:p>
              </table:table-cell>
              <table:table-cell office:value-type="float" office:value="2.96619052965593">
                <text:p>2.96619052965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  <table:table-cell office:value-type="float" office:value="2.97077293056">
                <text:p>2.97077293056</text:p>
              </table:table-cell>
              <table:table-cell office:value-type="float" office:value="2.97134797048726">
                <text:p>2.97134797048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2.974910017536">
                <text:p>2.974910017536</text:p>
              </table:table-cell>
              <table:table-cell office:value-type="float" office:value="2.97546999734622">
                <text:p>2.97546999734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  <table:table-cell office:value-type="float" office:value="2.9777703100416">
                <text:p>2.9777703100416</text:p>
              </table:table-cell>
              <table:table-cell office:value-type="float" office:value="2.97883072342946">
                <text:p>2.97883072342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2.98081677213696">
                <text:p>2.98081677213696</text:p>
              </table:table-cell>
              <table:table-cell office:value-type="float" office:value="2.98187373899218">
                <text:p>2.98187373899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  <table:table-cell office:value-type="float" office:value="2.98347206678938">
                <text:p>2.98347206678938</text:p>
              </table:table-cell>
              <table:table-cell office:value-type="float" office:value="2.98452222389259">
                <text:p>2.98452222389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  <table:table-cell office:value-type="float" office:value="2.98563730208195">
                <text:p>2.98563730208195</text:p>
              </table:table-cell>
              <table:table-cell office:value-type="float" office:value="2.98678285041532">
                <text:p>2.98678285041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  <table:table-cell office:value-type="float" office:value="2.98754573567656">
                <text:p>2.98754573567656</text:p>
              </table:table-cell>
              <table:table-cell office:value-type="float" office:value="2.98874761458898">
                <text:p>2.98874761458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2.98922185476381">
                <text:p>2.98922185476381</text:p>
              </table:table-cell>
              <table:table-cell office:value-type="float" office:value="2.28365775457099">
                <text:p>2.28365775457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90660573274676">
                <text:p>0.590660573274676</text:p>
              </table:table-cell>
              <table:table-cell office:value-type="float" office:value="1.23500088160958">
                <text:p>1.23500088160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0.751905491100117">
                <text:p>0.751905491100117</text:p>
              </table:table-cell>
              <table:table-cell office:value-type="float" office:value="1.06879839702687">
                <text:p>1.06879839702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.24898766561283">
                <text:p>1.24898766561283</text:p>
              </table:table-cell>
              <table:table-cell office:value-type="float" office:value="1.13245160415852">
                <text:p>1.13245160415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.06752471402263">
                <text:p>1.06752471402263</text:p>
              </table:table-cell>
              <table:table-cell office:value-type="float" office:value="1.06818883274569">
                <text:p>1.06818883274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0.990895926633604">
                <text:p>0.990895926633604</text:p>
              </table:table-cell>
              <table:table-cell office:value-type="float" office:value="1.03419804147119">
                <text:p>1.03419804147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.04433508910273">
                <text:p>1.04433508910273</text:p>
              </table:table-cell>
              <table:table-cell office:value-type="float" office:value="1.03985860563253">
                <text:p>1.03985860563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1.04010599626616">
                <text:p>1.04010599626616</text:p>
              </table:table-cell>
              <table:table-cell office:value-type="float" office:value="1.03509828844596">
                <text:p>1.03509828844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1.02224278308642">
                <text:p>1.02224278308642</text:p>
              </table:table-cell>
              <table:table-cell office:value-type="float" office:value="1.02709890879269">
                <text:p>1.02709890879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1.0222126876724">
                <text:p>1.0222126876724</text:p>
              </table:table-cell>
              <table:table-cell office:value-type="float" office:value="1.02401465219068">
                <text:p>1.02401465219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1.02134881185667">
                <text:p>1.02134881185667</text:p>
              </table:table-cell>
              <table:table-cell office:value-type="float" office:value="1.02141759171171">
                <text:p>1.02141759171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1725784373129">
                <text:p>1.01725784373129</text:p>
              </table:table-cell>
              <table:table-cell office:value-type="float" office:value="2.07852943330178">
                <text:p>2.07852943330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">
                <text:p>4</text:p>
              </table:table-cell>
              <table:table-cell office:value-type="float" office:value="4.61479724377325">
                <text:p>4.61479724377325</text:p>
              </table:table-cell>
              <table:table-cell office:value-type="float" office:value="3.65128780167343">
                <text:p>3.65128780167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  <table:table-cell office:value-type="float" office:value="4.37314810863529">
                <text:p>4.37314810863529</text:p>
              </table:table-cell>
              <table:table-cell office:value-type="float" office:value="3.90053436494388">
                <text:p>3.90053436494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4">
                <text:p>4</text:p>
              </table:table-cell>
              <table:table-cell office:value-type="float" office:value="3.62734043392743">
                <text:p>3.62734043392743</text:p>
              </table:table-cell>
              <table:table-cell office:value-type="float" office:value="3.80491883257381">
                <text:p>3.80491883257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3.89936370911111">
                <text:p>3.89936370911111</text:p>
              </table:table-cell>
              <table:table-cell office:value-type="float" office:value="3.9011872843267">
                <text:p>3.9011872843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01424784719372">
                <text:p>4.01424784719372</text:p>
              </table:table-cell>
              <table:table-cell office:value-type="float" office:value="3.9520870085558">
                <text:p>3.9520870085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3.93401679510172">
                <text:p>3.93401679510172</text:p>
              </table:table-cell>
              <table:table-cell office:value-type="float" office:value="3.94351727896501">
                <text:p>3.94351727896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4">
                <text:p>4</text:p>
              </table:table-cell>
              <table:table-cell office:value-type="float" office:value="3.94028281888325">
                <text:p>3.94028281888325</text:p>
              </table:table-cell>
              <table:table-cell office:value-type="float" office:value="3.95058533250727">
                <text:p>3.95058533250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3.9670192607687">
                <text:p>3.9670192607687</text:p>
              </table:table-cell>
              <table:table-cell office:value-type="float" office:value="3.96252367332246">
                <text:p>3.96252367332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4">
                <text:p>4</text:p>
              </table:table-cell>
              <table:table-cell office:value-type="float" office:value="3.96701491548156">
                <text:p>3.96701491548156</text:p>
              </table:table-cell>
              <table:table-cell office:value-type="float" office:value="3.96709785042371">
                <text:p>3.96709785042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6826551306559">
                <text:p>3.96826551306559</text:p>
              </table:table-cell>
              <table:table-cell office:value-type="float" office:value="3.97094763415172">
                <text:p>3.97094763415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4">
                <text:p>4</text:p>
              </table:table-cell>
              <table:table-cell office:value-type="float" office:value="3.97436315999309">
                <text:p>3.97436315999309</text:p>
              </table:table-cell>
              <table:table-cell office:value-type="float" office:value="3.97553650710268">
                <text:p>3.97553650710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">
                <text:p>4</text:p>
              </table:table-cell>
              <table:table-cell office:value-type="float" office:value="3.97802087909217">
                <text:p>3.97802087909217</text:p>
              </table:table-cell>
              <table:table-cell office:value-type="float" office:value="3.97916636948277">
                <text:p>3.97916636948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  <table:table-cell office:value-type="float" office:value="3.98046563006842">
                <text:p>3.98046563006842</text:p>
              </table:table-cell>
              <table:table-cell office:value-type="float" office:value="3.62870157687444">
                <text:p>3.62870157687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3">
                <text:p>3</text:p>
              </table:table-cell>
              <table:table-cell office:value-type="float" office:value="2.78315201003967">
                <text:p>2.78315201003967</text:p>
              </table:table-cell>
              <table:table-cell office:value-type="float" office:value="3.10630819142481">
                <text:p>3.10630819142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2.86549538184223">
                <text:p>2.86549538184223</text:p>
              </table:table-cell>
              <table:table-cell office:value-type="float" office:value="3.02489580411957">
                <text:p>3.02489580411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3">
                <text:p>3</text:p>
              </table:table-cell>
              <table:table-cell office:value-type="float" office:value="3.11539035511902">
                <text:p>3.11539035511902</text:p>
              </table:table-cell>
              <table:table-cell office:value-type="float" office:value="3.05815115900545">
                <text:p>3.05815115900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3">
                <text:p>3</text:p>
              </table:table-cell>
              <table:table-cell office:value-type="float" office:value="3.02586461507935">
                <text:p>3.02586461507935</text:p>
              </table:table-cell>
              <table:table-cell office:value-type="float" office:value="3.02726382666335">
                <text:p>3.027263826663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3">
                <text:p>3</text:p>
              </table:table-cell>
              <table:table-cell office:value-type="float" office:value="2.98861784541606">
                <text:p>2.98861784541606</text:p>
              </table:table-cell>
              <table:table-cell office:value-type="float" office:value="3.01135256086579">
                <text:p>3.01135256086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3.01624877827344">
                <text:p>3.01624877827344</text:p>
              </table:table-cell>
              <table:table-cell office:value-type="float" office:value="3.01511904532492">
                <text:p>3.01511904532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01492218997993">
                <text:p>3.01492218997993</text:p>
              </table:table-cell>
              <table:table-cell office:value-type="float" office:value="3.01354940974267">
                <text:p>3.01354940974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  <table:table-cell office:value-type="float" office:value="3.00667688307117">
                <text:p>3.00667688307117</text:p>
              </table:table-cell>
              <table:table-cell office:value-type="float" office:value="3.01025285648739">
                <text:p>3.01025285648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3">
                <text:p>3</text:p>
              </table:table-cell>
              <table:table-cell office:value-type="float" office:value="3.00725588549739">
                <text:p>3.00725588549739</text:p>
              </table:table-cell>
              <table:table-cell office:value-type="float" office:value="3.00931984947601">
                <text:p>3.00931984947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3">
                <text:p>3</text:p>
              </table:table-cell>
              <table:table-cell office:value-type="float" office:value="3.00733796929442">
                <text:p>3.00733796929442</text:p>
              </table:table-cell>
              <table:table-cell office:value-type="float" office:value="3.00854889621464">
                <text:p>3.00854889621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3">
                <text:p>3</text:p>
              </table:table-cell>
              <table:table-cell office:value-type="float" office:value="3.00573815819089">
                <text:p>3.00573815819089</text:p>
              </table:table-cell>
              <table:table-cell office:value-type="float" office:value="3.00746323553402">
                <text:p>3.007463235534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3.00489407201401">
                <text:p>3.00489407201401</text:p>
              </table:table-cell>
              <table:table-cell office:value-type="float" office:value="3.71343634314817">
                <text:p>3.71343634314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5.40440403706729">
                <text:p>5.40440403706729</text:p>
              </table:table-cell>
              <table:table-cell office:value-type="float" office:value="4.76292557161102">
                <text:p>4.762925571611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5">
                <text:p>5</text:p>
              </table:table-cell>
              <table:table-cell office:value-type="float" office:value="4.20848987662574">
                <text:p>4.20848987662574</text:p>
              </table:table-cell>
              <table:table-cell office:value-type="float" office:value="4.68588871753711">
                <text:p>4.685888717537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  <table:table-cell office:value-type="float" office:value="5.16137291763106">
                <text:p>5.16137291763106</text:p>
              </table:table-cell>
              <table:table-cell office:value-type="float" office:value="5.0002964603012">
                <text:p>5.0002964603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5">
                <text:p>5</text:p>
              </table:table-cell>
              <table:table-cell office:value-type="float" office:value="3.99802255611894">
                <text:p>3.99802255611894</text:p>
              </table:table-cell>
              <table:table-cell office:value-type="float" office:value="4.77138851402508">
                <text:p>4.77138851402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42019351086967">
                <text:p>5.42019351086967</text:p>
              </table:table-cell>
              <table:table-cell office:value-type="float" office:value="5.15331500775807">
                <text:p>5.153315007758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5">
                <text:p>5</text:p>
              </table:table-cell>
              <table:table-cell office:value-type="float" office:value="4.2176253235267">
                <text:p>4.2176253235267</text:p>
              </table:table-cell>
              <table:table-cell office:value-type="float" office:value="4.8960774111729">
                <text:p>4.8960774111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5">
                <text:p>5</text:p>
              </table:table-cell>
              <table:table-cell office:value-type="float" office:value="5.39694507186112">
                <text:p>5.39694507186112</text:p>
              </table:table-cell>
              <table:table-cell office:value-type="float" office:value="5.20017946830505">
                <text:p>5.20017946830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5">
                <text:p>5</text:p>
              </table:table-cell>
              <table:table-cell office:value-type="float" office:value="4.19197484651368">
                <text:p>4.19197484651368</text:p>
              </table:table-cell>
              <table:table-cell office:value-type="float" office:value="4.93062162887828">
                <text:p>4.93062162887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5">
                <text:p>5</text:p>
              </table:table-cell>
              <table:table-cell office:value-type="float" office:value="5.48894087139047">
                <text:p>5.48894087139047</text:p>
              </table:table-cell>
              <table:table-cell office:value-type="float" office:value="5.25975136712037">
                <text:p>5.25975136712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4.1">
                <text:p>4.1</text:p>
              </table:table-cell>
              <table:table-cell office:value-type="float" office:value="4.26845259210061">
                <text:p>4.26845259210061</text:p>
              </table:table-cell>
              <table:table-cell office:value-type="float" office:value="4.66495081091331">
                <text:p>4.66495081091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4.2">
                <text:p>4.2</text:p>
              </table:table-cell>
              <table:table-cell office:value-type="float" office:value="4.423767469669">
                <text:p>4.423767469669</text:p>
              </table:table-cell>
              <table:table-cell office:value-type="float" office:value="4.53621298777254">
                <text:p>4.53621298777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4.3">
                <text:p>4.3</text:p>
              </table:table-cell>
              <table:table-cell office:value-type="float" office:value="4.51204865607949">
                <text:p>4.51204865607949</text:p>
              </table:table-cell>
              <table:table-cell office:value-type="float" office:value="4.53054310252869">
                <text:p>4.530543102528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4.4">
                <text:p>4.4</text:p>
              </table:table-cell>
              <table:table-cell office:value-type="float" office:value="4.54091971206782">
                <text:p>4.54091971206782</text:p>
              </table:table-cell>
              <table:table-cell office:value-type="float" office:value="4.55888739467286">
                <text:p>4.55888739467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4.5">
                <text:p>4.5</text:p>
              </table:table-cell>
              <table:table-cell office:value-type="float" office:value="4.60930532117449">
                <text:p>4.60930532117449</text:p>
              </table:table-cell>
              <table:table-cell office:value-type="float" office:value="4.61621759560303">
                <text:p>4.61621759560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4.6">
                <text:p>4.6</text:p>
              </table:table-cell>
              <table:table-cell office:value-type="float" office:value="4.68799292392059">
                <text:p>4.68799292392059</text:p>
              </table:table-cell>
              <table:table-cell office:value-type="float" office:value="4.68572508498203">
                <text:p>4.68572508498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4.7">
                <text:p>4.7</text:p>
              </table:table-cell>
              <table:table-cell office:value-type="float" office:value="4.76097969676592">
                <text:p>4.76097969676592</text:p>
              </table:table-cell>
              <table:table-cell office:value-type="float" office:value="4.75882959781677">
                <text:p>4.758829597816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4.47279790530692">
                <text:p>4.47279790530692</text:p>
              </table:table-cell>
              <table:table-cell office:value-type="float" office:value="4.83844888229445">
                <text:p>4.83844888229445</text:p>
              </table:table-cell>
              <table:table-cell office:value-type="float" office:value="4.72055176328062">
                <text:p>4.72055176328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4.22132315278088">
                <text:p>4.22132315278088</text:p>
              </table:table-cell>
              <table:table-cell office:value-type="float" office:value="4.52802540052909">
                <text:p>4.52802540052909</text:p>
              </table:table-cell>
              <table:table-cell office:value-type="float" office:value="4.50557310258188">
                <text:p>4.50557310258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3.94573290595637">
                <text:p>3.94573290595637</text:p>
              </table:table-cell>
              <table:table-cell office:value-type="float" office:value="4.21636063876216">
                <text:p>4.21636063876216</text:p>
              </table:table-cell>
              <table:table-cell office:value-type="float" office:value="4.24439441888647">
                <text:p>4.244394418886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3.6461993997668">
                <text:p>3.6461993997668</text:p>
              </table:table-cell>
              <table:table-cell office:value-type="float" office:value="3.96076754357774">
                <text:p>3.96076754357774</text:p>
              </table:table-cell>
              <table:table-cell office:value-type="float" office:value="3.97245994782646">
                <text:p>3.97245994782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3.3229098329033">
                <text:p>3.3229098329033</text:p>
              </table:table-cell>
              <table:table-cell office:value-type="float" office:value="3.65665393065135">
                <text:p>3.65665393065135</text:p>
              </table:table-cell>
              <table:table-cell office:value-type="float" office:value="3.66960709836313">
                <text:p>3.669607098363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2.97606625082163">
                <text:p>2.97606625082163</text:p>
              </table:table-cell>
              <table:table-cell office:value-type="float" office:value="3.31865018462249">
                <text:p>3.31865018462249</text:p>
              </table:table-cell>
              <table:table-cell office:value-type="float" office:value="3.33987842448184">
                <text:p>3.33987842448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2.60588541947034">
                <text:p>2.60588541947034</text:p>
              </table:table-cell>
              <table:table-cell office:value-type="float" office:value="2.967055374199">
                <text:p>2.967055374199</text:p>
              </table:table-cell>
              <table:table-cell office:value-type="float" office:value="2.98931666076814">
                <text:p>2.98931666076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2.21259868981913">
                <text:p>2.21259868981913</text:p>
              </table:table-cell>
              <table:table-cell office:value-type="float" office:value="2.59319154677612">
                <text:p>2.59319154677612</text:p>
              </table:table-cell>
              <table:table-cell office:value-type="float" office:value="2.61633178425533">
                <text:p>2.616331784255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.796451853272">
                <text:p>1.796451853272</text:p>
              </table:table-cell>
              <table:table-cell office:value-type="float" office:value="2.19484180703253">
                <text:p>2.19484180703253</text:p>
              </table:table-cell>
              <table:table-cell office:value-type="float" office:value="2.22040345311645">
                <text:p>2.22040345311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.3577049880556">
                <text:p>1.3577049880556</text:p>
              </table:table-cell>
              <table:table-cell office:value-type="float" office:value="1.77480234723633">
                <text:p>1.77480234723633</text:p>
              </table:table-cell>
              <table:table-cell office:value-type="float" office:value="1.80233978841841">
                <text:p>1.80233978841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0.896632296678894">
                <text:p>0.896632296678894</text:p>
              </table:table-cell>
              <table:table-cell office:value-type="float" office:value="1.33308448278233">
                <text:p>1.33308448278233</text:p>
              </table:table-cell>
              <table:table-cell office:value-type="float" office:value="1.36232217014993">
                <text:p>1.36232217014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0.413521934565412">
                <text:p>0.413521934565412</text:p>
              </table:table-cell>
              <table:table-cell office:value-type="float" office:value="0.869323445991692">
                <text:p>0.869323445991692</text:p>
              </table:table-cell>
              <table:table-cell office:value-type="float" office:value="0.900407767606305">
                <text:p>0.900407767606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-0.0913241700344426">
                <text:p>-0.0913241700344426</text:p>
              </table:table-cell>
              <table:table-cell office:value-type="float" office:value="0.38393402356654">
                <text:p>0.38393402356654</text:p>
              </table:table-cell>
              <table:table-cell office:value-type="float" office:value="0.416859934715972">
                <text:p>0.4168599347159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0.617590504738745">
                <text:p>-0.617590504738745</text:p>
              </table:table-cell>
              <table:table-cell office:value-type="float" office:value="-0.12275570033305">
                <text:p>-0.12275570033305</text:p>
              </table:table-cell>
              <table:table-cell office:value-type="float" office:value="-0.0880526874583866">
                <text:p>-0.0880526874583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1.16494817021901">
                <text:p>-1.16494817021901</text:p>
              </table:table-cell>
              <table:table-cell office:value-type="float" office:value="-0.650542387573514">
                <text:p>-0.650542387573514</text:p>
              </table:table-cell>
              <table:table-cell office:value-type="float" office:value="-0.614079087280627">
                <text:p>-0.614079087280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1.73305508575158">
                <text:p>-1.73305508575158</text:p>
              </table:table-cell>
              <table:table-cell office:value-type="float" office:value="-1.19913919429573">
                <text:p>-1.19913919429573</text:p>
              </table:table-cell>
              <table:table-cell office:value-type="float" office:value="-1.16093460248166">
                <text:p>-1.16093460248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2.32155620300693">
                <text:p>-2.32155620300693</text:p>
              </table:table-cell>
              <table:table-cell office:value-type="float" office:value="-1.76822412242299">
                <text:p>-1.76822412242299</text:p>
              </table:table-cell>
              <table:table-cell office:value-type="float" office:value="-1.72831073494161">
                <text:p>-1.72831073494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-2.93008372794329">
                <text:p>-2.93008372794329</text:p>
              </table:table-cell>
              <table:table-cell office:value-type="float" office:value="-2.35747669193174">
                <text:p>-2.35747669193174</text:p>
              </table:table-cell>
              <table:table-cell office:value-type="float" office:value="-2.31588579956681">
                <text:p>-2.315885799566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3.55825735066603">
                <text:p>-3.55825735066603</text:p>
              </table:table-cell>
              <table:table-cell office:value-type="float" office:value="-2.96655834799428">
                <text:p>-2.96655834799428</text:p>
              </table:table-cell>
              <table:table-cell office:value-type="float" office:value="-2.92332115536818">
                <text:p>-2.92332115536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-4.20568448310887">
                <text:p>-4.20568448310887</text:p>
              </table:table-cell>
              <table:table-cell office:value-type="float" office:value="-3.59511043112438">
                <text:p>-3.59511043112438</text:p>
              </table:table-cell>
              <table:table-cell office:value-type="float" office:value="-3.55026097792608">
                <text:p>-3.55026097792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4.87196050438869">
                <text:p>-4.87196050438869</text:p>
              </table:table-cell>
              <table:table-cell office:value-type="float" office:value="-4.24276035067013">
                <text:p>-4.24276035067013</text:p>
              </table:table-cell>
              <table:table-cell office:value-type="float" office:value="-4.19633431491663">
                <text:p>-4.196334314916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-5.55666901368041">
                <text:p>-5.55666901368041</text:p>
              </table:table-cell>
              <table:table-cell office:value-type="float" office:value="-4.90912142864706">
                <text:p>-4.90912142864706</text:p>
              </table:table-cell>
              <table:table-cell office:value-type="float" office:value="-4.86115562575684">
                <text:p>-4.861155625756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-5">
                <text:p>-5</text:p>
              </table:table-cell>
              <table:table-cell office:value-type="float" office:value="-5.59379245969689">
                <text:p>-5.59379245969689</text:p>
              </table:table-cell>
              <table:table-cell office:value-type="float" office:value="-5.09926053474043">
                <text:p>-5.09926053474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-5">
                <text:p>-5</text:p>
              </table:table-cell>
              <table:table-cell office:value-type="float" office:value="-4.78510023413009">
                <text:p>-4.78510023413009</text:p>
              </table:table-cell>
              <table:table-cell office:value-type="float" office:value="-4.88455902022683">
                <text:p>-4.88455902022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-5">
                <text:p>-5</text:p>
              </table:table-cell>
              <table:table-cell office:value-type="float" office:value="-4.74155062347139">
                <text:p>-4.74155062347139</text:p>
              </table:table-cell>
              <table:table-cell office:value-type="float" office:value="-4.85892123109585">
                <text:p>-4.85892123109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-5">
                <text:p>-5</text:p>
              </table:table-cell>
              <table:table-cell office:value-type="float" office:value="-4.96368886602221">
                <text:p>-4.96368886602221</text:p>
              </table:table-cell>
              <table:table-cell office:value-type="float" office:value="-4.92000908684398">
                <text:p>-4.92000908684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-5">
                <text:p>-5</text:p>
              </table:table-cell>
              <table:table-cell office:value-type="float" office:value="-4.93523336643934">
                <text:p>-4.93523336643934</text:p>
              </table:table-cell>
              <table:table-cell office:value-type="float" office:value="-4.92388890266058">
                <text:p>-4.92388890266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-5">
                <text:p>-5</text:p>
              </table:table-cell>
              <table:table-cell office:value-type="float" office:value="-4.90945014455788">
                <text:p>-4.90945014455788</text:p>
              </table:table-cell>
              <table:table-cell office:value-type="float" office:value="-4.92467251860928">
                <text:p>-4.92467251860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-5">
                <text:p>-5</text:p>
              </table:table-cell>
              <table:table-cell office:value-type="float" office:value="-4.93840785993917">
                <text:p>-4.93840785993917</text:p>
              </table:table-cell>
              <table:table-cell office:value-type="float" office:value="-4.93862311114972">
                <text:p>-4.938623111149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5">
                <text:p>-5</text:p>
              </table:table-cell>
              <table:table-cell office:value-type="float" office:value="-4.95009138925137">
                <text:p>-4.95009138925137</text:p>
              </table:table-cell>
              <table:table-cell office:value-type="float" office:value="-4.94821449492187">
                <text:p>-4.94821449492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5">
                <text:p>-5</text:p>
              </table:table-cell>
              <table:table-cell office:value-type="float" office:value="-4.9519448624624">
                <text:p>-4.9519448624624</text:p>
              </table:table-cell>
              <table:table-cell office:value-type="float" office:value="-4.9542829020343">
                <text:p>-4.9542829020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5">
                <text:p>-5</text:p>
              </table:table-cell>
              <table:table-cell office:value-type="float" office:value="-4.95884848946527">
                <text:p>-4.95884848946527</text:p>
              </table:table-cell>
              <table:table-cell office:value-type="float" office:value="-4.96076934452359">
                <text:p>-4.960769344523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5">
                <text:p>-5</text:p>
              </table:table-cell>
              <table:table-cell office:value-type="float" office:value="-4.96532737152944">
                <text:p>-4.96532737152944</text:p>
              </table:table-cell>
              <table:table-cell office:value-type="float" office:value="-4.96659896892305">
                <text:p>-4.96659896892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5">
                <text:p>-5</text:p>
              </table:table-cell>
              <table:table-cell office:value-type="float" office:value="-4.96958539541014">
                <text:p>-4.96958539541014</text:p>
              </table:table-cell>
              <table:table-cell office:value-type="float" office:value="-4.97131729105236">
                <text:p>-4.97131729105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5">
                <text:p>-5</text:p>
              </table:table-cell>
              <table:table-cell office:value-type="float" office:value="-4.97352093513914">
                <text:p>-4.97352093513914</text:p>
              </table:table-cell>
              <table:table-cell office:value-type="float" office:value="-4.97544799262614">
                <text:p>-4.97544799262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5">
                <text:p>-5</text:p>
              </table:table-cell>
              <table:table-cell office:value-type="float" office:value="-4.97717803538937">
                <text:p>-4.97717803538937</text:p>
              </table:table-cell>
              <table:table-cell office:value-type="float" office:value="-4.97909319125642">
                <text:p>-4.9790931912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5">
                <text:p>-5</text:p>
              </table:table-cell>
              <table:table-cell office:value-type="float" office:value="-4.98022390031565">
                <text:p>-4.98022390031565</text:p>
              </table:table-cell>
              <table:table-cell office:value-type="float" office:value="-4.98222427541371">
                <text:p>-4.982224275413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5">
                <text:p>-5</text:p>
              </table:table-cell>
              <table:table-cell office:value-type="float" office:value="-4.98283852721722">
                <text:p>-4.98283852721722</text:p>
              </table:table-cell>
              <table:table-cell office:value-type="float" office:value="-4.98492917214639">
                <text:p>-4.984929172146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4.98513872340821">
                <text:p>-4.98513872340821</text:p>
              </table:table-cell>
              <table:table-cell office:value-type="float" office:value="-4.98728118724255">
                <text:p>-4.98728118724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3">
                <text:p>3</text:p>
              </table:table-cell>
              <table:table-cell office:value-type="float" office:value="-4.98712801410805">
                <text:p>-4.98712801410805</text:p>
              </table:table-cell>
              <table:table-cell office:value-type="float" office:value="-2.16212526715959">
                <text:p>-2.16212526715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  <table:table-cell office:value-type="float" office:value="4.61115548609172">
                <text:p>4.61115548609172</text:p>
              </table:table-cell>
              <table:table-cell office:value-type="float" office:value="2.0366475231838">
                <text:p>2.0366475231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3">
                <text:p>3</text:p>
              </table:table-cell>
              <table:table-cell office:value-type="float" office:value="3.96966554697339">
                <text:p>3.96966554697339</text:p>
              </table:table-cell>
              <table:table-cell office:value-type="float" office:value="2.70504600967934">
                <text:p>2.705046009679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3">
                <text:p>3</text:p>
              </table:table-cell>
              <table:table-cell office:value-type="float" office:value="1.98437372536243">
                <text:p>1.98437372536243</text:p>
              </table:table-cell>
              <table:table-cell office:value-type="float" office:value="2.45354559221961">
                <text:p>2.453545592219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3">
                <text:p>3</text:p>
              </table:table-cell>
              <table:table-cell office:value-type="float" office:value="2.7128553324358">
                <text:p>2.7128553324358</text:p>
              </table:table-cell>
              <table:table-cell office:value-type="float" office:value="2.71329317933508">
                <text:p>2.71329317933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3">
                <text:p>3</text:p>
              </table:table-cell>
              <table:table-cell office:value-type="float" office:value="3.02164630885616">
                <text:p>3.02164630885616</text:p>
              </table:table-cell>
              <table:table-cell office:value-type="float" office:value="2.85159195322625">
                <text:p>2.85159195322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3">
                <text:p>3</text:p>
              </table:table-cell>
              <table:table-cell office:value-type="float" office:value="2.80986253038618">
                <text:p>2.80986253038618</text:p>
              </table:table-cell>
              <table:table-cell office:value-type="float" office:value="2.83097354346459">
                <text:p>2.83097354346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3">
                <text:p>3</text:p>
              </table:table-cell>
              <table:table-cell office:value-type="float" office:value="2.82848858471887">
                <text:p>2.82848858471887</text:p>
              </table:table-cell>
              <table:table-cell office:value-type="float" office:value="2.85176842042048">
                <text:p>2.851768420420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3">
                <text:p>3</text:p>
              </table:table-cell>
              <table:table-cell office:value-type="float" office:value="2.90142241260255">
                <text:p>2.90142241260255</text:p>
              </table:table-cell>
              <table:table-cell office:value-type="float" office:value="2.88528522564279">
                <text:p>2.88528522564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.90282595363877">
                <text:p>2.90282595363877</text:p>
              </table:table-cell>
              <table:table-cell office:value-type="float" office:value="2.89893859336656">
                <text:p>2.89893859336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3">
                <text:p>3</text:p>
              </table:table-cell>
              <table:table-cell office:value-type="float" office:value="2.90739328912703">
                <text:p>2.90739328912703</text:p>
              </table:table-cell>
              <table:table-cell office:value-type="float" office:value="2.91046736170448">
                <text:p>2.910467361704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3">
                <text:p>3</text:p>
              </table:table-cell>
              <table:table-cell office:value-type="float" office:value="2.92472045599673">
                <text:p>2.92472045599673</text:p>
              </table:table-cell>
              <table:table-cell office:value-type="float" office:value="2.92379820720861">
                <text:p>2.923798207208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3">
                <text:p>3</text:p>
              </table:table-cell>
              <table:table-cell office:value-type="float" office:value="2.93539746432579">
                <text:p>2.93539746432579</text:p>
              </table:table-cell>
              <table:table-cell office:value-type="float" office:value="2.93442526251788">
                <text:p>2.93442526251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3">
                <text:p>3</text:p>
              </table:table-cell>
              <table:table-cell office:value-type="float" office:value="2.94271713642088">
                <text:p>2.94271713642088</text:p>
              </table:table-cell>
              <table:table-cell office:value-type="float" office:value="2.94307125741186">
                <text:p>2.94307125741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2.95057437305188">
                <text:p>2.95057437305188</text:p>
              </table:table-cell>
              <table:table-cell office:value-type="float" office:value="2.95091233885373">
                <text:p>2.950912338853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3">
                <text:p>3</text:p>
              </table:table-cell>
              <table:table-cell office:value-type="float" office:value="2.95742411669628">
                <text:p>2.95742411669628</text:p>
              </table:table-cell>
              <table:table-cell office:value-type="float" office:value="2.95773792836666">
                <text:p>2.957737928366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3">
                <text:p>3</text:p>
              </table:table-cell>
              <table:table-cell office:value-type="float" office:value="2.96299789730195">
                <text:p>2.96299789730195</text:p>
              </table:table-cell>
              <table:table-cell office:value-type="float" office:value="2.96356090555152">
                <text:p>2.96356090555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3">
                <text:p>3</text:p>
              </table:table-cell>
              <table:table-cell office:value-type="float" office:value="2.96791361299154">
                <text:p>2.96791361299154</text:p>
              </table:table-cell>
              <table:table-cell office:value-type="float" office:value="2.96862235289896">
                <text:p>2.968622352898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3">
                <text:p>3</text:p>
              </table:table-cell>
              <table:table-cell office:value-type="float" office:value="2.97223299113418">
                <text:p>2.97223299113418</text:p>
              </table:table-cell>
              <table:table-cell office:value-type="float" office:value="2.97302414352339">
                <text:p>2.973024143523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.9759393741409">
                <text:p>2.9759393741409</text:p>
              </table:table-cell>
              <table:table-cell office:value-type="float" office:value="2.97682974436946">
                <text:p>2.976829744369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3">
                <text:p>3</text:p>
              </table:table-cell>
              <table:table-cell office:value-type="float" office:value="2.97914634708285">
                <text:p>2.97914634708285</text:p>
              </table:table-cell>
              <table:table-cell office:value-type="float" office:value="2.98012537004115">
                <text:p>2.98012537004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3">
                <text:p>3</text:p>
              </table:table-cell>
              <table:table-cell office:value-type="float" office:value="2.98193440647655">
                <text:p>2.98193440647655</text:p>
              </table:table-cell>
              <table:table-cell office:value-type="float" office:value="2.98298309500313">
                <text:p>2.98298309500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3">
                <text:p>3</text:p>
              </table:table-cell>
              <table:table-cell office:value-type="float" office:value="2.98434851871411">
                <text:p>2.98434851871411</text:p>
              </table:table-cell>
              <table:table-cell office:value-type="float" office:value="2.98545884713065">
                <text:p>2.985458847130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3">
                <text:p>3</text:p>
              </table:table-cell>
              <table:table-cell office:value-type="float" office:value="2.98643838064503">
                <text:p>2.98643838064503</text:p>
              </table:table-cell>
              <table:table-cell office:value-type="float" office:value="2.98760342247756">
                <text:p>2.987603422477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3">
                <text:p>3</text:p>
              </table:table-cell>
              <table:table-cell office:value-type="float" office:value="2.98824990968233">
                <text:p>2.98824990968233</text:p>
              </table:table-cell>
              <table:table-cell office:value-type="float" office:value="2.98946171230314">
                <text:p>2.989461712303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3">
                <text:p>3</text:p>
              </table:table-cell>
              <table:table-cell office:value-type="float" office:value="2.98981964955222">
                <text:p>2.98981964955222</text:p>
              </table:table-cell>
              <table:table-cell office:value-type="float" office:value="2.99107183649184">
                <text:p>2.99107183649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3">
                <text:p>3</text:p>
              </table:table-cell>
              <table:table-cell office:value-type="float" office:value="2.99117946586034">
                <text:p>2.99117946586034</text:p>
              </table:table-cell>
              <table:table-cell office:value-type="float" office:value="2.99246682602787">
                <text:p>2.992466826027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3">
                <text:p>3</text:p>
              </table:table-cell>
              <table:table-cell office:value-type="float" office:value="2.99235766145267">
                <text:p>2.99235766145267</text:p>
              </table:table-cell>
              <table:table-cell office:value-type="float" office:value="2.99367547769819">
                <text:p>2.99367547769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3">
                <text:p>3</text:p>
              </table:table-cell>
              <table:table-cell office:value-type="float" office:value="2.99337852678205">
                <text:p>2.99337852678205</text:p>
              </table:table-cell>
              <table:table-cell office:value-type="float" office:value="2.99472269353234">
                <text:p>2.994722693532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99426300924129">
                <text:p>2.99426300924129</text:p>
              </table:table-cell>
              <table:table-cell office:value-type="float" office:value="2.995630020938">
                <text:p>2.9956300209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3">
                <text:p>3</text:p>
              </table:table-cell>
              <table:table-cell office:value-type="float" office:value="2.99502933783531">
                <text:p>2.99502933783531</text:p>
              </table:table-cell>
              <table:table-cell office:value-type="float" office:value="2.99641614771474">
                <text:p>2.996416147714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3">
                <text:p>3</text:p>
              </table:table-cell>
              <table:table-cell office:value-type="float" office:value="2.9956933080576">
                <text:p>2.9956933080576</text:p>
              </table:table-cell>
              <table:table-cell office:value-type="float" office:value="2.99709726694736">
                <text:p>2.99709726694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3">
                <text:p>3</text:p>
              </table:table-cell>
              <table:table-cell office:value-type="float" office:value="2.99626858668282">
                <text:p>2.99626858668282</text:p>
              </table:table-cell>
              <table:table-cell office:value-type="float" office:value="2.99768740396797">
                <text:p>2.997687403967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3">
                <text:p>3</text:p>
              </table:table-cell>
              <table:table-cell office:value-type="float" office:value="2.99676701957675">
                <text:p>2.99676701957675</text:p>
              </table:table-cell>
              <table:table-cell office:value-type="float" office:value="2.99819871153566">
                <text:p>2.99819871153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3">
                <text:p>3</text:p>
              </table:table-cell>
              <table:table-cell office:value-type="float" office:value="2.99719887335757">
                <text:p>2.99719887335757</text:p>
              </table:table-cell>
              <table:table-cell office:value-type="float" office:value="2.99864171992278">
                <text:p>2.998641719922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3">
                <text:p>3</text:p>
              </table:table-cell>
              <table:table-cell office:value-type="float" office:value="2.99757304135111">
                <text:p>2.99757304135111</text:p>
              </table:table-cell>
              <table:table-cell office:value-type="float" office:value="2.99902555235918">
                <text:p>2.99902555235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3">
                <text:p>3</text:p>
              </table:table-cell>
              <table:table-cell office:value-type="float" office:value="2.99789722872601">
                <text:p>2.99789722872601</text:p>
              </table:table-cell>
              <table:table-cell office:value-type="float" office:value="2.99935811333455">
                <text:p>2.99935811333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3">
                <text:p>3</text:p>
              </table:table-cell>
              <table:table-cell office:value-type="float" office:value="2.99817811190712">
                <text:p>2.99817811190712</text:p>
              </table:table-cell>
              <table:table-cell office:value-type="float" office:value="2.9996462515972">
                <text:p>2.99964625159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3">
                <text:p>3</text:p>
              </table:table-cell>
              <table:table-cell office:value-type="float" office:value="2.99842147541449">
                <text:p>2.99842147541449</text:p>
              </table:table-cell>
              <table:table-cell office:value-type="float" office:value="2.99989590104206">
                <text:p>2.99989590104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.9986323309939">
                <text:p>2.9986323309939</text:p>
              </table:table-cell>
              <table:table-cell office:value-type="float" office:value="3.00011220290406">
                <text:p>3.000112202904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3">
                <text:p>3</text:p>
              </table:table-cell>
              <table:table-cell office:value-type="float" office:value="2.99881502097776">
                <text:p>2.99881502097776</text:p>
              </table:table-cell>
              <table:table-cell office:value-type="float" office:value="3.00029961167378">
                <text:p>3.000299611673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3">
                <text:p>3</text:p>
              </table:table-cell>
              <table:table-cell office:value-type="float" office:value="2.99897330766956">
                <text:p>2.99897330766956</text:p>
              </table:table-cell>
              <table:table-cell office:value-type="float" office:value="3.00046198682459">
                <text:p>3.000461986824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3">
                <text:p>3</text:p>
              </table:table-cell>
              <table:table-cell office:value-type="float" office:value="2.99911045080051">
                <text:p>2.99911045080051</text:p>
              </table:table-cell>
              <table:table-cell office:value-type="float" office:value="3.00060267228748">
                <text:p>3.00060267228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3">
                <text:p>3</text:p>
              </table:table-cell>
              <table:table-cell office:value-type="float" office:value="2.99922927467586">
                <text:p>2.99922927467586</text:p>
              </table:table-cell>
              <table:table-cell office:value-type="float" office:value="3.00072456531915">
                <text:p>3.000724565319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3">
                <text:p>3</text:p>
              </table:table-cell>
              <table:table-cell office:value-type="float" office:value="2.99933222633943">
                <text:p>2.99933222633943</text:p>
              </table:table-cell>
              <table:table-cell office:value-type="float" office:value="3.00083017616832">
                <text:p>3.000830176168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3">
                <text:p>3</text:p>
              </table:table-cell>
              <table:table-cell office:value-type="float" office:value="2.99942142596376">
                <text:p>2.99942142596376</text:p>
              </table:table-cell>
              <table:table-cell office:value-type="float" office:value="3.0009216797704">
                <text:p>3.00092167977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3">
                <text:p>3</text:p>
              </table:table-cell>
              <table:table-cell office:value-type="float" office:value="2.99949871051343">
                <text:p>2.99949871051343</text:p>
              </table:table-cell>
              <table:table-cell office:value-type="float" office:value="3.00100096053798">
                <text:p>3.001000960537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3">
                <text:p>3</text:p>
              </table:table-cell>
              <table:table-cell office:value-type="float" office:value="2.99956567157594">
                <text:p>2.99956567157594</text:p>
              </table:table-cell>
              <table:table-cell office:value-type="float" office:value="3.00106965116836">
                <text:p>3.00106965116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3">
                <text:p>3</text:p>
              </table:table-cell>
              <table:table-cell office:value-type="float" office:value="2.99962368813832">
                <text:p>2.99962368813832</text:p>
              </table:table-cell>
              <table:table-cell office:value-type="float" office:value="3.00112916626701">
                <text:p>3.001129166267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99967395498568">
                <text:p>2.99967395498568</text:p>
              </table:table-cell>
              <table:table-cell office:value-type="float" office:value="3.00118073147971">
                <text:p>3.001180731479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3">
                <text:p>3</text:p>
              </table:table-cell>
              <table:table-cell office:value-type="float" office:value="2.99971750730659">
                <text:p>2.99971750730659</text:p>
              </table:table-cell>
              <table:table-cell office:value-type="float" office:value="3.00122540873341">
                <text:p>3.001225408733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3">
                <text:p>3</text:p>
              </table:table-cell>
              <table:table-cell office:value-type="float" office:value="2.99975524201162">
                <text:p>2.99975524201162</text:p>
              </table:table-cell>
              <table:table-cell office:value-type="float" office:value="3.00126411810536">
                <text:p>3.001264118105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3">
                <text:p>3</text:p>
              </table:table-cell>
              <table:table-cell office:value-type="float" office:value="2.99978793620411">
                <text:p>2.99978793620411</text:p>
              </table:table-cell>
              <table:table-cell office:value-type="float" office:value="3.00129765677107">
                <text:p>3.00129765677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3">
                <text:p>3</text:p>
              </table:table-cell>
              <table:table-cell office:value-type="float" office:value="2.99981626318378">
                <text:p>2.99981626318378</text:p>
              </table:table-cell>
              <table:table-cell office:value-type="float" office:value="3.00132671542123">
                <text:p>3.001326715421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3">
                <text:p>3</text:p>
              </table:table-cell>
              <table:table-cell office:value-type="float" office:value="2.99984080631259">
                <text:p>2.99984080631259</text:p>
              </table:table-cell>
              <table:table-cell office:value-type="float" office:value="3.00135189248572">
                <text:p>3.001351892485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3">
                <text:p>3</text:p>
              </table:table-cell>
              <table:table-cell office:value-type="float" office:value="2.99986207102838">
                <text:p>2.99986207102838</text:p>
              </table:table-cell>
              <table:table-cell office:value-type="float" office:value="3.00137370645756">
                <text:p>3.00137370645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3">
                <text:p>3</text:p>
              </table:table-cell>
              <table:table-cell office:value-type="float" office:value="2.99988049525378">
                <text:p>2.99988049525378</text:p>
              </table:table-cell>
              <table:table-cell office:value-type="float" office:value="3.00139260657069">
                <text:p>3.001392606570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3">
                <text:p>3</text:p>
              </table:table-cell>
              <table:table-cell office:value-type="float" office:value="2.99989645841479">
                <text:p>2.99989645841479</text:p>
              </table:table-cell>
              <table:table-cell office:value-type="float" office:value="3.00140898205147">
                <text:p>3.001408982051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3">
                <text:p>3</text:p>
              </table:table-cell>
              <table:table-cell office:value-type="float" office:value="2.99991028925455">
                <text:p>2.99991028925455</text:p>
              </table:table-cell>
              <table:table-cell office:value-type="float" office:value="3.0014231701343">
                <text:p>3.00142317013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.99992227260349">
                <text:p>2.99992227260349</text:p>
              </table:table-cell>
              <table:table-cell office:value-type="float" office:value="3.00143546300663">
                <text:p>3.001435463006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3">
                <text:p>3</text:p>
              </table:table-cell>
              <table:table-cell office:value-type="float" office:value="2.99993265524505">
                <text:p>2.99993265524505</text:p>
              </table:table-cell>
              <table:table-cell office:value-type="float" office:value="3.00144611382618">
                <text:p>3.00144611382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3">
                <text:p>3</text:p>
              </table:table-cell>
              <table:table-cell office:value-type="float" office:value="2.99994165099794">
                <text:p>2.99994165099794</text:p>
              </table:table-cell>
              <table:table-cell office:value-type="float" office:value="3.00145534193448">
                <text:p>3.00145534193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3">
                <text:p>3</text:p>
              </table:table-cell>
              <table:table-cell office:value-type="float" office:value="2.99994944511946">
                <text:p>2.99994944511946</text:p>
              </table:table-cell>
              <table:table-cell office:value-type="float" office:value="3.00146333737392">
                <text:p>3.001463337373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3">
                <text:p>3</text:p>
              </table:table-cell>
              <table:table-cell office:value-type="float" office:value="2.99995619812069">
                <text:p>2.99995619812069</text:p>
              </table:table-cell>
              <table:table-cell office:value-type="float" office:value="3.0014702648015">
                <text:p>3.0014702648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3">
                <text:p>3</text:p>
              </table:table-cell>
              <table:table-cell office:value-type="float" office:value="2.999962049072">
                <text:p>2.999962049072</text:p>
              </table:table-cell>
              <table:table-cell office:value-type="float" office:value="3.00147626687971">
                <text:p>3.001476266879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2.99996711846709">
                <text:p>2.99996711846709</text:p>
              </table:table-cell>
              <table:table-cell office:value-type="float" office:value="3.00148146721452">
                <text:p>3.001481467214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3">
                <text:p>3</text:p>
              </table:table-cell>
              <table:table-cell office:value-type="float" office:value="2.99997151070439">
                <text:p>2.99997151070439</text:p>
              </table:table-cell>
              <table:table-cell office:value-type="float" office:value="3.00148597290092">
                <text:p>3.00148597290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3">
                <text:p>3</text:p>
              </table:table-cell>
              <table:table-cell office:value-type="float" office:value="2.99997531623704">
                <text:p>2.99997531623704</text:p>
              </table:table-cell>
              <table:table-cell office:value-type="float" office:value="3.0014898767284">
                <text:p>3.00148987672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3">
                <text:p>3</text:p>
              </table:table-cell>
              <table:table-cell office:value-type="float" office:value="2.99997861343564">
                <text:p>2.99997861343564</text:p>
              </table:table-cell>
              <table:table-cell office:value-type="float" office:value="3.00149325909186">
                <text:p>3.001493259091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.99998147020226">
                <text:p>2.99998147020226</text:p>
              </table:table-cell>
              <table:table-cell office:value-type="float" office:value="3.00149618964721">
                <text:p>3.001496189647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3">
                <text:p>3</text:p>
              </table:table-cell>
              <table:table-cell office:value-type="float" office:value="2.99998394536876">
                <text:p>2.99998394536876</text:p>
              </table:table-cell>
              <table:table-cell office:value-type="float" office:value="3.00149872874592">
                <text:p>3.00149872874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3">
                <text:p>3</text:p>
              </table:table-cell>
              <table:table-cell office:value-type="float" office:value="2.99998608990839">
                <text:p>2.99998608990839</text:p>
              </table:table-cell>
              <table:table-cell office:value-type="float" office:value="3.00150092867783">
                <text:p>3.001500928677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3">
                <text:p>3</text:p>
              </table:table-cell>
              <table:table-cell office:value-type="float" office:value="2.99998794798548">
                <text:p>2.99998794798548</text:p>
              </table:table-cell>
              <table:table-cell office:value-type="float" office:value="3.00150283474805">
                <text:p>3.00150283474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3">
                <text:p>3</text:p>
              </table:table-cell>
              <table:table-cell office:value-type="float" office:value="2.99998955786504">
                <text:p>2.99998955786504</text:p>
              </table:table-cell>
              <table:table-cell office:value-type="float" office:value="3.00150448620992">
                <text:p>3.001504486209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3">
                <text:p>3</text:p>
              </table:table-cell>
              <table:table-cell office:value-type="float" office:value="2.9999909527007">
                <text:p>2.9999909527007</text:p>
              </table:table-cell>
              <table:table-cell office:value-type="float" office:value="3.00150591707343">
                <text:p>3.001505917073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3">
                <text:p>3</text:p>
              </table:table-cell>
              <table:table-cell office:value-type="float" office:value="2.99999216121752">
                <text:p>2.99999216121752</text:p>
              </table:table-cell>
              <table:table-cell office:value-type="float" office:value="3.00150715680558">
                <text:p>3.001507156805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3">
                <text:p>3</text:p>
              </table:table-cell>
              <table:table-cell office:value-type="float" office:value="2.99999320830352">
                <text:p>2.99999320830352</text:p>
              </table:table-cell>
              <table:table-cell office:value-type="float" office:value="3.00150823093724">
                <text:p>3.001508230937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3">
                <text:p>3</text:p>
              </table:table-cell>
              <table:table-cell office:value-type="float" office:value="2.99999411552225">
                <text:p>2.99999411552225</text:p>
              </table:table-cell>
              <table:table-cell office:value-type="float" office:value="3.00150916158894">
                <text:p>3.001509161588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3">
                <text:p>3</text:p>
              </table:table-cell>
              <table:table-cell office:value-type="float" office:value="2.99999490155685">
                <text:p>2.99999490155685</text:p>
              </table:table-cell>
              <table:table-cell office:value-type="float" office:value="3.00150996792639">
                <text:p>3.001509967926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99999558259482">
                <text:p>2.99999558259482</text:p>
              </table:table-cell>
              <table:table-cell office:value-type="float" office:value="3.00151066655519">
                <text:p>3.001510666555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3">
                <text:p>3</text:p>
              </table:table-cell>
              <table:table-cell office:value-type="float" office:value="2.99999617266134">
                <text:p>2.99999617266134</text:p>
              </table:table-cell>
              <table:table-cell office:value-type="float" office:value="3.00151127186281">
                <text:p>3.001511271862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3">
                <text:p>3</text:p>
              </table:table-cell>
              <table:table-cell office:value-type="float" office:value="2.99999668390818">
                <text:p>2.99999668390818</text:p>
              </table:table-cell>
              <table:table-cell office:value-type="float" office:value="3.00151179631488">
                <text:p>3.00151179631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3">
                <text:p>3</text:p>
              </table:table-cell>
              <table:table-cell office:value-type="float" office:value="2.99999712686387">
                <text:p>2.99999712686387</text:p>
              </table:table-cell>
              <table:table-cell office:value-type="float" office:value="3.00151225071187">
                <text:p>3.001512250711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3">
                <text:p>3</text:p>
              </table:table-cell>
              <table:table-cell office:value-type="float" office:value="2.99999751065059">
                <text:p>2.99999751065059</text:p>
              </table:table-cell>
              <table:table-cell office:value-type="float" office:value="3.0015126444116">
                <text:p>3.00151264441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2.99999784317199">
                <text:p>2.99999784317199</text:p>
              </table:table-cell>
              <table:table-cell office:value-type="float" office:value="3.00151298552184">
                <text:p>3.001512985521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3">
                <text:p>3</text:p>
              </table:table-cell>
              <table:table-cell office:value-type="float" office:value="2.99999813127597">
                <text:p>2.99999813127597</text:p>
              </table:table-cell>
              <table:table-cell office:value-type="float" office:value="3.00151328106739">
                <text:p>3.00151328106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3">
                <text:p>3</text:p>
              </table:table-cell>
              <table:table-cell office:value-type="float" office:value="2.9999983808957">
                <text:p>2.9999983808957</text:p>
              </table:table-cell>
              <table:table-cell office:value-type="float" office:value="3.00151353713466">
                <text:p>3.001513537134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3">
                <text:p>3</text:p>
              </table:table-cell>
              <table:table-cell office:value-type="float" office:value="2.99999859717182">
                <text:p>2.99999859717182</text:p>
              </table:table-cell>
              <table:table-cell office:value-type="float" office:value="3.00151375899708">
                <text:p>3.001513758997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3">
                <text:p>3</text:p>
              </table:table-cell>
              <table:table-cell office:value-type="float" office:value="2.99999878455828">
                <text:p>2.99999878455828</text:p>
              </table:table-cell>
              <table:table-cell office:value-type="float" office:value="3.00151395122363">
                <text:p>3.001513951223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.99999894691411">
                <text:p>2.99999894691411</text:p>
              </table:table-cell>
              <table:table-cell office:value-type="float" office:value="3.00151411777302">
                <text:p>3.001514117773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3">
                <text:p>3</text:p>
              </table:table-cell>
              <table:table-cell office:value-type="float" office:value="2.99999908758283">
                <text:p>2.99999908758283</text:p>
              </table:table-cell>
              <table:table-cell office:value-type="float" office:value="3.00151426207514">
                <text:p>3.001514262075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3">
                <text:p>3</text:p>
              </table:table-cell>
              <table:table-cell office:value-type="float" office:value="2.99999920946135">
                <text:p>2.99999920946135</text:p>
              </table:table-cell>
              <table:table-cell office:value-type="float" office:value="3.00151438710172">
                <text:p>3.001514387101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3">
                <text:p>3</text:p>
              </table:table-cell>
              <table:table-cell office:value-type="float" office:value="2.99999931505963">
                <text:p>2.99999931505963</text:p>
              </table:table-cell>
              <table:table-cell office:value-type="float" office:value="3.00151449542755">
                <text:p>3.001514495427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3">
                <text:p>3</text:p>
              </table:table-cell>
              <table:table-cell office:value-type="float" office:value="2.99999940655235">
                <text:p>2.99999940655235</text:p>
              </table:table-cell>
              <table:table-cell office:value-type="float" office:value="3.00151458928347">
                <text:p>3.001514589283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